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3016in" svg:height="3.5469in" svg:x="5.0028in" svg:y="0.4421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 Sheet1.B709:Sheet1.B809 Sheet1.C709:Sheet1.C809 Sheet1.B810:Sheet1.B910 Sheet1.C810:Sheet1.C910 Sheet1.B911:Sheet1.B1011 Sheet1.C911:Sheet1.C1011 Sheet1.B1012:Sheet1.B1112 Sheet1.C1012:Sheet1.C1112 Sheet1.B1113:Sheet1.B1213 Sheet1.C1113:Sheet1.C1213 Sheet1.B1214:Sheet1.B1314 Sheet1.C1214:Sheet1.C1314 Sheet1.B1315:Sheet1.B1415 Sheet1.C1315:Sheet1.C1415 Sheet1.B1416:Sheet1.B15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69in" svg:x="4.872in" svg:y="4.3165in">
            <draw:object draw:notify-on-update-of-ranges="Sheet1.B2:Sheet1.B102 Sheet1.D2:Sheet1.D102 Sheet1.B103:Sheet1.B203 Sheet1.D103:Sheet1.D203 Sheet1.B204:Sheet1.B304 Sheet1.D204:Sheet1.D304 Sheet1.B305:Sheet1.B405 Sheet1.D305:Sheet1.D405 Sheet1.B406:Sheet1.B506 Sheet1.D406:Sheet1.D506 Sheet1.B507:Sheet1.B607 Sheet1.D507:Sheet1.D607 Sheet1.B608:Sheet1.B708 Sheet1.D608:Sheet1.D708 Sheet1.B709:Sheet1.B809 Sheet1.D709:Sheet1.D809 Sheet1.B810:Sheet1.B910 Sheet1.D810:Sheet1.D910 Sheet1.B911:Sheet1.B1011 Sheet1.D911:Sheet1.D1011 Sheet1.B1012:Sheet1.B1112 Sheet1.D1012:Sheet1.D1112 Sheet1.B1113:Sheet1.B1213 Sheet1.D1113:Sheet1.D1213 Sheet1.B1214:Sheet1.B1314 Sheet1.D1214:Sheet1.D1314 Sheet1.B1315:Sheet1.B1415 Sheet1.D1315:Sheet1.D1415 Sheet1.B1416:Sheet1.B15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461313">
            <text:p>0.0461313</text:p>
          </table:table-cell>
          <table:table-cell office:value-type="float" office:value="0.0000000146479">
            <text:p>1.46479E-008</text:p>
          </table:table-cell>
          <table:table-cell office:value-type="float" office:value="10987.7">
            <text:p>10987.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569086">
            <text:p>0.0569086</text:p>
          </table:table-cell>
          <table:table-cell office:value-type="float" office:value="0.0000000191897">
            <text:p>1.91897E-008</text:p>
          </table:table-cell>
          <table:table-cell office:value-type="float" office:value="8386.87">
            <text:p>8386.8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67686">
            <text:p>0.067686</text:p>
          </table:table-cell>
          <table:table-cell office:value-type="float" office:value="0.0000000251394">
            <text:p>2.51394E-008</text:p>
          </table:table-cell>
          <table:table-cell office:value-type="float" office:value="6401.72">
            <text:p>6401.7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784634">
            <text:p>0.0784634</text:p>
          </table:table-cell>
          <table:table-cell office:value-type="float" office:value="0.0000000329332">
            <text:p>3.29332E-008</text:p>
          </table:table-cell>
          <table:table-cell office:value-type="float" office:value="4886.48">
            <text:p>4886.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892408">
            <text:p>0.0892408</text:p>
          </table:table-cell>
          <table:table-cell office:value-type="float" office:value="0.0000000431422">
            <text:p>4.31422E-008</text:p>
          </table:table-cell>
          <table:table-cell office:value-type="float" office:value="3729.92">
            <text:p>3729.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00018">
            <text:p>0.100018</text:p>
          </table:table-cell>
          <table:table-cell office:value-type="float" office:value="0.0000000565143">
            <text:p>5.65143E-008</text:p>
          </table:table-cell>
          <table:table-cell office:value-type="float" office:value="2847.14">
            <text:p>2847.1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10796">
            <text:p>0.110796</text:p>
          </table:table-cell>
          <table:table-cell office:value-type="float" office:value="0.0000000740279">
            <text:p>0.000000074</text:p>
          </table:table-cell>
          <table:table-cell office:value-type="float" office:value="2173.32">
            <text:p>2173.3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21573">
            <text:p>0.121573</text:p>
          </table:table-cell>
          <table:table-cell office:value-type="float" office:value="0.0000000969638">
            <text:p>0.000000097</text:p>
          </table:table-cell>
          <table:table-cell office:value-type="float" office:value="1659">
            <text:p>165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3235">
            <text:p>0.13235</text:p>
          </table:table-cell>
          <table:table-cell office:value-type="float" office:value="0.000000126997">
            <text:p>0.000000127</text:p>
          </table:table-cell>
          <table:table-cell office:value-type="float" office:value="1266.43">
            <text:p>1266.4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43128">
            <text:p>0.143128</text:p>
          </table:table-cell>
          <table:table-cell office:value-type="float" office:value="0.000000166317">
            <text:p>1.66317E-007</text:p>
          </table:table-cell>
          <table:table-cell office:value-type="float" office:value="966.791">
            <text:p>966.79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53905">
            <text:p>0.153905</text:p>
          </table:table-cell>
          <table:table-cell office:value-type="float" office:value="0.000000217785">
            <text:p>2.17785E-007</text:p>
          </table:table-cell>
          <table:table-cell office:value-type="float" office:value="738.078">
            <text:p>738.07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64682">
            <text:p>0.164682</text:p>
          </table:table-cell>
          <table:table-cell office:value-type="float" office:value="0.000000285136">
            <text:p>2.85136E-007</text:p>
          </table:table-cell>
          <table:table-cell office:value-type="float" office:value="563.504">
            <text:p>563.5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7546">
            <text:p>0.17546</text:p>
          </table:table-cell>
          <table:table-cell office:value-type="float" office:value="0.000000373237">
            <text:p>3.73237E-007</text:p>
          </table:table-cell>
          <table:table-cell office:value-type="float" office:value="430.255">
            <text:p>430.2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86237">
            <text:p>0.186237</text:p>
          </table:table-cell>
          <table:table-cell office:value-type="float" office:value="0.000000488429">
            <text:p>4.88429E-007</text:p>
          </table:table-cell>
          <table:table-cell office:value-type="float" office:value="328.547">
            <text:p>328.54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97015">
            <text:p>0.197015</text:p>
          </table:table-cell>
          <table:table-cell office:value-type="float" office:value="0.000000638946">
            <text:p>6.38946E-007</text:p>
          </table:table-cell>
          <table:table-cell office:value-type="float" office:value="250.915">
            <text:p>250.91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07792">
            <text:p>0.207792</text:p>
          </table:table-cell>
          <table:table-cell office:value-type="float" office:value="0.000000835464">
            <text:p>8.35464E-007</text:p>
          </table:table-cell>
          <table:table-cell office:value-type="float" office:value="191.66">
            <text:p>191.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18569">
            <text:p>0.218569</text:p>
          </table:table-cell>
          <table:table-cell office:value-type="float" office:value="0.00000109177">
            <text:p>1.09177E-006</text:p>
          </table:table-cell>
          <table:table-cell office:value-type="float" office:value="146.431">
            <text:p>146.4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29347">
            <text:p>0.229347</text:p>
          </table:table-cell>
          <table:table-cell office:value-type="float" office:value="0.00000142558">
            <text:p>1.42558E-006</text:p>
          </table:table-cell>
          <table:table-cell office:value-type="float" office:value="111.909">
            <text:p>111.9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40124">
            <text:p>0.240124</text:p>
          </table:table-cell>
          <table:table-cell office:value-type="float" office:value="0.00000185957">
            <text:p>1.85957E-006</text:p>
          </table:table-cell>
          <table:table-cell office:value-type="float" office:value="85.558">
            <text:p>85.55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50901">
            <text:p>0.250901</text:p>
          </table:table-cell>
          <table:table-cell office:value-type="float" office:value="0.00000242246">
            <text:p>2.42246E-006</text:p>
          </table:table-cell>
          <table:table-cell office:value-type="float" office:value="65.445">
            <text:p>65.4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61679">
            <text:p>0.261679</text:p>
          </table:table-cell>
          <table:table-cell office:value-type="float" office:value="0.00000315034">
            <text:p>3.15034E-006</text:p>
          </table:table-cell>
          <table:table-cell office:value-type="float" office:value="50.093">
            <text:p>50.09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72456">
            <text:p>0.272456</text:p>
          </table:table-cell>
          <table:table-cell office:value-type="float" office:value="0.00000408787">
            <text:p>4.08787E-006</text:p>
          </table:table-cell>
          <table:table-cell office:value-type="float" office:value="38.3751">
            <text:p>38.375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83234">
            <text:p>0.283234</text:p>
          </table:table-cell>
          <table:table-cell office:value-type="float" office:value="0.00000528936">
            <text:p>5.28936E-006</text:p>
          </table:table-cell>
          <table:table-cell office:value-type="float" office:value="29.4309">
            <text:p>29.43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94011">
            <text:p>0.294011</text:p>
          </table:table-cell>
          <table:table-cell office:value-type="float" office:value="0.0000068192">
            <text:p>6.8192E-006</text:p>
          </table:table-cell>
          <table:table-cell office:value-type="float" office:value="22.604">
            <text:p>22.6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04788">
            <text:p>0.304788</text:p>
          </table:table-cell>
          <table:table-cell office:value-type="float" office:value="0.00000875113">
            <text:p>8.75113E-006</text:p>
          </table:table-cell>
          <table:table-cell office:value-type="float" office:value="17.3931">
            <text:p>17.39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15566">
            <text:p>0.315566</text:p>
          </table:table-cell>
          <table:table-cell office:value-type="float" office:value="0.0000111656">
            <text:p>1.11656E-005</text:p>
          </table:table-cell>
          <table:table-cell office:value-type="float" office:value="13.4157">
            <text:p>13.41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26343">
            <text:p>0.326343</text:p>
          </table:table-cell>
          <table:table-cell office:value-type="float" office:value="0.0000141444">
            <text:p>1.41444E-005</text:p>
          </table:table-cell>
          <table:table-cell office:value-type="float" office:value="10.3798">
            <text:p>10.37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3712">
            <text:p>0.33712</text:p>
          </table:table-cell>
          <table:table-cell office:value-type="float" office:value="0.0000177611">
            <text:p>1.77611E-005</text:p>
          </table:table-cell>
          <table:table-cell office:value-type="float" office:value="8.06252">
            <text:p>8.0625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7898">
            <text:p>0.347898</text:p>
          </table:table-cell>
          <table:table-cell office:value-type="float" office:value="0.0000220682">
            <text:p>2.20682E-005</text:p>
          </table:table-cell>
          <table:table-cell office:value-type="float" office:value="6.29378">
            <text:p>6.2937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58675">
            <text:p>0.358675</text:p>
          </table:table-cell>
          <table:table-cell office:value-type="float" office:value="0.0000270807">
            <text:p>2.70807E-005</text:p>
          </table:table-cell>
          <table:table-cell office:value-type="float" office:value="4.94373">
            <text:p>4.9437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69453">
            <text:p>0.369453</text:p>
          </table:table-cell>
          <table:table-cell office:value-type="float" office:value="0.0000327604">
            <text:p>3.27604E-005</text:p>
          </table:table-cell>
          <table:table-cell office:value-type="float" office:value="3.91326">
            <text:p>3.913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8023">
            <text:p>0.38023</text:p>
          </table:table-cell>
          <table:table-cell office:value-type="float" office:value="0.0000390045">
            <text:p>3.90045E-005</text:p>
          </table:table-cell>
          <table:table-cell office:value-type="float" office:value="3.12671">
            <text:p>3.1267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91007">
            <text:p>0.391007</text:p>
          </table:table-cell>
          <table:table-cell office:value-type="float" office:value="0.000045645">
            <text:p>0.000045645</text:p>
          </table:table-cell>
          <table:table-cell office:value-type="float" office:value="2.52635">
            <text:p>2.526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01785">
            <text:p>0.401785</text:p>
          </table:table-cell>
          <table:table-cell office:value-type="float" office:value="0.0000524625">
            <text:p>5.24625E-005</text:p>
          </table:table-cell>
          <table:table-cell office:value-type="float" office:value="2.0681">
            <text:p>2.068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12562">
            <text:p>0.412562</text:p>
          </table:table-cell>
          <table:table-cell office:value-type="float" office:value="0.0000592129">
            <text:p>5.92129E-005</text:p>
          </table:table-cell>
          <table:table-cell office:value-type="float" office:value="1.71833">
            <text:p>1.7183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23339">
            <text:p>0.423339</text:p>
          </table:table-cell>
          <table:table-cell office:value-type="float" office:value="0.0000656618">
            <text:p>6.56618E-005</text:p>
          </table:table-cell>
          <table:table-cell office:value-type="float" office:value="1.45135">
            <text:p>1.451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34117">
            <text:p>0.434117</text:p>
          </table:table-cell>
          <table:table-cell office:value-type="float" office:value="0.0000716151">
            <text:p>7.16151E-005</text:p>
          </table:table-cell>
          <table:table-cell office:value-type="float" office:value="1.24757">
            <text:p>1.247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44894">
            <text:p>0.444894</text:p>
          </table:table-cell>
          <table:table-cell office:value-type="float" office:value="0.0000769397">
            <text:p>7.69397E-005</text:p>
          </table:table-cell>
          <table:table-cell office:value-type="float" office:value="1.09203">
            <text:p>1.0920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55672">
            <text:p>0.455672</text:p>
          </table:table-cell>
          <table:table-cell office:value-type="float" office:value="0.0000815687">
            <text:p>8.15687E-005</text:p>
          </table:table-cell>
          <table:table-cell office:value-type="float" office:value="0.973309">
            <text:p>0.9733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66449">
            <text:p>0.466449</text:p>
          </table:table-cell>
          <table:table-cell office:value-type="float" office:value="0.0000854949">
            <text:p>8.54949E-005</text:p>
          </table:table-cell>
          <table:table-cell office:value-type="float" office:value="0.88269">
            <text:p>0.8826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77226">
            <text:p>0.477226</text:p>
          </table:table-cell>
          <table:table-cell office:value-type="float" office:value="0.0000887557">
            <text:p>8.87557E-005</text:p>
          </table:table-cell>
          <table:table-cell office:value-type="float" office:value="0.813521">
            <text:p>0.81352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88004">
            <text:p>0.488004</text:p>
          </table:table-cell>
          <table:table-cell office:value-type="float" office:value="0.000091417">
            <text:p>0.000091417</text:p>
          </table:table-cell>
          <table:table-cell office:value-type="float" office:value="0.760726">
            <text:p>0.7607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98781">
            <text:p>0.498781</text:p>
          </table:table-cell>
          <table:table-cell office:value-type="float" office:value="0.0000935583">
            <text:p>9.35583E-005</text:p>
          </table:table-cell>
          <table:table-cell office:value-type="float" office:value="0.720428">
            <text:p>0.72042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09558">
            <text:p>0.509558</text:p>
          </table:table-cell>
          <table:table-cell office:value-type="float" office:value="0.0000952614">
            <text:p>9.52614E-005</text:p>
          </table:table-cell>
          <table:table-cell office:value-type="float" office:value="0.68967">
            <text:p>0.6896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20336">
            <text:p>0.520336</text:p>
          </table:table-cell>
          <table:table-cell office:value-type="float" office:value="0.0000966037">
            <text:p>9.66037E-005</text:p>
          </table:table-cell>
          <table:table-cell office:value-type="float" office:value="0.666192">
            <text:p>0.6661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31113">
            <text:p>0.531113</text:p>
          </table:table-cell>
          <table:table-cell office:value-type="float" office:value="0.000097654">
            <text:p>0.000097654</text:p>
          </table:table-cell>
          <table:table-cell office:value-type="float" office:value="0.648272">
            <text:p>0.64827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41891">
            <text:p>0.541891</text:p>
          </table:table-cell>
          <table:table-cell office:value-type="float" office:value="0.0000984711">
            <text:p>9.84711E-005</text:p>
          </table:table-cell>
          <table:table-cell office:value-type="float" office:value="0.634595">
            <text:p>0.63459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52668">
            <text:p>0.552668</text:p>
          </table:table-cell>
          <table:table-cell office:value-type="float" office:value="0.000099104">
            <text:p>0.000099104</text:p>
          </table:table-cell>
          <table:table-cell office:value-type="float" office:value="0.624155">
            <text:p>0.6241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63445">
            <text:p>0.563445</text:p>
          </table:table-cell>
          <table:table-cell office:value-type="float" office:value="0.0000995926">
            <text:p>9.95926E-005</text:p>
          </table:table-cell>
          <table:table-cell office:value-type="float" office:value="0.616188">
            <text:p>0.61618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74223">
            <text:p>0.574223</text:p>
          </table:table-cell>
          <table:table-cell office:value-type="float" office:value="0.0000999687">
            <text:p>9.99687E-005</text:p>
          </table:table-cell>
          <table:table-cell office:value-type="float" office:value="0.610107">
            <text:p>0.6101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85">
            <text:p>0.585</text:p>
          </table:table-cell>
          <table:table-cell office:value-type="float" office:value="0.000100258">
            <text:p>0.000100258</text:p>
          </table:table-cell>
          <table:table-cell office:value-type="float" office:value="0.605467">
            <text:p>0.60546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95777">
            <text:p>0.595777</text:p>
          </table:table-cell>
          <table:table-cell office:value-type="float" office:value="0.000100479">
            <text:p>0.000100479</text:p>
          </table:table-cell>
          <table:table-cell office:value-type="float" office:value="0.601926">
            <text:p>0.6019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06555">
            <text:p>0.606555</text:p>
          </table:table-cell>
          <table:table-cell office:value-type="float" office:value="0.000100649">
            <text:p>0.000100649</text:p>
          </table:table-cell>
          <table:table-cell office:value-type="float" office:value="0.599225">
            <text:p>0.59922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17332">
            <text:p>0.617332</text:p>
          </table:table-cell>
          <table:table-cell office:value-type="float" office:value="0.000100779">
            <text:p>0.000100779</text:p>
          </table:table-cell>
          <table:table-cell office:value-type="float" office:value="0.597166">
            <text:p>0.5971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28109">
            <text:p>0.628109</text:p>
          </table:table-cell>
          <table:table-cell office:value-type="float" office:value="0.000100878">
            <text:p>0.000100878</text:p>
          </table:table-cell>
          <table:table-cell office:value-type="float" office:value="0.595597">
            <text:p>0.59559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38887">
            <text:p>0.638887</text:p>
          </table:table-cell>
          <table:table-cell office:value-type="float" office:value="0.000100953">
            <text:p>0.000100953</text:p>
          </table:table-cell>
          <table:table-cell office:value-type="float" office:value="0.594404">
            <text:p>0.5944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49664">
            <text:p>0.649664</text:p>
          </table:table-cell>
          <table:table-cell office:value-type="float" office:value="0.000101011">
            <text:p>0.000101011</text:p>
          </table:table-cell>
          <table:table-cell office:value-type="float" office:value="0.593498">
            <text:p>0.5934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60442">
            <text:p>0.660442</text:p>
          </table:table-cell>
          <table:table-cell office:value-type="float" office:value="0.000101054">
            <text:p>0.000101054</text:p>
          </table:table-cell>
          <table:table-cell office:value-type="float" office:value="0.592814">
            <text:p>0.59281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71219">
            <text:p>0.671219</text:p>
          </table:table-cell>
          <table:table-cell office:value-type="float" office:value="0.000101087">
            <text:p>0.000101087</text:p>
          </table:table-cell>
          <table:table-cell office:value-type="float" office:value="0.5923">
            <text:p>0.592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81996">
            <text:p>0.681996</text:p>
          </table:table-cell>
          <table:table-cell office:value-type="float" office:value="0.000101111">
            <text:p>0.000101111</text:p>
          </table:table-cell>
          <table:table-cell office:value-type="float" office:value="0.59192">
            <text:p>0.591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92774">
            <text:p>0.692774</text:p>
          </table:table-cell>
          <table:table-cell office:value-type="float" office:value="0.000101128">
            <text:p>0.000101128</text:p>
          </table:table-cell>
          <table:table-cell office:value-type="float" office:value="0.591645">
            <text:p>0.5916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03551">
            <text:p>0.703551</text:p>
          </table:table-cell>
          <table:table-cell office:value-type="float" office:value="0.00010114">
            <text:p>0.00010114</text:p>
          </table:table-cell>
          <table:table-cell office:value-type="float" office:value="0.591455">
            <text:p>0.5914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14328">
            <text:p>0.714328</text:p>
          </table:table-cell>
          <table:table-cell office:value-type="float" office:value="0.000101148">
            <text:p>0.000101148</text:p>
          </table:table-cell>
          <table:table-cell office:value-type="float" office:value="0.591336">
            <text:p>0.59133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25106">
            <text:p>0.725106</text:p>
          </table:table-cell>
          <table:table-cell office:value-type="float" office:value="0.000101152">
            <text:p>0.000101152</text:p>
          </table:table-cell>
          <table:table-cell office:value-type="float" office:value="0.59128">
            <text:p>0.5912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35883">
            <text:p>0.735883</text:p>
          </table:table-cell>
          <table:table-cell office:value-type="float" office:value="0.000101151">
            <text:p>0.000101151</text:p>
          </table:table-cell>
          <table:table-cell office:value-type="float" office:value="0.591282">
            <text:p>0.59128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46661">
            <text:p>0.746661</text:p>
          </table:table-cell>
          <table:table-cell office:value-type="float" office:value="0.000101148">
            <text:p>0.000101148</text:p>
          </table:table-cell>
          <table:table-cell office:value-type="float" office:value="0.591342">
            <text:p>0.59134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57438">
            <text:p>0.757438</text:p>
          </table:table-cell>
          <table:table-cell office:value-type="float" office:value="0.00010114">
            <text:p>0.00010114</text:p>
          </table:table-cell>
          <table:table-cell office:value-type="float" office:value="0.591466">
            <text:p>0.5914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68215">
            <text:p>0.768215</text:p>
          </table:table-cell>
          <table:table-cell office:value-type="float" office:value="0.000101127">
            <text:p>0.000101127</text:p>
          </table:table-cell>
          <table:table-cell office:value-type="float" office:value="0.591661">
            <text:p>0.5916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78993">
            <text:p>0.778993</text:p>
          </table:table-cell>
          <table:table-cell office:value-type="float" office:value="0.000101109">
            <text:p>0.000101109</text:p>
          </table:table-cell>
          <table:table-cell office:value-type="float" office:value="0.591944">
            <text:p>0.59194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8977">
            <text:p>0.78977</text:p>
          </table:table-cell>
          <table:table-cell office:value-type="float" office:value="0.000101085">
            <text:p>0.000101085</text:p>
          </table:table-cell>
          <table:table-cell office:value-type="float" office:value="0.592334">
            <text:p>0.59233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00547">
            <text:p>0.800547</text:p>
          </table:table-cell>
          <table:table-cell office:value-type="float" office:value="0.000101051">
            <text:p>0.000101051</text:p>
          </table:table-cell>
          <table:table-cell office:value-type="float" office:value="0.592861">
            <text:p>0.5928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11325">
            <text:p>0.811325</text:p>
          </table:table-cell>
          <table:table-cell office:value-type="float" office:value="0.000101006">
            <text:p>0.000101006</text:p>
          </table:table-cell>
          <table:table-cell office:value-type="float" office:value="0.593565">
            <text:p>0.59356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22102">
            <text:p>0.822102</text:p>
          </table:table-cell>
          <table:table-cell office:value-type="float" office:value="0.000100947">
            <text:p>0.000100947</text:p>
          </table:table-cell>
          <table:table-cell office:value-type="float" office:value="0.594498">
            <text:p>0.5944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3288">
            <text:p>0.83288</text:p>
          </table:table-cell>
          <table:table-cell office:value-type="float" office:value="0.000100869">
            <text:p>0.000100869</text:p>
          </table:table-cell>
          <table:table-cell office:value-type="float" office:value="0.595731">
            <text:p>0.5957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43657">
            <text:p>0.843657</text:p>
          </table:table-cell>
          <table:table-cell office:value-type="float" office:value="0.000100766">
            <text:p>0.000100766</text:p>
          </table:table-cell>
          <table:table-cell office:value-type="float" office:value="0.597361">
            <text:p>0.5973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54434">
            <text:p>0.854434</text:p>
          </table:table-cell>
          <table:table-cell office:value-type="float" office:value="0.000100631">
            <text:p>0.000100631</text:p>
          </table:table-cell>
          <table:table-cell office:value-type="float" office:value="0.599513">
            <text:p>0.59951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65212">
            <text:p>0.865212</text:p>
          </table:table-cell>
          <table:table-cell office:value-type="float" office:value="0.000100452">
            <text:p>0.000100452</text:p>
          </table:table-cell>
          <table:table-cell office:value-type="float" office:value="0.602359">
            <text:p>0.60235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75989">
            <text:p>0.875989</text:p>
          </table:table-cell>
          <table:table-cell office:value-type="float" office:value="0.000100216">
            <text:p>0.000100216</text:p>
          </table:table-cell>
          <table:table-cell office:value-type="float" office:value="0.606131">
            <text:p>0.6061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86766">
            <text:p>0.886766</text:p>
          </table:table-cell>
          <table:table-cell office:value-type="float" office:value="0.0000999042">
            <text:p>9.99042E-005</text:p>
          </table:table-cell>
          <table:table-cell office:value-type="float" office:value="0.611148">
            <text:p>0.6111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97544">
            <text:p>0.897544</text:p>
          </table:table-cell>
          <table:table-cell office:value-type="float" office:value="0.0000994904">
            <text:p>9.94904E-005</text:p>
          </table:table-cell>
          <table:table-cell office:value-type="float" office:value="0.617848">
            <text:p>0.6178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08321">
            <text:p>0.908321</text:p>
          </table:table-cell>
          <table:table-cell office:value-type="float" office:value="0.0000989397">
            <text:p>9.89397E-005</text:p>
          </table:table-cell>
          <table:table-cell office:value-type="float" office:value="0.626853">
            <text:p>0.62685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19099">
            <text:p>0.919099</text:p>
          </table:table-cell>
          <table:table-cell office:value-type="float" office:value="0.0000982031">
            <text:p>9.82031E-005</text:p>
          </table:table-cell>
          <table:table-cell office:value-type="float" office:value="0.639057">
            <text:p>0.6390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29876">
            <text:p>0.929876</text:p>
          </table:table-cell>
          <table:table-cell office:value-type="float" office:value="0.000097211">
            <text:p>0.000097211</text:p>
          </table:table-cell>
          <table:table-cell office:value-type="float" office:value="0.655783">
            <text:p>0.65578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40653">
            <text:p>0.940653</text:p>
          </table:table-cell>
          <table:table-cell office:value-type="float" office:value="0.0000958628">
            <text:p>9.58628E-005</text:p>
          </table:table-cell>
          <table:table-cell office:value-type="float" office:value="0.67907">
            <text:p>0.679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51431">
            <text:p>0.951431</text:p>
          </table:table-cell>
          <table:table-cell office:value-type="float" office:value="0.0000940077">
            <text:p>9.40077E-005</text:p>
          </table:table-cell>
          <table:table-cell office:value-type="float" office:value="0.712204">
            <text:p>0.7122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2208">
            <text:p>0.962208</text:p>
          </table:table-cell>
          <table:table-cell office:value-type="float" office:value="0.000091411">
            <text:p>0.000091411</text:p>
          </table:table-cell>
          <table:table-cell office:value-type="float" office:value="0.760841">
            <text:p>0.76084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72985">
            <text:p>0.972985</text:p>
          </table:table-cell>
          <table:table-cell office:value-type="float" office:value="0.000087688">
            <text:p>0.000087688</text:p>
          </table:table-cell>
          <table:table-cell office:value-type="float" office:value="0.835603">
            <text:p>0.83560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83763">
            <text:p>0.983763</text:p>
          </table:table-cell>
          <table:table-cell office:value-type="float" office:value="0.0000821616">
            <text:p>8.21616E-005</text:p>
          </table:table-cell>
          <table:table-cell office:value-type="float" office:value="0.95907">
            <text:p>0.959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9454">
            <text:p>0.99454</text:p>
          </table:table-cell>
          <table:table-cell office:value-type="float" office:value="0.0000735215">
            <text:p>7.35215E-005</text:p>
          </table:table-cell>
          <table:table-cell office:value-type="float" office:value="1.1893">
            <text:p>1.189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0532">
            <text:p>1.00532</text:p>
          </table:table-cell>
          <table:table-cell office:value-type="float" office:value="0.0000588537">
            <text:p>5.88537E-005</text:p>
          </table:table-cell>
          <table:table-cell office:value-type="float" office:value="1.73492">
            <text:p>1.734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1609">
            <text:p>1.01609</text:p>
          </table:table-cell>
          <table:table-cell office:value-type="float" office:value="0.0000300924">
            <text:p>3.00924E-005</text:p>
          </table:table-cell>
          <table:table-cell office:value-type="float" office:value="4.34887">
            <text:p>4.3488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2687">
            <text:p>1.02687</text:p>
          </table:table-cell>
          <table:table-cell office:value-type="float" office:value="-0.0000464485">
            <text:p>-4.64485E-005</text:p>
          </table:table-cell>
          <table:table-cell office:value-type="float" office:value="-4.46535">
            <text:p>-4.465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3765">
            <text:p>1.03765</text:p>
          </table:table-cell>
          <table:table-cell office:value-type="float" office:value="-0.00072637">
            <text:p>-0.00072637</text:p>
          </table:table-cell>
          <table:table-cell office:value-type="float" office:value="-1.2216">
            <text:p>-1.221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4843">
            <text:p>1.04843</text:p>
          </table:table-cell>
          <table:table-cell office:value-type="float" office:value="0.000430272">
            <text:p>0.000430272</text:p>
          </table:table-cell>
          <table:table-cell office:value-type="float" office:value="-0.62591">
            <text:p>-0.6259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592">
            <text:p>1.0592</text:p>
          </table:table-cell>
          <table:table-cell office:value-type="float" office:value="0.00026042">
            <text:p>0.00026042</text:p>
          </table:table-cell>
          <table:table-cell office:value-type="float" office:value="-0.381919">
            <text:p>-0.38191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6998">
            <text:p>1.06998</text:p>
          </table:table-cell>
          <table:table-cell office:value-type="float" office:value="0.00021542">
            <text:p>0.00021542</text:p>
          </table:table-cell>
          <table:table-cell office:value-type="float" office:value="-0.252808">
            <text:p>-0.25280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8076">
            <text:p>1.08076</text:p>
          </table:table-cell>
          <table:table-cell office:value-type="float" office:value="0.000195153">
            <text:p>0.000195153</text:p>
          </table:table-cell>
          <table:table-cell office:value-type="float" office:value="-0.175208">
            <text:p>-0.17520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9154">
            <text:p>1.09154</text:p>
          </table:table-cell>
          <table:table-cell office:value-type="float" office:value="0.000183946">
            <text:p>0.000183946</text:p>
          </table:table-cell>
          <table:table-cell office:value-type="float" office:value="-0.124957">
            <text:p>-0.1249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0231">
            <text:p>1.10231</text:p>
          </table:table-cell>
          <table:table-cell office:value-type="float" office:value="0.000177041">
            <text:p>0.000177041</text:p>
          </table:table-cell>
          <table:table-cell office:value-type="float" office:value="-0.0908281">
            <text:p>-0.090828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1309">
            <text:p>1.11309</text:p>
          </table:table-cell>
          <table:table-cell office:value-type="float" office:value="0.000172499">
            <text:p>0.000172499</text:p>
          </table:table-cell>
          <table:table-cell office:value-type="float" office:value="-0.0668922">
            <text:p>-0.066892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2387">
            <text:p>1.12387</text:p>
          </table:table-cell>
          <table:table-cell office:value-type="float" office:value="0.000169383">
            <text:p>0.000169383</text:p>
          </table:table-cell>
          <table:table-cell office:value-type="float" office:value="-0.0497245">
            <text:p>-0.04972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445656">
            <text:p>0.0445656</text:p>
          </table:table-cell>
          <table:table-cell office:value-type="float" office:value="0.0000000150331">
            <text:p>0.000000015</text:p>
          </table:table-cell>
          <table:table-cell office:value-type="float" office:value="10652">
            <text:p>1065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53743">
            <text:p>0.0553743</text:p>
          </table:table-cell>
          <table:table-cell office:value-type="float" office:value="0.000000019828">
            <text:p>1.9828E-008</text:p>
          </table:table-cell>
          <table:table-cell office:value-type="float" office:value="8075.82">
            <text:p>8075.8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66183">
            <text:p>0.066183</text:p>
          </table:table-cell>
          <table:table-cell office:value-type="float" office:value="0.0000000261519">
            <text:p>2.61519E-008</text:p>
          </table:table-cell>
          <table:table-cell office:value-type="float" office:value="6122.74">
            <text:p>6122.7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769917">
            <text:p>0.0769917</text:p>
          </table:table-cell>
          <table:table-cell office:value-type="float" office:value="0.0000000344919">
            <text:p>3.44919E-008</text:p>
          </table:table-cell>
          <table:table-cell office:value-type="float" office:value="4642.04">
            <text:p>4642.0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878003">
            <text:p>0.0878003</text:p>
          </table:table-cell>
          <table:table-cell office:value-type="float" office:value="0.0000000454904">
            <text:p>4.54904E-008</text:p>
          </table:table-cell>
          <table:table-cell office:value-type="float" office:value="3519.46">
            <text:p>3519.46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98609">
            <text:p>0.098609</text:p>
          </table:table-cell>
          <table:table-cell office:value-type="float" office:value="0.000000059994">
            <text:p>0.00000006</text:p>
          </table:table-cell>
          <table:table-cell office:value-type="float" office:value="2668.39">
            <text:p>2668.3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09418">
            <text:p>0.109418</text:p>
          </table:table-cell>
          <table:table-cell office:value-type="float" office:value="0.000000079118">
            <text:p>7.9118E-008</text:p>
          </table:table-cell>
          <table:table-cell office:value-type="float" office:value="2023.16">
            <text:p>2023.16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20226">
            <text:p>0.120226</text:p>
          </table:table-cell>
          <table:table-cell office:value-type="float" office:value="0.000000104332">
            <text:p>1.04332E-007</text:p>
          </table:table-cell>
          <table:table-cell office:value-type="float" office:value="1533.98">
            <text:p>1533.9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31035">
            <text:p>0.131035</text:p>
          </table:table-cell>
          <table:table-cell office:value-type="float" office:value="0.00000013757">
            <text:p>1.3757E-007</text:p>
          </table:table-cell>
          <table:table-cell office:value-type="float" office:value="1163.12">
            <text:p>1163.1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41844">
            <text:p>0.141844</text:p>
          </table:table-cell>
          <table:table-cell office:value-type="float" office:value="0.000000181377">
            <text:p>1.81377E-007</text:p>
          </table:table-cell>
          <table:table-cell office:value-type="float" office:value="881.951">
            <text:p>881.95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52652">
            <text:p>0.152652</text:p>
          </table:table-cell>
          <table:table-cell office:value-type="float" office:value="0.000000239101">
            <text:p>2.39101E-007</text:p>
          </table:table-cell>
          <table:table-cell office:value-type="float" office:value="668.788">
            <text:p>668.78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63461">
            <text:p>0.163461</text:p>
          </table:table-cell>
          <table:table-cell office:value-type="float" office:value="0.000000315139">
            <text:p>3.15139E-007</text:p>
          </table:table-cell>
          <table:table-cell office:value-type="float" office:value="507.18">
            <text:p>507.1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7427">
            <text:p>0.17427</text:p>
          </table:table-cell>
          <table:table-cell office:value-type="float" office:value="0.000000415256">
            <text:p>4.15256E-007</text:p>
          </table:table-cell>
          <table:table-cell office:value-type="float" office:value="384.659">
            <text:p>384.65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85079">
            <text:p>0.185079</text:p>
          </table:table-cell>
          <table:table-cell office:value-type="float" office:value="0.000000547005">
            <text:p>0.000000547</text:p>
          </table:table-cell>
          <table:table-cell office:value-type="float" office:value="291.771">
            <text:p>291.77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95887">
            <text:p>0.195887</text:p>
          </table:table-cell>
          <table:table-cell office:value-type="float" office:value="0.000000720252">
            <text:p>7.20252E-007</text:p>
          </table:table-cell>
          <table:table-cell office:value-type="float" office:value="221.349">
            <text:p>221.34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06696">
            <text:p>0.206696</text:p>
          </table:table-cell>
          <table:table-cell office:value-type="float" office:value="0.000000947846">
            <text:p>9.47846E-007</text:p>
          </table:table-cell>
          <table:table-cell office:value-type="float" office:value="167.959">
            <text:p>167.95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17505">
            <text:p>0.217505</text:p>
          </table:table-cell>
          <table:table-cell office:value-type="float" office:value="0.00000124645">
            <text:p>1.24645E-006</text:p>
          </table:table-cell>
          <table:table-cell office:value-type="float" office:value="127.482">
            <text:p>127.48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28313">
            <text:p>0.228313</text:p>
          </table:table-cell>
          <table:table-cell office:value-type="float" office:value="0.00000163758">
            <text:p>1.63758E-006</text:p>
          </table:table-cell>
          <table:table-cell office:value-type="float" office:value="96.7951">
            <text:p>96.795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39122">
            <text:p>0.239122</text:p>
          </table:table-cell>
          <table:table-cell office:value-type="float" office:value="0.00000214877">
            <text:p>2.14877E-006</text:p>
          </table:table-cell>
          <table:table-cell office:value-type="float" office:value="73.5299">
            <text:p>73.529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49931">
            <text:p>0.249931</text:p>
          </table:table-cell>
          <table:table-cell office:value-type="float" office:value="0.00000281495">
            <text:p>0.000002815</text:p>
          </table:table-cell>
          <table:table-cell office:value-type="float" office:value="55.8916">
            <text:p>55.8916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60739">
            <text:p>0.260739</text:p>
          </table:table-cell>
          <table:table-cell office:value-type="float" office:value="0.00000367991">
            <text:p>3.67991E-006</text:p>
          </table:table-cell>
          <table:table-cell office:value-type="float" office:value="42.5194">
            <text:p>42.519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71548">
            <text:p>0.271548</text:p>
          </table:table-cell>
          <table:table-cell office:value-type="float" office:value="0.00000479751">
            <text:p>4.79751E-006</text:p>
          </table:table-cell>
          <table:table-cell office:value-type="float" office:value="32.3814">
            <text:p>32.381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82357">
            <text:p>0.282357</text:p>
          </table:table-cell>
          <table:table-cell office:value-type="float" office:value="0.00000623255">
            <text:p>6.23255E-006</text:p>
          </table:table-cell>
          <table:table-cell office:value-type="float" office:value="24.6953">
            <text:p>24.695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93165">
            <text:p>0.293165</text:p>
          </table:table-cell>
          <table:table-cell office:value-type="float" office:value="0.00000806048">
            <text:p>8.06048E-006</text:p>
          </table:table-cell>
          <table:table-cell office:value-type="float" office:value="18.8682">
            <text:p>18.868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03974">
            <text:p>0.303974</text:p>
          </table:table-cell>
          <table:table-cell office:value-type="float" office:value="0.0000103652">
            <text:p>1.03652E-005</text:p>
          </table:table-cell>
          <table:table-cell office:value-type="float" office:value="14.4504">
            <text:p>14.450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14783">
            <text:p>0.314783</text:p>
          </table:table-cell>
          <table:table-cell office:value-type="float" office:value="0.000013234">
            <text:p>0.000013234</text:p>
          </table:table-cell>
          <table:table-cell office:value-type="float" office:value="11.1012">
            <text:p>11.101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25591">
            <text:p>0.325591</text:p>
          </table:table-cell>
          <table:table-cell office:value-type="float" office:value="0.0000167484">
            <text:p>1.67484E-005</text:p>
          </table:table-cell>
          <table:table-cell office:value-type="float" office:value="8.56195">
            <text:p>8.56195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364">
            <text:p>0.3364</text:p>
          </table:table-cell>
          <table:table-cell office:value-type="float" office:value="0.0000209703">
            <text:p>2.09703E-005</text:p>
          </table:table-cell>
          <table:table-cell office:value-type="float" office:value="6.63687">
            <text:p>6.6368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47209">
            <text:p>0.347209</text:p>
          </table:table-cell>
          <table:table-cell office:value-type="float" office:value="0.0000259248">
            <text:p>2.59248E-005</text:p>
          </table:table-cell>
          <table:table-cell office:value-type="float" office:value="5.17739">
            <text:p>5.1773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58018">
            <text:p>0.358018</text:p>
          </table:table-cell>
          <table:table-cell office:value-type="float" office:value="0.0000315816">
            <text:p>3.15816E-005</text:p>
          </table:table-cell>
          <table:table-cell office:value-type="float" office:value="4.0709">
            <text:p>4.070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68826">
            <text:p>0.368826</text:p>
          </table:table-cell>
          <table:table-cell office:value-type="float" office:value="0.0000378418">
            <text:p>3.78418E-005</text:p>
          </table:table-cell>
          <table:table-cell office:value-type="float" office:value="3.23202">
            <text:p>3.2320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79635">
            <text:p>0.379635</text:p>
          </table:table-cell>
          <table:table-cell office:value-type="float" office:value="0.0000445344">
            <text:p>4.45344E-005</text:p>
          </table:table-cell>
          <table:table-cell office:value-type="float" office:value="2.59604">
            <text:p>2.5960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90444">
            <text:p>0.390444</text:p>
          </table:table-cell>
          <table:table-cell office:value-type="float" office:value="0.0000514302">
            <text:p>5.14302E-005</text:p>
          </table:table-cell>
          <table:table-cell office:value-type="float" office:value="2.11387">
            <text:p>2.1138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01252">
            <text:p>0.401252</text:p>
          </table:table-cell>
          <table:table-cell office:value-type="float" office:value="0.0000582708">
            <text:p>5.82708E-005</text:p>
          </table:table-cell>
          <table:table-cell office:value-type="float" office:value="1.74833">
            <text:p>1.7483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12061">
            <text:p>0.412061</text:p>
          </table:table-cell>
          <table:table-cell office:value-type="float" office:value="0.0000648057">
            <text:p>6.48057E-005</text:p>
          </table:table-cell>
          <table:table-cell office:value-type="float" office:value="1.47119">
            <text:p>1.4711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2287">
            <text:p>0.42287</text:p>
          </table:table-cell>
          <table:table-cell office:value-type="float" office:value="0.0000708277">
            <text:p>7.08277E-005</text:p>
          </table:table-cell>
          <table:table-cell office:value-type="float" office:value="1.26108">
            <text:p>1.2610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33678">
            <text:p>0.433678</text:p>
          </table:table-cell>
          <table:table-cell office:value-type="float" office:value="0.0000761957">
            <text:p>7.61957E-005</text:p>
          </table:table-cell>
          <table:table-cell office:value-type="float" office:value="1.10179">
            <text:p>1.1017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44487">
            <text:p>0.444487</text:p>
          </table:table-cell>
          <table:table-cell office:value-type="float" office:value="0.0000808406">
            <text:p>8.08406E-005</text:p>
          </table:table-cell>
          <table:table-cell office:value-type="float" office:value="0.981025">
            <text:p>0.981025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55296">
            <text:p>0.455296</text:p>
          </table:table-cell>
          <table:table-cell office:value-type="float" office:value="0.0000847579">
            <text:p>8.47579E-005</text:p>
          </table:table-cell>
          <table:table-cell office:value-type="float" office:value="0.889468">
            <text:p>0.88946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66104">
            <text:p>0.466104</text:p>
          </table:table-cell>
          <table:table-cell office:value-type="float" office:value="0.0000879903">
            <text:p>8.79903E-005</text:p>
          </table:table-cell>
          <table:table-cell office:value-type="float" office:value="0.820055">
            <text:p>0.820055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76913">
            <text:p>0.476913</text:p>
          </table:table-cell>
          <table:table-cell office:value-type="float" office:value="0.0000906102">
            <text:p>9.06102E-005</text:p>
          </table:table-cell>
          <table:table-cell office:value-type="float" office:value="0.767431">
            <text:p>0.76743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87722">
            <text:p>0.487722</text:p>
          </table:table-cell>
          <table:table-cell office:value-type="float" office:value="0.0000927028">
            <text:p>9.27028E-005</text:p>
          </table:table-cell>
          <table:table-cell office:value-type="float" office:value="0.727534">
            <text:p>0.72753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9853">
            <text:p>0.49853</text:p>
          </table:table-cell>
          <table:table-cell office:value-type="float" office:value="0.0000943549">
            <text:p>9.43549E-005</text:p>
          </table:table-cell>
          <table:table-cell office:value-type="float" office:value="0.697287">
            <text:p>0.69728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09339">
            <text:p>0.509339</text:p>
          </table:table-cell>
          <table:table-cell office:value-type="float" office:value="0.0000956471">
            <text:p>9.56471E-005</text:p>
          </table:table-cell>
          <table:table-cell office:value-type="float" office:value="0.674355">
            <text:p>0.674355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20148">
            <text:p>0.520148</text:p>
          </table:table-cell>
          <table:table-cell office:value-type="float" office:value="0.0000966507">
            <text:p>9.66507E-005</text:p>
          </table:table-cell>
          <table:table-cell office:value-type="float" office:value="0.65697">
            <text:p>0.6569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30957">
            <text:p>0.530957</text:p>
          </table:table-cell>
          <table:table-cell office:value-type="float" office:value="0.0000974256">
            <text:p>9.74256E-005</text:p>
          </table:table-cell>
          <table:table-cell office:value-type="float" office:value="0.64379">
            <text:p>0.6437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41765">
            <text:p>0.541765</text:p>
          </table:table-cell>
          <table:table-cell office:value-type="float" office:value="0.0000980215">
            <text:p>9.80215E-005</text:p>
          </table:table-cell>
          <table:table-cell office:value-type="float" office:value="0.633798">
            <text:p>0.63379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52574">
            <text:p>0.552574</text:p>
          </table:table-cell>
          <table:table-cell office:value-type="float" office:value="0.0000984781">
            <text:p>9.84781E-005</text:p>
          </table:table-cell>
          <table:table-cell office:value-type="float" office:value="0.626223">
            <text:p>0.62622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63383">
            <text:p>0.563383</text:p>
          </table:table-cell>
          <table:table-cell office:value-type="float" office:value="0.000098827">
            <text:p>0.000098827</text:p>
          </table:table-cell>
          <table:table-cell office:value-type="float" office:value="0.62048">
            <text:p>0.6204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74191">
            <text:p>0.574191</text:p>
          </table:table-cell>
          <table:table-cell office:value-type="float" office:value="0.0000990932">
            <text:p>9.90932E-005</text:p>
          </table:table-cell>
          <table:table-cell office:value-type="float" office:value="0.616127">
            <text:p>0.61612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85">
            <text:p>0.585</text:p>
          </table:table-cell>
          <table:table-cell office:value-type="float" office:value="0.000099296">
            <text:p>0.000099296</text:p>
          </table:table-cell>
          <table:table-cell office:value-type="float" office:value="0.612828">
            <text:p>0.61282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95809">
            <text:p>0.595809</text:p>
          </table:table-cell>
          <table:table-cell office:value-type="float" office:value="0.0000994501">
            <text:p>9.94501E-005</text:p>
          </table:table-cell>
          <table:table-cell office:value-type="float" office:value="0.610327">
            <text:p>0.61032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06617">
            <text:p>0.606617</text:p>
          </table:table-cell>
          <table:table-cell office:value-type="float" office:value="0.0000995673">
            <text:p>9.95673E-005</text:p>
          </table:table-cell>
          <table:table-cell office:value-type="float" office:value="0.608433">
            <text:p>0.60843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17426">
            <text:p>0.617426</text:p>
          </table:table-cell>
          <table:table-cell office:value-type="float" office:value="0.0000996562">
            <text:p>9.96562E-005</text:p>
          </table:table-cell>
          <table:table-cell office:value-type="float" office:value="0.606998">
            <text:p>0.60699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28235">
            <text:p>0.628235</text:p>
          </table:table-cell>
          <table:table-cell office:value-type="float" office:value="0.0000997235">
            <text:p>9.97235E-005</text:p>
          </table:table-cell>
          <table:table-cell office:value-type="float" office:value="0.605913">
            <text:p>0.60591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39043">
            <text:p>0.639043</text:p>
          </table:table-cell>
          <table:table-cell office:value-type="float" office:value="0.0000997744">
            <text:p>9.97744E-005</text:p>
          </table:table-cell>
          <table:table-cell office:value-type="float" office:value="0.605093">
            <text:p>0.60509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49852">
            <text:p>0.649852</text:p>
          </table:table-cell>
          <table:table-cell office:value-type="float" office:value="0.0000998128">
            <text:p>9.98128E-005</text:p>
          </table:table-cell>
          <table:table-cell office:value-type="float" office:value="0.604476">
            <text:p>0.604476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60661">
            <text:p>0.660661</text:p>
          </table:table-cell>
          <table:table-cell office:value-type="float" office:value="0.0000998416">
            <text:p>9.98416E-005</text:p>
          </table:table-cell>
          <table:table-cell office:value-type="float" office:value="0.604013">
            <text:p>0.60401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7147">
            <text:p>0.67147</text:p>
          </table:table-cell>
          <table:table-cell office:value-type="float" office:value="0.0000998631">
            <text:p>9.98631E-005</text:p>
          </table:table-cell>
          <table:table-cell office:value-type="float" office:value="0.603669">
            <text:p>0.60366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82278">
            <text:p>0.682278</text:p>
          </table:table-cell>
          <table:table-cell office:value-type="float" office:value="0.0000998787">
            <text:p>9.98787E-005</text:p>
          </table:table-cell>
          <table:table-cell office:value-type="float" office:value="0.603417">
            <text:p>0.60341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3087">
            <text:p>0.693087</text:p>
          </table:table-cell>
          <table:table-cell office:value-type="float" office:value="0.0000998899">
            <text:p>9.98899E-005</text:p>
          </table:table-cell>
          <table:table-cell office:value-type="float" office:value="0.603238">
            <text:p>0.60323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03896">
            <text:p>0.703896</text:p>
          </table:table-cell>
          <table:table-cell office:value-type="float" office:value="0.0000998973">
            <text:p>9.98973E-005</text:p>
          </table:table-cell>
          <table:table-cell office:value-type="float" office:value="0.603118">
            <text:p>0.60311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14704">
            <text:p>0.714704</text:p>
          </table:table-cell>
          <table:table-cell office:value-type="float" office:value="0.0000999017">
            <text:p>9.99017E-005</text:p>
          </table:table-cell>
          <table:table-cell office:value-type="float" office:value="0.603048">
            <text:p>0.60304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25513">
            <text:p>0.725513</text:p>
          </table:table-cell>
          <table:table-cell office:value-type="float" office:value="0.0000999033">
            <text:p>9.99033E-005</text:p>
          </table:table-cell>
          <table:table-cell office:value-type="float" office:value="0.603023">
            <text:p>0.60302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36322">
            <text:p>0.736322</text:p>
          </table:table-cell>
          <table:table-cell office:value-type="float" office:value="0.0000999022">
            <text:p>9.99022E-005</text:p>
          </table:table-cell>
          <table:table-cell office:value-type="float" office:value="0.60304">
            <text:p>0.6030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4713">
            <text:p>0.74713</text:p>
          </table:table-cell>
          <table:table-cell office:value-type="float" office:value="0.0000998984">
            <text:p>9.98984E-005</text:p>
          </table:table-cell>
          <table:table-cell office:value-type="float" office:value="0.603101">
            <text:p>0.60310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57939">
            <text:p>0.757939</text:p>
          </table:table-cell>
          <table:table-cell office:value-type="float" office:value="0.0000998916">
            <text:p>9.98916E-005</text:p>
          </table:table-cell>
          <table:table-cell office:value-type="float" office:value="0.603211">
            <text:p>0.60321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68748">
            <text:p>0.768748</text:p>
          </table:table-cell>
          <table:table-cell office:value-type="float" office:value="0.0000998812">
            <text:p>9.98812E-005</text:p>
          </table:table-cell>
          <table:table-cell office:value-type="float" office:value="0.603378">
            <text:p>0.60337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79556">
            <text:p>0.779556</text:p>
          </table:table-cell>
          <table:table-cell office:value-type="float" office:value="0.0000998664">
            <text:p>9.98664E-005</text:p>
          </table:table-cell>
          <table:table-cell office:value-type="float" office:value="0.603615">
            <text:p>0.603615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90365">
            <text:p>0.790365</text:p>
          </table:table-cell>
          <table:table-cell office:value-type="float" office:value="0.0000998461">
            <text:p>9.98461E-005</text:p>
          </table:table-cell>
          <table:table-cell office:value-type="float" office:value="0.603941">
            <text:p>0.60394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01174">
            <text:p>0.801174</text:p>
          </table:table-cell>
          <table:table-cell office:value-type="float" office:value="0.0000998188">
            <text:p>9.98188E-005</text:p>
          </table:table-cell>
          <table:table-cell office:value-type="float" office:value="0.60438">
            <text:p>0.6043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11982">
            <text:p>0.811982</text:p>
          </table:table-cell>
          <table:table-cell office:value-type="float" office:value="0.0000997822">
            <text:p>9.97822E-005</text:p>
          </table:table-cell>
          <table:table-cell office:value-type="float" office:value="0.604969">
            <text:p>0.60496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22791">
            <text:p>0.822791</text:p>
          </table:table-cell>
          <table:table-cell office:value-type="float" office:value="0.0000997335">
            <text:p>9.97335E-005</text:p>
          </table:table-cell>
          <table:table-cell office:value-type="float" office:value="0.605752">
            <text:p>0.60575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336">
            <text:p>0.8336</text:p>
          </table:table-cell>
          <table:table-cell office:value-type="float" office:value="0.0000996689">
            <text:p>9.96689E-005</text:p>
          </table:table-cell>
          <table:table-cell office:value-type="float" office:value="0.606793">
            <text:p>0.60679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44409">
            <text:p>0.844409</text:p>
          </table:table-cell>
          <table:table-cell office:value-type="float" office:value="0.0000995833">
            <text:p>9.95833E-005</text:p>
          </table:table-cell>
          <table:table-cell office:value-type="float" office:value="0.608174">
            <text:p>0.60817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55217">
            <text:p>0.855217</text:p>
          </table:table-cell>
          <table:table-cell office:value-type="float" office:value="0.0000994698">
            <text:p>9.94698E-005</text:p>
          </table:table-cell>
          <table:table-cell office:value-type="float" office:value="0.610009">
            <text:p>0.61000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66026">
            <text:p>0.866026</text:p>
          </table:table-cell>
          <table:table-cell office:value-type="float" office:value="0.0000993194">
            <text:p>9.93194E-005</text:p>
          </table:table-cell>
          <table:table-cell office:value-type="float" office:value="0.612447">
            <text:p>0.61244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76835">
            <text:p>0.876835</text:p>
          </table:table-cell>
          <table:table-cell office:value-type="float" office:value="0.0000991198">
            <text:p>9.91198E-005</text:p>
          </table:table-cell>
          <table:table-cell office:value-type="float" office:value="0.615695">
            <text:p>0.615695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87643">
            <text:p>0.887643</text:p>
          </table:table-cell>
          <table:table-cell office:value-type="float" office:value="0.0000988544">
            <text:p>9.88544E-005</text:p>
          </table:table-cell>
          <table:table-cell office:value-type="float" office:value="0.620032">
            <text:p>0.62003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98452">
            <text:p>0.898452</text:p>
          </table:table-cell>
          <table:table-cell office:value-type="float" office:value="0.0000985007">
            <text:p>9.85007E-005</text:p>
          </table:table-cell>
          <table:table-cell office:value-type="float" office:value="0.625849">
            <text:p>0.62584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09261">
            <text:p>0.909261</text:p>
          </table:table-cell>
          <table:table-cell office:value-type="float" office:value="0.0000980279">
            <text:p>9.80279E-005</text:p>
          </table:table-cell>
          <table:table-cell office:value-type="float" office:value="0.633692">
            <text:p>0.63369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20069">
            <text:p>0.920069</text:p>
          </table:table-cell>
          <table:table-cell office:value-type="float" office:value="0.0000973929">
            <text:p>9.73929E-005</text:p>
          </table:table-cell>
          <table:table-cell office:value-type="float" office:value="0.644342">
            <text:p>0.64434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30878">
            <text:p>0.930878</text:p>
          </table:table-cell>
          <table:table-cell office:value-type="float" office:value="0.0000965353">
            <text:p>9.65353E-005</text:p>
          </table:table-cell>
          <table:table-cell office:value-type="float" office:value="0.65895">
            <text:p>0.65895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41687">
            <text:p>0.941687</text:p>
          </table:table-cell>
          <table:table-cell office:value-type="float" office:value="0.0000953676">
            <text:p>9.53676E-005</text:p>
          </table:table-cell>
          <table:table-cell office:value-type="float" office:value="0.679263">
            <text:p>0.67926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52495">
            <text:p>0.952495</text:p>
          </table:table-cell>
          <table:table-cell office:value-type="float" office:value="0.0000937601">
            <text:p>9.37601E-005</text:p>
          </table:table-cell>
          <table:table-cell office:value-type="float" office:value="0.708053">
            <text:p>0.70805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63304">
            <text:p>0.963304</text:p>
          </table:table-cell>
          <table:table-cell office:value-type="float" office:value="0.0000915137">
            <text:p>9.15137E-005</text:p>
          </table:table-cell>
          <table:table-cell office:value-type="float" office:value="0.749981">
            <text:p>0.74998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74113">
            <text:p>0.974113</text:p>
          </table:table-cell>
          <table:table-cell office:value-type="float" office:value="0.0000883072">
            <text:p>8.83072E-005</text:p>
          </table:table-cell>
          <table:table-cell office:value-type="float" office:value="0.813524">
            <text:p>0.81352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84921">
            <text:p>0.984921</text:p>
          </table:table-cell>
          <table:table-cell office:value-type="float" office:value="0.0000835895">
            <text:p>8.35895E-005</text:p>
          </table:table-cell>
          <table:table-cell office:value-type="float" office:value="0.915877">
            <text:p>0.91587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9573">
            <text:p>0.99573</text:p>
          </table:table-cell>
          <table:table-cell office:value-type="float" office:value="0.0000763293">
            <text:p>7.63293E-005</text:p>
          </table:table-cell>
          <table:table-cell office:value-type="float" office:value="1.09811">
            <text:p>1.0981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0654">
            <text:p>1.00654</text:p>
          </table:table-cell>
          <table:table-cell office:value-type="float" office:value="0.0000643456">
            <text:p>6.43456E-005</text:p>
          </table:table-cell>
          <table:table-cell office:value-type="float" office:value="1.48886">
            <text:p>1.48886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1735">
            <text:p>1.01735</text:p>
          </table:table-cell>
          <table:table-cell office:value-type="float" office:value="0.0000420802">
            <text:p>4.20802E-005</text:p>
          </table:table-cell>
          <table:table-cell office:value-type="float" office:value="2.80576">
            <text:p>2.80576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2816">
            <text:p>1.02816</text:p>
          </table:table-cell>
          <table:table-cell office:value-type="float" office:value="0.000000177518">
            <text:p>1.77518E-007</text:p>
          </table:table-cell>
          <table:table-cell office:value-type="float" office:value="884.695">
            <text:p>884.695</text:p>
          </table:table-cell>
          <table:table-cell office:value-type="float" office:value="0.000427697">
            <text:p>0.00042769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3896">
            <text:p>1.03896</text:p>
          </table:table-cell>
          <table:table-cell office:value-type="float" office:value="-0.000248257">
            <text:p>-0.000248257</text:p>
          </table:table-cell>
          <table:table-cell office:value-type="float" office:value="-1.64509">
            <text:p>-1.64509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4977">
            <text:p>1.04977</text:p>
          </table:table-cell>
          <table:table-cell office:value-type="float" office:value="0.000643526">
            <text:p>0.000643526</text:p>
          </table:table-cell>
          <table:table-cell office:value-type="float" office:value="-0.751141">
            <text:p>-0.751141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6058">
            <text:p>1.06058</text:p>
          </table:table-cell>
          <table:table-cell office:value-type="float" office:value="0.000284724">
            <text:p>0.000284724</text:p>
          </table:table-cell>
          <table:table-cell office:value-type="float" office:value="-0.437534">
            <text:p>-0.43753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7139">
            <text:p>1.07139</text:p>
          </table:table-cell>
          <table:table-cell office:value-type="float" office:value="0.000223094">
            <text:p>0.000223094</text:p>
          </table:table-cell>
          <table:table-cell office:value-type="float" office:value="-0.282153">
            <text:p>-0.28215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822">
            <text:p>1.0822</text:p>
          </table:table-cell>
          <table:table-cell office:value-type="float" office:value="0.000198238">
            <text:p>0.000198238</text:p>
          </table:table-cell>
          <table:table-cell office:value-type="float" office:value="-0.192147">
            <text:p>-0.192147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9301">
            <text:p>1.09301</text:p>
          </table:table-cell>
          <table:table-cell office:value-type="float" office:value="0.000185193">
            <text:p>0.000185193</text:p>
          </table:table-cell>
          <table:table-cell office:value-type="float" office:value="-0.135242">
            <text:p>-0.135242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0382">
            <text:p>1.10382</text:p>
          </table:table-cell>
          <table:table-cell office:value-type="float" office:value="0.0001774">
            <text:p>0.0001774</text:p>
          </table:table-cell>
          <table:table-cell office:value-type="float" office:value="-0.0972523">
            <text:p>-0.0972523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1463">
            <text:p>1.11463</text:p>
          </table:table-cell>
          <table:table-cell office:value-type="float" office:value="0.000172379">
            <text:p>0.000172379</text:p>
          </table:table-cell>
          <table:table-cell office:value-type="float" office:value="-0.0709604">
            <text:p>-0.0709604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2543">
            <text:p>1.12543</text:p>
          </table:table-cell>
          <table:table-cell office:value-type="float" office:value="0.000168987">
            <text:p>0.000168987</text:p>
          </table:table-cell>
          <table:table-cell office:value-type="float" office:value="-0.0523078">
            <text:p>-0.0523078</text:p>
          </table:table-cell>
          <table:table-cell office:value-type="float" office:value="0.000421879">
            <text:p>0.00042187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30147">
            <text:p>0.0430147</text:p>
          </table:table-cell>
          <table:table-cell office:value-type="float" office:value="0.000000014685">
            <text:p>1.4685E-008</text:p>
          </table:table-cell>
          <table:table-cell office:value-type="float" office:value="10792.7">
            <text:p>10792.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538544">
            <text:p>0.0538544</text:p>
          </table:table-cell>
          <table:table-cell office:value-type="float" office:value="0.000000019506">
            <text:p>1.9506E-008</text:p>
          </table:table-cell>
          <table:table-cell office:value-type="float" office:value="8124.99">
            <text:p>8124.9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646941">
            <text:p>0.0646941</text:p>
          </table:table-cell>
          <table:table-cell office:value-type="float" office:value="0.0000000259094">
            <text:p>2.59094E-008</text:p>
          </table:table-cell>
          <table:table-cell office:value-type="float" office:value="6116.69">
            <text:p>6116.6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755338">
            <text:p>0.0755338</text:p>
          </table:table-cell>
          <table:table-cell office:value-type="float" office:value="0.000000034414">
            <text:p>3.4414E-008</text:p>
          </table:table-cell>
          <table:table-cell office:value-type="float" office:value="4604.84">
            <text:p>4604.8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863735">
            <text:p>0.0863735</text:p>
          </table:table-cell>
          <table:table-cell office:value-type="float" office:value="0.000000045709">
            <text:p>4.5709E-008</text:p>
          </table:table-cell>
          <table:table-cell office:value-type="float" office:value="3466.71">
            <text:p>3466.7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972133">
            <text:p>0.0972133</text:p>
          </table:table-cell>
          <table:table-cell office:value-type="float" office:value="0.0000000607086">
            <text:p>6.07086E-008</text:p>
          </table:table-cell>
          <table:table-cell office:value-type="float" office:value="2609.93">
            <text:p>2609.9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08053">
            <text:p>0.108053</text:p>
          </table:table-cell>
          <table:table-cell office:value-type="float" office:value="0.0000000806261">
            <text:p>8.06261E-008</text:p>
          </table:table-cell>
          <table:table-cell office:value-type="float" office:value="1964.93">
            <text:p>1964.9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18893">
            <text:p>0.118893</text:p>
          </table:table-cell>
          <table:table-cell office:value-type="float" office:value="0.000000107071">
            <text:p>1.07071E-007</text:p>
          </table:table-cell>
          <table:table-cell office:value-type="float" office:value="1479.38">
            <text:p>1479.3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29732">
            <text:p>0.129732</text:p>
          </table:table-cell>
          <table:table-cell office:value-type="float" office:value="0.000000142176">
            <text:p>1.42176E-007</text:p>
          </table:table-cell>
          <table:table-cell office:value-type="float" office:value="1113.85">
            <text:p>1113.8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40572">
            <text:p>0.140572</text:p>
          </table:table-cell>
          <table:table-cell office:value-type="float" office:value="0.000000188768">
            <text:p>1.88768E-007</text:p>
          </table:table-cell>
          <table:table-cell office:value-type="float" office:value="838.683">
            <text:p>838.68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51412">
            <text:p>0.151412</text:p>
          </table:table-cell>
          <table:table-cell office:value-type="float" office:value="0.000000250588">
            <text:p>2.50588E-007</text:p>
          </table:table-cell>
          <table:table-cell office:value-type="float" office:value="631.534">
            <text:p>631.53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62251">
            <text:p>0.162251</text:p>
          </table:table-cell>
          <table:table-cell office:value-type="float" office:value="0.000000332581">
            <text:p>3.32581E-007</text:p>
          </table:table-cell>
          <table:table-cell office:value-type="float" office:value="475.592">
            <text:p>475.59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73091">
            <text:p>0.173091</text:p>
          </table:table-cell>
          <table:table-cell office:value-type="float" office:value="0.000000441276">
            <text:p>4.41276E-007</text:p>
          </table:table-cell>
          <table:table-cell office:value-type="float" office:value="358.198">
            <text:p>358.19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83931">
            <text:p>0.183931</text:p>
          </table:table-cell>
          <table:table-cell office:value-type="float" office:value="0.000000585273">
            <text:p>5.85273E-007</text:p>
          </table:table-cell>
          <table:table-cell office:value-type="float" office:value="269.823">
            <text:p>269.82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94771">
            <text:p>0.194771</text:p>
          </table:table-cell>
          <table:table-cell office:value-type="float" office:value="0.000000775869">
            <text:p>7.75869E-007</text:p>
          </table:table-cell>
          <table:table-cell office:value-type="float" office:value="203.294">
            <text:p>203.29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0561">
            <text:p>0.20561</text:p>
          </table:table-cell>
          <table:table-cell office:value-type="float" office:value="0.00000102785">
            <text:p>1.02785E-006</text:p>
          </table:table-cell>
          <table:table-cell office:value-type="float" office:value="153.211">
            <text:p>153.21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1645">
            <text:p>0.21645</text:p>
          </table:table-cell>
          <table:table-cell office:value-type="float" office:value="0.00000136047">
            <text:p>1.36047E-006</text:p>
          </table:table-cell>
          <table:table-cell office:value-type="float" office:value="115.508">
            <text:p>115.50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2729">
            <text:p>0.22729</text:p>
          </table:table-cell>
          <table:table-cell office:value-type="float" office:value="0.00000179864">
            <text:p>1.79864E-006</text:p>
          </table:table-cell>
          <table:table-cell office:value-type="float" office:value="87.1254">
            <text:p>87.125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38129">
            <text:p>0.238129</text:p>
          </table:table-cell>
          <table:table-cell office:value-type="float" office:value="0.00000237431">
            <text:p>2.37431E-006</text:p>
          </table:table-cell>
          <table:table-cell office:value-type="float" office:value="65.7587">
            <text:p>65.758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48969">
            <text:p>0.248969</text:p>
          </table:table-cell>
          <table:table-cell office:value-type="float" office:value="0.00000312796">
            <text:p>0.000003128</text:p>
          </table:table-cell>
          <table:table-cell office:value-type="float" office:value="49.6737">
            <text:p>49.673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59809">
            <text:p>0.259809</text:p>
          </table:table-cell>
          <table:table-cell office:value-type="float" office:value="0.0000041101">
            <text:p>4.1101E-006</text:p>
          </table:table-cell>
          <table:table-cell office:value-type="float" office:value="37.5649">
            <text:p>37.564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70649">
            <text:p>0.270649</text:p>
          </table:table-cell>
          <table:table-cell office:value-type="float" office:value="0.00000538231">
            <text:p>5.38231E-006</text:p>
          </table:table-cell>
          <table:table-cell office:value-type="float" office:value="28.4494">
            <text:p>28.449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81488">
            <text:p>0.281488</text:p>
          </table:table-cell>
          <table:table-cell office:value-type="float" office:value="0.00000701752">
            <text:p>7.01752E-006</text:p>
          </table:table-cell>
          <table:table-cell office:value-type="float" office:value="21.5871">
            <text:p>21.587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92328">
            <text:p>0.292328</text:p>
          </table:table-cell>
          <table:table-cell office:value-type="float" office:value="0.00000909842">
            <text:p>9.09842E-006</text:p>
          </table:table-cell>
          <table:table-cell office:value-type="float" office:value="16.4212">
            <text:p>16.421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03168">
            <text:p>0.303168</text:p>
          </table:table-cell>
          <table:table-cell office:value-type="float" office:value="0.0000117131">
            <text:p>1.17131E-005</text:p>
          </table:table-cell>
          <table:table-cell office:value-type="float" office:value="12.5323">
            <text:p>12.532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14007">
            <text:p>0.314007</text:p>
          </table:table-cell>
          <table:table-cell office:value-type="float" office:value="0.0000149467">
            <text:p>1.49467E-005</text:p>
          </table:table-cell>
          <table:table-cell office:value-type="float" office:value="9.6047">
            <text:p>9.604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24847">
            <text:p>0.324847</text:p>
          </table:table-cell>
          <table:table-cell office:value-type="float" office:value="0.0000188679">
            <text:p>1.88679E-005</text:p>
          </table:table-cell>
          <table:table-cell office:value-type="float" office:value="7.4008">
            <text:p>7.400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35687">
            <text:p>0.335687</text:p>
          </table:table-cell>
          <table:table-cell office:value-type="float" office:value="0.0000235113">
            <text:p>2.35113E-005</text:p>
          </table:table-cell>
          <table:table-cell office:value-type="float" office:value="5.74169">
            <text:p>5.7416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46526">
            <text:p>0.346526</text:p>
          </table:table-cell>
          <table:table-cell office:value-type="float" office:value="0.0000288575">
            <text:p>2.88575E-005</text:p>
          </table:table-cell>
          <table:table-cell office:value-type="float" office:value="4.49271">
            <text:p>4.4927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7366">
            <text:p>0.357366</text:p>
          </table:table-cell>
          <table:table-cell office:value-type="float" office:value="0.0000348175">
            <text:p>3.48175E-005</text:p>
          </table:table-cell>
          <table:table-cell office:value-type="float" office:value="3.55247">
            <text:p>3.5524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68206">
            <text:p>0.368206</text:p>
          </table:table-cell>
          <table:table-cell office:value-type="float" office:value="0.0000412276">
            <text:p>4.12276E-005</text:p>
          </table:table-cell>
          <table:table-cell office:value-type="float" office:value="2.84465">
            <text:p>2.8446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79046">
            <text:p>0.379046</text:p>
          </table:table-cell>
          <table:table-cell office:value-type="float" office:value="0.0000478608">
            <text:p>4.78608E-005</text:p>
          </table:table-cell>
          <table:table-cell office:value-type="float" office:value="2.3118">
            <text:p>2.311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89885">
            <text:p>0.389885</text:p>
          </table:table-cell>
          <table:table-cell office:value-type="float" office:value="0.0000544566">
            <text:p>5.44566E-005</text:p>
          </table:table-cell>
          <table:table-cell office:value-type="float" office:value="1.91067">
            <text:p>1.9106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00725">
            <text:p>0.400725</text:p>
          </table:table-cell>
          <table:table-cell office:value-type="float" office:value="0.0000607603">
            <text:p>6.07603E-005</text:p>
          </table:table-cell>
          <table:table-cell office:value-type="float" office:value="1.6087">
            <text:p>1.608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11565">
            <text:p>0.411565</text:p>
          </table:table-cell>
          <table:table-cell office:value-type="float" office:value="0.0000665604">
            <text:p>6.65604E-005</text:p>
          </table:table-cell>
          <table:table-cell office:value-type="float" office:value="1.38138">
            <text:p>1.3813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22404">
            <text:p>0.422404</text:p>
          </table:table-cell>
          <table:table-cell office:value-type="float" office:value="0.000071714">
            <text:p>0.000071714</text:p>
          </table:table-cell>
          <table:table-cell office:value-type="float" office:value="1.21025">
            <text:p>1.2102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33244">
            <text:p>0.433244</text:p>
          </table:table-cell>
          <table:table-cell office:value-type="float" office:value="0.0000761527">
            <text:p>7.61527E-005</text:p>
          </table:table-cell>
          <table:table-cell office:value-type="float" office:value="1.08142">
            <text:p>1.0814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44084">
            <text:p>0.444084</text:p>
          </table:table-cell>
          <table:table-cell office:value-type="float" office:value="0.0000798744">
            <text:p>7.98744E-005</text:p>
          </table:table-cell>
          <table:table-cell office:value-type="float" office:value="0.984436">
            <text:p>0.98443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54924">
            <text:p>0.454924</text:p>
          </table:table-cell>
          <table:table-cell office:value-type="float" office:value="0.0000829252">
            <text:p>8.29252E-005</text:p>
          </table:table-cell>
          <table:table-cell office:value-type="float" office:value="0.911427">
            <text:p>0.91142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65763">
            <text:p>0.465763</text:p>
          </table:table-cell>
          <table:table-cell office:value-type="float" office:value="0.0000853803">
            <text:p>8.53803E-005</text:p>
          </table:table-cell>
          <table:table-cell office:value-type="float" office:value="0.856466">
            <text:p>0.85646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76603">
            <text:p>0.476603</text:p>
          </table:table-cell>
          <table:table-cell office:value-type="float" office:value="0.0000873265">
            <text:p>8.73265E-005</text:p>
          </table:table-cell>
          <table:table-cell office:value-type="float" office:value="0.815091">
            <text:p>0.81509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87443">
            <text:p>0.487443</text:p>
          </table:table-cell>
          <table:table-cell office:value-type="float" office:value="0.0000888512">
            <text:p>8.88512E-005</text:p>
          </table:table-cell>
          <table:table-cell office:value-type="float" office:value="0.783944">
            <text:p>0.78394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98282">
            <text:p>0.498282</text:p>
          </table:table-cell>
          <table:table-cell office:value-type="float" office:value="0.0000900346">
            <text:p>9.00346E-005</text:p>
          </table:table-cell>
          <table:table-cell office:value-type="float" office:value="0.760496">
            <text:p>0.76049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09122">
            <text:p>0.509122</text:p>
          </table:table-cell>
          <table:table-cell office:value-type="float" office:value="0.0000909465">
            <text:p>9.09465E-005</text:p>
          </table:table-cell>
          <table:table-cell office:value-type="float" office:value="0.742844">
            <text:p>0.74284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19962">
            <text:p>0.519962</text:p>
          </table:table-cell>
          <table:table-cell office:value-type="float" office:value="0.0000916452">
            <text:p>9.16452E-005</text:p>
          </table:table-cell>
          <table:table-cell office:value-type="float" office:value="0.729556">
            <text:p>0.72955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30801">
            <text:p>0.530801</text:p>
          </table:table-cell>
          <table:table-cell office:value-type="float" office:value="0.0000921783">
            <text:p>9.21783E-005</text:p>
          </table:table-cell>
          <table:table-cell office:value-type="float" office:value="0.719553">
            <text:p>0.71955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41641">
            <text:p>0.541641</text:p>
          </table:table-cell>
          <table:table-cell office:value-type="float" office:value="0.0000925837">
            <text:p>9.25837E-005</text:p>
          </table:table-cell>
          <table:table-cell office:value-type="float" office:value="0.712023">
            <text:p>0.71202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52481">
            <text:p>0.552481</text:p>
          </table:table-cell>
          <table:table-cell office:value-type="float" office:value="0.0000928913">
            <text:p>9.28913E-005</text:p>
          </table:table-cell>
          <table:table-cell office:value-type="float" office:value="0.706355">
            <text:p>0.70635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63321">
            <text:p>0.563321</text:p>
          </table:table-cell>
          <table:table-cell office:value-type="float" office:value="0.0000931242">
            <text:p>9.31242E-005</text:p>
          </table:table-cell>
          <table:table-cell office:value-type="float" office:value="0.702088">
            <text:p>0.70208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7416">
            <text:p>0.57416</text:p>
          </table:table-cell>
          <table:table-cell office:value-type="float" office:value="0.0000933002">
            <text:p>9.33002E-005</text:p>
          </table:table-cell>
          <table:table-cell office:value-type="float" office:value="0.698876">
            <text:p>0.69887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85">
            <text:p>0.585</text:p>
          </table:table-cell>
          <table:table-cell office:value-type="float" office:value="0.0000934331">
            <text:p>9.34331E-005</text:p>
          </table:table-cell>
          <table:table-cell office:value-type="float" office:value="0.696459">
            <text:p>0.69645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9584">
            <text:p>0.59584</text:p>
          </table:table-cell>
          <table:table-cell office:value-type="float" office:value="0.0000935334">
            <text:p>9.35334E-005</text:p>
          </table:table-cell>
          <table:table-cell office:value-type="float" office:value="0.69464">
            <text:p>0.6946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06679">
            <text:p>0.606679</text:p>
          </table:table-cell>
          <table:table-cell office:value-type="float" office:value="0.000093609">
            <text:p>0.000093609</text:p>
          </table:table-cell>
          <table:table-cell office:value-type="float" office:value="0.693272">
            <text:p>0.69327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17519">
            <text:p>0.617519</text:p>
          </table:table-cell>
          <table:table-cell office:value-type="float" office:value="0.0000936659">
            <text:p>9.36659E-005</text:p>
          </table:table-cell>
          <table:table-cell office:value-type="float" office:value="0.692244">
            <text:p>0.69224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28359">
            <text:p>0.628359</text:p>
          </table:table-cell>
          <table:table-cell office:value-type="float" office:value="0.0000937086">
            <text:p>9.37086E-005</text:p>
          </table:table-cell>
          <table:table-cell office:value-type="float" office:value="0.691472">
            <text:p>0.69147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39199">
            <text:p>0.639199</text:p>
          </table:table-cell>
          <table:table-cell office:value-type="float" office:value="0.0000937407">
            <text:p>9.37407E-005</text:p>
          </table:table-cell>
          <table:table-cell office:value-type="float" office:value="0.690893">
            <text:p>0.69089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50038">
            <text:p>0.650038</text:p>
          </table:table-cell>
          <table:table-cell office:value-type="float" office:value="0.0000937647">
            <text:p>9.37647E-005</text:p>
          </table:table-cell>
          <table:table-cell office:value-type="float" office:value="0.690461">
            <text:p>0.69046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60878">
            <text:p>0.660878</text:p>
          </table:table-cell>
          <table:table-cell office:value-type="float" office:value="0.0000937824">
            <text:p>9.37824E-005</text:p>
          </table:table-cell>
          <table:table-cell office:value-type="float" office:value="0.690141">
            <text:p>0.69014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71718">
            <text:p>0.671718</text:p>
          </table:table-cell>
          <table:table-cell office:value-type="float" office:value="0.0000937955">
            <text:p>9.37955E-005</text:p>
          </table:table-cell>
          <table:table-cell office:value-type="float" office:value="0.689906">
            <text:p>0.68990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82557">
            <text:p>0.682557</text:p>
          </table:table-cell>
          <table:table-cell office:value-type="float" office:value="0.0000938049">
            <text:p>9.38049E-005</text:p>
          </table:table-cell>
          <table:table-cell office:value-type="float" office:value="0.689737">
            <text:p>0.68973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93397">
            <text:p>0.693397</text:p>
          </table:table-cell>
          <table:table-cell office:value-type="float" office:value="0.0000938113">
            <text:p>9.38113E-005</text:p>
          </table:table-cell>
          <table:table-cell office:value-type="float" office:value="0.689621">
            <text:p>0.68962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4237">
            <text:p>0.704237</text:p>
          </table:table-cell>
          <table:table-cell office:value-type="float" office:value="0.0000938153">
            <text:p>9.38153E-005</text:p>
          </table:table-cell>
          <table:table-cell office:value-type="float" office:value="0.689548">
            <text:p>0.68954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15076">
            <text:p>0.715076</text:p>
          </table:table-cell>
          <table:table-cell office:value-type="float" office:value="0.0000938173">
            <text:p>9.38173E-005</text:p>
          </table:table-cell>
          <table:table-cell office:value-type="float" office:value="0.689512">
            <text:p>0.68951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25916">
            <text:p>0.725916</text:p>
          </table:table-cell>
          <table:table-cell office:value-type="float" office:value="0.0000938174">
            <text:p>9.38174E-005</text:p>
          </table:table-cell>
          <table:table-cell office:value-type="float" office:value="0.689511">
            <text:p>0.68951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36756">
            <text:p>0.736756</text:p>
          </table:table-cell>
          <table:table-cell office:value-type="float" office:value="0.0000938155">
            <text:p>9.38155E-005</text:p>
          </table:table-cell>
          <table:table-cell office:value-type="float" office:value="0.689545">
            <text:p>0.68954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47596">
            <text:p>0.747596</text:p>
          </table:table-cell>
          <table:table-cell office:value-type="float" office:value="0.0000938116">
            <text:p>9.38116E-005</text:p>
          </table:table-cell>
          <table:table-cell office:value-type="float" office:value="0.689616">
            <text:p>0.68961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58435">
            <text:p>0.758435</text:p>
          </table:table-cell>
          <table:table-cell office:value-type="float" office:value="0.0000938053">
            <text:p>9.38053E-005</text:p>
          </table:table-cell>
          <table:table-cell office:value-type="float" office:value="0.689729">
            <text:p>0.68972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69275">
            <text:p>0.769275</text:p>
          </table:table-cell>
          <table:table-cell office:value-type="float" office:value="0.0000937961">
            <text:p>9.37961E-005</text:p>
          </table:table-cell>
          <table:table-cell office:value-type="float" office:value="0.689895">
            <text:p>0.68989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80115">
            <text:p>0.780115</text:p>
          </table:table-cell>
          <table:table-cell office:value-type="float" office:value="0.0000937833">
            <text:p>9.37833E-005</text:p>
          </table:table-cell>
          <table:table-cell office:value-type="float" office:value="0.690126">
            <text:p>0.69012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90954">
            <text:p>0.790954</text:p>
          </table:table-cell>
          <table:table-cell office:value-type="float" office:value="0.0000937657">
            <text:p>9.37657E-005</text:p>
          </table:table-cell>
          <table:table-cell office:value-type="float" office:value="0.690442">
            <text:p>0.69044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01794">
            <text:p>0.801794</text:p>
          </table:table-cell>
          <table:table-cell office:value-type="float" office:value="0.0000937421">
            <text:p>9.37421E-005</text:p>
          </table:table-cell>
          <table:table-cell office:value-type="float" office:value="0.690869">
            <text:p>0.69086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12634">
            <text:p>0.812634</text:p>
          </table:table-cell>
          <table:table-cell office:value-type="float" office:value="0.0000937104">
            <text:p>9.37104E-005</text:p>
          </table:table-cell>
          <table:table-cell office:value-type="float" office:value="0.691441">
            <text:p>0.69144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23474">
            <text:p>0.823474</text:p>
          </table:table-cell>
          <table:table-cell office:value-type="float" office:value="0.000093668">
            <text:p>0.000093668</text:p>
          </table:table-cell>
          <table:table-cell office:value-type="float" office:value="0.692206">
            <text:p>0.69220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34313">
            <text:p>0.834313</text:p>
          </table:table-cell>
          <table:table-cell office:value-type="float" office:value="0.0000936115">
            <text:p>9.36115E-005</text:p>
          </table:table-cell>
          <table:table-cell office:value-type="float" office:value="0.693228">
            <text:p>0.69322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45153">
            <text:p>0.845153</text:p>
          </table:table-cell>
          <table:table-cell office:value-type="float" office:value="0.0000935361">
            <text:p>9.35361E-005</text:p>
          </table:table-cell>
          <table:table-cell office:value-type="float" office:value="0.694592">
            <text:p>0.69459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55993">
            <text:p>0.855993</text:p>
          </table:table-cell>
          <table:table-cell office:value-type="float" office:value="0.0000934356">
            <text:p>9.34356E-005</text:p>
          </table:table-cell>
          <table:table-cell office:value-type="float" office:value="0.696414">
            <text:p>0.69641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66832">
            <text:p>0.866832</text:p>
          </table:table-cell>
          <table:table-cell office:value-type="float" office:value="0.0000933017">
            <text:p>9.33017E-005</text:p>
          </table:table-cell>
          <table:table-cell office:value-type="float" office:value="0.69885">
            <text:p>0.6988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77672">
            <text:p>0.877672</text:p>
          </table:table-cell>
          <table:table-cell office:value-type="float" office:value="0.0000931228">
            <text:p>9.31228E-005</text:p>
          </table:table-cell>
          <table:table-cell office:value-type="float" office:value="0.702114">
            <text:p>0.70211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88512">
            <text:p>0.888512</text:p>
          </table:table-cell>
          <table:table-cell office:value-type="float" office:value="0.0000928836">
            <text:p>9.28836E-005</text:p>
          </table:table-cell>
          <table:table-cell office:value-type="float" office:value="0.706497">
            <text:p>0.70649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99351">
            <text:p>0.899351</text:p>
          </table:table-cell>
          <table:table-cell office:value-type="float" office:value="0.0000925631">
            <text:p>9.25631E-005</text:p>
          </table:table-cell>
          <table:table-cell office:value-type="float" office:value="0.712406">
            <text:p>0.71240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10191">
            <text:p>0.910191</text:p>
          </table:table-cell>
          <table:table-cell office:value-type="float" office:value="0.0000921325">
            <text:p>9.21325E-005</text:p>
          </table:table-cell>
          <table:table-cell office:value-type="float" office:value="0.720409">
            <text:p>0.72040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21031">
            <text:p>0.921031</text:p>
          </table:table-cell>
          <table:table-cell office:value-type="float" office:value="0.0000915516">
            <text:p>9.15516E-005</text:p>
          </table:table-cell>
          <table:table-cell office:value-type="float" office:value="0.731324">
            <text:p>0.73132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31871">
            <text:p>0.931871</text:p>
          </table:table-cell>
          <table:table-cell office:value-type="float" office:value="0.0000907642">
            <text:p>9.07642E-005</text:p>
          </table:table-cell>
          <table:table-cell office:value-type="float" office:value="0.746344">
            <text:p>0.74634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4271">
            <text:p>0.94271</text:p>
          </table:table-cell>
          <table:table-cell office:value-type="float" office:value="0.0000896891">
            <text:p>8.96891E-005</text:p>
          </table:table-cell>
          <table:table-cell office:value-type="float" office:value="0.767278">
            <text:p>0.767278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5355">
            <text:p>0.95355</text:p>
          </table:table-cell>
          <table:table-cell office:value-type="float" office:value="0.000088207">
            <text:p>0.000088207</text:p>
          </table:table-cell>
          <table:table-cell office:value-type="float" office:value="0.796972">
            <text:p>0.79697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6439">
            <text:p>0.96439</text:p>
          </table:table-cell>
          <table:table-cell office:value-type="float" office:value="0.0000861366">
            <text:p>8.61366E-005</text:p>
          </table:table-cell>
          <table:table-cell office:value-type="float" office:value="0.840165">
            <text:p>0.84016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75229">
            <text:p>0.975229</text:p>
          </table:table-cell>
          <table:table-cell office:value-type="float" office:value="0.0000831901">
            <text:p>8.31901E-005</text:p>
          </table:table-cell>
          <table:table-cell office:value-type="float" office:value="0.905341">
            <text:p>0.905341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86069">
            <text:p>0.986069</text:p>
          </table:table-cell>
          <table:table-cell office:value-type="float" office:value="0.0000788838">
            <text:p>7.88838E-005</text:p>
          </table:table-cell>
          <table:table-cell office:value-type="float" office:value="1.00936">
            <text:p>1.0093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96909">
            <text:p>0.996909</text:p>
          </table:table-cell>
          <table:table-cell office:value-type="float" office:value="0.0000723392">
            <text:p>7.23392E-005</text:p>
          </table:table-cell>
          <table:table-cell office:value-type="float" office:value="1.19114">
            <text:p>1.1911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0775">
            <text:p>1.00775</text:p>
          </table:table-cell>
          <table:table-cell office:value-type="float" office:value="0.000061778">
            <text:p>0.000061778</text:p>
          </table:table-cell>
          <table:table-cell office:value-type="float" office:value="1.56573">
            <text:p>1.56573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1859">
            <text:p>1.01859</text:p>
          </table:table-cell>
          <table:table-cell office:value-type="float" office:value="0.0000429665">
            <text:p>4.29665E-005</text:p>
          </table:table-cell>
          <table:table-cell office:value-type="float" office:value="2.68905">
            <text:p>2.6890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2943">
            <text:p>1.02943</text:p>
          </table:table-cell>
          <table:table-cell office:value-type="float" office:value="0.00000272103">
            <text:p>0.000002721</text:p>
          </table:table-cell>
          <table:table-cell office:value-type="float" office:value="57.252">
            <text:p>57.25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4027">
            <text:p>1.04027</text:p>
          </table:table-cell>
          <table:table-cell office:value-type="float" office:value="-0.000131438">
            <text:p>-0.000131438</text:p>
          </table:table-cell>
          <table:table-cell office:value-type="float" office:value="-2.20594">
            <text:p>-2.2059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5111">
            <text:p>1.05111</text:p>
          </table:table-cell>
          <table:table-cell office:value-type="float" office:value="0.00217249">
            <text:p>0.00217249</text:p>
          </table:table-cell>
          <table:table-cell office:value-type="float" office:value="-0.92704">
            <text:p>-0.92704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6195">
            <text:p>1.06195</text:p>
          </table:table-cell>
          <table:table-cell office:value-type="float" office:value="0.000332795">
            <text:p>0.000332795</text:p>
          </table:table-cell>
          <table:table-cell office:value-type="float" office:value="-0.523715">
            <text:p>-0.52371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7279">
            <text:p>1.07279</text:p>
          </table:table-cell>
          <table:table-cell office:value-type="float" office:value="0.000237248">
            <text:p>0.000237248</text:p>
          </table:table-cell>
          <table:table-cell office:value-type="float" office:value="-0.3319">
            <text:p>-0.3319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8363">
            <text:p>1.08363</text:p>
          </table:table-cell>
          <table:table-cell office:value-type="float" office:value="0.000204068">
            <text:p>0.000204068</text:p>
          </table:table-cell>
          <table:table-cell office:value-type="float" office:value="-0.223272">
            <text:p>-0.223272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9447">
            <text:p>1.09447</text:p>
          </table:table-cell>
          <table:table-cell office:value-type="float" office:value="0.000187717">
            <text:p>0.000187717</text:p>
          </table:table-cell>
          <table:table-cell office:value-type="float" office:value="-0.155616">
            <text:p>-0.155616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0531">
            <text:p>1.10531</text:p>
          </table:table-cell>
          <table:table-cell office:value-type="float" office:value="0.000178287">
            <text:p>0.000178287</text:p>
          </table:table-cell>
          <table:table-cell office:value-type="float" office:value="-0.110955">
            <text:p>-0.110955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1615">
            <text:p>1.11615</text:p>
          </table:table-cell>
          <table:table-cell office:value-type="float" office:value="0.00017235">
            <text:p>0.00017235</text:p>
          </table:table-cell>
          <table:table-cell office:value-type="float" office:value="-0.0803297">
            <text:p>-0.080329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2699">
            <text:p>1.12699</text:p>
          </table:table-cell>
          <table:table-cell office:value-type="float" office:value="0.000168404">
            <text:p>0.000168404</text:p>
          </table:table-cell>
          <table:table-cell office:value-type="float" office:value="-0.0587787">
            <text:p>-0.0587787</text:p>
          </table:table-cell>
          <table:table-cell office:value-type="float" office:value="0.000378636">
            <text:p>0.00037863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407171">
            <text:p>0.0407171</text:p>
          </table:table-cell>
          <table:table-cell office:value-type="float" office:value="0.0000000136907">
            <text:p>1.36907E-008</text:p>
          </table:table-cell>
          <table:table-cell office:value-type="float" office:value="11197.7">
            <text:p>11197.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516028">
            <text:p>0.0516028</text:p>
          </table:table-cell>
          <table:table-cell office:value-type="float" office:value="0.0000000183901">
            <text:p>1.83901E-008</text:p>
          </table:table-cell>
          <table:table-cell office:value-type="float" office:value="8336.01">
            <text:p>8336.01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624884">
            <text:p>0.0624884</text:p>
          </table:table-cell>
          <table:table-cell office:value-type="float" office:value="0.0000000247019">
            <text:p>2.47019E-008</text:p>
          </table:table-cell>
          <table:table-cell office:value-type="float" office:value="6205.72">
            <text:p>6205.7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733741">
            <text:p>0.0733741</text:p>
          </table:table-cell>
          <table:table-cell office:value-type="float" office:value="0.0000000331793">
            <text:p>3.31793E-008</text:p>
          </table:table-cell>
          <table:table-cell office:value-type="float" office:value="4619.89">
            <text:p>4619.8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842598">
            <text:p>0.0842598</text:p>
          </table:table-cell>
          <table:table-cell office:value-type="float" office:value="0.0000000445644">
            <text:p>4.45644E-008</text:p>
          </table:table-cell>
          <table:table-cell office:value-type="float" office:value="3439.37">
            <text:p>3439.3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951454">
            <text:p>0.0951454</text:p>
          </table:table-cell>
          <table:table-cell office:value-type="float" office:value="0.0000000598534">
            <text:p>5.98534E-008</text:p>
          </table:table-cell>
          <table:table-cell office:value-type="float" office:value="2560.56">
            <text:p>2560.5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06031">
            <text:p>0.106031</text:p>
          </table:table-cell>
          <table:table-cell office:value-type="float" office:value="0.0000000803824">
            <text:p>8.03824E-008</text:p>
          </table:table-cell>
          <table:table-cell office:value-type="float" office:value="1906.36">
            <text:p>1906.3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16917">
            <text:p>0.116917</text:p>
          </table:table-cell>
          <table:table-cell office:value-type="float" office:value="0.000000107944">
            <text:p>1.07944E-007</text:p>
          </table:table-cell>
          <table:table-cell office:value-type="float" office:value="1419.35">
            <text:p>1419.3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27802">
            <text:p>0.127802</text:p>
          </table:table-cell>
          <table:table-cell office:value-type="float" office:value="0.000000144938">
            <text:p>1.44938E-007</text:p>
          </table:table-cell>
          <table:table-cell office:value-type="float" office:value="1056.82">
            <text:p>1056.8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38688">
            <text:p>0.138688</text:p>
          </table:table-cell>
          <table:table-cell office:value-type="float" office:value="0.000000194581">
            <text:p>1.94581E-007</text:p>
          </table:table-cell>
          <table:table-cell office:value-type="float" office:value="786.939">
            <text:p>786.93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49574">
            <text:p>0.149574</text:p>
          </table:table-cell>
          <table:table-cell office:value-type="float" office:value="0.000000261174">
            <text:p>2.61174E-007</text:p>
          </table:table-cell>
          <table:table-cell office:value-type="float" office:value="586.035">
            <text:p>586.03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60459">
            <text:p>0.160459</text:p>
          </table:table-cell>
          <table:table-cell office:value-type="float" office:value="0.000000350459">
            <text:p>3.50459E-007</text:p>
          </table:table-cell>
          <table:table-cell office:value-type="float" office:value="436.477">
            <text:p>436.47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71345">
            <text:p>0.171345</text:p>
          </table:table-cell>
          <table:table-cell office:value-type="float" office:value="0.000000470093">
            <text:p>4.70093E-007</text:p>
          </table:table-cell>
          <table:table-cell office:value-type="float" office:value="325.144">
            <text:p>325.14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82231">
            <text:p>0.182231</text:p>
          </table:table-cell>
          <table:table-cell office:value-type="float" office:value="0.000000630252">
            <text:p>6.30252E-007</text:p>
          </table:table-cell>
          <table:table-cell office:value-type="float" office:value="242.264">
            <text:p>242.26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93116">
            <text:p>0.193116</text:p>
          </table:table-cell>
          <table:table-cell office:value-type="float" office:value="0.000000844413">
            <text:p>8.44413E-007</text:p>
          </table:table-cell>
          <table:table-cell office:value-type="float" office:value="180.567">
            <text:p>180.56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04002">
            <text:p>0.204002</text:p>
          </table:table-cell>
          <table:table-cell office:value-type="float" office:value="0.00000113034">
            <text:p>1.13034E-006</text:p>
          </table:table-cell>
          <table:table-cell office:value-type="float" office:value="134.639">
            <text:p>134.63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14888">
            <text:p>0.214888</text:p>
          </table:table-cell>
          <table:table-cell office:value-type="float" office:value="0.00000151129">
            <text:p>1.51129E-006</text:p>
          </table:table-cell>
          <table:table-cell office:value-type="float" office:value="100.449">
            <text:p>100.44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25773">
            <text:p>0.225773</text:p>
          </table:table-cell>
          <table:table-cell office:value-type="float" office:value="0.00000201743">
            <text:p>2.01743E-006</text:p>
          </table:table-cell>
          <table:table-cell office:value-type="float" office:value="74.9967">
            <text:p>74.996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36659">
            <text:p>0.236659</text:p>
          </table:table-cell>
          <table:table-cell office:value-type="float" office:value="0.00000268744">
            <text:p>2.68744E-006</text:p>
          </table:table-cell>
          <table:table-cell office:value-type="float" office:value="56.0498">
            <text:p>56.049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47545">
            <text:p>0.247545</text:p>
          </table:table-cell>
          <table:table-cell office:value-type="float" office:value="0.00000357008">
            <text:p>3.57008E-006</text:p>
          </table:table-cell>
          <table:table-cell office:value-type="float" office:value="41.9452">
            <text:p>41.945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5843">
            <text:p>0.25843</text:p>
          </table:table-cell>
          <table:table-cell office:value-type="float" office:value="0.0000047254">
            <text:p>4.7254E-006</text:p>
          </table:table-cell>
          <table:table-cell office:value-type="float" office:value="31.4455">
            <text:p>31.445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69316">
            <text:p>0.269316</text:p>
          </table:table-cell>
          <table:table-cell office:value-type="float" office:value="0.00000622503">
            <text:p>0.000006225</text:p>
          </table:table-cell>
          <table:table-cell office:value-type="float" office:value="23.6293">
            <text:p>23.629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80202">
            <text:p>0.280202</text:p>
          </table:table-cell>
          <table:table-cell office:value-type="float" office:value="0.00000815056">
            <text:p>8.15056E-006</text:p>
          </table:table-cell>
          <table:table-cell office:value-type="float" office:value="17.8107">
            <text:p>17.810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91087">
            <text:p>0.291087</text:p>
          </table:table-cell>
          <table:table-cell office:value-type="float" office:value="0.0000105888">
            <text:p>1.05888E-005</text:p>
          </table:table-cell>
          <table:table-cell office:value-type="float" office:value="13.4793">
            <text:p>13.479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01973">
            <text:p>0.301973</text:p>
          </table:table-cell>
          <table:table-cell office:value-type="float" office:value="0.0000136224">
            <text:p>1.36224E-005</text:p>
          </table:table-cell>
          <table:table-cell office:value-type="float" office:value="10.2548">
            <text:p>10.254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12859">
            <text:p>0.312859</text:p>
          </table:table-cell>
          <table:table-cell office:value-type="float" office:value="0.0000173152">
            <text:p>1.73152E-005</text:p>
          </table:table-cell>
          <table:table-cell office:value-type="float" office:value="7.85451">
            <text:p>7.85451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23744">
            <text:p>0.323744</text:p>
          </table:table-cell>
          <table:table-cell office:value-type="float" office:value="0.0000216929">
            <text:p>2.16929E-005</text:p>
          </table:table-cell>
          <table:table-cell office:value-type="float" office:value="6.06765">
            <text:p>6.0676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3463">
            <text:p>0.33463</text:p>
          </table:table-cell>
          <table:table-cell office:value-type="float" office:value="0.0000267222">
            <text:p>2.67222E-005</text:p>
          </table:table-cell>
          <table:table-cell office:value-type="float" office:value="4.73747">
            <text:p>4.7374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45516">
            <text:p>0.345516</text:p>
          </table:table-cell>
          <table:table-cell office:value-type="float" office:value="0.0000322961">
            <text:p>3.22961E-005</text:p>
          </table:table-cell>
          <table:table-cell office:value-type="float" office:value="3.74725">
            <text:p>3.7472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56401">
            <text:p>0.356401</text:p>
          </table:table-cell>
          <table:table-cell office:value-type="float" office:value="0.0000382328">
            <text:p>3.82328E-005</text:p>
          </table:table-cell>
          <table:table-cell office:value-type="float" office:value="3.01012">
            <text:p>3.0101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67287">
            <text:p>0.367287</text:p>
          </table:table-cell>
          <table:table-cell office:value-type="float" office:value="0.0000442939">
            <text:p>4.42939E-005</text:p>
          </table:table-cell>
          <table:table-cell office:value-type="float" office:value="2.46138">
            <text:p>2.4613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78173">
            <text:p>0.378173</text:p>
          </table:table-cell>
          <table:table-cell office:value-type="float" office:value="0.0000502207">
            <text:p>5.02207E-005</text:p>
          </table:table-cell>
          <table:table-cell office:value-type="float" office:value="2.05288">
            <text:p>2.0528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89058">
            <text:p>0.389058</text:p>
          </table:table-cell>
          <table:table-cell office:value-type="float" office:value="0.0000557765">
            <text:p>5.57765E-005</text:p>
          </table:table-cell>
          <table:table-cell office:value-type="float" office:value="1.74879">
            <text:p>1.7487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99944">
            <text:p>0.399944</text:p>
          </table:table-cell>
          <table:table-cell office:value-type="float" office:value="0.0000607821">
            <text:p>6.07821E-005</text:p>
          </table:table-cell>
          <table:table-cell office:value-type="float" office:value="1.52242">
            <text:p>1.5224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10829">
            <text:p>0.410829</text:p>
          </table:table-cell>
          <table:table-cell office:value-type="float" office:value="0.0000651335">
            <text:p>6.51335E-005</text:p>
          </table:table-cell>
          <table:table-cell office:value-type="float" office:value="1.3539">
            <text:p>1.353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21715">
            <text:p>0.421715</text:p>
          </table:table-cell>
          <table:table-cell office:value-type="float" office:value="0.0000688001">
            <text:p>6.88001E-005</text:p>
          </table:table-cell>
          <table:table-cell office:value-type="float" office:value="1.22846">
            <text:p>1.2284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32601">
            <text:p>0.432601</text:p>
          </table:table-cell>
          <table:table-cell office:value-type="float" office:value="0.0000718093">
            <text:p>7.18093E-005</text:p>
          </table:table-cell>
          <table:table-cell office:value-type="float" office:value="1.13507">
            <text:p>1.1350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43486">
            <text:p>0.443486</text:p>
          </table:table-cell>
          <table:table-cell office:value-type="float" office:value="0.0000742261">
            <text:p>7.42261E-005</text:p>
          </table:table-cell>
          <table:table-cell office:value-type="float" office:value="1.06555">
            <text:p>1.0655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54372">
            <text:p>0.454372</text:p>
          </table:table-cell>
          <table:table-cell office:value-type="float" office:value="0.0000761336">
            <text:p>7.61336E-005</text:p>
          </table:table-cell>
          <table:table-cell office:value-type="float" office:value="1.0138">
            <text:p>1.013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65258">
            <text:p>0.465258</text:p>
          </table:table-cell>
          <table:table-cell office:value-type="float" office:value="0.0000776184">
            <text:p>7.76184E-005</text:p>
          </table:table-cell>
          <table:table-cell office:value-type="float" office:value="0.975278">
            <text:p>0.97527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76143">
            <text:p>0.476143</text:p>
          </table:table-cell>
          <table:table-cell office:value-type="float" office:value="0.000078762">
            <text:p>0.000078762</text:p>
          </table:table-cell>
          <table:table-cell office:value-type="float" office:value="0.9466">
            <text:p>0.946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87029">
            <text:p>0.487029</text:p>
          </table:table-cell>
          <table:table-cell office:value-type="float" office:value="0.0000796353">
            <text:p>7.96353E-005</text:p>
          </table:table-cell>
          <table:table-cell office:value-type="float" office:value="0.925251">
            <text:p>0.925251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97915">
            <text:p>0.497915</text:p>
          </table:table-cell>
          <table:table-cell office:value-type="float" office:value="0.0000802982">
            <text:p>8.02982E-005</text:p>
          </table:table-cell>
          <table:table-cell office:value-type="float" office:value="0.909359">
            <text:p>0.90935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088">
            <text:p>0.5088</text:p>
          </table:table-cell>
          <table:table-cell office:value-type="float" office:value="0.0000807988">
            <text:p>8.07988E-005</text:p>
          </table:table-cell>
          <table:table-cell office:value-type="float" office:value="0.897528">
            <text:p>0.89752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19686">
            <text:p>0.519686</text:p>
          </table:table-cell>
          <table:table-cell office:value-type="float" office:value="0.0000811756">
            <text:p>8.11756E-005</text:p>
          </table:table-cell>
          <table:table-cell office:value-type="float" office:value="0.888721">
            <text:p>0.888721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30572">
            <text:p>0.530572</text:p>
          </table:table-cell>
          <table:table-cell office:value-type="float" office:value="0.0000814583">
            <text:p>8.14583E-005</text:p>
          </table:table-cell>
          <table:table-cell office:value-type="float" office:value="0.882165">
            <text:p>0.88216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41457">
            <text:p>0.541457</text:p>
          </table:table-cell>
          <table:table-cell office:value-type="float" office:value="0.0000816701">
            <text:p>8.16701E-005</text:p>
          </table:table-cell>
          <table:table-cell office:value-type="float" office:value="0.877285">
            <text:p>0.87728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52343">
            <text:p>0.552343</text:p>
          </table:table-cell>
          <table:table-cell office:value-type="float" office:value="0.0000818284">
            <text:p>8.18284E-005</text:p>
          </table:table-cell>
          <table:table-cell office:value-type="float" office:value="0.873652">
            <text:p>0.87365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63229">
            <text:p>0.563229</text:p>
          </table:table-cell>
          <table:table-cell office:value-type="float" office:value="0.0000819467">
            <text:p>8.19467E-005</text:p>
          </table:table-cell>
          <table:table-cell office:value-type="float" office:value="0.870948">
            <text:p>0.87094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74114">
            <text:p>0.574114</text:p>
          </table:table-cell>
          <table:table-cell office:value-type="float" office:value="0.0000820349">
            <text:p>8.20349E-005</text:p>
          </table:table-cell>
          <table:table-cell office:value-type="float" office:value="0.868936">
            <text:p>0.86893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85">
            <text:p>0.585</text:p>
          </table:table-cell>
          <table:table-cell office:value-type="float" office:value="0.0000821007">
            <text:p>8.21007E-005</text:p>
          </table:table-cell>
          <table:table-cell office:value-type="float" office:value="0.867438">
            <text:p>0.86743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95886">
            <text:p>0.595886</text:p>
          </table:table-cell>
          <table:table-cell office:value-type="float" office:value="0.0000821497">
            <text:p>8.21497E-005</text:p>
          </table:table-cell>
          <table:table-cell office:value-type="float" office:value="0.866324">
            <text:p>0.86632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06771">
            <text:p>0.606771</text:p>
          </table:table-cell>
          <table:table-cell office:value-type="float" office:value="0.0000821862">
            <text:p>8.21862E-005</text:p>
          </table:table-cell>
          <table:table-cell office:value-type="float" office:value="0.865495">
            <text:p>0.86549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17657">
            <text:p>0.617657</text:p>
          </table:table-cell>
          <table:table-cell office:value-type="float" office:value="0.0000822133">
            <text:p>8.22133E-005</text:p>
          </table:table-cell>
          <table:table-cell office:value-type="float" office:value="0.86488">
            <text:p>0.8648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28543">
            <text:p>0.628543</text:p>
          </table:table-cell>
          <table:table-cell office:value-type="float" office:value="0.0000822335">
            <text:p>8.22335E-005</text:p>
          </table:table-cell>
          <table:table-cell office:value-type="float" office:value="0.864423">
            <text:p>0.86442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39428">
            <text:p>0.639428</text:p>
          </table:table-cell>
          <table:table-cell office:value-type="float" office:value="0.0000822484">
            <text:p>8.22484E-005</text:p>
          </table:table-cell>
          <table:table-cell office:value-type="float" office:value="0.864086">
            <text:p>0.86408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50314">
            <text:p>0.650314</text:p>
          </table:table-cell>
          <table:table-cell office:value-type="float" office:value="0.0000822593">
            <text:p>8.22593E-005</text:p>
          </table:table-cell>
          <table:table-cell office:value-type="float" office:value="0.863837">
            <text:p>0.86383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612">
            <text:p>0.6612</text:p>
          </table:table-cell>
          <table:table-cell office:value-type="float" office:value="0.0000822673">
            <text:p>8.22673E-005</text:p>
          </table:table-cell>
          <table:table-cell office:value-type="float" office:value="0.863656">
            <text:p>0.86365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72085">
            <text:p>0.672085</text:p>
          </table:table-cell>
          <table:table-cell office:value-type="float" office:value="0.000082273">
            <text:p>0.000082273</text:p>
          </table:table-cell>
          <table:table-cell office:value-type="float" office:value="0.863527">
            <text:p>0.86352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82971">
            <text:p>0.682971</text:p>
          </table:table-cell>
          <table:table-cell office:value-type="float" office:value="0.0000822769">
            <text:p>8.22769E-005</text:p>
          </table:table-cell>
          <table:table-cell office:value-type="float" office:value="0.863438">
            <text:p>0.86343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93857">
            <text:p>0.693857</text:p>
          </table:table-cell>
          <table:table-cell office:value-type="float" office:value="0.0000822794">
            <text:p>8.22794E-005</text:p>
          </table:table-cell>
          <table:table-cell office:value-type="float" office:value="0.863382">
            <text:p>0.86338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04742">
            <text:p>0.704742</text:p>
          </table:table-cell>
          <table:table-cell office:value-type="float" office:value="0.0000822807">
            <text:p>8.22807E-005</text:p>
          </table:table-cell>
          <table:table-cell office:value-type="float" office:value="0.863353">
            <text:p>0.86335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15628">
            <text:p>0.715628</text:p>
          </table:table-cell>
          <table:table-cell office:value-type="float" office:value="0.0000822809">
            <text:p>8.22809E-005</text:p>
          </table:table-cell>
          <table:table-cell office:value-type="float" office:value="0.863349">
            <text:p>0.86334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26514">
            <text:p>0.726514</text:p>
          </table:table-cell>
          <table:table-cell office:value-type="float" office:value="0.00008228">
            <text:p>0.00008228</text:p>
          </table:table-cell>
          <table:table-cell office:value-type="float" office:value="0.863369">
            <text:p>0.86336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37399">
            <text:p>0.737399</text:p>
          </table:table-cell>
          <table:table-cell office:value-type="float" office:value="0.0000822779">
            <text:p>8.22779E-005</text:p>
          </table:table-cell>
          <table:table-cell office:value-type="float" office:value="0.863417">
            <text:p>0.86341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48285">
            <text:p>0.748285</text:p>
          </table:table-cell>
          <table:table-cell office:value-type="float" office:value="0.0000822745">
            <text:p>8.22745E-005</text:p>
          </table:table-cell>
          <table:table-cell office:value-type="float" office:value="0.863494">
            <text:p>0.86349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59171">
            <text:p>0.759171</text:p>
          </table:table-cell>
          <table:table-cell office:value-type="float" office:value="0.0000822694">
            <text:p>8.22694E-005</text:p>
          </table:table-cell>
          <table:table-cell office:value-type="float" office:value="0.863609">
            <text:p>0.86360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70056">
            <text:p>0.770056</text:p>
          </table:table-cell>
          <table:table-cell office:value-type="float" office:value="0.0000822622">
            <text:p>8.22622E-005</text:p>
          </table:table-cell>
          <table:table-cell office:value-type="float" office:value="0.863772">
            <text:p>0.863772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80942">
            <text:p>0.780942</text:p>
          </table:table-cell>
          <table:table-cell office:value-type="float" office:value="0.0000822523">
            <text:p>8.22523E-005</text:p>
          </table:table-cell>
          <table:table-cell office:value-type="float" office:value="0.863997">
            <text:p>0.86399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91827">
            <text:p>0.791827</text:p>
          </table:table-cell>
          <table:table-cell office:value-type="float" office:value="0.0000822388">
            <text:p>8.22388E-005</text:p>
          </table:table-cell>
          <table:table-cell office:value-type="float" office:value="0.864303">
            <text:p>0.86430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02713">
            <text:p>0.802713</text:p>
          </table:table-cell>
          <table:table-cell office:value-type="float" office:value="0.0000822205">
            <text:p>8.22205E-005</text:p>
          </table:table-cell>
          <table:table-cell office:value-type="float" office:value="0.864718">
            <text:p>0.86471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13599">
            <text:p>0.813599</text:p>
          </table:table-cell>
          <table:table-cell office:value-type="float" office:value="0.0000821957">
            <text:p>8.21957E-005</text:p>
          </table:table-cell>
          <table:table-cell office:value-type="float" office:value="0.865279">
            <text:p>0.86527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24484">
            <text:p>0.824484</text:p>
          </table:table-cell>
          <table:table-cell office:value-type="float" office:value="0.0000821624">
            <text:p>8.21624E-005</text:p>
          </table:table-cell>
          <table:table-cell office:value-type="float" office:value="0.866035">
            <text:p>0.86603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3537">
            <text:p>0.83537</text:p>
          </table:table-cell>
          <table:table-cell office:value-type="float" office:value="0.0000821176">
            <text:p>8.21176E-005</text:p>
          </table:table-cell>
          <table:table-cell office:value-type="float" office:value="0.867055">
            <text:p>0.86705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46256">
            <text:p>0.846256</text:p>
          </table:table-cell>
          <table:table-cell office:value-type="float" office:value="0.0000820572">
            <text:p>8.20572E-005</text:p>
          </table:table-cell>
          <table:table-cell office:value-type="float" office:value="0.868429">
            <text:p>0.86842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57141">
            <text:p>0.857141</text:p>
          </table:table-cell>
          <table:table-cell office:value-type="float" office:value="0.0000819759">
            <text:p>8.19759E-005</text:p>
          </table:table-cell>
          <table:table-cell office:value-type="float" office:value="0.870283">
            <text:p>0.87028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68027">
            <text:p>0.868027</text:p>
          </table:table-cell>
          <table:table-cell office:value-type="float" office:value="0.0000818663">
            <text:p>8.18663E-005</text:p>
          </table:table-cell>
          <table:table-cell office:value-type="float" office:value="0.872786">
            <text:p>0.87278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78913">
            <text:p>0.878913</text:p>
          </table:table-cell>
          <table:table-cell office:value-type="float" office:value="0.0000817186">
            <text:p>8.17186E-005</text:p>
          </table:table-cell>
          <table:table-cell office:value-type="float" office:value="0.876171">
            <text:p>0.876171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89798">
            <text:p>0.889798</text:p>
          </table:table-cell>
          <table:table-cell office:value-type="float" office:value="0.0000815191">
            <text:p>8.15191E-005</text:p>
          </table:table-cell>
          <table:table-cell office:value-type="float" office:value="0.880761">
            <text:p>0.880761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00684">
            <text:p>0.900684</text:p>
          </table:table-cell>
          <table:table-cell office:value-type="float" office:value="0.0000812495">
            <text:p>8.12495E-005</text:p>
          </table:table-cell>
          <table:table-cell office:value-type="float" office:value="0.887004">
            <text:p>0.88700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1157">
            <text:p>0.91157</text:p>
          </table:table-cell>
          <table:table-cell office:value-type="float" office:value="0.000080884">
            <text:p>0.000080884</text:p>
          </table:table-cell>
          <table:table-cell office:value-type="float" office:value="0.89553">
            <text:p>0.8955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22455">
            <text:p>0.922455</text:p>
          </table:table-cell>
          <table:table-cell office:value-type="float" office:value="0.0000803872">
            <text:p>8.03872E-005</text:p>
          </table:table-cell>
          <table:table-cell office:value-type="float" office:value="0.907245">
            <text:p>0.90724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33341">
            <text:p>0.933341</text:p>
          </table:table-cell>
          <table:table-cell office:value-type="float" office:value="0.000079709">
            <text:p>0.000079709</text:p>
          </table:table-cell>
          <table:table-cell office:value-type="float" office:value="0.923473">
            <text:p>0.92347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44227">
            <text:p>0.944227</text:p>
          </table:table-cell>
          <table:table-cell office:value-type="float" office:value="0.0000787778">
            <text:p>7.87778E-005</text:p>
          </table:table-cell>
          <table:table-cell office:value-type="float" office:value="0.946209">
            <text:p>0.94620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55112">
            <text:p>0.955112</text:p>
          </table:table-cell>
          <table:table-cell office:value-type="float" office:value="0.0000774892">
            <text:p>7.74892E-005</text:p>
          </table:table-cell>
          <table:table-cell office:value-type="float" office:value="0.978573">
            <text:p>0.978573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65998">
            <text:p>0.965998</text:p>
          </table:table-cell>
          <table:table-cell office:value-type="float" office:value="0.0000756864">
            <text:p>7.56864E-005</text:p>
          </table:table-cell>
          <table:table-cell office:value-type="float" office:value="1.0257">
            <text:p>1.025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76884">
            <text:p>0.976884</text:p>
          </table:table-cell>
          <table:table-cell office:value-type="float" office:value="0.0000731253">
            <text:p>7.31253E-005</text:p>
          </table:table-cell>
          <table:table-cell office:value-type="float" office:value="1.09665">
            <text:p>1.0966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87769">
            <text:p>0.987769</text:p>
          </table:table-cell>
          <table:table-cell office:value-type="float" office:value="0.0000694066">
            <text:p>6.94066E-005</text:p>
          </table:table-cell>
          <table:table-cell office:value-type="float" office:value="1.20898">
            <text:p>1.2089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98655">
            <text:p>0.998655</text:p>
          </table:table-cell>
          <table:table-cell office:value-type="float" office:value="0.0000638323">
            <text:p>6.38323E-005</text:p>
          </table:table-cell>
          <table:table-cell office:value-type="float" office:value="1.40189">
            <text:p>1.4018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0954">
            <text:p>1.00954</text:p>
          </table:table-cell>
          <table:table-cell office:value-type="float" office:value="0.0000550643">
            <text:p>5.50643E-005</text:p>
          </table:table-cell>
          <table:table-cell office:value-type="float" office:value="1.78435">
            <text:p>1.7843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2043">
            <text:p>1.02043</text:p>
          </table:table-cell>
          <table:table-cell office:value-type="float" office:value="0.0000401718">
            <text:p>4.01718E-005</text:p>
          </table:table-cell>
          <table:table-cell office:value-type="float" office:value="2.81656">
            <text:p>2.8165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3131">
            <text:p>1.03131</text:p>
          </table:table-cell>
          <table:table-cell office:value-type="float" office:value="0.0000112441">
            <text:p>1.12441E-005</text:p>
          </table:table-cell>
          <table:table-cell office:value-type="float" office:value="12.6354">
            <text:p>12.635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422">
            <text:p>1.0422</text:p>
          </table:table-cell>
          <table:table-cell office:value-type="float" office:value="-0.0000630744">
            <text:p>-6.30744E-005</text:p>
          </table:table-cell>
          <table:table-cell office:value-type="float" office:value="-3.43075">
            <text:p>-3.43075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5308">
            <text:p>1.05308</text:p>
          </table:table-cell>
          <table:table-cell office:value-type="float" office:value="-0.000574517">
            <text:p>-0.000574517</text:p>
          </table:table-cell>
          <table:table-cell office:value-type="float" office:value="-1.26686">
            <text:p>-1.2668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6397">
            <text:p>1.06397</text:p>
          </table:table-cell>
          <table:table-cell office:value-type="float" office:value="0.000487964">
            <text:p>0.000487964</text:p>
          </table:table-cell>
          <table:table-cell office:value-type="float" office:value="-0.6858">
            <text:p>-0.6858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7485">
            <text:p>1.07485</text:p>
          </table:table-cell>
          <table:table-cell office:value-type="float" office:value="0.000266337">
            <text:p>0.000266337</text:p>
          </table:table-cell>
          <table:table-cell office:value-type="float" office:value="-0.424346">
            <text:p>-0.424346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8574">
            <text:p>1.08574</text:p>
          </table:table-cell>
          <table:table-cell office:value-type="float" office:value="0.000213128">
            <text:p>0.000213128</text:p>
          </table:table-cell>
          <table:table-cell office:value-type="float" office:value="-0.280629">
            <text:p>-0.280629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9663">
            <text:p>1.09663</text:p>
          </table:table-cell>
          <table:table-cell office:value-type="float" office:value="0.000189956">
            <text:p>0.000189956</text:p>
          </table:table-cell>
          <table:table-cell office:value-type="float" office:value="-0.192877">
            <text:p>-0.192877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0751">
            <text:p>1.10751</text:p>
          </table:table-cell>
          <table:table-cell office:value-type="float" office:value="0.000177415">
            <text:p>0.000177415</text:p>
          </table:table-cell>
          <table:table-cell office:value-type="float" office:value="-0.135824">
            <text:p>-0.13582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184">
            <text:p>1.1184</text:p>
          </table:table-cell>
          <table:table-cell office:value-type="float" office:value="0.000169825">
            <text:p>0.000169825</text:p>
          </table:table-cell>
          <table:table-cell office:value-type="float" office:value="-0.097201">
            <text:p>-0.097201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2928">
            <text:p>1.12928</text:p>
          </table:table-cell>
          <table:table-cell office:value-type="float" office:value="0.000164917">
            <text:p>0.000164917</text:p>
          </table:table-cell>
          <table:table-cell office:value-type="float" office:value="-0.070334">
            <text:p>-0.070334</text:p>
          </table:table-cell>
          <table:table-cell office:value-type="float" office:value="0.000366599">
            <text:p>0.00036659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92051">
            <text:p>0.0392051</text:p>
          </table:table-cell>
          <table:table-cell office:value-type="float" office:value="0.0000000134824">
            <text:p>1.34824E-008</text:p>
          </table:table-cell>
          <table:table-cell office:value-type="float" office:value="10943.5">
            <text:p>10943.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0121">
            <text:p>0.050121</text:p>
          </table:table-cell>
          <table:table-cell office:value-type="float" office:value="0.0000000182538">
            <text:p>1.82538E-008</text:p>
          </table:table-cell>
          <table:table-cell office:value-type="float" office:value="8082.73">
            <text:p>8082.7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610369">
            <text:p>0.0610369</text:p>
          </table:table-cell>
          <table:table-cell office:value-type="float" office:value="0.0000000247132">
            <text:p>2.47132E-008</text:p>
          </table:table-cell>
          <table:table-cell office:value-type="float" office:value="5969.84">
            <text:p>5969.8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719528">
            <text:p>0.0719528</text:p>
          </table:table-cell>
          <table:table-cell office:value-type="float" office:value="0.0000000334574">
            <text:p>3.34574E-008</text:p>
          </table:table-cell>
          <table:table-cell office:value-type="float" office:value="4409.34">
            <text:p>4409.3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828687">
            <text:p>0.0828687</text:p>
          </table:table-cell>
          <table:table-cell office:value-type="float" office:value="0.0000000452937">
            <text:p>4.52937E-008</text:p>
          </table:table-cell>
          <table:table-cell office:value-type="float" office:value="3256.81">
            <text:p>3256.81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937846">
            <text:p>0.0937846</text:p>
          </table:table-cell>
          <table:table-cell office:value-type="float" office:value="0.0000000613141">
            <text:p>6.13141E-008</text:p>
          </table:table-cell>
          <table:table-cell office:value-type="float" office:value="2405.6">
            <text:p>2405.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04701">
            <text:p>0.104701</text:p>
          </table:table-cell>
          <table:table-cell office:value-type="float" office:value="0.0000000829949">
            <text:p>0.000000083</text:p>
          </table:table-cell>
          <table:table-cell office:value-type="float" office:value="1776.92">
            <text:p>1776.9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15616">
            <text:p>0.115616</text:p>
          </table:table-cell>
          <table:table-cell office:value-type="float" office:value="0.000000112331">
            <text:p>1.12331E-007</text:p>
          </table:table-cell>
          <table:table-cell office:value-type="float" office:value="1312.6">
            <text:p>1312.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26532">
            <text:p>0.126532</text:p>
          </table:table-cell>
          <table:table-cell office:value-type="float" office:value="0.000000152016">
            <text:p>0.000000152</text:p>
          </table:table-cell>
          <table:table-cell office:value-type="float" office:value="969.677">
            <text:p>969.67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37448">
            <text:p>0.137448</text:p>
          </table:table-cell>
          <table:table-cell office:value-type="float" office:value="0.000000205684">
            <text:p>2.05684E-007</text:p>
          </table:table-cell>
          <table:table-cell office:value-type="float" office:value="716.403">
            <text:p>716.40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48364">
            <text:p>0.148364</text:p>
          </table:table-cell>
          <table:table-cell office:value-type="float" office:value="0.000000278232">
            <text:p>2.78232E-007</text:p>
          </table:table-cell>
          <table:table-cell office:value-type="float" office:value="529.344">
            <text:p>529.34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5928">
            <text:p>0.15928</text:p>
          </table:table-cell>
          <table:table-cell office:value-type="float" office:value="0.000000376243">
            <text:p>3.76243E-007</text:p>
          </table:table-cell>
          <table:table-cell office:value-type="float" office:value="391.189">
            <text:p>391.18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70196">
            <text:p>0.170196</text:p>
          </table:table-cell>
          <table:table-cell office:value-type="float" office:value="0.000000508554">
            <text:p>5.08554E-007</text:p>
          </table:table-cell>
          <table:table-cell office:value-type="float" office:value="289.153">
            <text:p>289.15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81112">
            <text:p>0.181112</text:p>
          </table:table-cell>
          <table:table-cell office:value-type="float" office:value="0.00000068698">
            <text:p>0.000000687</text:p>
          </table:table-cell>
          <table:table-cell office:value-type="float" office:value="213.793">
            <text:p>213.79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92028">
            <text:p>0.192028</text:p>
          </table:table-cell>
          <table:table-cell office:value-type="float" office:value="0.000000927255">
            <text:p>9.27255E-007</text:p>
          </table:table-cell>
          <table:table-cell office:value-type="float" office:value="158.135">
            <text:p>158.13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02944">
            <text:p>0.202944</text:p>
          </table:table-cell>
          <table:table-cell office:value-type="float" office:value="0.0000012502">
            <text:p>1.2502E-006</text:p>
          </table:table-cell>
          <table:table-cell office:value-type="float" office:value="117.028">
            <text:p>117.02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1386">
            <text:p>0.21386</text:p>
          </table:table-cell>
          <table:table-cell office:value-type="float" office:value="0.00000168316">
            <text:p>1.68316E-006</text:p>
          </table:table-cell>
          <table:table-cell office:value-type="float" office:value="86.6674">
            <text:p>86.667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24775">
            <text:p>0.224775</text:p>
          </table:table-cell>
          <table:table-cell office:value-type="float" office:value="0.00000226162">
            <text:p>2.26162E-006</text:p>
          </table:table-cell>
          <table:table-cell office:value-type="float" office:value="64.2445">
            <text:p>64.244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35691">
            <text:p>0.235691</text:p>
          </table:table-cell>
          <table:table-cell office:value-type="float" office:value="0.00000303096">
            <text:p>0.000003031</text:p>
          </table:table-cell>
          <table:table-cell office:value-type="float" office:value="47.6837">
            <text:p>47.683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46607">
            <text:p>0.246607</text:p>
          </table:table-cell>
          <table:table-cell office:value-type="float" office:value="0.00000404796">
            <text:p>0.000004048</text:p>
          </table:table-cell>
          <table:table-cell office:value-type="float" office:value="35.4525">
            <text:p>35.452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57523">
            <text:p>0.257523</text:p>
          </table:table-cell>
          <table:table-cell office:value-type="float" office:value="0.00000538161">
            <text:p>5.38161E-006</text:p>
          </table:table-cell>
          <table:table-cell office:value-type="float" office:value="26.419">
            <text:p>26.41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68439">
            <text:p>0.268439</text:p>
          </table:table-cell>
          <table:table-cell office:value-type="float" office:value="0.00000711221">
            <text:p>7.11221E-006</text:p>
          </table:table-cell>
          <table:table-cell office:value-type="float" office:value="19.7472">
            <text:p>19.747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79355">
            <text:p>0.279355</text:p>
          </table:table-cell>
          <table:table-cell office:value-type="float" office:value="0.00000932754">
            <text:p>9.32754E-006</text:p>
          </table:table-cell>
          <table:table-cell office:value-type="float" office:value="14.8197">
            <text:p>14.819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90271">
            <text:p>0.290271</text:p>
          </table:table-cell>
          <table:table-cell office:value-type="float" office:value="0.0000121145">
            <text:p>1.21145E-005</text:p>
          </table:table-cell>
          <table:table-cell office:value-type="float" office:value="11.1803">
            <text:p>11.180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01187">
            <text:p>0.301187</text:p>
          </table:table-cell>
          <table:table-cell office:value-type="float" office:value="0.0000155448">
            <text:p>1.55448E-005</text:p>
          </table:table-cell>
          <table:table-cell office:value-type="float" office:value="8.49248">
            <text:p>8.4924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12103">
            <text:p>0.312103</text:p>
          </table:table-cell>
          <table:table-cell office:value-type="float" office:value="0.0000196553">
            <text:p>1.96553E-005</text:p>
          </table:table-cell>
          <table:table-cell office:value-type="float" office:value="6.50732">
            <text:p>6.5073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23018">
            <text:p>0.323018</text:p>
          </table:table-cell>
          <table:table-cell office:value-type="float" office:value="0.0000244255">
            <text:p>2.44255E-005</text:p>
          </table:table-cell>
          <table:table-cell office:value-type="float" office:value="5.04116">
            <text:p>5.0411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33934">
            <text:p>0.333934</text:p>
          </table:table-cell>
          <table:table-cell office:value-type="float" office:value="0.0000297599">
            <text:p>2.97599E-005</text:p>
          </table:table-cell>
          <table:table-cell office:value-type="float" office:value="3.95831">
            <text:p>3.95831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4485">
            <text:p>0.34485</text:p>
          </table:table-cell>
          <table:table-cell office:value-type="float" office:value="0.0000354832">
            <text:p>3.54832E-005</text:p>
          </table:table-cell>
          <table:table-cell office:value-type="float" office:value="3.15855">
            <text:p>3.1585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55766">
            <text:p>0.355766</text:p>
          </table:table-cell>
          <table:table-cell office:value-type="float" office:value="0.0000413575">
            <text:p>4.13575E-005</text:p>
          </table:table-cell>
          <table:table-cell office:value-type="float" office:value="2.56788">
            <text:p>2.5678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66682">
            <text:p>0.366682</text:p>
          </table:table-cell>
          <table:table-cell office:value-type="float" office:value="0.0000471188">
            <text:p>4.71188E-005</text:p>
          </table:table-cell>
          <table:table-cell office:value-type="float" office:value="2.13163">
            <text:p>2.1316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77598">
            <text:p>0.377598</text:p>
          </table:table-cell>
          <table:table-cell office:value-type="float" office:value="0.0000525225">
            <text:p>5.25225E-005</text:p>
          </table:table-cell>
          <table:table-cell office:value-type="float" office:value="1.80943">
            <text:p>1.8094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88514">
            <text:p>0.388514</text:p>
          </table:table-cell>
          <table:table-cell office:value-type="float" office:value="0.000057383">
            <text:p>0.000057383</text:p>
          </table:table-cell>
          <table:table-cell office:value-type="float" office:value="1.57147">
            <text:p>1.5714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9943">
            <text:p>0.39943</text:p>
          </table:table-cell>
          <table:table-cell office:value-type="float" office:value="0.0000615926">
            <text:p>6.15926E-005</text:p>
          </table:table-cell>
          <table:table-cell office:value-type="float" office:value="1.39572">
            <text:p>1.3957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0346">
            <text:p>0.410346</text:p>
          </table:table-cell>
          <table:table-cell office:value-type="float" office:value="0.0000651209">
            <text:p>6.51209E-005</text:p>
          </table:table-cell>
          <table:table-cell office:value-type="float" office:value="1.26592">
            <text:p>1.2659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21262">
            <text:p>0.421262</text:p>
          </table:table-cell>
          <table:table-cell office:value-type="float" office:value="0.0000679978">
            <text:p>6.79978E-005</text:p>
          </table:table-cell>
          <table:table-cell office:value-type="float" office:value="1.17005">
            <text:p>1.1700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32177">
            <text:p>0.432177</text:p>
          </table:table-cell>
          <table:table-cell office:value-type="float" office:value="0.0000702913">
            <text:p>7.02913E-005</text:p>
          </table:table-cell>
          <table:table-cell office:value-type="float" office:value="1.09924">
            <text:p>1.0992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43093">
            <text:p>0.443093</text:p>
          </table:table-cell>
          <table:table-cell office:value-type="float" office:value="0.000072087">
            <text:p>0.000072087</text:p>
          </table:table-cell>
          <table:table-cell office:value-type="float" office:value="1.04695">
            <text:p>1.0469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54009">
            <text:p>0.454009</text:p>
          </table:table-cell>
          <table:table-cell office:value-type="float" office:value="0.0000734733">
            <text:p>7.34733E-005</text:p>
          </table:table-cell>
          <table:table-cell office:value-type="float" office:value="1.00833">
            <text:p>1.0083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64925">
            <text:p>0.464925</text:p>
          </table:table-cell>
          <table:table-cell office:value-type="float" office:value="0.0000745319">
            <text:p>7.45319E-005</text:p>
          </table:table-cell>
          <table:table-cell office:value-type="float" office:value="0.979803">
            <text:p>0.97980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75841">
            <text:p>0.475841</text:p>
          </table:table-cell>
          <table:table-cell office:value-type="float" office:value="0.0000753335">
            <text:p>7.53335E-005</text:p>
          </table:table-cell>
          <table:table-cell office:value-type="float" office:value="0.958735">
            <text:p>0.95873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86757">
            <text:p>0.486757</text:p>
          </table:table-cell>
          <table:table-cell office:value-type="float" office:value="0.0000759368">
            <text:p>7.59368E-005</text:p>
          </table:table-cell>
          <table:table-cell office:value-type="float" office:value="0.943176">
            <text:p>0.94317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97673">
            <text:p>0.497673</text:p>
          </table:table-cell>
          <table:table-cell office:value-type="float" office:value="0.0000763885">
            <text:p>7.63885E-005</text:p>
          </table:table-cell>
          <table:table-cell office:value-type="float" office:value="0.931684">
            <text:p>0.93168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08589">
            <text:p>0.508589</text:p>
          </table:table-cell>
          <table:table-cell office:value-type="float" office:value="0.0000767256">
            <text:p>7.67256E-005</text:p>
          </table:table-cell>
          <table:table-cell office:value-type="float" office:value="0.923197">
            <text:p>0.92319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19505">
            <text:p>0.519505</text:p>
          </table:table-cell>
          <table:table-cell office:value-type="float" office:value="0.0000769765">
            <text:p>7.69765E-005</text:p>
          </table:table-cell>
          <table:table-cell office:value-type="float" office:value="0.916928">
            <text:p>0.91692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30421">
            <text:p>0.530421</text:p>
          </table:table-cell>
          <table:table-cell office:value-type="float" office:value="0.0000771629">
            <text:p>7.71629E-005</text:p>
          </table:table-cell>
          <table:table-cell office:value-type="float" office:value="0.912299">
            <text:p>0.91229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41336">
            <text:p>0.541336</text:p>
          </table:table-cell>
          <table:table-cell office:value-type="float" office:value="0.0000773011">
            <text:p>7.73011E-005</text:p>
          </table:table-cell>
          <table:table-cell office:value-type="float" office:value="0.90888">
            <text:p>0.9088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2252">
            <text:p>0.552252</text:p>
          </table:table-cell>
          <table:table-cell office:value-type="float" office:value="0.0000774035">
            <text:p>7.74035E-005</text:p>
          </table:table-cell>
          <table:table-cell office:value-type="float" office:value="0.906355">
            <text:p>0.90635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63168">
            <text:p>0.563168</text:p>
          </table:table-cell>
          <table:table-cell office:value-type="float" office:value="0.0000774793">
            <text:p>7.74793E-005</text:p>
          </table:table-cell>
          <table:table-cell office:value-type="float" office:value="0.90449">
            <text:p>0.9044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74084">
            <text:p>0.574084</text:p>
          </table:table-cell>
          <table:table-cell office:value-type="float" office:value="0.0000775353">
            <text:p>7.75353E-005</text:p>
          </table:table-cell>
          <table:table-cell office:value-type="float" office:value="0.903113">
            <text:p>0.90311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85">
            <text:p>0.585</text:p>
          </table:table-cell>
          <table:table-cell office:value-type="float" office:value="0.0000775768">
            <text:p>7.75768E-005</text:p>
          </table:table-cell>
          <table:table-cell office:value-type="float" office:value="0.902097">
            <text:p>0.90209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95916">
            <text:p>0.595916</text:p>
          </table:table-cell>
          <table:table-cell office:value-type="float" office:value="0.0000776074">
            <text:p>7.76074E-005</text:p>
          </table:table-cell>
          <table:table-cell office:value-type="float" office:value="0.901346">
            <text:p>0.90134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06832">
            <text:p>0.606832</text:p>
          </table:table-cell>
          <table:table-cell office:value-type="float" office:value="0.00007763">
            <text:p>0.00007763</text:p>
          </table:table-cell>
          <table:table-cell office:value-type="float" office:value="0.900793">
            <text:p>0.90079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17748">
            <text:p>0.617748</text:p>
          </table:table-cell>
          <table:table-cell office:value-type="float" office:value="0.0000776466">
            <text:p>7.76466E-005</text:p>
          </table:table-cell>
          <table:table-cell office:value-type="float" office:value="0.900385">
            <text:p>0.90038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28664">
            <text:p>0.628664</text:p>
          </table:table-cell>
          <table:table-cell office:value-type="float" office:value="0.0000776589">
            <text:p>7.76589E-005</text:p>
          </table:table-cell>
          <table:table-cell office:value-type="float" office:value="0.900085">
            <text:p>0.90008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39579">
            <text:p>0.639579</text:p>
          </table:table-cell>
          <table:table-cell office:value-type="float" office:value="0.0000776679">
            <text:p>7.76679E-005</text:p>
          </table:table-cell>
          <table:table-cell office:value-type="float" office:value="0.899865">
            <text:p>0.89986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50495">
            <text:p>0.650495</text:p>
          </table:table-cell>
          <table:table-cell office:value-type="float" office:value="0.0000776744">
            <text:p>7.76744E-005</text:p>
          </table:table-cell>
          <table:table-cell office:value-type="float" office:value="0.899705">
            <text:p>0.89970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61411">
            <text:p>0.661411</text:p>
          </table:table-cell>
          <table:table-cell office:value-type="float" office:value="0.0000776791">
            <text:p>7.76791E-005</text:p>
          </table:table-cell>
          <table:table-cell office:value-type="float" office:value="0.89959">
            <text:p>0.8995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72327">
            <text:p>0.672327</text:p>
          </table:table-cell>
          <table:table-cell office:value-type="float" office:value="0.0000776825">
            <text:p>7.76825E-005</text:p>
          </table:table-cell>
          <table:table-cell office:value-type="float" office:value="0.899509">
            <text:p>0.89950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83243">
            <text:p>0.683243</text:p>
          </table:table-cell>
          <table:table-cell office:value-type="float" office:value="0.0000776847">
            <text:p>7.76847E-005</text:p>
          </table:table-cell>
          <table:table-cell office:value-type="float" office:value="0.899454">
            <text:p>0.89945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94159">
            <text:p>0.694159</text:p>
          </table:table-cell>
          <table:table-cell office:value-type="float" office:value="0.000077686">
            <text:p>0.000077686</text:p>
          </table:table-cell>
          <table:table-cell office:value-type="float" office:value="0.899422">
            <text:p>0.89942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05075">
            <text:p>0.705075</text:p>
          </table:table-cell>
          <table:table-cell office:value-type="float" office:value="0.0000776866">
            <text:p>7.76866E-005</text:p>
          </table:table-cell>
          <table:table-cell office:value-type="float" office:value="0.899408">
            <text:p>0.89940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15991">
            <text:p>0.715991</text:p>
          </table:table-cell>
          <table:table-cell office:value-type="float" office:value="0.0000776864">
            <text:p>7.76864E-005</text:p>
          </table:table-cell>
          <table:table-cell office:value-type="float" office:value="0.899412">
            <text:p>0.89941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26907">
            <text:p>0.726907</text:p>
          </table:table-cell>
          <table:table-cell office:value-type="float" office:value="0.0000776855">
            <text:p>7.76855E-005</text:p>
          </table:table-cell>
          <table:table-cell office:value-type="float" office:value="0.899433">
            <text:p>0.89943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37823">
            <text:p>0.737823</text:p>
          </table:table-cell>
          <table:table-cell office:value-type="float" office:value="0.0000776838">
            <text:p>7.76838E-005</text:p>
          </table:table-cell>
          <table:table-cell office:value-type="float" office:value="0.899475">
            <text:p>0.89947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48738">
            <text:p>0.748738</text:p>
          </table:table-cell>
          <table:table-cell office:value-type="float" office:value="0.0000776812">
            <text:p>7.76812E-005</text:p>
          </table:table-cell>
          <table:table-cell office:value-type="float" office:value="0.89954">
            <text:p>0.8995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59654">
            <text:p>0.759654</text:p>
          </table:table-cell>
          <table:table-cell office:value-type="float" office:value="0.0000776773">
            <text:p>7.76773E-005</text:p>
          </table:table-cell>
          <table:table-cell office:value-type="float" office:value="0.899634">
            <text:p>0.89963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7057">
            <text:p>0.77057</text:p>
          </table:table-cell>
          <table:table-cell office:value-type="float" office:value="0.0000776719">
            <text:p>7.76719E-005</text:p>
          </table:table-cell>
          <table:table-cell office:value-type="float" office:value="0.899768">
            <text:p>0.89976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81486">
            <text:p>0.781486</text:p>
          </table:table-cell>
          <table:table-cell office:value-type="float" office:value="0.0000776643">
            <text:p>7.76643E-005</text:p>
          </table:table-cell>
          <table:table-cell office:value-type="float" office:value="0.899952">
            <text:p>0.89995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92402">
            <text:p>0.792402</text:p>
          </table:table-cell>
          <table:table-cell office:value-type="float" office:value="0.000077654">
            <text:p>0.000077654</text:p>
          </table:table-cell>
          <table:table-cell office:value-type="float" office:value="0.900203">
            <text:p>0.90020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03318">
            <text:p>0.803318</text:p>
          </table:table-cell>
          <table:table-cell office:value-type="float" office:value="0.00007764">
            <text:p>0.00007764</text:p>
          </table:table-cell>
          <table:table-cell office:value-type="float" office:value="0.900547">
            <text:p>0.90054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14234">
            <text:p>0.814234</text:p>
          </table:table-cell>
          <table:table-cell office:value-type="float" office:value="0.000077621">
            <text:p>0.000077621</text:p>
          </table:table-cell>
          <table:table-cell office:value-type="float" office:value="0.901013">
            <text:p>0.90101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2515">
            <text:p>0.82515</text:p>
          </table:table-cell>
          <table:table-cell office:value-type="float" office:value="0.0000775951">
            <text:p>7.75951E-005</text:p>
          </table:table-cell>
          <table:table-cell office:value-type="float" office:value="0.901647">
            <text:p>0.90164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36066">
            <text:p>0.836066</text:p>
          </table:table-cell>
          <table:table-cell office:value-type="float" office:value="0.00007756">
            <text:p>0.00007756</text:p>
          </table:table-cell>
          <table:table-cell office:value-type="float" office:value="0.902507">
            <text:p>0.90250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46982">
            <text:p>0.846982</text:p>
          </table:table-cell>
          <table:table-cell office:value-type="float" office:value="0.0000775124">
            <text:p>7.75124E-005</text:p>
          </table:table-cell>
          <table:table-cell office:value-type="float" office:value="0.903675">
            <text:p>0.90367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57897">
            <text:p>0.857897</text:p>
          </table:table-cell>
          <table:table-cell office:value-type="float" office:value="0.0000774479">
            <text:p>7.74479E-005</text:p>
          </table:table-cell>
          <table:table-cell office:value-type="float" office:value="0.905262">
            <text:p>0.90526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68813">
            <text:p>0.868813</text:p>
          </table:table-cell>
          <table:table-cell office:value-type="float" office:value="0.0000773603">
            <text:p>7.73603E-005</text:p>
          </table:table-cell>
          <table:table-cell office:value-type="float" office:value="0.907419">
            <text:p>0.90741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79729">
            <text:p>0.879729</text:p>
          </table:table-cell>
          <table:table-cell office:value-type="float" office:value="0.0000772413">
            <text:p>7.72413E-005</text:p>
          </table:table-cell>
          <table:table-cell office:value-type="float" office:value="0.910357">
            <text:p>0.91035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90645">
            <text:p>0.890645</text:p>
          </table:table-cell>
          <table:table-cell office:value-type="float" office:value="0.0000770796">
            <text:p>7.70796E-005</text:p>
          </table:table-cell>
          <table:table-cell office:value-type="float" office:value="0.914366">
            <text:p>0.91436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01561">
            <text:p>0.901561</text:p>
          </table:table-cell>
          <table:table-cell office:value-type="float" office:value="0.0000768594">
            <text:p>7.68594E-005</text:p>
          </table:table-cell>
          <table:table-cell office:value-type="float" office:value="0.91985">
            <text:p>0.9198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12477">
            <text:p>0.912477</text:p>
          </table:table-cell>
          <table:table-cell office:value-type="float" office:value="0.0000765591">
            <text:p>7.65591E-005</text:p>
          </table:table-cell>
          <table:table-cell office:value-type="float" office:value="0.927381">
            <text:p>0.927381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23393">
            <text:p>0.923393</text:p>
          </table:table-cell>
          <table:table-cell office:value-type="float" office:value="0.0000761483">
            <text:p>7.61483E-005</text:p>
          </table:table-cell>
          <table:table-cell office:value-type="float" office:value="0.937777">
            <text:p>0.937777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34309">
            <text:p>0.934309</text:p>
          </table:table-cell>
          <table:table-cell office:value-type="float" office:value="0.0000755846">
            <text:p>7.55846E-005</text:p>
          </table:table-cell>
          <table:table-cell office:value-type="float" office:value="0.952231">
            <text:p>0.952231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45225">
            <text:p>0.945225</text:p>
          </table:table-cell>
          <table:table-cell office:value-type="float" office:value="0.0000748069">
            <text:p>7.48069E-005</text:p>
          </table:table-cell>
          <table:table-cell office:value-type="float" office:value="0.972525">
            <text:p>0.97252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5614">
            <text:p>0.95614</text:p>
          </table:table-cell>
          <table:table-cell office:value-type="float" office:value="0.0000737268">
            <text:p>7.37268E-005</text:p>
          </table:table-cell>
          <table:table-cell office:value-type="float" office:value="1.00142">
            <text:p>1.00142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67056">
            <text:p>0.967056</text:p>
          </table:table-cell>
          <table:table-cell office:value-type="float" office:value="0.0000722122">
            <text:p>7.22122E-005</text:p>
          </table:table-cell>
          <table:table-cell office:value-type="float" office:value="1.0434">
            <text:p>1.0434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77972">
            <text:p>0.977972</text:p>
          </table:table-cell>
          <table:table-cell office:value-type="float" office:value="0.0000700596">
            <text:p>7.00596E-005</text:p>
          </table:table-cell>
          <table:table-cell office:value-type="float" office:value="1.10619">
            <text:p>1.1061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88888">
            <text:p>0.988888</text:p>
          </table:table-cell>
          <table:table-cell office:value-type="float" office:value="0.0000669411">
            <text:p>6.69411E-005</text:p>
          </table:table-cell>
          <table:table-cell office:value-type="float" office:value="1.2043">
            <text:p>1.204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99804">
            <text:p>0.999804</text:p>
          </table:table-cell>
          <table:table-cell office:value-type="float" office:value="0.0000622957">
            <text:p>6.22957E-005</text:p>
          </table:table-cell>
          <table:table-cell office:value-type="float" office:value="1.36868">
            <text:p>1.36868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1072">
            <text:p>1.01072</text:p>
          </table:table-cell>
          <table:table-cell office:value-type="float" office:value="0.0000550805">
            <text:p>5.50805E-005</text:p>
          </table:table-cell>
          <table:table-cell office:value-type="float" office:value="1.67896">
            <text:p>1.6789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2164">
            <text:p>1.02164</text:p>
          </table:table-cell>
          <table:table-cell office:value-type="float" office:value="0.0000431136">
            <text:p>4.31136E-005</text:p>
          </table:table-cell>
          <table:table-cell office:value-type="float" office:value="2.42255">
            <text:p>2.4225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3255">
            <text:p>1.03255</text:p>
          </table:table-cell>
          <table:table-cell office:value-type="float" office:value="0.0000209265">
            <text:p>2.09265E-005</text:p>
          </table:table-cell>
          <table:table-cell office:value-type="float" office:value="6.05129">
            <text:p>6.0512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4347">
            <text:p>1.04347</text:p>
          </table:table-cell>
          <table:table-cell office:value-type="float" office:value="-0.0000302018">
            <text:p>-3.02018E-005</text:p>
          </table:table-cell>
          <table:table-cell office:value-type="float" office:value="-5.88576">
            <text:p>-5.8857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5438">
            <text:p>1.05438</text:p>
          </table:table-cell>
          <table:table-cell office:value-type="float" office:value="-0.000244567">
            <text:p>-0.000244567</text:p>
          </table:table-cell>
          <table:table-cell office:value-type="float" office:value="-1.60335">
            <text:p>-1.60335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653">
            <text:p>1.0653</text:p>
          </table:table-cell>
          <table:table-cell office:value-type="float" office:value="0.000767229">
            <text:p>0.000767229</text:p>
          </table:table-cell>
          <table:table-cell office:value-type="float" office:value="-0.807673">
            <text:p>-0.80767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7622">
            <text:p>1.07622</text:p>
          </table:table-cell>
          <table:table-cell office:value-type="float" office:value="0.000285457">
            <text:p>0.000285457</text:p>
          </table:table-cell>
          <table:table-cell office:value-type="float" office:value="-0.483081">
            <text:p>-0.483081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8713">
            <text:p>1.08713</text:p>
          </table:table-cell>
          <table:table-cell office:value-type="float" office:value="0.000214739">
            <text:p>0.000214739</text:p>
          </table:table-cell>
          <table:table-cell office:value-type="float" office:value="-0.312846">
            <text:p>-0.31284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9805">
            <text:p>1.09805</text:p>
          </table:table-cell>
          <table:table-cell office:value-type="float" office:value="0.000187208">
            <text:p>0.000187208</text:p>
          </table:table-cell>
          <table:table-cell office:value-type="float" office:value="-0.211793">
            <text:p>-0.211793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0896">
            <text:p>1.10896</text:p>
          </table:table-cell>
          <table:table-cell office:value-type="float" office:value="0.000173059">
            <text:p>0.000173059</text:p>
          </table:table-cell>
          <table:table-cell office:value-type="float" office:value="-0.147349">
            <text:p>-0.147349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1988">
            <text:p>1.11988</text:p>
          </table:table-cell>
          <table:table-cell office:value-type="float" office:value="0.000164751">
            <text:p>0.000164751</text:p>
          </table:table-cell>
          <table:table-cell office:value-type="float" office:value="-0.104356">
            <text:p>-0.104356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3079">
            <text:p>1.13079</text:p>
          </table:table-cell>
          <table:table-cell office:value-type="float" office:value="0.000159489">
            <text:p>0.000159489</text:p>
          </table:table-cell>
          <table:table-cell office:value-type="float" office:value="-0.0748041">
            <text:p>-0.0748041</text:p>
          </table:table-cell>
          <table:table-cell office:value-type="float" office:value="0.000286444">
            <text:p>0.00028644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77095">
            <text:p>0.0377095</text:p>
          </table:table-cell>
          <table:table-cell office:value-type="float" office:value="0.0000000128553">
            <text:p>1.28553E-008</text:p>
          </table:table-cell>
          <table:table-cell office:value-type="float" office:value="11124.1">
            <text:p>11124.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486553">
            <text:p>0.0486553</text:p>
          </table:table-cell>
          <table:table-cell office:value-type="float" office:value="0.0000000175493">
            <text:p>1.75493E-008</text:p>
          </table:table-cell>
          <table:table-cell office:value-type="float" office:value="8148.37">
            <text:p>8148.3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596011">
            <text:p>0.0596011</text:p>
          </table:table-cell>
          <table:table-cell office:value-type="float" office:value="0.0000000239567">
            <text:p>0.000000024</text:p>
          </table:table-cell>
          <table:table-cell office:value-type="float" office:value="5968.74">
            <text:p>5968.7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5469">
            <text:p>0.0705469</text:p>
          </table:table-cell>
          <table:table-cell office:value-type="float" office:value="0.0000000327026">
            <text:p>3.27026E-008</text:p>
          </table:table-cell>
          <table:table-cell office:value-type="float" office:value="4372.22">
            <text:p>4372.2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814928">
            <text:p>0.0814928</text:p>
          </table:table-cell>
          <table:table-cell office:value-type="float" office:value="0.0000000446392">
            <text:p>4.46392E-008</text:p>
          </table:table-cell>
          <table:table-cell office:value-type="float" office:value="3202.81">
            <text:p>3202.8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924386">
            <text:p>0.0924386</text:p>
          </table:table-cell>
          <table:table-cell office:value-type="float" office:value="0.000000060929">
            <text:p>6.0929E-008</text:p>
          </table:table-cell>
          <table:table-cell office:value-type="float" office:value="2346.25">
            <text:p>2346.2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03384">
            <text:p>0.103384</text:p>
          </table:table-cell>
          <table:table-cell office:value-type="float" office:value="0.0000000831563">
            <text:p>8.31563E-008</text:p>
          </table:table-cell>
          <table:table-cell office:value-type="float" office:value="1718.84">
            <text:p>1718.8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1433">
            <text:p>0.11433</text:p>
          </table:table-cell>
          <table:table-cell office:value-type="float" office:value="0.000000113479">
            <text:p>1.13479E-007</text:p>
          </table:table-cell>
          <table:table-cell office:value-type="float" office:value="1259.28">
            <text:p>1259.2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25276">
            <text:p>0.125276</text:p>
          </table:table-cell>
          <table:table-cell office:value-type="float" office:value="0.000000154836">
            <text:p>1.54836E-007</text:p>
          </table:table-cell>
          <table:table-cell office:value-type="float" office:value="922.662">
            <text:p>922.66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36222">
            <text:p>0.136222</text:p>
          </table:table-cell>
          <table:table-cell office:value-type="float" office:value="0.000000211219">
            <text:p>2.11219E-007</text:p>
          </table:table-cell>
          <table:table-cell office:value-type="float" office:value="676.098">
            <text:p>676.09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47168">
            <text:p>0.147168</text:p>
          </table:table-cell>
          <table:table-cell office:value-type="float" office:value="0.00000028805">
            <text:p>2.8805E-007</text:p>
          </table:table-cell>
          <table:table-cell office:value-type="float" office:value="495.496">
            <text:p>495.49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58113">
            <text:p>0.158113</text:p>
          </table:table-cell>
          <table:table-cell office:value-type="float" office:value="0.000000392673">
            <text:p>3.92673E-007</text:p>
          </table:table-cell>
          <table:table-cell office:value-type="float" office:value="363.21">
            <text:p>363.2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69059">
            <text:p>0.169059</text:p>
          </table:table-cell>
          <table:table-cell office:value-type="float" office:value="0.00000053501">
            <text:p>0.000000535</text:p>
          </table:table-cell>
          <table:table-cell office:value-type="float" office:value="266.314">
            <text:p>266.31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80005">
            <text:p>0.180005</text:p>
          </table:table-cell>
          <table:table-cell office:value-type="float" office:value="0.000000728408">
            <text:p>7.28408E-007</text:p>
          </table:table-cell>
          <table:table-cell office:value-type="float" office:value="195.34">
            <text:p>195.3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90951">
            <text:p>0.190951</text:p>
          </table:table-cell>
          <table:table-cell office:value-type="float" office:value="0.000000990733">
            <text:p>9.90733E-007</text:p>
          </table:table-cell>
          <table:table-cell office:value-type="float" office:value="143.353">
            <text:p>143.353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01897">
            <text:p>0.201897</text:p>
          </table:table-cell>
          <table:table-cell office:value-type="float" office:value="0.00000134572">
            <text:p>1.34572E-006</text:p>
          </table:table-cell>
          <table:table-cell office:value-type="float" office:value="105.275">
            <text:p>105.27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12842">
            <text:p>0.212842</text:p>
          </table:table-cell>
          <table:table-cell office:value-type="float" office:value="0.00000182458">
            <text:p>1.82458E-006</text:p>
          </table:table-cell>
          <table:table-cell office:value-type="float" office:value="77.3827">
            <text:p>77.382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23788">
            <text:p>0.223788</text:p>
          </table:table-cell>
          <table:table-cell office:value-type="float" office:value="0.0000024678">
            <text:p>2.4678E-006</text:p>
          </table:table-cell>
          <table:table-cell office:value-type="float" office:value="56.9527">
            <text:p>56.952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34734">
            <text:p>0.234734</text:p>
          </table:table-cell>
          <table:table-cell office:value-type="float" office:value="0.00000332686">
            <text:p>3.32686E-006</text:p>
          </table:table-cell>
          <table:table-cell office:value-type="float" office:value="41.9882">
            <text:p>41.988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4568">
            <text:p>0.24568</text:p>
          </table:table-cell>
          <table:table-cell office:value-type="float" office:value="0.00000446546">
            <text:p>4.46546E-006</text:p>
          </table:table-cell>
          <table:table-cell office:value-type="float" office:value="31.0271">
            <text:p>31.027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56626">
            <text:p>0.256626</text:p>
          </table:table-cell>
          <table:table-cell office:value-type="float" office:value="0.00000595939">
            <text:p>5.95939E-006</text:p>
          </table:table-cell>
          <table:table-cell office:value-type="float" office:value="22.9984">
            <text:p>22.998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67572">
            <text:p>0.267572</text:p>
          </table:table-cell>
          <table:table-cell office:value-type="float" office:value="0.00000789377">
            <text:p>7.89377E-006</text:p>
          </table:table-cell>
          <table:table-cell office:value-type="float" office:value="17.1175">
            <text:p>17.117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78517">
            <text:p>0.278517</text:p>
          </table:table-cell>
          <table:table-cell office:value-type="float" office:value="0.000010356">
            <text:p>0.000010356</text:p>
          </table:table-cell>
          <table:table-cell office:value-type="float" office:value="12.81">
            <text:p>12.8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89463">
            <text:p>0.289463</text:p>
          </table:table-cell>
          <table:table-cell office:value-type="float" office:value="0.0000134226">
            <text:p>1.34226E-005</text:p>
          </table:table-cell>
          <table:table-cell office:value-type="float" office:value="9.6548">
            <text:p>9.654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00409">
            <text:p>0.300409</text:p>
          </table:table-cell>
          <table:table-cell office:value-type="float" office:value="0.0000171405">
            <text:p>1.71405E-005</text:p>
          </table:table-cell>
          <table:table-cell office:value-type="float" office:value="7.34371">
            <text:p>7.3437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11355">
            <text:p>0.311355</text:p>
          </table:table-cell>
          <table:table-cell office:value-type="float" office:value="0.0000215032">
            <text:p>2.15032E-005</text:p>
          </table:table-cell>
          <table:table-cell office:value-type="float" office:value="5.6509">
            <text:p>5.650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22301">
            <text:p>0.322301</text:p>
          </table:table-cell>
          <table:table-cell office:value-type="float" office:value="0.0000264307">
            <text:p>2.64307E-005</text:p>
          </table:table-cell>
          <table:table-cell office:value-type="float" office:value="4.41096">
            <text:p>4.4109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33246">
            <text:p>0.333246</text:p>
          </table:table-cell>
          <table:table-cell office:value-type="float" office:value="0.000031762">
            <text:p>0.000031762</text:p>
          </table:table-cell>
          <table:table-cell office:value-type="float" office:value="3.50273">
            <text:p>3.50273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44192">
            <text:p>0.344192</text:p>
          </table:table-cell>
          <table:table-cell office:value-type="float" office:value="0.0000372681">
            <text:p>3.72681E-005</text:p>
          </table:table-cell>
          <table:table-cell office:value-type="float" office:value="2.83748">
            <text:p>2.8374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55138">
            <text:p>0.355138</text:p>
          </table:table-cell>
          <table:table-cell office:value-type="float" office:value="0.0000426887">
            <text:p>4.26887E-005</text:p>
          </table:table-cell>
          <table:table-cell office:value-type="float" office:value="2.3502">
            <text:p>2.350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66084">
            <text:p>0.366084</text:p>
          </table:table-cell>
          <table:table-cell office:value-type="float" office:value="0.0000477789">
            <text:p>4.77789E-005</text:p>
          </table:table-cell>
          <table:table-cell office:value-type="float" office:value="1.99328">
            <text:p>1.9932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7703">
            <text:p>0.37703</text:p>
          </table:table-cell>
          <table:table-cell office:value-type="float" office:value="0.0000523513">
            <text:p>5.23513E-005</text:p>
          </table:table-cell>
          <table:table-cell office:value-type="float" office:value="1.73184">
            <text:p>1.7318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87975">
            <text:p>0.387975</text:p>
          </table:table-cell>
          <table:table-cell office:value-type="float" office:value="0.0000562976">
            <text:p>5.62976E-005</text:p>
          </table:table-cell>
          <table:table-cell office:value-type="float" office:value="1.54035">
            <text:p>1.5403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98921">
            <text:p>0.398921</text:p>
          </table:table-cell>
          <table:table-cell office:value-type="float" office:value="0.0000595878">
            <text:p>5.95878E-005</text:p>
          </table:table-cell>
          <table:table-cell office:value-type="float" office:value="1.40008">
            <text:p>1.4000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09867">
            <text:p>0.409867</text:p>
          </table:table-cell>
          <table:table-cell office:value-type="float" office:value="0.0000622526">
            <text:p>6.22526E-005</text:p>
          </table:table-cell>
          <table:table-cell office:value-type="float" office:value="1.29734">
            <text:p>1.2973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20813">
            <text:p>0.420813</text:p>
          </table:table-cell>
          <table:table-cell office:value-type="float" office:value="0.0000643609">
            <text:p>6.43609E-005</text:p>
          </table:table-cell>
          <table:table-cell office:value-type="float" office:value="1.22209">
            <text:p>1.2220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1759">
            <text:p>0.431759</text:p>
          </table:table-cell>
          <table:table-cell office:value-type="float" office:value="0.0000659981">
            <text:p>6.59981E-005</text:p>
          </table:table-cell>
          <table:table-cell office:value-type="float" office:value="1.16697">
            <text:p>1.1669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42704">
            <text:p>0.442704</text:p>
          </table:table-cell>
          <table:table-cell office:value-type="float" office:value="0.0000672511">
            <text:p>6.72511E-005</text:p>
          </table:table-cell>
          <table:table-cell office:value-type="float" office:value="1.12659">
            <text:p>1.1265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5365">
            <text:p>0.45365</text:p>
          </table:table-cell>
          <table:table-cell office:value-type="float" office:value="0.0000681996">
            <text:p>6.81996E-005</text:p>
          </table:table-cell>
          <table:table-cell office:value-type="float" office:value="1.09702">
            <text:p>1.0970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64596">
            <text:p>0.464596</text:p>
          </table:table-cell>
          <table:table-cell office:value-type="float" office:value="0.0000689114">
            <text:p>6.89114E-005</text:p>
          </table:table-cell>
          <table:table-cell office:value-type="float" office:value="1.07535">
            <text:p>1.0753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75542">
            <text:p>0.475542</text:p>
          </table:table-cell>
          <table:table-cell office:value-type="float" office:value="0.0000694423">
            <text:p>6.94423E-005</text:p>
          </table:table-cell>
          <table:table-cell office:value-type="float" office:value="1.05949">
            <text:p>1.0594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86488">
            <text:p>0.486488</text:p>
          </table:table-cell>
          <table:table-cell office:value-type="float" office:value="0.0000698364">
            <text:p>6.98364E-005</text:p>
          </table:table-cell>
          <table:table-cell office:value-type="float" office:value="1.04787">
            <text:p>1.0478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97434">
            <text:p>0.497434</text:p>
          </table:table-cell>
          <table:table-cell office:value-type="float" office:value="0.000070128">
            <text:p>0.000070128</text:p>
          </table:table-cell>
          <table:table-cell office:value-type="float" office:value="1.03935">
            <text:p>1.0393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08379">
            <text:p>0.508379</text:p>
          </table:table-cell>
          <table:table-cell office:value-type="float" office:value="0.000070343">
            <text:p>0.000070343</text:p>
          </table:table-cell>
          <table:table-cell office:value-type="float" office:value="1.03312">
            <text:p>1.0331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19325">
            <text:p>0.519325</text:p>
          </table:table-cell>
          <table:table-cell office:value-type="float" office:value="0.0000705014">
            <text:p>7.05014E-005</text:p>
          </table:table-cell>
          <table:table-cell office:value-type="float" office:value="1.02855">
            <text:p>1.0285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30271">
            <text:p>0.530271</text:p>
          </table:table-cell>
          <table:table-cell office:value-type="float" office:value="0.0000706179">
            <text:p>7.06179E-005</text:p>
          </table:table-cell>
          <table:table-cell office:value-type="float" office:value="1.0252">
            <text:p>1.025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41217">
            <text:p>0.541217</text:p>
          </table:table-cell>
          <table:table-cell office:value-type="float" office:value="0.0000707034">
            <text:p>7.07034E-005</text:p>
          </table:table-cell>
          <table:table-cell office:value-type="float" office:value="1.02275">
            <text:p>1.0227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52163">
            <text:p>0.552163</text:p>
          </table:table-cell>
          <table:table-cell office:value-type="float" office:value="0.0000707662">
            <text:p>7.07662E-005</text:p>
          </table:table-cell>
          <table:table-cell office:value-type="float" office:value="1.02096">
            <text:p>1.0209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63108">
            <text:p>0.563108</text:p>
          </table:table-cell>
          <table:table-cell office:value-type="float" office:value="0.0000708123">
            <text:p>7.08123E-005</text:p>
          </table:table-cell>
          <table:table-cell office:value-type="float" office:value="1.01964">
            <text:p>1.0196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74054">
            <text:p>0.574054</text:p>
          </table:table-cell>
          <table:table-cell office:value-type="float" office:value="0.000070846">
            <text:p>0.000070846</text:p>
          </table:table-cell>
          <table:table-cell office:value-type="float" office:value="1.01868">
            <text:p>1.0186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85">
            <text:p>0.585</text:p>
          </table:table-cell>
          <table:table-cell office:value-type="float" office:value="0.0000708708">
            <text:p>7.08708E-005</text:p>
          </table:table-cell>
          <table:table-cell office:value-type="float" office:value="1.01798">
            <text:p>1.0179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95946">
            <text:p>0.595946</text:p>
          </table:table-cell>
          <table:table-cell office:value-type="float" office:value="0.0000708889">
            <text:p>7.08889E-005</text:p>
          </table:table-cell>
          <table:table-cell office:value-type="float" office:value="1.01746">
            <text:p>1.0174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06892">
            <text:p>0.606892</text:p>
          </table:table-cell>
          <table:table-cell office:value-type="float" office:value="0.0000709022">
            <text:p>7.09022E-005</text:p>
          </table:table-cell>
          <table:table-cell office:value-type="float" office:value="1.01708">
            <text:p>1.0170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17837">
            <text:p>0.617837</text:p>
          </table:table-cell>
          <table:table-cell office:value-type="float" office:value="0.0000709118">
            <text:p>7.09118E-005</text:p>
          </table:table-cell>
          <table:table-cell office:value-type="float" office:value="1.01681">
            <text:p>1.0168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28783">
            <text:p>0.628783</text:p>
          </table:table-cell>
          <table:table-cell office:value-type="float" office:value="0.0000709189">
            <text:p>7.09189E-005</text:p>
          </table:table-cell>
          <table:table-cell office:value-type="float" office:value="1.01661">
            <text:p>1.0166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39729">
            <text:p>0.639729</text:p>
          </table:table-cell>
          <table:table-cell office:value-type="float" office:value="0.000070924">
            <text:p>0.000070924</text:p>
          </table:table-cell>
          <table:table-cell office:value-type="float" office:value="1.01646">
            <text:p>1.0164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50675">
            <text:p>0.650675</text:p>
          </table:table-cell>
          <table:table-cell office:value-type="float" office:value="0.0000709277">
            <text:p>7.09277E-005</text:p>
          </table:table-cell>
          <table:table-cell office:value-type="float" office:value="1.01636">
            <text:p>1.0163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61621">
            <text:p>0.661621</text:p>
          </table:table-cell>
          <table:table-cell office:value-type="float" office:value="0.0000709303">
            <text:p>7.09303E-005</text:p>
          </table:table-cell>
          <table:table-cell office:value-type="float" office:value="1.01628">
            <text:p>1.0162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72566">
            <text:p>0.672566</text:p>
          </table:table-cell>
          <table:table-cell office:value-type="float" office:value="0.0000709321">
            <text:p>7.09321E-005</text:p>
          </table:table-cell>
          <table:table-cell office:value-type="float" office:value="1.01623">
            <text:p>1.01623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83512">
            <text:p>0.683512</text:p>
          </table:table-cell>
          <table:table-cell office:value-type="float" office:value="0.0000709333">
            <text:p>7.09333E-005</text:p>
          </table:table-cell>
          <table:table-cell office:value-type="float" office:value="1.0162">
            <text:p>1.016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94458">
            <text:p>0.694458</text:p>
          </table:table-cell>
          <table:table-cell office:value-type="float" office:value="0.0000709339">
            <text:p>7.09339E-005</text:p>
          </table:table-cell>
          <table:table-cell office:value-type="float" office:value="1.01618">
            <text:p>1.0161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05404">
            <text:p>0.705404</text:p>
          </table:table-cell>
          <table:table-cell office:value-type="float" office:value="0.000070934">
            <text:p>0.000070934</text:p>
          </table:table-cell>
          <table:table-cell office:value-type="float" office:value="1.01618">
            <text:p>1.0161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1635">
            <text:p>0.71635</text:p>
          </table:table-cell>
          <table:table-cell office:value-type="float" office:value="0.0000709337">
            <text:p>7.09337E-005</text:p>
          </table:table-cell>
          <table:table-cell office:value-type="float" office:value="1.01619">
            <text:p>1.0161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27296">
            <text:p>0.727296</text:p>
          </table:table-cell>
          <table:table-cell office:value-type="float" office:value="0.0000709328">
            <text:p>7.09328E-005</text:p>
          </table:table-cell>
          <table:table-cell office:value-type="float" office:value="1.01621">
            <text:p>1.0162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38241">
            <text:p>0.738241</text:p>
          </table:table-cell>
          <table:table-cell office:value-type="float" office:value="0.0000709314">
            <text:p>7.09314E-005</text:p>
          </table:table-cell>
          <table:table-cell office:value-type="float" office:value="1.01625">
            <text:p>1.0162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49187">
            <text:p>0.749187</text:p>
          </table:table-cell>
          <table:table-cell office:value-type="float" office:value="0.0000709293">
            <text:p>7.09293E-005</text:p>
          </table:table-cell>
          <table:table-cell office:value-type="float" office:value="1.01631">
            <text:p>1.0163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60133">
            <text:p>0.760133</text:p>
          </table:table-cell>
          <table:table-cell office:value-type="float" office:value="0.0000709263">
            <text:p>7.09263E-005</text:p>
          </table:table-cell>
          <table:table-cell office:value-type="float" office:value="1.0164">
            <text:p>1.016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71079">
            <text:p>0.771079</text:p>
          </table:table-cell>
          <table:table-cell office:value-type="float" office:value="0.000070922">
            <text:p>0.000070922</text:p>
          </table:table-cell>
          <table:table-cell office:value-type="float" office:value="1.01652">
            <text:p>1.0165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82025">
            <text:p>0.782025</text:p>
          </table:table-cell>
          <table:table-cell office:value-type="float" office:value="0.0000709161">
            <text:p>7.09161E-005</text:p>
          </table:table-cell>
          <table:table-cell office:value-type="float" office:value="1.01669">
            <text:p>1.0166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9297">
            <text:p>0.79297</text:p>
          </table:table-cell>
          <table:table-cell office:value-type="float" office:value="0.000070908">
            <text:p>0.000070908</text:p>
          </table:table-cell>
          <table:table-cell office:value-type="float" office:value="1.01692">
            <text:p>1.01692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03916">
            <text:p>0.803916</text:p>
          </table:table-cell>
          <table:table-cell office:value-type="float" office:value="0.0000708968">
            <text:p>7.08968E-005</text:p>
          </table:table-cell>
          <table:table-cell office:value-type="float" office:value="1.01724">
            <text:p>1.0172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14862">
            <text:p>0.814862</text:p>
          </table:table-cell>
          <table:table-cell office:value-type="float" office:value="0.0000708816">
            <text:p>7.08816E-005</text:p>
          </table:table-cell>
          <table:table-cell office:value-type="float" office:value="1.01767">
            <text:p>1.0176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25808">
            <text:p>0.825808</text:p>
          </table:table-cell>
          <table:table-cell office:value-type="float" office:value="0.0000708608">
            <text:p>7.08608E-005</text:p>
          </table:table-cell>
          <table:table-cell office:value-type="float" office:value="1.01826">
            <text:p>1.0182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36754">
            <text:p>0.836754</text:p>
          </table:table-cell>
          <table:table-cell office:value-type="float" office:value="0.0000708323">
            <text:p>7.08323E-005</text:p>
          </table:table-cell>
          <table:table-cell office:value-type="float" office:value="1.01907">
            <text:p>1.0190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47699">
            <text:p>0.847699</text:p>
          </table:table-cell>
          <table:table-cell office:value-type="float" office:value="0.0000707934">
            <text:p>7.07934E-005</text:p>
          </table:table-cell>
          <table:table-cell office:value-type="float" office:value="1.02018">
            <text:p>1.0201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58645">
            <text:p>0.858645</text:p>
          </table:table-cell>
          <table:table-cell office:value-type="float" office:value="0.0000707402">
            <text:p>7.07402E-005</text:p>
          </table:table-cell>
          <table:table-cell office:value-type="float" office:value="1.0217">
            <text:p>1.021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69591">
            <text:p>0.869591</text:p>
          </table:table-cell>
          <table:table-cell office:value-type="float" office:value="0.0000706674">
            <text:p>7.06674E-005</text:p>
          </table:table-cell>
          <table:table-cell office:value-type="float" office:value="1.02379">
            <text:p>1.0237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80537">
            <text:p>0.880537</text:p>
          </table:table-cell>
          <table:table-cell office:value-type="float" office:value="0.0000705677">
            <text:p>7.05677E-005</text:p>
          </table:table-cell>
          <table:table-cell office:value-type="float" office:value="1.02664">
            <text:p>1.0266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91483">
            <text:p>0.891483</text:p>
          </table:table-cell>
          <table:table-cell office:value-type="float" office:value="0.0000704313">
            <text:p>7.04313E-005</text:p>
          </table:table-cell>
          <table:table-cell office:value-type="float" office:value="1.03057">
            <text:p>1.0305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02428">
            <text:p>0.902428</text:p>
          </table:table-cell>
          <table:table-cell office:value-type="float" office:value="0.0000702442">
            <text:p>7.02442E-005</text:p>
          </table:table-cell>
          <table:table-cell office:value-type="float" office:value="1.03598">
            <text:p>1.0359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13374">
            <text:p>0.913374</text:p>
          </table:table-cell>
          <table:table-cell office:value-type="float" office:value="0.0000699872">
            <text:p>6.99872E-005</text:p>
          </table:table-cell>
          <table:table-cell office:value-type="float" office:value="1.04346">
            <text:p>1.0434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2432">
            <text:p>0.92432</text:p>
          </table:table-cell>
          <table:table-cell office:value-type="float" office:value="0.0000696333">
            <text:p>6.96333E-005</text:p>
          </table:table-cell>
          <table:table-cell office:value-type="float" office:value="1.05384">
            <text:p>1.0538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35266">
            <text:p>0.935266</text:p>
          </table:table-cell>
          <table:table-cell office:value-type="float" office:value="0.0000691447">
            <text:p>6.91447E-005</text:p>
          </table:table-cell>
          <table:table-cell office:value-type="float" office:value="1.06835">
            <text:p>1.0683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46212">
            <text:p>0.946212</text:p>
          </table:table-cell>
          <table:table-cell office:value-type="float" office:value="0.0000684669">
            <text:p>6.84669E-005</text:p>
          </table:table-cell>
          <table:table-cell office:value-type="float" office:value="1.08883">
            <text:p>1.08883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57158">
            <text:p>0.957158</text:p>
          </table:table-cell>
          <table:table-cell office:value-type="float" office:value="0.0000675213">
            <text:p>6.75213E-005</text:p>
          </table:table-cell>
          <table:table-cell office:value-type="float" office:value="1.11808">
            <text:p>1.11808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68103">
            <text:p>0.968103</text:p>
          </table:table-cell>
          <table:table-cell office:value-type="float" office:value="0.0000661909">
            <text:p>6.61909E-005</text:p>
          </table:table-cell>
          <table:table-cell office:value-type="float" office:value="1.16065">
            <text:p>1.1606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79049">
            <text:p>0.979049</text:p>
          </table:table-cell>
          <table:table-cell office:value-type="float" office:value="0.0000642971">
            <text:p>6.42971E-005</text:p>
          </table:table-cell>
          <table:table-cell office:value-type="float" office:value="1.22429">
            <text:p>1.2242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89995">
            <text:p>0.989995</text:p>
          </table:table-cell>
          <table:table-cell office:value-type="float" office:value="0.0000615555">
            <text:p>6.15555E-005</text:p>
          </table:table-cell>
          <table:table-cell office:value-type="float" office:value="1.32336">
            <text:p>1.32336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0094">
            <text:p>1.00094</text:p>
          </table:table-cell>
          <table:table-cell office:value-type="float" office:value="0.0000574889">
            <text:p>5.74889E-005</text:p>
          </table:table-cell>
          <table:table-cell office:value-type="float" office:value="1.48771">
            <text:p>1.48771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1189">
            <text:p>1.01189</text:p>
          </table:table-cell>
          <table:table-cell office:value-type="float" office:value="0.0000512335">
            <text:p>5.12335E-005</text:p>
          </table:table-cell>
          <table:table-cell office:value-type="float" office:value="1.79145">
            <text:p>1.7914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2283">
            <text:p>1.02283</text:p>
          </table:table-cell>
          <table:table-cell office:value-type="float" office:value="0.0000410522">
            <text:p>4.10522E-005</text:p>
          </table:table-cell>
          <table:table-cell office:value-type="float" office:value="2.48375">
            <text:p>2.4837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3378">
            <text:p>1.03378</text:p>
          </table:table-cell>
          <table:table-cell office:value-type="float" office:value="0.0000228546">
            <text:p>2.28546E-005</text:p>
          </table:table-cell>
          <table:table-cell office:value-type="float" office:value="5.25764">
            <text:p>5.2576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4472">
            <text:p>1.04472</text:p>
          </table:table-cell>
          <table:table-cell office:value-type="float" office:value="0.00000005036">
            <text:p>5.036E-008</text:p>
          </table:table-cell>
          <table:table-cell office:value-type="float" office:value="2718.82">
            <text:p>2718.82</text:p>
          </table:table-cell>
          <table:table-cell office:value-type="float" office:value="0.000282426">
            <text:p>0.00028242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5567">
            <text:p>1.05567</text:p>
          </table:table-cell>
          <table:table-cell office:value-type="float" office:value="-0.000140588">
            <text:p>-0.000140588</text:p>
          </table:table-cell>
          <table:table-cell office:value-type="float" office:value="-2.01727">
            <text:p>-2.0172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6662">
            <text:p>1.06662</text:p>
          </table:table-cell>
          <table:table-cell office:value-type="float" office:value="0.0040891">
            <text:p>0.0040891</text:p>
          </table:table-cell>
          <table:table-cell office:value-type="float" office:value="-0.965025">
            <text:p>-0.965025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7756">
            <text:p>1.07756</text:p>
          </table:table-cell>
          <table:table-cell office:value-type="float" office:value="0.000327747">
            <text:p>0.000327747</text:p>
          </table:table-cell>
          <table:table-cell office:value-type="float" office:value="-0.56364">
            <text:p>-0.5636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8851">
            <text:p>1.08851</text:p>
          </table:table-cell>
          <table:table-cell office:value-type="float" office:value="0.000223287">
            <text:p>0.000223287</text:p>
          </table:table-cell>
          <table:table-cell office:value-type="float" office:value="-0.359499">
            <text:p>-0.359499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9945">
            <text:p>1.09945</text:p>
          </table:table-cell>
          <table:table-cell office:value-type="float" office:value="0.000188316">
            <text:p>0.000188316</text:p>
          </table:table-cell>
          <table:table-cell office:value-type="float" office:value="-0.240554">
            <text:p>-0.24055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104">
            <text:p>1.1104</text:p>
          </table:table-cell>
          <table:table-cell office:value-type="float" office:value="0.000171421">
            <text:p>0.000171421</text:p>
          </table:table-cell>
          <table:table-cell office:value-type="float" office:value="-0.165704">
            <text:p>-0.165704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2134">
            <text:p>1.12134</text:p>
          </table:table-cell>
          <table:table-cell office:value-type="float" office:value="0.000161837">
            <text:p>0.000161837</text:p>
          </table:table-cell>
          <table:table-cell office:value-type="float" office:value="-0.1163">
            <text:p>-0.1163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3229">
            <text:p>1.13229</text:p>
          </table:table-cell>
          <table:table-cell office:value-type="float" office:value="0.000155902">
            <text:p>0.000155902</text:p>
          </table:table-cell>
          <table:table-cell office:value-type="float" office:value="-0.0826557">
            <text:p>-0.0826557</text:p>
          </table:table-cell>
          <table:table-cell office:value-type="float" office:value="0.000259878">
            <text:p>0.00025987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362307">
            <text:p>0.0362307</text:p>
          </table:table-cell>
          <table:table-cell office:value-type="float" office:value="0.0000000125638">
            <text:p>1.25638E-008</text:p>
          </table:table-cell>
          <table:table-cell office:value-type="float" office:value="10970">
            <text:p>10970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472061">
            <text:p>0.0472061</text:p>
          </table:table-cell>
          <table:table-cell office:value-type="float" office:value="0.000000017301">
            <text:p>1.7301E-008</text:p>
          </table:table-cell>
          <table:table-cell office:value-type="float" office:value="7966.05">
            <text:p>7966.0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81815">
            <text:p>0.0581815</text:p>
          </table:table-cell>
          <table:table-cell office:value-type="float" office:value="0.0000000238236">
            <text:p>2.38236E-008</text:p>
          </table:table-cell>
          <table:table-cell office:value-type="float" office:value="5784.77">
            <text:p>5784.7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691569">
            <text:p>0.0691569</text:p>
          </table:table-cell>
          <table:table-cell office:value-type="float" office:value="0.0000000328041">
            <text:p>3.28041E-008</text:p>
          </table:table-cell>
          <table:table-cell office:value-type="float" office:value="4200.85">
            <text:p>4200.8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01322">
            <text:p>0.0801322</text:p>
          </table:table-cell>
          <table:table-cell office:value-type="float" office:value="0.0000000451675">
            <text:p>4.51675E-008</text:p>
          </table:table-cell>
          <table:table-cell office:value-type="float" office:value="3050.71">
            <text:p>3050.7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911076">
            <text:p>0.0911076</text:p>
          </table:table-cell>
          <table:table-cell office:value-type="float" office:value="0.0000000621861">
            <text:p>6.21861E-008</text:p>
          </table:table-cell>
          <table:table-cell office:value-type="float" office:value="2215.54">
            <text:p>2215.5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02083">
            <text:p>0.102083</text:p>
          </table:table-cell>
          <table:table-cell office:value-type="float" office:value="0.000000085609">
            <text:p>8.5609E-008</text:p>
          </table:table-cell>
          <table:table-cell office:value-type="float" office:value="1609.09">
            <text:p>1609.0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13058">
            <text:p>0.113058</text:p>
          </table:table-cell>
          <table:table-cell office:value-type="float" office:value="0.000000117838">
            <text:p>1.17838E-007</text:p>
          </table:table-cell>
          <table:table-cell office:value-type="float" office:value="1168.72">
            <text:p>1168.7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24034">
            <text:p>0.124034</text:p>
          </table:table-cell>
          <table:table-cell office:value-type="float" office:value="0.000000162172">
            <text:p>1.62172E-007</text:p>
          </table:table-cell>
          <table:table-cell office:value-type="float" office:value="848.95">
            <text:p>848.9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35009">
            <text:p>0.135009</text:p>
          </table:table-cell>
          <table:table-cell office:value-type="float" office:value="0.000000223128">
            <text:p>2.23128E-007</text:p>
          </table:table-cell>
          <table:table-cell office:value-type="float" office:value="616.752">
            <text:p>616.75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45985">
            <text:p>0.145985</text:p>
          </table:table-cell>
          <table:table-cell office:value-type="float" office:value="0.00000030689">
            <text:p>3.0689E-007</text:p>
          </table:table-cell>
          <table:table-cell office:value-type="float" office:value="448.144">
            <text:p>448.14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5696">
            <text:p>0.15696</text:p>
          </table:table-cell>
          <table:table-cell office:value-type="float" office:value="0.000000421895">
            <text:p>4.21895E-007</text:p>
          </table:table-cell>
          <table:table-cell office:value-type="float" office:value="325.711">
            <text:p>325.71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67935">
            <text:p>0.167935</text:p>
          </table:table-cell>
          <table:table-cell office:value-type="float" office:value="0.000000579619">
            <text:p>5.79619E-007</text:p>
          </table:table-cell>
          <table:table-cell office:value-type="float" office:value="236.808">
            <text:p>236.80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8911">
            <text:p>0.178911</text:p>
          </table:table-cell>
          <table:table-cell office:value-type="float" office:value="0.000000795596">
            <text:p>7.95596E-007</text:p>
          </table:table-cell>
          <table:table-cell office:value-type="float" office:value="172.251">
            <text:p>172.25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89886">
            <text:p>0.189886</text:p>
          </table:table-cell>
          <table:table-cell office:value-type="float" office:value="0.00000109071">
            <text:p>1.09071E-006</text:p>
          </table:table-cell>
          <table:table-cell office:value-type="float" office:value="125.374">
            <text:p>125.37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00861">
            <text:p>0.200861</text:p>
          </table:table-cell>
          <table:table-cell office:value-type="float" office:value="0.00000149281">
            <text:p>1.49281E-006</text:p>
          </table:table-cell>
          <table:table-cell office:value-type="float" office:value="91.3346">
            <text:p>91.334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11837">
            <text:p>0.211837</text:p>
          </table:table-cell>
          <table:table-cell office:value-type="float" office:value="0.0000020385">
            <text:p>2.0385E-006</text:p>
          </table:table-cell>
          <table:table-cell office:value-type="float" office:value="66.6172">
            <text:p>66.617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22812">
            <text:p>0.222812</text:p>
          </table:table-cell>
          <table:table-cell office:value-type="float" office:value="0.00000277514">
            <text:p>2.77514E-006</text:p>
          </table:table-cell>
          <table:table-cell office:value-type="float" office:value="48.6688">
            <text:p>48.668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33788">
            <text:p>0.233788</text:p>
          </table:table-cell>
          <table:table-cell office:value-type="float" office:value="0.00000376238">
            <text:p>3.76238E-006</text:p>
          </table:table-cell>
          <table:table-cell office:value-type="float" office:value="35.6358">
            <text:p>35.635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44763">
            <text:p>0.244763</text:p>
          </table:table-cell>
          <table:table-cell office:value-type="float" office:value="0.00000507278">
            <text:p>5.07278E-006</text:p>
          </table:table-cell>
          <table:table-cell office:value-type="float" office:value="26.172">
            <text:p>26.17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55738">
            <text:p>0.255738</text:p>
          </table:table-cell>
          <table:table-cell office:value-type="float" office:value="0.00000679004">
            <text:p>0.00000679</text:p>
          </table:table-cell>
          <table:table-cell office:value-type="float" office:value="19.3">
            <text:p>19.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66714">
            <text:p>0.266714</text:p>
          </table:table-cell>
          <table:table-cell office:value-type="float" office:value="0.00000900317">
            <text:p>9.00317E-006</text:p>
          </table:table-cell>
          <table:table-cell office:value-type="float" office:value="14.3099">
            <text:p>14.309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77689">
            <text:p>0.277689</text:p>
          </table:table-cell>
          <table:table-cell office:value-type="float" office:value="0.0000117947">
            <text:p>1.17947E-005</text:p>
          </table:table-cell>
          <table:table-cell office:value-type="float" office:value="10.6864">
            <text:p>10.686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88665">
            <text:p>0.288665</text:p>
          </table:table-cell>
          <table:table-cell office:value-type="float" office:value="0.0000152218">
            <text:p>1.52218E-005</text:p>
          </table:table-cell>
          <table:table-cell office:value-type="float" office:value="8.05527">
            <text:p>8.0552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9964">
            <text:p>0.29964</text:p>
          </table:table-cell>
          <table:table-cell office:value-type="float" office:value="0.0000192924">
            <text:p>1.92924E-005</text:p>
          </table:table-cell>
          <table:table-cell office:value-type="float" office:value="6.14467">
            <text:p>6.1446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10615">
            <text:p>0.310615</text:p>
          </table:table-cell>
          <table:table-cell office:value-type="float" office:value="0.0000239414">
            <text:p>2.39414E-005</text:p>
          </table:table-cell>
          <table:table-cell office:value-type="float" office:value="4.75731">
            <text:p>4.7573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21591">
            <text:p>0.321591</text:p>
          </table:table-cell>
          <table:table-cell office:value-type="float" office:value="0.0000290192">
            <text:p>2.90192E-005</text:p>
          </table:table-cell>
          <table:table-cell office:value-type="float" office:value="3.74989">
            <text:p>3.7498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32566">
            <text:p>0.332566</text:p>
          </table:table-cell>
          <table:table-cell office:value-type="float" office:value="0.000034302">
            <text:p>0.000034302</text:p>
          </table:table-cell>
          <table:table-cell office:value-type="float" office:value="3.01836">
            <text:p>3.0183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43542">
            <text:p>0.343542</text:p>
          </table:table-cell>
          <table:table-cell office:value-type="float" office:value="0.0000395272">
            <text:p>3.95272E-005</text:p>
          </table:table-cell>
          <table:table-cell office:value-type="float" office:value="2.48717">
            <text:p>2.4871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54517">
            <text:p>0.354517</text:p>
          </table:table-cell>
          <table:table-cell office:value-type="float" office:value="0.0000444431">
            <text:p>4.44431E-005</text:p>
          </table:table-cell>
          <table:table-cell office:value-type="float" office:value="2.10145">
            <text:p>2.1014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65492">
            <text:p>0.365492</text:p>
          </table:table-cell>
          <table:table-cell office:value-type="float" office:value="0.0000488551">
            <text:p>4.88551E-005</text:p>
          </table:table-cell>
          <table:table-cell office:value-type="float" office:value="1.82136">
            <text:p>1.8213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76468">
            <text:p>0.376468</text:p>
          </table:table-cell>
          <table:table-cell office:value-type="float" office:value="0.0000526505">
            <text:p>5.26505E-005</text:p>
          </table:table-cell>
          <table:table-cell office:value-type="float" office:value="1.61798">
            <text:p>1.6179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87443">
            <text:p>0.387443</text:p>
          </table:table-cell>
          <table:table-cell office:value-type="float" office:value="0.0000557982">
            <text:p>5.57982E-005</text:p>
          </table:table-cell>
          <table:table-cell office:value-type="float" office:value="1.47029">
            <text:p>1.4702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8418">
            <text:p>0.398418</text:p>
          </table:table-cell>
          <table:table-cell office:value-type="float" office:value="0.0000583304">
            <text:p>5.83304E-005</text:p>
          </table:table-cell>
          <table:table-cell office:value-type="float" office:value="1.36305">
            <text:p>1.3630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09394">
            <text:p>0.409394</text:p>
          </table:table-cell>
          <table:table-cell office:value-type="float" office:value="0.0000603181">
            <text:p>6.03181E-005</text:p>
          </table:table-cell>
          <table:table-cell office:value-type="float" office:value="1.28518">
            <text:p>1.2851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20369">
            <text:p>0.420369</text:p>
          </table:table-cell>
          <table:table-cell office:value-type="float" office:value="0.0000618485">
            <text:p>6.18485E-005</text:p>
          </table:table-cell>
          <table:table-cell office:value-type="float" office:value="1.22864">
            <text:p>1.2286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31345">
            <text:p>0.431345</text:p>
          </table:table-cell>
          <table:table-cell office:value-type="float" office:value="0.0000630094">
            <text:p>6.30094E-005</text:p>
          </table:table-cell>
          <table:table-cell office:value-type="float" office:value="1.18758">
            <text:p>1.1875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4232">
            <text:p>0.44232</text:p>
          </table:table-cell>
          <table:table-cell office:value-type="float" office:value="0.0000638801">
            <text:p>6.38801E-005</text:p>
          </table:table-cell>
          <table:table-cell office:value-type="float" office:value="1.15776">
            <text:p>1.1577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53295">
            <text:p>0.453295</text:p>
          </table:table-cell>
          <table:table-cell office:value-type="float" office:value="0.0000645275">
            <text:p>6.45275E-005</text:p>
          </table:table-cell>
          <table:table-cell office:value-type="float" office:value="1.13611">
            <text:p>1.1361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64271">
            <text:p>0.464271</text:p>
          </table:table-cell>
          <table:table-cell office:value-type="float" office:value="0.0000650059">
            <text:p>6.50059E-005</text:p>
          </table:table-cell>
          <table:table-cell office:value-type="float" office:value="1.12039">
            <text:p>1.1203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75246">
            <text:p>0.475246</text:p>
          </table:table-cell>
          <table:table-cell office:value-type="float" office:value="0.0000653578">
            <text:p>6.53578E-005</text:p>
          </table:table-cell>
          <table:table-cell office:value-type="float" office:value="1.10897">
            <text:p>1.1089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86222">
            <text:p>0.486222</text:p>
          </table:table-cell>
          <table:table-cell office:value-type="float" office:value="0.0000656157">
            <text:p>6.56157E-005</text:p>
          </table:table-cell>
          <table:table-cell office:value-type="float" office:value="1.10068">
            <text:p>1.1006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97197">
            <text:p>0.497197</text:p>
          </table:table-cell>
          <table:table-cell office:value-type="float" office:value="0.0000658042">
            <text:p>6.58042E-005</text:p>
          </table:table-cell>
          <table:table-cell office:value-type="float" office:value="1.09467">
            <text:p>1.0946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08172">
            <text:p>0.508172</text:p>
          </table:table-cell>
          <table:table-cell office:value-type="float" office:value="0.0000659418">
            <text:p>6.59418E-005</text:p>
          </table:table-cell>
          <table:table-cell office:value-type="float" office:value="1.09029">
            <text:p>1.0902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19148">
            <text:p>0.519148</text:p>
          </table:table-cell>
          <table:table-cell office:value-type="float" office:value="0.0000660421">
            <text:p>6.60421E-005</text:p>
          </table:table-cell>
          <table:table-cell office:value-type="float" office:value="1.08712">
            <text:p>1.0871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30123">
            <text:p>0.530123</text:p>
          </table:table-cell>
          <table:table-cell office:value-type="float" office:value="0.0000661151">
            <text:p>6.61151E-005</text:p>
          </table:table-cell>
          <table:table-cell office:value-type="float" office:value="1.08482">
            <text:p>1.0848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41098">
            <text:p>0.541098</text:p>
          </table:table-cell>
          <table:table-cell office:value-type="float" office:value="0.0000661682">
            <text:p>6.61682E-005</text:p>
          </table:table-cell>
          <table:table-cell office:value-type="float" office:value="1.08314">
            <text:p>1.0831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52074">
            <text:p>0.552074</text:p>
          </table:table-cell>
          <table:table-cell office:value-type="float" office:value="0.0000662068">
            <text:p>6.62068E-005</text:p>
          </table:table-cell>
          <table:table-cell office:value-type="float" office:value="1.08193">
            <text:p>1.0819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63049">
            <text:p>0.563049</text:p>
          </table:table-cell>
          <table:table-cell office:value-type="float" office:value="0.0000662349">
            <text:p>6.62349E-005</text:p>
          </table:table-cell>
          <table:table-cell office:value-type="float" office:value="1.08105">
            <text:p>1.0810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74025">
            <text:p>0.574025</text:p>
          </table:table-cell>
          <table:table-cell office:value-type="float" office:value="0.0000662553">
            <text:p>6.62553E-005</text:p>
          </table:table-cell>
          <table:table-cell office:value-type="float" office:value="1.0804">
            <text:p>1.080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85">
            <text:p>0.585</text:p>
          </table:table-cell>
          <table:table-cell office:value-type="float" office:value="0.0000662701">
            <text:p>6.62701E-005</text:p>
          </table:table-cell>
          <table:table-cell office:value-type="float" office:value="1.07994">
            <text:p>1.0799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95975">
            <text:p>0.595975</text:p>
          </table:table-cell>
          <table:table-cell office:value-type="float" office:value="0.0000662809">
            <text:p>6.62809E-005</text:p>
          </table:table-cell>
          <table:table-cell office:value-type="float" office:value="1.0796">
            <text:p>1.079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06951">
            <text:p>0.606951</text:p>
          </table:table-cell>
          <table:table-cell office:value-type="float" office:value="0.0000662886">
            <text:p>6.62886E-005</text:p>
          </table:table-cell>
          <table:table-cell office:value-type="float" office:value="1.07936">
            <text:p>1.0793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17926">
            <text:p>0.617926</text:p>
          </table:table-cell>
          <table:table-cell office:value-type="float" office:value="0.0000662943">
            <text:p>6.62943E-005</text:p>
          </table:table-cell>
          <table:table-cell office:value-type="float" office:value="1.07918">
            <text:p>1.0791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28902">
            <text:p>0.628902</text:p>
          </table:table-cell>
          <table:table-cell office:value-type="float" office:value="0.0000662984">
            <text:p>6.62984E-005</text:p>
          </table:table-cell>
          <table:table-cell office:value-type="float" office:value="1.07905">
            <text:p>1.0790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39877">
            <text:p>0.639877</text:p>
          </table:table-cell>
          <table:table-cell office:value-type="float" office:value="0.0000663013">
            <text:p>6.63013E-005</text:p>
          </table:table-cell>
          <table:table-cell office:value-type="float" office:value="1.07896">
            <text:p>1.0789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50852">
            <text:p>0.650852</text:p>
          </table:table-cell>
          <table:table-cell office:value-type="float" office:value="0.0000663034">
            <text:p>6.63034E-005</text:p>
          </table:table-cell>
          <table:table-cell office:value-type="float" office:value="1.0789">
            <text:p>1.078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61828">
            <text:p>0.661828</text:p>
          </table:table-cell>
          <table:table-cell office:value-type="float" office:value="0.0000663048">
            <text:p>6.63048E-005</text:p>
          </table:table-cell>
          <table:table-cell office:value-type="float" office:value="1.07885">
            <text:p>1.0788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72803">
            <text:p>0.672803</text:p>
          </table:table-cell>
          <table:table-cell office:value-type="float" office:value="0.0000663058">
            <text:p>6.63058E-005</text:p>
          </table:table-cell>
          <table:table-cell office:value-type="float" office:value="1.07882">
            <text:p>1.0788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83778">
            <text:p>0.683778</text:p>
          </table:table-cell>
          <table:table-cell office:value-type="float" office:value="0.0000663064">
            <text:p>6.63064E-005</text:p>
          </table:table-cell>
          <table:table-cell office:value-type="float" office:value="1.0788">
            <text:p>1.078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94754">
            <text:p>0.694754</text:p>
          </table:table-cell>
          <table:table-cell office:value-type="float" office:value="0.0000663066">
            <text:p>6.63066E-005</text:p>
          </table:table-cell>
          <table:table-cell office:value-type="float" office:value="1.07879">
            <text:p>1.0787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05729">
            <text:p>0.705729</text:p>
          </table:table-cell>
          <table:table-cell office:value-type="float" office:value="0.0000663066">
            <text:p>6.63066E-005</text:p>
          </table:table-cell>
          <table:table-cell office:value-type="float" office:value="1.0788">
            <text:p>1.078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16705">
            <text:p>0.716705</text:p>
          </table:table-cell>
          <table:table-cell office:value-type="float" office:value="0.0000663063">
            <text:p>6.63063E-005</text:p>
          </table:table-cell>
          <table:table-cell office:value-type="float" office:value="1.07881">
            <text:p>1.0788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2768">
            <text:p>0.72768</text:p>
          </table:table-cell>
          <table:table-cell office:value-type="float" office:value="0.0000663056">
            <text:p>6.63056E-005</text:p>
          </table:table-cell>
          <table:table-cell office:value-type="float" office:value="1.07883">
            <text:p>1.0788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38655">
            <text:p>0.738655</text:p>
          </table:table-cell>
          <table:table-cell office:value-type="float" office:value="0.0000663045">
            <text:p>6.63045E-005</text:p>
          </table:table-cell>
          <table:table-cell office:value-type="float" office:value="1.07886">
            <text:p>1.07886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49631">
            <text:p>0.749631</text:p>
          </table:table-cell>
          <table:table-cell office:value-type="float" office:value="0.000066303">
            <text:p>0.000066303</text:p>
          </table:table-cell>
          <table:table-cell office:value-type="float" office:value="1.07891">
            <text:p>1.0789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60606">
            <text:p>0.760606</text:p>
          </table:table-cell>
          <table:table-cell office:value-type="float" office:value="0.0000663007">
            <text:p>6.63007E-005</text:p>
          </table:table-cell>
          <table:table-cell office:value-type="float" office:value="1.07898">
            <text:p>1.0789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71582">
            <text:p>0.771582</text:p>
          </table:table-cell>
          <table:table-cell office:value-type="float" office:value="0.0000662976">
            <text:p>6.62976E-005</text:p>
          </table:table-cell>
          <table:table-cell office:value-type="float" office:value="1.07908">
            <text:p>1.0790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82557">
            <text:p>0.782557</text:p>
          </table:table-cell>
          <table:table-cell office:value-type="float" office:value="0.0000662932">
            <text:p>6.62932E-005</text:p>
          </table:table-cell>
          <table:table-cell office:value-type="float" office:value="1.07922">
            <text:p>1.0792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93532">
            <text:p>0.793532</text:p>
          </table:table-cell>
          <table:table-cell office:value-type="float" office:value="0.0000662871">
            <text:p>6.62871E-005</text:p>
          </table:table-cell>
          <table:table-cell office:value-type="float" office:value="1.07941">
            <text:p>1.0794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04508">
            <text:p>0.804508</text:p>
          </table:table-cell>
          <table:table-cell office:value-type="float" office:value="0.0000662787">
            <text:p>6.62787E-005</text:p>
          </table:table-cell>
          <table:table-cell office:value-type="float" office:value="1.07967">
            <text:p>1.0796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15483">
            <text:p>0.815483</text:p>
          </table:table-cell>
          <table:table-cell office:value-type="float" office:value="0.0000662672">
            <text:p>6.62672E-005</text:p>
          </table:table-cell>
          <table:table-cell office:value-type="float" office:value="1.08003">
            <text:p>1.0800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26458">
            <text:p>0.826458</text:p>
          </table:table-cell>
          <table:table-cell office:value-type="float" office:value="0.0000662512">
            <text:p>6.62512E-005</text:p>
          </table:table-cell>
          <table:table-cell office:value-type="float" office:value="1.08053">
            <text:p>1.0805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37434">
            <text:p>0.837434</text:p>
          </table:table-cell>
          <table:table-cell office:value-type="float" office:value="0.0000662292">
            <text:p>6.62292E-005</text:p>
          </table:table-cell>
          <table:table-cell office:value-type="float" office:value="1.08122">
            <text:p>1.0812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48409">
            <text:p>0.848409</text:p>
          </table:table-cell>
          <table:table-cell office:value-type="float" office:value="0.0000661989">
            <text:p>6.61989E-005</text:p>
          </table:table-cell>
          <table:table-cell office:value-type="float" office:value="1.08218">
            <text:p>1.0821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59385">
            <text:p>0.859385</text:p>
          </table:table-cell>
          <table:table-cell office:value-type="float" office:value="0.0000661572">
            <text:p>6.61572E-005</text:p>
          </table:table-cell>
          <table:table-cell office:value-type="float" office:value="1.08349">
            <text:p>1.0834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7036">
            <text:p>0.87036</text:p>
          </table:table-cell>
          <table:table-cell office:value-type="float" office:value="0.0000660996">
            <text:p>6.60996E-005</text:p>
          </table:table-cell>
          <table:table-cell office:value-type="float" office:value="1.08531">
            <text:p>1.0853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81335">
            <text:p>0.881335</text:p>
          </table:table-cell>
          <table:table-cell office:value-type="float" office:value="0.0000660201">
            <text:p>6.60201E-005</text:p>
          </table:table-cell>
          <table:table-cell office:value-type="float" office:value="1.08782">
            <text:p>1.0878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92311">
            <text:p>0.892311</text:p>
          </table:table-cell>
          <table:table-cell office:value-type="float" office:value="0.0000659103">
            <text:p>6.59103E-005</text:p>
          </table:table-cell>
          <table:table-cell office:value-type="float" office:value="1.09129">
            <text:p>1.09129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03286">
            <text:p>0.903286</text:p>
          </table:table-cell>
          <table:table-cell office:value-type="float" office:value="0.0000657587">
            <text:p>6.57587E-005</text:p>
          </table:table-cell>
          <table:table-cell office:value-type="float" office:value="1.09612">
            <text:p>1.09612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14262">
            <text:p>0.914262</text:p>
          </table:table-cell>
          <table:table-cell office:value-type="float" office:value="0.0000655487">
            <text:p>6.55487E-005</text:p>
          </table:table-cell>
          <table:table-cell office:value-type="float" office:value="1.10283">
            <text:p>1.1028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25237">
            <text:p>0.925237</text:p>
          </table:table-cell>
          <table:table-cell office:value-type="float" office:value="0.0000652576">
            <text:p>6.52576E-005</text:p>
          </table:table-cell>
          <table:table-cell office:value-type="float" office:value="1.11221">
            <text:p>1.1122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36212">
            <text:p>0.936212</text:p>
          </table:table-cell>
          <table:table-cell office:value-type="float" office:value="0.0000648528">
            <text:p>6.48528E-005</text:p>
          </table:table-cell>
          <table:table-cell office:value-type="float" office:value="1.1254">
            <text:p>1.125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47188">
            <text:p>0.947188</text:p>
          </table:table-cell>
          <table:table-cell office:value-type="float" office:value="0.0000642878">
            <text:p>6.42878E-005</text:p>
          </table:table-cell>
          <table:table-cell office:value-type="float" office:value="1.14407">
            <text:p>1.1440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58163">
            <text:p>0.958163</text:p>
          </table:table-cell>
          <table:table-cell office:value-type="float" office:value="0.0000634954">
            <text:p>6.34954E-005</text:p>
          </table:table-cell>
          <table:table-cell office:value-type="float" office:value="1.17083">
            <text:p>1.1708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69139">
            <text:p>0.969139</text:p>
          </table:table-cell>
          <table:table-cell office:value-type="float" office:value="0.0000623757">
            <text:p>6.23757E-005</text:p>
          </table:table-cell>
          <table:table-cell office:value-type="float" office:value="1.2098">
            <text:p>1.209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80114">
            <text:p>0.980114</text:p>
          </table:table-cell>
          <table:table-cell office:value-type="float" office:value="0.0000607774">
            <text:p>6.07774E-005</text:p>
          </table:table-cell>
          <table:table-cell office:value-type="float" office:value="1.26791">
            <text:p>1.2679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91089">
            <text:p>0.991089</text:p>
          </table:table-cell>
          <table:table-cell office:value-type="float" office:value="0.0000584621">
            <text:p>5.84621E-005</text:p>
          </table:table-cell>
          <table:table-cell office:value-type="float" office:value="1.35773">
            <text:p>1.3577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0206">
            <text:p>1.00206</text:p>
          </table:table-cell>
          <table:table-cell office:value-type="float" office:value="0.000055036">
            <text:p>0.000055036</text:p>
          </table:table-cell>
          <table:table-cell office:value-type="float" office:value="1.5045">
            <text:p>1.504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1304">
            <text:p>1.01304</text:p>
          </table:table-cell>
          <table:table-cell office:value-type="float" office:value="0.0000498031">
            <text:p>4.98031E-005</text:p>
          </table:table-cell>
          <table:table-cell office:value-type="float" office:value="1.76765">
            <text:p>1.76765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2402">
            <text:p>1.02402</text:p>
          </table:table-cell>
          <table:table-cell office:value-type="float" office:value="0.0000414109">
            <text:p>4.14109E-005</text:p>
          </table:table-cell>
          <table:table-cell office:value-type="float" office:value="2.32854">
            <text:p>2.32854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3499">
            <text:p>1.03499</text:p>
          </table:table-cell>
          <table:table-cell office:value-type="float" office:value="0.0000268388">
            <text:p>2.68388E-005</text:p>
          </table:table-cell>
          <table:table-cell office:value-type="float" office:value="4.13577">
            <text:p>4.1357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4597">
            <text:p>1.04597</text:p>
          </table:table-cell>
          <table:table-cell office:value-type="float" office:value="0.000000135201">
            <text:p>1.35201E-007</text:p>
          </table:table-cell>
          <table:table-cell office:value-type="float" office:value="1010.43">
            <text:p>1010.43</text:p>
          </table:table-cell>
          <table:table-cell office:value-type="float" office:value="0.000221419">
            <text:p>0.00022141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5694">
            <text:p>1.05694</text:p>
          </table:table-cell>
          <table:table-cell office:value-type="float" office:value="-0.0000818402">
            <text:p>-8.18402E-005</text:p>
          </table:table-cell>
          <table:table-cell office:value-type="float" office:value="-2.68423">
            <text:p>-2.68423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6792">
            <text:p>1.06792</text:p>
          </table:table-cell>
          <table:table-cell office:value-type="float" office:value="-0.000865902">
            <text:p>-0.000865902</text:p>
          </table:table-cell>
          <table:table-cell office:value-type="float" office:value="-1.15918">
            <text:p>-1.1591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7889">
            <text:p>1.07889</text:p>
          </table:table-cell>
          <table:table-cell office:value-type="float" office:value="0.000394207">
            <text:p>0.000394207</text:p>
          </table:table-cell>
          <table:table-cell office:value-type="float" office:value="-0.650341">
            <text:p>-0.65034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8987">
            <text:p>1.08987</text:p>
          </table:table-cell>
          <table:table-cell office:value-type="float" office:value="0.000231784">
            <text:p>0.000231784</text:p>
          </table:table-cell>
          <table:table-cell office:value-type="float" office:value="-0.405318">
            <text:p>-0.40531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0084">
            <text:p>1.10084</text:p>
          </table:table-cell>
          <table:table-cell office:value-type="float" office:value="0.00018801">
            <text:p>0.00018801</text:p>
          </table:table-cell>
          <table:table-cell office:value-type="float" office:value="-0.266858">
            <text:p>-0.26685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1182">
            <text:p>1.11182</text:p>
          </table:table-cell>
          <table:table-cell office:value-type="float" office:value="0.000168399">
            <text:p>0.000168399</text:p>
          </table:table-cell>
          <table:table-cell office:value-type="float" office:value="-0.181481">
            <text:p>-0.181481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2279">
            <text:p>1.12279</text:p>
          </table:table-cell>
          <table:table-cell office:value-type="float" office:value="0.000157705">
            <text:p>0.000157705</text:p>
          </table:table-cell>
          <table:table-cell office:value-type="float" office:value="-0.125977">
            <text:p>-0.125977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3377">
            <text:p>1.13377</text:p>
          </table:table-cell>
          <table:table-cell office:value-type="float" office:value="0.000151244">
            <text:p>0.000151244</text:p>
          </table:table-cell>
          <table:table-cell office:value-type="float" office:value="-0.0886418">
            <text:p>-0.0886418</text:p>
          </table:table-cell>
          <table:table-cell office:value-type="float" office:value="0.000218638">
            <text:p>0.000218638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340451">
            <text:p>0.0340451</text:p>
          </table:table-cell>
          <table:table-cell office:value-type="float" office:value="0.0000000117135">
            <text:p>1.17135E-008</text:p>
          </table:table-cell>
          <table:table-cell office:value-type="float" office:value="11210.2">
            <text:p>11210.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450642">
            <text:p>0.0450642</text:p>
          </table:table-cell>
          <table:table-cell office:value-type="float" office:value="0.000000016355">
            <text:p>1.6355E-008</text:p>
          </table:table-cell>
          <table:table-cell office:value-type="float" office:value="8028.53">
            <text:p>8028.5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560833">
            <text:p>0.0560833</text:p>
          </table:table-cell>
          <table:table-cell office:value-type="float" office:value="0.0000000228349">
            <text:p>2.28349E-008</text:p>
          </table:table-cell>
          <table:table-cell office:value-type="float" office:value="5749.98">
            <text:p>5749.9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671024">
            <text:p>0.0671024</text:p>
          </table:table-cell>
          <table:table-cell office:value-type="float" office:value="0.0000000318807">
            <text:p>3.18807E-008</text:p>
          </table:table-cell>
          <table:table-cell office:value-type="float" office:value="4118.19">
            <text:p>4118.1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781215">
            <text:p>0.0781215</text:p>
          </table:table-cell>
          <table:table-cell office:value-type="float" office:value="0.0000000445072">
            <text:p>4.45072E-008</text:p>
          </table:table-cell>
          <table:table-cell office:value-type="float" office:value="2949.6">
            <text:p>2949.6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891406">
            <text:p>0.0891406</text:p>
          </table:table-cell>
          <table:table-cell office:value-type="float" office:value="0.0000000621291">
            <text:p>6.21291E-008</text:p>
          </table:table-cell>
          <table:table-cell office:value-type="float" office:value="2112.71">
            <text:p>2112.7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0016">
            <text:p>0.10016</text:p>
          </table:table-cell>
          <table:table-cell office:value-type="float" office:value="0.0000000867176">
            <text:p>8.67176E-008</text:p>
          </table:table-cell>
          <table:table-cell office:value-type="float" office:value="1513.37">
            <text:p>1513.3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11179">
            <text:p>0.111179</text:p>
          </table:table-cell>
          <table:table-cell office:value-type="float" office:value="0.000000121017">
            <text:p>0.000000121</text:p>
          </table:table-cell>
          <table:table-cell office:value-type="float" office:value="1084.16">
            <text:p>1084.16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22198">
            <text:p>0.122198</text:p>
          </table:table-cell>
          <table:table-cell office:value-type="float" office:value="0.000000168843">
            <text:p>1.68843E-007</text:p>
          </table:table-cell>
          <table:table-cell office:value-type="float" office:value="776.782">
            <text:p>776.78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33217">
            <text:p>0.133217</text:p>
          </table:table-cell>
          <table:table-cell office:value-type="float" office:value="0.000000235492">
            <text:p>2.35492E-007</text:p>
          </table:table-cell>
          <table:table-cell office:value-type="float" office:value="556.653">
            <text:p>556.65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44236">
            <text:p>0.144236</text:p>
          </table:table-cell>
          <table:table-cell office:value-type="float" office:value="0.000000328301">
            <text:p>3.28301E-007</text:p>
          </table:table-cell>
          <table:table-cell office:value-type="float" office:value="399.008">
            <text:p>399.00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55255">
            <text:p>0.155255</text:p>
          </table:table-cell>
          <table:table-cell office:value-type="float" office:value="0.000000457394">
            <text:p>4.57394E-007</text:p>
          </table:table-cell>
          <table:table-cell office:value-type="float" office:value="286.111">
            <text:p>286.11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66274">
            <text:p>0.166274</text:p>
          </table:table-cell>
          <table:table-cell office:value-type="float" office:value="0.000000636686">
            <text:p>6.36686E-007</text:p>
          </table:table-cell>
          <table:table-cell office:value-type="float" office:value="205.26">
            <text:p>205.26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77293">
            <text:p>0.177293</text:p>
          </table:table-cell>
          <table:table-cell office:value-type="float" office:value="0.000000885171">
            <text:p>8.85171E-007</text:p>
          </table:table-cell>
          <table:table-cell office:value-type="float" office:value="147.359">
            <text:p>147.35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88312">
            <text:p>0.188312</text:p>
          </table:table-cell>
          <table:table-cell office:value-type="float" office:value="0.00000122854">
            <text:p>1.22854E-006</text:p>
          </table:table-cell>
          <table:table-cell office:value-type="float" office:value="105.893">
            <text:p>105.89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99332">
            <text:p>0.199332</text:p>
          </table:table-cell>
          <table:table-cell office:value-type="float" office:value="0.00000170113">
            <text:p>1.70113E-006</text:p>
          </table:table-cell>
          <table:table-cell office:value-type="float" office:value="76.1974">
            <text:p>76.1974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10351">
            <text:p>0.210351</text:p>
          </table:table-cell>
          <table:table-cell office:value-type="float" office:value="0.00000234795">
            <text:p>0.000002348</text:p>
          </table:table-cell>
          <table:table-cell office:value-type="float" office:value="54.931">
            <text:p>54.93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2137">
            <text:p>0.22137</text:p>
          </table:table-cell>
          <table:table-cell office:value-type="float" office:value="0.00000322652">
            <text:p>3.22652E-006</text:p>
          </table:table-cell>
          <table:table-cell office:value-type="float" office:value="39.701">
            <text:p>39.70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32389">
            <text:p>0.232389</text:p>
          </table:table-cell>
          <table:table-cell office:value-type="float" office:value="0.00000440767">
            <text:p>4.40767E-006</text:p>
          </table:table-cell>
          <table:table-cell office:value-type="float" office:value="28.7942">
            <text:p>28.794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43408">
            <text:p>0.243408</text:p>
          </table:table-cell>
          <table:table-cell office:value-type="float" office:value="0.00000597378">
            <text:p>5.97378E-006</text:p>
          </table:table-cell>
          <table:table-cell office:value-type="float" office:value="20.9832">
            <text:p>20.983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54427">
            <text:p>0.254427</text:p>
          </table:table-cell>
          <table:table-cell office:value-type="float" office:value="0.00000801265">
            <text:p>8.01265E-006</text:p>
          </table:table-cell>
          <table:table-cell office:value-type="float" office:value="15.3894">
            <text:p>15.3894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65446">
            <text:p>0.265446</text:p>
          </table:table-cell>
          <table:table-cell office:value-type="float" office:value="0.0000106047">
            <text:p>1.06047E-005</text:p>
          </table:table-cell>
          <table:table-cell office:value-type="float" office:value="11.3835">
            <text:p>11.383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76465">
            <text:p>0.276465</text:p>
          </table:table-cell>
          <table:table-cell office:value-type="float" office:value="0.0000138022">
            <text:p>1.38022E-005</text:p>
          </table:table-cell>
          <table:table-cell office:value-type="float" office:value="8.51461">
            <text:p>8.5146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87484">
            <text:p>0.287484</text:p>
          </table:table-cell>
          <table:table-cell office:value-type="float" office:value="0.0000176034">
            <text:p>1.76034E-005</text:p>
          </table:table-cell>
          <table:table-cell office:value-type="float" office:value="6.46007">
            <text:p>6.4600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98503">
            <text:p>0.298503</text:p>
          </table:table-cell>
          <table:table-cell office:value-type="float" office:value="0.0000219284">
            <text:p>2.19284E-005</text:p>
          </table:table-cell>
          <table:table-cell office:value-type="float" office:value="4.98873">
            <text:p>4.9887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09523">
            <text:p>0.309523</text:p>
          </table:table-cell>
          <table:table-cell office:value-type="float" office:value="0.0000266104">
            <text:p>2.66104E-005</text:p>
          </table:table-cell>
          <table:table-cell office:value-type="float" office:value="3.93502">
            <text:p>3.9350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20542">
            <text:p>0.320542</text:p>
          </table:table-cell>
          <table:table-cell office:value-type="float" office:value="0.0000314138">
            <text:p>3.14138E-005</text:p>
          </table:table-cell>
          <table:table-cell office:value-type="float" office:value="3.18042">
            <text:p>3.1804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31561">
            <text:p>0.331561</text:p>
          </table:table-cell>
          <table:table-cell office:value-type="float" office:value="0.0000360777">
            <text:p>3.60777E-005</text:p>
          </table:table-cell>
          <table:table-cell office:value-type="float" office:value="2.64001">
            <text:p>2.6400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4258">
            <text:p>0.34258</text:p>
          </table:table-cell>
          <table:table-cell office:value-type="float" office:value="0.0000403699">
            <text:p>4.03699E-005</text:p>
          </table:table-cell>
          <table:table-cell office:value-type="float" office:value="2.25299">
            <text:p>2.2529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53599">
            <text:p>0.353599</text:p>
          </table:table-cell>
          <table:table-cell office:value-type="float" office:value="0.0000441298">
            <text:p>4.41298E-005</text:p>
          </table:table-cell>
          <table:table-cell office:value-type="float" office:value="1.97583">
            <text:p>1.9758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64618">
            <text:p>0.364618</text:p>
          </table:table-cell>
          <table:table-cell office:value-type="float" office:value="0.0000472836">
            <text:p>4.72836E-005</text:p>
          </table:table-cell>
          <table:table-cell office:value-type="float" office:value="1.77735">
            <text:p>1.7773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75637">
            <text:p>0.375637</text:p>
          </table:table-cell>
          <table:table-cell office:value-type="float" office:value="0.0000498341">
            <text:p>4.98341E-005</text:p>
          </table:table-cell>
          <table:table-cell office:value-type="float" office:value="1.6352">
            <text:p>1.635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86656">
            <text:p>0.386656</text:p>
          </table:table-cell>
          <table:table-cell office:value-type="float" office:value="0.0000518365">
            <text:p>5.18365E-005</text:p>
          </table:table-cell>
          <table:table-cell office:value-type="float" office:value="1.53341">
            <text:p>1.5334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97675">
            <text:p>0.397675</text:p>
          </table:table-cell>
          <table:table-cell office:value-type="float" office:value="0.0000533724">
            <text:p>5.33724E-005</text:p>
          </table:table-cell>
          <table:table-cell office:value-type="float" office:value="1.4605">
            <text:p>1.460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08694">
            <text:p>0.408694</text:p>
          </table:table-cell>
          <table:table-cell office:value-type="float" office:value="0.0000545294">
            <text:p>5.45294E-005</text:p>
          </table:table-cell>
          <table:table-cell office:value-type="float" office:value="1.40829">
            <text:p>1.4082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19714">
            <text:p>0.419714</text:p>
          </table:table-cell>
          <table:table-cell office:value-type="float" office:value="0.0000553893">
            <text:p>5.53893E-005</text:p>
          </table:table-cell>
          <table:table-cell office:value-type="float" office:value="1.37091">
            <text:p>1.3709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30733">
            <text:p>0.430733</text:p>
          </table:table-cell>
          <table:table-cell office:value-type="float" office:value="0.000056022">
            <text:p>0.000056022</text:p>
          </table:table-cell>
          <table:table-cell office:value-type="float" office:value="1.34413">
            <text:p>1.3441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41752">
            <text:p>0.441752</text:p>
          </table:table-cell>
          <table:table-cell office:value-type="float" office:value="0.0000564841">
            <text:p>5.64841E-005</text:p>
          </table:table-cell>
          <table:table-cell office:value-type="float" office:value="1.32495">
            <text:p>1.3249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52771">
            <text:p>0.452771</text:p>
          </table:table-cell>
          <table:table-cell office:value-type="float" office:value="0.0000568197">
            <text:p>5.68197E-005</text:p>
          </table:table-cell>
          <table:table-cell office:value-type="float" office:value="1.31122">
            <text:p>1.3112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6379">
            <text:p>0.46379</text:p>
          </table:table-cell>
          <table:table-cell office:value-type="float" office:value="0.0000570625">
            <text:p>5.70625E-005</text:p>
          </table:table-cell>
          <table:table-cell office:value-type="float" office:value="1.30139">
            <text:p>1.3013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74809">
            <text:p>0.474809</text:p>
          </table:table-cell>
          <table:table-cell office:value-type="float" office:value="0.0000572377">
            <text:p>5.72377E-005</text:p>
          </table:table-cell>
          <table:table-cell office:value-type="float" office:value="1.29434">
            <text:p>1.29434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85828">
            <text:p>0.485828</text:p>
          </table:table-cell>
          <table:table-cell office:value-type="float" office:value="0.0000573638">
            <text:p>5.73638E-005</text:p>
          </table:table-cell>
          <table:table-cell office:value-type="float" office:value="1.2893">
            <text:p>1.289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96847">
            <text:p>0.496847</text:p>
          </table:table-cell>
          <table:table-cell office:value-type="float" office:value="0.0000574544">
            <text:p>5.74544E-005</text:p>
          </table:table-cell>
          <table:table-cell office:value-type="float" office:value="1.28569">
            <text:p>1.2856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07866">
            <text:p>0.507866</text:p>
          </table:table-cell>
          <table:table-cell office:value-type="float" office:value="0.0000575195">
            <text:p>5.75195E-005</text:p>
          </table:table-cell>
          <table:table-cell office:value-type="float" office:value="1.2831">
            <text:p>1.283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18885">
            <text:p>0.518885</text:p>
          </table:table-cell>
          <table:table-cell office:value-type="float" office:value="0.0000575662">
            <text:p>5.75662E-005</text:p>
          </table:table-cell>
          <table:table-cell office:value-type="float" office:value="1.28125">
            <text:p>1.2812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29905">
            <text:p>0.529905</text:p>
          </table:table-cell>
          <table:table-cell office:value-type="float" office:value="0.0000575997">
            <text:p>5.75997E-005</text:p>
          </table:table-cell>
          <table:table-cell office:value-type="float" office:value="1.27992">
            <text:p>1.2799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40924">
            <text:p>0.540924</text:p>
          </table:table-cell>
          <table:table-cell office:value-type="float" office:value="0.0000576237">
            <text:p>5.76237E-005</text:p>
          </table:table-cell>
          <table:table-cell office:value-type="float" office:value="1.27897">
            <text:p>1.2789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51943">
            <text:p>0.551943</text:p>
          </table:table-cell>
          <table:table-cell office:value-type="float" office:value="0.0000576409">
            <text:p>5.76409E-005</text:p>
          </table:table-cell>
          <table:table-cell office:value-type="float" office:value="1.27829">
            <text:p>1.2782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62962">
            <text:p>0.562962</text:p>
          </table:table-cell>
          <table:table-cell office:value-type="float" office:value="0.0000576533">
            <text:p>5.76533E-005</text:p>
          </table:table-cell>
          <table:table-cell office:value-type="float" office:value="1.2778">
            <text:p>1.277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73981">
            <text:p>0.573981</text:p>
          </table:table-cell>
          <table:table-cell office:value-type="float" office:value="0.0000576621">
            <text:p>5.76621E-005</text:p>
          </table:table-cell>
          <table:table-cell office:value-type="float" office:value="1.27746">
            <text:p>1.27746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85">
            <text:p>0.585</text:p>
          </table:table-cell>
          <table:table-cell office:value-type="float" office:value="0.0000576684">
            <text:p>5.76684E-005</text:p>
          </table:table-cell>
          <table:table-cell office:value-type="float" office:value="1.27721">
            <text:p>1.2772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96019">
            <text:p>0.596019</text:p>
          </table:table-cell>
          <table:table-cell office:value-type="float" office:value="0.0000576729">
            <text:p>5.76729E-005</text:p>
          </table:table-cell>
          <table:table-cell office:value-type="float" office:value="1.27703">
            <text:p>1.2770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07038">
            <text:p>0.607038</text:p>
          </table:table-cell>
          <table:table-cell office:value-type="float" office:value="0.0000576762">
            <text:p>5.76762E-005</text:p>
          </table:table-cell>
          <table:table-cell office:value-type="float" office:value="1.2769">
            <text:p>1.276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18057">
            <text:p>0.618057</text:p>
          </table:table-cell>
          <table:table-cell office:value-type="float" office:value="0.0000576785">
            <text:p>5.76785E-005</text:p>
          </table:table-cell>
          <table:table-cell office:value-type="float" office:value="1.27681">
            <text:p>1.2768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29076">
            <text:p>0.629076</text:p>
          </table:table-cell>
          <table:table-cell office:value-type="float" office:value="0.0000576801">
            <text:p>5.76801E-005</text:p>
          </table:table-cell>
          <table:table-cell office:value-type="float" office:value="1.27674">
            <text:p>1.27674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40095">
            <text:p>0.640095</text:p>
          </table:table-cell>
          <table:table-cell office:value-type="float" office:value="0.0000576813">
            <text:p>5.76813E-005</text:p>
          </table:table-cell>
          <table:table-cell office:value-type="float" office:value="1.2767">
            <text:p>1.276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51115">
            <text:p>0.651115</text:p>
          </table:table-cell>
          <table:table-cell office:value-type="float" office:value="0.0000576821">
            <text:p>5.76821E-005</text:p>
          </table:table-cell>
          <table:table-cell office:value-type="float" office:value="1.27667">
            <text:p>1.2766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62134">
            <text:p>0.662134</text:p>
          </table:table-cell>
          <table:table-cell office:value-type="float" office:value="0.0000576826">
            <text:p>5.76826E-005</text:p>
          </table:table-cell>
          <table:table-cell office:value-type="float" office:value="1.27665">
            <text:p>1.2766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73153">
            <text:p>0.673153</text:p>
          </table:table-cell>
          <table:table-cell office:value-type="float" office:value="0.000057683">
            <text:p>0.000057683</text:p>
          </table:table-cell>
          <table:table-cell office:value-type="float" office:value="1.27663">
            <text:p>1.2766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84172">
            <text:p>0.684172</text:p>
          </table:table-cell>
          <table:table-cell office:value-type="float" office:value="0.0000576831">
            <text:p>5.76831E-005</text:p>
          </table:table-cell>
          <table:table-cell office:value-type="float" office:value="1.27663">
            <text:p>1.2766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95191">
            <text:p>0.695191</text:p>
          </table:table-cell>
          <table:table-cell office:value-type="float" office:value="0.0000576832">
            <text:p>5.76832E-005</text:p>
          </table:table-cell>
          <table:table-cell office:value-type="float" office:value="1.27662">
            <text:p>1.2766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0621">
            <text:p>0.70621</text:p>
          </table:table-cell>
          <table:table-cell office:value-type="float" office:value="0.000057683">
            <text:p>0.000057683</text:p>
          </table:table-cell>
          <table:table-cell office:value-type="float" office:value="1.27663">
            <text:p>1.2766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17229">
            <text:p>0.717229</text:p>
          </table:table-cell>
          <table:table-cell office:value-type="float" office:value="0.0000576828">
            <text:p>5.76828E-005</text:p>
          </table:table-cell>
          <table:table-cell office:value-type="float" office:value="1.27664">
            <text:p>1.27664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28248">
            <text:p>0.728248</text:p>
          </table:table-cell>
          <table:table-cell office:value-type="float" office:value="0.0000576823">
            <text:p>5.76823E-005</text:p>
          </table:table-cell>
          <table:table-cell office:value-type="float" office:value="1.27666">
            <text:p>1.27666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39267">
            <text:p>0.739267</text:p>
          </table:table-cell>
          <table:table-cell office:value-type="float" office:value="0.0000576816">
            <text:p>5.76816E-005</text:p>
          </table:table-cell>
          <table:table-cell office:value-type="float" office:value="1.27669">
            <text:p>1.2766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50286">
            <text:p>0.750286</text:p>
          </table:table-cell>
          <table:table-cell office:value-type="float" office:value="0.0000576806">
            <text:p>5.76806E-005</text:p>
          </table:table-cell>
          <table:table-cell office:value-type="float" office:value="1.27672">
            <text:p>1.2767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61306">
            <text:p>0.761306</text:p>
          </table:table-cell>
          <table:table-cell office:value-type="float" office:value="0.0000576792">
            <text:p>5.76792E-005</text:p>
          </table:table-cell>
          <table:table-cell office:value-type="float" office:value="1.27678">
            <text:p>1.2767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72325">
            <text:p>0.772325</text:p>
          </table:table-cell>
          <table:table-cell office:value-type="float" office:value="0.0000576772">
            <text:p>5.76772E-005</text:p>
          </table:table-cell>
          <table:table-cell office:value-type="float" office:value="1.27686">
            <text:p>1.27686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83344">
            <text:p>0.783344</text:p>
          </table:table-cell>
          <table:table-cell office:value-type="float" office:value="0.0000576743">
            <text:p>5.76743E-005</text:p>
          </table:table-cell>
          <table:table-cell office:value-type="float" office:value="1.27697">
            <text:p>1.2769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94363">
            <text:p>0.794363</text:p>
          </table:table-cell>
          <table:table-cell office:value-type="float" office:value="0.0000576704">
            <text:p>5.76704E-005</text:p>
          </table:table-cell>
          <table:table-cell office:value-type="float" office:value="1.27713">
            <text:p>1.2771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05382">
            <text:p>0.805382</text:p>
          </table:table-cell>
          <table:table-cell office:value-type="float" office:value="0.0000576648">
            <text:p>5.76648E-005</text:p>
          </table:table-cell>
          <table:table-cell office:value-type="float" office:value="1.27735">
            <text:p>1.2773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16401">
            <text:p>0.816401</text:p>
          </table:table-cell>
          <table:table-cell office:value-type="float" office:value="0.000057657">
            <text:p>0.000057657</text:p>
          </table:table-cell>
          <table:table-cell office:value-type="float" office:value="1.27766">
            <text:p>1.27766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2742">
            <text:p>0.82742</text:p>
          </table:table-cell>
          <table:table-cell office:value-type="float" office:value="0.0000576462">
            <text:p>5.76462E-005</text:p>
          </table:table-cell>
          <table:table-cell office:value-type="float" office:value="1.27809">
            <text:p>1.2780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38439">
            <text:p>0.838439</text:p>
          </table:table-cell>
          <table:table-cell office:value-type="float" office:value="0.000057631">
            <text:p>0.000057631</text:p>
          </table:table-cell>
          <table:table-cell office:value-type="float" office:value="1.27868">
            <text:p>1.2786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49458">
            <text:p>0.849458</text:p>
          </table:table-cell>
          <table:table-cell office:value-type="float" office:value="0.0000576098">
            <text:p>5.76098E-005</text:p>
          </table:table-cell>
          <table:table-cell office:value-type="float" office:value="1.27952">
            <text:p>1.2795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60477">
            <text:p>0.860477</text:p>
          </table:table-cell>
          <table:table-cell office:value-type="float" office:value="0.0000575802">
            <text:p>5.75802E-005</text:p>
          </table:table-cell>
          <table:table-cell office:value-type="float" office:value="1.28069">
            <text:p>1.2806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71497">
            <text:p>0.871497</text:p>
          </table:table-cell>
          <table:table-cell office:value-type="float" office:value="0.0000575389">
            <text:p>5.75389E-005</text:p>
          </table:table-cell>
          <table:table-cell office:value-type="float" office:value="1.28233">
            <text:p>1.2823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82516">
            <text:p>0.882516</text:p>
          </table:table-cell>
          <table:table-cell office:value-type="float" office:value="0.000057481">
            <text:p>0.000057481</text:p>
          </table:table-cell>
          <table:table-cell office:value-type="float" office:value="1.28463">
            <text:p>1.2846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93535">
            <text:p>0.893535</text:p>
          </table:table-cell>
          <table:table-cell office:value-type="float" office:value="0.0000574001">
            <text:p>5.74001E-005</text:p>
          </table:table-cell>
          <table:table-cell office:value-type="float" office:value="1.28785">
            <text:p>1.2878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04554">
            <text:p>0.904554</text:p>
          </table:table-cell>
          <table:table-cell office:value-type="float" office:value="0.0000572868">
            <text:p>5.72868E-005</text:p>
          </table:table-cell>
          <table:table-cell office:value-type="float" office:value="1.29238">
            <text:p>1.2923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15573">
            <text:p>0.915573</text:p>
          </table:table-cell>
          <table:table-cell office:value-type="float" office:value="0.0000571279">
            <text:p>5.71279E-005</text:p>
          </table:table-cell>
          <table:table-cell office:value-type="float" office:value="1.29875">
            <text:p>1.2987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26592">
            <text:p>0.926592</text:p>
          </table:table-cell>
          <table:table-cell office:value-type="float" office:value="0.0000569051">
            <text:p>5.69051E-005</text:p>
          </table:table-cell>
          <table:table-cell office:value-type="float" office:value="1.30775">
            <text:p>1.3077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37611">
            <text:p>0.937611</text:p>
          </table:table-cell>
          <table:table-cell office:value-type="float" office:value="0.0000565916">
            <text:p>5.65916E-005</text:p>
          </table:table-cell>
          <table:table-cell office:value-type="float" office:value="1.32054">
            <text:p>1.32054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4863">
            <text:p>0.94863</text:p>
          </table:table-cell>
          <table:table-cell office:value-type="float" office:value="0.0000561494">
            <text:p>5.61494E-005</text:p>
          </table:table-cell>
          <table:table-cell office:value-type="float" office:value="1.33881">
            <text:p>1.3388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59649">
            <text:p>0.959649</text:p>
          </table:table-cell>
          <table:table-cell office:value-type="float" office:value="0.0000555231">
            <text:p>5.55231E-005</text:p>
          </table:table-cell>
          <table:table-cell office:value-type="float" office:value="1.3652">
            <text:p>1.365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70668">
            <text:p>0.970668</text:p>
          </table:table-cell>
          <table:table-cell office:value-type="float" office:value="0.0000546309">
            <text:p>5.46309E-005</text:p>
          </table:table-cell>
          <table:table-cell office:value-type="float" office:value="1.40382">
            <text:p>1.4038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81688">
            <text:p>0.981688</text:p>
          </table:table-cell>
          <table:table-cell office:value-type="float" office:value="0.0000533493">
            <text:p>5.33493E-005</text:p>
          </table:table-cell>
          <table:table-cell office:value-type="float" office:value="1.46157">
            <text:p>1.4615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92707">
            <text:p>0.992707</text:p>
          </table:table-cell>
          <table:table-cell office:value-type="float" office:value="0.0000514864">
            <text:p>5.14864E-005</text:p>
          </table:table-cell>
          <table:table-cell office:value-type="float" office:value="1.55063">
            <text:p>1.5506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0373">
            <text:p>1.00373</text:p>
          </table:table-cell>
          <table:table-cell office:value-type="float" office:value="0.0000487311">
            <text:p>4.87311E-005</text:p>
          </table:table-cell>
          <table:table-cell office:value-type="float" office:value="1.69485">
            <text:p>1.6948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1474">
            <text:p>1.01474</text:p>
          </table:table-cell>
          <table:table-cell office:value-type="float" office:value="0.0000445494">
            <text:p>4.45494E-005</text:p>
          </table:table-cell>
          <table:table-cell office:value-type="float" office:value="1.9478">
            <text:p>1.947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2576">
            <text:p>1.02576</text:p>
          </table:table-cell>
          <table:table-cell office:value-type="float" office:value="0.0000379478">
            <text:p>3.79478E-005</text:p>
          </table:table-cell>
          <table:table-cell office:value-type="float" office:value="2.46062">
            <text:p>2.4606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3678">
            <text:p>1.03678</text:p>
          </table:table-cell>
          <table:table-cell office:value-type="float" office:value="0.0000268493">
            <text:p>2.68493E-005</text:p>
          </table:table-cell>
          <table:table-cell office:value-type="float" office:value="3.8911">
            <text:p>3.891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478">
            <text:p>1.0478</text:p>
          </table:table-cell>
          <table:table-cell office:value-type="float" office:value="0.00000605929">
            <text:p>6.05929E-006</text:p>
          </table:table-cell>
          <table:table-cell office:value-type="float" office:value="20.673">
            <text:p>20.673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5882">
            <text:p>1.05882</text:p>
          </table:table-cell>
          <table:table-cell office:value-type="float" office:value="-0.0000421419">
            <text:p>-4.21419E-005</text:p>
          </table:table-cell>
          <table:table-cell office:value-type="float" office:value="-4.11621">
            <text:p>-4.11621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6984">
            <text:p>1.06984</text:p>
          </table:table-cell>
          <table:table-cell office:value-type="float" office:value="-0.000243587">
            <text:p>-0.000243587</text:p>
          </table:table-cell>
          <table:table-cell office:value-type="float" office:value="-1.53912">
            <text:p>-1.53912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8086">
            <text:p>1.08086</text:p>
          </table:table-cell>
          <table:table-cell office:value-type="float" office:value="0.000734461">
            <text:p>0.000734461</text:p>
          </table:table-cell>
          <table:table-cell office:value-type="float" office:value="-0.821198">
            <text:p>-0.821198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9188">
            <text:p>1.09188</text:p>
          </table:table-cell>
          <table:table-cell office:value-type="float" office:value="0.000261232">
            <text:p>0.000261232</text:p>
          </table:table-cell>
          <table:table-cell office:value-type="float" office:value="-0.497295">
            <text:p>-0.497295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029">
            <text:p>1.1029</text:p>
          </table:table-cell>
          <table:table-cell office:value-type="float" office:value="0.000193314">
            <text:p>0.000193314</text:p>
          </table:table-cell>
          <table:table-cell office:value-type="float" office:value="-0.320677">
            <text:p>-0.32067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1392">
            <text:p>1.11392</text:p>
          </table:table-cell>
          <table:table-cell office:value-type="float" office:value="0.000167156">
            <text:p>0.000167156</text:p>
          </table:table-cell>
          <table:table-cell office:value-type="float" office:value="-0.214367">
            <text:p>-0.214367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2494">
            <text:p>1.12494</text:p>
          </table:table-cell>
          <table:table-cell office:value-type="float" office:value="0.00015387">
            <text:p>0.00015387</text:p>
          </table:table-cell>
          <table:table-cell office:value-type="float" office:value="-0.146534">
            <text:p>-0.146534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3595">
            <text:p>1.13595</text:p>
          </table:table-cell>
          <table:table-cell office:value-type="float" office:value="0.000146179">
            <text:p>0.000146179</text:p>
          </table:table-cell>
          <table:table-cell office:value-type="float" office:value="-0.101629">
            <text:p>-0.101629</text:p>
          </table:table-cell>
          <table:table-cell office:value-type="float" office:value="0.00019731">
            <text:p>0.0001973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326105">
            <text:p>0.0326105</text:p>
          </table:table-cell>
          <table:table-cell office:value-type="float" office:value="0.0000000111885">
            <text:p>1.11885E-008</text:p>
          </table:table-cell>
          <table:table-cell office:value-type="float" office:value="11324.6">
            <text:p>11324.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436583">
            <text:p>0.0436583</text:p>
          </table:table-cell>
          <table:table-cell office:value-type="float" office:value="0.0000000157763">
            <text:p>1.57763E-008</text:p>
          </table:table-cell>
          <table:table-cell office:value-type="float" office:value="8031.09">
            <text:p>8031.0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547061">
            <text:p>0.0547061</text:p>
          </table:table-cell>
          <table:table-cell office:value-type="float" office:value="0.0000000222445">
            <text:p>2.22445E-008</text:p>
          </table:table-cell>
          <table:table-cell office:value-type="float" office:value="5695.52">
            <text:p>5695.5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657539">
            <text:p>0.0657539</text:p>
          </table:table-cell>
          <table:table-cell office:value-type="float" office:value="0.0000000313632">
            <text:p>3.13632E-008</text:p>
          </table:table-cell>
          <table:table-cell office:value-type="float" office:value="4039.29">
            <text:p>4039.2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768017">
            <text:p>0.0768017</text:p>
          </table:table-cell>
          <table:table-cell office:value-type="float" office:value="0.0000000442167">
            <text:p>4.42167E-008</text:p>
          </table:table-cell>
          <table:table-cell office:value-type="float" office:value="2864.8">
            <text:p>2864.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878495">
            <text:p>0.0878495</text:p>
          </table:table-cell>
          <table:table-cell office:value-type="float" office:value="0.0000000623317">
            <text:p>6.23317E-008</text:p>
          </table:table-cell>
          <table:table-cell office:value-type="float" office:value="2031.94">
            <text:p>2031.9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988973">
            <text:p>0.0988973</text:p>
          </table:table-cell>
          <table:table-cell office:value-type="float" office:value="0.0000000878558">
            <text:p>8.78558E-008</text:p>
          </table:table-cell>
          <table:table-cell office:value-type="float" office:value="1441.32">
            <text:p>1441.3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09945">
            <text:p>0.109945</text:p>
          </table:table-cell>
          <table:table-cell office:value-type="float" office:value="0.000000123807">
            <text:p>1.23807E-007</text:p>
          </table:table-cell>
          <table:table-cell office:value-type="float" office:value="1022.5">
            <text:p>1022.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20993">
            <text:p>0.120993</text:p>
          </table:table-cell>
          <table:table-cell office:value-type="float" office:value="0.000000174421">
            <text:p>1.74421E-007</text:p>
          </table:table-cell>
          <table:table-cell office:value-type="float" office:value="725.5">
            <text:p>725.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32041">
            <text:p>0.132041</text:p>
          </table:table-cell>
          <table:table-cell office:value-type="float" office:value="0.000000245629">
            <text:p>2.45629E-007</text:p>
          </table:table-cell>
          <table:table-cell office:value-type="float" office:value="514.887">
            <text:p>514.88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43088">
            <text:p>0.143088</text:p>
          </table:table-cell>
          <table:table-cell office:value-type="float" office:value="0.000000345716">
            <text:p>3.45716E-007</text:p>
          </table:table-cell>
          <table:table-cell office:value-type="float" office:value="365.534">
            <text:p>365.53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54136">
            <text:p>0.154136</text:p>
          </table:table-cell>
          <table:table-cell office:value-type="float" office:value="0.000000486206">
            <text:p>4.86206E-007</text:p>
          </table:table-cell>
          <table:table-cell office:value-type="float" office:value="259.623">
            <text:p>259.62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65184">
            <text:p>0.165184</text:p>
          </table:table-cell>
          <table:table-cell office:value-type="float" office:value="0.000000683041">
            <text:p>0.000000683</text:p>
          </table:table-cell>
          <table:table-cell office:value-type="float" office:value="184.518">
            <text:p>184.51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76232">
            <text:p>0.176232</text:p>
          </table:table-cell>
          <table:table-cell office:value-type="float" office:value="0.000000958096">
            <text:p>9.58096E-007</text:p>
          </table:table-cell>
          <table:table-cell office:value-type="float" office:value="131.259">
            <text:p>131.25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8728">
            <text:p>0.18728</text:p>
          </table:table-cell>
          <table:table-cell office:value-type="float" office:value="0.00000134105">
            <text:p>1.34105E-006</text:p>
          </table:table-cell>
          <table:table-cell office:value-type="float" office:value="93.4907">
            <text:p>93.490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98327">
            <text:p>0.198327</text:p>
          </table:table-cell>
          <table:table-cell office:value-type="float" office:value="0.00000187151">
            <text:p>1.87151E-006</text:p>
          </table:table-cell>
          <table:table-cell office:value-type="float" office:value="66.7082">
            <text:p>66.708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09375">
            <text:p>0.209375</text:p>
          </table:table-cell>
          <table:table-cell office:value-type="float" office:value="0.00000260113">
            <text:p>2.60113E-006</text:p>
          </table:table-cell>
          <table:table-cell office:value-type="float" office:value="47.7159">
            <text:p>47.715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20423">
            <text:p>0.220423</text:p>
          </table:table-cell>
          <table:table-cell office:value-type="float" office:value="0.00000359502">
            <text:p>0.000003595</text:p>
          </table:table-cell>
          <table:table-cell office:value-type="float" office:value="34.2478">
            <text:p>34.247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31471">
            <text:p>0.231471</text:p>
          </table:table-cell>
          <table:table-cell office:value-type="float" office:value="0.00000493115">
            <text:p>4.93115E-006</text:p>
          </table:table-cell>
          <table:table-cell office:value-type="float" office:value="24.6971">
            <text:p>24.697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42519">
            <text:p>0.242519</text:p>
          </table:table-cell>
          <table:table-cell office:value-type="float" office:value="0.00000669591">
            <text:p>6.69591E-006</text:p>
          </table:table-cell>
          <table:table-cell office:value-type="float" office:value="17.9244">
            <text:p>17.924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53566">
            <text:p>0.253566</text:p>
          </table:table-cell>
          <table:table-cell office:value-type="float" office:value="0.00000897317">
            <text:p>8.97317E-006</text:p>
          </table:table-cell>
          <table:table-cell office:value-type="float" office:value="13.1217">
            <text:p>13.121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64614">
            <text:p>0.264614</text:p>
          </table:table-cell>
          <table:table-cell office:value-type="float" office:value="0.000011825">
            <text:p>0.000011825</text:p>
          </table:table-cell>
          <table:table-cell office:value-type="float" office:value="9.71594">
            <text:p>9.7159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75662">
            <text:p>0.275662</text:p>
          </table:table-cell>
          <table:table-cell office:value-type="float" office:value="0.0000152656">
            <text:p>1.52656E-005</text:p>
          </table:table-cell>
          <table:table-cell office:value-type="float" office:value="7.30079">
            <text:p>7.3007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8671">
            <text:p>0.28671</text:p>
          </table:table-cell>
          <table:table-cell office:value-type="float" office:value="0.0000192341">
            <text:p>1.92341E-005</text:p>
          </table:table-cell>
          <table:table-cell office:value-type="float" office:value="5.58813">
            <text:p>5.5881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97757">
            <text:p>0.297757</text:p>
          </table:table-cell>
          <table:table-cell office:value-type="float" office:value="0.0000235812">
            <text:p>2.35812E-005</text:p>
          </table:table-cell>
          <table:table-cell office:value-type="float" office:value="4.37362">
            <text:p>4.3736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08805">
            <text:p>0.308805</text:p>
          </table:table-cell>
          <table:table-cell office:value-type="float" office:value="0.000028082">
            <text:p>0.000028082</text:p>
          </table:table-cell>
          <table:table-cell office:value-type="float" office:value="3.51238">
            <text:p>3.5123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19853">
            <text:p>0.319853</text:p>
          </table:table-cell>
          <table:table-cell office:value-type="float" office:value="0.0000324777">
            <text:p>3.24777E-005</text:p>
          </table:table-cell>
          <table:table-cell office:value-type="float" office:value="2.90164">
            <text:p>2.9016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30901">
            <text:p>0.330901</text:p>
          </table:table-cell>
          <table:table-cell office:value-type="float" office:value="0.000036533">
            <text:p>0.000036533</text:p>
          </table:table-cell>
          <table:table-cell office:value-type="float" office:value="2.46855">
            <text:p>2.4685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41949">
            <text:p>0.341949</text:p>
          </table:table-cell>
          <table:table-cell office:value-type="float" office:value="0.000040082">
            <text:p>0.000040082</text:p>
          </table:table-cell>
          <table:table-cell office:value-type="float" office:value="2.16143">
            <text:p>2.1614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52996">
            <text:p>0.352996</text:p>
          </table:table-cell>
          <table:table-cell office:value-type="float" office:value="0.0000430476">
            <text:p>4.30476E-005</text:p>
          </table:table-cell>
          <table:table-cell office:value-type="float" office:value="1.94364">
            <text:p>1.9436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64044">
            <text:p>0.364044</text:p>
          </table:table-cell>
          <table:table-cell office:value-type="float" office:value="0.0000454312">
            <text:p>4.54312E-005</text:p>
          </table:table-cell>
          <table:table-cell office:value-type="float" office:value="1.7892">
            <text:p>1.789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75092">
            <text:p>0.375092</text:p>
          </table:table-cell>
          <table:table-cell office:value-type="float" office:value="0.0000472879">
            <text:p>4.72879E-005</text:p>
          </table:table-cell>
          <table:table-cell office:value-type="float" office:value="1.67968">
            <text:p>1.6796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8614">
            <text:p>0.38614</text:p>
          </table:table-cell>
          <table:table-cell office:value-type="float" office:value="0.0000486994">
            <text:p>4.86994E-005</text:p>
          </table:table-cell>
          <table:table-cell office:value-type="float" office:value="1.60201">
            <text:p>1.6020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97188">
            <text:p>0.397188</text:p>
          </table:table-cell>
          <table:table-cell office:value-type="float" office:value="0.0000497524">
            <text:p>4.97524E-005</text:p>
          </table:table-cell>
          <table:table-cell office:value-type="float" office:value="1.54694">
            <text:p>1.5469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08235">
            <text:p>0.408235</text:p>
          </table:table-cell>
          <table:table-cell office:value-type="float" office:value="0.0000505272">
            <text:p>5.05272E-005</text:p>
          </table:table-cell>
          <table:table-cell office:value-type="float" office:value="1.50789">
            <text:p>1.5078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19283">
            <text:p>0.419283</text:p>
          </table:table-cell>
          <table:table-cell office:value-type="float" office:value="0.0000510914">
            <text:p>5.10914E-005</text:p>
          </table:table-cell>
          <table:table-cell office:value-type="float" office:value="1.48019">
            <text:p>1.4801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30331">
            <text:p>0.430331</text:p>
          </table:table-cell>
          <table:table-cell office:value-type="float" office:value="0.0000514992">
            <text:p>5.14992E-005</text:p>
          </table:table-cell>
          <table:table-cell office:value-type="float" office:value="1.46055">
            <text:p>1.4605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41379">
            <text:p>0.441379</text:p>
          </table:table-cell>
          <table:table-cell office:value-type="float" office:value="0.0000517924">
            <text:p>5.17924E-005</text:p>
          </table:table-cell>
          <table:table-cell office:value-type="float" office:value="1.44662">
            <text:p>1.4466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52427">
            <text:p>0.452427</text:p>
          </table:table-cell>
          <table:table-cell office:value-type="float" office:value="0.0000520023">
            <text:p>5.20023E-005</text:p>
          </table:table-cell>
          <table:table-cell office:value-type="float" office:value="1.43675">
            <text:p>1.4367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63474">
            <text:p>0.463474</text:p>
          </table:table-cell>
          <table:table-cell office:value-type="float" office:value="0.0000521522">
            <text:p>5.21522E-005</text:p>
          </table:table-cell>
          <table:table-cell office:value-type="float" office:value="1.42974">
            <text:p>1.4297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74522">
            <text:p>0.474522</text:p>
          </table:table-cell>
          <table:table-cell office:value-type="float" office:value="0.000052259">
            <text:p>0.000052259</text:p>
          </table:table-cell>
          <table:table-cell office:value-type="float" office:value="1.42478">
            <text:p>1.4247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8557">
            <text:p>0.48557</text:p>
          </table:table-cell>
          <table:table-cell office:value-type="float" office:value="0.000052335">
            <text:p>0.000052335</text:p>
          </table:table-cell>
          <table:table-cell office:value-type="float" office:value="1.42126">
            <text:p>1.4212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96618">
            <text:p>0.496618</text:p>
          </table:table-cell>
          <table:table-cell office:value-type="float" office:value="0.000052389">
            <text:p>0.000052389</text:p>
          </table:table-cell>
          <table:table-cell office:value-type="float" office:value="1.41876">
            <text:p>1.4187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07665">
            <text:p>0.507665</text:p>
          </table:table-cell>
          <table:table-cell office:value-type="float" office:value="0.0000524274">
            <text:p>5.24274E-005</text:p>
          </table:table-cell>
          <table:table-cell office:value-type="float" office:value="1.41699">
            <text:p>1.4169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18713">
            <text:p>0.518713</text:p>
          </table:table-cell>
          <table:table-cell office:value-type="float" office:value="0.0000524547">
            <text:p>5.24547E-005</text:p>
          </table:table-cell>
          <table:table-cell office:value-type="float" office:value="1.41573">
            <text:p>1.4157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29761">
            <text:p>0.529761</text:p>
          </table:table-cell>
          <table:table-cell office:value-type="float" office:value="0.000052474">
            <text:p>0.000052474</text:p>
          </table:table-cell>
          <table:table-cell office:value-type="float" office:value="1.41484">
            <text:p>1.4148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40809">
            <text:p>0.540809</text:p>
          </table:table-cell>
          <table:table-cell office:value-type="float" office:value="0.0000524878">
            <text:p>5.24878E-005</text:p>
          </table:table-cell>
          <table:table-cell office:value-type="float" office:value="1.41421">
            <text:p>1.4142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51857">
            <text:p>0.551857</text:p>
          </table:table-cell>
          <table:table-cell office:value-type="float" office:value="0.0000524975">
            <text:p>5.24975E-005</text:p>
          </table:table-cell>
          <table:table-cell office:value-type="float" office:value="1.41376">
            <text:p>1.4137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62904">
            <text:p>0.562904</text:p>
          </table:table-cell>
          <table:table-cell office:value-type="float" office:value="0.0000525044">
            <text:p>5.25044E-005</text:p>
          </table:table-cell>
          <table:table-cell office:value-type="float" office:value="1.41344">
            <text:p>1.4134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73952">
            <text:p>0.573952</text:p>
          </table:table-cell>
          <table:table-cell office:value-type="float" office:value="0.0000525093">
            <text:p>5.25093E-005</text:p>
          </table:table-cell>
          <table:table-cell office:value-type="float" office:value="1.41322">
            <text:p>1.4132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85">
            <text:p>0.585</text:p>
          </table:table-cell>
          <table:table-cell office:value-type="float" office:value="0.0000525128">
            <text:p>5.25128E-005</text:p>
          </table:table-cell>
          <table:table-cell office:value-type="float" office:value="1.41306">
            <text:p>1.4130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96048">
            <text:p>0.596048</text:p>
          </table:table-cell>
          <table:table-cell office:value-type="float" office:value="0.0000525152">
            <text:p>5.25152E-005</text:p>
          </table:table-cell>
          <table:table-cell office:value-type="float" office:value="1.41295">
            <text:p>1.4129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07096">
            <text:p>0.607096</text:p>
          </table:table-cell>
          <table:table-cell office:value-type="float" office:value="0.000052517">
            <text:p>0.000052517</text:p>
          </table:table-cell>
          <table:table-cell office:value-type="float" office:value="1.41287">
            <text:p>1.4128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18143">
            <text:p>0.618143</text:p>
          </table:table-cell>
          <table:table-cell office:value-type="float" office:value="0.0000525182">
            <text:p>5.25182E-005</text:p>
          </table:table-cell>
          <table:table-cell office:value-type="float" office:value="1.41281">
            <text:p>1.4128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29191">
            <text:p>0.629191</text:p>
          </table:table-cell>
          <table:table-cell office:value-type="float" office:value="0.0000525191">
            <text:p>5.25191E-005</text:p>
          </table:table-cell>
          <table:table-cell office:value-type="float" office:value="1.41277">
            <text:p>1.4127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40239">
            <text:p>0.640239</text:p>
          </table:table-cell>
          <table:table-cell office:value-type="float" office:value="0.0000525197">
            <text:p>5.25197E-005</text:p>
          </table:table-cell>
          <table:table-cell office:value-type="float" office:value="1.41274">
            <text:p>1.4127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51287">
            <text:p>0.651287</text:p>
          </table:table-cell>
          <table:table-cell office:value-type="float" office:value="0.0000525201">
            <text:p>5.25201E-005</text:p>
          </table:table-cell>
          <table:table-cell office:value-type="float" office:value="1.41272">
            <text:p>1.4127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62335">
            <text:p>0.662335</text:p>
          </table:table-cell>
          <table:table-cell office:value-type="float" office:value="0.0000525203">
            <text:p>5.25203E-005</text:p>
          </table:table-cell>
          <table:table-cell office:value-type="float" office:value="1.41271">
            <text:p>1.4127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73382">
            <text:p>0.673382</text:p>
          </table:table-cell>
          <table:table-cell office:value-type="float" office:value="0.0000525205">
            <text:p>5.25205E-005</text:p>
          </table:table-cell>
          <table:table-cell office:value-type="float" office:value="1.41271">
            <text:p>1.4127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8443">
            <text:p>0.68443</text:p>
          </table:table-cell>
          <table:table-cell office:value-type="float" office:value="0.0000525206">
            <text:p>5.25206E-005</text:p>
          </table:table-cell>
          <table:table-cell office:value-type="float" office:value="1.4127">
            <text:p>1.412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95478">
            <text:p>0.695478</text:p>
          </table:table-cell>
          <table:table-cell office:value-type="float" office:value="0.0000525205">
            <text:p>5.25205E-005</text:p>
          </table:table-cell>
          <table:table-cell office:value-type="float" office:value="1.4127">
            <text:p>1.412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06526">
            <text:p>0.706526</text:p>
          </table:table-cell>
          <table:table-cell office:value-type="float" office:value="0.0000525204">
            <text:p>5.25204E-005</text:p>
          </table:table-cell>
          <table:table-cell office:value-type="float" office:value="1.41271">
            <text:p>1.4127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17573">
            <text:p>0.717573</text:p>
          </table:table-cell>
          <table:table-cell office:value-type="float" office:value="0.0000525202">
            <text:p>5.25202E-005</text:p>
          </table:table-cell>
          <table:table-cell office:value-type="float" office:value="1.41272">
            <text:p>1.4127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28621">
            <text:p>0.728621</text:p>
          </table:table-cell>
          <table:table-cell office:value-type="float" office:value="0.0000525199">
            <text:p>5.25199E-005</text:p>
          </table:table-cell>
          <table:table-cell office:value-type="float" office:value="1.41273">
            <text:p>1.4127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39669">
            <text:p>0.739669</text:p>
          </table:table-cell>
          <table:table-cell office:value-type="float" office:value="0.0000525194">
            <text:p>5.25194E-005</text:p>
          </table:table-cell>
          <table:table-cell office:value-type="float" office:value="1.41276">
            <text:p>1.4127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50717">
            <text:p>0.750717</text:p>
          </table:table-cell>
          <table:table-cell office:value-type="float" office:value="0.0000525187">
            <text:p>5.25187E-005</text:p>
          </table:table-cell>
          <table:table-cell office:value-type="float" office:value="1.41279">
            <text:p>1.4127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61765">
            <text:p>0.761765</text:p>
          </table:table-cell>
          <table:table-cell office:value-type="float" office:value="0.0000525177">
            <text:p>5.25177E-005</text:p>
          </table:table-cell>
          <table:table-cell office:value-type="float" office:value="1.41284">
            <text:p>1.4128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72812">
            <text:p>0.772812</text:p>
          </table:table-cell>
          <table:table-cell office:value-type="float" office:value="0.0000525162">
            <text:p>5.25162E-005</text:p>
          </table:table-cell>
          <table:table-cell office:value-type="float" office:value="1.4129">
            <text:p>1.412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8386">
            <text:p>0.78386</text:p>
          </table:table-cell>
          <table:table-cell office:value-type="float" office:value="0.0000525142">
            <text:p>5.25142E-005</text:p>
          </table:table-cell>
          <table:table-cell office:value-type="float" office:value="1.413">
            <text:p>1.41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94908">
            <text:p>0.794908</text:p>
          </table:table-cell>
          <table:table-cell office:value-type="float" office:value="0.0000525113">
            <text:p>5.25113E-005</text:p>
          </table:table-cell>
          <table:table-cell office:value-type="float" office:value="1.41313">
            <text:p>1.4131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05956">
            <text:p>0.805956</text:p>
          </table:table-cell>
          <table:table-cell office:value-type="float" office:value="0.0000525072">
            <text:p>5.25072E-005</text:p>
          </table:table-cell>
          <table:table-cell office:value-type="float" office:value="1.41332">
            <text:p>1.4133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17004">
            <text:p>0.817004</text:p>
          </table:table-cell>
          <table:table-cell office:value-type="float" office:value="0.0000525014">
            <text:p>5.25014E-005</text:p>
          </table:table-cell>
          <table:table-cell office:value-type="float" office:value="1.41358">
            <text:p>1.4135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28051">
            <text:p>0.828051</text:p>
          </table:table-cell>
          <table:table-cell office:value-type="float" office:value="0.0000524932">
            <text:p>5.24932E-005</text:p>
          </table:table-cell>
          <table:table-cell office:value-type="float" office:value="1.41396">
            <text:p>1.4139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39099">
            <text:p>0.839099</text:p>
          </table:table-cell>
          <table:table-cell office:value-type="float" office:value="0.0000524817">
            <text:p>5.24817E-005</text:p>
          </table:table-cell>
          <table:table-cell office:value-type="float" office:value="1.41449">
            <text:p>1.4144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50147">
            <text:p>0.850147</text:p>
          </table:table-cell>
          <table:table-cell office:value-type="float" office:value="0.0000524655">
            <text:p>5.24655E-005</text:p>
          </table:table-cell>
          <table:table-cell office:value-type="float" office:value="1.41523">
            <text:p>1.4152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61195">
            <text:p>0.861195</text:p>
          </table:table-cell>
          <table:table-cell office:value-type="float" office:value="0.0000524426">
            <text:p>5.24426E-005</text:p>
          </table:table-cell>
          <table:table-cell office:value-type="float" office:value="1.41629">
            <text:p>1.4162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72243">
            <text:p>0.872243</text:p>
          </table:table-cell>
          <table:table-cell office:value-type="float" office:value="0.0000524103">
            <text:p>5.24103E-005</text:p>
          </table:table-cell>
          <table:table-cell office:value-type="float" office:value="1.41778">
            <text:p>1.4177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8329">
            <text:p>0.88329</text:p>
          </table:table-cell>
          <table:table-cell office:value-type="float" office:value="0.0000523647">
            <text:p>5.23647E-005</text:p>
          </table:table-cell>
          <table:table-cell office:value-type="float" office:value="1.41988">
            <text:p>1.4198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94338">
            <text:p>0.894338</text:p>
          </table:table-cell>
          <table:table-cell office:value-type="float" office:value="0.0000523003">
            <text:p>5.23003E-005</text:p>
          </table:table-cell>
          <table:table-cell office:value-type="float" office:value="1.42286">
            <text:p>1.4228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05386">
            <text:p>0.905386</text:p>
          </table:table-cell>
          <table:table-cell office:value-type="float" office:value="0.0000522093">
            <text:p>5.22093E-005</text:p>
          </table:table-cell>
          <table:table-cell office:value-type="float" office:value="1.42709">
            <text:p>1.4270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16434">
            <text:p>0.916434</text:p>
          </table:table-cell>
          <table:table-cell office:value-type="float" office:value="0.0000520805">
            <text:p>5.20805E-005</text:p>
          </table:table-cell>
          <table:table-cell office:value-type="float" office:value="1.43309">
            <text:p>1.4330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27481">
            <text:p>0.927481</text:p>
          </table:table-cell>
          <table:table-cell office:value-type="float" office:value="0.0000518983">
            <text:p>5.18983E-005</text:p>
          </table:table-cell>
          <table:table-cell office:value-type="float" office:value="1.44163">
            <text:p>1.44163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38529">
            <text:p>0.938529</text:p>
          </table:table-cell>
          <table:table-cell office:value-type="float" office:value="0.0000516397">
            <text:p>5.16397E-005</text:p>
          </table:table-cell>
          <table:table-cell office:value-type="float" office:value="1.45386">
            <text:p>1.4538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49577">
            <text:p>0.949577</text:p>
          </table:table-cell>
          <table:table-cell office:value-type="float" office:value="0.000051272">
            <text:p>0.000051272</text:p>
          </table:table-cell>
          <table:table-cell office:value-type="float" office:value="1.47145">
            <text:p>1.4714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60625">
            <text:p>0.960625</text:p>
          </table:table-cell>
          <table:table-cell office:value-type="float" office:value="0.0000507474">
            <text:p>5.07474E-005</text:p>
          </table:table-cell>
          <table:table-cell office:value-type="float" office:value="1.49701">
            <text:p>1.4970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71673">
            <text:p>0.971673</text:p>
          </table:table-cell>
          <table:table-cell office:value-type="float" office:value="0.000049995">
            <text:p>0.000049995</text:p>
          </table:table-cell>
          <table:table-cell office:value-type="float" office:value="1.53458">
            <text:p>1.5345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8272">
            <text:p>0.98272</text:p>
          </table:table-cell>
          <table:table-cell office:value-type="float" office:value="0.0000489083">
            <text:p>4.89083E-005</text:p>
          </table:table-cell>
          <table:table-cell office:value-type="float" office:value="1.5909">
            <text:p>1.5909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93768">
            <text:p>0.993768</text:p>
          </table:table-cell>
          <table:table-cell office:value-type="float" office:value="0.0000473225">
            <text:p>4.73225E-005</text:p>
          </table:table-cell>
          <table:table-cell office:value-type="float" office:value="1.67772">
            <text:p>1.6777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0482">
            <text:p>1.00482</text:p>
          </table:table-cell>
          <table:table-cell office:value-type="float" office:value="0.0000449732">
            <text:p>4.49732E-005</text:p>
          </table:table-cell>
          <table:table-cell office:value-type="float" office:value="1.8176">
            <text:p>1.817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1586">
            <text:p>1.01586</text:p>
          </table:table-cell>
          <table:table-cell office:value-type="float" office:value="0.0000414137">
            <text:p>4.14137E-005</text:p>
          </table:table-cell>
          <table:table-cell office:value-type="float" office:value="2.05977">
            <text:p>2.0597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2691">
            <text:p>1.02691</text:p>
          </table:table-cell>
          <table:table-cell office:value-type="float" office:value="0.000035833">
            <text:p>0.000035833</text:p>
          </table:table-cell>
          <table:table-cell office:value-type="float" office:value="2.53631">
            <text:p>2.53631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3796">
            <text:p>1.03796</text:p>
          </table:table-cell>
          <table:table-cell office:value-type="float" office:value="0.0000265961">
            <text:p>2.65961E-005</text:p>
          </table:table-cell>
          <table:table-cell office:value-type="float" office:value="3.76448">
            <text:p>3.76448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4901">
            <text:p>1.04901</text:p>
          </table:table-cell>
          <table:table-cell office:value-type="float" office:value="0.00000984591">
            <text:p>9.84591E-006</text:p>
          </table:table-cell>
          <table:table-cell office:value-type="float" office:value="11.87">
            <text:p>11.8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6005">
            <text:p>1.06005</text:p>
          </table:table-cell>
          <table:table-cell office:value-type="float" office:value="-0.0000262399">
            <text:p>-2.62399E-005</text:p>
          </table:table-cell>
          <table:table-cell office:value-type="float" office:value="-5.82916">
            <text:p>-5.82916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711">
            <text:p>1.0711</text:p>
          </table:table-cell>
          <table:table-cell office:value-type="float" office:value="-0.000144202">
            <text:p>-0.000144202</text:p>
          </table:table-cell>
          <table:table-cell office:value-type="float" office:value="-1.87875">
            <text:p>-1.8787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8215">
            <text:p>1.08215</text:p>
          </table:table-cell>
          <table:table-cell office:value-type="float" office:value="0.00322142">
            <text:p>0.00322142</text:p>
          </table:table-cell>
          <table:table-cell office:value-type="float" office:value="-0.960664">
            <text:p>-0.960664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932">
            <text:p>1.0932</text:p>
          </table:table-cell>
          <table:table-cell office:value-type="float" office:value="0.00029383">
            <text:p>0.00029383</text:p>
          </table:table-cell>
          <table:table-cell office:value-type="float" office:value="-0.568742">
            <text:p>-0.568742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0425">
            <text:p>1.10425</text:p>
          </table:table-cell>
          <table:table-cell office:value-type="float" office:value="0.000198315">
            <text:p>0.000198315</text:p>
          </table:table-cell>
          <table:table-cell office:value-type="float" office:value="-0.361035">
            <text:p>-0.36103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1529">
            <text:p>1.11529</text:p>
          </table:table-cell>
          <table:table-cell office:value-type="float" office:value="0.000166362">
            <text:p>0.000166362</text:p>
          </table:table-cell>
          <table:table-cell office:value-type="float" office:value="-0.238307">
            <text:p>-0.23830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2634">
            <text:p>1.12634</text:p>
          </table:table-cell>
          <table:table-cell office:value-type="float" office:value="0.000151048">
            <text:p>0.000151048</text:p>
          </table:table-cell>
          <table:table-cell office:value-type="float" office:value="-0.161087">
            <text:p>-0.161087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3739">
            <text:p>1.13739</text:p>
          </table:table-cell>
          <table:table-cell office:value-type="float" office:value="0.000142468">
            <text:p>0.000142468</text:p>
          </table:table-cell>
          <table:table-cell office:value-type="float" office:value="-0.110565">
            <text:p>-0.110565</text:p>
          </table:table-cell>
          <table:table-cell office:value-type="float" office:value="0.000168803">
            <text:p>0.00016880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311946">
            <text:p>0.0311946</text:p>
          </table:table-cell>
          <table:table-cell office:value-type="float" office:value="0.0000000106883">
            <text:p>1.06883E-008</text:p>
          </table:table-cell>
          <table:table-cell office:value-type="float" office:value="11422.1">
            <text:p>11422.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422707">
            <text:p>0.0422707</text:p>
          </table:table-cell>
          <table:table-cell office:value-type="float" office:value="0.000000015228">
            <text:p>1.5228E-008</text:p>
          </table:table-cell>
          <table:table-cell office:value-type="float" office:value="8016.67">
            <text:p>8016.6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533468">
            <text:p>0.0533468</text:p>
          </table:table-cell>
          <table:table-cell office:value-type="float" office:value="0.0000000216951">
            <text:p>2.16951E-008</text:p>
          </table:table-cell>
          <table:table-cell office:value-type="float" office:value="5626.68">
            <text:p>5626.6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644229">
            <text:p>0.0644229</text:p>
          </table:table-cell>
          <table:table-cell office:value-type="float" office:value="0.000000030907">
            <text:p>3.0907E-008</text:p>
          </table:table-cell>
          <table:table-cell office:value-type="float" office:value="3949.35">
            <text:p>3949.3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75499">
            <text:p>0.075499</text:p>
          </table:table-cell>
          <table:table-cell office:value-type="float" office:value="0.0000000440266">
            <text:p>0.000000044</text:p>
          </table:table-cell>
          <table:table-cell office:value-type="float" office:value="2772.17">
            <text:p>2772.1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865751">
            <text:p>0.0865751</text:p>
          </table:table-cell>
          <table:table-cell office:value-type="float" office:value="0.000000062708">
            <text:p>6.2708E-008</text:p>
          </table:table-cell>
          <table:table-cell office:value-type="float" office:value="1946.01">
            <text:p>1946.0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976512">
            <text:p>0.0976512</text:p>
          </table:table-cell>
          <table:table-cell office:value-type="float" office:value="0.0000000893014">
            <text:p>8.93014E-008</text:p>
          </table:table-cell>
          <table:table-cell office:value-type="float" office:value="1366.21">
            <text:p>1366.2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08727">
            <text:p>0.108727</text:p>
          </table:table-cell>
          <table:table-cell office:value-type="float" office:value="0.000000127143">
            <text:p>1.27143E-007</text:p>
          </table:table-cell>
          <table:table-cell office:value-type="float" office:value="959.286">
            <text:p>959.28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19803">
            <text:p>0.119803</text:p>
          </table:table-cell>
          <table:table-cell office:value-type="float" office:value="0.000000180958">
            <text:p>0.000000181</text:p>
          </table:table-cell>
          <table:table-cell office:value-type="float" office:value="673.705">
            <text:p>673.70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3088">
            <text:p>0.13088</text:p>
          </table:table-cell>
          <table:table-cell office:value-type="float" office:value="0.000000257429">
            <text:p>2.57429E-007</text:p>
          </table:table-cell>
          <table:table-cell office:value-type="float" office:value="473.28">
            <text:p>473.2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41956">
            <text:p>0.141956</text:p>
          </table:table-cell>
          <table:table-cell office:value-type="float" office:value="0.000000365967">
            <text:p>0.000000366</text:p>
          </table:table-cell>
          <table:table-cell office:value-type="float" office:value="332.619">
            <text:p>332.61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53032">
            <text:p>0.153032</text:p>
          </table:table-cell>
          <table:table-cell office:value-type="float" office:value="0.000000519766">
            <text:p>5.19766E-007</text:p>
          </table:table-cell>
          <table:table-cell office:value-type="float" office:value="233.901">
            <text:p>233.90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64108">
            <text:p>0.164108</text:p>
          </table:table-cell>
          <table:table-cell office:value-type="float" office:value="0.000000737194">
            <text:p>7.37194E-007</text:p>
          </table:table-cell>
          <table:table-cell office:value-type="float" office:value="164.619">
            <text:p>164.61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75184">
            <text:p>0.175184</text:p>
          </table:table-cell>
          <table:table-cell office:value-type="float" office:value="0.00000104357">
            <text:p>1.04357E-006</text:p>
          </table:table-cell>
          <table:table-cell office:value-type="float" office:value="115.996">
            <text:p>115.99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8626">
            <text:p>0.18626</text:p>
          </table:table-cell>
          <table:table-cell office:value-type="float" office:value="0.00000147328">
            <text:p>1.47328E-006</text:p>
          </table:table-cell>
          <table:table-cell office:value-type="float" office:value="81.8719">
            <text:p>81.871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97336">
            <text:p>0.197336</text:p>
          </table:table-cell>
          <table:table-cell office:value-type="float" office:value="0.00000207208">
            <text:p>2.07208E-006</text:p>
          </table:table-cell>
          <table:table-cell office:value-type="float" office:value="57.923">
            <text:p>57.923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08412">
            <text:p>0.208412</text:p>
          </table:table-cell>
          <table:table-cell office:value-type="float" office:value="0.00000289902">
            <text:p>0.000002899</text:p>
          </table:table-cell>
          <table:table-cell office:value-type="float" office:value="41.1154">
            <text:p>41.115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19488">
            <text:p>0.219488</text:p>
          </table:table-cell>
          <table:table-cell office:value-type="float" office:value="0.00000402689">
            <text:p>4.02689E-006</text:p>
          </table:table-cell>
          <table:table-cell office:value-type="float" office:value="29.3195">
            <text:p>29.319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30565">
            <text:p>0.230565</text:p>
          </table:table-cell>
          <table:table-cell office:value-type="float" office:value="0.00000553937">
            <text:p>5.53937E-006</text:p>
          </table:table-cell>
          <table:table-cell office:value-type="float" office:value="21.041">
            <text:p>21.04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41641">
            <text:p>0.241641</text:p>
          </table:table-cell>
          <table:table-cell office:value-type="float" office:value="0.00000752221">
            <text:p>7.52221E-006</text:p>
          </table:table-cell>
          <table:table-cell office:value-type="float" office:value="15.231">
            <text:p>15.23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52717">
            <text:p>0.252717</text:p>
          </table:table-cell>
          <table:table-cell office:value-type="float" office:value="0.0000100459">
            <text:p>1.00459E-005</text:p>
          </table:table-cell>
          <table:table-cell office:value-type="float" office:value="11.1535">
            <text:p>11.153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63793">
            <text:p>0.263793</text:p>
          </table:table-cell>
          <table:table-cell office:value-type="float" office:value="0.0000131398">
            <text:p>1.31398E-005</text:p>
          </table:table-cell>
          <table:table-cell office:value-type="float" office:value="8.29187">
            <text:p>8.2918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74869">
            <text:p>0.274869</text:p>
          </table:table-cell>
          <table:table-cell office:value-type="float" office:value="0.000016763">
            <text:p>0.000016763</text:p>
          </table:table-cell>
          <table:table-cell office:value-type="float" office:value="6.28351">
            <text:p>6.2835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85945">
            <text:p>0.285945</text:p>
          </table:table-cell>
          <table:table-cell office:value-type="float" office:value="0.0000207853">
            <text:p>2.07853E-005</text:p>
          </table:table-cell>
          <table:table-cell office:value-type="float" office:value="4.87402">
            <text:p>4.8740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97021">
            <text:p>0.297021</text:p>
          </table:table-cell>
          <table:table-cell office:value-type="float" office:value="0.0000249944">
            <text:p>2.49944E-005</text:p>
          </table:table-cell>
          <table:table-cell office:value-type="float" office:value="3.88482">
            <text:p>3.8848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08097">
            <text:p>0.308097</text:p>
          </table:table-cell>
          <table:table-cell office:value-type="float" office:value="0.0000291352">
            <text:p>2.91352E-005</text:p>
          </table:table-cell>
          <table:table-cell office:value-type="float" office:value="3.19058">
            <text:p>3.1905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19173">
            <text:p>0.319173</text:p>
          </table:table-cell>
          <table:table-cell office:value-type="float" office:value="0.0000329683">
            <text:p>3.29683E-005</text:p>
          </table:table-cell>
          <table:table-cell office:value-type="float" office:value="2.70336">
            <text:p>2.7033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30249">
            <text:p>0.330249</text:p>
          </table:table-cell>
          <table:table-cell office:value-type="float" office:value="0.000036322">
            <text:p>0.000036322</text:p>
          </table:table-cell>
          <table:table-cell office:value-type="float" office:value="2.36142">
            <text:p>2.3614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41326">
            <text:p>0.341326</text:p>
          </table:table-cell>
          <table:table-cell office:value-type="float" office:value="0.0000391144">
            <text:p>3.91144E-005</text:p>
          </table:table-cell>
          <table:table-cell office:value-type="float" office:value="2.12144">
            <text:p>2.1214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52402">
            <text:p>0.352402</text:p>
          </table:table-cell>
          <table:table-cell office:value-type="float" office:value="0.0000413453">
            <text:p>4.13453E-005</text:p>
          </table:table-cell>
          <table:table-cell office:value-type="float" office:value="1.95302">
            <text:p>1.9530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63478">
            <text:p>0.363478</text:p>
          </table:table-cell>
          <table:table-cell office:value-type="float" office:value="0.0000430692">
            <text:p>4.30692E-005</text:p>
          </table:table-cell>
          <table:table-cell office:value-type="float" office:value="1.83482">
            <text:p>1.8348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74554">
            <text:p>0.374554</text:p>
          </table:table-cell>
          <table:table-cell office:value-type="float" office:value="0.0000443675">
            <text:p>4.43675E-005</text:p>
          </table:table-cell>
          <table:table-cell office:value-type="float" office:value="1.75186">
            <text:p>1.7518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8563">
            <text:p>0.38563</text:p>
          </table:table-cell>
          <table:table-cell office:value-type="float" office:value="0.0000453264">
            <text:p>4.53264E-005</text:p>
          </table:table-cell>
          <table:table-cell office:value-type="float" office:value="1.69364">
            <text:p>1.6936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96706">
            <text:p>0.396706</text:p>
          </table:table-cell>
          <table:table-cell office:value-type="float" office:value="0.0000460246">
            <text:p>4.60246E-005</text:p>
          </table:table-cell>
          <table:table-cell office:value-type="float" office:value="1.65279">
            <text:p>1.6527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07782">
            <text:p>0.407782</text:p>
          </table:table-cell>
          <table:table-cell office:value-type="float" office:value="0.0000465275">
            <text:p>4.65275E-005</text:p>
          </table:table-cell>
          <table:table-cell office:value-type="float" office:value="1.62411">
            <text:p>1.6241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18858">
            <text:p>0.418858</text:p>
          </table:table-cell>
          <table:table-cell office:value-type="float" office:value="0.0000468871">
            <text:p>4.68871E-005</text:p>
          </table:table-cell>
          <table:table-cell office:value-type="float" office:value="1.60399">
            <text:p>1.6039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29934">
            <text:p>0.429934</text:p>
          </table:table-cell>
          <table:table-cell office:value-type="float" office:value="0.0000471428">
            <text:p>4.71428E-005</text:p>
          </table:table-cell>
          <table:table-cell office:value-type="float" office:value="1.58986">
            <text:p>1.5898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41011">
            <text:p>0.441011</text:p>
          </table:table-cell>
          <table:table-cell office:value-type="float" office:value="0.0000473239">
            <text:p>4.73239E-005</text:p>
          </table:table-cell>
          <table:table-cell office:value-type="float" office:value="1.57995">
            <text:p>1.5799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52087">
            <text:p>0.452087</text:p>
          </table:table-cell>
          <table:table-cell office:value-type="float" office:value="0.0000474519">
            <text:p>4.74519E-005</text:p>
          </table:table-cell>
          <table:table-cell office:value-type="float" office:value="1.57299">
            <text:p>1.5729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63163">
            <text:p>0.463163</text:p>
          </table:table-cell>
          <table:table-cell office:value-type="float" office:value="0.0000475421">
            <text:p>4.75421E-005</text:p>
          </table:table-cell>
          <table:table-cell office:value-type="float" office:value="1.56811">
            <text:p>1.5681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74239">
            <text:p>0.474239</text:p>
          </table:table-cell>
          <table:table-cell office:value-type="float" office:value="0.0000476056">
            <text:p>4.76056E-005</text:p>
          </table:table-cell>
          <table:table-cell office:value-type="float" office:value="1.56468">
            <text:p>1.5646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85315">
            <text:p>0.485315</text:p>
          </table:table-cell>
          <table:table-cell office:value-type="float" office:value="0.0000476503">
            <text:p>4.76503E-005</text:p>
          </table:table-cell>
          <table:table-cell office:value-type="float" office:value="1.56228">
            <text:p>1.5622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96391">
            <text:p>0.496391</text:p>
          </table:table-cell>
          <table:table-cell office:value-type="float" office:value="0.0000476817">
            <text:p>4.76817E-005</text:p>
          </table:table-cell>
          <table:table-cell office:value-type="float" office:value="1.56059">
            <text:p>1.5605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07467">
            <text:p>0.507467</text:p>
          </table:table-cell>
          <table:table-cell office:value-type="float" office:value="0.0000477037">
            <text:p>4.77037E-005</text:p>
          </table:table-cell>
          <table:table-cell office:value-type="float" office:value="1.55941">
            <text:p>1.5594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18543">
            <text:p>0.518543</text:p>
          </table:table-cell>
          <table:table-cell office:value-type="float" office:value="0.0000477192">
            <text:p>4.77192E-005</text:p>
          </table:table-cell>
          <table:table-cell office:value-type="float" office:value="1.55858">
            <text:p>1.5585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29619">
            <text:p>0.529619</text:p>
          </table:table-cell>
          <table:table-cell office:value-type="float" office:value="0.0000477301">
            <text:p>4.77301E-005</text:p>
          </table:table-cell>
          <table:table-cell office:value-type="float" office:value="1.55799">
            <text:p>1.5579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40696">
            <text:p>0.540696</text:p>
          </table:table-cell>
          <table:table-cell office:value-type="float" office:value="0.0000477378">
            <text:p>4.77378E-005</text:p>
          </table:table-cell>
          <table:table-cell office:value-type="float" office:value="1.55758">
            <text:p>1.5575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51772">
            <text:p>0.551772</text:p>
          </table:table-cell>
          <table:table-cell office:value-type="float" office:value="0.0000477431">
            <text:p>4.77431E-005</text:p>
          </table:table-cell>
          <table:table-cell office:value-type="float" office:value="1.5573">
            <text:p>1.5573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62848">
            <text:p>0.562848</text:p>
          </table:table-cell>
          <table:table-cell office:value-type="float" office:value="0.0000477469">
            <text:p>4.77469E-005</text:p>
          </table:table-cell>
          <table:table-cell office:value-type="float" office:value="1.5571">
            <text:p>1.557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73924">
            <text:p>0.573924</text:p>
          </table:table-cell>
          <table:table-cell office:value-type="float" office:value="0.0000477495">
            <text:p>4.77495E-005</text:p>
          </table:table-cell>
          <table:table-cell office:value-type="float" office:value="1.55695">
            <text:p>1.5569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85">
            <text:p>0.585</text:p>
          </table:table-cell>
          <table:table-cell office:value-type="float" office:value="0.0000477514">
            <text:p>4.77514E-005</text:p>
          </table:table-cell>
          <table:table-cell office:value-type="float" office:value="1.55685">
            <text:p>1.5568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96076">
            <text:p>0.596076</text:p>
          </table:table-cell>
          <table:table-cell office:value-type="float" office:value="0.0000477527">
            <text:p>4.77527E-005</text:p>
          </table:table-cell>
          <table:table-cell office:value-type="float" office:value="1.55678">
            <text:p>1.5567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07152">
            <text:p>0.607152</text:p>
          </table:table-cell>
          <table:table-cell office:value-type="float" office:value="0.0000477536">
            <text:p>4.77536E-005</text:p>
          </table:table-cell>
          <table:table-cell office:value-type="float" office:value="1.55674">
            <text:p>1.5567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18228">
            <text:p>0.618228</text:p>
          </table:table-cell>
          <table:table-cell office:value-type="float" office:value="0.0000477542">
            <text:p>4.77542E-005</text:p>
          </table:table-cell>
          <table:table-cell office:value-type="float" office:value="1.5567">
            <text:p>1.556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29304">
            <text:p>0.629304</text:p>
          </table:table-cell>
          <table:table-cell office:value-type="float" office:value="0.0000477547">
            <text:p>4.77547E-005</text:p>
          </table:table-cell>
          <table:table-cell office:value-type="float" office:value="1.55668">
            <text:p>1.5566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40381">
            <text:p>0.640381</text:p>
          </table:table-cell>
          <table:table-cell office:value-type="float" office:value="0.000047755">
            <text:p>0.000047755</text:p>
          </table:table-cell>
          <table:table-cell office:value-type="float" office:value="1.55666">
            <text:p>1.5566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51457">
            <text:p>0.651457</text:p>
          </table:table-cell>
          <table:table-cell office:value-type="float" office:value="0.0000477552">
            <text:p>4.77552E-005</text:p>
          </table:table-cell>
          <table:table-cell office:value-type="float" office:value="1.55665">
            <text:p>1.5566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62533">
            <text:p>0.662533</text:p>
          </table:table-cell>
          <table:table-cell office:value-type="float" office:value="0.0000477553">
            <text:p>4.77553E-005</text:p>
          </table:table-cell>
          <table:table-cell office:value-type="float" office:value="1.55665">
            <text:p>1.5566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73609">
            <text:p>0.673609</text:p>
          </table:table-cell>
          <table:table-cell office:value-type="float" office:value="0.0000477554">
            <text:p>4.77554E-005</text:p>
          </table:table-cell>
          <table:table-cell office:value-type="float" office:value="1.55664">
            <text:p>1.5566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84685">
            <text:p>0.684685</text:p>
          </table:table-cell>
          <table:table-cell office:value-type="float" office:value="0.0000477554">
            <text:p>4.77554E-005</text:p>
          </table:table-cell>
          <table:table-cell office:value-type="float" office:value="1.55664">
            <text:p>1.5566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95761">
            <text:p>0.695761</text:p>
          </table:table-cell>
          <table:table-cell office:value-type="float" office:value="0.0000477553">
            <text:p>4.77553E-005</text:p>
          </table:table-cell>
          <table:table-cell office:value-type="float" office:value="1.55664">
            <text:p>1.5566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06837">
            <text:p>0.706837</text:p>
          </table:table-cell>
          <table:table-cell office:value-type="float" office:value="0.0000477553">
            <text:p>4.77553E-005</text:p>
          </table:table-cell>
          <table:table-cell office:value-type="float" office:value="1.55665">
            <text:p>1.5566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17913">
            <text:p>0.717913</text:p>
          </table:table-cell>
          <table:table-cell office:value-type="float" office:value="0.0000477551">
            <text:p>4.77551E-005</text:p>
          </table:table-cell>
          <table:table-cell office:value-type="float" office:value="1.55665">
            <text:p>1.5566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28989">
            <text:p>0.728989</text:p>
          </table:table-cell>
          <table:table-cell office:value-type="float" office:value="0.0000477549">
            <text:p>4.77549E-005</text:p>
          </table:table-cell>
          <table:table-cell office:value-type="float" office:value="1.55667">
            <text:p>1.5566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40066">
            <text:p>0.740066</text:p>
          </table:table-cell>
          <table:table-cell office:value-type="float" office:value="0.0000477545">
            <text:p>4.77545E-005</text:p>
          </table:table-cell>
          <table:table-cell office:value-type="float" office:value="1.55669">
            <text:p>1.5566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51142">
            <text:p>0.751142</text:p>
          </table:table-cell>
          <table:table-cell office:value-type="float" office:value="0.000047754">
            <text:p>0.000047754</text:p>
          </table:table-cell>
          <table:table-cell office:value-type="float" office:value="1.55671">
            <text:p>1.5567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62218">
            <text:p>0.762218</text:p>
          </table:table-cell>
          <table:table-cell office:value-type="float" office:value="0.0000477533">
            <text:p>4.77533E-005</text:p>
          </table:table-cell>
          <table:table-cell office:value-type="float" office:value="1.55675">
            <text:p>1.5567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73294">
            <text:p>0.773294</text:p>
          </table:table-cell>
          <table:table-cell office:value-type="float" office:value="0.0000477523">
            <text:p>4.77523E-005</text:p>
          </table:table-cell>
          <table:table-cell office:value-type="float" office:value="1.5568">
            <text:p>1.556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8437">
            <text:p>0.78437</text:p>
          </table:table-cell>
          <table:table-cell office:value-type="float" office:value="0.0000477509">
            <text:p>4.77509E-005</text:p>
          </table:table-cell>
          <table:table-cell office:value-type="float" office:value="1.55688">
            <text:p>1.5568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95446">
            <text:p>0.795446</text:p>
          </table:table-cell>
          <table:table-cell office:value-type="float" office:value="0.0000477488">
            <text:p>4.77488E-005</text:p>
          </table:table-cell>
          <table:table-cell office:value-type="float" office:value="1.55699">
            <text:p>1.55699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06522">
            <text:p>0.806522</text:p>
          </table:table-cell>
          <table:table-cell office:value-type="float" office:value="0.0000477458">
            <text:p>4.77458E-005</text:p>
          </table:table-cell>
          <table:table-cell office:value-type="float" office:value="1.55715">
            <text:p>1.5571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17598">
            <text:p>0.817598</text:p>
          </table:table-cell>
          <table:table-cell office:value-type="float" office:value="0.0000477416">
            <text:p>4.77416E-005</text:p>
          </table:table-cell>
          <table:table-cell office:value-type="float" office:value="1.55738">
            <text:p>1.5573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28674">
            <text:p>0.828674</text:p>
          </table:table-cell>
          <table:table-cell office:value-type="float" office:value="0.0000477356">
            <text:p>4.77356E-005</text:p>
          </table:table-cell>
          <table:table-cell office:value-type="float" office:value="1.5577">
            <text:p>1.557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39751">
            <text:p>0.839751</text:p>
          </table:table-cell>
          <table:table-cell office:value-type="float" office:value="0.0000477271">
            <text:p>4.77271E-005</text:p>
          </table:table-cell>
          <table:table-cell office:value-type="float" office:value="1.55816">
            <text:p>1.5581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50827">
            <text:p>0.850827</text:p>
          </table:table-cell>
          <table:table-cell office:value-type="float" office:value="0.0000477149">
            <text:p>4.77149E-005</text:p>
          </table:table-cell>
          <table:table-cell office:value-type="float" office:value="1.55881">
            <text:p>1.5588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61903">
            <text:p>0.861903</text:p>
          </table:table-cell>
          <table:table-cell office:value-type="float" office:value="0.0000476976">
            <text:p>4.76976E-005</text:p>
          </table:table-cell>
          <table:table-cell office:value-type="float" office:value="1.55974">
            <text:p>1.5597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72979">
            <text:p>0.872979</text:p>
          </table:table-cell>
          <table:table-cell office:value-type="float" office:value="0.0000476728">
            <text:p>4.76728E-005</text:p>
          </table:table-cell>
          <table:table-cell office:value-type="float" office:value="1.56107">
            <text:p>1.5610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84055">
            <text:p>0.884055</text:p>
          </table:table-cell>
          <table:table-cell office:value-type="float" office:value="0.0000476375">
            <text:p>4.76375E-005</text:p>
          </table:table-cell>
          <table:table-cell office:value-type="float" office:value="1.56297">
            <text:p>1.5629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95131">
            <text:p>0.895131</text:p>
          </table:table-cell>
          <table:table-cell office:value-type="float" office:value="0.0000475871">
            <text:p>4.75871E-005</text:p>
          </table:table-cell>
          <table:table-cell office:value-type="float" office:value="1.56568">
            <text:p>1.5656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06207">
            <text:p>0.906207</text:p>
          </table:table-cell>
          <table:table-cell office:value-type="float" office:value="0.0000475153">
            <text:p>4.75153E-005</text:p>
          </table:table-cell>
          <table:table-cell office:value-type="float" office:value="1.56956">
            <text:p>1.5695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17283">
            <text:p>0.917283</text:p>
          </table:table-cell>
          <table:table-cell office:value-type="float" office:value="0.0000474126">
            <text:p>4.74126E-005</text:p>
          </table:table-cell>
          <table:table-cell office:value-type="float" office:value="1.57512">
            <text:p>1.5751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28359">
            <text:p>0.928359</text:p>
          </table:table-cell>
          <table:table-cell office:value-type="float" office:value="0.0000472658">
            <text:p>4.72658E-005</text:p>
          </table:table-cell>
          <table:table-cell office:value-type="float" office:value="1.58312">
            <text:p>1.5831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39435">
            <text:p>0.939435</text:p>
          </table:table-cell>
          <table:table-cell office:value-type="float" office:value="0.0000470557">
            <text:p>4.70557E-005</text:p>
          </table:table-cell>
          <table:table-cell office:value-type="float" office:value="1.59465">
            <text:p>1.59465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50512">
            <text:p>0.950512</text:p>
          </table:table-cell>
          <table:table-cell office:value-type="float" office:value="0.0000467543">
            <text:p>4.67543E-005</text:p>
          </table:table-cell>
          <table:table-cell office:value-type="float" office:value="1.61138">
            <text:p>1.6113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61588">
            <text:p>0.961588</text:p>
          </table:table-cell>
          <table:table-cell office:value-type="float" office:value="0.0000463206">
            <text:p>4.63206E-005</text:p>
          </table:table-cell>
          <table:table-cell office:value-type="float" office:value="1.63583">
            <text:p>1.63583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72664">
            <text:p>0.972664</text:p>
          </table:table-cell>
          <table:table-cell office:value-type="float" office:value="0.0000456939">
            <text:p>4.56939E-005</text:p>
          </table:table-cell>
          <table:table-cell office:value-type="float" office:value="1.67198">
            <text:p>1.6719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8374">
            <text:p>0.98374</text:p>
          </table:table-cell>
          <table:table-cell office:value-type="float" office:value="0.0000447828">
            <text:p>4.47828E-005</text:p>
          </table:table-cell>
          <table:table-cell office:value-type="float" office:value="1.72634">
            <text:p>1.72634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94816">
            <text:p>0.994816</text:p>
          </table:table-cell>
          <table:table-cell office:value-type="float" office:value="0.0000434465">
            <text:p>4.34465E-005</text:p>
          </table:table-cell>
          <table:table-cell office:value-type="float" office:value="1.8102">
            <text:p>1.810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0589">
            <text:p>1.00589</text:p>
          </table:table-cell>
          <table:table-cell office:value-type="float" office:value="0.0000414605">
            <text:p>4.14605E-005</text:p>
          </table:table-cell>
          <table:table-cell office:value-type="float" office:value="1.94481">
            <text:p>1.9448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1697">
            <text:p>1.01697</text:p>
          </table:table-cell>
          <table:table-cell office:value-type="float" office:value="0.000038451">
            <text:p>0.000038451</text:p>
          </table:table-cell>
          <table:table-cell office:value-type="float" office:value="2.1753">
            <text:p>2.1753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2804">
            <text:p>1.02804</text:p>
          </table:table-cell>
          <table:table-cell office:value-type="float" office:value="0.0000337529">
            <text:p>3.37529E-005</text:p>
          </table:table-cell>
          <table:table-cell office:value-type="float" office:value="2.61727">
            <text:p>2.61727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3912">
            <text:p>1.03912</text:p>
          </table:table-cell>
          <table:table-cell office:value-type="float" office:value="0.0000260675">
            <text:p>2.60675E-005</text:p>
          </table:table-cell>
          <table:table-cell office:value-type="float" office:value="3.68373">
            <text:p>3.68373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502">
            <text:p>1.0502</text:p>
          </table:table-cell>
          <table:table-cell office:value-type="float" office:value="0.0000124799">
            <text:p>1.24799E-005</text:p>
          </table:table-cell>
          <table:table-cell office:value-type="float" office:value="8.78321">
            <text:p>8.78321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6127">
            <text:p>1.06127</text:p>
          </table:table-cell>
          <table:table-cell office:value-type="float" office:value="0.0000000257636">
            <text:p>2.57636E-008</text:p>
          </table:table-cell>
          <table:table-cell office:value-type="float" office:value="4460.89">
            <text:p>4460.89</text:p>
          </table:table-cell>
          <table:table-cell office:value-type="float" office:value="0.000173455">
            <text:p>0.00017345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7235">
            <text:p>1.07235</text:p>
          </table:table-cell>
          <table:table-cell office:value-type="float" office:value="-0.0000923743">
            <text:p>-9.23743E-005</text:p>
          </table:table-cell>
          <table:table-cell office:value-type="float" office:value="-2.32172">
            <text:p>-2.3217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8342">
            <text:p>1.08342</text:p>
          </table:table-cell>
          <table:table-cell office:value-type="float" office:value="-0.000955186">
            <text:p>-0.000955186</text:p>
          </table:table-cell>
          <table:table-cell office:value-type="float" office:value="-1.12782">
            <text:p>-1.12782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945">
            <text:p>1.0945</text:p>
          </table:table-cell>
          <table:table-cell office:value-type="float" office:value="0.000349735">
            <text:p>0.000349735</text:p>
          </table:table-cell>
          <table:table-cell office:value-type="float" office:value="-0.650898">
            <text:p>-0.650898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0558">
            <text:p>1.10558</text:p>
          </table:table-cell>
          <table:table-cell office:value-type="float" office:value="0.000205602">
            <text:p>0.000205602</text:p>
          </table:table-cell>
          <table:table-cell office:value-type="float" office:value="-0.406166">
            <text:p>-0.40616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1665">
            <text:p>1.11665</text:p>
          </table:table-cell>
          <table:table-cell office:value-type="float" office:value="0.000165995">
            <text:p>0.000165995</text:p>
          </table:table-cell>
          <table:table-cell office:value-type="float" office:value="-0.264476">
            <text:p>-0.26447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2773">
            <text:p>1.12773</text:p>
          </table:table-cell>
          <table:table-cell office:value-type="float" office:value="0.000148291">
            <text:p>0.000148291</text:p>
          </table:table-cell>
          <table:table-cell office:value-type="float" office:value="-0.176663">
            <text:p>-0.176663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3881">
            <text:p>1.13881</text:p>
          </table:table-cell>
          <table:table-cell office:value-type="float" office:value="0.000138731">
            <text:p>0.000138731</text:p>
          </table:table-cell>
          <table:table-cell office:value-type="float" office:value="-0.119926">
            <text:p>-0.119926</text:p>
          </table:table-cell>
          <table:table-cell office:value-type="float" office:value="0.000135407">
            <text:p>0.00013540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97978">
            <text:p>0.0297978</text:p>
          </table:table-cell>
          <table:table-cell office:value-type="float" office:value="0.0000000102872">
            <text:p>1.02872E-008</text:p>
          </table:table-cell>
          <table:table-cell office:value-type="float" office:value="11445.1">
            <text:p>11445.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09018">
            <text:p>0.0409018</text:p>
          </table:table-cell>
          <table:table-cell office:value-type="float" office:value="0.0000000148178">
            <text:p>1.48178E-008</text:p>
          </table:table-cell>
          <table:table-cell office:value-type="float" office:value="7945.4">
            <text:p>7945.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520059">
            <text:p>0.0520059</text:p>
          </table:table-cell>
          <table:table-cell office:value-type="float" office:value="0.0000000213429">
            <text:p>2.13429E-008</text:p>
          </table:table-cell>
          <table:table-cell office:value-type="float" office:value="5515.99">
            <text:p>5515.9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631099">
            <text:p>0.0631099</text:p>
          </table:table-cell>
          <table:table-cell office:value-type="float" office:value="0.0000000307392">
            <text:p>3.07392E-008</text:p>
          </table:table-cell>
          <table:table-cell office:value-type="float" office:value="3829.57">
            <text:p>3829.5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74214">
            <text:p>0.074214</text:p>
          </table:table-cell>
          <table:table-cell office:value-type="float" office:value="0.0000000442681">
            <text:p>4.42681E-008</text:p>
          </table:table-cell>
          <table:table-cell office:value-type="float" office:value="2658.9">
            <text:p>2658.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85318">
            <text:p>0.085318</text:p>
          </table:table-cell>
          <table:table-cell office:value-type="float" office:value="0.0000000637426">
            <text:p>6.37426E-008</text:p>
          </table:table-cell>
          <table:table-cell office:value-type="float" office:value="1846.25">
            <text:p>1846.2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64221">
            <text:p>0.0964221</text:p>
          </table:table-cell>
          <table:table-cell office:value-type="float" office:value="0.0000000917664">
            <text:p>9.17664E-008</text:p>
          </table:table-cell>
          <table:table-cell office:value-type="float" office:value="1282.13">
            <text:p>1282.1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07526">
            <text:p>0.107526</text:p>
          </table:table-cell>
          <table:table-cell office:value-type="float" office:value="0.000000132073">
            <text:p>1.32073E-007</text:p>
          </table:table-cell>
          <table:table-cell office:value-type="float" office:value="890.54">
            <text:p>890.5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1863">
            <text:p>0.11863</text:p>
          </table:table-cell>
          <table:table-cell office:value-type="float" office:value="0.000000190007">
            <text:p>0.00000019</text:p>
          </table:table-cell>
          <table:table-cell office:value-type="float" office:value="618.706">
            <text:p>618.70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29734">
            <text:p>0.129734</text:p>
          </table:table-cell>
          <table:table-cell office:value-type="float" office:value="0.000000273194">
            <text:p>2.73194E-007</text:p>
          </table:table-cell>
          <table:table-cell office:value-type="float" office:value="430.007">
            <text:p>430.00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0838">
            <text:p>0.140838</text:p>
          </table:table-cell>
          <table:table-cell office:value-type="float" office:value="0.000000392473">
            <text:p>3.92473E-007</text:p>
          </table:table-cell>
          <table:table-cell office:value-type="float" office:value="299.017">
            <text:p>299.01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1942">
            <text:p>0.151942</text:p>
          </table:table-cell>
          <table:table-cell office:value-type="float" office:value="0.000000563153">
            <text:p>5.63153E-007</text:p>
          </table:table-cell>
          <table:table-cell office:value-type="float" office:value="208.088">
            <text:p>208.08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3046">
            <text:p>0.163046</text:p>
          </table:table-cell>
          <table:table-cell office:value-type="float" office:value="0.000000806677">
            <text:p>8.06677E-007</text:p>
          </table:table-cell>
          <table:table-cell office:value-type="float" office:value="144.967">
            <text:p>144.9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7415">
            <text:p>0.17415</text:p>
          </table:table-cell>
          <table:table-cell office:value-type="float" office:value="0.00000115269">
            <text:p>1.15269E-006</text:p>
          </table:table-cell>
          <table:table-cell office:value-type="float" office:value="101.151">
            <text:p>101.15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85254">
            <text:p>0.185254</text:p>
          </table:table-cell>
          <table:table-cell office:value-type="float" office:value="0.00000164145">
            <text:p>1.64145E-006</text:p>
          </table:table-cell>
          <table:table-cell office:value-type="float" office:value="70.7347">
            <text:p>70.734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96358">
            <text:p>0.196358</text:p>
          </table:table-cell>
          <table:table-cell office:value-type="float" office:value="0.0000023261">
            <text:p>2.3261E-006</text:p>
          </table:table-cell>
          <table:table-cell office:value-type="float" office:value="49.6206">
            <text:p>49.620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07463">
            <text:p>0.207463</text:p>
          </table:table-cell>
          <table:table-cell office:value-type="float" office:value="0.00000327408">
            <text:p>3.27408E-006</text:p>
          </table:table-cell>
          <table:table-cell office:value-type="float" office:value="34.9638">
            <text:p>34.963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8567">
            <text:p>0.218567</text:p>
          </table:table-cell>
          <table:table-cell office:value-type="float" office:value="0.00000456576">
            <text:p>4.56576E-006</text:p>
          </table:table-cell>
          <table:table-cell office:value-type="float" office:value="24.7895">
            <text:p>24.789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9671">
            <text:p>0.229671</text:p>
          </table:table-cell>
          <table:table-cell office:value-type="float" office:value="0.00000628772">
            <text:p>6.28772E-006</text:p>
          </table:table-cell>
          <table:table-cell office:value-type="float" office:value="17.7267">
            <text:p>17.72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40775">
            <text:p>0.240775</text:p>
          </table:table-cell>
          <table:table-cell office:value-type="float" office:value="0.0000085177">
            <text:p>8.5177E-006</text:p>
          </table:table-cell>
          <table:table-cell office:value-type="float" office:value="12.824">
            <text:p>12.82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51879">
            <text:p>0.251879</text:p>
          </table:table-cell>
          <table:table-cell office:value-type="float" office:value="0.0000112996">
            <text:p>1.12996E-005</text:p>
          </table:table-cell>
          <table:table-cell office:value-type="float" office:value="9.42063">
            <text:p>9.4206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62983">
            <text:p>0.262983</text:p>
          </table:table-cell>
          <table:table-cell office:value-type="float" office:value="0.0000146124">
            <text:p>1.46124E-005</text:p>
          </table:table-cell>
          <table:table-cell office:value-type="float" office:value="7.05812">
            <text:p>7.05812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087">
            <text:p>0.274087</text:p>
          </table:table-cell>
          <table:table-cell office:value-type="float" office:value="0.0000183463">
            <text:p>1.83463E-005</text:p>
          </table:table-cell>
          <table:table-cell office:value-type="float" office:value="5.41813">
            <text:p>5.4181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85191">
            <text:p>0.285191</text:p>
          </table:table-cell>
          <table:table-cell office:value-type="float" office:value="0.0000223022">
            <text:p>2.23022E-005</text:p>
          </table:table-cell>
          <table:table-cell office:value-type="float" office:value="4.27969">
            <text:p>4.2796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96295">
            <text:p>0.296295</text:p>
          </table:table-cell>
          <table:table-cell office:value-type="float" office:value="0.000026228">
            <text:p>0.000026228</text:p>
          </table:table-cell>
          <table:table-cell office:value-type="float" office:value="3.48942">
            <text:p>3.48942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07399">
            <text:p>0.307399</text:p>
          </table:table-cell>
          <table:table-cell office:value-type="float" office:value="0.0000298791">
            <text:p>2.98791E-005</text:p>
          </table:table-cell>
          <table:table-cell office:value-type="float" office:value="2.94084">
            <text:p>2.9408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18503">
            <text:p>0.318503</text:p>
          </table:table-cell>
          <table:table-cell office:value-type="float" office:value="0.0000330752">
            <text:p>3.30752E-005</text:p>
          </table:table-cell>
          <table:table-cell office:value-type="float" office:value="2.56003">
            <text:p>2.5600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29607">
            <text:p>0.329607</text:p>
          </table:table-cell>
          <table:table-cell office:value-type="float" office:value="0.0000357282">
            <text:p>3.57282E-005</text:p>
          </table:table-cell>
          <table:table-cell office:value-type="float" office:value="2.29568">
            <text:p>2.2956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40711">
            <text:p>0.340711</text:p>
          </table:table-cell>
          <table:table-cell office:value-type="float" office:value="0.0000378348">
            <text:p>3.78348E-005</text:p>
          </table:table-cell>
          <table:table-cell office:value-type="float" office:value="2.11217">
            <text:p>2.1121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51815">
            <text:p>0.351815</text:p>
          </table:table-cell>
          <table:table-cell office:value-type="float" office:value="0.0000394495">
            <text:p>3.94495E-005</text:p>
          </table:table-cell>
          <table:table-cell office:value-type="float" office:value="1.98479">
            <text:p>1.9847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62919">
            <text:p>0.362919</text:p>
          </table:table-cell>
          <table:table-cell office:value-type="float" office:value="0.0000406539">
            <text:p>4.06539E-005</text:p>
          </table:table-cell>
          <table:table-cell office:value-type="float" office:value="1.89637">
            <text:p>1.8963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74023">
            <text:p>0.374023</text:p>
          </table:table-cell>
          <table:table-cell office:value-type="float" office:value="0.0000415341">
            <text:p>4.15341E-005</text:p>
          </table:table-cell>
          <table:table-cell office:value-type="float" office:value="1.83498">
            <text:p>1.8349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85127">
            <text:p>0.385127</text:p>
          </table:table-cell>
          <table:table-cell office:value-type="float" office:value="0.0000421679">
            <text:p>4.21679E-005</text:p>
          </table:table-cell>
          <table:table-cell office:value-type="float" office:value="1.79237">
            <text:p>1.7923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96231">
            <text:p>0.396231</text:p>
          </table:table-cell>
          <table:table-cell office:value-type="float" office:value="0.0000426194">
            <text:p>4.26194E-005</text:p>
          </table:table-cell>
          <table:table-cell office:value-type="float" office:value="1.76279">
            <text:p>1.7627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07335">
            <text:p>0.407335</text:p>
          </table:table-cell>
          <table:table-cell office:value-type="float" office:value="0.0000429385">
            <text:p>4.29385E-005</text:p>
          </table:table-cell>
          <table:table-cell office:value-type="float" office:value="1.74226">
            <text:p>1.7422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18439">
            <text:p>0.418439</text:p>
          </table:table-cell>
          <table:table-cell office:value-type="float" office:value="0.0000431628">
            <text:p>4.31628E-005</text:p>
          </table:table-cell>
          <table:table-cell office:value-type="float" office:value="1.72801">
            <text:p>1.7280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9543">
            <text:p>0.429543</text:p>
          </table:table-cell>
          <table:table-cell office:value-type="float" office:value="0.00004332">
            <text:p>0.00004332</text:p>
          </table:table-cell>
          <table:table-cell office:value-type="float" office:value="1.71811">
            <text:p>1.7181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40647">
            <text:p>0.440647</text:p>
          </table:table-cell>
          <table:table-cell office:value-type="float" office:value="0.0000434297">
            <text:p>4.34297E-005</text:p>
          </table:table-cell>
          <table:table-cell office:value-type="float" office:value="1.71125">
            <text:p>1.7112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51751">
            <text:p>0.451751</text:p>
          </table:table-cell>
          <table:table-cell office:value-type="float" office:value="0.0000435062">
            <text:p>4.35062E-005</text:p>
          </table:table-cell>
          <table:table-cell office:value-type="float" office:value="1.70648">
            <text:p>1.7064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62856">
            <text:p>0.462856</text:p>
          </table:table-cell>
          <table:table-cell office:value-type="float" office:value="0.0000435595">
            <text:p>4.35595E-005</text:p>
          </table:table-cell>
          <table:table-cell office:value-type="float" office:value="1.70317">
            <text:p>1.7031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7396">
            <text:p>0.47396</text:p>
          </table:table-cell>
          <table:table-cell office:value-type="float" office:value="0.0000435965">
            <text:p>4.35965E-005</text:p>
          </table:table-cell>
          <table:table-cell office:value-type="float" office:value="1.70087">
            <text:p>1.7008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85064">
            <text:p>0.485064</text:p>
          </table:table-cell>
          <table:table-cell office:value-type="float" office:value="0.0000436223">
            <text:p>4.36223E-005</text:p>
          </table:table-cell>
          <table:table-cell office:value-type="float" office:value="1.69928">
            <text:p>1.6992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96168">
            <text:p>0.496168</text:p>
          </table:table-cell>
          <table:table-cell office:value-type="float" office:value="0.0000436402">
            <text:p>4.36402E-005</text:p>
          </table:table-cell>
          <table:table-cell office:value-type="float" office:value="1.69817">
            <text:p>1.6981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07272">
            <text:p>0.507272</text:p>
          </table:table-cell>
          <table:table-cell office:value-type="float" office:value="0.0000436526">
            <text:p>4.36526E-005</text:p>
          </table:table-cell>
          <table:table-cell office:value-type="float" office:value="1.6974">
            <text:p>1.697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18376">
            <text:p>0.518376</text:p>
          </table:table-cell>
          <table:table-cell office:value-type="float" office:value="0.0000436612">
            <text:p>4.36612E-005</text:p>
          </table:table-cell>
          <table:table-cell office:value-type="float" office:value="1.69687">
            <text:p>1.6968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2948">
            <text:p>0.52948</text:p>
          </table:table-cell>
          <table:table-cell office:value-type="float" office:value="0.0000436672">
            <text:p>4.36672E-005</text:p>
          </table:table-cell>
          <table:table-cell office:value-type="float" office:value="1.6965">
            <text:p>1.696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40584">
            <text:p>0.540584</text:p>
          </table:table-cell>
          <table:table-cell office:value-type="float" office:value="0.0000436714">
            <text:p>4.36714E-005</text:p>
          </table:table-cell>
          <table:table-cell office:value-type="float" office:value="1.69624">
            <text:p>1.6962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51688">
            <text:p>0.551688</text:p>
          </table:table-cell>
          <table:table-cell office:value-type="float" office:value="0.0000436743">
            <text:p>4.36743E-005</text:p>
          </table:table-cell>
          <table:table-cell office:value-type="float" office:value="1.69606">
            <text:p>1.6960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62792">
            <text:p>0.562792</text:p>
          </table:table-cell>
          <table:table-cell office:value-type="float" office:value="0.0000436763">
            <text:p>4.36763E-005</text:p>
          </table:table-cell>
          <table:table-cell office:value-type="float" office:value="1.69594">
            <text:p>1.6959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73896">
            <text:p>0.573896</text:p>
          </table:table-cell>
          <table:table-cell office:value-type="float" office:value="0.0000436777">
            <text:p>4.36777E-005</text:p>
          </table:table-cell>
          <table:table-cell office:value-type="float" office:value="1.69585">
            <text:p>1.6958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85">
            <text:p>0.585</text:p>
          </table:table-cell>
          <table:table-cell office:value-type="float" office:value="0.0000436787">
            <text:p>4.36787E-005</text:p>
          </table:table-cell>
          <table:table-cell office:value-type="float" office:value="1.69579">
            <text:p>1.6957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96104">
            <text:p>0.596104</text:p>
          </table:table-cell>
          <table:table-cell office:value-type="float" office:value="0.0000436793">
            <text:p>4.36793E-005</text:p>
          </table:table-cell>
          <table:table-cell office:value-type="float" office:value="1.69575">
            <text:p>1.6957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07208">
            <text:p>0.607208</text:p>
          </table:table-cell>
          <table:table-cell office:value-type="float" office:value="0.0000436798">
            <text:p>4.36798E-005</text:p>
          </table:table-cell>
          <table:table-cell office:value-type="float" office:value="1.69572">
            <text:p>1.69572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18312">
            <text:p>0.618312</text:p>
          </table:table-cell>
          <table:table-cell office:value-type="float" office:value="0.0000436801">
            <text:p>4.36801E-005</text:p>
          </table:table-cell>
          <table:table-cell office:value-type="float" office:value="1.6957">
            <text:p>1.695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29416">
            <text:p>0.629416</text:p>
          </table:table-cell>
          <table:table-cell office:value-type="float" office:value="0.0000436803">
            <text:p>4.36803E-005</text:p>
          </table:table-cell>
          <table:table-cell office:value-type="float" office:value="1.69569">
            <text:p>1.6956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4052">
            <text:p>0.64052</text:p>
          </table:table-cell>
          <table:table-cell office:value-type="float" office:value="0.0000436805">
            <text:p>4.36805E-005</text:p>
          </table:table-cell>
          <table:table-cell office:value-type="float" office:value="1.69568">
            <text:p>1.6956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51624">
            <text:p>0.651624</text:p>
          </table:table-cell>
          <table:table-cell office:value-type="float" office:value="0.0000436806">
            <text:p>4.36806E-005</text:p>
          </table:table-cell>
          <table:table-cell office:value-type="float" office:value="1.69567">
            <text:p>1.695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62728">
            <text:p>0.662728</text:p>
          </table:table-cell>
          <table:table-cell office:value-type="float" office:value="0.0000436806">
            <text:p>4.36806E-005</text:p>
          </table:table-cell>
          <table:table-cell office:value-type="float" office:value="1.69567">
            <text:p>1.695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73832">
            <text:p>0.673832</text:p>
          </table:table-cell>
          <table:table-cell office:value-type="float" office:value="0.0000436807">
            <text:p>4.36807E-005</text:p>
          </table:table-cell>
          <table:table-cell office:value-type="float" office:value="1.69567">
            <text:p>1.695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84936">
            <text:p>0.684936</text:p>
          </table:table-cell>
          <table:table-cell office:value-type="float" office:value="0.0000436807">
            <text:p>4.36807E-005</text:p>
          </table:table-cell>
          <table:table-cell office:value-type="float" office:value="1.69567">
            <text:p>1.695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604">
            <text:p>0.69604</text:p>
          </table:table-cell>
          <table:table-cell office:value-type="float" office:value="0.0000436806">
            <text:p>4.36806E-005</text:p>
          </table:table-cell>
          <table:table-cell office:value-type="float" office:value="1.69567">
            <text:p>1.695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07144">
            <text:p>0.707144</text:p>
          </table:table-cell>
          <table:table-cell office:value-type="float" office:value="0.0000436806">
            <text:p>4.36806E-005</text:p>
          </table:table-cell>
          <table:table-cell office:value-type="float" office:value="1.69567">
            <text:p>1.6956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18249">
            <text:p>0.718249</text:p>
          </table:table-cell>
          <table:table-cell office:value-type="float" office:value="0.0000436805">
            <text:p>4.36805E-005</text:p>
          </table:table-cell>
          <table:table-cell office:value-type="float" office:value="1.69568">
            <text:p>1.6956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29353">
            <text:p>0.729353</text:p>
          </table:table-cell>
          <table:table-cell office:value-type="float" office:value="0.0000436803">
            <text:p>4.36803E-005</text:p>
          </table:table-cell>
          <table:table-cell office:value-type="float" office:value="1.69569">
            <text:p>1.69569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40457">
            <text:p>0.740457</text:p>
          </table:table-cell>
          <table:table-cell office:value-type="float" office:value="0.0000436801">
            <text:p>4.36801E-005</text:p>
          </table:table-cell>
          <table:table-cell office:value-type="float" office:value="1.6957">
            <text:p>1.695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51561">
            <text:p>0.751561</text:p>
          </table:table-cell>
          <table:table-cell office:value-type="float" office:value="0.0000436798">
            <text:p>4.36798E-005</text:p>
          </table:table-cell>
          <table:table-cell office:value-type="float" office:value="1.69572">
            <text:p>1.69572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62665">
            <text:p>0.762665</text:p>
          </table:table-cell>
          <table:table-cell office:value-type="float" office:value="0.0000436793">
            <text:p>4.36793E-005</text:p>
          </table:table-cell>
          <table:table-cell office:value-type="float" office:value="1.69575">
            <text:p>1.6957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73769">
            <text:p>0.773769</text:p>
          </table:table-cell>
          <table:table-cell office:value-type="float" office:value="0.0000436786">
            <text:p>4.36786E-005</text:p>
          </table:table-cell>
          <table:table-cell office:value-type="float" office:value="1.6958">
            <text:p>1.695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84873">
            <text:p>0.784873</text:p>
          </table:table-cell>
          <table:table-cell office:value-type="float" office:value="0.0000436776">
            <text:p>4.36776E-005</text:p>
          </table:table-cell>
          <table:table-cell office:value-type="float" office:value="1.69586">
            <text:p>1.6958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95977">
            <text:p>0.795977</text:p>
          </table:table-cell>
          <table:table-cell office:value-type="float" office:value="0.0000436761">
            <text:p>4.36761E-005</text:p>
          </table:table-cell>
          <table:table-cell office:value-type="float" office:value="1.69595">
            <text:p>1.6959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07081">
            <text:p>0.807081</text:p>
          </table:table-cell>
          <table:table-cell office:value-type="float" office:value="0.0000436741">
            <text:p>4.36741E-005</text:p>
          </table:table-cell>
          <table:table-cell office:value-type="float" office:value="1.69608">
            <text:p>1.69608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18185">
            <text:p>0.818185</text:p>
          </table:table-cell>
          <table:table-cell office:value-type="float" office:value="0.0000436711">
            <text:p>4.36711E-005</text:p>
          </table:table-cell>
          <table:table-cell office:value-type="float" office:value="1.69626">
            <text:p>1.6962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29289">
            <text:p>0.829289</text:p>
          </table:table-cell>
          <table:table-cell office:value-type="float" office:value="0.0000436668">
            <text:p>4.36668E-005</text:p>
          </table:table-cell>
          <table:table-cell office:value-type="float" office:value="1.69653">
            <text:p>1.6965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40393">
            <text:p>0.840393</text:p>
          </table:table-cell>
          <table:table-cell office:value-type="float" office:value="0.0000436605">
            <text:p>4.36605E-005</text:p>
          </table:table-cell>
          <table:table-cell office:value-type="float" office:value="1.69691">
            <text:p>1.6969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51497">
            <text:p>0.851497</text:p>
          </table:table-cell>
          <table:table-cell office:value-type="float" office:value="0.0000436516">
            <text:p>4.36516E-005</text:p>
          </table:table-cell>
          <table:table-cell office:value-type="float" office:value="1.69746">
            <text:p>1.6974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62601">
            <text:p>0.862601</text:p>
          </table:table-cell>
          <table:table-cell office:value-type="float" office:value="0.0000436387">
            <text:p>4.36387E-005</text:p>
          </table:table-cell>
          <table:table-cell office:value-type="float" office:value="1.69826">
            <text:p>1.6982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73705">
            <text:p>0.873705</text:p>
          </table:table-cell>
          <table:table-cell office:value-type="float" office:value="0.0000436201">
            <text:p>4.36201E-005</text:p>
          </table:table-cell>
          <table:table-cell office:value-type="float" office:value="1.69941">
            <text:p>1.6994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84809">
            <text:p>0.884809</text:p>
          </table:table-cell>
          <table:table-cell office:value-type="float" office:value="0.0000435933">
            <text:p>4.35933E-005</text:p>
          </table:table-cell>
          <table:table-cell office:value-type="float" office:value="1.70107">
            <text:p>1.7010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95913">
            <text:p>0.895913</text:p>
          </table:table-cell>
          <table:table-cell office:value-type="float" office:value="0.0000435546">
            <text:p>4.35546E-005</text:p>
          </table:table-cell>
          <table:table-cell office:value-type="float" office:value="1.70347">
            <text:p>1.7034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07017">
            <text:p>0.907017</text:p>
          </table:table-cell>
          <table:table-cell office:value-type="float" office:value="0.0000434989">
            <text:p>4.34989E-005</text:p>
          </table:table-cell>
          <table:table-cell office:value-type="float" office:value="1.70693">
            <text:p>1.7069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18121">
            <text:p>0.918121</text:p>
          </table:table-cell>
          <table:table-cell office:value-type="float" office:value="0.0000434184">
            <text:p>4.34184E-005</text:p>
          </table:table-cell>
          <table:table-cell office:value-type="float" office:value="1.71195">
            <text:p>1.7119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29225">
            <text:p>0.929225</text:p>
          </table:table-cell>
          <table:table-cell office:value-type="float" office:value="0.0000433022">
            <text:p>4.33022E-005</text:p>
          </table:table-cell>
          <table:table-cell office:value-type="float" office:value="1.71923">
            <text:p>1.7192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40329">
            <text:p>0.940329</text:p>
          </table:table-cell>
          <table:table-cell office:value-type="float" office:value="0.0000431341">
            <text:p>4.31341E-005</text:p>
          </table:table-cell>
          <table:table-cell office:value-type="float" office:value="1.72982">
            <text:p>1.72982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1433">
            <text:p>0.951433</text:p>
          </table:table-cell>
          <table:table-cell office:value-type="float" office:value="0.0000428907">
            <text:p>4.28907E-005</text:p>
          </table:table-cell>
          <table:table-cell office:value-type="float" office:value="1.74532">
            <text:p>1.74532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62537">
            <text:p>0.962537</text:p>
          </table:table-cell>
          <table:table-cell office:value-type="float" office:value="0.0000425372">
            <text:p>4.25372E-005</text:p>
          </table:table-cell>
          <table:table-cell office:value-type="float" office:value="1.76813">
            <text:p>1.7681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73642">
            <text:p>0.973642</text:p>
          </table:table-cell>
          <table:table-cell office:value-type="float" office:value="0.000042022">
            <text:p>0.000042022</text:p>
          </table:table-cell>
          <table:table-cell office:value-type="float" office:value="1.80207">
            <text:p>1.80207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84746">
            <text:p>0.984746</text:p>
          </table:table-cell>
          <table:table-cell office:value-type="float" office:value="0.0000412674">
            <text:p>4.12674E-005</text:p>
          </table:table-cell>
          <table:table-cell office:value-type="float" office:value="1.85331">
            <text:p>1.8533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9585">
            <text:p>0.99585</text:p>
          </table:table-cell>
          <table:table-cell office:value-type="float" office:value="0.0000401535">
            <text:p>4.01535E-005</text:p>
          </table:table-cell>
          <table:table-cell office:value-type="float" office:value="1.93246">
            <text:p>1.9324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0695">
            <text:p>1.00695</text:p>
          </table:table-cell>
          <table:table-cell office:value-type="float" office:value="0.0000384906">
            <text:p>3.84906E-005</text:p>
          </table:table-cell>
          <table:table-cell office:value-type="float" office:value="2.05915">
            <text:p>2.0591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1806">
            <text:p>1.01806</text:p>
          </table:table-cell>
          <table:table-cell office:value-type="float" office:value="0.0000359657">
            <text:p>3.59657E-005</text:p>
          </table:table-cell>
          <table:table-cell office:value-type="float" office:value="2.27391">
            <text:p>2.27391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2916">
            <text:p>1.02916</text:p>
          </table:table-cell>
          <table:table-cell office:value-type="float" office:value="0.0000320321">
            <text:p>3.20321E-005</text:p>
          </table:table-cell>
          <table:table-cell office:value-type="float" office:value="2.67595">
            <text:p>2.6759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4027">
            <text:p>1.04027</text:p>
          </table:table-cell>
          <table:table-cell office:value-type="float" office:value="0.0000256508">
            <text:p>2.56508E-005</text:p>
          </table:table-cell>
          <table:table-cell office:value-type="float" office:value="3.59044">
            <text:p>3.5904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5137">
            <text:p>1.05137</text:p>
          </table:table-cell>
          <table:table-cell office:value-type="float" office:value="0.0000145872">
            <text:p>1.45872E-005</text:p>
          </table:table-cell>
          <table:table-cell office:value-type="float" office:value="7.07203">
            <text:p>7.0720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6247">
            <text:p>1.06247</text:p>
          </table:table-cell>
          <table:table-cell office:value-type="float" office:value="0.0000000290419">
            <text:p>0.000000029</text:p>
          </table:table-cell>
          <table:table-cell office:value-type="float" office:value="3926.87">
            <text:p>3926.87</text:p>
          </table:table-cell>
          <table:table-cell office:value-type="float" office:value="0.000123842">
            <text:p>0.0001238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7358">
            <text:p>1.07358</text:p>
          </table:table-cell>
          <table:table-cell office:value-type="float" office:value="-0.0000608386">
            <text:p>-6.08386E-005</text:p>
          </table:table-cell>
          <table:table-cell office:value-type="float" office:value="-2.93543">
            <text:p>-2.9354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8468">
            <text:p>1.08468</text:p>
          </table:table-cell>
          <table:table-cell office:value-type="float" office:value="-0.000354325">
            <text:p>-0.000354325</text:p>
          </table:table-cell>
          <table:table-cell office:value-type="float" office:value="-1.33232">
            <text:p>-1.33232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9579">
            <text:p>1.09579</text:p>
          </table:table-cell>
          <table:table-cell office:value-type="float" office:value="0.000462984">
            <text:p>0.000462984</text:p>
          </table:table-cell>
          <table:table-cell office:value-type="float" office:value="-0.745675">
            <text:p>-0.745675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0689">
            <text:p>1.10689</text:p>
          </table:table-cell>
          <table:table-cell office:value-type="float" office:value="0.000216555">
            <text:p>0.000216555</text:p>
          </table:table-cell>
          <table:table-cell office:value-type="float" office:value="-0.456264">
            <text:p>-0.456264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1799">
            <text:p>1.11799</text:p>
          </table:table-cell>
          <table:table-cell office:value-type="float" office:value="0.000166463">
            <text:p>0.000166463</text:p>
          </table:table-cell>
          <table:table-cell office:value-type="float" office:value="-0.292643">
            <text:p>-0.29264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291">
            <text:p>1.1291</text:p>
          </table:table-cell>
          <table:table-cell office:value-type="float" office:value="0.000145902">
            <text:p>0.000145902</text:p>
          </table:table-cell>
          <table:table-cell office:value-type="float" office:value="-0.19296">
            <text:p>-0.19296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402">
            <text:p>1.1402</text:p>
          </table:table-cell>
          <table:table-cell office:value-type="float" office:value="0.000135257">
            <text:p>0.000135257</text:p>
          </table:table-cell>
          <table:table-cell office:value-type="float" office:value="-0.129443">
            <text:p>-0.129443</text:p>
          </table:table-cell>
          <table:table-cell office:value-type="float" office:value="0.000107957">
            <text:p>0.00010795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277399">
            <text:p>0.0277399</text:p>
          </table:table-cell>
          <table:table-cell office:value-type="float" office:value="0.00000000951277">
            <text:p>9.51277E-009</text:p>
          </table:table-cell>
          <table:table-cell office:value-type="float" office:value="11703.8">
            <text:p>11703.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88851">
            <text:p>0.0388851</text:p>
          </table:table-cell>
          <table:table-cell office:value-type="float" office:value="0.0000000139456">
            <text:p>1.39456E-008</text:p>
          </table:table-cell>
          <table:table-cell office:value-type="float" office:value="7983.23">
            <text:p>7983.2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500303">
            <text:p>0.0500303</text:p>
          </table:table-cell>
          <table:table-cell office:value-type="float" office:value="0.000000020443">
            <text:p>2.0443E-008</text:p>
          </table:table-cell>
          <table:table-cell office:value-type="float" office:value="5445.61">
            <text:p>5445.6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611755">
            <text:p>0.0611755</text:p>
          </table:table-cell>
          <table:table-cell office:value-type="float" office:value="0.0000000299651">
            <text:p>0.00000003</text:p>
          </table:table-cell>
          <table:table-cell office:value-type="float" office:value="3714.82">
            <text:p>3714.8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723207">
            <text:p>0.0723207</text:p>
          </table:table-cell>
          <table:table-cell office:value-type="float" office:value="0.0000000439173">
            <text:p>4.39173E-008</text:p>
          </table:table-cell>
          <table:table-cell office:value-type="float" office:value="2534.34">
            <text:p>2534.3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83466">
            <text:p>0.083466</text:p>
          </table:table-cell>
          <table:table-cell office:value-type="float" office:value="0.0000000643546">
            <text:p>6.43546E-008</text:p>
          </table:table-cell>
          <table:table-cell office:value-type="float" office:value="1729.18">
            <text:p>1729.1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946112">
            <text:p>0.0946112</text:p>
          </table:table-cell>
          <table:table-cell office:value-type="float" office:value="0.0000000942785">
            <text:p>9.42785E-008</text:p>
          </table:table-cell>
          <table:table-cell office:value-type="float" office:value="1180.02">
            <text:p>1180.0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05756">
            <text:p>0.105756</text:p>
          </table:table-cell>
          <table:table-cell office:value-type="float" office:value="0.000000138065">
            <text:p>1.38065E-007</text:p>
          </table:table-cell>
          <table:table-cell office:value-type="float" office:value="805.467">
            <text:p>805.46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16902">
            <text:p>0.116902</text:p>
          </table:table-cell>
          <table:table-cell office:value-type="float" office:value="0.000000202078">
            <text:p>2.02078E-007</text:p>
          </table:table-cell>
          <table:table-cell office:value-type="float" office:value="550.001">
            <text:p>550.00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28047">
            <text:p>0.128047</text:p>
          </table:table-cell>
          <table:table-cell office:value-type="float" office:value="0.000000295533">
            <text:p>2.95533E-007</text:p>
          </table:table-cell>
          <table:table-cell office:value-type="float" office:value="375.76">
            <text:p>375.7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39192">
            <text:p>0.139192</text:p>
          </table:table-cell>
          <table:table-cell office:value-type="float" office:value="0.000000431706">
            <text:p>4.31706E-007</text:p>
          </table:table-cell>
          <table:table-cell office:value-type="float" office:value="256.918">
            <text:p>256.91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0337">
            <text:p>0.150337</text:p>
          </table:table-cell>
          <table:table-cell office:value-type="float" office:value="0.000000629559">
            <text:p>6.29559E-007</text:p>
          </table:table-cell>
          <table:table-cell office:value-type="float" office:value="175.862">
            <text:p>175.86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1482">
            <text:p>0.161482</text:p>
          </table:table-cell>
          <table:table-cell office:value-type="float" office:value="0.000000915837">
            <text:p>9.15837E-007</text:p>
          </table:table-cell>
          <table:table-cell office:value-type="float" office:value="120.577">
            <text:p>120.57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72628">
            <text:p>0.172628</text:p>
          </table:table-cell>
          <table:table-cell office:value-type="float" office:value="0.00000132759">
            <text:p>1.32759E-006</text:p>
          </table:table-cell>
          <table:table-cell office:value-type="float" office:value="82.8703">
            <text:p>82.870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83773">
            <text:p>0.183773</text:p>
          </table:table-cell>
          <table:table-cell office:value-type="float" office:value="0.00000191472">
            <text:p>1.91472E-006</text:p>
          </table:table-cell>
          <table:table-cell office:value-type="float" office:value="57.1521">
            <text:p>57.152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94918">
            <text:p>0.194918</text:p>
          </table:table-cell>
          <table:table-cell office:value-type="float" office:value="0.00000274175">
            <text:p>2.74175E-006</text:p>
          </table:table-cell>
          <table:table-cell office:value-type="float" office:value="39.6109">
            <text:p>39.610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06063">
            <text:p>0.206063</text:p>
          </table:table-cell>
          <table:table-cell office:value-type="float" office:value="0.0000038868">
            <text:p>3.8868E-006</text:p>
          </table:table-cell>
          <table:table-cell office:value-type="float" office:value="27.6469">
            <text:p>27.646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17208">
            <text:p>0.217208</text:p>
          </table:table-cell>
          <table:table-cell office:value-type="float" office:value="0.00000543495">
            <text:p>0.000005435</text:p>
          </table:table-cell>
          <table:table-cell office:value-type="float" office:value="19.4869">
            <text:p>19.486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28354">
            <text:p>0.228354</text:p>
          </table:table-cell>
          <table:table-cell office:value-type="float" office:value="0.00000746217">
            <text:p>7.46217E-006</text:p>
          </table:table-cell>
          <table:table-cell office:value-type="float" office:value="13.9213">
            <text:p>13.921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39499">
            <text:p>0.239499</text:p>
          </table:table-cell>
          <table:table-cell office:value-type="float" office:value="0.0000100083">
            <text:p>1.00083E-005</text:p>
          </table:table-cell>
          <table:table-cell office:value-type="float" office:value="10.1252">
            <text:p>10.125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50644">
            <text:p>0.250644</text:p>
          </table:table-cell>
          <table:table-cell office:value-type="float" office:value="0.000013044">
            <text:p>0.000013044</text:p>
          </table:table-cell>
          <table:table-cell office:value-type="float" office:value="7.53613">
            <text:p>7.5361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61789">
            <text:p>0.261789</text:p>
          </table:table-cell>
          <table:table-cell office:value-type="float" office:value="0.0000164463">
            <text:p>1.64463E-005</text:p>
          </table:table-cell>
          <table:table-cell office:value-type="float" office:value="5.77023">
            <text:p>5.7702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72934">
            <text:p>0.272934</text:p>
          </table:table-cell>
          <table:table-cell office:value-type="float" office:value="0.0000200052">
            <text:p>2.00052E-005</text:p>
          </table:table-cell>
          <table:table-cell office:value-type="float" office:value="4.5658">
            <text:p>4.565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8408">
            <text:p>0.28408</text:p>
          </table:table-cell>
          <table:table-cell office:value-type="float" office:value="0.0000234692">
            <text:p>2.34692E-005</text:p>
          </table:table-cell>
          <table:table-cell office:value-type="float" office:value="3.74431">
            <text:p>3.7443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95225">
            <text:p>0.295225</text:p>
          </table:table-cell>
          <table:table-cell office:value-type="float" office:value="0.000026612">
            <text:p>0.000026612</text:p>
          </table:table-cell>
          <table:table-cell office:value-type="float" office:value="3.18401">
            <text:p>3.1840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0637">
            <text:p>0.30637</text:p>
          </table:table-cell>
          <table:table-cell office:value-type="float" office:value="0.000029287">
            <text:p>0.000029287</text:p>
          </table:table-cell>
          <table:table-cell office:value-type="float" office:value="2.80186">
            <text:p>2.8018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17515">
            <text:p>0.317515</text:p>
          </table:table-cell>
          <table:table-cell office:value-type="float" office:value="0.0000314427">
            <text:p>3.14427E-005</text:p>
          </table:table-cell>
          <table:table-cell office:value-type="float" office:value="2.54121">
            <text:p>2.5412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2866">
            <text:p>0.32866</text:p>
          </table:table-cell>
          <table:table-cell office:value-type="float" office:value="0.0000331046">
            <text:p>3.31046E-005</text:p>
          </table:table-cell>
          <table:table-cell office:value-type="float" office:value="2.36343">
            <text:p>2.3634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39806">
            <text:p>0.339806</text:p>
          </table:table-cell>
          <table:table-cell office:value-type="float" office:value="0.0000343426">
            <text:p>3.43426E-005</text:p>
          </table:table-cell>
          <table:table-cell office:value-type="float" office:value="2.24218">
            <text:p>2.2421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50951">
            <text:p>0.350951</text:p>
          </table:table-cell>
          <table:table-cell office:value-type="float" office:value="0.0000352416">
            <text:p>3.52416E-005</text:p>
          </table:table-cell>
          <table:table-cell office:value-type="float" office:value="2.15948">
            <text:p>2.1594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62096">
            <text:p>0.362096</text:p>
          </table:table-cell>
          <table:table-cell office:value-type="float" office:value="0.0000358822">
            <text:p>3.58822E-005</text:p>
          </table:table-cell>
          <table:table-cell office:value-type="float" office:value="2.10307">
            <text:p>2.1030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73241">
            <text:p>0.373241</text:p>
          </table:table-cell>
          <table:table-cell office:value-type="float" office:value="0.0000363326">
            <text:p>3.63326E-005</text:p>
          </table:table-cell>
          <table:table-cell office:value-type="float" office:value="2.0646">
            <text:p>2.064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84386">
            <text:p>0.384386</text:p>
          </table:table-cell>
          <table:table-cell office:value-type="float" office:value="0.0000366464">
            <text:p>3.66464E-005</text:p>
          </table:table-cell>
          <table:table-cell office:value-type="float" office:value="2.03836">
            <text:p>2.0383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95532">
            <text:p>0.395532</text:p>
          </table:table-cell>
          <table:table-cell office:value-type="float" office:value="0.0000368635">
            <text:p>3.68635E-005</text:p>
          </table:table-cell>
          <table:table-cell office:value-type="float" office:value="2.02046">
            <text:p>2.0204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06677">
            <text:p>0.406677</text:p>
          </table:table-cell>
          <table:table-cell office:value-type="float" office:value="0.0000370131">
            <text:p>3.70131E-005</text:p>
          </table:table-cell>
          <table:table-cell office:value-type="float" office:value="2.00826">
            <text:p>2.0082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17822">
            <text:p>0.417822</text:p>
          </table:table-cell>
          <table:table-cell office:value-type="float" office:value="0.0000371158">
            <text:p>3.71158E-005</text:p>
          </table:table-cell>
          <table:table-cell office:value-type="float" office:value="1.99993">
            <text:p>1.9999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28967">
            <text:p>0.428967</text:p>
          </table:table-cell>
          <table:table-cell office:value-type="float" office:value="0.0000371862">
            <text:p>3.71862E-005</text:p>
          </table:table-cell>
          <table:table-cell office:value-type="float" office:value="1.99425">
            <text:p>1.99425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40112">
            <text:p>0.440112</text:p>
          </table:table-cell>
          <table:table-cell office:value-type="float" office:value="0.0000372344">
            <text:p>3.72344E-005</text:p>
          </table:table-cell>
          <table:table-cell office:value-type="float" office:value="1.99038">
            <text:p>1.9903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51258">
            <text:p>0.451258</text:p>
          </table:table-cell>
          <table:table-cell office:value-type="float" office:value="0.0000372673">
            <text:p>3.72673E-005</text:p>
          </table:table-cell>
          <table:table-cell office:value-type="float" office:value="1.98774">
            <text:p>1.9877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62403">
            <text:p>0.462403</text:p>
          </table:table-cell>
          <table:table-cell office:value-type="float" office:value="0.0000372898">
            <text:p>3.72898E-005</text:p>
          </table:table-cell>
          <table:table-cell office:value-type="float" office:value="1.98594">
            <text:p>1.9859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73548">
            <text:p>0.473548</text:p>
          </table:table-cell>
          <table:table-cell office:value-type="float" office:value="0.0000373051">
            <text:p>3.73051E-005</text:p>
          </table:table-cell>
          <table:table-cell office:value-type="float" office:value="1.98471">
            <text:p>1.9847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84693">
            <text:p>0.484693</text:p>
          </table:table-cell>
          <table:table-cell office:value-type="float" office:value="0.0000373156">
            <text:p>3.73156E-005</text:p>
          </table:table-cell>
          <table:table-cell office:value-type="float" office:value="1.98387">
            <text:p>1.9838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95838">
            <text:p>0.495838</text:p>
          </table:table-cell>
          <table:table-cell office:value-type="float" office:value="0.0000373228">
            <text:p>3.73228E-005</text:p>
          </table:table-cell>
          <table:table-cell office:value-type="float" office:value="1.9833">
            <text:p>1.983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06984">
            <text:p>0.506984</text:p>
          </table:table-cell>
          <table:table-cell office:value-type="float" office:value="0.0000373277">
            <text:p>3.73277E-005</text:p>
          </table:table-cell>
          <table:table-cell office:value-type="float" office:value="1.98291">
            <text:p>1.9829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18129">
            <text:p>0.518129</text:p>
          </table:table-cell>
          <table:table-cell office:value-type="float" office:value="0.000037331">
            <text:p>0.000037331</text:p>
          </table:table-cell>
          <table:table-cell office:value-type="float" office:value="1.98264">
            <text:p>1.9826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29274">
            <text:p>0.529274</text:p>
          </table:table-cell>
          <table:table-cell office:value-type="float" office:value="0.0000373333">
            <text:p>3.73333E-005</text:p>
          </table:table-cell>
          <table:table-cell office:value-type="float" office:value="1.98246">
            <text:p>1.9824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40419">
            <text:p>0.540419</text:p>
          </table:table-cell>
          <table:table-cell office:value-type="float" office:value="0.0000373348">
            <text:p>3.73348E-005</text:p>
          </table:table-cell>
          <table:table-cell office:value-type="float" office:value="1.98234">
            <text:p>1.9823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51564">
            <text:p>0.551564</text:p>
          </table:table-cell>
          <table:table-cell office:value-type="float" office:value="0.0000373359">
            <text:p>3.73359E-005</text:p>
          </table:table-cell>
          <table:table-cell office:value-type="float" office:value="1.98225">
            <text:p>1.98225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6271">
            <text:p>0.56271</text:p>
          </table:table-cell>
          <table:table-cell office:value-type="float" office:value="0.0000373366">
            <text:p>3.73366E-005</text:p>
          </table:table-cell>
          <table:table-cell office:value-type="float" office:value="1.9822">
            <text:p>1.982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73855">
            <text:p>0.573855</text:p>
          </table:table-cell>
          <table:table-cell office:value-type="float" office:value="0.0000373371">
            <text:p>3.73371E-005</text:p>
          </table:table-cell>
          <table:table-cell office:value-type="float" office:value="1.98216">
            <text:p>1.9821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85">
            <text:p>0.585</text:p>
          </table:table-cell>
          <table:table-cell office:value-type="float" office:value="0.0000373374">
            <text:p>3.73374E-005</text:p>
          </table:table-cell>
          <table:table-cell office:value-type="float" office:value="1.98213">
            <text:p>1.9821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96145">
            <text:p>0.596145</text:p>
          </table:table-cell>
          <table:table-cell office:value-type="float" office:value="0.0000373376">
            <text:p>3.73376E-005</text:p>
          </table:table-cell>
          <table:table-cell office:value-type="float" office:value="1.98211">
            <text:p>1.9821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0729">
            <text:p>0.60729</text:p>
          </table:table-cell>
          <table:table-cell office:value-type="float" office:value="0.0000373378">
            <text:p>3.73378E-005</text:p>
          </table:table-cell>
          <table:table-cell office:value-type="float" office:value="1.9821">
            <text:p>1.982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18436">
            <text:p>0.618436</text:p>
          </table:table-cell>
          <table:table-cell office:value-type="float" office:value="0.0000373379">
            <text:p>3.73379E-005</text:p>
          </table:table-cell>
          <table:table-cell office:value-type="float" office:value="1.98209">
            <text:p>1.9820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29581">
            <text:p>0.629581</text:p>
          </table:table-cell>
          <table:table-cell office:value-type="float" office:value="0.000037338">
            <text:p>0.000037338</text:p>
          </table:table-cell>
          <table:table-cell office:value-type="float" office:value="1.98209">
            <text:p>1.9820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40726">
            <text:p>0.640726</text:p>
          </table:table-cell>
          <table:table-cell office:value-type="float" office:value="0.000037338">
            <text:p>0.000037338</text:p>
          </table:table-cell>
          <table:table-cell office:value-type="float" office:value="1.98208">
            <text:p>1.982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51871">
            <text:p>0.651871</text:p>
          </table:table-cell>
          <table:table-cell office:value-type="float" office:value="0.000037338">
            <text:p>0.000037338</text:p>
          </table:table-cell>
          <table:table-cell office:value-type="float" office:value="1.98208">
            <text:p>1.982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63016">
            <text:p>0.663016</text:p>
          </table:table-cell>
          <table:table-cell office:value-type="float" office:value="0.000037338">
            <text:p>0.000037338</text:p>
          </table:table-cell>
          <table:table-cell office:value-type="float" office:value="1.98208">
            <text:p>1.982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74162">
            <text:p>0.674162</text:p>
          </table:table-cell>
          <table:table-cell office:value-type="float" office:value="0.0000373381">
            <text:p>3.73381E-005</text:p>
          </table:table-cell>
          <table:table-cell office:value-type="float" office:value="1.98208">
            <text:p>1.982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85307">
            <text:p>0.685307</text:p>
          </table:table-cell>
          <table:table-cell office:value-type="float" office:value="0.000037338">
            <text:p>0.000037338</text:p>
          </table:table-cell>
          <table:table-cell office:value-type="float" office:value="1.98208">
            <text:p>1.982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96452">
            <text:p>0.696452</text:p>
          </table:table-cell>
          <table:table-cell office:value-type="float" office:value="0.000037338">
            <text:p>0.000037338</text:p>
          </table:table-cell>
          <table:table-cell office:value-type="float" office:value="1.98208">
            <text:p>1.982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07597">
            <text:p>0.707597</text:p>
          </table:table-cell>
          <table:table-cell office:value-type="float" office:value="0.000037338">
            <text:p>0.000037338</text:p>
          </table:table-cell>
          <table:table-cell office:value-type="float" office:value="1.98208">
            <text:p>1.982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18742">
            <text:p>0.718742</text:p>
          </table:table-cell>
          <table:table-cell office:value-type="float" office:value="0.0000373379">
            <text:p>3.73379E-005</text:p>
          </table:table-cell>
          <table:table-cell office:value-type="float" office:value="1.98209">
            <text:p>1.9820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29888">
            <text:p>0.729888</text:p>
          </table:table-cell>
          <table:table-cell office:value-type="float" office:value="0.0000373379">
            <text:p>3.73379E-005</text:p>
          </table:table-cell>
          <table:table-cell office:value-type="float" office:value="1.98209">
            <text:p>1.9820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41033">
            <text:p>0.741033</text:p>
          </table:table-cell>
          <table:table-cell office:value-type="float" office:value="0.0000373377">
            <text:p>3.73377E-005</text:p>
          </table:table-cell>
          <table:table-cell office:value-type="float" office:value="1.9821">
            <text:p>1.982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52178">
            <text:p>0.752178</text:p>
          </table:table-cell>
          <table:table-cell office:value-type="float" office:value="0.0000373376">
            <text:p>3.73376E-005</text:p>
          </table:table-cell>
          <table:table-cell office:value-type="float" office:value="1.98212">
            <text:p>1.9821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63323">
            <text:p>0.763323</text:p>
          </table:table-cell>
          <table:table-cell office:value-type="float" office:value="0.0000373373">
            <text:p>3.73373E-005</text:p>
          </table:table-cell>
          <table:table-cell office:value-type="float" office:value="1.98214">
            <text:p>1.9821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74468">
            <text:p>0.774468</text:p>
          </table:table-cell>
          <table:table-cell office:value-type="float" office:value="0.0000373369">
            <text:p>3.73369E-005</text:p>
          </table:table-cell>
          <table:table-cell office:value-type="float" office:value="1.98217">
            <text:p>1.9821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85614">
            <text:p>0.785614</text:p>
          </table:table-cell>
          <table:table-cell office:value-type="float" office:value="0.0000373364">
            <text:p>3.73364E-005</text:p>
          </table:table-cell>
          <table:table-cell office:value-type="float" office:value="1.98221">
            <text:p>1.9822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96759">
            <text:p>0.796759</text:p>
          </table:table-cell>
          <table:table-cell office:value-type="float" office:value="0.0000373356">
            <text:p>3.73356E-005</text:p>
          </table:table-cell>
          <table:table-cell office:value-type="float" office:value="1.98228">
            <text:p>1.9822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07904">
            <text:p>0.807904</text:p>
          </table:table-cell>
          <table:table-cell office:value-type="float" office:value="0.0000373344">
            <text:p>3.73344E-005</text:p>
          </table:table-cell>
          <table:table-cell office:value-type="float" office:value="1.98237">
            <text:p>1.9823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19049">
            <text:p>0.819049</text:p>
          </table:table-cell>
          <table:table-cell office:value-type="float" office:value="0.0000373326">
            <text:p>3.73326E-005</text:p>
          </table:table-cell>
          <table:table-cell office:value-type="float" office:value="1.98251">
            <text:p>1.9825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30194">
            <text:p>0.830194</text:p>
          </table:table-cell>
          <table:table-cell office:value-type="float" office:value="0.0000373301">
            <text:p>3.73301E-005</text:p>
          </table:table-cell>
          <table:table-cell office:value-type="float" office:value="1.98271">
            <text:p>1.9827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4134">
            <text:p>0.84134</text:p>
          </table:table-cell>
          <table:table-cell office:value-type="float" office:value="0.0000373263">
            <text:p>3.73263E-005</text:p>
          </table:table-cell>
          <table:table-cell office:value-type="float" office:value="1.98301">
            <text:p>1.9830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52485">
            <text:p>0.852485</text:p>
          </table:table-cell>
          <table:table-cell office:value-type="float" office:value="0.0000373208">
            <text:p>3.73208E-005</text:p>
          </table:table-cell>
          <table:table-cell office:value-type="float" office:value="1.98345">
            <text:p>1.98345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6363">
            <text:p>0.86363</text:p>
          </table:table-cell>
          <table:table-cell office:value-type="float" office:value="0.0000373128">
            <text:p>3.73128E-005</text:p>
          </table:table-cell>
          <table:table-cell office:value-type="float" office:value="1.9841">
            <text:p>1.984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74775">
            <text:p>0.874775</text:p>
          </table:table-cell>
          <table:table-cell office:value-type="float" office:value="0.000037301">
            <text:p>0.000037301</text:p>
          </table:table-cell>
          <table:table-cell office:value-type="float" office:value="1.98504">
            <text:p>1.9850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8592">
            <text:p>0.88592</text:p>
          </table:table-cell>
          <table:table-cell office:value-type="float" office:value="0.0000372836">
            <text:p>3.72836E-005</text:p>
          </table:table-cell>
          <table:table-cell office:value-type="float" office:value="1.98643">
            <text:p>1.9864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97066">
            <text:p>0.897066</text:p>
          </table:table-cell>
          <table:table-cell office:value-type="float" office:value="0.0000372582">
            <text:p>3.72582E-005</text:p>
          </table:table-cell>
          <table:table-cell office:value-type="float" office:value="1.98847">
            <text:p>1.9884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08211">
            <text:p>0.908211</text:p>
          </table:table-cell>
          <table:table-cell office:value-type="float" office:value="0.0000372209">
            <text:p>3.72209E-005</text:p>
          </table:table-cell>
          <table:table-cell office:value-type="float" office:value="1.99147">
            <text:p>1.9914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19356">
            <text:p>0.919356</text:p>
          </table:table-cell>
          <table:table-cell office:value-type="float" office:value="0.0000371661">
            <text:p>3.71661E-005</text:p>
          </table:table-cell>
          <table:table-cell office:value-type="float" office:value="1.99588">
            <text:p>1.9958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30501">
            <text:p>0.930501</text:p>
          </table:table-cell>
          <table:table-cell office:value-type="float" office:value="0.0000370856">
            <text:p>3.70856E-005</text:p>
          </table:table-cell>
          <table:table-cell office:value-type="float" office:value="2.00238">
            <text:p>2.0023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41646">
            <text:p>0.941646</text:p>
          </table:table-cell>
          <table:table-cell office:value-type="float" office:value="0.0000369673">
            <text:p>3.69673E-005</text:p>
          </table:table-cell>
          <table:table-cell office:value-type="float" office:value="2.01199">
            <text:p>2.01199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52792">
            <text:p>0.952792</text:p>
          </table:table-cell>
          <table:table-cell office:value-type="float" office:value="0.0000367931">
            <text:p>3.67931E-005</text:p>
          </table:table-cell>
          <table:table-cell office:value-type="float" office:value="2.02625">
            <text:p>2.02625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63937">
            <text:p>0.963937</text:p>
          </table:table-cell>
          <table:table-cell office:value-type="float" office:value="0.0000365363">
            <text:p>3.65363E-005</text:p>
          </table:table-cell>
          <table:table-cell office:value-type="float" office:value="2.04752">
            <text:p>2.0475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75082">
            <text:p>0.975082</text:p>
          </table:table-cell>
          <table:table-cell office:value-type="float" office:value="0.0000361565">
            <text:p>3.61565E-005</text:p>
          </table:table-cell>
          <table:table-cell office:value-type="float" office:value="2.07953">
            <text:p>2.0795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86227">
            <text:p>0.986227</text:p>
          </table:table-cell>
          <table:table-cell office:value-type="float" office:value="0.0000355927">
            <text:p>3.55927E-005</text:p>
          </table:table-cell>
          <table:table-cell office:value-type="float" office:value="2.12831">
            <text:p>2.1283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97372">
            <text:p>0.997372</text:p>
          </table:table-cell>
          <table:table-cell office:value-type="float" office:value="0.0000347506">
            <text:p>3.47506E-005</text:p>
          </table:table-cell>
          <table:table-cell office:value-type="float" office:value="2.20411">
            <text:p>2.2041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0852">
            <text:p>1.00852</text:p>
          </table:table-cell>
          <table:table-cell office:value-type="float" office:value="0.0000334816">
            <text:p>3.34816E-005</text:p>
          </table:table-cell>
          <table:table-cell office:value-type="float" office:value="2.32556">
            <text:p>2.32556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1966">
            <text:p>1.01966</text:p>
          </table:table-cell>
          <table:table-cell office:value-type="float" office:value="0.000031543">
            <text:p>0.000031543</text:p>
          </table:table-cell>
          <table:table-cell office:value-type="float" office:value="2.52994">
            <text:p>2.5299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3081">
            <text:p>1.03081</text:p>
          </table:table-cell>
          <table:table-cell office:value-type="float" office:value="0.0000285197">
            <text:p>2.85197E-005</text:p>
          </table:table-cell>
          <table:table-cell office:value-type="float" office:value="2.90415">
            <text:p>2.90415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4195">
            <text:p>1.04195</text:p>
          </table:table-cell>
          <table:table-cell office:value-type="float" office:value="0.0000236484">
            <text:p>2.36484E-005</text:p>
          </table:table-cell>
          <table:table-cell office:value-type="float" office:value="3.70835">
            <text:p>3.70835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531">
            <text:p>1.0531</text:p>
          </table:table-cell>
          <table:table-cell office:value-type="float" office:value="0.0000153727">
            <text:p>1.53727E-005</text:p>
          </table:table-cell>
          <table:table-cell office:value-type="float" office:value="6.24304">
            <text:p>6.2430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6424">
            <text:p>1.06424</text:p>
          </table:table-cell>
          <table:table-cell office:value-type="float" office:value="0.000000135654">
            <text:p>1.35654E-007</text:p>
          </table:table-cell>
          <table:table-cell office:value-type="float" office:value="819">
            <text:p>819</text:p>
          </table:table-cell>
          <table:table-cell office:value-type="float" office:value="0.0000746692">
            <text:p>7.46692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7539">
            <text:p>1.07539</text:p>
          </table:table-cell>
          <table:table-cell office:value-type="float" office:value="-0.0000343356">
            <text:p>-3.43356E-005</text:p>
          </table:table-cell>
          <table:table-cell office:value-type="float" office:value="-4.24284">
            <text:p>-4.24284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8653">
            <text:p>1.08653</text:p>
          </table:table-cell>
          <table:table-cell office:value-type="float" office:value="-0.000154237">
            <text:p>-0.000154237</text:p>
          </table:table-cell>
          <table:table-cell office:value-type="float" office:value="-1.72191">
            <text:p>-1.7219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9768">
            <text:p>1.09768</text:p>
          </table:table-cell>
          <table:table-cell office:value-type="float" office:value="0.00139613">
            <text:p>0.00139613</text:p>
          </table:table-cell>
          <table:table-cell office:value-type="float" office:value="-0.920247">
            <text:p>-0.920247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0882">
            <text:p>1.10882</text:p>
          </table:table-cell>
          <table:table-cell office:value-type="float" office:value="0.000245752">
            <text:p>0.000245752</text:p>
          </table:table-cell>
          <table:table-cell office:value-type="float" office:value="-0.546921">
            <text:p>-0.546921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1997">
            <text:p>1.11997</text:p>
          </table:table-cell>
          <table:table-cell office:value-type="float" office:value="0.00016946">
            <text:p>0.00016946</text:p>
          </table:table-cell>
          <table:table-cell office:value-type="float" office:value="-0.342942">
            <text:p>-0.342942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3111">
            <text:p>1.13111</text:p>
          </table:table-cell>
          <table:table-cell office:value-type="float" office:value="0.000143063">
            <text:p>0.000143063</text:p>
          </table:table-cell>
          <table:table-cell office:value-type="float" office:value="-0.221708">
            <text:p>-0.221708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4226">
            <text:p>1.14226</text:p>
          </table:table-cell>
          <table:table-cell office:value-type="float" office:value="0.000130384">
            <text:p>0.000130384</text:p>
          </table:table-cell>
          <table:table-cell office:value-type="float" office:value="-0.146023">
            <text:p>-0.146023</text:p>
          </table:table-cell>
          <table:table-cell office:value-type="float" office:value="0.0000743884">
            <text:p>7.43884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263938">
            <text:p>0.0263938</text:p>
          </table:table-cell>
          <table:table-cell office:value-type="float" office:value="0.00000000911498">
            <text:p>9.11498E-009</text:p>
          </table:table-cell>
          <table:table-cell office:value-type="float" office:value="11721.8">
            <text:p>11721.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75659">
            <text:p>0.0375659</text:p>
          </table:table-cell>
          <table:table-cell office:value-type="float" office:value="0.000000013532">
            <text:p>1.3532E-008</text:p>
          </table:table-cell>
          <table:table-cell office:value-type="float" office:value="7895.36">
            <text:p>7895.3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48738">
            <text:p>0.048738</text:p>
          </table:table-cell>
          <table:table-cell office:value-type="float" office:value="0.0000000200881">
            <text:p>2.00881E-008</text:p>
          </table:table-cell>
          <table:table-cell office:value-type="float" office:value="5318.23">
            <text:p>5318.2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599102">
            <text:p>0.0599102</text:p>
          </table:table-cell>
          <table:table-cell office:value-type="float" office:value="0.0000000298179">
            <text:p>2.98179E-008</text:p>
          </table:table-cell>
          <table:table-cell office:value-type="float" office:value="3582.53">
            <text:p>3582.5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710823">
            <text:p>0.0710823</text:p>
          </table:table-cell>
          <table:table-cell office:value-type="float" office:value="0.0000000442541">
            <text:p>4.42541E-008</text:p>
          </table:table-cell>
          <table:table-cell office:value-type="float" office:value="2413.54">
            <text:p>2413.5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822544">
            <text:p>0.0822544</text:p>
          </table:table-cell>
          <table:table-cell office:value-type="float" office:value="0.0000000656661">
            <text:p>6.56661E-008</text:p>
          </table:table-cell>
          <table:table-cell office:value-type="float" office:value="1626.22">
            <text:p>1626.2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934265">
            <text:p>0.0934265</text:p>
          </table:table-cell>
          <table:table-cell office:value-type="float" office:value="0.0000000974082">
            <text:p>9.74082E-008</text:p>
          </table:table-cell>
          <table:table-cell office:value-type="float" office:value="1095.97">
            <text:p>1095.9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04599">
            <text:p>0.104599</text:p>
          </table:table-cell>
          <table:table-cell office:value-type="float" office:value="0.000000144428">
            <text:p>1.44428E-007</text:p>
          </table:table-cell>
          <table:table-cell office:value-type="float" office:value="738.837">
            <text:p>738.83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15771">
            <text:p>0.115771</text:p>
          </table:table-cell>
          <table:table-cell office:value-type="float" office:value="0.000000214002">
            <text:p>0.000000214</text:p>
          </table:table-cell>
          <table:table-cell office:value-type="float" office:value="498.311">
            <text:p>498.31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26943">
            <text:p>0.126943</text:p>
          </table:table-cell>
          <table:table-cell office:value-type="float" office:value="0.000000316775">
            <text:p>3.16775E-007</text:p>
          </table:table-cell>
          <table:table-cell office:value-type="float" office:value="336.316">
            <text:p>336.31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38115">
            <text:p>0.138115</text:p>
          </table:table-cell>
          <table:table-cell office:value-type="float" office:value="0.000000468218">
            <text:p>4.68218E-007</text:p>
          </table:table-cell>
          <table:table-cell office:value-type="float" office:value="227.213">
            <text:p>227.21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49287">
            <text:p>0.149287</text:p>
          </table:table-cell>
          <table:table-cell office:value-type="float" office:value="0.000000690571">
            <text:p>6.90571E-007</text:p>
          </table:table-cell>
          <table:table-cell office:value-type="float" office:value="153.732">
            <text:p>153.73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0459">
            <text:p>0.160459</text:p>
          </table:table-cell>
          <table:table-cell office:value-type="float" office:value="0.00000101531">
            <text:p>1.01531E-006</text:p>
          </table:table-cell>
          <table:table-cell office:value-type="float" office:value="104.242">
            <text:p>104.24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71631">
            <text:p>0.171631</text:p>
          </table:table-cell>
          <table:table-cell office:value-type="float" office:value="0.00000148591">
            <text:p>1.48591E-006</text:p>
          </table:table-cell>
          <table:table-cell office:value-type="float" office:value="70.9112">
            <text:p>70.911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82804">
            <text:p>0.182804</text:p>
          </table:table-cell>
          <table:table-cell office:value-type="float" office:value="0.00000216028">
            <text:p>2.16028E-006</text:p>
          </table:table-cell>
          <table:table-cell office:value-type="float" office:value="48.4626">
            <text:p>48.462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93976">
            <text:p>0.193976</text:p>
          </table:table-cell>
          <table:table-cell office:value-type="float" office:value="0.00000311131">
            <text:p>3.11131E-006</text:p>
          </table:table-cell>
          <table:table-cell office:value-type="float" office:value="33.3435">
            <text:p>33.343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05148">
            <text:p>0.205148</text:p>
          </table:table-cell>
          <table:table-cell office:value-type="float" office:value="0.00000442259">
            <text:p>4.42259E-006</text:p>
          </table:table-cell>
          <table:table-cell office:value-type="float" office:value="23.1608">
            <text:p>23.160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1632">
            <text:p>0.21632</text:p>
          </table:table-cell>
          <table:table-cell office:value-type="float" office:value="0.00000617551">
            <text:p>6.17551E-006</text:p>
          </table:table-cell>
          <table:table-cell office:value-type="float" office:value="16.3028">
            <text:p>16.302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27492">
            <text:p>0.227492</text:p>
          </table:table-cell>
          <table:table-cell office:value-type="float" office:value="0.00000842436">
            <text:p>8.42436E-006</text:p>
          </table:table-cell>
          <table:table-cell office:value-type="float" office:value="11.6839">
            <text:p>11.683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38664">
            <text:p>0.238664</text:p>
          </table:table-cell>
          <table:table-cell office:value-type="float" office:value="0.0000111619">
            <text:p>1.11619E-005</text:p>
          </table:table-cell>
          <table:table-cell office:value-type="float" office:value="8.57303">
            <text:p>8.5730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49836">
            <text:p>0.249836</text:p>
          </table:table-cell>
          <table:table-cell office:value-type="float" office:value="0.0000142893">
            <text:p>1.42893E-005</text:p>
          </table:table-cell>
          <table:table-cell office:value-type="float" office:value="6.47788">
            <text:p>6.4778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61008">
            <text:p>0.261008</text:p>
          </table:table-cell>
          <table:table-cell office:value-type="float" office:value="0.0000176128">
            <text:p>1.76128E-005</text:p>
          </table:table-cell>
          <table:table-cell office:value-type="float" office:value="5.0668">
            <text:p>5.066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72181">
            <text:p>0.272181</text:p>
          </table:table-cell>
          <table:table-cell office:value-type="float" office:value="0.0000208843">
            <text:p>2.08843E-005</text:p>
          </table:table-cell>
          <table:table-cell office:value-type="float" office:value="4.11644">
            <text:p>4.1164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83353">
            <text:p>0.283353</text:p>
          </table:table-cell>
          <table:table-cell office:value-type="float" office:value="0.0000238706">
            <text:p>2.38706E-005</text:p>
          </table:table-cell>
          <table:table-cell office:value-type="float" office:value="3.47637">
            <text:p>3.4763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94525">
            <text:p>0.294525</text:p>
          </table:table-cell>
          <table:table-cell office:value-type="float" office:value="0.0000264143">
            <text:p>2.64143E-005</text:p>
          </table:table-cell>
          <table:table-cell office:value-type="float" office:value="3.04528">
            <text:p>3.0452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05697">
            <text:p>0.305697</text:p>
          </table:table-cell>
          <table:table-cell office:value-type="float" office:value="0.0000284567">
            <text:p>2.84567E-005</text:p>
          </table:table-cell>
          <table:table-cell office:value-type="float" office:value="2.75494">
            <text:p>2.7549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16869">
            <text:p>0.316869</text:p>
          </table:table-cell>
          <table:table-cell office:value-type="float" office:value="0.00003002">
            <text:p>0.00003002</text:p>
          </table:table-cell>
          <table:table-cell office:value-type="float" office:value="2.5594">
            <text:p>2.559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28041">
            <text:p>0.328041</text:p>
          </table:table-cell>
          <table:table-cell office:value-type="float" office:value="0.0000311735">
            <text:p>3.11735E-005</text:p>
          </table:table-cell>
          <table:table-cell office:value-type="float" office:value="2.4277">
            <text:p>2.427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39213">
            <text:p>0.339213</text:p>
          </table:table-cell>
          <table:table-cell office:value-type="float" office:value="0.0000320016">
            <text:p>3.20016E-005</text:p>
          </table:table-cell>
          <table:table-cell office:value-type="float" office:value="2.33901">
            <text:p>2.3390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50385">
            <text:p>0.350385</text:p>
          </table:table-cell>
          <table:table-cell office:value-type="float" office:value="0.0000325845">
            <text:p>3.25845E-005</text:p>
          </table:table-cell>
          <table:table-cell office:value-type="float" office:value="2.27927">
            <text:p>2.2792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61558">
            <text:p>0.361558</text:p>
          </table:table-cell>
          <table:table-cell office:value-type="float" office:value="0.0000329893">
            <text:p>3.29893E-005</text:p>
          </table:table-cell>
          <table:table-cell office:value-type="float" office:value="2.23903">
            <text:p>2.2390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7273">
            <text:p>0.37273</text:p>
          </table:table-cell>
          <table:table-cell office:value-type="float" office:value="0.0000332676">
            <text:p>3.32676E-005</text:p>
          </table:table-cell>
          <table:table-cell office:value-type="float" office:value="2.21194">
            <text:p>2.2119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83902">
            <text:p>0.383902</text:p>
          </table:table-cell>
          <table:table-cell office:value-type="float" office:value="0.0000334577">
            <text:p>3.34577E-005</text:p>
          </table:table-cell>
          <table:table-cell office:value-type="float" office:value="2.19369">
            <text:p>2.1936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95074">
            <text:p>0.395074</text:p>
          </table:table-cell>
          <table:table-cell office:value-type="float" office:value="0.000033587">
            <text:p>0.000033587</text:p>
          </table:table-cell>
          <table:table-cell office:value-type="float" office:value="2.18139">
            <text:p>2.1813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06246">
            <text:p>0.406246</text:p>
          </table:table-cell>
          <table:table-cell office:value-type="float" office:value="0.0000336746">
            <text:p>3.36746E-005</text:p>
          </table:table-cell>
          <table:table-cell office:value-type="float" office:value="2.17312">
            <text:p>2.1731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17418">
            <text:p>0.417418</text:p>
          </table:table-cell>
          <table:table-cell office:value-type="float" office:value="0.0000337339">
            <text:p>3.37339E-005</text:p>
          </table:table-cell>
          <table:table-cell office:value-type="float" office:value="2.16754">
            <text:p>2.1675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2859">
            <text:p>0.42859</text:p>
          </table:table-cell>
          <table:table-cell office:value-type="float" office:value="0.0000337739">
            <text:p>3.37739E-005</text:p>
          </table:table-cell>
          <table:table-cell office:value-type="float" office:value="2.16379">
            <text:p>2.1637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39762">
            <text:p>0.439762</text:p>
          </table:table-cell>
          <table:table-cell office:value-type="float" office:value="0.0000338009">
            <text:p>3.38009E-005</text:p>
          </table:table-cell>
          <table:table-cell office:value-type="float" office:value="2.16126">
            <text:p>2.1612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50935">
            <text:p>0.450935</text:p>
          </table:table-cell>
          <table:table-cell office:value-type="float" office:value="0.0000338191">
            <text:p>3.38191E-005</text:p>
          </table:table-cell>
          <table:table-cell office:value-type="float" office:value="2.15955">
            <text:p>2.1595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62107">
            <text:p>0.462107</text:p>
          </table:table-cell>
          <table:table-cell office:value-type="float" office:value="0.0000338314">
            <text:p>3.38314E-005</text:p>
          </table:table-cell>
          <table:table-cell office:value-type="float" office:value="2.15841">
            <text:p>2.1584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73279">
            <text:p>0.473279</text:p>
          </table:table-cell>
          <table:table-cell office:value-type="float" office:value="0.0000338397">
            <text:p>3.38397E-005</text:p>
          </table:table-cell>
          <table:table-cell office:value-type="float" office:value="2.15763">
            <text:p>2.1576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84451">
            <text:p>0.484451</text:p>
          </table:table-cell>
          <table:table-cell office:value-type="float" office:value="0.0000338453">
            <text:p>3.38453E-005</text:p>
          </table:table-cell>
          <table:table-cell office:value-type="float" office:value="2.15711">
            <text:p>2.1571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95623">
            <text:p>0.495623</text:p>
          </table:table-cell>
          <table:table-cell office:value-type="float" office:value="0.000033849">
            <text:p>0.000033849</text:p>
          </table:table-cell>
          <table:table-cell office:value-type="float" office:value="2.15676">
            <text:p>2.1567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06795">
            <text:p>0.506795</text:p>
          </table:table-cell>
          <table:table-cell office:value-type="float" office:value="0.0000338516">
            <text:p>3.38516E-005</text:p>
          </table:table-cell>
          <table:table-cell office:value-type="float" office:value="2.15653">
            <text:p>2.1565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17967">
            <text:p>0.517967</text:p>
          </table:table-cell>
          <table:table-cell office:value-type="float" office:value="0.0000338533">
            <text:p>3.38533E-005</text:p>
          </table:table-cell>
          <table:table-cell office:value-type="float" office:value="2.15637">
            <text:p>2.1563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29139">
            <text:p>0.529139</text:p>
          </table:table-cell>
          <table:table-cell office:value-type="float" office:value="0.0000338544">
            <text:p>3.38544E-005</text:p>
          </table:table-cell>
          <table:table-cell office:value-type="float" office:value="2.15626">
            <text:p>2.1562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40312">
            <text:p>0.540312</text:p>
          </table:table-cell>
          <table:table-cell office:value-type="float" office:value="0.0000338552">
            <text:p>3.38552E-005</text:p>
          </table:table-cell>
          <table:table-cell office:value-type="float" office:value="2.15619">
            <text:p>2.1561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51484">
            <text:p>0.551484</text:p>
          </table:table-cell>
          <table:table-cell office:value-type="float" office:value="0.0000338557">
            <text:p>3.38557E-005</text:p>
          </table:table-cell>
          <table:table-cell office:value-type="float" office:value="2.15614">
            <text:p>2.1561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62656">
            <text:p>0.562656</text:p>
          </table:table-cell>
          <table:table-cell office:value-type="float" office:value="0.0000338561">
            <text:p>3.38561E-005</text:p>
          </table:table-cell>
          <table:table-cell office:value-type="float" office:value="2.15611">
            <text:p>2.1561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73828">
            <text:p>0.573828</text:p>
          </table:table-cell>
          <table:table-cell office:value-type="float" office:value="0.0000338563">
            <text:p>3.38563E-005</text:p>
          </table:table-cell>
          <table:table-cell office:value-type="float" office:value="2.15608">
            <text:p>2.1560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85">
            <text:p>0.585</text:p>
          </table:table-cell>
          <table:table-cell office:value-type="float" office:value="0.0000338565">
            <text:p>3.38565E-005</text:p>
          </table:table-cell>
          <table:table-cell office:value-type="float" office:value="2.15607">
            <text:p>2.1560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96172">
            <text:p>0.596172</text:p>
          </table:table-cell>
          <table:table-cell office:value-type="float" office:value="0.0000338566">
            <text:p>3.38566E-005</text:p>
          </table:table-cell>
          <table:table-cell office:value-type="float" office:value="2.15606">
            <text:p>2.1560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07344">
            <text:p>0.607344</text:p>
          </table:table-cell>
          <table:table-cell office:value-type="float" office:value="0.0000338566">
            <text:p>3.38566E-005</text:p>
          </table:table-cell>
          <table:table-cell office:value-type="float" office:value="2.15605">
            <text:p>2.1560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18516">
            <text:p>0.618516</text:p>
          </table:table-cell>
          <table:table-cell office:value-type="float" office:value="0.0000338567">
            <text:p>3.38567E-005</text:p>
          </table:table-cell>
          <table:table-cell office:value-type="float" office:value="2.15605">
            <text:p>2.1560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29688">
            <text:p>0.629688</text:p>
          </table:table-cell>
          <table:table-cell office:value-type="float" office:value="0.0000338567">
            <text:p>3.38567E-005</text:p>
          </table:table-cell>
          <table:table-cell office:value-type="float" office:value="2.15605">
            <text:p>2.1560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40861">
            <text:p>0.640861</text:p>
          </table:table-cell>
          <table:table-cell office:value-type="float" office:value="0.0000338567">
            <text:p>3.38567E-005</text:p>
          </table:table-cell>
          <table:table-cell office:value-type="float" office:value="2.15604">
            <text:p>2.1560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52033">
            <text:p>0.652033</text:p>
          </table:table-cell>
          <table:table-cell office:value-type="float" office:value="0.0000338568">
            <text:p>3.38568E-005</text:p>
          </table:table-cell>
          <table:table-cell office:value-type="float" office:value="2.15604">
            <text:p>2.1560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63205">
            <text:p>0.663205</text:p>
          </table:table-cell>
          <table:table-cell office:value-type="float" office:value="0.0000338568">
            <text:p>3.38568E-005</text:p>
          </table:table-cell>
          <table:table-cell office:value-type="float" office:value="2.15604">
            <text:p>2.1560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74377">
            <text:p>0.674377</text:p>
          </table:table-cell>
          <table:table-cell office:value-type="float" office:value="0.0000338568">
            <text:p>3.38568E-005</text:p>
          </table:table-cell>
          <table:table-cell office:value-type="float" office:value="2.15604">
            <text:p>2.1560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85549">
            <text:p>0.685549</text:p>
          </table:table-cell>
          <table:table-cell office:value-type="float" office:value="0.0000338568">
            <text:p>3.38568E-005</text:p>
          </table:table-cell>
          <table:table-cell office:value-type="float" office:value="2.15604">
            <text:p>2.1560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96721">
            <text:p>0.696721</text:p>
          </table:table-cell>
          <table:table-cell office:value-type="float" office:value="0.0000338567">
            <text:p>3.38567E-005</text:p>
          </table:table-cell>
          <table:table-cell office:value-type="float" office:value="2.15604">
            <text:p>2.1560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07893">
            <text:p>0.707893</text:p>
          </table:table-cell>
          <table:table-cell office:value-type="float" office:value="0.0000338567">
            <text:p>3.38567E-005</text:p>
          </table:table-cell>
          <table:table-cell office:value-type="float" office:value="2.15605">
            <text:p>2.1560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19065">
            <text:p>0.719065</text:p>
          </table:table-cell>
          <table:table-cell office:value-type="float" office:value="0.0000338567">
            <text:p>3.38567E-005</text:p>
          </table:table-cell>
          <table:table-cell office:value-type="float" office:value="2.15605">
            <text:p>2.1560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30238">
            <text:p>0.730238</text:p>
          </table:table-cell>
          <table:table-cell office:value-type="float" office:value="0.0000338566">
            <text:p>3.38566E-005</text:p>
          </table:table-cell>
          <table:table-cell office:value-type="float" office:value="2.15605">
            <text:p>2.1560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4141">
            <text:p>0.74141</text:p>
          </table:table-cell>
          <table:table-cell office:value-type="float" office:value="0.0000338566">
            <text:p>3.38566E-005</text:p>
          </table:table-cell>
          <table:table-cell office:value-type="float" office:value="2.15606">
            <text:p>2.1560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52582">
            <text:p>0.752582</text:p>
          </table:table-cell>
          <table:table-cell office:value-type="float" office:value="0.0000338565">
            <text:p>3.38565E-005</text:p>
          </table:table-cell>
          <table:table-cell office:value-type="float" office:value="2.15607">
            <text:p>2.1560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63754">
            <text:p>0.763754</text:p>
          </table:table-cell>
          <table:table-cell office:value-type="float" office:value="0.0000338563">
            <text:p>3.38563E-005</text:p>
          </table:table-cell>
          <table:table-cell office:value-type="float" office:value="2.15609">
            <text:p>2.1560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74926">
            <text:p>0.774926</text:p>
          </table:table-cell>
          <table:table-cell office:value-type="float" office:value="0.0000338561">
            <text:p>3.38561E-005</text:p>
          </table:table-cell>
          <table:table-cell office:value-type="float" office:value="2.15611">
            <text:p>2.1561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86098">
            <text:p>0.786098</text:p>
          </table:table-cell>
          <table:table-cell office:value-type="float" office:value="0.0000338557">
            <text:p>3.38557E-005</text:p>
          </table:table-cell>
          <table:table-cell office:value-type="float" office:value="2.15614">
            <text:p>2.1561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9727">
            <text:p>0.79727</text:p>
          </table:table-cell>
          <table:table-cell office:value-type="float" office:value="0.0000338552">
            <text:p>3.38552E-005</text:p>
          </table:table-cell>
          <table:table-cell office:value-type="float" office:value="2.15619">
            <text:p>2.1561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08442">
            <text:p>0.808442</text:p>
          </table:table-cell>
          <table:table-cell office:value-type="float" office:value="0.0000338544">
            <text:p>3.38544E-005</text:p>
          </table:table-cell>
          <table:table-cell office:value-type="float" office:value="2.15626">
            <text:p>2.1562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19615">
            <text:p>0.819615</text:p>
          </table:table-cell>
          <table:table-cell office:value-type="float" office:value="0.0000338532">
            <text:p>3.38532E-005</text:p>
          </table:table-cell>
          <table:table-cell office:value-type="float" office:value="2.15637">
            <text:p>2.1563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30787">
            <text:p>0.830787</text:p>
          </table:table-cell>
          <table:table-cell office:value-type="float" office:value="0.0000338515">
            <text:p>3.38515E-005</text:p>
          </table:table-cell>
          <table:table-cell office:value-type="float" office:value="2.15653">
            <text:p>2.1565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41959">
            <text:p>0.841959</text:p>
          </table:table-cell>
          <table:table-cell office:value-type="float" office:value="0.0000338489">
            <text:p>3.38489E-005</text:p>
          </table:table-cell>
          <table:table-cell office:value-type="float" office:value="2.15677">
            <text:p>2.1567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53131">
            <text:p>0.853131</text:p>
          </table:table-cell>
          <table:table-cell office:value-type="float" office:value="0.0000338451">
            <text:p>3.38451E-005</text:p>
          </table:table-cell>
          <table:table-cell office:value-type="float" office:value="2.15713">
            <text:p>2.1571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64303">
            <text:p>0.864303</text:p>
          </table:table-cell>
          <table:table-cell office:value-type="float" office:value="0.0000338394">
            <text:p>3.38394E-005</text:p>
          </table:table-cell>
          <table:table-cell office:value-type="float" office:value="2.15766">
            <text:p>2.1576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75475">
            <text:p>0.875475</text:p>
          </table:table-cell>
          <table:table-cell office:value-type="float" office:value="0.000033831">
            <text:p>0.000033831</text:p>
          </table:table-cell>
          <table:table-cell office:value-type="float" office:value="2.15845">
            <text:p>2.1584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86647">
            <text:p>0.886647</text:p>
          </table:table-cell>
          <table:table-cell office:value-type="float" office:value="0.0000338184">
            <text:p>3.38184E-005</text:p>
          </table:table-cell>
          <table:table-cell office:value-type="float" office:value="2.15962">
            <text:p>2.1596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97819">
            <text:p>0.897819</text:p>
          </table:table-cell>
          <table:table-cell office:value-type="float" office:value="0.0000337998">
            <text:p>3.37998E-005</text:p>
          </table:table-cell>
          <table:table-cell office:value-type="float" office:value="2.16136">
            <text:p>2.1613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08992">
            <text:p>0.908992</text:p>
          </table:table-cell>
          <table:table-cell office:value-type="float" office:value="0.0000337722">
            <text:p>3.37722E-005</text:p>
          </table:table-cell>
          <table:table-cell office:value-type="float" office:value="2.16395">
            <text:p>2.1639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20164">
            <text:p>0.920164</text:p>
          </table:table-cell>
          <table:table-cell office:value-type="float" office:value="0.0000337311">
            <text:p>3.37311E-005</text:p>
          </table:table-cell>
          <table:table-cell office:value-type="float" office:value="2.1678">
            <text:p>2.167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31336">
            <text:p>0.931336</text:p>
          </table:table-cell>
          <table:table-cell office:value-type="float" office:value="0.00003367">
            <text:p>0.00003367</text:p>
          </table:table-cell>
          <table:table-cell office:value-type="float" office:value="2.17355">
            <text:p>2.1735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42508">
            <text:p>0.942508</text:p>
          </table:table-cell>
          <table:table-cell office:value-type="float" office:value="0.0000335791">
            <text:p>3.35791E-005</text:p>
          </table:table-cell>
          <table:table-cell office:value-type="float" office:value="2.18214">
            <text:p>2.1821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5368">
            <text:p>0.95368</text:p>
          </table:table-cell>
          <table:table-cell office:value-type="float" office:value="0.0000334438">
            <text:p>3.34438E-005</text:p>
          </table:table-cell>
          <table:table-cell office:value-type="float" office:value="2.19502">
            <text:p>2.1950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64852">
            <text:p>0.964852</text:p>
          </table:table-cell>
          <table:table-cell office:value-type="float" office:value="0.0000332418">
            <text:p>3.32418E-005</text:p>
          </table:table-cell>
          <table:table-cell office:value-type="float" office:value="2.21442">
            <text:p>2.2144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76024">
            <text:p>0.976024</text:p>
          </table:table-cell>
          <table:table-cell office:value-type="float" office:value="0.00003294">
            <text:p>0.00003294</text:p>
          </table:table-cell>
          <table:table-cell office:value-type="float" office:value="2.24388">
            <text:p>2.24388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87196">
            <text:p>0.987196</text:p>
          </table:table-cell>
          <table:table-cell office:value-type="float" office:value="0.0000324872">
            <text:p>3.24872E-005</text:p>
          </table:table-cell>
          <table:table-cell office:value-type="float" office:value="2.28909">
            <text:p>2.2890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98369">
            <text:p>0.998369</text:p>
          </table:table-cell>
          <table:table-cell office:value-type="float" office:value="0.0000318046">
            <text:p>3.18046E-005</text:p>
          </table:table-cell>
          <table:table-cell office:value-type="float" office:value="2.35969">
            <text:p>2.3596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0954">
            <text:p>1.00954</text:p>
          </table:table-cell>
          <table:table-cell office:value-type="float" office:value="0.0000307676">
            <text:p>3.07676E-005</text:p>
          </table:table-cell>
          <table:table-cell office:value-type="float" office:value="2.47292">
            <text:p>2.47292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2071">
            <text:p>1.02071</text:p>
          </table:table-cell>
          <table:table-cell office:value-type="float" office:value="0.0000291739">
            <text:p>2.91739E-005</text:p>
          </table:table-cell>
          <table:table-cell office:value-type="float" office:value="2.66263">
            <text:p>2.6626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3188">
            <text:p>1.03188</text:p>
          </table:table-cell>
          <table:table-cell office:value-type="float" office:value="0.0000266806">
            <text:p>2.66806E-005</text:p>
          </table:table-cell>
          <table:table-cell office:value-type="float" office:value="3.00491">
            <text:p>3.0049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4306">
            <text:p>1.04306</text:p>
          </table:table-cell>
          <table:table-cell office:value-type="float" office:value="0.0000226685">
            <text:p>2.26685E-005</text:p>
          </table:table-cell>
          <table:table-cell office:value-type="float" office:value="3.71374">
            <text:p>3.7137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5423">
            <text:p>1.05423</text:p>
          </table:table-cell>
          <table:table-cell office:value-type="float" office:value="0.0000159112">
            <text:p>1.59112E-005</text:p>
          </table:table-cell>
          <table:table-cell office:value-type="float" office:value="5.71559">
            <text:p>5.7155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654">
            <text:p>1.0654</text:p>
          </table:table-cell>
          <table:table-cell office:value-type="float" office:value="0.00000360637">
            <text:p>3.60637E-006</text:p>
          </table:table-cell>
          <table:table-cell office:value-type="float" office:value="28.629">
            <text:p>28.629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7657">
            <text:p>1.07657</text:p>
          </table:table-cell>
          <table:table-cell office:value-type="float" office:value="-0.0000223503">
            <text:p>-2.23503E-005</text:p>
          </table:table-cell>
          <table:table-cell office:value-type="float" office:value="-5.78085">
            <text:p>-5.78085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8775">
            <text:p>1.08775</text:p>
          </table:table-cell>
          <table:table-cell office:value-type="float" office:value="-0.000099305">
            <text:p>-0.000099305</text:p>
          </table:table-cell>
          <table:table-cell office:value-type="float" office:value="-2.07601">
            <text:p>-2.07601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9892">
            <text:p>1.09892</text:p>
          </table:table-cell>
          <table:table-cell office:value-type="float" office:value="-0.0016757">
            <text:p>-0.0016757</text:p>
          </table:table-cell>
          <table:table-cell office:value-type="float" office:value="-1.06377">
            <text:p>-1.06377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1009">
            <text:p>1.11009</text:p>
          </table:table-cell>
          <table:table-cell office:value-type="float" office:value="0.000279024">
            <text:p>0.000279024</text:p>
          </table:table-cell>
          <table:table-cell office:value-type="float" office:value="-0.617046">
            <text:p>-0.61704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2126">
            <text:p>1.12126</text:p>
          </table:table-cell>
          <table:table-cell office:value-type="float" office:value="0.000172363">
            <text:p>0.000172363</text:p>
          </table:table-cell>
          <table:table-cell office:value-type="float" office:value="-0.380066">
            <text:p>-0.380066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3243">
            <text:p>1.13243</text:p>
          </table:table-cell>
          <table:table-cell office:value-type="float" office:value="0.000140976">
            <text:p>0.000140976</text:p>
          </table:table-cell>
          <table:table-cell office:value-type="float" office:value="-0.242044">
            <text:p>-0.242044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4361">
            <text:p>1.14361</text:p>
          </table:table-cell>
          <table:table-cell office:value-type="float" office:value="0.000126792">
            <text:p>0.000126792</text:p>
          </table:table-cell>
          <table:table-cell office:value-type="float" office:value="-0.157253">
            <text:p>-0.157253</text:p>
          </table:table-cell>
          <table:table-cell office:value-type="float" office:value="0.0000523978">
            <text:p>5.23978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25069">
            <text:p>0.025069</text:p>
          </table:table-cell>
          <table:table-cell office:value-type="float" office:value="0.00000000853819">
            <text:p>8.53819E-009</text:p>
          </table:table-cell>
          <table:table-cell office:value-type="float" office:value="11911.4">
            <text:p>11911.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62676">
            <text:p>0.0362676</text:p>
          </table:table-cell>
          <table:table-cell office:value-type="float" office:value="0.0000000128465">
            <text:p>1.28465E-008</text:p>
          </table:table-cell>
          <table:table-cell office:value-type="float" office:value="7916.36">
            <text:p>7916.3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74662">
            <text:p>0.0474662</text:p>
          </table:table-cell>
          <table:table-cell office:value-type="float" office:value="0.0000000193273">
            <text:p>1.93273E-008</text:p>
          </table:table-cell>
          <table:table-cell office:value-type="float" office:value="5261.53">
            <text:p>5261.5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586649">
            <text:p>0.0586649</text:p>
          </table:table-cell>
          <table:table-cell office:value-type="float" office:value="0.0000000290743">
            <text:p>2.90743E-008</text:p>
          </table:table-cell>
          <table:table-cell office:value-type="float" office:value="3497.29">
            <text:p>3497.2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698635">
            <text:p>0.0698635</text:p>
          </table:table-cell>
          <table:table-cell office:value-type="float" office:value="0.0000000437298">
            <text:p>4.37298E-008</text:p>
          </table:table-cell>
          <table:table-cell office:value-type="float" office:value="2324.88">
            <text:p>2324.8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810621">
            <text:p>0.0810621</text:p>
          </table:table-cell>
          <table:table-cell office:value-type="float" office:value="0.0000000657563">
            <text:p>6.57563E-008</text:p>
          </table:table-cell>
          <table:table-cell office:value-type="float" office:value="1545.77">
            <text:p>1545.7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922607">
            <text:p>0.0922607</text:p>
          </table:table-cell>
          <table:table-cell office:value-type="float" office:value="0.000000098841">
            <text:p>9.8841E-008</text:p>
          </table:table-cell>
          <table:table-cell office:value-type="float" office:value="1028.03">
            <text:p>1028.0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03459">
            <text:p>0.103459</text:p>
          </table:table-cell>
          <table:table-cell office:value-type="float" office:value="0.000000148489">
            <text:p>1.48489E-007</text:p>
          </table:table-cell>
          <table:table-cell office:value-type="float" office:value="683.967">
            <text:p>683.96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14658">
            <text:p>0.114658</text:p>
          </table:table-cell>
          <table:table-cell office:value-type="float" office:value="0.00000022289">
            <text:p>2.2289E-007</text:p>
          </table:table-cell>
          <table:table-cell office:value-type="float" office:value="455.326">
            <text:p>455.32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25857">
            <text:p>0.125857</text:p>
          </table:table-cell>
          <table:table-cell office:value-type="float" office:value="0.00000033415">
            <text:p>3.3415E-007</text:p>
          </table:table-cell>
          <table:table-cell office:value-type="float" office:value="303.385">
            <text:p>303.385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37055">
            <text:p>0.137055</text:p>
          </table:table-cell>
          <table:table-cell office:value-type="float" office:value="0.000000500016">
            <text:p>0.0000005</text:p>
          </table:table-cell>
          <table:table-cell office:value-type="float" office:value="202.414">
            <text:p>202.41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48254">
            <text:p>0.148254</text:p>
          </table:table-cell>
          <table:table-cell office:value-type="float" office:value="0.000000746139">
            <text:p>7.46139E-007</text:p>
          </table:table-cell>
          <table:table-cell office:value-type="float" office:value="135.315">
            <text:p>135.315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452">
            <text:p>0.159452</text:p>
          </table:table-cell>
          <table:table-cell office:value-type="float" office:value="0.00000110885">
            <text:p>1.10885E-006</text:p>
          </table:table-cell>
          <table:table-cell office:value-type="float" office:value="90.7257">
            <text:p>90.725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70651">
            <text:p>0.170651</text:p>
          </table:table-cell>
          <table:table-cell office:value-type="float" office:value="0.000001638">
            <text:p>0.000001638</text:p>
          </table:table-cell>
          <table:table-cell office:value-type="float" office:value="61.0942">
            <text:p>61.094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8185">
            <text:p>0.18185</text:p>
          </table:table-cell>
          <table:table-cell office:value-type="float" office:value="0.00000239866">
            <text:p>2.39866E-006</text:p>
          </table:table-cell>
          <table:table-cell office:value-type="float" office:value="41.403">
            <text:p>41.40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93048">
            <text:p>0.193048</text:p>
          </table:table-cell>
          <table:table-cell office:value-type="float" office:value="0.00000346928">
            <text:p>3.46928E-006</text:p>
          </table:table-cell>
          <table:table-cell office:value-type="float" office:value="28.3174">
            <text:p>28.317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04247">
            <text:p>0.204247</text:p>
          </table:table-cell>
          <table:table-cell office:value-type="float" office:value="0.00000493223">
            <text:p>4.93223E-006</text:p>
          </table:table-cell>
          <table:table-cell office:value-type="float" office:value="19.6215">
            <text:p>19.6215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15446">
            <text:p>0.215446</text:p>
          </table:table-cell>
          <table:table-cell office:value-type="float" office:value="0.00000685249">
            <text:p>6.85249E-006</text:p>
          </table:table-cell>
          <table:table-cell office:value-type="float" office:value="13.8428">
            <text:p>13.842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26644">
            <text:p>0.226644</text:p>
          </table:table-cell>
          <table:table-cell office:value-type="float" office:value="0.00000924416">
            <text:p>9.24416E-006</text:p>
          </table:table-cell>
          <table:table-cell office:value-type="float" office:value="10.0026">
            <text:p>10.002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37843">
            <text:p>0.237843</text:p>
          </table:table-cell>
          <table:table-cell office:value-type="float" office:value="0.0000120357">
            <text:p>1.20357E-005</text:p>
          </table:table-cell>
          <table:table-cell office:value-type="float" office:value="7.4507">
            <text:p>7.450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49041">
            <text:p>0.249041</text:p>
          </table:table-cell>
          <table:table-cell office:value-type="float" office:value="0.0000150574">
            <text:p>1.50574E-005</text:p>
          </table:table-cell>
          <table:table-cell office:value-type="float" office:value="5.75484">
            <text:p>5.7548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6024">
            <text:p>0.26024</text:p>
          </table:table-cell>
          <table:table-cell office:value-type="float" office:value="0.0000180726">
            <text:p>1.80726E-005</text:p>
          </table:table-cell>
          <table:table-cell office:value-type="float" office:value="4.62788">
            <text:p>4.6278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71439">
            <text:p>0.271439</text:p>
          </table:table-cell>
          <table:table-cell office:value-type="float" office:value="0.0000208467">
            <text:p>2.08467E-005</text:p>
          </table:table-cell>
          <table:table-cell office:value-type="float" office:value="3.87897">
            <text:p>3.8789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82637">
            <text:p>0.282637</text:p>
          </table:table-cell>
          <table:table-cell office:value-type="float" office:value="0.0000232147">
            <text:p>2.32147E-005</text:p>
          </table:table-cell>
          <table:table-cell office:value-type="float" office:value="3.38129">
            <text:p>3.3812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93836">
            <text:p>0.293836</text:p>
          </table:table-cell>
          <table:table-cell office:value-type="float" office:value="0.0000251101">
            <text:p>2.51101E-005</text:p>
          </table:table-cell>
          <table:table-cell office:value-type="float" office:value="3.05056">
            <text:p>3.0505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05034">
            <text:p>0.305034</text:p>
          </table:table-cell>
          <table:table-cell office:value-type="float" office:value="0.0000265508">
            <text:p>2.65508E-005</text:p>
          </table:table-cell>
          <table:table-cell office:value-type="float" office:value="2.83078">
            <text:p>2.8307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16233">
            <text:p>0.316233</text:p>
          </table:table-cell>
          <table:table-cell office:value-type="float" office:value="0.0000276032">
            <text:p>2.76032E-005</text:p>
          </table:table-cell>
          <table:table-cell office:value-type="float" office:value="2.68473">
            <text:p>2.6847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27432">
            <text:p>0.327432</text:p>
          </table:table-cell>
          <table:table-cell office:value-type="float" office:value="0.0000283499">
            <text:p>2.83499E-005</text:p>
          </table:table-cell>
          <table:table-cell office:value-type="float" office:value="2.58767">
            <text:p>2.5876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3863">
            <text:p>0.33863</text:p>
          </table:table-cell>
          <table:table-cell office:value-type="float" office:value="0.0000288689">
            <text:p>2.88689E-005</text:p>
          </table:table-cell>
          <table:table-cell office:value-type="float" office:value="2.52318">
            <text:p>2.5231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49829">
            <text:p>0.349829</text:p>
          </table:table-cell>
          <table:table-cell office:value-type="float" office:value="0.0000292244">
            <text:p>2.92244E-005</text:p>
          </table:table-cell>
          <table:table-cell office:value-type="float" office:value="2.48031">
            <text:p>2.4803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61028">
            <text:p>0.361028</text:p>
          </table:table-cell>
          <table:table-cell office:value-type="float" office:value="0.0000294656">
            <text:p>2.94656E-005</text:p>
          </table:table-cell>
          <table:table-cell office:value-type="float" office:value="2.45183">
            <text:p>2.4518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72226">
            <text:p>0.372226</text:p>
          </table:table-cell>
          <table:table-cell office:value-type="float" office:value="0.000029628">
            <text:p>0.000029628</text:p>
          </table:table-cell>
          <table:table-cell office:value-type="float" office:value="2.4329">
            <text:p>2.432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83425">
            <text:p>0.383425</text:p>
          </table:table-cell>
          <table:table-cell office:value-type="float" office:value="0.000029737">
            <text:p>0.000029737</text:p>
          </table:table-cell>
          <table:table-cell office:value-type="float" office:value="2.42032">
            <text:p>2.4203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94623">
            <text:p>0.394623</text:p>
          </table:table-cell>
          <table:table-cell office:value-type="float" office:value="0.0000298099">
            <text:p>2.98099E-005</text:p>
          </table:table-cell>
          <table:table-cell office:value-type="float" office:value="2.41197">
            <text:p>2.4119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05822">
            <text:p>0.405822</text:p>
          </table:table-cell>
          <table:table-cell office:value-type="float" office:value="0.0000298585">
            <text:p>2.98585E-005</text:p>
          </table:table-cell>
          <table:table-cell office:value-type="float" office:value="2.40641">
            <text:p>2.406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17021">
            <text:p>0.417021</text:p>
          </table:table-cell>
          <table:table-cell office:value-type="float" office:value="0.0000298909">
            <text:p>2.98909E-005</text:p>
          </table:table-cell>
          <table:table-cell office:value-type="float" office:value="2.40272">
            <text:p>2.4027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28219">
            <text:p>0.428219</text:p>
          </table:table-cell>
          <table:table-cell office:value-type="float" office:value="0.0000299124">
            <text:p>2.99124E-005</text:p>
          </table:table-cell>
          <table:table-cell office:value-type="float" office:value="2.40027">
            <text:p>2.4002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39418">
            <text:p>0.439418</text:p>
          </table:table-cell>
          <table:table-cell office:value-type="float" office:value="0.0000299268">
            <text:p>2.99268E-005</text:p>
          </table:table-cell>
          <table:table-cell office:value-type="float" office:value="2.39864">
            <text:p>2.3986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50617">
            <text:p>0.450617</text:p>
          </table:table-cell>
          <table:table-cell office:value-type="float" office:value="0.0000299363">
            <text:p>2.99363E-005</text:p>
          </table:table-cell>
          <table:table-cell office:value-type="float" office:value="2.39755">
            <text:p>2.39755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61815">
            <text:p>0.461815</text:p>
          </table:table-cell>
          <table:table-cell office:value-type="float" office:value="0.0000299427">
            <text:p>2.99427E-005</text:p>
          </table:table-cell>
          <table:table-cell office:value-type="float" office:value="2.39683">
            <text:p>2.3968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73014">
            <text:p>0.473014</text:p>
          </table:table-cell>
          <table:table-cell office:value-type="float" office:value="0.0000299469">
            <text:p>2.99469E-005</text:p>
          </table:table-cell>
          <table:table-cell office:value-type="float" office:value="2.39636">
            <text:p>2.3963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84212">
            <text:p>0.484212</text:p>
          </table:table-cell>
          <table:table-cell office:value-type="float" office:value="0.0000299497">
            <text:p>2.99497E-005</text:p>
          </table:table-cell>
          <table:table-cell office:value-type="float" office:value="2.39604">
            <text:p>2.3960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95411">
            <text:p>0.495411</text:p>
          </table:table-cell>
          <table:table-cell office:value-type="float" office:value="0.0000299515">
            <text:p>2.99515E-005</text:p>
          </table:table-cell>
          <table:table-cell office:value-type="float" office:value="2.39583">
            <text:p>2.3958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0661">
            <text:p>0.50661</text:p>
          </table:table-cell>
          <table:table-cell office:value-type="float" office:value="0.0000299528">
            <text:p>2.99528E-005</text:p>
          </table:table-cell>
          <table:table-cell office:value-type="float" office:value="2.39569">
            <text:p>2.3956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17808">
            <text:p>0.517808</text:p>
          </table:table-cell>
          <table:table-cell office:value-type="float" office:value="0.0000299536">
            <text:p>2.99536E-005</text:p>
          </table:table-cell>
          <table:table-cell office:value-type="float" office:value="2.39559">
            <text:p>2.3955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29007">
            <text:p>0.529007</text:p>
          </table:table-cell>
          <table:table-cell office:value-type="float" office:value="0.0000299541">
            <text:p>2.99541E-005</text:p>
          </table:table-cell>
          <table:table-cell office:value-type="float" office:value="2.39553">
            <text:p>2.3955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40206">
            <text:p>0.540206</text:p>
          </table:table-cell>
          <table:table-cell office:value-type="float" office:value="0.0000299545">
            <text:p>2.99545E-005</text:p>
          </table:table-cell>
          <table:table-cell office:value-type="float" office:value="2.39549">
            <text:p>2.3954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51404">
            <text:p>0.551404</text:p>
          </table:table-cell>
          <table:table-cell office:value-type="float" office:value="0.0000299547">
            <text:p>2.99547E-005</text:p>
          </table:table-cell>
          <table:table-cell office:value-type="float" office:value="2.39546">
            <text:p>2.3954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62603">
            <text:p>0.562603</text:p>
          </table:table-cell>
          <table:table-cell office:value-type="float" office:value="0.0000299549">
            <text:p>2.99549E-005</text:p>
          </table:table-cell>
          <table:table-cell office:value-type="float" office:value="2.39544">
            <text:p>2.3954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73801">
            <text:p>0.573801</text:p>
          </table:table-cell>
          <table:table-cell office:value-type="float" office:value="0.000029955">
            <text:p>0.000029955</text:p>
          </table:table-cell>
          <table:table-cell office:value-type="float" office:value="2.39543">
            <text:p>2.3954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85">
            <text:p>0.585</text:p>
          </table:table-cell>
          <table:table-cell office:value-type="float" office:value="0.0000299551">
            <text:p>2.99551E-005</text:p>
          </table:table-cell>
          <table:table-cell office:value-type="float" office:value="2.39542">
            <text:p>2.3954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96199">
            <text:p>0.596199</text:p>
          </table:table-cell>
          <table:table-cell office:value-type="float" office:value="0.0000299551">
            <text:p>2.99551E-005</text:p>
          </table:table-cell>
          <table:table-cell office:value-type="float" office:value="2.39542">
            <text:p>2.3954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07397">
            <text:p>0.607397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18596">
            <text:p>0.618596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29794">
            <text:p>0.629794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40993">
            <text:p>0.640993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52192">
            <text:p>0.652192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6339">
            <text:p>0.66339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74589">
            <text:p>0.674589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85788">
            <text:p>0.685788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96986">
            <text:p>0.696986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08185">
            <text:p>0.708185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19383">
            <text:p>0.719383</text:p>
          </table:table-cell>
          <table:table-cell office:value-type="float" office:value="0.0000299552">
            <text:p>2.99552E-005</text:p>
          </table:table-cell>
          <table:table-cell office:value-type="float" office:value="2.39541">
            <text:p>2.3954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30582">
            <text:p>0.730582</text:p>
          </table:table-cell>
          <table:table-cell office:value-type="float" office:value="0.0000299551">
            <text:p>2.99551E-005</text:p>
          </table:table-cell>
          <table:table-cell office:value-type="float" office:value="2.39542">
            <text:p>2.3954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41781">
            <text:p>0.741781</text:p>
          </table:table-cell>
          <table:table-cell office:value-type="float" office:value="0.0000299551">
            <text:p>2.99551E-005</text:p>
          </table:table-cell>
          <table:table-cell office:value-type="float" office:value="2.39542">
            <text:p>2.3954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52979">
            <text:p>0.752979</text:p>
          </table:table-cell>
          <table:table-cell office:value-type="float" office:value="0.000029955">
            <text:p>0.000029955</text:p>
          </table:table-cell>
          <table:table-cell office:value-type="float" office:value="2.39543">
            <text:p>2.3954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64178">
            <text:p>0.764178</text:p>
          </table:table-cell>
          <table:table-cell office:value-type="float" office:value="0.0000299549">
            <text:p>2.99549E-005</text:p>
          </table:table-cell>
          <table:table-cell office:value-type="float" office:value="2.39544">
            <text:p>2.3954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75377">
            <text:p>0.775377</text:p>
          </table:table-cell>
          <table:table-cell office:value-type="float" office:value="0.0000299548">
            <text:p>2.99548E-005</text:p>
          </table:table-cell>
          <table:table-cell office:value-type="float" office:value="2.39546">
            <text:p>2.3954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86575">
            <text:p>0.786575</text:p>
          </table:table-cell>
          <table:table-cell office:value-type="float" office:value="0.0000299546">
            <text:p>2.99546E-005</text:p>
          </table:table-cell>
          <table:table-cell office:value-type="float" office:value="2.39548">
            <text:p>2.3954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97774">
            <text:p>0.797774</text:p>
          </table:table-cell>
          <table:table-cell office:value-type="float" office:value="0.0000299542">
            <text:p>2.99542E-005</text:p>
          </table:table-cell>
          <table:table-cell office:value-type="float" office:value="2.39552">
            <text:p>2.3955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08972">
            <text:p>0.808972</text:p>
          </table:table-cell>
          <table:table-cell office:value-type="float" office:value="0.0000299537">
            <text:p>2.99537E-005</text:p>
          </table:table-cell>
          <table:table-cell office:value-type="float" office:value="2.39558">
            <text:p>2.3955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20171">
            <text:p>0.820171</text:p>
          </table:table-cell>
          <table:table-cell office:value-type="float" office:value="0.000029953">
            <text:p>0.000029953</text:p>
          </table:table-cell>
          <table:table-cell office:value-type="float" office:value="2.39567">
            <text:p>2.3956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3137">
            <text:p>0.83137</text:p>
          </table:table-cell>
          <table:table-cell office:value-type="float" office:value="0.0000299518">
            <text:p>2.99518E-005</text:p>
          </table:table-cell>
          <table:table-cell office:value-type="float" office:value="2.3958">
            <text:p>2.395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42568">
            <text:p>0.842568</text:p>
          </table:table-cell>
          <table:table-cell office:value-type="float" office:value="0.0000299501">
            <text:p>2.99501E-005</text:p>
          </table:table-cell>
          <table:table-cell office:value-type="float" office:value="2.39599">
            <text:p>2.3959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53767">
            <text:p>0.853767</text:p>
          </table:table-cell>
          <table:table-cell office:value-type="float" office:value="0.0000299475">
            <text:p>2.99475E-005</text:p>
          </table:table-cell>
          <table:table-cell office:value-type="float" office:value="2.39629">
            <text:p>2.3962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64966">
            <text:p>0.864966</text:p>
          </table:table-cell>
          <table:table-cell office:value-type="float" office:value="0.0000299436">
            <text:p>2.99436E-005</text:p>
          </table:table-cell>
          <table:table-cell office:value-type="float" office:value="2.39673">
            <text:p>2.3967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76164">
            <text:p>0.876164</text:p>
          </table:table-cell>
          <table:table-cell office:value-type="float" office:value="0.0000299377">
            <text:p>2.99377E-005</text:p>
          </table:table-cell>
          <table:table-cell office:value-type="float" office:value="2.3974">
            <text:p>2.397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87363">
            <text:p>0.887363</text:p>
          </table:table-cell>
          <table:table-cell office:value-type="float" office:value="0.0000299288">
            <text:p>2.99288E-005</text:p>
          </table:table-cell>
          <table:table-cell office:value-type="float" office:value="2.3984">
            <text:p>2.398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98561">
            <text:p>0.898561</text:p>
          </table:table-cell>
          <table:table-cell office:value-type="float" office:value="0.0000299155">
            <text:p>2.99155E-005</text:p>
          </table:table-cell>
          <table:table-cell office:value-type="float" office:value="2.39991">
            <text:p>2.39991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0976">
            <text:p>0.90976</text:p>
          </table:table-cell>
          <table:table-cell office:value-type="float" office:value="0.0000298955">
            <text:p>2.98955E-005</text:p>
          </table:table-cell>
          <table:table-cell office:value-type="float" office:value="2.4022">
            <text:p>2.402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20959">
            <text:p>0.920959</text:p>
          </table:table-cell>
          <table:table-cell office:value-type="float" office:value="0.0000298652">
            <text:p>2.98652E-005</text:p>
          </table:table-cell>
          <table:table-cell office:value-type="float" office:value="2.40564">
            <text:p>2.4056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32157">
            <text:p>0.932157</text:p>
          </table:table-cell>
          <table:table-cell office:value-type="float" office:value="0.0000298197">
            <text:p>2.98197E-005</text:p>
          </table:table-cell>
          <table:table-cell office:value-type="float" office:value="2.41083">
            <text:p>2.4108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43356">
            <text:p>0.943356</text:p>
          </table:table-cell>
          <table:table-cell office:value-type="float" office:value="0.0000297512">
            <text:p>2.97512E-005</text:p>
          </table:table-cell>
          <table:table-cell office:value-type="float" office:value="2.4187">
            <text:p>2.418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54554">
            <text:p>0.954554</text:p>
          </table:table-cell>
          <table:table-cell office:value-type="float" office:value="0.0000296477">
            <text:p>2.96477E-005</text:p>
          </table:table-cell>
          <table:table-cell office:value-type="float" office:value="2.43063">
            <text:p>2.4306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65753">
            <text:p>0.965753</text:p>
          </table:table-cell>
          <table:table-cell office:value-type="float" office:value="0.0000294914">
            <text:p>2.94914E-005</text:p>
          </table:table-cell>
          <table:table-cell office:value-type="float" office:value="2.4488">
            <text:p>2.448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76952">
            <text:p>0.976952</text:p>
          </table:table-cell>
          <table:table-cell office:value-type="float" office:value="0.000029255">
            <text:p>0.000029255</text:p>
          </table:table-cell>
          <table:table-cell office:value-type="float" office:value="2.47667">
            <text:p>2.4766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8815">
            <text:p>0.98815</text:p>
          </table:table-cell>
          <table:table-cell office:value-type="float" office:value="0.0000288964">
            <text:p>2.88964E-005</text:p>
          </table:table-cell>
          <table:table-cell office:value-type="float" office:value="2.51983">
            <text:p>2.51983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99349">
            <text:p>0.999349</text:p>
          </table:table-cell>
          <table:table-cell office:value-type="float" office:value="0.0000283499">
            <text:p>2.83499E-005</text:p>
          </table:table-cell>
          <table:table-cell office:value-type="float" office:value="2.58768">
            <text:p>2.5876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1055">
            <text:p>1.01055</text:p>
          </table:table-cell>
          <table:table-cell office:value-type="float" office:value="0.0000275119">
            <text:p>2.75119E-005</text:p>
          </table:table-cell>
          <table:table-cell office:value-type="float" office:value="2.69695">
            <text:p>2.69695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2175">
            <text:p>1.02175</text:p>
          </table:table-cell>
          <table:table-cell office:value-type="float" office:value="0.0000262142">
            <text:p>2.62142E-005</text:p>
          </table:table-cell>
          <table:table-cell office:value-type="float" office:value="2.87997">
            <text:p>2.8799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3294">
            <text:p>1.03294</text:p>
          </table:table-cell>
          <table:table-cell office:value-type="float" office:value="0.0000241735">
            <text:p>2.41735E-005</text:p>
          </table:table-cell>
          <table:table-cell office:value-type="float" office:value="3.2075">
            <text:p>3.2075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4414">
            <text:p>1.04414</text:p>
          </table:table-cell>
          <table:table-cell office:value-type="float" office:value="0.000020886">
            <text:p>0.000020886</text:p>
          </table:table-cell>
          <table:table-cell office:value-type="float" office:value="3.86978">
            <text:p>3.86978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5534">
            <text:p>1.05534</text:p>
          </table:table-cell>
          <table:table-cell office:value-type="float" office:value="0.0000153777">
            <text:p>1.53777E-005</text:p>
          </table:table-cell>
          <table:table-cell office:value-type="float" office:value="5.61412">
            <text:p>5.61412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6654">
            <text:p>1.06654</text:p>
          </table:table-cell>
          <table:table-cell office:value-type="float" office:value="0.00000551219">
            <text:p>5.51219E-006</text:p>
          </table:table-cell>
          <table:table-cell office:value-type="float" office:value="17.4519">
            <text:p>17.451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7774">
            <text:p>1.07774</text:p>
          </table:table-cell>
          <table:table-cell office:value-type="float" office:value="-0.0000144654">
            <text:p>-1.44654E-005</text:p>
          </table:table-cell>
          <table:table-cell office:value-type="float" office:value="-8.03129">
            <text:p>-8.0312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8894">
            <text:p>1.08894</text:p>
          </table:table-cell>
          <table:table-cell office:value-type="float" office:value="-0.0000672736">
            <text:p>-6.72736E-005</text:p>
          </table:table-cell>
          <table:table-cell office:value-type="float" office:value="-2.51189">
            <text:p>-2.5118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0014">
            <text:p>1.10014</text:p>
          </table:table-cell>
          <table:table-cell office:value-type="float" office:value="-0.000433078">
            <text:p>-0.000433078</text:p>
          </table:table-cell>
          <table:table-cell office:value-type="float" office:value="-1.23485">
            <text:p>-1.23485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1134">
            <text:p>1.11134</text:p>
          </table:table-cell>
          <table:table-cell office:value-type="float" office:value="0.000338604">
            <text:p>0.000338604</text:p>
          </table:table-cell>
          <table:table-cell office:value-type="float" office:value="-0.699619">
            <text:p>-0.699619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2253">
            <text:p>1.12253</text:p>
          </table:table-cell>
          <table:table-cell office:value-type="float" office:value="0.000176408">
            <text:p>0.000176408</text:p>
          </table:table-cell>
          <table:table-cell office:value-type="float" office:value="-0.423436">
            <text:p>-0.423436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3373">
            <text:p>1.13373</text:p>
          </table:table-cell>
          <table:table-cell office:value-type="float" office:value="0.000138501">
            <text:p>0.000138501</text:p>
          </table:table-cell>
          <table:table-cell office:value-type="float" office:value="-0.265637">
            <text:p>-0.265637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4493">
            <text:p>1.14493</text:p>
          </table:table-cell>
          <table:table-cell office:value-type="float" office:value="0.000122571">
            <text:p>0.000122571</text:p>
          </table:table-cell>
          <table:table-cell office:value-type="float" office:value="-0.170194">
            <text:p>-0.170194</text:p>
          </table:table-cell>
          <table:table-cell office:value-type="float" office:value="0.0000282177">
            <text:p>2.82177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237662">
            <text:p>0.0237662</text:p>
          </table:table-cell>
          <table:table-cell office:value-type="float" office:value="0.00000000785679">
            <text:p>7.85679E-009</text:p>
          </table:table-cell>
          <table:table-cell office:value-type="float" office:value="12324">
            <text:p>1232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49909">
            <text:p>0.0349909</text:p>
          </table:table-cell>
          <table:table-cell office:value-type="float" office:value="0.0000000119907">
            <text:p>0.000000012</text:p>
          </table:table-cell>
          <table:table-cell office:value-type="float" office:value="8074.84">
            <text:p>8074.8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62156">
            <text:p>0.0462156</text:p>
          </table:table-cell>
          <table:table-cell office:value-type="float" office:value="0.0000000182982">
            <text:p>1.82982E-008</text:p>
          </table:table-cell>
          <table:table-cell office:value-type="float" office:value="5291.05">
            <text:p>5291.0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74403">
            <text:p>0.0574403</text:p>
          </table:table-cell>
          <table:table-cell office:value-type="float" office:value="0.0000000279201">
            <text:p>2.79201E-008</text:p>
          </table:table-cell>
          <table:table-cell office:value-type="float" office:value="3467.29">
            <text:p>3467.2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686649">
            <text:p>0.0686649</text:p>
          </table:table-cell>
          <table:table-cell office:value-type="float" office:value="0.0000000425932">
            <text:p>4.25932E-008</text:p>
          </table:table-cell>
          <table:table-cell office:value-type="float" office:value="2272.49">
            <text:p>2272.4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798896">
            <text:p>0.0798896</text:p>
          </table:table-cell>
          <table:table-cell office:value-type="float" office:value="0.0000000649584">
            <text:p>0.000000065</text:p>
          </table:table-cell>
          <table:table-cell office:value-type="float" office:value="1489.73">
            <text:p>1489.73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911143">
            <text:p>0.0911143</text:p>
          </table:table-cell>
          <table:table-cell office:value-type="float" office:value="0.0000000990223">
            <text:p>0.000000099</text:p>
          </table:table-cell>
          <table:table-cell office:value-type="float" office:value="976.912">
            <text:p>976.912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02339">
            <text:p>0.102339</text:p>
          </table:table-cell>
          <table:table-cell office:value-type="float" office:value="0.000000150845">
            <text:p>1.50845E-007</text:p>
          </table:table-cell>
          <table:table-cell office:value-type="float" office:value="640.95">
            <text:p>640.9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13564">
            <text:p>0.113564</text:p>
          </table:table-cell>
          <table:table-cell office:value-type="float" office:value="0.000000229549">
            <text:p>2.29549E-007</text:p>
          </table:table-cell>
          <table:table-cell office:value-type="float" office:value="420.849">
            <text:p>420.84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24788">
            <text:p>0.124788</text:p>
          </table:table-cell>
          <table:table-cell office:value-type="float" office:value="0.000000348762">
            <text:p>3.48762E-007</text:p>
          </table:table-cell>
          <table:table-cell office:value-type="float" office:value="276.654">
            <text:p>276.65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36013">
            <text:p>0.136013</text:p>
          </table:table-cell>
          <table:table-cell office:value-type="float" office:value="0.000000528617">
            <text:p>5.28617E-007</text:p>
          </table:table-cell>
          <table:table-cell office:value-type="float" office:value="182.186">
            <text:p>182.18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7238">
            <text:p>0.147238</text:p>
          </table:table-cell>
          <table:table-cell office:value-type="float" office:value="0.000000798332">
            <text:p>7.98332E-007</text:p>
          </table:table-cell>
          <table:table-cell office:value-type="float" office:value="120.297">
            <text:p>120.297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8462">
            <text:p>0.158462</text:p>
          </table:table-cell>
          <table:table-cell office:value-type="float" office:value="0.00000119918">
            <text:p>1.19918E-006</text:p>
          </table:table-cell>
          <table:table-cell office:value-type="float" office:value="79.751">
            <text:p>79.75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9687">
            <text:p>0.169687</text:p>
          </table:table-cell>
          <table:table-cell office:value-type="float" office:value="0.00000178702">
            <text:p>0.000001787</text:p>
          </table:table-cell>
          <table:table-cell office:value-type="float" office:value="53.1881">
            <text:p>53.188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80912">
            <text:p>0.180912</text:p>
          </table:table-cell>
          <table:table-cell office:value-type="float" office:value="0.0000026324">
            <text:p>2.6324E-006</text:p>
          </table:table-cell>
          <table:table-cell office:value-type="float" office:value="35.7858">
            <text:p>35.785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92136">
            <text:p>0.192136</text:p>
          </table:table-cell>
          <table:table-cell office:value-type="float" office:value="0.00000381467">
            <text:p>3.81467E-006</text:p>
          </table:table-cell>
          <table:table-cell office:value-type="float" office:value="24.3849">
            <text:p>24.384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03361">
            <text:p>0.203361</text:p>
          </table:table-cell>
          <table:table-cell office:value-type="float" office:value="0.000005405">
            <text:p>0.000005405</text:p>
          </table:table-cell>
          <table:table-cell office:value-type="float" office:value="16.9158">
            <text:p>16.915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14586">
            <text:p>0.214586</text:p>
          </table:table-cell>
          <table:table-cell office:value-type="float" office:value="0.00000743595">
            <text:p>0.000007436</text:p>
          </table:table-cell>
          <table:table-cell office:value-type="float" office:value="12.0226">
            <text:p>12.022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2581">
            <text:p>0.22581</text:p>
          </table:table-cell>
          <table:table-cell office:value-type="float" office:value="0.00000986421">
            <text:p>9.86421E-006</text:p>
          </table:table-cell>
          <table:table-cell office:value-type="float" office:value="8.81681">
            <text:p>8.8168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37035">
            <text:p>0.237035</text:p>
          </table:table-cell>
          <table:table-cell office:value-type="float" office:value="0.0000125489">
            <text:p>1.25489E-005</text:p>
          </table:table-cell>
          <table:table-cell office:value-type="float" office:value="6.71661">
            <text:p>6.7166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4826">
            <text:p>0.24826</text:p>
          </table:table-cell>
          <table:table-cell office:value-type="float" office:value="0.000015272">
            <text:p>0.000015272</text:p>
          </table:table-cell>
          <table:table-cell office:value-type="float" office:value="5.3407">
            <text:p>5.3407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59484">
            <text:p>0.259484</text:p>
          </table:table-cell>
          <table:table-cell office:value-type="float" office:value="0.0000178029">
            <text:p>1.78029E-005</text:p>
          </table:table-cell>
          <table:table-cell office:value-type="float" office:value="4.43928">
            <text:p>4.4392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0709">
            <text:p>0.270709</text:p>
          </table:table-cell>
          <table:table-cell office:value-type="float" office:value="0.0000199712">
            <text:p>1.99712E-005</text:p>
          </table:table-cell>
          <table:table-cell office:value-type="float" office:value="3.84874">
            <text:p>3.8487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81934">
            <text:p>0.281934</text:p>
          </table:table-cell>
          <table:table-cell office:value-type="float" office:value="0.0000217029">
            <text:p>2.17029E-005</text:p>
          </table:table-cell>
          <table:table-cell office:value-type="float" office:value="3.46185">
            <text:p>3.4618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93158">
            <text:p>0.293158</text:p>
          </table:table-cell>
          <table:table-cell office:value-type="float" office:value="0.00002301">
            <text:p>0.00002301</text:p>
          </table:table-cell>
          <table:table-cell office:value-type="float" office:value="3.20839">
            <text:p>3.2083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04383">
            <text:p>0.304383</text:p>
          </table:table-cell>
          <table:table-cell office:value-type="float" office:value="0.0000239553">
            <text:p>2.39553E-005</text:p>
          </table:table-cell>
          <table:table-cell office:value-type="float" office:value="3.04233">
            <text:p>3.04233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15608">
            <text:p>0.315608</text:p>
          </table:table-cell>
          <table:table-cell office:value-type="float" office:value="0.0000246178">
            <text:p>2.46178E-005</text:p>
          </table:table-cell>
          <table:table-cell office:value-type="float" office:value="2.93355">
            <text:p>2.9335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26832">
            <text:p>0.326832</text:p>
          </table:table-cell>
          <table:table-cell office:value-type="float" office:value="0.000025072">
            <text:p>0.000025072</text:p>
          </table:table-cell>
          <table:table-cell office:value-type="float" office:value="2.86228">
            <text:p>2.8622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38057">
            <text:p>0.338057</text:p>
          </table:table-cell>
          <table:table-cell office:value-type="float" office:value="0.0000253788">
            <text:p>2.53788E-005</text:p>
          </table:table-cell>
          <table:table-cell office:value-type="float" office:value="2.81559">
            <text:p>2.8155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49282">
            <text:p>0.349282</text:p>
          </table:table-cell>
          <table:table-cell office:value-type="float" office:value="0.0000255839">
            <text:p>2.55839E-005</text:p>
          </table:table-cell>
          <table:table-cell office:value-type="float" office:value="2.785">
            <text:p>2.78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60506">
            <text:p>0.360506</text:p>
          </table:table-cell>
          <table:table-cell office:value-type="float" office:value="0.0000257201">
            <text:p>2.57201E-005</text:p>
          </table:table-cell>
          <table:table-cell office:value-type="float" office:value="2.76496">
            <text:p>2.7649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71731">
            <text:p>0.371731</text:p>
          </table:table-cell>
          <table:table-cell office:value-type="float" office:value="0.0000258101">
            <text:p>2.58101E-005</text:p>
          </table:table-cell>
          <table:table-cell office:value-type="float" office:value="2.75183">
            <text:p>2.75183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82956">
            <text:p>0.382956</text:p>
          </table:table-cell>
          <table:table-cell office:value-type="float" office:value="0.0000258694">
            <text:p>2.58694E-005</text:p>
          </table:table-cell>
          <table:table-cell office:value-type="float" office:value="2.74323">
            <text:p>2.74323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94181">
            <text:p>0.394181</text:p>
          </table:table-cell>
          <table:table-cell office:value-type="float" office:value="0.0000259084">
            <text:p>2.59084E-005</text:p>
          </table:table-cell>
          <table:table-cell office:value-type="float" office:value="2.73759">
            <text:p>2.7375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05405">
            <text:p>0.405405</text:p>
          </table:table-cell>
          <table:table-cell office:value-type="float" office:value="0.0000259341">
            <text:p>2.59341E-005</text:p>
          </table:table-cell>
          <table:table-cell office:value-type="float" office:value="2.7339">
            <text:p>2.733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1663">
            <text:p>0.41663</text:p>
          </table:table-cell>
          <table:table-cell office:value-type="float" office:value="0.0000259509">
            <text:p>2.59509E-005</text:p>
          </table:table-cell>
          <table:table-cell office:value-type="float" office:value="2.73148">
            <text:p>2.7314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27855">
            <text:p>0.427855</text:p>
          </table:table-cell>
          <table:table-cell office:value-type="float" office:value="0.0000259619">
            <text:p>2.59619E-005</text:p>
          </table:table-cell>
          <table:table-cell office:value-type="float" office:value="2.7299">
            <text:p>2.729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9079">
            <text:p>0.439079</text:p>
          </table:table-cell>
          <table:table-cell office:value-type="float" office:value="0.0000259691">
            <text:p>2.59691E-005</text:p>
          </table:table-cell>
          <table:table-cell office:value-type="float" office:value="2.72886">
            <text:p>2.7288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50304">
            <text:p>0.450304</text:p>
          </table:table-cell>
          <table:table-cell office:value-type="float" office:value="0.0000259739">
            <text:p>2.59739E-005</text:p>
          </table:table-cell>
          <table:table-cell office:value-type="float" office:value="2.72818">
            <text:p>2.7281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61529">
            <text:p>0.461529</text:p>
          </table:table-cell>
          <table:table-cell office:value-type="float" office:value="0.000025977">
            <text:p>0.000025977</text:p>
          </table:table-cell>
          <table:table-cell office:value-type="float" office:value="2.72773">
            <text:p>2.72773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72753">
            <text:p>0.472753</text:p>
          </table:table-cell>
          <table:table-cell office:value-type="float" office:value="0.000025979">
            <text:p>0.000025979</text:p>
          </table:table-cell>
          <table:table-cell office:value-type="float" office:value="2.72744">
            <text:p>2.7274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83978">
            <text:p>0.483978</text:p>
          </table:table-cell>
          <table:table-cell office:value-type="float" office:value="0.0000259803">
            <text:p>2.59803E-005</text:p>
          </table:table-cell>
          <table:table-cell office:value-type="float" office:value="2.72725">
            <text:p>2.7272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95203">
            <text:p>0.495203</text:p>
          </table:table-cell>
          <table:table-cell office:value-type="float" office:value="0.0000259812">
            <text:p>2.59812E-005</text:p>
          </table:table-cell>
          <table:table-cell office:value-type="float" office:value="2.72712">
            <text:p>2.72712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06427">
            <text:p>0.506427</text:p>
          </table:table-cell>
          <table:table-cell office:value-type="float" office:value="0.0000259818">
            <text:p>2.59818E-005</text:p>
          </table:table-cell>
          <table:table-cell office:value-type="float" office:value="2.72704">
            <text:p>2.7270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17652">
            <text:p>0.517652</text:p>
          </table:table-cell>
          <table:table-cell office:value-type="float" office:value="0.0000259821">
            <text:p>2.59821E-005</text:p>
          </table:table-cell>
          <table:table-cell office:value-type="float" office:value="2.72699">
            <text:p>2.7269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28877">
            <text:p>0.528877</text:p>
          </table:table-cell>
          <table:table-cell office:value-type="float" office:value="0.0000259824">
            <text:p>2.59824E-005</text:p>
          </table:table-cell>
          <table:table-cell office:value-type="float" office:value="2.72695">
            <text:p>2.7269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40101">
            <text:p>0.540101</text:p>
          </table:table-cell>
          <table:table-cell office:value-type="float" office:value="0.0000259825">
            <text:p>2.59825E-005</text:p>
          </table:table-cell>
          <table:table-cell office:value-type="float" office:value="2.72693">
            <text:p>2.72693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51326">
            <text:p>0.551326</text:p>
          </table:table-cell>
          <table:table-cell office:value-type="float" office:value="0.0000259827">
            <text:p>2.59827E-005</text:p>
          </table:table-cell>
          <table:table-cell office:value-type="float" office:value="2.72691">
            <text:p>2.7269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62551">
            <text:p>0.562551</text:p>
          </table:table-cell>
          <table:table-cell office:value-type="float" office:value="0.0000259827">
            <text:p>2.59827E-005</text:p>
          </table:table-cell>
          <table:table-cell office:value-type="float" office:value="2.7269">
            <text:p>2.726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73775">
            <text:p>0.573775</text:p>
          </table:table-cell>
          <table:table-cell office:value-type="float" office:value="0.0000259828">
            <text:p>2.59828E-005</text:p>
          </table:table-cell>
          <table:table-cell office:value-type="float" office:value="2.7269">
            <text:p>2.726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85">
            <text:p>0.585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96225">
            <text:p>0.596225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07449">
            <text:p>0.607449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18674">
            <text:p>0.618674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29899">
            <text:p>0.629899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41123">
            <text:p>0.641123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52348">
            <text:p>0.652348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63573">
            <text:p>0.663573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74797">
            <text:p>0.674797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86022">
            <text:p>0.686022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97247">
            <text:p>0.697247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08471">
            <text:p>0.708471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19696">
            <text:p>0.719696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30921">
            <text:p>0.730921</text:p>
          </table:table-cell>
          <table:table-cell office:value-type="float" office:value="0.0000259828">
            <text:p>2.59828E-005</text:p>
          </table:table-cell>
          <table:table-cell office:value-type="float" office:value="2.72689">
            <text:p>2.7268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42145">
            <text:p>0.742145</text:p>
          </table:table-cell>
          <table:table-cell office:value-type="float" office:value="0.0000259828">
            <text:p>2.59828E-005</text:p>
          </table:table-cell>
          <table:table-cell office:value-type="float" office:value="2.7269">
            <text:p>2.726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5337">
            <text:p>0.75337</text:p>
          </table:table-cell>
          <table:table-cell office:value-type="float" office:value="0.0000259827">
            <text:p>2.59827E-005</text:p>
          </table:table-cell>
          <table:table-cell office:value-type="float" office:value="2.7269">
            <text:p>2.726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64595">
            <text:p>0.764595</text:p>
          </table:table-cell>
          <table:table-cell office:value-type="float" office:value="0.0000259827">
            <text:p>2.59827E-005</text:p>
          </table:table-cell>
          <table:table-cell office:value-type="float" office:value="2.72691">
            <text:p>2.7269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75819">
            <text:p>0.775819</text:p>
          </table:table-cell>
          <table:table-cell office:value-type="float" office:value="0.0000259826">
            <text:p>2.59826E-005</text:p>
          </table:table-cell>
          <table:table-cell office:value-type="float" office:value="2.72692">
            <text:p>2.72692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87044">
            <text:p>0.787044</text:p>
          </table:table-cell>
          <table:table-cell office:value-type="float" office:value="0.0000259825">
            <text:p>2.59825E-005</text:p>
          </table:table-cell>
          <table:table-cell office:value-type="float" office:value="2.72694">
            <text:p>2.7269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98269">
            <text:p>0.798269</text:p>
          </table:table-cell>
          <table:table-cell office:value-type="float" office:value="0.0000259822">
            <text:p>2.59822E-005</text:p>
          </table:table-cell>
          <table:table-cell office:value-type="float" office:value="2.72697">
            <text:p>2.72697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09494">
            <text:p>0.809494</text:p>
          </table:table-cell>
          <table:table-cell office:value-type="float" office:value="0.0000259819">
            <text:p>2.59819E-005</text:p>
          </table:table-cell>
          <table:table-cell office:value-type="float" office:value="2.72702">
            <text:p>2.72702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20718">
            <text:p>0.820718</text:p>
          </table:table-cell>
          <table:table-cell office:value-type="float" office:value="0.0000259814">
            <text:p>2.59814E-005</text:p>
          </table:table-cell>
          <table:table-cell office:value-type="float" office:value="2.72709">
            <text:p>2.7270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31943">
            <text:p>0.831943</text:p>
          </table:table-cell>
          <table:table-cell office:value-type="float" office:value="0.0000259807">
            <text:p>2.59807E-005</text:p>
          </table:table-cell>
          <table:table-cell office:value-type="float" office:value="2.72719">
            <text:p>2.7271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43168">
            <text:p>0.843168</text:p>
          </table:table-cell>
          <table:table-cell office:value-type="float" office:value="0.0000259796">
            <text:p>2.59796E-005</text:p>
          </table:table-cell>
          <table:table-cell office:value-type="float" office:value="2.72736">
            <text:p>2.7273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54392">
            <text:p>0.854392</text:p>
          </table:table-cell>
          <table:table-cell office:value-type="float" office:value="0.0000259778">
            <text:p>2.59778E-005</text:p>
          </table:table-cell>
          <table:table-cell office:value-type="float" office:value="2.72761">
            <text:p>2.7276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65617">
            <text:p>0.865617</text:p>
          </table:table-cell>
          <table:table-cell office:value-type="float" office:value="0.0000259752">
            <text:p>2.59752E-005</text:p>
          </table:table-cell>
          <table:table-cell office:value-type="float" office:value="2.72798">
            <text:p>2.7279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76842">
            <text:p>0.876842</text:p>
          </table:table-cell>
          <table:table-cell office:value-type="float" office:value="0.0000259712">
            <text:p>2.59712E-005</text:p>
          </table:table-cell>
          <table:table-cell office:value-type="float" office:value="2.72856">
            <text:p>2.7285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88066">
            <text:p>0.888066</text:p>
          </table:table-cell>
          <table:table-cell office:value-type="float" office:value="0.000025965">
            <text:p>0.000025965</text:p>
          </table:table-cell>
          <table:table-cell office:value-type="float" office:value="2.72945">
            <text:p>2.7294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99291">
            <text:p>0.899291</text:p>
          </table:table-cell>
          <table:table-cell office:value-type="float" office:value="0.0000259556">
            <text:p>2.59556E-005</text:p>
          </table:table-cell>
          <table:table-cell office:value-type="float" office:value="2.7308">
            <text:p>2.7308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10516">
            <text:p>0.910516</text:p>
          </table:table-cell>
          <table:table-cell office:value-type="float" office:value="0.0000259412">
            <text:p>2.59412E-005</text:p>
          </table:table-cell>
          <table:table-cell office:value-type="float" office:value="2.73286">
            <text:p>2.7328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2174">
            <text:p>0.92174</text:p>
          </table:table-cell>
          <table:table-cell office:value-type="float" office:value="0.0000259193">
            <text:p>2.59193E-005</text:p>
          </table:table-cell>
          <table:table-cell office:value-type="float" office:value="2.73602">
            <text:p>2.73602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32965">
            <text:p>0.932965</text:p>
          </table:table-cell>
          <table:table-cell office:value-type="float" office:value="0.0000258858">
            <text:p>2.58858E-005</text:p>
          </table:table-cell>
          <table:table-cell office:value-type="float" office:value="2.74085">
            <text:p>2.7408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4419">
            <text:p>0.94419</text:p>
          </table:table-cell>
          <table:table-cell office:value-type="float" office:value="0.0000258347">
            <text:p>2.58347E-005</text:p>
          </table:table-cell>
          <table:table-cell office:value-type="float" office:value="2.74826">
            <text:p>2.7482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55414">
            <text:p>0.955414</text:p>
          </table:table-cell>
          <table:table-cell office:value-type="float" office:value="0.0000257564">
            <text:p>2.57564E-005</text:p>
          </table:table-cell>
          <table:table-cell office:value-type="float" office:value="2.75965">
            <text:p>2.7596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66639">
            <text:p>0.966639</text:p>
          </table:table-cell>
          <table:table-cell office:value-type="float" office:value="0.0000256366">
            <text:p>2.56366E-005</text:p>
          </table:table-cell>
          <table:table-cell office:value-type="float" office:value="2.77722">
            <text:p>2.77722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77864">
            <text:p>0.977864</text:p>
          </table:table-cell>
          <table:table-cell office:value-type="float" office:value="0.000025453">
            <text:p>0.000025453</text:p>
          </table:table-cell>
          <table:table-cell office:value-type="float" office:value="2.80447">
            <text:p>2.80447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89088">
            <text:p>0.989088</text:p>
          </table:table-cell>
          <table:table-cell office:value-type="float" office:value="0.0000251709">
            <text:p>2.51709E-005</text:p>
          </table:table-cell>
          <table:table-cell office:value-type="float" office:value="2.84711">
            <text:p>2.8471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0031">
            <text:p>1.00031</text:p>
          </table:table-cell>
          <table:table-cell office:value-type="float" office:value="0.000024736">
            <text:p>0.000024736</text:p>
          </table:table-cell>
          <table:table-cell office:value-type="float" office:value="2.91475">
            <text:p>2.9147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1154">
            <text:p>1.01154</text:p>
          </table:table-cell>
          <table:table-cell office:value-type="float" office:value="0.0000240618">
            <text:p>2.40618E-005</text:p>
          </table:table-cell>
          <table:table-cell office:value-type="float" office:value="3.02444">
            <text:p>3.02444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2276">
            <text:p>1.02276</text:p>
          </table:table-cell>
          <table:table-cell office:value-type="float" office:value="0.0000230081">
            <text:p>2.30081E-005</text:p>
          </table:table-cell>
          <table:table-cell office:value-type="float" office:value="3.20875">
            <text:p>3.2087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3399">
            <text:p>1.03399</text:p>
          </table:table-cell>
          <table:table-cell office:value-type="float" office:value="0.0000213395">
            <text:p>2.13395E-005</text:p>
          </table:table-cell>
          <table:table-cell office:value-type="float" office:value="3.53783">
            <text:p>3.53783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4521">
            <text:p>1.04521</text:p>
          </table:table-cell>
          <table:table-cell office:value-type="float" office:value="0.000018642">
            <text:p>0.000018642</text:p>
          </table:table-cell>
          <table:table-cell office:value-type="float" office:value="4.19446">
            <text:p>4.1944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5644">
            <text:p>1.05644</text:p>
          </table:table-cell>
          <table:table-cell office:value-type="float" office:value="0.0000141314">
            <text:p>1.41314E-005</text:p>
          </table:table-cell>
          <table:table-cell office:value-type="float" office:value="5.85249">
            <text:p>5.85249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6766">
            <text:p>1.06766</text:p>
          </table:table-cell>
          <table:table-cell office:value-type="float" office:value="0.00000614606">
            <text:p>6.14606E-006</text:p>
          </table:table-cell>
          <table:table-cell office:value-type="float" office:value="14.7556">
            <text:p>14.7556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7889">
            <text:p>1.07889</text:p>
          </table:table-cell>
          <table:table-cell office:value-type="float" office:value="0.0000000094892">
            <text:p>9.4892E-009</text:p>
          </table:table-cell>
          <table:table-cell office:value-type="float" office:value="9609.45">
            <text:p>9609.45</text:p>
          </table:table-cell>
          <table:table-cell office:value-type="float" office:value="0.0000620322">
            <text:p>6.20322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9011">
            <text:p>1.09011</text:p>
          </table:table-cell>
          <table:table-cell office:value-type="float" office:value="-0.0000476522">
            <text:p>-4.76522E-005</text:p>
          </table:table-cell>
          <table:table-cell office:value-type="float" office:value="-3.03212">
            <text:p>-3.03212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0134">
            <text:p>1.10134</text:p>
          </table:table-cell>
          <table:table-cell office:value-type="float" office:value="-0.000222176">
            <text:p>-0.000222176</text:p>
          </table:table-cell>
          <table:table-cell office:value-type="float" office:value="-1.43585">
            <text:p>-1.4358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1256">
            <text:p>1.11256</text:p>
          </table:table-cell>
          <table:table-cell office:value-type="float" office:value="0.000474938">
            <text:p>0.000474938</text:p>
          </table:table-cell>
          <table:table-cell office:value-type="float" office:value="-0.79611">
            <text:p>-0.7961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2378">
            <text:p>1.12378</text:p>
          </table:table-cell>
          <table:table-cell office:value-type="float" office:value="0.000184045">
            <text:p>0.000184045</text:p>
          </table:table-cell>
          <table:table-cell office:value-type="float" office:value="-0.473851">
            <text:p>-0.473851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3501">
            <text:p>1.13501</text:p>
          </table:table-cell>
          <table:table-cell office:value-type="float" office:value="0.000136944">
            <text:p>0.000136944</text:p>
          </table:table-cell>
          <table:table-cell office:value-type="float" office:value="-0.292885">
            <text:p>-0.292885</text:p>
          </table:table-cell>
          <table:table-cell office:value-type="float" office:value="0.0000227264">
            <text:p>2.27264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4623">
            <text:p>1.14623</text:p>
          </table:table-cell>
          <table:table-cell office:value-type="float" office:value="0.00011882">
            <text:p>0.00011882</text:p>
          </table:table-cell>
          <table:table-cell office:value-type="float" office:value="-0.185026">
            <text:p>-0.185026</text:p>
          </table:table-cell>
          <table:table-cell office:value-type="float" office:value="0.0000227264">
            <text:p>2.27264E-005</text:p>
          </table:table-cell>
        </table:table-row>
        <table:table-row table:style-name="ro1" table:number-rows-repeated="10470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0000-00-00T17:50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0T17:56:11</dc:date>
    <meta:generator>LibreOffice/4.0.4.2$MacOSX_x86 LibreOffice_project/9e9821abd0ffdbc09cd8c52eaa574fa09eb08f2</meta:generator>
    <meta:editing-duration>PT8M10S</meta:editing-duration>
    <meta:editing-cycles>4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0002" chart:maximum="0.0001" chart:interval-major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029cm" svg:y="0.315cm" chart:style-name="ch2">
          <text:p>tn0 vs Et</text:p>
        </chart:title>
        <chart:legend chart:legend-position="end" svg:x="13.103cm" svg:y="0.855cm" style:legend-expansion="high" chart:style-name="ch3"/>
        <chart:plot-area chart:style-name="ch4" table:cell-range-address="Sheet1.B2:Sheet1.C102 Sheet1.C103:Sheet1.C1516" svg:x="1.318cm" svg:y="1.644cm" svg:width="11.145cm" svg:height="6.218cm">
          <chartooo:coordinate-region svg:x="2.973cm" svg:y="1.835cm" svg:width="9.243cm" svg:height="5.837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5.033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146479">
                <text:p>0.0000000146479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150331">
                <text:p>0.0000000150331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14685">
                <text:p>0.000000014685</text:p>
                <draw:g>
                  <svg:desc>Sheet1.C204:Sheet1.C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0.0000000136907">
                <text:p>0.0000000136907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134824">
                <text:p>0.0000000134824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128553">
                <text:p>0.0000000128553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125638">
                <text:p>0.0000000125638</text:p>
                <draw:g>
                  <svg:desc>Sheet1.C608:Sheet1.C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0.0000000117135">
                <text:p>0.0000000117135</text:p>
                <draw:g>
                  <svg:desc>Sheet1.C709:Sheet1.C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0.0000000111885">
                <text:p>0.0000000111885</text:p>
                <draw:g>
                  <svg:desc>Sheet1.C810:Sheet1.C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0.0000000106883">
                <text:p>0.0000000106883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102872">
                <text:p>0.0000000102872</text:p>
                <draw:g>
                  <svg:desc>Sheet1.C1012:Sheet1.C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0.00000000951277">
                <text:p>0.00000000951277</text:p>
                <draw:g>
                  <svg:desc>Sheet1.C1113:Sheet1.C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0.00000000911498">
                <text:p>0.00000000911498</text:p>
                <draw:g>
                  <svg:desc>Sheet1.C1214:Sheet1.C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0.00000000853819">
                <text:p>0.00000000853819</text:p>
                <draw:g>
                  <svg:desc>Sheet1.C1315:Sheet1.C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0.00000000785679">
                <text:p>0.00000000785679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191897">
                <text:p>0.0000000191897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19828">
                <text:p>0.000000019828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19506">
                <text:p>0.000000019506</text:p>
              </table:table-cell>
              <table:table-cell office:value-type="float" office:value="0.0516028">
                <text:p>0.0516028</text:p>
              </table:table-cell>
              <table:table-cell office:value-type="float" office:value="0.0000000183901">
                <text:p>0.0000000183901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182538">
                <text:p>0.0000000182538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175493">
                <text:p>0.0000000175493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17301">
                <text:p>0.000000017301</text:p>
              </table:table-cell>
              <table:table-cell office:value-type="float" office:value="0.0450642">
                <text:p>0.0450642</text:p>
              </table:table-cell>
              <table:table-cell office:value-type="float" office:value="0.000000016355">
                <text:p>0.000000016355</text:p>
              </table:table-cell>
              <table:table-cell office:value-type="float" office:value="0.0436583">
                <text:p>0.0436583</text:p>
              </table:table-cell>
              <table:table-cell office:value-type="float" office:value="0.0000000157763">
                <text:p>0.0000000157763</text:p>
              </table:table-cell>
              <table:table-cell office:value-type="float" office:value="0.0422707">
                <text:p>0.0422707</text:p>
              </table:table-cell>
              <table:table-cell office:value-type="float" office:value="0.000000015228">
                <text:p>0.000000015228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148178">
                <text:p>0.0000000148178</text:p>
              </table:table-cell>
              <table:table-cell office:value-type="float" office:value="0.0388851">
                <text:p>0.0388851</text:p>
              </table:table-cell>
              <table:table-cell office:value-type="float" office:value="0.0000000139456">
                <text:p>0.0000000139456</text:p>
              </table:table-cell>
              <table:table-cell office:value-type="float" office:value="0.0375659">
                <text:p>0.0375659</text:p>
              </table:table-cell>
              <table:table-cell office:value-type="float" office:value="0.000000013532">
                <text:p>0.000000013532</text:p>
              </table:table-cell>
              <table:table-cell office:value-type="float" office:value="0.0362676">
                <text:p>0.0362676</text:p>
              </table:table-cell>
              <table:table-cell office:value-type="float" office:value="0.0000000128465">
                <text:p>0.0000000128465</text:p>
              </table:table-cell>
              <table:table-cell office:value-type="float" office:value="0.0349909">
                <text:p>0.0349909</text:p>
              </table:table-cell>
              <table:table-cell office:value-type="float" office:value="0.0000000119907">
                <text:p>0.0000000119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251394">
                <text:p>0.0000000251394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261519">
                <text:p>0.0000000261519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259094">
                <text:p>0.0000000259094</text:p>
              </table:table-cell>
              <table:table-cell office:value-type="float" office:value="0.0624884">
                <text:p>0.0624884</text:p>
              </table:table-cell>
              <table:table-cell office:value-type="float" office:value="0.0000000247019">
                <text:p>0.0000000247019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247132">
                <text:p>0.0000000247132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239567">
                <text:p>0.0000000239567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238236">
                <text:p>0.0000000238236</text:p>
              </table:table-cell>
              <table:table-cell office:value-type="float" office:value="0.0560833">
                <text:p>0.0560833</text:p>
              </table:table-cell>
              <table:table-cell office:value-type="float" office:value="0.0000000228349">
                <text:p>0.0000000228349</text:p>
              </table:table-cell>
              <table:table-cell office:value-type="float" office:value="0.0547061">
                <text:p>0.0547061</text:p>
              </table:table-cell>
              <table:table-cell office:value-type="float" office:value="0.0000000222445">
                <text:p>0.0000000222445</text:p>
              </table:table-cell>
              <table:table-cell office:value-type="float" office:value="0.0533468">
                <text:p>0.0533468</text:p>
              </table:table-cell>
              <table:table-cell office:value-type="float" office:value="0.0000000216951">
                <text:p>0.0000000216951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213429">
                <text:p>0.0000000213429</text:p>
              </table:table-cell>
              <table:table-cell office:value-type="float" office:value="0.0500303">
                <text:p>0.0500303</text:p>
              </table:table-cell>
              <table:table-cell office:value-type="float" office:value="0.000000020443">
                <text:p>0.000000020443</text:p>
              </table:table-cell>
              <table:table-cell office:value-type="float" office:value="0.048738">
                <text:p>0.048738</text:p>
              </table:table-cell>
              <table:table-cell office:value-type="float" office:value="0.0000000200881">
                <text:p>0.0000000200881</text:p>
              </table:table-cell>
              <table:table-cell office:value-type="float" office:value="0.0474662">
                <text:p>0.0474662</text:p>
              </table:table-cell>
              <table:table-cell office:value-type="float" office:value="0.0000000193273">
                <text:p>0.0000000193273</text:p>
              </table:table-cell>
              <table:table-cell office:value-type="float" office:value="0.0462156">
                <text:p>0.0462156</text:p>
              </table:table-cell>
              <table:table-cell office:value-type="float" office:value="0.0000000182982">
                <text:p>0.0000000182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329332">
                <text:p>0.0000000329332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344919">
                <text:p>0.0000000344919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34414">
                <text:p>0.000000034414</text:p>
              </table:table-cell>
              <table:table-cell office:value-type="float" office:value="0.0733741">
                <text:p>0.0733741</text:p>
              </table:table-cell>
              <table:table-cell office:value-type="float" office:value="0.0000000331793">
                <text:p>0.0000000331793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334574">
                <text:p>0.0000000334574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327026">
                <text:p>0.0000000327026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328041">
                <text:p>0.0000000328041</text:p>
              </table:table-cell>
              <table:table-cell office:value-type="float" office:value="0.0671024">
                <text:p>0.0671024</text:p>
              </table:table-cell>
              <table:table-cell office:value-type="float" office:value="0.0000000318807">
                <text:p>0.0000000318807</text:p>
              </table:table-cell>
              <table:table-cell office:value-type="float" office:value="0.0657539">
                <text:p>0.0657539</text:p>
              </table:table-cell>
              <table:table-cell office:value-type="float" office:value="0.0000000313632">
                <text:p>0.0000000313632</text:p>
              </table:table-cell>
              <table:table-cell office:value-type="float" office:value="0.0644229">
                <text:p>0.0644229</text:p>
              </table:table-cell>
              <table:table-cell office:value-type="float" office:value="0.000000030907">
                <text:p>0.000000030907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307392">
                <text:p>0.0000000307392</text:p>
              </table:table-cell>
              <table:table-cell office:value-type="float" office:value="0.0611755">
                <text:p>0.0611755</text:p>
              </table:table-cell>
              <table:table-cell office:value-type="float" office:value="0.0000000299651">
                <text:p>0.0000000299651</text:p>
              </table:table-cell>
              <table:table-cell office:value-type="float" office:value="0.0599102">
                <text:p>0.0599102</text:p>
              </table:table-cell>
              <table:table-cell office:value-type="float" office:value="0.0000000298179">
                <text:p>0.0000000298179</text:p>
              </table:table-cell>
              <table:table-cell office:value-type="float" office:value="0.0586649">
                <text:p>0.0586649</text:p>
              </table:table-cell>
              <table:table-cell office:value-type="float" office:value="0.0000000290743">
                <text:p>0.0000000290743</text:p>
              </table:table-cell>
              <table:table-cell office:value-type="float" office:value="0.0574403">
                <text:p>0.0574403</text:p>
              </table:table-cell>
              <table:table-cell office:value-type="float" office:value="0.0000000279201">
                <text:p>0.0000000279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0431422">
                <text:p>0.0000000431422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0454904">
                <text:p>0.0000000454904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045709">
                <text:p>0.000000045709</text:p>
              </table:table-cell>
              <table:table-cell office:value-type="float" office:value="0.0842598">
                <text:p>0.0842598</text:p>
              </table:table-cell>
              <table:table-cell office:value-type="float" office:value="0.0000000445644">
                <text:p>0.0000000445644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0452937">
                <text:p>0.0000000452937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0446392">
                <text:p>0.0000000446392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0451675">
                <text:p>0.0000000451675</text:p>
              </table:table-cell>
              <table:table-cell office:value-type="float" office:value="0.0781215">
                <text:p>0.0781215</text:p>
              </table:table-cell>
              <table:table-cell office:value-type="float" office:value="0.0000000445072">
                <text:p>0.0000000445072</text:p>
              </table:table-cell>
              <table:table-cell office:value-type="float" office:value="0.0768017">
                <text:p>0.0768017</text:p>
              </table:table-cell>
              <table:table-cell office:value-type="float" office:value="0.0000000442167">
                <text:p>0.0000000442167</text:p>
              </table:table-cell>
              <table:table-cell office:value-type="float" office:value="0.075499">
                <text:p>0.075499</text:p>
              </table:table-cell>
              <table:table-cell office:value-type="float" office:value="0.0000000440266">
                <text:p>0.0000000440266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0442681">
                <text:p>0.0000000442681</text:p>
              </table:table-cell>
              <table:table-cell office:value-type="float" office:value="0.0723207">
                <text:p>0.0723207</text:p>
              </table:table-cell>
              <table:table-cell office:value-type="float" office:value="0.0000000439173">
                <text:p>0.0000000439173</text:p>
              </table:table-cell>
              <table:table-cell office:value-type="float" office:value="0.0710823">
                <text:p>0.0710823</text:p>
              </table:table-cell>
              <table:table-cell office:value-type="float" office:value="0.0000000442541">
                <text:p>0.0000000442541</text:p>
              </table:table-cell>
              <table:table-cell office:value-type="float" office:value="0.0698635">
                <text:p>0.0698635</text:p>
              </table:table-cell>
              <table:table-cell office:value-type="float" office:value="0.0000000437298">
                <text:p>0.0000000437298</text:p>
              </table:table-cell>
              <table:table-cell office:value-type="float" office:value="0.0686649">
                <text:p>0.0686649</text:p>
              </table:table-cell>
              <table:table-cell office:value-type="float" office:value="0.0000000425932">
                <text:p>0.0000000425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0565143">
                <text:p>0.0000000565143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059994">
                <text:p>0.000000059994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0607086">
                <text:p>0.0000000607086</text:p>
              </table:table-cell>
              <table:table-cell office:value-type="float" office:value="0.0951454">
                <text:p>0.0951454</text:p>
              </table:table-cell>
              <table:table-cell office:value-type="float" office:value="0.0000000598534">
                <text:p>0.0000000598534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0613141">
                <text:p>0.0000000613141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060929">
                <text:p>0.000000060929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0621861">
                <text:p>0.0000000621861</text:p>
              </table:table-cell>
              <table:table-cell office:value-type="float" office:value="0.0891406">
                <text:p>0.0891406</text:p>
              </table:table-cell>
              <table:table-cell office:value-type="float" office:value="0.0000000621291">
                <text:p>0.0000000621291</text:p>
              </table:table-cell>
              <table:table-cell office:value-type="float" office:value="0.0878495">
                <text:p>0.0878495</text:p>
              </table:table-cell>
              <table:table-cell office:value-type="float" office:value="0.0000000623317">
                <text:p>0.0000000623317</text:p>
              </table:table-cell>
              <table:table-cell office:value-type="float" office:value="0.0865751">
                <text:p>0.0865751</text:p>
              </table:table-cell>
              <table:table-cell office:value-type="float" office:value="0.000000062708">
                <text:p>0.000000062708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0637426">
                <text:p>0.0000000637426</text:p>
              </table:table-cell>
              <table:table-cell office:value-type="float" office:value="0.083466">
                <text:p>0.083466</text:p>
              </table:table-cell>
              <table:table-cell office:value-type="float" office:value="0.0000000643546">
                <text:p>0.0000000643546</text:p>
              </table:table-cell>
              <table:table-cell office:value-type="float" office:value="0.0822544">
                <text:p>0.0822544</text:p>
              </table:table-cell>
              <table:table-cell office:value-type="float" office:value="0.0000000656661">
                <text:p>0.0000000656661</text:p>
              </table:table-cell>
              <table:table-cell office:value-type="float" office:value="0.0810621">
                <text:p>0.0810621</text:p>
              </table:table-cell>
              <table:table-cell office:value-type="float" office:value="0.0000000657563">
                <text:p>0.0000000657563</text:p>
              </table:table-cell>
              <table:table-cell office:value-type="float" office:value="0.0798896">
                <text:p>0.0798896</text:p>
              </table:table-cell>
              <table:table-cell office:value-type="float" office:value="0.0000000649584">
                <text:p>0.0000000649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0740279">
                <text:p>0.0000000740279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079118">
                <text:p>0.000000079118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0806261">
                <text:p>0.0000000806261</text:p>
              </table:table-cell>
              <table:table-cell office:value-type="float" office:value="0.106031">
                <text:p>0.106031</text:p>
              </table:table-cell>
              <table:table-cell office:value-type="float" office:value="0.0000000803824">
                <text:p>0.0000000803824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0829949">
                <text:p>0.0000000829949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0831563">
                <text:p>0.0000000831563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085609">
                <text:p>0.000000085609</text:p>
              </table:table-cell>
              <table:table-cell office:value-type="float" office:value="0.10016">
                <text:p>0.10016</text:p>
              </table:table-cell>
              <table:table-cell office:value-type="float" office:value="0.0000000867176">
                <text:p>0.0000000867176</text:p>
              </table:table-cell>
              <table:table-cell office:value-type="float" office:value="0.0988973">
                <text:p>0.0988973</text:p>
              </table:table-cell>
              <table:table-cell office:value-type="float" office:value="0.0000000878558">
                <text:p>0.0000000878558</text:p>
              </table:table-cell>
              <table:table-cell office:value-type="float" office:value="0.0976512">
                <text:p>0.0976512</text:p>
              </table:table-cell>
              <table:table-cell office:value-type="float" office:value="0.0000000893014">
                <text:p>0.0000000893014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0917664">
                <text:p>0.0000000917664</text:p>
              </table:table-cell>
              <table:table-cell office:value-type="float" office:value="0.0946112">
                <text:p>0.0946112</text:p>
              </table:table-cell>
              <table:table-cell office:value-type="float" office:value="0.0000000942785">
                <text:p>0.0000000942785</text:p>
              </table:table-cell>
              <table:table-cell office:value-type="float" office:value="0.0934265">
                <text:p>0.0934265</text:p>
              </table:table-cell>
              <table:table-cell office:value-type="float" office:value="0.0000000974082">
                <text:p>0.0000000974082</text:p>
              </table:table-cell>
              <table:table-cell office:value-type="float" office:value="0.0922607">
                <text:p>0.0922607</text:p>
              </table:table-cell>
              <table:table-cell office:value-type="float" office:value="0.000000098841">
                <text:p>0.000000098841</text:p>
              </table:table-cell>
              <table:table-cell office:value-type="float" office:value="0.0911143">
                <text:p>0.0911143</text:p>
              </table:table-cell>
              <table:table-cell office:value-type="float" office:value="0.0000000990223">
                <text:p>0.0000000990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0969638">
                <text:p>0.0000000969638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104332">
                <text:p>0.000000104332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107071">
                <text:p>0.000000107071</text:p>
              </table:table-cell>
              <table:table-cell office:value-type="float" office:value="0.116917">
                <text:p>0.116917</text:p>
              </table:table-cell>
              <table:table-cell office:value-type="float" office:value="0.000000107944">
                <text:p>0.000000107944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112331">
                <text:p>0.000000112331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113479">
                <text:p>0.000000113479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117838">
                <text:p>0.000000117838</text:p>
              </table:table-cell>
              <table:table-cell office:value-type="float" office:value="0.111179">
                <text:p>0.111179</text:p>
              </table:table-cell>
              <table:table-cell office:value-type="float" office:value="0.000000121017">
                <text:p>0.000000121017</text:p>
              </table:table-cell>
              <table:table-cell office:value-type="float" office:value="0.109945">
                <text:p>0.109945</text:p>
              </table:table-cell>
              <table:table-cell office:value-type="float" office:value="0.000000123807">
                <text:p>0.000000123807</text:p>
              </table:table-cell>
              <table:table-cell office:value-type="float" office:value="0.108727">
                <text:p>0.108727</text:p>
              </table:table-cell>
              <table:table-cell office:value-type="float" office:value="0.000000127143">
                <text:p>0.000000127143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132073">
                <text:p>0.000000132073</text:p>
              </table:table-cell>
              <table:table-cell office:value-type="float" office:value="0.105756">
                <text:p>0.105756</text:p>
              </table:table-cell>
              <table:table-cell office:value-type="float" office:value="0.000000138065">
                <text:p>0.000000138065</text:p>
              </table:table-cell>
              <table:table-cell office:value-type="float" office:value="0.104599">
                <text:p>0.104599</text:p>
              </table:table-cell>
              <table:table-cell office:value-type="float" office:value="0.000000144428">
                <text:p>0.000000144428</text:p>
              </table:table-cell>
              <table:table-cell office:value-type="float" office:value="0.103459">
                <text:p>0.103459</text:p>
              </table:table-cell>
              <table:table-cell office:value-type="float" office:value="0.000000148489">
                <text:p>0.000000148489</text:p>
              </table:table-cell>
              <table:table-cell office:value-type="float" office:value="0.102339">
                <text:p>0.102339</text:p>
              </table:table-cell>
              <table:table-cell office:value-type="float" office:value="0.000000150845">
                <text:p>0.000000150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126997">
                <text:p>0.000000126997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13757">
                <text:p>0.00000013757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142176">
                <text:p>0.000000142176</text:p>
              </table:table-cell>
              <table:table-cell office:value-type="float" office:value="0.127802">
                <text:p>0.127802</text:p>
              </table:table-cell>
              <table:table-cell office:value-type="float" office:value="0.000000144938">
                <text:p>0.000000144938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152016">
                <text:p>0.000000152016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154836">
                <text:p>0.000000154836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162172">
                <text:p>0.000000162172</text:p>
              </table:table-cell>
              <table:table-cell office:value-type="float" office:value="0.122198">
                <text:p>0.122198</text:p>
              </table:table-cell>
              <table:table-cell office:value-type="float" office:value="0.000000168843">
                <text:p>0.000000168843</text:p>
              </table:table-cell>
              <table:table-cell office:value-type="float" office:value="0.120993">
                <text:p>0.120993</text:p>
              </table:table-cell>
              <table:table-cell office:value-type="float" office:value="0.000000174421">
                <text:p>0.000000174421</text:p>
              </table:table-cell>
              <table:table-cell office:value-type="float" office:value="0.119803">
                <text:p>0.119803</text:p>
              </table:table-cell>
              <table:table-cell office:value-type="float" office:value="0.000000180958">
                <text:p>0.000000180958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190007">
                <text:p>0.000000190007</text:p>
              </table:table-cell>
              <table:table-cell office:value-type="float" office:value="0.116902">
                <text:p>0.116902</text:p>
              </table:table-cell>
              <table:table-cell office:value-type="float" office:value="0.000000202078">
                <text:p>0.000000202078</text:p>
              </table:table-cell>
              <table:table-cell office:value-type="float" office:value="0.115771">
                <text:p>0.115771</text:p>
              </table:table-cell>
              <table:table-cell office:value-type="float" office:value="0.000000214002">
                <text:p>0.000000214002</text:p>
              </table:table-cell>
              <table:table-cell office:value-type="float" office:value="0.114658">
                <text:p>0.114658</text:p>
              </table:table-cell>
              <table:table-cell office:value-type="float" office:value="0.00000022289">
                <text:p>0.00000022289</text:p>
              </table:table-cell>
              <table:table-cell office:value-type="float" office:value="0.113564">
                <text:p>0.113564</text:p>
              </table:table-cell>
              <table:table-cell office:value-type="float" office:value="0.000000229549">
                <text:p>0.000000229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166317">
                <text:p>0.00000016631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181377">
                <text:p>0.000000181377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188768">
                <text:p>0.000000188768</text:p>
              </table:table-cell>
              <table:table-cell office:value-type="float" office:value="0.138688">
                <text:p>0.138688</text:p>
              </table:table-cell>
              <table:table-cell office:value-type="float" office:value="0.000000194581">
                <text:p>0.000000194581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205684">
                <text:p>0.000000205684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211219">
                <text:p>0.000000211219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223128">
                <text:p>0.000000223128</text:p>
              </table:table-cell>
              <table:table-cell office:value-type="float" office:value="0.133217">
                <text:p>0.133217</text:p>
              </table:table-cell>
              <table:table-cell office:value-type="float" office:value="0.000000235492">
                <text:p>0.000000235492</text:p>
              </table:table-cell>
              <table:table-cell office:value-type="float" office:value="0.132041">
                <text:p>0.132041</text:p>
              </table:table-cell>
              <table:table-cell office:value-type="float" office:value="0.000000245629">
                <text:p>0.000000245629</text:p>
              </table:table-cell>
              <table:table-cell office:value-type="float" office:value="0.13088">
                <text:p>0.13088</text:p>
              </table:table-cell>
              <table:table-cell office:value-type="float" office:value="0.000000257429">
                <text:p>0.000000257429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273194">
                <text:p>0.000000273194</text:p>
              </table:table-cell>
              <table:table-cell office:value-type="float" office:value="0.128047">
                <text:p>0.128047</text:p>
              </table:table-cell>
              <table:table-cell office:value-type="float" office:value="0.000000295533">
                <text:p>0.000000295533</text:p>
              </table:table-cell>
              <table:table-cell office:value-type="float" office:value="0.126943">
                <text:p>0.126943</text:p>
              </table:table-cell>
              <table:table-cell office:value-type="float" office:value="0.000000316775">
                <text:p>0.000000316775</text:p>
              </table:table-cell>
              <table:table-cell office:value-type="float" office:value="0.125857">
                <text:p>0.125857</text:p>
              </table:table-cell>
              <table:table-cell office:value-type="float" office:value="0.00000033415">
                <text:p>0.00000033415</text:p>
              </table:table-cell>
              <table:table-cell office:value-type="float" office:value="0.124788">
                <text:p>0.124788</text:p>
              </table:table-cell>
              <table:table-cell office:value-type="float" office:value="0.000000348762">
                <text:p>0.000000348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217785">
                <text:p>0.000000217785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239101">
                <text:p>0.000000239101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250588">
                <text:p>0.000000250588</text:p>
              </table:table-cell>
              <table:table-cell office:value-type="float" office:value="0.149574">
                <text:p>0.149574</text:p>
              </table:table-cell>
              <table:table-cell office:value-type="float" office:value="0.000000261174">
                <text:p>0.000000261174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278232">
                <text:p>0.000000278232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28805">
                <text:p>0.00000028805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30689">
                <text:p>0.00000030689</text:p>
              </table:table-cell>
              <table:table-cell office:value-type="float" office:value="0.144236">
                <text:p>0.144236</text:p>
              </table:table-cell>
              <table:table-cell office:value-type="float" office:value="0.000000328301">
                <text:p>0.000000328301</text:p>
              </table:table-cell>
              <table:table-cell office:value-type="float" office:value="0.143088">
                <text:p>0.143088</text:p>
              </table:table-cell>
              <table:table-cell office:value-type="float" office:value="0.000000345716">
                <text:p>0.000000345716</text:p>
              </table:table-cell>
              <table:table-cell office:value-type="float" office:value="0.141956">
                <text:p>0.141956</text:p>
              </table:table-cell>
              <table:table-cell office:value-type="float" office:value="0.000000365967">
                <text:p>0.000000365967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392473">
                <text:p>0.000000392473</text:p>
              </table:table-cell>
              <table:table-cell office:value-type="float" office:value="0.139192">
                <text:p>0.139192</text:p>
              </table:table-cell>
              <table:table-cell office:value-type="float" office:value="0.000000431706">
                <text:p>0.000000431706</text:p>
              </table:table-cell>
              <table:table-cell office:value-type="float" office:value="0.138115">
                <text:p>0.138115</text:p>
              </table:table-cell>
              <table:table-cell office:value-type="float" office:value="0.000000468218">
                <text:p>0.000000468218</text:p>
              </table:table-cell>
              <table:table-cell office:value-type="float" office:value="0.137055">
                <text:p>0.137055</text:p>
              </table:table-cell>
              <table:table-cell office:value-type="float" office:value="0.000000500016">
                <text:p>0.000000500016</text:p>
              </table:table-cell>
              <table:table-cell office:value-type="float" office:value="0.136013">
                <text:p>0.136013</text:p>
              </table:table-cell>
              <table:table-cell office:value-type="float" office:value="0.000000528617">
                <text:p>0.000000528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285136">
                <text:p>0.000000285136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315139">
                <text:p>0.000000315139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332581">
                <text:p>0.000000332581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0350459">
                <text:p>0.000000350459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376243">
                <text:p>0.000000376243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0392673">
                <text:p>0.000000392673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0421895">
                <text:p>0.000000421895</text:p>
              </table:table-cell>
              <table:table-cell office:value-type="float" office:value="0.155255">
                <text:p>0.155255</text:p>
              </table:table-cell>
              <table:table-cell office:value-type="float" office:value="0.000000457394">
                <text:p>0.000000457394</text:p>
              </table:table-cell>
              <table:table-cell office:value-type="float" office:value="0.154136">
                <text:p>0.154136</text:p>
              </table:table-cell>
              <table:table-cell office:value-type="float" office:value="0.000000486206">
                <text:p>0.000000486206</text:p>
              </table:table-cell>
              <table:table-cell office:value-type="float" office:value="0.153032">
                <text:p>0.153032</text:p>
              </table:table-cell>
              <table:table-cell office:value-type="float" office:value="0.000000519766">
                <text:p>0.000000519766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0563153">
                <text:p>0.000000563153</text:p>
              </table:table-cell>
              <table:table-cell office:value-type="float" office:value="0.150337">
                <text:p>0.150337</text:p>
              </table:table-cell>
              <table:table-cell office:value-type="float" office:value="0.000000629559">
                <text:p>0.000000629559</text:p>
              </table:table-cell>
              <table:table-cell office:value-type="float" office:value="0.149287">
                <text:p>0.149287</text:p>
              </table:table-cell>
              <table:table-cell office:value-type="float" office:value="0.000000690571">
                <text:p>0.000000690571</text:p>
              </table:table-cell>
              <table:table-cell office:value-type="float" office:value="0.148254">
                <text:p>0.148254</text:p>
              </table:table-cell>
              <table:table-cell office:value-type="float" office:value="0.000000746139">
                <text:p>0.000000746139</text:p>
              </table:table-cell>
              <table:table-cell office:value-type="float" office:value="0.147238">
                <text:p>0.147238</text:p>
              </table:table-cell>
              <table:table-cell office:value-type="float" office:value="0.000000798332">
                <text:p>0.000000798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373237">
                <text:p>0.000000373237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0415256">
                <text:p>0.000000415256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0441276">
                <text:p>0.000000441276</text:p>
              </table:table-cell>
              <table:table-cell office:value-type="float" office:value="0.171345">
                <text:p>0.171345</text:p>
              </table:table-cell>
              <table:table-cell office:value-type="float" office:value="0.000000470093">
                <text:p>0.000000470093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0508554">
                <text:p>0.000000508554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053501">
                <text:p>0.00000053501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0579619">
                <text:p>0.000000579619</text:p>
              </table:table-cell>
              <table:table-cell office:value-type="float" office:value="0.166274">
                <text:p>0.166274</text:p>
              </table:table-cell>
              <table:table-cell office:value-type="float" office:value="0.000000636686">
                <text:p>0.000000636686</text:p>
              </table:table-cell>
              <table:table-cell office:value-type="float" office:value="0.165184">
                <text:p>0.165184</text:p>
              </table:table-cell>
              <table:table-cell office:value-type="float" office:value="0.000000683041">
                <text:p>0.000000683041</text:p>
              </table:table-cell>
              <table:table-cell office:value-type="float" office:value="0.164108">
                <text:p>0.164108</text:p>
              </table:table-cell>
              <table:table-cell office:value-type="float" office:value="0.000000737194">
                <text:p>0.000000737194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0806677">
                <text:p>0.000000806677</text:p>
              </table:table-cell>
              <table:table-cell office:value-type="float" office:value="0.161482">
                <text:p>0.161482</text:p>
              </table:table-cell>
              <table:table-cell office:value-type="float" office:value="0.000000915837">
                <text:p>0.000000915837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101531">
                <text:p>0.00000101531</text:p>
              </table:table-cell>
              <table:table-cell office:value-type="float" office:value="0.159452">
                <text:p>0.159452</text:p>
              </table:table-cell>
              <table:table-cell office:value-type="float" office:value="0.00000110885">
                <text:p>0.00000110885</text:p>
              </table:table-cell>
              <table:table-cell office:value-type="float" office:value="0.158462">
                <text:p>0.158462</text:p>
              </table:table-cell>
              <table:table-cell office:value-type="float" office:value="0.00000119918">
                <text:p>0.00000119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0488429">
                <text:p>0.000000488429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0547005">
                <text:p>0.000000547005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0585273">
                <text:p>0.000000585273</text:p>
              </table:table-cell>
              <table:table-cell office:value-type="float" office:value="0.182231">
                <text:p>0.182231</text:p>
              </table:table-cell>
              <table:table-cell office:value-type="float" office:value="0.000000630252">
                <text:p>0.000000630252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068698">
                <text:p>0.00000068698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0728408">
                <text:p>0.000000728408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0795596">
                <text:p>0.000000795596</text:p>
              </table:table-cell>
              <table:table-cell office:value-type="float" office:value="0.177293">
                <text:p>0.177293</text:p>
              </table:table-cell>
              <table:table-cell office:value-type="float" office:value="0.000000885171">
                <text:p>0.000000885171</text:p>
              </table:table-cell>
              <table:table-cell office:value-type="float" office:value="0.176232">
                <text:p>0.176232</text:p>
              </table:table-cell>
              <table:table-cell office:value-type="float" office:value="0.000000958096">
                <text:p>0.000000958096</text:p>
              </table:table-cell>
              <table:table-cell office:value-type="float" office:value="0.175184">
                <text:p>0.175184</text:p>
              </table:table-cell>
              <table:table-cell office:value-type="float" office:value="0.00000104357">
                <text:p>0.00000104357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115269">
                <text:p>0.00000115269</text:p>
              </table:table-cell>
              <table:table-cell office:value-type="float" office:value="0.172628">
                <text:p>0.172628</text:p>
              </table:table-cell>
              <table:table-cell office:value-type="float" office:value="0.00000132759">
                <text:p>0.00000132759</text:p>
              </table:table-cell>
              <table:table-cell office:value-type="float" office:value="0.171631">
                <text:p>0.171631</text:p>
              </table:table-cell>
              <table:table-cell office:value-type="float" office:value="0.00000148591">
                <text:p>0.00000148591</text:p>
              </table:table-cell>
              <table:table-cell office:value-type="float" office:value="0.170651">
                <text:p>0.170651</text:p>
              </table:table-cell>
              <table:table-cell office:value-type="float" office:value="0.000001638">
                <text:p>0.000001638</text:p>
              </table:table-cell>
              <table:table-cell office:value-type="float" office:value="0.169687">
                <text:p>0.169687</text:p>
              </table:table-cell>
              <table:table-cell office:value-type="float" office:value="0.00000178702">
                <text:p>0.00000178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0638946">
                <text:p>0.000000638946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0720252">
                <text:p>0.000000720252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0775869">
                <text:p>0.000000775869</text:p>
              </table:table-cell>
              <table:table-cell office:value-type="float" office:value="0.193116">
                <text:p>0.193116</text:p>
              </table:table-cell>
              <table:table-cell office:value-type="float" office:value="0.000000844413">
                <text:p>0.000000844413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0927255">
                <text:p>0.000000927255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0990733">
                <text:p>0.000000990733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109071">
                <text:p>0.00000109071</text:p>
              </table:table-cell>
              <table:table-cell office:value-type="float" office:value="0.188312">
                <text:p>0.188312</text:p>
              </table:table-cell>
              <table:table-cell office:value-type="float" office:value="0.00000122854">
                <text:p>0.00000122854</text:p>
              </table:table-cell>
              <table:table-cell office:value-type="float" office:value="0.18728">
                <text:p>0.18728</text:p>
              </table:table-cell>
              <table:table-cell office:value-type="float" office:value="0.00000134105">
                <text:p>0.00000134105</text:p>
              </table:table-cell>
              <table:table-cell office:value-type="float" office:value="0.18626">
                <text:p>0.18626</text:p>
              </table:table-cell>
              <table:table-cell office:value-type="float" office:value="0.00000147328">
                <text:p>0.00000147328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164145">
                <text:p>0.00000164145</text:p>
              </table:table-cell>
              <table:table-cell office:value-type="float" office:value="0.183773">
                <text:p>0.183773</text:p>
              </table:table-cell>
              <table:table-cell office:value-type="float" office:value="0.00000191472">
                <text:p>0.00000191472</text:p>
              </table:table-cell>
              <table:table-cell office:value-type="float" office:value="0.182804">
                <text:p>0.182804</text:p>
              </table:table-cell>
              <table:table-cell office:value-type="float" office:value="0.00000216028">
                <text:p>0.00000216028</text:p>
              </table:table-cell>
              <table:table-cell office:value-type="float" office:value="0.18185">
                <text:p>0.18185</text:p>
              </table:table-cell>
              <table:table-cell office:value-type="float" office:value="0.00000239866">
                <text:p>0.00000239866</text:p>
              </table:table-cell>
              <table:table-cell office:value-type="float" office:value="0.180912">
                <text:p>0.180912</text:p>
              </table:table-cell>
              <table:table-cell office:value-type="float" office:value="0.0000026324">
                <text:p>0.0000026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0835464">
                <text:p>0.000000835464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0947846">
                <text:p>0.000000947846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102785">
                <text:p>0.00000102785</text:p>
              </table:table-cell>
              <table:table-cell office:value-type="float" office:value="0.204002">
                <text:p>0.204002</text:p>
              </table:table-cell>
              <table:table-cell office:value-type="float" office:value="0.00000113034">
                <text:p>0.00000113034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12502">
                <text:p>0.0000012502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134572">
                <text:p>0.00000134572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149281">
                <text:p>0.00000149281</text:p>
              </table:table-cell>
              <table:table-cell office:value-type="float" office:value="0.199332">
                <text:p>0.199332</text:p>
              </table:table-cell>
              <table:table-cell office:value-type="float" office:value="0.00000170113">
                <text:p>0.00000170113</text:p>
              </table:table-cell>
              <table:table-cell office:value-type="float" office:value="0.198327">
                <text:p>0.198327</text:p>
              </table:table-cell>
              <table:table-cell office:value-type="float" office:value="0.00000187151">
                <text:p>0.00000187151</text:p>
              </table:table-cell>
              <table:table-cell office:value-type="float" office:value="0.197336">
                <text:p>0.197336</text:p>
              </table:table-cell>
              <table:table-cell office:value-type="float" office:value="0.00000207208">
                <text:p>0.00000207208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23261">
                <text:p>0.0000023261</text:p>
              </table:table-cell>
              <table:table-cell office:value-type="float" office:value="0.194918">
                <text:p>0.194918</text:p>
              </table:table-cell>
              <table:table-cell office:value-type="float" office:value="0.00000274175">
                <text:p>0.00000274175</text:p>
              </table:table-cell>
              <table:table-cell office:value-type="float" office:value="0.193976">
                <text:p>0.193976</text:p>
              </table:table-cell>
              <table:table-cell office:value-type="float" office:value="0.00000311131">
                <text:p>0.00000311131</text:p>
              </table:table-cell>
              <table:table-cell office:value-type="float" office:value="0.193048">
                <text:p>0.193048</text:p>
              </table:table-cell>
              <table:table-cell office:value-type="float" office:value="0.00000346928">
                <text:p>0.00000346928</text:p>
              </table:table-cell>
              <table:table-cell office:value-type="float" office:value="0.192136">
                <text:p>0.192136</text:p>
              </table:table-cell>
              <table:table-cell office:value-type="float" office:value="0.00000381467">
                <text:p>0.00000381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109177">
                <text:p>0.00000109177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124645">
                <text:p>0.00000124645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136047">
                <text:p>0.00000136047</text:p>
              </table:table-cell>
              <table:table-cell office:value-type="float" office:value="0.214888">
                <text:p>0.214888</text:p>
              </table:table-cell>
              <table:table-cell office:value-type="float" office:value="0.00000151129">
                <text:p>0.00000151129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168316">
                <text:p>0.00000168316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182458">
                <text:p>0.00000182458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20385">
                <text:p>0.0000020385</text:p>
              </table:table-cell>
              <table:table-cell office:value-type="float" office:value="0.210351">
                <text:p>0.210351</text:p>
              </table:table-cell>
              <table:table-cell office:value-type="float" office:value="0.00000234795">
                <text:p>0.00000234795</text:p>
              </table:table-cell>
              <table:table-cell office:value-type="float" office:value="0.209375">
                <text:p>0.209375</text:p>
              </table:table-cell>
              <table:table-cell office:value-type="float" office:value="0.00000260113">
                <text:p>0.00000260113</text:p>
              </table:table-cell>
              <table:table-cell office:value-type="float" office:value="0.208412">
                <text:p>0.208412</text:p>
              </table:table-cell>
              <table:table-cell office:value-type="float" office:value="0.00000289902">
                <text:p>0.00000289902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327408">
                <text:p>0.00000327408</text:p>
              </table:table-cell>
              <table:table-cell office:value-type="float" office:value="0.206063">
                <text:p>0.206063</text:p>
              </table:table-cell>
              <table:table-cell office:value-type="float" office:value="0.0000038868">
                <text:p>0.0000038868</text:p>
              </table:table-cell>
              <table:table-cell office:value-type="float" office:value="0.205148">
                <text:p>0.205148</text:p>
              </table:table-cell>
              <table:table-cell office:value-type="float" office:value="0.00000442259">
                <text:p>0.00000442259</text:p>
              </table:table-cell>
              <table:table-cell office:value-type="float" office:value="0.204247">
                <text:p>0.204247</text:p>
              </table:table-cell>
              <table:table-cell office:value-type="float" office:value="0.00000493223">
                <text:p>0.00000493223</text:p>
              </table:table-cell>
              <table:table-cell office:value-type="float" office:value="0.203361">
                <text:p>0.203361</text:p>
              </table:table-cell>
              <table:table-cell office:value-type="float" office:value="0.000005405">
                <text:p>0.00000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142558">
                <text:p>0.00000142558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163758">
                <text:p>0.00000163758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179864">
                <text:p>0.00000179864</text:p>
              </table:table-cell>
              <table:table-cell office:value-type="float" office:value="0.225773">
                <text:p>0.225773</text:p>
              </table:table-cell>
              <table:table-cell office:value-type="float" office:value="0.00000201743">
                <text:p>0.00000201743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226162">
                <text:p>0.00000226162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24678">
                <text:p>0.0000024678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277514">
                <text:p>0.00000277514</text:p>
              </table:table-cell>
              <table:table-cell office:value-type="float" office:value="0.22137">
                <text:p>0.22137</text:p>
              </table:table-cell>
              <table:table-cell office:value-type="float" office:value="0.00000322652">
                <text:p>0.00000322652</text:p>
              </table:table-cell>
              <table:table-cell office:value-type="float" office:value="0.220423">
                <text:p>0.220423</text:p>
              </table:table-cell>
              <table:table-cell office:value-type="float" office:value="0.00000359502">
                <text:p>0.00000359502</text:p>
              </table:table-cell>
              <table:table-cell office:value-type="float" office:value="0.219488">
                <text:p>0.219488</text:p>
              </table:table-cell>
              <table:table-cell office:value-type="float" office:value="0.00000402689">
                <text:p>0.00000402689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0456576">
                <text:p>0.00000456576</text:p>
              </table:table-cell>
              <table:table-cell office:value-type="float" office:value="0.217208">
                <text:p>0.217208</text:p>
              </table:table-cell>
              <table:table-cell office:value-type="float" office:value="0.00000543495">
                <text:p>0.00000543495</text:p>
              </table:table-cell>
              <table:table-cell office:value-type="float" office:value="0.21632">
                <text:p>0.21632</text:p>
              </table:table-cell>
              <table:table-cell office:value-type="float" office:value="0.00000617551">
                <text:p>0.00000617551</text:p>
              </table:table-cell>
              <table:table-cell office:value-type="float" office:value="0.215446">
                <text:p>0.215446</text:p>
              </table:table-cell>
              <table:table-cell office:value-type="float" office:value="0.00000685249">
                <text:p>0.00000685249</text:p>
              </table:table-cell>
              <table:table-cell office:value-type="float" office:value="0.214586">
                <text:p>0.214586</text:p>
              </table:table-cell>
              <table:table-cell office:value-type="float" office:value="0.00000743595">
                <text:p>0.0000074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185957">
                <text:p>0.00000185957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214877">
                <text:p>0.00000214877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237431">
                <text:p>0.00000237431</text:p>
              </table:table-cell>
              <table:table-cell office:value-type="float" office:value="0.236659">
                <text:p>0.236659</text:p>
              </table:table-cell>
              <table:table-cell office:value-type="float" office:value="0.00000268744">
                <text:p>0.00000268744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303096">
                <text:p>0.00000303096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332686">
                <text:p>0.00000332686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376238">
                <text:p>0.00000376238</text:p>
              </table:table-cell>
              <table:table-cell office:value-type="float" office:value="0.232389">
                <text:p>0.232389</text:p>
              </table:table-cell>
              <table:table-cell office:value-type="float" office:value="0.00000440767">
                <text:p>0.00000440767</text:p>
              </table:table-cell>
              <table:table-cell office:value-type="float" office:value="0.231471">
                <text:p>0.231471</text:p>
              </table:table-cell>
              <table:table-cell office:value-type="float" office:value="0.00000493115">
                <text:p>0.00000493115</text:p>
              </table:table-cell>
              <table:table-cell office:value-type="float" office:value="0.230565">
                <text:p>0.230565</text:p>
              </table:table-cell>
              <table:table-cell office:value-type="float" office:value="0.00000553937">
                <text:p>0.00000553937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0628772">
                <text:p>0.00000628772</text:p>
              </table:table-cell>
              <table:table-cell office:value-type="float" office:value="0.228354">
                <text:p>0.228354</text:p>
              </table:table-cell>
              <table:table-cell office:value-type="float" office:value="0.00000746217">
                <text:p>0.00000746217</text:p>
              </table:table-cell>
              <table:table-cell office:value-type="float" office:value="0.227492">
                <text:p>0.227492</text:p>
              </table:table-cell>
              <table:table-cell office:value-type="float" office:value="0.00000842436">
                <text:p>0.00000842436</text:p>
              </table:table-cell>
              <table:table-cell office:value-type="float" office:value="0.226644">
                <text:p>0.226644</text:p>
              </table:table-cell>
              <table:table-cell office:value-type="float" office:value="0.00000924416">
                <text:p>0.00000924416</text:p>
              </table:table-cell>
              <table:table-cell office:value-type="float" office:value="0.22581">
                <text:p>0.22581</text:p>
              </table:table-cell>
              <table:table-cell office:value-type="float" office:value="0.00000986421">
                <text:p>0.00000986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242246">
                <text:p>0.00000242246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281495">
                <text:p>0.00000281495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312796">
                <text:p>0.00000312796</text:p>
              </table:table-cell>
              <table:table-cell office:value-type="float" office:value="0.247545">
                <text:p>0.247545</text:p>
              </table:table-cell>
              <table:table-cell office:value-type="float" office:value="0.00000357008">
                <text:p>0.00000357008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0404796">
                <text:p>0.00000404796</text:p>
              </table:table-cell>
              <table:table-cell office:value-type="float" office:value="0.24568">
                <text:p>0.24568</text:p>
              </table:table-cell>
              <table:table-cell office:value-type="float" office:value="0.00000446546">
                <text:p>0.00000446546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0507278">
                <text:p>0.00000507278</text:p>
              </table:table-cell>
              <table:table-cell office:value-type="float" office:value="0.243408">
                <text:p>0.243408</text:p>
              </table:table-cell>
              <table:table-cell office:value-type="float" office:value="0.00000597378">
                <text:p>0.00000597378</text:p>
              </table:table-cell>
              <table:table-cell office:value-type="float" office:value="0.242519">
                <text:p>0.242519</text:p>
              </table:table-cell>
              <table:table-cell office:value-type="float" office:value="0.00000669591">
                <text:p>0.00000669591</text:p>
              </table:table-cell>
              <table:table-cell office:value-type="float" office:value="0.241641">
                <text:p>0.241641</text:p>
              </table:table-cell>
              <table:table-cell office:value-type="float" office:value="0.00000752221">
                <text:p>0.00000752221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085177">
                <text:p>0.0000085177</text:p>
              </table:table-cell>
              <table:table-cell office:value-type="float" office:value="0.239499">
                <text:p>0.239499</text:p>
              </table:table-cell>
              <table:table-cell office:value-type="float" office:value="0.0000100083">
                <text:p>0.0000100083</text:p>
              </table:table-cell>
              <table:table-cell office:value-type="float" office:value="0.238664">
                <text:p>0.238664</text:p>
              </table:table-cell>
              <table:table-cell office:value-type="float" office:value="0.0000111619">
                <text:p>0.0000111619</text:p>
              </table:table-cell>
              <table:table-cell office:value-type="float" office:value="0.237843">
                <text:p>0.237843</text:p>
              </table:table-cell>
              <table:table-cell office:value-type="float" office:value="0.0000120357">
                <text:p>0.0000120357</text:p>
              </table:table-cell>
              <table:table-cell office:value-type="float" office:value="0.237035">
                <text:p>0.237035</text:p>
              </table:table-cell>
              <table:table-cell office:value-type="float" office:value="0.0000125489">
                <text:p>0.0000125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315034">
                <text:p>0.00000315034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367991">
                <text:p>0.00000367991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041101">
                <text:p>0.0000041101</text:p>
              </table:table-cell>
              <table:table-cell office:value-type="float" office:value="0.25843">
                <text:p>0.25843</text:p>
              </table:table-cell>
              <table:table-cell office:value-type="float" office:value="0.0000047254">
                <text:p>0.0000047254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0538161">
                <text:p>0.00000538161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0595939">
                <text:p>0.00000595939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0679004">
                <text:p>0.00000679004</text:p>
              </table:table-cell>
              <table:table-cell office:value-type="float" office:value="0.254427">
                <text:p>0.254427</text:p>
              </table:table-cell>
              <table:table-cell office:value-type="float" office:value="0.00000801265">
                <text:p>0.00000801265</text:p>
              </table:table-cell>
              <table:table-cell office:value-type="float" office:value="0.253566">
                <text:p>0.253566</text:p>
              </table:table-cell>
              <table:table-cell office:value-type="float" office:value="0.00000897317">
                <text:p>0.00000897317</text:p>
              </table:table-cell>
              <table:table-cell office:value-type="float" office:value="0.252717">
                <text:p>0.252717</text:p>
              </table:table-cell>
              <table:table-cell office:value-type="float" office:value="0.0000100459">
                <text:p>0.0000100459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112996">
                <text:p>0.0000112996</text:p>
              </table:table-cell>
              <table:table-cell office:value-type="float" office:value="0.250644">
                <text:p>0.250644</text:p>
              </table:table-cell>
              <table:table-cell office:value-type="float" office:value="0.000013044">
                <text:p>0.000013044</text:p>
              </table:table-cell>
              <table:table-cell office:value-type="float" office:value="0.249836">
                <text:p>0.249836</text:p>
              </table:table-cell>
              <table:table-cell office:value-type="float" office:value="0.0000142893">
                <text:p>0.0000142893</text:p>
              </table:table-cell>
              <table:table-cell office:value-type="float" office:value="0.249041">
                <text:p>0.249041</text:p>
              </table:table-cell>
              <table:table-cell office:value-type="float" office:value="0.0000150574">
                <text:p>0.0000150574</text:p>
              </table:table-cell>
              <table:table-cell office:value-type="float" office:value="0.24826">
                <text:p>0.24826</text:p>
              </table:table-cell>
              <table:table-cell office:value-type="float" office:value="0.000015272">
                <text:p>0.000015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0408787">
                <text:p>0.00000408787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0479751">
                <text:p>0.00000479751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0538231">
                <text:p>0.00000538231</text:p>
              </table:table-cell>
              <table:table-cell office:value-type="float" office:value="0.269316">
                <text:p>0.269316</text:p>
              </table:table-cell>
              <table:table-cell office:value-type="float" office:value="0.00000622503">
                <text:p>0.00000622503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0711221">
                <text:p>0.00000711221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0789377">
                <text:p>0.00000789377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0900317">
                <text:p>0.00000900317</text:p>
              </table:table-cell>
              <table:table-cell office:value-type="float" office:value="0.265446">
                <text:p>0.265446</text:p>
              </table:table-cell>
              <table:table-cell office:value-type="float" office:value="0.0000106047">
                <text:p>0.0000106047</text:p>
              </table:table-cell>
              <table:table-cell office:value-type="float" office:value="0.264614">
                <text:p>0.264614</text:p>
              </table:table-cell>
              <table:table-cell office:value-type="float" office:value="0.000011825">
                <text:p>0.000011825</text:p>
              </table:table-cell>
              <table:table-cell office:value-type="float" office:value="0.263793">
                <text:p>0.263793</text:p>
              </table:table-cell>
              <table:table-cell office:value-type="float" office:value="0.0000131398">
                <text:p>0.0000131398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146124">
                <text:p>0.0000146124</text:p>
              </table:table-cell>
              <table:table-cell office:value-type="float" office:value="0.261789">
                <text:p>0.261789</text:p>
              </table:table-cell>
              <table:table-cell office:value-type="float" office:value="0.0000164463">
                <text:p>0.0000164463</text:p>
              </table:table-cell>
              <table:table-cell office:value-type="float" office:value="0.261008">
                <text:p>0.261008</text:p>
              </table:table-cell>
              <table:table-cell office:value-type="float" office:value="0.0000176128">
                <text:p>0.0000176128</text:p>
              </table:table-cell>
              <table:table-cell office:value-type="float" office:value="0.26024">
                <text:p>0.26024</text:p>
              </table:table-cell>
              <table:table-cell office:value-type="float" office:value="0.0000180726">
                <text:p>0.0000180726</text:p>
              </table:table-cell>
              <table:table-cell office:value-type="float" office:value="0.259484">
                <text:p>0.259484</text:p>
              </table:table-cell>
              <table:table-cell office:value-type="float" office:value="0.0000178029">
                <text:p>0.0000178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0528936">
                <text:p>0.00000528936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0623255">
                <text:p>0.00000623255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0701752">
                <text:p>0.00000701752</text:p>
              </table:table-cell>
              <table:table-cell office:value-type="float" office:value="0.280202">
                <text:p>0.280202</text:p>
              </table:table-cell>
              <table:table-cell office:value-type="float" office:value="0.00000815056">
                <text:p>0.00000815056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0932754">
                <text:p>0.00000932754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10356">
                <text:p>0.000010356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117947">
                <text:p>0.0000117947</text:p>
              </table:table-cell>
              <table:table-cell office:value-type="float" office:value="0.276465">
                <text:p>0.276465</text:p>
              </table:table-cell>
              <table:table-cell office:value-type="float" office:value="0.0000138022">
                <text:p>0.0000138022</text:p>
              </table:table-cell>
              <table:table-cell office:value-type="float" office:value="0.275662">
                <text:p>0.275662</text:p>
              </table:table-cell>
              <table:table-cell office:value-type="float" office:value="0.0000152656">
                <text:p>0.0000152656</text:p>
              </table:table-cell>
              <table:table-cell office:value-type="float" office:value="0.274869">
                <text:p>0.274869</text:p>
              </table:table-cell>
              <table:table-cell office:value-type="float" office:value="0.000016763">
                <text:p>0.000016763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183463">
                <text:p>0.0000183463</text:p>
              </table:table-cell>
              <table:table-cell office:value-type="float" office:value="0.272934">
                <text:p>0.272934</text:p>
              </table:table-cell>
              <table:table-cell office:value-type="float" office:value="0.0000200052">
                <text:p>0.0000200052</text:p>
              </table:table-cell>
              <table:table-cell office:value-type="float" office:value="0.272181">
                <text:p>0.272181</text:p>
              </table:table-cell>
              <table:table-cell office:value-type="float" office:value="0.0000208843">
                <text:p>0.0000208843</text:p>
              </table:table-cell>
              <table:table-cell office:value-type="float" office:value="0.271439">
                <text:p>0.271439</text:p>
              </table:table-cell>
              <table:table-cell office:value-type="float" office:value="0.0000208467">
                <text:p>0.0000208467</text:p>
              </table:table-cell>
              <table:table-cell office:value-type="float" office:value="0.270709">
                <text:p>0.270709</text:p>
              </table:table-cell>
              <table:table-cell office:value-type="float" office:value="0.0000199712">
                <text:p>0.0000199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068192">
                <text:p>0.0000068192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0806048">
                <text:p>0.00000806048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0909842">
                <text:p>0.00000909842</text:p>
              </table:table-cell>
              <table:table-cell office:value-type="float" office:value="0.291087">
                <text:p>0.291087</text:p>
              </table:table-cell>
              <table:table-cell office:value-type="float" office:value="0.0000105888">
                <text:p>0.0000105888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121145">
                <text:p>0.0000121145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134226">
                <text:p>0.0000134226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152218">
                <text:p>0.0000152218</text:p>
              </table:table-cell>
              <table:table-cell office:value-type="float" office:value="0.287484">
                <text:p>0.287484</text:p>
              </table:table-cell>
              <table:table-cell office:value-type="float" office:value="0.0000176034">
                <text:p>0.0000176034</text:p>
              </table:table-cell>
              <table:table-cell office:value-type="float" office:value="0.28671">
                <text:p>0.28671</text:p>
              </table:table-cell>
              <table:table-cell office:value-type="float" office:value="0.0000192341">
                <text:p>0.0000192341</text:p>
              </table:table-cell>
              <table:table-cell office:value-type="float" office:value="0.285945">
                <text:p>0.285945</text:p>
              </table:table-cell>
              <table:table-cell office:value-type="float" office:value="0.0000207853">
                <text:p>0.0000207853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223022">
                <text:p>0.0000223022</text:p>
              </table:table-cell>
              <table:table-cell office:value-type="float" office:value="0.28408">
                <text:p>0.28408</text:p>
              </table:table-cell>
              <table:table-cell office:value-type="float" office:value="0.0000234692">
                <text:p>0.0000234692</text:p>
              </table:table-cell>
              <table:table-cell office:value-type="float" office:value="0.283353">
                <text:p>0.283353</text:p>
              </table:table-cell>
              <table:table-cell office:value-type="float" office:value="0.0000238706">
                <text:p>0.0000238706</text:p>
              </table:table-cell>
              <table:table-cell office:value-type="float" office:value="0.282637">
                <text:p>0.282637</text:p>
              </table:table-cell>
              <table:table-cell office:value-type="float" office:value="0.0000232147">
                <text:p>0.0000232147</text:p>
              </table:table-cell>
              <table:table-cell office:value-type="float" office:value="0.281934">
                <text:p>0.281934</text:p>
              </table:table-cell>
              <table:table-cell office:value-type="float" office:value="0.0000217029">
                <text:p>0.0000217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0875113">
                <text:p>0.00000875113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103652">
                <text:p>0.0000103652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117131">
                <text:p>0.0000117131</text:p>
              </table:table-cell>
              <table:table-cell office:value-type="float" office:value="0.301973">
                <text:p>0.301973</text:p>
              </table:table-cell>
              <table:table-cell office:value-type="float" office:value="0.0000136224">
                <text:p>0.0000136224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155448">
                <text:p>0.0000155448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171405">
                <text:p>0.0000171405</text:p>
              </table:table-cell>
              <table:table-cell office:value-type="float" office:value="0.29964">
                <text:p>0.29964</text:p>
              </table:table-cell>
              <table:table-cell office:value-type="float" office:value="0.0000192924">
                <text:p>0.0000192924</text:p>
              </table:table-cell>
              <table:table-cell office:value-type="float" office:value="0.298503">
                <text:p>0.298503</text:p>
              </table:table-cell>
              <table:table-cell office:value-type="float" office:value="0.0000219284">
                <text:p>0.0000219284</text:p>
              </table:table-cell>
              <table:table-cell office:value-type="float" office:value="0.297757">
                <text:p>0.297757</text:p>
              </table:table-cell>
              <table:table-cell office:value-type="float" office:value="0.0000235812">
                <text:p>0.0000235812</text:p>
              </table:table-cell>
              <table:table-cell office:value-type="float" office:value="0.297021">
                <text:p>0.297021</text:p>
              </table:table-cell>
              <table:table-cell office:value-type="float" office:value="0.0000249944">
                <text:p>0.0000249944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26228">
                <text:p>0.000026228</text:p>
              </table:table-cell>
              <table:table-cell office:value-type="float" office:value="0.295225">
                <text:p>0.295225</text:p>
              </table:table-cell>
              <table:table-cell office:value-type="float" office:value="0.000026612">
                <text:p>0.000026612</text:p>
              </table:table-cell>
              <table:table-cell office:value-type="float" office:value="0.294525">
                <text:p>0.294525</text:p>
              </table:table-cell>
              <table:table-cell office:value-type="float" office:value="0.0000264143">
                <text:p>0.0000264143</text:p>
              </table:table-cell>
              <table:table-cell office:value-type="float" office:value="0.293836">
                <text:p>0.293836</text:p>
              </table:table-cell>
              <table:table-cell office:value-type="float" office:value="0.0000251101">
                <text:p>0.0000251101</text:p>
              </table:table-cell>
              <table:table-cell office:value-type="float" office:value="0.293158">
                <text:p>0.293158</text:p>
              </table:table-cell>
              <table:table-cell office:value-type="float" office:value="0.00002301">
                <text:p>0.000023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111656">
                <text:p>0.0000111656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13234">
                <text:p>0.000013234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149467">
                <text:p>0.0000149467</text:p>
              </table:table-cell>
              <table:table-cell office:value-type="float" office:value="0.312859">
                <text:p>0.312859</text:p>
              </table:table-cell>
              <table:table-cell office:value-type="float" office:value="0.0000173152">
                <text:p>0.0000173152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196553">
                <text:p>0.0000196553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215032">
                <text:p>0.0000215032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239414">
                <text:p>0.0000239414</text:p>
              </table:table-cell>
              <table:table-cell office:value-type="float" office:value="0.309523">
                <text:p>0.309523</text:p>
              </table:table-cell>
              <table:table-cell office:value-type="float" office:value="0.0000266104">
                <text:p>0.0000266104</text:p>
              </table:table-cell>
              <table:table-cell office:value-type="float" office:value="0.308805">
                <text:p>0.308805</text:p>
              </table:table-cell>
              <table:table-cell office:value-type="float" office:value="0.000028082">
                <text:p>0.000028082</text:p>
              </table:table-cell>
              <table:table-cell office:value-type="float" office:value="0.308097">
                <text:p>0.308097</text:p>
              </table:table-cell>
              <table:table-cell office:value-type="float" office:value="0.0000291352">
                <text:p>0.0000291352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298791">
                <text:p>0.0000298791</text:p>
              </table:table-cell>
              <table:table-cell office:value-type="float" office:value="0.30637">
                <text:p>0.30637</text:p>
              </table:table-cell>
              <table:table-cell office:value-type="float" office:value="0.000029287">
                <text:p>0.000029287</text:p>
              </table:table-cell>
              <table:table-cell office:value-type="float" office:value="0.305697">
                <text:p>0.305697</text:p>
              </table:table-cell>
              <table:table-cell office:value-type="float" office:value="0.0000284567">
                <text:p>0.0000284567</text:p>
              </table:table-cell>
              <table:table-cell office:value-type="float" office:value="0.305034">
                <text:p>0.305034</text:p>
              </table:table-cell>
              <table:table-cell office:value-type="float" office:value="0.0000265508">
                <text:p>0.0000265508</text:p>
              </table:table-cell>
              <table:table-cell office:value-type="float" office:value="0.304383">
                <text:p>0.304383</text:p>
              </table:table-cell>
              <table:table-cell office:value-type="float" office:value="0.0000239553">
                <text:p>0.0000239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141444">
                <text:p>0.0000141444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167484">
                <text:p>0.0000167484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188679">
                <text:p>0.0000188679</text:p>
              </table:table-cell>
              <table:table-cell office:value-type="float" office:value="0.323744">
                <text:p>0.323744</text:p>
              </table:table-cell>
              <table:table-cell office:value-type="float" office:value="0.0000216929">
                <text:p>0.0000216929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244255">
                <text:p>0.0000244255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264307">
                <text:p>0.0000264307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290192">
                <text:p>0.0000290192</text:p>
              </table:table-cell>
              <table:table-cell office:value-type="float" office:value="0.320542">
                <text:p>0.320542</text:p>
              </table:table-cell>
              <table:table-cell office:value-type="float" office:value="0.0000314138">
                <text:p>0.0000314138</text:p>
              </table:table-cell>
              <table:table-cell office:value-type="float" office:value="0.319853">
                <text:p>0.319853</text:p>
              </table:table-cell>
              <table:table-cell office:value-type="float" office:value="0.0000324777">
                <text:p>0.0000324777</text:p>
              </table:table-cell>
              <table:table-cell office:value-type="float" office:value="0.319173">
                <text:p>0.319173</text:p>
              </table:table-cell>
              <table:table-cell office:value-type="float" office:value="0.0000329683">
                <text:p>0.0000329683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330752">
                <text:p>0.0000330752</text:p>
              </table:table-cell>
              <table:table-cell office:value-type="float" office:value="0.317515">
                <text:p>0.317515</text:p>
              </table:table-cell>
              <table:table-cell office:value-type="float" office:value="0.0000314427">
                <text:p>0.0000314427</text:p>
              </table:table-cell>
              <table:table-cell office:value-type="float" office:value="0.316869">
                <text:p>0.316869</text:p>
              </table:table-cell>
              <table:table-cell office:value-type="float" office:value="0.00003002">
                <text:p>0.00003002</text:p>
              </table:table-cell>
              <table:table-cell office:value-type="float" office:value="0.316233">
                <text:p>0.316233</text:p>
              </table:table-cell>
              <table:table-cell office:value-type="float" office:value="0.0000276032">
                <text:p>0.0000276032</text:p>
              </table:table-cell>
              <table:table-cell office:value-type="float" office:value="0.315608">
                <text:p>0.315608</text:p>
              </table:table-cell>
              <table:table-cell office:value-type="float" office:value="0.0000246178">
                <text:p>0.0000246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177611">
                <text:p>0.0000177611</text:p>
              </table:table-cell>
              <table:table-cell office:value-type="float" office:value="0.3364">
                <text:p>0.3364</text:p>
              </table:table-cell>
              <table:table-cell office:value-type="float" office:value="0.0000209703">
                <text:p>0.0000209703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235113">
                <text:p>0.0000235113</text:p>
              </table:table-cell>
              <table:table-cell office:value-type="float" office:value="0.33463">
                <text:p>0.33463</text:p>
              </table:table-cell>
              <table:table-cell office:value-type="float" office:value="0.0000267222">
                <text:p>0.0000267222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297599">
                <text:p>0.0000297599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31762">
                <text:p>0.000031762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34302">
                <text:p>0.000034302</text:p>
              </table:table-cell>
              <table:table-cell office:value-type="float" office:value="0.331561">
                <text:p>0.331561</text:p>
              </table:table-cell>
              <table:table-cell office:value-type="float" office:value="0.0000360777">
                <text:p>0.0000360777</text:p>
              </table:table-cell>
              <table:table-cell office:value-type="float" office:value="0.330901">
                <text:p>0.330901</text:p>
              </table:table-cell>
              <table:table-cell office:value-type="float" office:value="0.000036533">
                <text:p>0.000036533</text:p>
              </table:table-cell>
              <table:table-cell office:value-type="float" office:value="0.330249">
                <text:p>0.330249</text:p>
              </table:table-cell>
              <table:table-cell office:value-type="float" office:value="0.000036322">
                <text:p>0.000036322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357282">
                <text:p>0.0000357282</text:p>
              </table:table-cell>
              <table:table-cell office:value-type="float" office:value="0.32866">
                <text:p>0.32866</text:p>
              </table:table-cell>
              <table:table-cell office:value-type="float" office:value="0.0000331046">
                <text:p>0.0000331046</text:p>
              </table:table-cell>
              <table:table-cell office:value-type="float" office:value="0.328041">
                <text:p>0.328041</text:p>
              </table:table-cell>
              <table:table-cell office:value-type="float" office:value="0.0000311735">
                <text:p>0.0000311735</text:p>
              </table:table-cell>
              <table:table-cell office:value-type="float" office:value="0.327432">
                <text:p>0.327432</text:p>
              </table:table-cell>
              <table:table-cell office:value-type="float" office:value="0.0000283499">
                <text:p>0.0000283499</text:p>
              </table:table-cell>
              <table:table-cell office:value-type="float" office:value="0.326832">
                <text:p>0.326832</text:p>
              </table:table-cell>
              <table:table-cell office:value-type="float" office:value="0.000025072">
                <text:p>0.000025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220682">
                <text:p>0.0000220682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259248">
                <text:p>0.0000259248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288575">
                <text:p>0.0000288575</text:p>
              </table:table-cell>
              <table:table-cell office:value-type="float" office:value="0.345516">
                <text:p>0.345516</text:p>
              </table:table-cell>
              <table:table-cell office:value-type="float" office:value="0.0000322961">
                <text:p>0.0000322961</text:p>
              </table:table-cell>
              <table:table-cell office:value-type="float" office:value="0.34485">
                <text:p>0.34485</text:p>
              </table:table-cell>
              <table:table-cell office:value-type="float" office:value="0.0000354832">
                <text:p>0.0000354832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372681">
                <text:p>0.0000372681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395272">
                <text:p>0.0000395272</text:p>
              </table:table-cell>
              <table:table-cell office:value-type="float" office:value="0.34258">
                <text:p>0.34258</text:p>
              </table:table-cell>
              <table:table-cell office:value-type="float" office:value="0.0000403699">
                <text:p>0.0000403699</text:p>
              </table:table-cell>
              <table:table-cell office:value-type="float" office:value="0.341949">
                <text:p>0.341949</text:p>
              </table:table-cell>
              <table:table-cell office:value-type="float" office:value="0.000040082">
                <text:p>0.000040082</text:p>
              </table:table-cell>
              <table:table-cell office:value-type="float" office:value="0.341326">
                <text:p>0.341326</text:p>
              </table:table-cell>
              <table:table-cell office:value-type="float" office:value="0.0000391144">
                <text:p>0.0000391144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378348">
                <text:p>0.0000378348</text:p>
              </table:table-cell>
              <table:table-cell office:value-type="float" office:value="0.339806">
                <text:p>0.339806</text:p>
              </table:table-cell>
              <table:table-cell office:value-type="float" office:value="0.0000343426">
                <text:p>0.0000343426</text:p>
              </table:table-cell>
              <table:table-cell office:value-type="float" office:value="0.339213">
                <text:p>0.339213</text:p>
              </table:table-cell>
              <table:table-cell office:value-type="float" office:value="0.0000320016">
                <text:p>0.0000320016</text:p>
              </table:table-cell>
              <table:table-cell office:value-type="float" office:value="0.33863">
                <text:p>0.33863</text:p>
              </table:table-cell>
              <table:table-cell office:value-type="float" office:value="0.0000288689">
                <text:p>0.0000288689</text:p>
              </table:table-cell>
              <table:table-cell office:value-type="float" office:value="0.338057">
                <text:p>0.338057</text:p>
              </table:table-cell>
              <table:table-cell office:value-type="float" office:value="0.0000253788">
                <text:p>0.0000253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270807">
                <text:p>0.0000270807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315816">
                <text:p>0.0000315816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348175">
                <text:p>0.0000348175</text:p>
              </table:table-cell>
              <table:table-cell office:value-type="float" office:value="0.356401">
                <text:p>0.356401</text:p>
              </table:table-cell>
              <table:table-cell office:value-type="float" office:value="0.0000382328">
                <text:p>0.0000382328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413575">
                <text:p>0.0000413575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426887">
                <text:p>0.0000426887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444431">
                <text:p>0.0000444431</text:p>
              </table:table-cell>
              <table:table-cell office:value-type="float" office:value="0.353599">
                <text:p>0.353599</text:p>
              </table:table-cell>
              <table:table-cell office:value-type="float" office:value="0.0000441298">
                <text:p>0.0000441298</text:p>
              </table:table-cell>
              <table:table-cell office:value-type="float" office:value="0.352996">
                <text:p>0.352996</text:p>
              </table:table-cell>
              <table:table-cell office:value-type="float" office:value="0.0000430476">
                <text:p>0.0000430476</text:p>
              </table:table-cell>
              <table:table-cell office:value-type="float" office:value="0.352402">
                <text:p>0.352402</text:p>
              </table:table-cell>
              <table:table-cell office:value-type="float" office:value="0.0000413453">
                <text:p>0.0000413453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394495">
                <text:p>0.0000394495</text:p>
              </table:table-cell>
              <table:table-cell office:value-type="float" office:value="0.350951">
                <text:p>0.350951</text:p>
              </table:table-cell>
              <table:table-cell office:value-type="float" office:value="0.0000352416">
                <text:p>0.0000352416</text:p>
              </table:table-cell>
              <table:table-cell office:value-type="float" office:value="0.350385">
                <text:p>0.350385</text:p>
              </table:table-cell>
              <table:table-cell office:value-type="float" office:value="0.0000325845">
                <text:p>0.0000325845</text:p>
              </table:table-cell>
              <table:table-cell office:value-type="float" office:value="0.349829">
                <text:p>0.349829</text:p>
              </table:table-cell>
              <table:table-cell office:value-type="float" office:value="0.0000292244">
                <text:p>0.0000292244</text:p>
              </table:table-cell>
              <table:table-cell office:value-type="float" office:value="0.349282">
                <text:p>0.349282</text:p>
              </table:table-cell>
              <table:table-cell office:value-type="float" office:value="0.0000255839">
                <text:p>0.0000255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327604">
                <text:p>0.0000327604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378418">
                <text:p>0.0000378418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412276">
                <text:p>0.0000412276</text:p>
              </table:table-cell>
              <table:table-cell office:value-type="float" office:value="0.367287">
                <text:p>0.367287</text:p>
              </table:table-cell>
              <table:table-cell office:value-type="float" office:value="0.0000442939">
                <text:p>0.0000442939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471188">
                <text:p>0.0000471188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477789">
                <text:p>0.0000477789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488551">
                <text:p>0.0000488551</text:p>
              </table:table-cell>
              <table:table-cell office:value-type="float" office:value="0.364618">
                <text:p>0.364618</text:p>
              </table:table-cell>
              <table:table-cell office:value-type="float" office:value="0.0000472836">
                <text:p>0.0000472836</text:p>
              </table:table-cell>
              <table:table-cell office:value-type="float" office:value="0.364044">
                <text:p>0.364044</text:p>
              </table:table-cell>
              <table:table-cell office:value-type="float" office:value="0.0000454312">
                <text:p>0.0000454312</text:p>
              </table:table-cell>
              <table:table-cell office:value-type="float" office:value="0.363478">
                <text:p>0.363478</text:p>
              </table:table-cell>
              <table:table-cell office:value-type="float" office:value="0.0000430692">
                <text:p>0.0000430692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406539">
                <text:p>0.0000406539</text:p>
              </table:table-cell>
              <table:table-cell office:value-type="float" office:value="0.362096">
                <text:p>0.362096</text:p>
              </table:table-cell>
              <table:table-cell office:value-type="float" office:value="0.0000358822">
                <text:p>0.0000358822</text:p>
              </table:table-cell>
              <table:table-cell office:value-type="float" office:value="0.361558">
                <text:p>0.361558</text:p>
              </table:table-cell>
              <table:table-cell office:value-type="float" office:value="0.0000329893">
                <text:p>0.0000329893</text:p>
              </table:table-cell>
              <table:table-cell office:value-type="float" office:value="0.361028">
                <text:p>0.361028</text:p>
              </table:table-cell>
              <table:table-cell office:value-type="float" office:value="0.0000294656">
                <text:p>0.0000294656</text:p>
              </table:table-cell>
              <table:table-cell office:value-type="float" office:value="0.360506">
                <text:p>0.360506</text:p>
              </table:table-cell>
              <table:table-cell office:value-type="float" office:value="0.0000257201">
                <text:p>0.0000257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390045">
                <text:p>0.0000390045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445344">
                <text:p>0.0000445344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478608">
                <text:p>0.0000478608</text:p>
              </table:table-cell>
              <table:table-cell office:value-type="float" office:value="0.378173">
                <text:p>0.378173</text:p>
              </table:table-cell>
              <table:table-cell office:value-type="float" office:value="0.0000502207">
                <text:p>0.0000502207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525225">
                <text:p>0.0000525225</text:p>
              </table:table-cell>
              <table:table-cell office:value-type="float" office:value="0.37703">
                <text:p>0.37703</text:p>
              </table:table-cell>
              <table:table-cell office:value-type="float" office:value="0.0000523513">
                <text:p>0.0000523513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526505">
                <text:p>0.0000526505</text:p>
              </table:table-cell>
              <table:table-cell office:value-type="float" office:value="0.375637">
                <text:p>0.375637</text:p>
              </table:table-cell>
              <table:table-cell office:value-type="float" office:value="0.0000498341">
                <text:p>0.0000498341</text:p>
              </table:table-cell>
              <table:table-cell office:value-type="float" office:value="0.375092">
                <text:p>0.375092</text:p>
              </table:table-cell>
              <table:table-cell office:value-type="float" office:value="0.0000472879">
                <text:p>0.0000472879</text:p>
              </table:table-cell>
              <table:table-cell office:value-type="float" office:value="0.374554">
                <text:p>0.374554</text:p>
              </table:table-cell>
              <table:table-cell office:value-type="float" office:value="0.0000443675">
                <text:p>0.0000443675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415341">
                <text:p>0.0000415341</text:p>
              </table:table-cell>
              <table:table-cell office:value-type="float" office:value="0.373241">
                <text:p>0.373241</text:p>
              </table:table-cell>
              <table:table-cell office:value-type="float" office:value="0.0000363326">
                <text:p>0.0000363326</text:p>
              </table:table-cell>
              <table:table-cell office:value-type="float" office:value="0.37273">
                <text:p>0.37273</text:p>
              </table:table-cell>
              <table:table-cell office:value-type="float" office:value="0.0000332676">
                <text:p>0.0000332676</text:p>
              </table:table-cell>
              <table:table-cell office:value-type="float" office:value="0.372226">
                <text:p>0.372226</text:p>
              </table:table-cell>
              <table:table-cell office:value-type="float" office:value="0.000029628">
                <text:p>0.000029628</text:p>
              </table:table-cell>
              <table:table-cell office:value-type="float" office:value="0.371731">
                <text:p>0.371731</text:p>
              </table:table-cell>
              <table:table-cell office:value-type="float" office:value="0.0000258101">
                <text:p>0.0000258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45645">
                <text:p>0.000045645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514302">
                <text:p>0.0000514302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544566">
                <text:p>0.0000544566</text:p>
              </table:table-cell>
              <table:table-cell office:value-type="float" office:value="0.389058">
                <text:p>0.389058</text:p>
              </table:table-cell>
              <table:table-cell office:value-type="float" office:value="0.0000557765">
                <text:p>0.0000557765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57383">
                <text:p>0.000057383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562976">
                <text:p>0.0000562976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557982">
                <text:p>0.0000557982</text:p>
              </table:table-cell>
              <table:table-cell office:value-type="float" office:value="0.386656">
                <text:p>0.386656</text:p>
              </table:table-cell>
              <table:table-cell office:value-type="float" office:value="0.0000518365">
                <text:p>0.0000518365</text:p>
              </table:table-cell>
              <table:table-cell office:value-type="float" office:value="0.38614">
                <text:p>0.38614</text:p>
              </table:table-cell>
              <table:table-cell office:value-type="float" office:value="0.0000486994">
                <text:p>0.0000486994</text:p>
              </table:table-cell>
              <table:table-cell office:value-type="float" office:value="0.38563">
                <text:p>0.38563</text:p>
              </table:table-cell>
              <table:table-cell office:value-type="float" office:value="0.0000453264">
                <text:p>0.0000453264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421679">
                <text:p>0.0000421679</text:p>
              </table:table-cell>
              <table:table-cell office:value-type="float" office:value="0.384386">
                <text:p>0.384386</text:p>
              </table:table-cell>
              <table:table-cell office:value-type="float" office:value="0.0000366464">
                <text:p>0.0000366464</text:p>
              </table:table-cell>
              <table:table-cell office:value-type="float" office:value="0.383902">
                <text:p>0.383902</text:p>
              </table:table-cell>
              <table:table-cell office:value-type="float" office:value="0.0000334577">
                <text:p>0.0000334577</text:p>
              </table:table-cell>
              <table:table-cell office:value-type="float" office:value="0.383425">
                <text:p>0.383425</text:p>
              </table:table-cell>
              <table:table-cell office:value-type="float" office:value="0.000029737">
                <text:p>0.000029737</text:p>
              </table:table-cell>
              <table:table-cell office:value-type="float" office:value="0.382956">
                <text:p>0.382956</text:p>
              </table:table-cell>
              <table:table-cell office:value-type="float" office:value="0.0000258694">
                <text:p>0.0000258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524625">
                <text:p>0.0000524625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582708">
                <text:p>0.0000582708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607603">
                <text:p>0.0000607603</text:p>
              </table:table-cell>
              <table:table-cell office:value-type="float" office:value="0.399944">
                <text:p>0.399944</text:p>
              </table:table-cell>
              <table:table-cell office:value-type="float" office:value="0.0000607821">
                <text:p>0.0000607821</text:p>
              </table:table-cell>
              <table:table-cell office:value-type="float" office:value="0.39943">
                <text:p>0.39943</text:p>
              </table:table-cell>
              <table:table-cell office:value-type="float" office:value="0.0000615926">
                <text:p>0.0000615926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595878">
                <text:p>0.0000595878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583304">
                <text:p>0.0000583304</text:p>
              </table:table-cell>
              <table:table-cell office:value-type="float" office:value="0.397675">
                <text:p>0.397675</text:p>
              </table:table-cell>
              <table:table-cell office:value-type="float" office:value="0.0000533724">
                <text:p>0.0000533724</text:p>
              </table:table-cell>
              <table:table-cell office:value-type="float" office:value="0.397188">
                <text:p>0.397188</text:p>
              </table:table-cell>
              <table:table-cell office:value-type="float" office:value="0.0000497524">
                <text:p>0.0000497524</text:p>
              </table:table-cell>
              <table:table-cell office:value-type="float" office:value="0.396706">
                <text:p>0.396706</text:p>
              </table:table-cell>
              <table:table-cell office:value-type="float" office:value="0.0000460246">
                <text:p>0.0000460246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426194">
                <text:p>0.0000426194</text:p>
              </table:table-cell>
              <table:table-cell office:value-type="float" office:value="0.395532">
                <text:p>0.395532</text:p>
              </table:table-cell>
              <table:table-cell office:value-type="float" office:value="0.0000368635">
                <text:p>0.0000368635</text:p>
              </table:table-cell>
              <table:table-cell office:value-type="float" office:value="0.395074">
                <text:p>0.395074</text:p>
              </table:table-cell>
              <table:table-cell office:value-type="float" office:value="0.000033587">
                <text:p>0.000033587</text:p>
              </table:table-cell>
              <table:table-cell office:value-type="float" office:value="0.394623">
                <text:p>0.394623</text:p>
              </table:table-cell>
              <table:table-cell office:value-type="float" office:value="0.0000298099">
                <text:p>0.0000298099</text:p>
              </table:table-cell>
              <table:table-cell office:value-type="float" office:value="0.394181">
                <text:p>0.394181</text:p>
              </table:table-cell>
              <table:table-cell office:value-type="float" office:value="0.0000259084">
                <text:p>0.0000259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592129">
                <text:p>0.0000592129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648057">
                <text:p>0.0000648057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665604">
                <text:p>0.0000665604</text:p>
              </table:table-cell>
              <table:table-cell office:value-type="float" office:value="0.410829">
                <text:p>0.410829</text:p>
              </table:table-cell>
              <table:table-cell office:value-type="float" office:value="0.0000651335">
                <text:p>0.0000651335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651209">
                <text:p>0.0000651209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622526">
                <text:p>0.0000622526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603181">
                <text:p>0.0000603181</text:p>
              </table:table-cell>
              <table:table-cell office:value-type="float" office:value="0.408694">
                <text:p>0.408694</text:p>
              </table:table-cell>
              <table:table-cell office:value-type="float" office:value="0.0000545294">
                <text:p>0.0000545294</text:p>
              </table:table-cell>
              <table:table-cell office:value-type="float" office:value="0.408235">
                <text:p>0.408235</text:p>
              </table:table-cell>
              <table:table-cell office:value-type="float" office:value="0.0000505272">
                <text:p>0.0000505272</text:p>
              </table:table-cell>
              <table:table-cell office:value-type="float" office:value="0.407782">
                <text:p>0.407782</text:p>
              </table:table-cell>
              <table:table-cell office:value-type="float" office:value="0.0000465275">
                <text:p>0.0000465275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429385">
                <text:p>0.0000429385</text:p>
              </table:table-cell>
              <table:table-cell office:value-type="float" office:value="0.406677">
                <text:p>0.406677</text:p>
              </table:table-cell>
              <table:table-cell office:value-type="float" office:value="0.0000370131">
                <text:p>0.0000370131</text:p>
              </table:table-cell>
              <table:table-cell office:value-type="float" office:value="0.406246">
                <text:p>0.406246</text:p>
              </table:table-cell>
              <table:table-cell office:value-type="float" office:value="0.0000336746">
                <text:p>0.0000336746</text:p>
              </table:table-cell>
              <table:table-cell office:value-type="float" office:value="0.405822">
                <text:p>0.405822</text:p>
              </table:table-cell>
              <table:table-cell office:value-type="float" office:value="0.0000298585">
                <text:p>0.0000298585</text:p>
              </table:table-cell>
              <table:table-cell office:value-type="float" office:value="0.405405">
                <text:p>0.405405</text:p>
              </table:table-cell>
              <table:table-cell office:value-type="float" office:value="0.0000259341">
                <text:p>0.0000259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656618">
                <text:p>0.0000656618</text:p>
              </table:table-cell>
              <table:table-cell office:value-type="float" office:value="0.42287">
                <text:p>0.42287</text:p>
              </table:table-cell>
              <table:table-cell office:value-type="float" office:value="0.0000708277">
                <text:p>0.0000708277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71714">
                <text:p>0.000071714</text:p>
              </table:table-cell>
              <table:table-cell office:value-type="float" office:value="0.421715">
                <text:p>0.421715</text:p>
              </table:table-cell>
              <table:table-cell office:value-type="float" office:value="0.0000688001">
                <text:p>0.0000688001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679978">
                <text:p>0.0000679978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643609">
                <text:p>0.0000643609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618485">
                <text:p>0.0000618485</text:p>
              </table:table-cell>
              <table:table-cell office:value-type="float" office:value="0.419714">
                <text:p>0.419714</text:p>
              </table:table-cell>
              <table:table-cell office:value-type="float" office:value="0.0000553893">
                <text:p>0.0000553893</text:p>
              </table:table-cell>
              <table:table-cell office:value-type="float" office:value="0.419283">
                <text:p>0.419283</text:p>
              </table:table-cell>
              <table:table-cell office:value-type="float" office:value="0.0000510914">
                <text:p>0.0000510914</text:p>
              </table:table-cell>
              <table:table-cell office:value-type="float" office:value="0.418858">
                <text:p>0.418858</text:p>
              </table:table-cell>
              <table:table-cell office:value-type="float" office:value="0.0000468871">
                <text:p>0.0000468871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431628">
                <text:p>0.0000431628</text:p>
              </table:table-cell>
              <table:table-cell office:value-type="float" office:value="0.417822">
                <text:p>0.417822</text:p>
              </table:table-cell>
              <table:table-cell office:value-type="float" office:value="0.0000371158">
                <text:p>0.0000371158</text:p>
              </table:table-cell>
              <table:table-cell office:value-type="float" office:value="0.417418">
                <text:p>0.417418</text:p>
              </table:table-cell>
              <table:table-cell office:value-type="float" office:value="0.0000337339">
                <text:p>0.0000337339</text:p>
              </table:table-cell>
              <table:table-cell office:value-type="float" office:value="0.417021">
                <text:p>0.417021</text:p>
              </table:table-cell>
              <table:table-cell office:value-type="float" office:value="0.0000298909">
                <text:p>0.0000298909</text:p>
              </table:table-cell>
              <table:table-cell office:value-type="float" office:value="0.41663">
                <text:p>0.41663</text:p>
              </table:table-cell>
              <table:table-cell office:value-type="float" office:value="0.0000259509">
                <text:p>0.0000259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716151">
                <text:p>0.0000716151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761957">
                <text:p>0.0000761957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761527">
                <text:p>0.0000761527</text:p>
              </table:table-cell>
              <table:table-cell office:value-type="float" office:value="0.432601">
                <text:p>0.432601</text:p>
              </table:table-cell>
              <table:table-cell office:value-type="float" office:value="0.0000718093">
                <text:p>0.0000718093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702913">
                <text:p>0.0000702913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659981">
                <text:p>0.0000659981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630094">
                <text:p>0.0000630094</text:p>
              </table:table-cell>
              <table:table-cell office:value-type="float" office:value="0.430733">
                <text:p>0.430733</text:p>
              </table:table-cell>
              <table:table-cell office:value-type="float" office:value="0.000056022">
                <text:p>0.000056022</text:p>
              </table:table-cell>
              <table:table-cell office:value-type="float" office:value="0.430331">
                <text:p>0.430331</text:p>
              </table:table-cell>
              <table:table-cell office:value-type="float" office:value="0.0000514992">
                <text:p>0.0000514992</text:p>
              </table:table-cell>
              <table:table-cell office:value-type="float" office:value="0.429934">
                <text:p>0.429934</text:p>
              </table:table-cell>
              <table:table-cell office:value-type="float" office:value="0.0000471428">
                <text:p>0.0000471428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4332">
                <text:p>0.00004332</text:p>
              </table:table-cell>
              <table:table-cell office:value-type="float" office:value="0.428967">
                <text:p>0.428967</text:p>
              </table:table-cell>
              <table:table-cell office:value-type="float" office:value="0.0000371862">
                <text:p>0.0000371862</text:p>
              </table:table-cell>
              <table:table-cell office:value-type="float" office:value="0.42859">
                <text:p>0.42859</text:p>
              </table:table-cell>
              <table:table-cell office:value-type="float" office:value="0.0000337739">
                <text:p>0.0000337739</text:p>
              </table:table-cell>
              <table:table-cell office:value-type="float" office:value="0.428219">
                <text:p>0.428219</text:p>
              </table:table-cell>
              <table:table-cell office:value-type="float" office:value="0.0000299124">
                <text:p>0.0000299124</text:p>
              </table:table-cell>
              <table:table-cell office:value-type="float" office:value="0.427855">
                <text:p>0.427855</text:p>
              </table:table-cell>
              <table:table-cell office:value-type="float" office:value="0.0000259619">
                <text:p>0.0000259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769397">
                <text:p>0.0000769397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808406">
                <text:p>0.0000808406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798744">
                <text:p>0.0000798744</text:p>
              </table:table-cell>
              <table:table-cell office:value-type="float" office:value="0.443486">
                <text:p>0.443486</text:p>
              </table:table-cell>
              <table:table-cell office:value-type="float" office:value="0.0000742261">
                <text:p>0.0000742261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72087">
                <text:p>0.000072087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672511">
                <text:p>0.0000672511</text:p>
              </table:table-cell>
              <table:table-cell office:value-type="float" office:value="0.44232">
                <text:p>0.44232</text:p>
              </table:table-cell>
              <table:table-cell office:value-type="float" office:value="0.0000638801">
                <text:p>0.0000638801</text:p>
              </table:table-cell>
              <table:table-cell office:value-type="float" office:value="0.441752">
                <text:p>0.441752</text:p>
              </table:table-cell>
              <table:table-cell office:value-type="float" office:value="0.0000564841">
                <text:p>0.0000564841</text:p>
              </table:table-cell>
              <table:table-cell office:value-type="float" office:value="0.441379">
                <text:p>0.441379</text:p>
              </table:table-cell>
              <table:table-cell office:value-type="float" office:value="0.0000517924">
                <text:p>0.0000517924</text:p>
              </table:table-cell>
              <table:table-cell office:value-type="float" office:value="0.441011">
                <text:p>0.441011</text:p>
              </table:table-cell>
              <table:table-cell office:value-type="float" office:value="0.0000473239">
                <text:p>0.0000473239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434297">
                <text:p>0.0000434297</text:p>
              </table:table-cell>
              <table:table-cell office:value-type="float" office:value="0.440112">
                <text:p>0.440112</text:p>
              </table:table-cell>
              <table:table-cell office:value-type="float" office:value="0.0000372344">
                <text:p>0.0000372344</text:p>
              </table:table-cell>
              <table:table-cell office:value-type="float" office:value="0.439762">
                <text:p>0.439762</text:p>
              </table:table-cell>
              <table:table-cell office:value-type="float" office:value="0.0000338009">
                <text:p>0.0000338009</text:p>
              </table:table-cell>
              <table:table-cell office:value-type="float" office:value="0.439418">
                <text:p>0.439418</text:p>
              </table:table-cell>
              <table:table-cell office:value-type="float" office:value="0.0000299268">
                <text:p>0.0000299268</text:p>
              </table:table-cell>
              <table:table-cell office:value-type="float" office:value="0.439079">
                <text:p>0.439079</text:p>
              </table:table-cell>
              <table:table-cell office:value-type="float" office:value="0.0000259691">
                <text:p>0.0000259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815687">
                <text:p>0.0000815687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847579">
                <text:p>0.0000847579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829252">
                <text:p>0.0000829252</text:p>
              </table:table-cell>
              <table:table-cell office:value-type="float" office:value="0.454372">
                <text:p>0.454372</text:p>
              </table:table-cell>
              <table:table-cell office:value-type="float" office:value="0.0000761336">
                <text:p>0.0000761336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734733">
                <text:p>0.0000734733</text:p>
              </table:table-cell>
              <table:table-cell office:value-type="float" office:value="0.45365">
                <text:p>0.45365</text:p>
              </table:table-cell>
              <table:table-cell office:value-type="float" office:value="0.0000681996">
                <text:p>0.0000681996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645275">
                <text:p>0.0000645275</text:p>
              </table:table-cell>
              <table:table-cell office:value-type="float" office:value="0.452771">
                <text:p>0.452771</text:p>
              </table:table-cell>
              <table:table-cell office:value-type="float" office:value="0.0000568197">
                <text:p>0.0000568197</text:p>
              </table:table-cell>
              <table:table-cell office:value-type="float" office:value="0.452427">
                <text:p>0.452427</text:p>
              </table:table-cell>
              <table:table-cell office:value-type="float" office:value="0.0000520023">
                <text:p>0.0000520023</text:p>
              </table:table-cell>
              <table:table-cell office:value-type="float" office:value="0.452087">
                <text:p>0.452087</text:p>
              </table:table-cell>
              <table:table-cell office:value-type="float" office:value="0.0000474519">
                <text:p>0.0000474519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435062">
                <text:p>0.0000435062</text:p>
              </table:table-cell>
              <table:table-cell office:value-type="float" office:value="0.451258">
                <text:p>0.451258</text:p>
              </table:table-cell>
              <table:table-cell office:value-type="float" office:value="0.0000372673">
                <text:p>0.0000372673</text:p>
              </table:table-cell>
              <table:table-cell office:value-type="float" office:value="0.450935">
                <text:p>0.450935</text:p>
              </table:table-cell>
              <table:table-cell office:value-type="float" office:value="0.0000338191">
                <text:p>0.0000338191</text:p>
              </table:table-cell>
              <table:table-cell office:value-type="float" office:value="0.450617">
                <text:p>0.450617</text:p>
              </table:table-cell>
              <table:table-cell office:value-type="float" office:value="0.0000299363">
                <text:p>0.0000299363</text:p>
              </table:table-cell>
              <table:table-cell office:value-type="float" office:value="0.450304">
                <text:p>0.450304</text:p>
              </table:table-cell>
              <table:table-cell office:value-type="float" office:value="0.0000259739">
                <text:p>0.0000259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854949">
                <text:p>0.0000854949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879903">
                <text:p>0.0000879903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853803">
                <text:p>0.0000853803</text:p>
              </table:table-cell>
              <table:table-cell office:value-type="float" office:value="0.465258">
                <text:p>0.465258</text:p>
              </table:table-cell>
              <table:table-cell office:value-type="float" office:value="0.0000776184">
                <text:p>0.0000776184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745319">
                <text:p>0.0000745319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689114">
                <text:p>0.0000689114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650059">
                <text:p>0.0000650059</text:p>
              </table:table-cell>
              <table:table-cell office:value-type="float" office:value="0.46379">
                <text:p>0.46379</text:p>
              </table:table-cell>
              <table:table-cell office:value-type="float" office:value="0.0000570625">
                <text:p>0.0000570625</text:p>
              </table:table-cell>
              <table:table-cell office:value-type="float" office:value="0.463474">
                <text:p>0.463474</text:p>
              </table:table-cell>
              <table:table-cell office:value-type="float" office:value="0.0000521522">
                <text:p>0.0000521522</text:p>
              </table:table-cell>
              <table:table-cell office:value-type="float" office:value="0.463163">
                <text:p>0.463163</text:p>
              </table:table-cell>
              <table:table-cell office:value-type="float" office:value="0.0000475421">
                <text:p>0.0000475421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435595">
                <text:p>0.0000435595</text:p>
              </table:table-cell>
              <table:table-cell office:value-type="float" office:value="0.462403">
                <text:p>0.462403</text:p>
              </table:table-cell>
              <table:table-cell office:value-type="float" office:value="0.0000372898">
                <text:p>0.0000372898</text:p>
              </table:table-cell>
              <table:table-cell office:value-type="float" office:value="0.462107">
                <text:p>0.462107</text:p>
              </table:table-cell>
              <table:table-cell office:value-type="float" office:value="0.0000338314">
                <text:p>0.0000338314</text:p>
              </table:table-cell>
              <table:table-cell office:value-type="float" office:value="0.461815">
                <text:p>0.461815</text:p>
              </table:table-cell>
              <table:table-cell office:value-type="float" office:value="0.0000299427">
                <text:p>0.0000299427</text:p>
              </table:table-cell>
              <table:table-cell office:value-type="float" office:value="0.461529">
                <text:p>0.461529</text:p>
              </table:table-cell>
              <table:table-cell office:value-type="float" office:value="0.000025977">
                <text:p>0.000025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887557">
                <text:p>0.0000887557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906102">
                <text:p>0.0000906102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873265">
                <text:p>0.0000873265</text:p>
              </table:table-cell>
              <table:table-cell office:value-type="float" office:value="0.476143">
                <text:p>0.476143</text:p>
              </table:table-cell>
              <table:table-cell office:value-type="float" office:value="0.000078762">
                <text:p>0.000078762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753335">
                <text:p>0.0000753335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694423">
                <text:p>0.0000694423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653578">
                <text:p>0.0000653578</text:p>
              </table:table-cell>
              <table:table-cell office:value-type="float" office:value="0.474809">
                <text:p>0.474809</text:p>
              </table:table-cell>
              <table:table-cell office:value-type="float" office:value="0.0000572377">
                <text:p>0.0000572377</text:p>
              </table:table-cell>
              <table:table-cell office:value-type="float" office:value="0.474522">
                <text:p>0.474522</text:p>
              </table:table-cell>
              <table:table-cell office:value-type="float" office:value="0.000052259">
                <text:p>0.000052259</text:p>
              </table:table-cell>
              <table:table-cell office:value-type="float" office:value="0.474239">
                <text:p>0.474239</text:p>
              </table:table-cell>
              <table:table-cell office:value-type="float" office:value="0.0000476056">
                <text:p>0.0000476056</text:p>
              </table:table-cell>
              <table:table-cell office:value-type="float" office:value="0.47396">
                <text:p>0.47396</text:p>
              </table:table-cell>
              <table:table-cell office:value-type="float" office:value="0.0000435965">
                <text:p>0.0000435965</text:p>
              </table:table-cell>
              <table:table-cell office:value-type="float" office:value="0.473548">
                <text:p>0.473548</text:p>
              </table:table-cell>
              <table:table-cell office:value-type="float" office:value="0.0000373051">
                <text:p>0.0000373051</text:p>
              </table:table-cell>
              <table:table-cell office:value-type="float" office:value="0.473279">
                <text:p>0.473279</text:p>
              </table:table-cell>
              <table:table-cell office:value-type="float" office:value="0.0000338397">
                <text:p>0.0000338397</text:p>
              </table:table-cell>
              <table:table-cell office:value-type="float" office:value="0.473014">
                <text:p>0.473014</text:p>
              </table:table-cell>
              <table:table-cell office:value-type="float" office:value="0.0000299469">
                <text:p>0.0000299469</text:p>
              </table:table-cell>
              <table:table-cell office:value-type="float" office:value="0.472753">
                <text:p>0.472753</text:p>
              </table:table-cell>
              <table:table-cell office:value-type="float" office:value="0.000025979">
                <text:p>0.000025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91417">
                <text:p>0.000091417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927028">
                <text:p>0.0000927028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888512">
                <text:p>0.0000888512</text:p>
              </table:table-cell>
              <table:table-cell office:value-type="float" office:value="0.487029">
                <text:p>0.487029</text:p>
              </table:table-cell>
              <table:table-cell office:value-type="float" office:value="0.0000796353">
                <text:p>0.0000796353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759368">
                <text:p>0.0000759368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698364">
                <text:p>0.0000698364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656157">
                <text:p>0.0000656157</text:p>
              </table:table-cell>
              <table:table-cell office:value-type="float" office:value="0.485828">
                <text:p>0.485828</text:p>
              </table:table-cell>
              <table:table-cell office:value-type="float" office:value="0.0000573638">
                <text:p>0.0000573638</text:p>
              </table:table-cell>
              <table:table-cell office:value-type="float" office:value="0.48557">
                <text:p>0.48557</text:p>
              </table:table-cell>
              <table:table-cell office:value-type="float" office:value="0.000052335">
                <text:p>0.000052335</text:p>
              </table:table-cell>
              <table:table-cell office:value-type="float" office:value="0.485315">
                <text:p>0.485315</text:p>
              </table:table-cell>
              <table:table-cell office:value-type="float" office:value="0.0000476503">
                <text:p>0.0000476503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436223">
                <text:p>0.0000436223</text:p>
              </table:table-cell>
              <table:table-cell office:value-type="float" office:value="0.484693">
                <text:p>0.484693</text:p>
              </table:table-cell>
              <table:table-cell office:value-type="float" office:value="0.0000373156">
                <text:p>0.0000373156</text:p>
              </table:table-cell>
              <table:table-cell office:value-type="float" office:value="0.484451">
                <text:p>0.484451</text:p>
              </table:table-cell>
              <table:table-cell office:value-type="float" office:value="0.0000338453">
                <text:p>0.0000338453</text:p>
              </table:table-cell>
              <table:table-cell office:value-type="float" office:value="0.484212">
                <text:p>0.484212</text:p>
              </table:table-cell>
              <table:table-cell office:value-type="float" office:value="0.0000299497">
                <text:p>0.0000299497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259803">
                <text:p>0.0000259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935583">
                <text:p>0.0000935583</text:p>
              </table:table-cell>
              <table:table-cell office:value-type="float" office:value="0.49853">
                <text:p>0.49853</text:p>
              </table:table-cell>
              <table:table-cell office:value-type="float" office:value="0.0000943549">
                <text:p>0.0000943549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900346">
                <text:p>0.0000900346</text:p>
              </table:table-cell>
              <table:table-cell office:value-type="float" office:value="0.497915">
                <text:p>0.497915</text:p>
              </table:table-cell>
              <table:table-cell office:value-type="float" office:value="0.0000802982">
                <text:p>0.0000802982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763885">
                <text:p>0.0000763885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70128">
                <text:p>0.000070128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658042">
                <text:p>0.0000658042</text:p>
              </table:table-cell>
              <table:table-cell office:value-type="float" office:value="0.496847">
                <text:p>0.496847</text:p>
              </table:table-cell>
              <table:table-cell office:value-type="float" office:value="0.0000574544">
                <text:p>0.0000574544</text:p>
              </table:table-cell>
              <table:table-cell office:value-type="float" office:value="0.496618">
                <text:p>0.496618</text:p>
              </table:table-cell>
              <table:table-cell office:value-type="float" office:value="0.000052389">
                <text:p>0.000052389</text:p>
              </table:table-cell>
              <table:table-cell office:value-type="float" office:value="0.496391">
                <text:p>0.496391</text:p>
              </table:table-cell>
              <table:table-cell office:value-type="float" office:value="0.0000476817">
                <text:p>0.0000476817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436402">
                <text:p>0.0000436402</text:p>
              </table:table-cell>
              <table:table-cell office:value-type="float" office:value="0.495838">
                <text:p>0.495838</text:p>
              </table:table-cell>
              <table:table-cell office:value-type="float" office:value="0.0000373228">
                <text:p>0.0000373228</text:p>
              </table:table-cell>
              <table:table-cell office:value-type="float" office:value="0.495623">
                <text:p>0.495623</text:p>
              </table:table-cell>
              <table:table-cell office:value-type="float" office:value="0.000033849">
                <text:p>0.000033849</text:p>
              </table:table-cell>
              <table:table-cell office:value-type="float" office:value="0.495411">
                <text:p>0.495411</text:p>
              </table:table-cell>
              <table:table-cell office:value-type="float" office:value="0.0000299515">
                <text:p>0.0000299515</text:p>
              </table:table-cell>
              <table:table-cell office:value-type="float" office:value="0.495203">
                <text:p>0.495203</text:p>
              </table:table-cell>
              <table:table-cell office:value-type="float" office:value="0.0000259812">
                <text:p>0.00002598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952614">
                <text:p>0.0000952614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956471">
                <text:p>0.0000956471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909465">
                <text:p>0.0000909465</text:p>
              </table:table-cell>
              <table:table-cell office:value-type="float" office:value="0.5088">
                <text:p>0.5088</text:p>
              </table:table-cell>
              <table:table-cell office:value-type="float" office:value="0.0000807988">
                <text:p>0.0000807988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767256">
                <text:p>0.0000767256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70343">
                <text:p>0.000070343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659418">
                <text:p>0.0000659418</text:p>
              </table:table-cell>
              <table:table-cell office:value-type="float" office:value="0.507866">
                <text:p>0.507866</text:p>
              </table:table-cell>
              <table:table-cell office:value-type="float" office:value="0.0000575195">
                <text:p>0.0000575195</text:p>
              </table:table-cell>
              <table:table-cell office:value-type="float" office:value="0.507665">
                <text:p>0.507665</text:p>
              </table:table-cell>
              <table:table-cell office:value-type="float" office:value="0.0000524274">
                <text:p>0.0000524274</text:p>
              </table:table-cell>
              <table:table-cell office:value-type="float" office:value="0.507467">
                <text:p>0.507467</text:p>
              </table:table-cell>
              <table:table-cell office:value-type="float" office:value="0.0000477037">
                <text:p>0.0000477037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436526">
                <text:p>0.0000436526</text:p>
              </table:table-cell>
              <table:table-cell office:value-type="float" office:value="0.506984">
                <text:p>0.506984</text:p>
              </table:table-cell>
              <table:table-cell office:value-type="float" office:value="0.0000373277">
                <text:p>0.0000373277</text:p>
              </table:table-cell>
              <table:table-cell office:value-type="float" office:value="0.506795">
                <text:p>0.506795</text:p>
              </table:table-cell>
              <table:table-cell office:value-type="float" office:value="0.0000338516">
                <text:p>0.0000338516</text:p>
              </table:table-cell>
              <table:table-cell office:value-type="float" office:value="0.50661">
                <text:p>0.50661</text:p>
              </table:table-cell>
              <table:table-cell office:value-type="float" office:value="0.0000299528">
                <text:p>0.0000299528</text:p>
              </table:table-cell>
              <table:table-cell office:value-type="float" office:value="0.506427">
                <text:p>0.506427</text:p>
              </table:table-cell>
              <table:table-cell office:value-type="float" office:value="0.0000259818">
                <text:p>0.0000259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966037">
                <text:p>0.0000966037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966507">
                <text:p>0.0000966507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916452">
                <text:p>0.0000916452</text:p>
              </table:table-cell>
              <table:table-cell office:value-type="float" office:value="0.519686">
                <text:p>0.519686</text:p>
              </table:table-cell>
              <table:table-cell office:value-type="float" office:value="0.0000811756">
                <text:p>0.0000811756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769765">
                <text:p>0.0000769765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705014">
                <text:p>0.0000705014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660421">
                <text:p>0.0000660421</text:p>
              </table:table-cell>
              <table:table-cell office:value-type="float" office:value="0.518885">
                <text:p>0.518885</text:p>
              </table:table-cell>
              <table:table-cell office:value-type="float" office:value="0.0000575662">
                <text:p>0.0000575662</text:p>
              </table:table-cell>
              <table:table-cell office:value-type="float" office:value="0.518713">
                <text:p>0.518713</text:p>
              </table:table-cell>
              <table:table-cell office:value-type="float" office:value="0.0000524547">
                <text:p>0.0000524547</text:p>
              </table:table-cell>
              <table:table-cell office:value-type="float" office:value="0.518543">
                <text:p>0.518543</text:p>
              </table:table-cell>
              <table:table-cell office:value-type="float" office:value="0.0000477192">
                <text:p>0.0000477192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436612">
                <text:p>0.0000436612</text:p>
              </table:table-cell>
              <table:table-cell office:value-type="float" office:value="0.518129">
                <text:p>0.518129</text:p>
              </table:table-cell>
              <table:table-cell office:value-type="float" office:value="0.000037331">
                <text:p>0.000037331</text:p>
              </table:table-cell>
              <table:table-cell office:value-type="float" office:value="0.517967">
                <text:p>0.517967</text:p>
              </table:table-cell>
              <table:table-cell office:value-type="float" office:value="0.0000338533">
                <text:p>0.0000338533</text:p>
              </table:table-cell>
              <table:table-cell office:value-type="float" office:value="0.517808">
                <text:p>0.517808</text:p>
              </table:table-cell>
              <table:table-cell office:value-type="float" office:value="0.0000299536">
                <text:p>0.0000299536</text:p>
              </table:table-cell>
              <table:table-cell office:value-type="float" office:value="0.517652">
                <text:p>0.517652</text:p>
              </table:table-cell>
              <table:table-cell office:value-type="float" office:value="0.0000259821">
                <text:p>0.0000259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97654">
                <text:p>0.000097654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974256">
                <text:p>0.0000974256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921783">
                <text:p>0.0000921783</text:p>
              </table:table-cell>
              <table:table-cell office:value-type="float" office:value="0.530572">
                <text:p>0.530572</text:p>
              </table:table-cell>
              <table:table-cell office:value-type="float" office:value="0.0000814583">
                <text:p>0.0000814583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771629">
                <text:p>0.0000771629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706179">
                <text:p>0.0000706179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661151">
                <text:p>0.0000661151</text:p>
              </table:table-cell>
              <table:table-cell office:value-type="float" office:value="0.529905">
                <text:p>0.529905</text:p>
              </table:table-cell>
              <table:table-cell office:value-type="float" office:value="0.0000575997">
                <text:p>0.0000575997</text:p>
              </table:table-cell>
              <table:table-cell office:value-type="float" office:value="0.529761">
                <text:p>0.529761</text:p>
              </table:table-cell>
              <table:table-cell office:value-type="float" office:value="0.000052474">
                <text:p>0.000052474</text:p>
              </table:table-cell>
              <table:table-cell office:value-type="float" office:value="0.529619">
                <text:p>0.529619</text:p>
              </table:table-cell>
              <table:table-cell office:value-type="float" office:value="0.0000477301">
                <text:p>0.0000477301</text:p>
              </table:table-cell>
              <table:table-cell office:value-type="float" office:value="0.52948">
                <text:p>0.52948</text:p>
              </table:table-cell>
              <table:table-cell office:value-type="float" office:value="0.0000436672">
                <text:p>0.0000436672</text:p>
              </table:table-cell>
              <table:table-cell office:value-type="float" office:value="0.529274">
                <text:p>0.529274</text:p>
              </table:table-cell>
              <table:table-cell office:value-type="float" office:value="0.0000373333">
                <text:p>0.0000373333</text:p>
              </table:table-cell>
              <table:table-cell office:value-type="float" office:value="0.529139">
                <text:p>0.529139</text:p>
              </table:table-cell>
              <table:table-cell office:value-type="float" office:value="0.0000338544">
                <text:p>0.0000338544</text:p>
              </table:table-cell>
              <table:table-cell office:value-type="float" office:value="0.529007">
                <text:p>0.529007</text:p>
              </table:table-cell>
              <table:table-cell office:value-type="float" office:value="0.0000299541">
                <text:p>0.0000299541</text:p>
              </table:table-cell>
              <table:table-cell office:value-type="float" office:value="0.528877">
                <text:p>0.528877</text:p>
              </table:table-cell>
              <table:table-cell office:value-type="float" office:value="0.0000259824">
                <text:p>0.0000259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984711">
                <text:p>0.0000984711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980215">
                <text:p>0.0000980215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925837">
                <text:p>0.0000925837</text:p>
              </table:table-cell>
              <table:table-cell office:value-type="float" office:value="0.541457">
                <text:p>0.541457</text:p>
              </table:table-cell>
              <table:table-cell office:value-type="float" office:value="0.0000816701">
                <text:p>0.0000816701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773011">
                <text:p>0.0000773011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707034">
                <text:p>0.0000707034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661682">
                <text:p>0.0000661682</text:p>
              </table:table-cell>
              <table:table-cell office:value-type="float" office:value="0.540924">
                <text:p>0.540924</text:p>
              </table:table-cell>
              <table:table-cell office:value-type="float" office:value="0.0000576237">
                <text:p>0.0000576237</text:p>
              </table:table-cell>
              <table:table-cell office:value-type="float" office:value="0.540809">
                <text:p>0.540809</text:p>
              </table:table-cell>
              <table:table-cell office:value-type="float" office:value="0.0000524878">
                <text:p>0.0000524878</text:p>
              </table:table-cell>
              <table:table-cell office:value-type="float" office:value="0.540696">
                <text:p>0.540696</text:p>
              </table:table-cell>
              <table:table-cell office:value-type="float" office:value="0.0000477378">
                <text:p>0.0000477378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436714">
                <text:p>0.0000436714</text:p>
              </table:table-cell>
              <table:table-cell office:value-type="float" office:value="0.540419">
                <text:p>0.540419</text:p>
              </table:table-cell>
              <table:table-cell office:value-type="float" office:value="0.0000373348">
                <text:p>0.0000373348</text:p>
              </table:table-cell>
              <table:table-cell office:value-type="float" office:value="0.540312">
                <text:p>0.540312</text:p>
              </table:table-cell>
              <table:table-cell office:value-type="float" office:value="0.0000338552">
                <text:p>0.0000338552</text:p>
              </table:table-cell>
              <table:table-cell office:value-type="float" office:value="0.540206">
                <text:p>0.540206</text:p>
              </table:table-cell>
              <table:table-cell office:value-type="float" office:value="0.0000299545">
                <text:p>0.0000299545</text:p>
              </table:table-cell>
              <table:table-cell office:value-type="float" office:value="0.540101">
                <text:p>0.540101</text:p>
              </table:table-cell>
              <table:table-cell office:value-type="float" office:value="0.0000259825">
                <text:p>0.0000259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99104">
                <text:p>0.000099104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984781">
                <text:p>0.0000984781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928913">
                <text:p>0.0000928913</text:p>
              </table:table-cell>
              <table:table-cell office:value-type="float" office:value="0.552343">
                <text:p>0.552343</text:p>
              </table:table-cell>
              <table:table-cell office:value-type="float" office:value="0.0000818284">
                <text:p>0.0000818284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774035">
                <text:p>0.0000774035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707662">
                <text:p>0.0000707662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662068">
                <text:p>0.0000662068</text:p>
              </table:table-cell>
              <table:table-cell office:value-type="float" office:value="0.551943">
                <text:p>0.551943</text:p>
              </table:table-cell>
              <table:table-cell office:value-type="float" office:value="0.0000576409">
                <text:p>0.0000576409</text:p>
              </table:table-cell>
              <table:table-cell office:value-type="float" office:value="0.551857">
                <text:p>0.551857</text:p>
              </table:table-cell>
              <table:table-cell office:value-type="float" office:value="0.0000524975">
                <text:p>0.0000524975</text:p>
              </table:table-cell>
              <table:table-cell office:value-type="float" office:value="0.551772">
                <text:p>0.551772</text:p>
              </table:table-cell>
              <table:table-cell office:value-type="float" office:value="0.0000477431">
                <text:p>0.0000477431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436743">
                <text:p>0.0000436743</text:p>
              </table:table-cell>
              <table:table-cell office:value-type="float" office:value="0.551564">
                <text:p>0.551564</text:p>
              </table:table-cell>
              <table:table-cell office:value-type="float" office:value="0.0000373359">
                <text:p>0.0000373359</text:p>
              </table:table-cell>
              <table:table-cell office:value-type="float" office:value="0.551484">
                <text:p>0.551484</text:p>
              </table:table-cell>
              <table:table-cell office:value-type="float" office:value="0.0000338557">
                <text:p>0.0000338557</text:p>
              </table:table-cell>
              <table:table-cell office:value-type="float" office:value="0.551404">
                <text:p>0.551404</text:p>
              </table:table-cell>
              <table:table-cell office:value-type="float" office:value="0.0000299547">
                <text:p>0.0000299547</text:p>
              </table:table-cell>
              <table:table-cell office:value-type="float" office:value="0.551326">
                <text:p>0.551326</text:p>
              </table:table-cell>
              <table:table-cell office:value-type="float" office:value="0.0000259827">
                <text:p>0.00002598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995926">
                <text:p>0.0000995926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98827">
                <text:p>0.000098827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931242">
                <text:p>0.0000931242</text:p>
              </table:table-cell>
              <table:table-cell office:value-type="float" office:value="0.563229">
                <text:p>0.563229</text:p>
              </table:table-cell>
              <table:table-cell office:value-type="float" office:value="0.0000819467">
                <text:p>0.0000819467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774793">
                <text:p>0.0000774793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708123">
                <text:p>0.0000708123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662349">
                <text:p>0.0000662349</text:p>
              </table:table-cell>
              <table:table-cell office:value-type="float" office:value="0.562962">
                <text:p>0.562962</text:p>
              </table:table-cell>
              <table:table-cell office:value-type="float" office:value="0.0000576533">
                <text:p>0.0000576533</text:p>
              </table:table-cell>
              <table:table-cell office:value-type="float" office:value="0.562904">
                <text:p>0.562904</text:p>
              </table:table-cell>
              <table:table-cell office:value-type="float" office:value="0.0000525044">
                <text:p>0.0000525044</text:p>
              </table:table-cell>
              <table:table-cell office:value-type="float" office:value="0.562848">
                <text:p>0.562848</text:p>
              </table:table-cell>
              <table:table-cell office:value-type="float" office:value="0.0000477469">
                <text:p>0.0000477469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436763">
                <text:p>0.0000436763</text:p>
              </table:table-cell>
              <table:table-cell office:value-type="float" office:value="0.56271">
                <text:p>0.56271</text:p>
              </table:table-cell>
              <table:table-cell office:value-type="float" office:value="0.0000373366">
                <text:p>0.0000373366</text:p>
              </table:table-cell>
              <table:table-cell office:value-type="float" office:value="0.562656">
                <text:p>0.562656</text:p>
              </table:table-cell>
              <table:table-cell office:value-type="float" office:value="0.0000338561">
                <text:p>0.0000338561</text:p>
              </table:table-cell>
              <table:table-cell office:value-type="float" office:value="0.562603">
                <text:p>0.562603</text:p>
              </table:table-cell>
              <table:table-cell office:value-type="float" office:value="0.0000299549">
                <text:p>0.0000299549</text:p>
              </table:table-cell>
              <table:table-cell office:value-type="float" office:value="0.562551">
                <text:p>0.562551</text:p>
              </table:table-cell>
              <table:table-cell office:value-type="float" office:value="0.0000259827">
                <text:p>0.0000259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999687">
                <text:p>0.0000999687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990932">
                <text:p>0.0000990932</text:p>
              </table:table-cell>
              <table:table-cell office:value-type="float" office:value="0.57416">
                <text:p>0.57416</text:p>
              </table:table-cell>
              <table:table-cell office:value-type="float" office:value="0.0000933002">
                <text:p>0.0000933002</text:p>
              </table:table-cell>
              <table:table-cell office:value-type="float" office:value="0.574114">
                <text:p>0.574114</text:p>
              </table:table-cell>
              <table:table-cell office:value-type="float" office:value="0.0000820349">
                <text:p>0.0000820349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775353">
                <text:p>0.0000775353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70846">
                <text:p>0.000070846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662553">
                <text:p>0.0000662553</text:p>
              </table:table-cell>
              <table:table-cell office:value-type="float" office:value="0.573981">
                <text:p>0.573981</text:p>
              </table:table-cell>
              <table:table-cell office:value-type="float" office:value="0.0000576621">
                <text:p>0.0000576621</text:p>
              </table:table-cell>
              <table:table-cell office:value-type="float" office:value="0.573952">
                <text:p>0.573952</text:p>
              </table:table-cell>
              <table:table-cell office:value-type="float" office:value="0.0000525093">
                <text:p>0.0000525093</text:p>
              </table:table-cell>
              <table:table-cell office:value-type="float" office:value="0.573924">
                <text:p>0.573924</text:p>
              </table:table-cell>
              <table:table-cell office:value-type="float" office:value="0.0000477495">
                <text:p>0.0000477495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436777">
                <text:p>0.0000436777</text:p>
              </table:table-cell>
              <table:table-cell office:value-type="float" office:value="0.573855">
                <text:p>0.573855</text:p>
              </table:table-cell>
              <table:table-cell office:value-type="float" office:value="0.0000373371">
                <text:p>0.0000373371</text:p>
              </table:table-cell>
              <table:table-cell office:value-type="float" office:value="0.573828">
                <text:p>0.573828</text:p>
              </table:table-cell>
              <table:table-cell office:value-type="float" office:value="0.0000338563">
                <text:p>0.0000338563</text:p>
              </table:table-cell>
              <table:table-cell office:value-type="float" office:value="0.573801">
                <text:p>0.573801</text:p>
              </table:table-cell>
              <table:table-cell office:value-type="float" office:value="0.000029955">
                <text:p>0.000029955</text:p>
              </table:table-cell>
              <table:table-cell office:value-type="float" office:value="0.573775">
                <text:p>0.573775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100258">
                <text:p>0.000100258</text:p>
              </table:table-cell>
              <table:table-cell office:value-type="float" office:value="0.585">
                <text:p>0.585</text:p>
              </table:table-cell>
              <table:table-cell office:value-type="float" office:value="0.000099296">
                <text:p>0.000099296</text:p>
              </table:table-cell>
              <table:table-cell office:value-type="float" office:value="0.585">
                <text:p>0.585</text:p>
              </table:table-cell>
              <table:table-cell office:value-type="float" office:value="0.0000934331">
                <text:p>0.0000934331</text:p>
              </table:table-cell>
              <table:table-cell office:value-type="float" office:value="0.585">
                <text:p>0.585</text:p>
              </table:table-cell>
              <table:table-cell office:value-type="float" office:value="0.0000821007">
                <text:p>0.0000821007</text:p>
              </table:table-cell>
              <table:table-cell office:value-type="float" office:value="0.585">
                <text:p>0.585</text:p>
              </table:table-cell>
              <table:table-cell office:value-type="float" office:value="0.0000775768">
                <text:p>0.0000775768</text:p>
              </table:table-cell>
              <table:table-cell office:value-type="float" office:value="0.585">
                <text:p>0.585</text:p>
              </table:table-cell>
              <table:table-cell office:value-type="float" office:value="0.0000708708">
                <text:p>0.0000708708</text:p>
              </table:table-cell>
              <table:table-cell office:value-type="float" office:value="0.585">
                <text:p>0.585</text:p>
              </table:table-cell>
              <table:table-cell office:value-type="float" office:value="0.0000662701">
                <text:p>0.0000662701</text:p>
              </table:table-cell>
              <table:table-cell office:value-type="float" office:value="0.585">
                <text:p>0.585</text:p>
              </table:table-cell>
              <table:table-cell office:value-type="float" office:value="0.0000576684">
                <text:p>0.0000576684</text:p>
              </table:table-cell>
              <table:table-cell office:value-type="float" office:value="0.585">
                <text:p>0.585</text:p>
              </table:table-cell>
              <table:table-cell office:value-type="float" office:value="0.0000525128">
                <text:p>0.0000525128</text:p>
              </table:table-cell>
              <table:table-cell office:value-type="float" office:value="0.585">
                <text:p>0.585</text:p>
              </table:table-cell>
              <table:table-cell office:value-type="float" office:value="0.0000477514">
                <text:p>0.0000477514</text:p>
              </table:table-cell>
              <table:table-cell office:value-type="float" office:value="0.585">
                <text:p>0.585</text:p>
              </table:table-cell>
              <table:table-cell office:value-type="float" office:value="0.0000436787">
                <text:p>0.0000436787</text:p>
              </table:table-cell>
              <table:table-cell office:value-type="float" office:value="0.585">
                <text:p>0.585</text:p>
              </table:table-cell>
              <table:table-cell office:value-type="float" office:value="0.0000373374">
                <text:p>0.0000373374</text:p>
              </table:table-cell>
              <table:table-cell office:value-type="float" office:value="0.585">
                <text:p>0.585</text:p>
              </table:table-cell>
              <table:table-cell office:value-type="float" office:value="0.0000338565">
                <text:p>0.0000338565</text:p>
              </table:table-cell>
              <table:table-cell office:value-type="float" office:value="0.585">
                <text:p>0.585</text:p>
              </table:table-cell>
              <table:table-cell office:value-type="float" office:value="0.0000299551">
                <text:p>0.0000299551</text:p>
              </table:table-cell>
              <table:table-cell office:value-type="float" office:value="0.585">
                <text:p>0.585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100479">
                <text:p>0.000100479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994501">
                <text:p>0.0000994501</text:p>
              </table:table-cell>
              <table:table-cell office:value-type="float" office:value="0.59584">
                <text:p>0.59584</text:p>
              </table:table-cell>
              <table:table-cell office:value-type="float" office:value="0.0000935334">
                <text:p>0.0000935334</text:p>
              </table:table-cell>
              <table:table-cell office:value-type="float" office:value="0.595886">
                <text:p>0.595886</text:p>
              </table:table-cell>
              <table:table-cell office:value-type="float" office:value="0.0000821497">
                <text:p>0.0000821497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776074">
                <text:p>0.0000776074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708889">
                <text:p>0.0000708889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662809">
                <text:p>0.0000662809</text:p>
              </table:table-cell>
              <table:table-cell office:value-type="float" office:value="0.596019">
                <text:p>0.596019</text:p>
              </table:table-cell>
              <table:table-cell office:value-type="float" office:value="0.0000576729">
                <text:p>0.0000576729</text:p>
              </table:table-cell>
              <table:table-cell office:value-type="float" office:value="0.596048">
                <text:p>0.596048</text:p>
              </table:table-cell>
              <table:table-cell office:value-type="float" office:value="0.0000525152">
                <text:p>0.0000525152</text:p>
              </table:table-cell>
              <table:table-cell office:value-type="float" office:value="0.596076">
                <text:p>0.596076</text:p>
              </table:table-cell>
              <table:table-cell office:value-type="float" office:value="0.0000477527">
                <text:p>0.0000477527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436793">
                <text:p>0.0000436793</text:p>
              </table:table-cell>
              <table:table-cell office:value-type="float" office:value="0.596145">
                <text:p>0.596145</text:p>
              </table:table-cell>
              <table:table-cell office:value-type="float" office:value="0.0000373376">
                <text:p>0.0000373376</text:p>
              </table:table-cell>
              <table:table-cell office:value-type="float" office:value="0.596172">
                <text:p>0.596172</text:p>
              </table:table-cell>
              <table:table-cell office:value-type="float" office:value="0.0000338566">
                <text:p>0.0000338566</text:p>
              </table:table-cell>
              <table:table-cell office:value-type="float" office:value="0.596199">
                <text:p>0.596199</text:p>
              </table:table-cell>
              <table:table-cell office:value-type="float" office:value="0.0000299551">
                <text:p>0.0000299551</text:p>
              </table:table-cell>
              <table:table-cell office:value-type="float" office:value="0.596225">
                <text:p>0.596225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100649">
                <text:p>0.000100649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995673">
                <text:p>0.0000995673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93609">
                <text:p>0.000093609</text:p>
              </table:table-cell>
              <table:table-cell office:value-type="float" office:value="0.606771">
                <text:p>0.606771</text:p>
              </table:table-cell>
              <table:table-cell office:value-type="float" office:value="0.0000821862">
                <text:p>0.0000821862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7763">
                <text:p>0.00007763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709022">
                <text:p>0.0000709022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662886">
                <text:p>0.0000662886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0576762">
                <text:p>0.0000576762</text:p>
              </table:table-cell>
              <table:table-cell office:value-type="float" office:value="0.607096">
                <text:p>0.607096</text:p>
              </table:table-cell>
              <table:table-cell office:value-type="float" office:value="0.000052517">
                <text:p>0.000052517</text:p>
              </table:table-cell>
              <table:table-cell office:value-type="float" office:value="0.607152">
                <text:p>0.607152</text:p>
              </table:table-cell>
              <table:table-cell office:value-type="float" office:value="0.0000477536">
                <text:p>0.0000477536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436798">
                <text:p>0.0000436798</text:p>
              </table:table-cell>
              <table:table-cell office:value-type="float" office:value="0.60729">
                <text:p>0.60729</text:p>
              </table:table-cell>
              <table:table-cell office:value-type="float" office:value="0.0000373378">
                <text:p>0.0000373378</text:p>
              </table:table-cell>
              <table:table-cell office:value-type="float" office:value="0.607344">
                <text:p>0.607344</text:p>
              </table:table-cell>
              <table:table-cell office:value-type="float" office:value="0.0000338566">
                <text:p>0.0000338566</text:p>
              </table:table-cell>
              <table:table-cell office:value-type="float" office:value="0.607397">
                <text:p>0.607397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07449">
                <text:p>0.607449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100779">
                <text:p>0.000100779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996562">
                <text:p>0.0000996562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936659">
                <text:p>0.0000936659</text:p>
              </table:table-cell>
              <table:table-cell office:value-type="float" office:value="0.617657">
                <text:p>0.617657</text:p>
              </table:table-cell>
              <table:table-cell office:value-type="float" office:value="0.0000822133">
                <text:p>0.0000822133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776466">
                <text:p>0.0000776466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709118">
                <text:p>0.0000709118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662943">
                <text:p>0.0000662943</text:p>
              </table:table-cell>
              <table:table-cell office:value-type="float" office:value="0.618057">
                <text:p>0.618057</text:p>
              </table:table-cell>
              <table:table-cell office:value-type="float" office:value="0.0000576785">
                <text:p>0.0000576785</text:p>
              </table:table-cell>
              <table:table-cell office:value-type="float" office:value="0.618143">
                <text:p>0.618143</text:p>
              </table:table-cell>
              <table:table-cell office:value-type="float" office:value="0.0000525182">
                <text:p>0.0000525182</text:p>
              </table:table-cell>
              <table:table-cell office:value-type="float" office:value="0.618228">
                <text:p>0.618228</text:p>
              </table:table-cell>
              <table:table-cell office:value-type="float" office:value="0.0000477542">
                <text:p>0.0000477542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436801">
                <text:p>0.0000436801</text:p>
              </table:table-cell>
              <table:table-cell office:value-type="float" office:value="0.618436">
                <text:p>0.618436</text:p>
              </table:table-cell>
              <table:table-cell office:value-type="float" office:value="0.0000373379">
                <text:p>0.0000373379</text:p>
              </table:table-cell>
              <table:table-cell office:value-type="float" office:value="0.618516">
                <text:p>0.618516</text:p>
              </table:table-cell>
              <table:table-cell office:value-type="float" office:value="0.0000338567">
                <text:p>0.0000338567</text:p>
              </table:table-cell>
              <table:table-cell office:value-type="float" office:value="0.618596">
                <text:p>0.618596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18674">
                <text:p>0.618674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100878">
                <text:p>0.000100878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997235">
                <text:p>0.0000997235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937086">
                <text:p>0.0000937086</text:p>
              </table:table-cell>
              <table:table-cell office:value-type="float" office:value="0.628543">
                <text:p>0.628543</text:p>
              </table:table-cell>
              <table:table-cell office:value-type="float" office:value="0.0000822335">
                <text:p>0.0000822335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776589">
                <text:p>0.0000776589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709189">
                <text:p>0.0000709189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662984">
                <text:p>0.0000662984</text:p>
              </table:table-cell>
              <table:table-cell office:value-type="float" office:value="0.629076">
                <text:p>0.629076</text:p>
              </table:table-cell>
              <table:table-cell office:value-type="float" office:value="0.0000576801">
                <text:p>0.0000576801</text:p>
              </table:table-cell>
              <table:table-cell office:value-type="float" office:value="0.629191">
                <text:p>0.629191</text:p>
              </table:table-cell>
              <table:table-cell office:value-type="float" office:value="0.0000525191">
                <text:p>0.0000525191</text:p>
              </table:table-cell>
              <table:table-cell office:value-type="float" office:value="0.629304">
                <text:p>0.629304</text:p>
              </table:table-cell>
              <table:table-cell office:value-type="float" office:value="0.0000477547">
                <text:p>0.0000477547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436803">
                <text:p>0.0000436803</text:p>
              </table:table-cell>
              <table:table-cell office:value-type="float" office:value="0.629581">
                <text:p>0.629581</text:p>
              </table:table-cell>
              <table:table-cell office:value-type="float" office:value="0.000037338">
                <text:p>0.000037338</text:p>
              </table:table-cell>
              <table:table-cell office:value-type="float" office:value="0.629688">
                <text:p>0.629688</text:p>
              </table:table-cell>
              <table:table-cell office:value-type="float" office:value="0.0000338567">
                <text:p>0.0000338567</text:p>
              </table:table-cell>
              <table:table-cell office:value-type="float" office:value="0.629794">
                <text:p>0.629794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29899">
                <text:p>0.629899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100953">
                <text:p>0.000100953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997744">
                <text:p>0.0000997744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937407">
                <text:p>0.0000937407</text:p>
              </table:table-cell>
              <table:table-cell office:value-type="float" office:value="0.639428">
                <text:p>0.639428</text:p>
              </table:table-cell>
              <table:table-cell office:value-type="float" office:value="0.0000822484">
                <text:p>0.0000822484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776679">
                <text:p>0.0000776679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70924">
                <text:p>0.000070924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663013">
                <text:p>0.0000663013</text:p>
              </table:table-cell>
              <table:table-cell office:value-type="float" office:value="0.640095">
                <text:p>0.640095</text:p>
              </table:table-cell>
              <table:table-cell office:value-type="float" office:value="0.0000576813">
                <text:p>0.0000576813</text:p>
              </table:table-cell>
              <table:table-cell office:value-type="float" office:value="0.640239">
                <text:p>0.640239</text:p>
              </table:table-cell>
              <table:table-cell office:value-type="float" office:value="0.0000525197">
                <text:p>0.0000525197</text:p>
              </table:table-cell>
              <table:table-cell office:value-type="float" office:value="0.640381">
                <text:p>0.640381</text:p>
              </table:table-cell>
              <table:table-cell office:value-type="float" office:value="0.000047755">
                <text:p>0.000047755</text:p>
              </table:table-cell>
              <table:table-cell office:value-type="float" office:value="0.64052">
                <text:p>0.64052</text:p>
              </table:table-cell>
              <table:table-cell office:value-type="float" office:value="0.0000436805">
                <text:p>0.0000436805</text:p>
              </table:table-cell>
              <table:table-cell office:value-type="float" office:value="0.640726">
                <text:p>0.640726</text:p>
              </table:table-cell>
              <table:table-cell office:value-type="float" office:value="0.000037338">
                <text:p>0.000037338</text:p>
              </table:table-cell>
              <table:table-cell office:value-type="float" office:value="0.640861">
                <text:p>0.640861</text:p>
              </table:table-cell>
              <table:table-cell office:value-type="float" office:value="0.0000338567">
                <text:p>0.0000338567</text:p>
              </table:table-cell>
              <table:table-cell office:value-type="float" office:value="0.640993">
                <text:p>0.640993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41123">
                <text:p>0.641123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101011">
                <text:p>0.000101011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998128">
                <text:p>0.0000998128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937647">
                <text:p>0.0000937647</text:p>
              </table:table-cell>
              <table:table-cell office:value-type="float" office:value="0.650314">
                <text:p>0.650314</text:p>
              </table:table-cell>
              <table:table-cell office:value-type="float" office:value="0.0000822593">
                <text:p>0.0000822593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776744">
                <text:p>0.0000776744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709277">
                <text:p>0.0000709277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663034">
                <text:p>0.0000663034</text:p>
              </table:table-cell>
              <table:table-cell office:value-type="float" office:value="0.651115">
                <text:p>0.651115</text:p>
              </table:table-cell>
              <table:table-cell office:value-type="float" office:value="0.0000576821">
                <text:p>0.0000576821</text:p>
              </table:table-cell>
              <table:table-cell office:value-type="float" office:value="0.651287">
                <text:p>0.651287</text:p>
              </table:table-cell>
              <table:table-cell office:value-type="float" office:value="0.0000525201">
                <text:p>0.0000525201</text:p>
              </table:table-cell>
              <table:table-cell office:value-type="float" office:value="0.651457">
                <text:p>0.651457</text:p>
              </table:table-cell>
              <table:table-cell office:value-type="float" office:value="0.0000477552">
                <text:p>0.0000477552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436806">
                <text:p>0.0000436806</text:p>
              </table:table-cell>
              <table:table-cell office:value-type="float" office:value="0.651871">
                <text:p>0.651871</text:p>
              </table:table-cell>
              <table:table-cell office:value-type="float" office:value="0.000037338">
                <text:p>0.000037338</text:p>
              </table:table-cell>
              <table:table-cell office:value-type="float" office:value="0.652033">
                <text:p>0.652033</text:p>
              </table:table-cell>
              <table:table-cell office:value-type="float" office:value="0.0000338568">
                <text:p>0.0000338568</text:p>
              </table:table-cell>
              <table:table-cell office:value-type="float" office:value="0.652192">
                <text:p>0.652192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52348">
                <text:p>0.652348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101054">
                <text:p>0.000101054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998416">
                <text:p>0.0000998416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937824">
                <text:p>0.0000937824</text:p>
              </table:table-cell>
              <table:table-cell office:value-type="float" office:value="0.6612">
                <text:p>0.6612</text:p>
              </table:table-cell>
              <table:table-cell office:value-type="float" office:value="0.0000822673">
                <text:p>0.0000822673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776791">
                <text:p>0.0000776791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709303">
                <text:p>0.0000709303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663048">
                <text:p>0.0000663048</text:p>
              </table:table-cell>
              <table:table-cell office:value-type="float" office:value="0.662134">
                <text:p>0.662134</text:p>
              </table:table-cell>
              <table:table-cell office:value-type="float" office:value="0.0000576826">
                <text:p>0.0000576826</text:p>
              </table:table-cell>
              <table:table-cell office:value-type="float" office:value="0.662335">
                <text:p>0.662335</text:p>
              </table:table-cell>
              <table:table-cell office:value-type="float" office:value="0.0000525203">
                <text:p>0.0000525203</text:p>
              </table:table-cell>
              <table:table-cell office:value-type="float" office:value="0.662533">
                <text:p>0.662533</text:p>
              </table:table-cell>
              <table:table-cell office:value-type="float" office:value="0.0000477553">
                <text:p>0.0000477553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436806">
                <text:p>0.0000436806</text:p>
              </table:table-cell>
              <table:table-cell office:value-type="float" office:value="0.663016">
                <text:p>0.663016</text:p>
              </table:table-cell>
              <table:table-cell office:value-type="float" office:value="0.000037338">
                <text:p>0.000037338</text:p>
              </table:table-cell>
              <table:table-cell office:value-type="float" office:value="0.663205">
                <text:p>0.663205</text:p>
              </table:table-cell>
              <table:table-cell office:value-type="float" office:value="0.0000338568">
                <text:p>0.0000338568</text:p>
              </table:table-cell>
              <table:table-cell office:value-type="float" office:value="0.66339">
                <text:p>0.66339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63573">
                <text:p>0.663573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101087">
                <text:p>0.000101087</text:p>
              </table:table-cell>
              <table:table-cell office:value-type="float" office:value="0.67147">
                <text:p>0.67147</text:p>
              </table:table-cell>
              <table:table-cell office:value-type="float" office:value="0.0000998631">
                <text:p>0.0000998631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937955">
                <text:p>0.0000937955</text:p>
              </table:table-cell>
              <table:table-cell office:value-type="float" office:value="0.672085">
                <text:p>0.672085</text:p>
              </table:table-cell>
              <table:table-cell office:value-type="float" office:value="0.000082273">
                <text:p>0.000082273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776825">
                <text:p>0.0000776825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709321">
                <text:p>0.0000709321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663058">
                <text:p>0.0000663058</text:p>
              </table:table-cell>
              <table:table-cell office:value-type="float" office:value="0.673153">
                <text:p>0.673153</text:p>
              </table:table-cell>
              <table:table-cell office:value-type="float" office:value="0.000057683">
                <text:p>0.000057683</text:p>
              </table:table-cell>
              <table:table-cell office:value-type="float" office:value="0.673382">
                <text:p>0.673382</text:p>
              </table:table-cell>
              <table:table-cell office:value-type="float" office:value="0.0000525205">
                <text:p>0.0000525205</text:p>
              </table:table-cell>
              <table:table-cell office:value-type="float" office:value="0.673609">
                <text:p>0.673609</text:p>
              </table:table-cell>
              <table:table-cell office:value-type="float" office:value="0.0000477554">
                <text:p>0.0000477554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436807">
                <text:p>0.0000436807</text:p>
              </table:table-cell>
              <table:table-cell office:value-type="float" office:value="0.674162">
                <text:p>0.674162</text:p>
              </table:table-cell>
              <table:table-cell office:value-type="float" office:value="0.0000373381">
                <text:p>0.0000373381</text:p>
              </table:table-cell>
              <table:table-cell office:value-type="float" office:value="0.674377">
                <text:p>0.674377</text:p>
              </table:table-cell>
              <table:table-cell office:value-type="float" office:value="0.0000338568">
                <text:p>0.0000338568</text:p>
              </table:table-cell>
              <table:table-cell office:value-type="float" office:value="0.674589">
                <text:p>0.674589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74797">
                <text:p>0.674797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101111">
                <text:p>0.000101111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998787">
                <text:p>0.0000998787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938049">
                <text:p>0.0000938049</text:p>
              </table:table-cell>
              <table:table-cell office:value-type="float" office:value="0.682971">
                <text:p>0.682971</text:p>
              </table:table-cell>
              <table:table-cell office:value-type="float" office:value="0.0000822769">
                <text:p>0.0000822769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776847">
                <text:p>0.0000776847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709333">
                <text:p>0.0000709333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663064">
                <text:p>0.0000663064</text:p>
              </table:table-cell>
              <table:table-cell office:value-type="float" office:value="0.684172">
                <text:p>0.684172</text:p>
              </table:table-cell>
              <table:table-cell office:value-type="float" office:value="0.0000576831">
                <text:p>0.0000576831</text:p>
              </table:table-cell>
              <table:table-cell office:value-type="float" office:value="0.68443">
                <text:p>0.68443</text:p>
              </table:table-cell>
              <table:table-cell office:value-type="float" office:value="0.0000525206">
                <text:p>0.0000525206</text:p>
              </table:table-cell>
              <table:table-cell office:value-type="float" office:value="0.684685">
                <text:p>0.684685</text:p>
              </table:table-cell>
              <table:table-cell office:value-type="float" office:value="0.0000477554">
                <text:p>0.0000477554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436807">
                <text:p>0.0000436807</text:p>
              </table:table-cell>
              <table:table-cell office:value-type="float" office:value="0.685307">
                <text:p>0.685307</text:p>
              </table:table-cell>
              <table:table-cell office:value-type="float" office:value="0.000037338">
                <text:p>0.000037338</text:p>
              </table:table-cell>
              <table:table-cell office:value-type="float" office:value="0.685549">
                <text:p>0.685549</text:p>
              </table:table-cell>
              <table:table-cell office:value-type="float" office:value="0.0000338568">
                <text:p>0.0000338568</text:p>
              </table:table-cell>
              <table:table-cell office:value-type="float" office:value="0.685788">
                <text:p>0.685788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86022">
                <text:p>0.686022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101128">
                <text:p>0.000101128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998899">
                <text:p>0.0000998899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938113">
                <text:p>0.0000938113</text:p>
              </table:table-cell>
              <table:table-cell office:value-type="float" office:value="0.693857">
                <text:p>0.693857</text:p>
              </table:table-cell>
              <table:table-cell office:value-type="float" office:value="0.0000822794">
                <text:p>0.0000822794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77686">
                <text:p>0.000077686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709339">
                <text:p>0.0000709339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663066">
                <text:p>0.0000663066</text:p>
              </table:table-cell>
              <table:table-cell office:value-type="float" office:value="0.695191">
                <text:p>0.695191</text:p>
              </table:table-cell>
              <table:table-cell office:value-type="float" office:value="0.0000576832">
                <text:p>0.0000576832</text:p>
              </table:table-cell>
              <table:table-cell office:value-type="float" office:value="0.695478">
                <text:p>0.695478</text:p>
              </table:table-cell>
              <table:table-cell office:value-type="float" office:value="0.0000525205">
                <text:p>0.0000525205</text:p>
              </table:table-cell>
              <table:table-cell office:value-type="float" office:value="0.695761">
                <text:p>0.695761</text:p>
              </table:table-cell>
              <table:table-cell office:value-type="float" office:value="0.0000477553">
                <text:p>0.0000477553</text:p>
              </table:table-cell>
              <table:table-cell office:value-type="float" office:value="0.69604">
                <text:p>0.69604</text:p>
              </table:table-cell>
              <table:table-cell office:value-type="float" office:value="0.0000436806">
                <text:p>0.0000436806</text:p>
              </table:table-cell>
              <table:table-cell office:value-type="float" office:value="0.696452">
                <text:p>0.696452</text:p>
              </table:table-cell>
              <table:table-cell office:value-type="float" office:value="0.000037338">
                <text:p>0.000037338</text:p>
              </table:table-cell>
              <table:table-cell office:value-type="float" office:value="0.696721">
                <text:p>0.696721</text:p>
              </table:table-cell>
              <table:table-cell office:value-type="float" office:value="0.0000338567">
                <text:p>0.0000338567</text:p>
              </table:table-cell>
              <table:table-cell office:value-type="float" office:value="0.696986">
                <text:p>0.696986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697247">
                <text:p>0.697247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998973">
                <text:p>0.0000998973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938153">
                <text:p>0.0000938153</text:p>
              </table:table-cell>
              <table:table-cell office:value-type="float" office:value="0.704742">
                <text:p>0.704742</text:p>
              </table:table-cell>
              <table:table-cell office:value-type="float" office:value="0.0000822807">
                <text:p>0.0000822807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776866">
                <text:p>0.0000776866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70934">
                <text:p>0.000070934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663066">
                <text:p>0.0000663066</text:p>
              </table:table-cell>
              <table:table-cell office:value-type="float" office:value="0.70621">
                <text:p>0.70621</text:p>
              </table:table-cell>
              <table:table-cell office:value-type="float" office:value="0.000057683">
                <text:p>0.000057683</text:p>
              </table:table-cell>
              <table:table-cell office:value-type="float" office:value="0.706526">
                <text:p>0.706526</text:p>
              </table:table-cell>
              <table:table-cell office:value-type="float" office:value="0.0000525204">
                <text:p>0.0000525204</text:p>
              </table:table-cell>
              <table:table-cell office:value-type="float" office:value="0.706837">
                <text:p>0.706837</text:p>
              </table:table-cell>
              <table:table-cell office:value-type="float" office:value="0.0000477553">
                <text:p>0.0000477553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436806">
                <text:p>0.0000436806</text:p>
              </table:table-cell>
              <table:table-cell office:value-type="float" office:value="0.707597">
                <text:p>0.707597</text:p>
              </table:table-cell>
              <table:table-cell office:value-type="float" office:value="0.000037338">
                <text:p>0.000037338</text:p>
              </table:table-cell>
              <table:table-cell office:value-type="float" office:value="0.707893">
                <text:p>0.707893</text:p>
              </table:table-cell>
              <table:table-cell office:value-type="float" office:value="0.0000338567">
                <text:p>0.0000338567</text:p>
              </table:table-cell>
              <table:table-cell office:value-type="float" office:value="0.708185">
                <text:p>0.708185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708471">
                <text:p>0.708471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999017">
                <text:p>0.0000999017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938173">
                <text:p>0.0000938173</text:p>
              </table:table-cell>
              <table:table-cell office:value-type="float" office:value="0.715628">
                <text:p>0.715628</text:p>
              </table:table-cell>
              <table:table-cell office:value-type="float" office:value="0.0000822809">
                <text:p>0.0000822809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776864">
                <text:p>0.0000776864</text:p>
              </table:table-cell>
              <table:table-cell office:value-type="float" office:value="0.71635">
                <text:p>0.71635</text:p>
              </table:table-cell>
              <table:table-cell office:value-type="float" office:value="0.0000709337">
                <text:p>0.0000709337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663063">
                <text:p>0.0000663063</text:p>
              </table:table-cell>
              <table:table-cell office:value-type="float" office:value="0.717229">
                <text:p>0.717229</text:p>
              </table:table-cell>
              <table:table-cell office:value-type="float" office:value="0.0000576828">
                <text:p>0.0000576828</text:p>
              </table:table-cell>
              <table:table-cell office:value-type="float" office:value="0.717573">
                <text:p>0.717573</text:p>
              </table:table-cell>
              <table:table-cell office:value-type="float" office:value="0.0000525202">
                <text:p>0.0000525202</text:p>
              </table:table-cell>
              <table:table-cell office:value-type="float" office:value="0.717913">
                <text:p>0.717913</text:p>
              </table:table-cell>
              <table:table-cell office:value-type="float" office:value="0.0000477551">
                <text:p>0.0000477551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436805">
                <text:p>0.0000436805</text:p>
              </table:table-cell>
              <table:table-cell office:value-type="float" office:value="0.718742">
                <text:p>0.718742</text:p>
              </table:table-cell>
              <table:table-cell office:value-type="float" office:value="0.0000373379">
                <text:p>0.0000373379</text:p>
              </table:table-cell>
              <table:table-cell office:value-type="float" office:value="0.719065">
                <text:p>0.719065</text:p>
              </table:table-cell>
              <table:table-cell office:value-type="float" office:value="0.0000338567">
                <text:p>0.0000338567</text:p>
              </table:table-cell>
              <table:table-cell office:value-type="float" office:value="0.719383">
                <text:p>0.719383</text:p>
              </table:table-cell>
              <table:table-cell office:value-type="float" office:value="0.0000299552">
                <text:p>0.0000299552</text:p>
              </table:table-cell>
              <table:table-cell office:value-type="float" office:value="0.719696">
                <text:p>0.719696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101152">
                <text:p>0.000101152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999033">
                <text:p>0.0000999033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938174">
                <text:p>0.0000938174</text:p>
              </table:table-cell>
              <table:table-cell office:value-type="float" office:value="0.726514">
                <text:p>0.726514</text:p>
              </table:table-cell>
              <table:table-cell office:value-type="float" office:value="0.00008228">
                <text:p>0.00008228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776855">
                <text:p>0.0000776855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709328">
                <text:p>0.0000709328</text:p>
              </table:table-cell>
              <table:table-cell office:value-type="float" office:value="0.72768">
                <text:p>0.72768</text:p>
              </table:table-cell>
              <table:table-cell office:value-type="float" office:value="0.0000663056">
                <text:p>0.0000663056</text:p>
              </table:table-cell>
              <table:table-cell office:value-type="float" office:value="0.728248">
                <text:p>0.728248</text:p>
              </table:table-cell>
              <table:table-cell office:value-type="float" office:value="0.0000576823">
                <text:p>0.0000576823</text:p>
              </table:table-cell>
              <table:table-cell office:value-type="float" office:value="0.728621">
                <text:p>0.728621</text:p>
              </table:table-cell>
              <table:table-cell office:value-type="float" office:value="0.0000525199">
                <text:p>0.0000525199</text:p>
              </table:table-cell>
              <table:table-cell office:value-type="float" office:value="0.728989">
                <text:p>0.728989</text:p>
              </table:table-cell>
              <table:table-cell office:value-type="float" office:value="0.0000477549">
                <text:p>0.0000477549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436803">
                <text:p>0.0000436803</text:p>
              </table:table-cell>
              <table:table-cell office:value-type="float" office:value="0.729888">
                <text:p>0.729888</text:p>
              </table:table-cell>
              <table:table-cell office:value-type="float" office:value="0.0000373379">
                <text:p>0.0000373379</text:p>
              </table:table-cell>
              <table:table-cell office:value-type="float" office:value="0.730238">
                <text:p>0.730238</text:p>
              </table:table-cell>
              <table:table-cell office:value-type="float" office:value="0.0000338566">
                <text:p>0.0000338566</text:p>
              </table:table-cell>
              <table:table-cell office:value-type="float" office:value="0.730582">
                <text:p>0.730582</text:p>
              </table:table-cell>
              <table:table-cell office:value-type="float" office:value="0.0000299551">
                <text:p>0.0000299551</text:p>
              </table:table-cell>
              <table:table-cell office:value-type="float" office:value="0.730921">
                <text:p>0.730921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101151">
                <text:p>0.000101151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999022">
                <text:p>0.0000999022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938155">
                <text:p>0.0000938155</text:p>
              </table:table-cell>
              <table:table-cell office:value-type="float" office:value="0.737399">
                <text:p>0.737399</text:p>
              </table:table-cell>
              <table:table-cell office:value-type="float" office:value="0.0000822779">
                <text:p>0.0000822779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776838">
                <text:p>0.0000776838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709314">
                <text:p>0.0000709314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663045">
                <text:p>0.0000663045</text:p>
              </table:table-cell>
              <table:table-cell office:value-type="float" office:value="0.739267">
                <text:p>0.739267</text:p>
              </table:table-cell>
              <table:table-cell office:value-type="float" office:value="0.0000576816">
                <text:p>0.0000576816</text:p>
              </table:table-cell>
              <table:table-cell office:value-type="float" office:value="0.739669">
                <text:p>0.739669</text:p>
              </table:table-cell>
              <table:table-cell office:value-type="float" office:value="0.0000525194">
                <text:p>0.0000525194</text:p>
              </table:table-cell>
              <table:table-cell office:value-type="float" office:value="0.740066">
                <text:p>0.740066</text:p>
              </table:table-cell>
              <table:table-cell office:value-type="float" office:value="0.0000477545">
                <text:p>0.0000477545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436801">
                <text:p>0.0000436801</text:p>
              </table:table-cell>
              <table:table-cell office:value-type="float" office:value="0.741033">
                <text:p>0.741033</text:p>
              </table:table-cell>
              <table:table-cell office:value-type="float" office:value="0.0000373377">
                <text:p>0.0000373377</text:p>
              </table:table-cell>
              <table:table-cell office:value-type="float" office:value="0.74141">
                <text:p>0.74141</text:p>
              </table:table-cell>
              <table:table-cell office:value-type="float" office:value="0.0000338566">
                <text:p>0.0000338566</text:p>
              </table:table-cell>
              <table:table-cell office:value-type="float" office:value="0.741781">
                <text:p>0.741781</text:p>
              </table:table-cell>
              <table:table-cell office:value-type="float" office:value="0.0000299551">
                <text:p>0.0000299551</text:p>
              </table:table-cell>
              <table:table-cell office:value-type="float" office:value="0.742145">
                <text:p>0.742145</text:p>
              </table:table-cell>
              <table:table-cell office:value-type="float" office:value="0.0000259828">
                <text:p>0.0000259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4713">
                <text:p>0.74713</text:p>
              </table:table-cell>
              <table:table-cell office:value-type="float" office:value="0.0000998984">
                <text:p>0.0000998984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938116">
                <text:p>0.0000938116</text:p>
              </table:table-cell>
              <table:table-cell office:value-type="float" office:value="0.748285">
                <text:p>0.748285</text:p>
              </table:table-cell>
              <table:table-cell office:value-type="float" office:value="0.0000822745">
                <text:p>0.0000822745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776812">
                <text:p>0.0000776812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709293">
                <text:p>0.0000709293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66303">
                <text:p>0.000066303</text:p>
              </table:table-cell>
              <table:table-cell office:value-type="float" office:value="0.750286">
                <text:p>0.750286</text:p>
              </table:table-cell>
              <table:table-cell office:value-type="float" office:value="0.0000576806">
                <text:p>0.0000576806</text:p>
              </table:table-cell>
              <table:table-cell office:value-type="float" office:value="0.750717">
                <text:p>0.750717</text:p>
              </table:table-cell>
              <table:table-cell office:value-type="float" office:value="0.0000525187">
                <text:p>0.0000525187</text:p>
              </table:table-cell>
              <table:table-cell office:value-type="float" office:value="0.751142">
                <text:p>0.751142</text:p>
              </table:table-cell>
              <table:table-cell office:value-type="float" office:value="0.000047754">
                <text:p>0.000047754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436798">
                <text:p>0.0000436798</text:p>
              </table:table-cell>
              <table:table-cell office:value-type="float" office:value="0.752178">
                <text:p>0.752178</text:p>
              </table:table-cell>
              <table:table-cell office:value-type="float" office:value="0.0000373376">
                <text:p>0.0000373376</text:p>
              </table:table-cell>
              <table:table-cell office:value-type="float" office:value="0.752582">
                <text:p>0.752582</text:p>
              </table:table-cell>
              <table:table-cell office:value-type="float" office:value="0.0000338565">
                <text:p>0.0000338565</text:p>
              </table:table-cell>
              <table:table-cell office:value-type="float" office:value="0.752979">
                <text:p>0.752979</text:p>
              </table:table-cell>
              <table:table-cell office:value-type="float" office:value="0.000029955">
                <text:p>0.000029955</text:p>
              </table:table-cell>
              <table:table-cell office:value-type="float" office:value="0.75337">
                <text:p>0.75337</text:p>
              </table:table-cell>
              <table:table-cell office:value-type="float" office:value="0.0000259827">
                <text:p>0.00002598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998916">
                <text:p>0.0000998916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938053">
                <text:p>0.0000938053</text:p>
              </table:table-cell>
              <table:table-cell office:value-type="float" office:value="0.759171">
                <text:p>0.759171</text:p>
              </table:table-cell>
              <table:table-cell office:value-type="float" office:value="0.0000822694">
                <text:p>0.0000822694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776773">
                <text:p>0.0000776773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709263">
                <text:p>0.0000709263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663007">
                <text:p>0.0000663007</text:p>
              </table:table-cell>
              <table:table-cell office:value-type="float" office:value="0.761306">
                <text:p>0.761306</text:p>
              </table:table-cell>
              <table:table-cell office:value-type="float" office:value="0.0000576792">
                <text:p>0.0000576792</text:p>
              </table:table-cell>
              <table:table-cell office:value-type="float" office:value="0.761765">
                <text:p>0.761765</text:p>
              </table:table-cell>
              <table:table-cell office:value-type="float" office:value="0.0000525177">
                <text:p>0.0000525177</text:p>
              </table:table-cell>
              <table:table-cell office:value-type="float" office:value="0.762218">
                <text:p>0.762218</text:p>
              </table:table-cell>
              <table:table-cell office:value-type="float" office:value="0.0000477533">
                <text:p>0.0000477533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436793">
                <text:p>0.0000436793</text:p>
              </table:table-cell>
              <table:table-cell office:value-type="float" office:value="0.763323">
                <text:p>0.763323</text:p>
              </table:table-cell>
              <table:table-cell office:value-type="float" office:value="0.0000373373">
                <text:p>0.0000373373</text:p>
              </table:table-cell>
              <table:table-cell office:value-type="float" office:value="0.763754">
                <text:p>0.763754</text:p>
              </table:table-cell>
              <table:table-cell office:value-type="float" office:value="0.0000338563">
                <text:p>0.0000338563</text:p>
              </table:table-cell>
              <table:table-cell office:value-type="float" office:value="0.764178">
                <text:p>0.764178</text:p>
              </table:table-cell>
              <table:table-cell office:value-type="float" office:value="0.0000299549">
                <text:p>0.0000299549</text:p>
              </table:table-cell>
              <table:table-cell office:value-type="float" office:value="0.764595">
                <text:p>0.764595</text:p>
              </table:table-cell>
              <table:table-cell office:value-type="float" office:value="0.0000259827">
                <text:p>0.0000259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101127">
                <text:p>0.000101127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998812">
                <text:p>0.0000998812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937961">
                <text:p>0.0000937961</text:p>
              </table:table-cell>
              <table:table-cell office:value-type="float" office:value="0.770056">
                <text:p>0.770056</text:p>
              </table:table-cell>
              <table:table-cell office:value-type="float" office:value="0.0000822622">
                <text:p>0.0000822622</text:p>
              </table:table-cell>
              <table:table-cell office:value-type="float" office:value="0.77057">
                <text:p>0.77057</text:p>
              </table:table-cell>
              <table:table-cell office:value-type="float" office:value="0.0000776719">
                <text:p>0.0000776719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70922">
                <text:p>0.000070922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662976">
                <text:p>0.0000662976</text:p>
              </table:table-cell>
              <table:table-cell office:value-type="float" office:value="0.772325">
                <text:p>0.772325</text:p>
              </table:table-cell>
              <table:table-cell office:value-type="float" office:value="0.0000576772">
                <text:p>0.0000576772</text:p>
              </table:table-cell>
              <table:table-cell office:value-type="float" office:value="0.772812">
                <text:p>0.772812</text:p>
              </table:table-cell>
              <table:table-cell office:value-type="float" office:value="0.0000525162">
                <text:p>0.0000525162</text:p>
              </table:table-cell>
              <table:table-cell office:value-type="float" office:value="0.773294">
                <text:p>0.773294</text:p>
              </table:table-cell>
              <table:table-cell office:value-type="float" office:value="0.0000477523">
                <text:p>0.0000477523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436786">
                <text:p>0.0000436786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0373369">
                <text:p>0.0000373369</text:p>
              </table:table-cell>
              <table:table-cell office:value-type="float" office:value="0.774926">
                <text:p>0.774926</text:p>
              </table:table-cell>
              <table:table-cell office:value-type="float" office:value="0.0000338561">
                <text:p>0.0000338561</text:p>
              </table:table-cell>
              <table:table-cell office:value-type="float" office:value="0.775377">
                <text:p>0.775377</text:p>
              </table:table-cell>
              <table:table-cell office:value-type="float" office:value="0.0000299548">
                <text:p>0.0000299548</text:p>
              </table:table-cell>
              <table:table-cell office:value-type="float" office:value="0.775819">
                <text:p>0.775819</text:p>
              </table:table-cell>
              <table:table-cell office:value-type="float" office:value="0.0000259826">
                <text:p>0.0000259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101109">
                <text:p>0.000101109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998664">
                <text:p>0.0000998664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937833">
                <text:p>0.0000937833</text:p>
              </table:table-cell>
              <table:table-cell office:value-type="float" office:value="0.780942">
                <text:p>0.780942</text:p>
              </table:table-cell>
              <table:table-cell office:value-type="float" office:value="0.0000822523">
                <text:p>0.0000822523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776643">
                <text:p>0.0000776643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709161">
                <text:p>0.0000709161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662932">
                <text:p>0.0000662932</text:p>
              </table:table-cell>
              <table:table-cell office:value-type="float" office:value="0.783344">
                <text:p>0.783344</text:p>
              </table:table-cell>
              <table:table-cell office:value-type="float" office:value="0.0000576743">
                <text:p>0.0000576743</text:p>
              </table:table-cell>
              <table:table-cell office:value-type="float" office:value="0.78386">
                <text:p>0.78386</text:p>
              </table:table-cell>
              <table:table-cell office:value-type="float" office:value="0.0000525142">
                <text:p>0.0000525142</text:p>
              </table:table-cell>
              <table:table-cell office:value-type="float" office:value="0.78437">
                <text:p>0.78437</text:p>
              </table:table-cell>
              <table:table-cell office:value-type="float" office:value="0.0000477509">
                <text:p>0.0000477509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436776">
                <text:p>0.0000436776</text:p>
              </table:table-cell>
              <table:table-cell office:value-type="float" office:value="0.785614">
                <text:p>0.785614</text:p>
              </table:table-cell>
              <table:table-cell office:value-type="float" office:value="0.0000373364">
                <text:p>0.0000373364</text:p>
              </table:table-cell>
              <table:table-cell office:value-type="float" office:value="0.786098">
                <text:p>0.786098</text:p>
              </table:table-cell>
              <table:table-cell office:value-type="float" office:value="0.0000338557">
                <text:p>0.0000338557</text:p>
              </table:table-cell>
              <table:table-cell office:value-type="float" office:value="0.786575">
                <text:p>0.786575</text:p>
              </table:table-cell>
              <table:table-cell office:value-type="float" office:value="0.0000299546">
                <text:p>0.0000299546</text:p>
              </table:table-cell>
              <table:table-cell office:value-type="float" office:value="0.787044">
                <text:p>0.787044</text:p>
              </table:table-cell>
              <table:table-cell office:value-type="float" office:value="0.0000259825">
                <text:p>0.0000259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101085">
                <text:p>0.000101085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998461">
                <text:p>0.0000998461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937657">
                <text:p>0.0000937657</text:p>
              </table:table-cell>
              <table:table-cell office:value-type="float" office:value="0.791827">
                <text:p>0.791827</text:p>
              </table:table-cell>
              <table:table-cell office:value-type="float" office:value="0.0000822388">
                <text:p>0.0000822388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77654">
                <text:p>0.000077654</text:p>
              </table:table-cell>
              <table:table-cell office:value-type="float" office:value="0.79297">
                <text:p>0.79297</text:p>
              </table:table-cell>
              <table:table-cell office:value-type="float" office:value="0.000070908">
                <text:p>0.000070908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662871">
                <text:p>0.0000662871</text:p>
              </table:table-cell>
              <table:table-cell office:value-type="float" office:value="0.794363">
                <text:p>0.794363</text:p>
              </table:table-cell>
              <table:table-cell office:value-type="float" office:value="0.0000576704">
                <text:p>0.0000576704</text:p>
              </table:table-cell>
              <table:table-cell office:value-type="float" office:value="0.794908">
                <text:p>0.794908</text:p>
              </table:table-cell>
              <table:table-cell office:value-type="float" office:value="0.0000525113">
                <text:p>0.0000525113</text:p>
              </table:table-cell>
              <table:table-cell office:value-type="float" office:value="0.795446">
                <text:p>0.795446</text:p>
              </table:table-cell>
              <table:table-cell office:value-type="float" office:value="0.0000477488">
                <text:p>0.0000477488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436761">
                <text:p>0.0000436761</text:p>
              </table:table-cell>
              <table:table-cell office:value-type="float" office:value="0.796759">
                <text:p>0.796759</text:p>
              </table:table-cell>
              <table:table-cell office:value-type="float" office:value="0.0000373356">
                <text:p>0.0000373356</text:p>
              </table:table-cell>
              <table:table-cell office:value-type="float" office:value="0.79727">
                <text:p>0.79727</text:p>
              </table:table-cell>
              <table:table-cell office:value-type="float" office:value="0.0000338552">
                <text:p>0.0000338552</text:p>
              </table:table-cell>
              <table:table-cell office:value-type="float" office:value="0.797774">
                <text:p>0.797774</text:p>
              </table:table-cell>
              <table:table-cell office:value-type="float" office:value="0.0000299542">
                <text:p>0.0000299542</text:p>
              </table:table-cell>
              <table:table-cell office:value-type="float" office:value="0.798269">
                <text:p>0.798269</text:p>
              </table:table-cell>
              <table:table-cell office:value-type="float" office:value="0.0000259822">
                <text:p>0.00002598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101051">
                <text:p>0.000101051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998188">
                <text:p>0.0000998188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937421">
                <text:p>0.0000937421</text:p>
              </table:table-cell>
              <table:table-cell office:value-type="float" office:value="0.802713">
                <text:p>0.802713</text:p>
              </table:table-cell>
              <table:table-cell office:value-type="float" office:value="0.0000822205">
                <text:p>0.0000822205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7764">
                <text:p>0.00007764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708968">
                <text:p>0.0000708968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662787">
                <text:p>0.0000662787</text:p>
              </table:table-cell>
              <table:table-cell office:value-type="float" office:value="0.805382">
                <text:p>0.805382</text:p>
              </table:table-cell>
              <table:table-cell office:value-type="float" office:value="0.0000576648">
                <text:p>0.0000576648</text:p>
              </table:table-cell>
              <table:table-cell office:value-type="float" office:value="0.805956">
                <text:p>0.805956</text:p>
              </table:table-cell>
              <table:table-cell office:value-type="float" office:value="0.0000525072">
                <text:p>0.0000525072</text:p>
              </table:table-cell>
              <table:table-cell office:value-type="float" office:value="0.806522">
                <text:p>0.806522</text:p>
              </table:table-cell>
              <table:table-cell office:value-type="float" office:value="0.0000477458">
                <text:p>0.0000477458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436741">
                <text:p>0.0000436741</text:p>
              </table:table-cell>
              <table:table-cell office:value-type="float" office:value="0.807904">
                <text:p>0.807904</text:p>
              </table:table-cell>
              <table:table-cell office:value-type="float" office:value="0.0000373344">
                <text:p>0.0000373344</text:p>
              </table:table-cell>
              <table:table-cell office:value-type="float" office:value="0.808442">
                <text:p>0.808442</text:p>
              </table:table-cell>
              <table:table-cell office:value-type="float" office:value="0.0000338544">
                <text:p>0.0000338544</text:p>
              </table:table-cell>
              <table:table-cell office:value-type="float" office:value="0.808972">
                <text:p>0.808972</text:p>
              </table:table-cell>
              <table:table-cell office:value-type="float" office:value="0.0000299537">
                <text:p>0.0000299537</text:p>
              </table:table-cell>
              <table:table-cell office:value-type="float" office:value="0.809494">
                <text:p>0.809494</text:p>
              </table:table-cell>
              <table:table-cell office:value-type="float" office:value="0.0000259819">
                <text:p>0.0000259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101006">
                <text:p>0.000101006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997822">
                <text:p>0.0000997822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937104">
                <text:p>0.0000937104</text:p>
              </table:table-cell>
              <table:table-cell office:value-type="float" office:value="0.813599">
                <text:p>0.813599</text:p>
              </table:table-cell>
              <table:table-cell office:value-type="float" office:value="0.0000821957">
                <text:p>0.0000821957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77621">
                <text:p>0.000077621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708816">
                <text:p>0.0000708816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662672">
                <text:p>0.0000662672</text:p>
              </table:table-cell>
              <table:table-cell office:value-type="float" office:value="0.816401">
                <text:p>0.816401</text:p>
              </table:table-cell>
              <table:table-cell office:value-type="float" office:value="0.000057657">
                <text:p>0.000057657</text:p>
              </table:table-cell>
              <table:table-cell office:value-type="float" office:value="0.817004">
                <text:p>0.817004</text:p>
              </table:table-cell>
              <table:table-cell office:value-type="float" office:value="0.0000525014">
                <text:p>0.0000525014</text:p>
              </table:table-cell>
              <table:table-cell office:value-type="float" office:value="0.817598">
                <text:p>0.817598</text:p>
              </table:table-cell>
              <table:table-cell office:value-type="float" office:value="0.0000477416">
                <text:p>0.0000477416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436711">
                <text:p>0.0000436711</text:p>
              </table:table-cell>
              <table:table-cell office:value-type="float" office:value="0.819049">
                <text:p>0.819049</text:p>
              </table:table-cell>
              <table:table-cell office:value-type="float" office:value="0.0000373326">
                <text:p>0.0000373326</text:p>
              </table:table-cell>
              <table:table-cell office:value-type="float" office:value="0.819615">
                <text:p>0.819615</text:p>
              </table:table-cell>
              <table:table-cell office:value-type="float" office:value="0.0000338532">
                <text:p>0.0000338532</text:p>
              </table:table-cell>
              <table:table-cell office:value-type="float" office:value="0.820171">
                <text:p>0.820171</text:p>
              </table:table-cell>
              <table:table-cell office:value-type="float" office:value="0.000029953">
                <text:p>0.000029953</text:p>
              </table:table-cell>
              <table:table-cell office:value-type="float" office:value="0.820718">
                <text:p>0.820718</text:p>
              </table:table-cell>
              <table:table-cell office:value-type="float" office:value="0.0000259814">
                <text:p>0.0000259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100947">
                <text:p>0.000100947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997335">
                <text:p>0.0000997335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93668">
                <text:p>0.000093668</text:p>
              </table:table-cell>
              <table:table-cell office:value-type="float" office:value="0.824484">
                <text:p>0.824484</text:p>
              </table:table-cell>
              <table:table-cell office:value-type="float" office:value="0.0000821624">
                <text:p>0.0000821624</text:p>
              </table:table-cell>
              <table:table-cell office:value-type="float" office:value="0.82515">
                <text:p>0.82515</text:p>
              </table:table-cell>
              <table:table-cell office:value-type="float" office:value="0.0000775951">
                <text:p>0.0000775951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708608">
                <text:p>0.0000708608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662512">
                <text:p>0.0000662512</text:p>
              </table:table-cell>
              <table:table-cell office:value-type="float" office:value="0.82742">
                <text:p>0.82742</text:p>
              </table:table-cell>
              <table:table-cell office:value-type="float" office:value="0.0000576462">
                <text:p>0.0000576462</text:p>
              </table:table-cell>
              <table:table-cell office:value-type="float" office:value="0.828051">
                <text:p>0.828051</text:p>
              </table:table-cell>
              <table:table-cell office:value-type="float" office:value="0.0000524932">
                <text:p>0.0000524932</text:p>
              </table:table-cell>
              <table:table-cell office:value-type="float" office:value="0.828674">
                <text:p>0.828674</text:p>
              </table:table-cell>
              <table:table-cell office:value-type="float" office:value="0.0000477356">
                <text:p>0.0000477356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436668">
                <text:p>0.0000436668</text:p>
              </table:table-cell>
              <table:table-cell office:value-type="float" office:value="0.830194">
                <text:p>0.830194</text:p>
              </table:table-cell>
              <table:table-cell office:value-type="float" office:value="0.0000373301">
                <text:p>0.0000373301</text:p>
              </table:table-cell>
              <table:table-cell office:value-type="float" office:value="0.830787">
                <text:p>0.830787</text:p>
              </table:table-cell>
              <table:table-cell office:value-type="float" office:value="0.0000338515">
                <text:p>0.0000338515</text:p>
              </table:table-cell>
              <table:table-cell office:value-type="float" office:value="0.83137">
                <text:p>0.83137</text:p>
              </table:table-cell>
              <table:table-cell office:value-type="float" office:value="0.0000299518">
                <text:p>0.0000299518</text:p>
              </table:table-cell>
              <table:table-cell office:value-type="float" office:value="0.831943">
                <text:p>0.831943</text:p>
              </table:table-cell>
              <table:table-cell office:value-type="float" office:value="0.0000259807">
                <text:p>0.00002598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100869">
                <text:p>0.000100869</text:p>
              </table:table-cell>
              <table:table-cell office:value-type="float" office:value="0.8336">
                <text:p>0.8336</text:p>
              </table:table-cell>
              <table:table-cell office:value-type="float" office:value="0.0000996689">
                <text:p>0.0000996689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936115">
                <text:p>0.0000936115</text:p>
              </table:table-cell>
              <table:table-cell office:value-type="float" office:value="0.83537">
                <text:p>0.83537</text:p>
              </table:table-cell>
              <table:table-cell office:value-type="float" office:value="0.0000821176">
                <text:p>0.0000821176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7756">
                <text:p>0.00007756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708323">
                <text:p>0.0000708323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662292">
                <text:p>0.0000662292</text:p>
              </table:table-cell>
              <table:table-cell office:value-type="float" office:value="0.838439">
                <text:p>0.838439</text:p>
              </table:table-cell>
              <table:table-cell office:value-type="float" office:value="0.000057631">
                <text:p>0.000057631</text:p>
              </table:table-cell>
              <table:table-cell office:value-type="float" office:value="0.839099">
                <text:p>0.839099</text:p>
              </table:table-cell>
              <table:table-cell office:value-type="float" office:value="0.0000524817">
                <text:p>0.0000524817</text:p>
              </table:table-cell>
              <table:table-cell office:value-type="float" office:value="0.839751">
                <text:p>0.839751</text:p>
              </table:table-cell>
              <table:table-cell office:value-type="float" office:value="0.0000477271">
                <text:p>0.0000477271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436605">
                <text:p>0.0000436605</text:p>
              </table:table-cell>
              <table:table-cell office:value-type="float" office:value="0.84134">
                <text:p>0.84134</text:p>
              </table:table-cell>
              <table:table-cell office:value-type="float" office:value="0.0000373263">
                <text:p>0.0000373263</text:p>
              </table:table-cell>
              <table:table-cell office:value-type="float" office:value="0.841959">
                <text:p>0.841959</text:p>
              </table:table-cell>
              <table:table-cell office:value-type="float" office:value="0.0000338489">
                <text:p>0.0000338489</text:p>
              </table:table-cell>
              <table:table-cell office:value-type="float" office:value="0.842568">
                <text:p>0.842568</text:p>
              </table:table-cell>
              <table:table-cell office:value-type="float" office:value="0.0000299501">
                <text:p>0.0000299501</text:p>
              </table:table-cell>
              <table:table-cell office:value-type="float" office:value="0.843168">
                <text:p>0.843168</text:p>
              </table:table-cell>
              <table:table-cell office:value-type="float" office:value="0.0000259796">
                <text:p>0.0000259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100766">
                <text:p>0.000100766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995833">
                <text:p>0.0000995833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935361">
                <text:p>0.0000935361</text:p>
              </table:table-cell>
              <table:table-cell office:value-type="float" office:value="0.846256">
                <text:p>0.846256</text:p>
              </table:table-cell>
              <table:table-cell office:value-type="float" office:value="0.0000820572">
                <text:p>0.0000820572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775124">
                <text:p>0.0000775124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707934">
                <text:p>0.0000707934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661989">
                <text:p>0.0000661989</text:p>
              </table:table-cell>
              <table:table-cell office:value-type="float" office:value="0.849458">
                <text:p>0.849458</text:p>
              </table:table-cell>
              <table:table-cell office:value-type="float" office:value="0.0000576098">
                <text:p>0.0000576098</text:p>
              </table:table-cell>
              <table:table-cell office:value-type="float" office:value="0.850147">
                <text:p>0.850147</text:p>
              </table:table-cell>
              <table:table-cell office:value-type="float" office:value="0.0000524655">
                <text:p>0.0000524655</text:p>
              </table:table-cell>
              <table:table-cell office:value-type="float" office:value="0.850827">
                <text:p>0.850827</text:p>
              </table:table-cell>
              <table:table-cell office:value-type="float" office:value="0.0000477149">
                <text:p>0.0000477149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436516">
                <text:p>0.0000436516</text:p>
              </table:table-cell>
              <table:table-cell office:value-type="float" office:value="0.852485">
                <text:p>0.852485</text:p>
              </table:table-cell>
              <table:table-cell office:value-type="float" office:value="0.0000373208">
                <text:p>0.0000373208</text:p>
              </table:table-cell>
              <table:table-cell office:value-type="float" office:value="0.853131">
                <text:p>0.853131</text:p>
              </table:table-cell>
              <table:table-cell office:value-type="float" office:value="0.0000338451">
                <text:p>0.0000338451</text:p>
              </table:table-cell>
              <table:table-cell office:value-type="float" office:value="0.853767">
                <text:p>0.853767</text:p>
              </table:table-cell>
              <table:table-cell office:value-type="float" office:value="0.0000299475">
                <text:p>0.0000299475</text:p>
              </table:table-cell>
              <table:table-cell office:value-type="float" office:value="0.854392">
                <text:p>0.854392</text:p>
              </table:table-cell>
              <table:table-cell office:value-type="float" office:value="0.0000259778">
                <text:p>0.0000259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100631">
                <text:p>0.000100631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994698">
                <text:p>0.0000994698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934356">
                <text:p>0.0000934356</text:p>
              </table:table-cell>
              <table:table-cell office:value-type="float" office:value="0.857141">
                <text:p>0.857141</text:p>
              </table:table-cell>
              <table:table-cell office:value-type="float" office:value="0.0000819759">
                <text:p>0.0000819759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774479">
                <text:p>0.0000774479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707402">
                <text:p>0.0000707402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661572">
                <text:p>0.0000661572</text:p>
              </table:table-cell>
              <table:table-cell office:value-type="float" office:value="0.860477">
                <text:p>0.860477</text:p>
              </table:table-cell>
              <table:table-cell office:value-type="float" office:value="0.0000575802">
                <text:p>0.0000575802</text:p>
              </table:table-cell>
              <table:table-cell office:value-type="float" office:value="0.861195">
                <text:p>0.861195</text:p>
              </table:table-cell>
              <table:table-cell office:value-type="float" office:value="0.0000524426">
                <text:p>0.0000524426</text:p>
              </table:table-cell>
              <table:table-cell office:value-type="float" office:value="0.861903">
                <text:p>0.861903</text:p>
              </table:table-cell>
              <table:table-cell office:value-type="float" office:value="0.0000476976">
                <text:p>0.0000476976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436387">
                <text:p>0.0000436387</text:p>
              </table:table-cell>
              <table:table-cell office:value-type="float" office:value="0.86363">
                <text:p>0.86363</text:p>
              </table:table-cell>
              <table:table-cell office:value-type="float" office:value="0.0000373128">
                <text:p>0.0000373128</text:p>
              </table:table-cell>
              <table:table-cell office:value-type="float" office:value="0.864303">
                <text:p>0.864303</text:p>
              </table:table-cell>
              <table:table-cell office:value-type="float" office:value="0.0000338394">
                <text:p>0.0000338394</text:p>
              </table:table-cell>
              <table:table-cell office:value-type="float" office:value="0.864966">
                <text:p>0.864966</text:p>
              </table:table-cell>
              <table:table-cell office:value-type="float" office:value="0.0000299436">
                <text:p>0.0000299436</text:p>
              </table:table-cell>
              <table:table-cell office:value-type="float" office:value="0.865617">
                <text:p>0.865617</text:p>
              </table:table-cell>
              <table:table-cell office:value-type="float" office:value="0.0000259752">
                <text:p>0.0000259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100452">
                <text:p>0.000100452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993194">
                <text:p>0.0000993194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933017">
                <text:p>0.0000933017</text:p>
              </table:table-cell>
              <table:table-cell office:value-type="float" office:value="0.868027">
                <text:p>0.868027</text:p>
              </table:table-cell>
              <table:table-cell office:value-type="float" office:value="0.0000818663">
                <text:p>0.0000818663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773603">
                <text:p>0.0000773603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706674">
                <text:p>0.0000706674</text:p>
              </table:table-cell>
              <table:table-cell office:value-type="float" office:value="0.87036">
                <text:p>0.87036</text:p>
              </table:table-cell>
              <table:table-cell office:value-type="float" office:value="0.0000660996">
                <text:p>0.0000660996</text:p>
              </table:table-cell>
              <table:table-cell office:value-type="float" office:value="0.871497">
                <text:p>0.871497</text:p>
              </table:table-cell>
              <table:table-cell office:value-type="float" office:value="0.0000575389">
                <text:p>0.0000575389</text:p>
              </table:table-cell>
              <table:table-cell office:value-type="float" office:value="0.872243">
                <text:p>0.872243</text:p>
              </table:table-cell>
              <table:table-cell office:value-type="float" office:value="0.0000524103">
                <text:p>0.0000524103</text:p>
              </table:table-cell>
              <table:table-cell office:value-type="float" office:value="0.872979">
                <text:p>0.872979</text:p>
              </table:table-cell>
              <table:table-cell office:value-type="float" office:value="0.0000476728">
                <text:p>0.0000476728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436201">
                <text:p>0.0000436201</text:p>
              </table:table-cell>
              <table:table-cell office:value-type="float" office:value="0.874775">
                <text:p>0.874775</text:p>
              </table:table-cell>
              <table:table-cell office:value-type="float" office:value="0.000037301">
                <text:p>0.000037301</text:p>
              </table:table-cell>
              <table:table-cell office:value-type="float" office:value="0.875475">
                <text:p>0.875475</text:p>
              </table:table-cell>
              <table:table-cell office:value-type="float" office:value="0.000033831">
                <text:p>0.000033831</text:p>
              </table:table-cell>
              <table:table-cell office:value-type="float" office:value="0.876164">
                <text:p>0.876164</text:p>
              </table:table-cell>
              <table:table-cell office:value-type="float" office:value="0.0000299377">
                <text:p>0.0000299377</text:p>
              </table:table-cell>
              <table:table-cell office:value-type="float" office:value="0.876842">
                <text:p>0.876842</text:p>
              </table:table-cell>
              <table:table-cell office:value-type="float" office:value="0.0000259712">
                <text:p>0.0000259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100216">
                <text:p>0.000100216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991198">
                <text:p>0.0000991198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931228">
                <text:p>0.0000931228</text:p>
              </table:table-cell>
              <table:table-cell office:value-type="float" office:value="0.878913">
                <text:p>0.878913</text:p>
              </table:table-cell>
              <table:table-cell office:value-type="float" office:value="0.0000817186">
                <text:p>0.0000817186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772413">
                <text:p>0.0000772413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705677">
                <text:p>0.0000705677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660201">
                <text:p>0.0000660201</text:p>
              </table:table-cell>
              <table:table-cell office:value-type="float" office:value="0.882516">
                <text:p>0.882516</text:p>
              </table:table-cell>
              <table:table-cell office:value-type="float" office:value="0.000057481">
                <text:p>0.000057481</text:p>
              </table:table-cell>
              <table:table-cell office:value-type="float" office:value="0.88329">
                <text:p>0.88329</text:p>
              </table:table-cell>
              <table:table-cell office:value-type="float" office:value="0.0000523647">
                <text:p>0.0000523647</text:p>
              </table:table-cell>
              <table:table-cell office:value-type="float" office:value="0.884055">
                <text:p>0.884055</text:p>
              </table:table-cell>
              <table:table-cell office:value-type="float" office:value="0.0000476375">
                <text:p>0.0000476375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435933">
                <text:p>0.0000435933</text:p>
              </table:table-cell>
              <table:table-cell office:value-type="float" office:value="0.88592">
                <text:p>0.88592</text:p>
              </table:table-cell>
              <table:table-cell office:value-type="float" office:value="0.0000372836">
                <text:p>0.0000372836</text:p>
              </table:table-cell>
              <table:table-cell office:value-type="float" office:value="0.886647">
                <text:p>0.886647</text:p>
              </table:table-cell>
              <table:table-cell office:value-type="float" office:value="0.0000338184">
                <text:p>0.0000338184</text:p>
              </table:table-cell>
              <table:table-cell office:value-type="float" office:value="0.887363">
                <text:p>0.887363</text:p>
              </table:table-cell>
              <table:table-cell office:value-type="float" office:value="0.0000299288">
                <text:p>0.0000299288</text:p>
              </table:table-cell>
              <table:table-cell office:value-type="float" office:value="0.888066">
                <text:p>0.888066</text:p>
              </table:table-cell>
              <table:table-cell office:value-type="float" office:value="0.000025965">
                <text:p>0.000025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999042">
                <text:p>0.0000999042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988544">
                <text:p>0.0000988544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928836">
                <text:p>0.0000928836</text:p>
              </table:table-cell>
              <table:table-cell office:value-type="float" office:value="0.889798">
                <text:p>0.889798</text:p>
              </table:table-cell>
              <table:table-cell office:value-type="float" office:value="0.0000815191">
                <text:p>0.0000815191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770796">
                <text:p>0.0000770796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704313">
                <text:p>0.0000704313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659103">
                <text:p>0.0000659103</text:p>
              </table:table-cell>
              <table:table-cell office:value-type="float" office:value="0.893535">
                <text:p>0.893535</text:p>
              </table:table-cell>
              <table:table-cell office:value-type="float" office:value="0.0000574001">
                <text:p>0.0000574001</text:p>
              </table:table-cell>
              <table:table-cell office:value-type="float" office:value="0.894338">
                <text:p>0.894338</text:p>
              </table:table-cell>
              <table:table-cell office:value-type="float" office:value="0.0000523003">
                <text:p>0.0000523003</text:p>
              </table:table-cell>
              <table:table-cell office:value-type="float" office:value="0.895131">
                <text:p>0.895131</text:p>
              </table:table-cell>
              <table:table-cell office:value-type="float" office:value="0.0000475871">
                <text:p>0.0000475871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435546">
                <text:p>0.0000435546</text:p>
              </table:table-cell>
              <table:table-cell office:value-type="float" office:value="0.897066">
                <text:p>0.897066</text:p>
              </table:table-cell>
              <table:table-cell office:value-type="float" office:value="0.0000372582">
                <text:p>0.0000372582</text:p>
              </table:table-cell>
              <table:table-cell office:value-type="float" office:value="0.897819">
                <text:p>0.897819</text:p>
              </table:table-cell>
              <table:table-cell office:value-type="float" office:value="0.0000337998">
                <text:p>0.0000337998</text:p>
              </table:table-cell>
              <table:table-cell office:value-type="float" office:value="0.898561">
                <text:p>0.898561</text:p>
              </table:table-cell>
              <table:table-cell office:value-type="float" office:value="0.0000299155">
                <text:p>0.0000299155</text:p>
              </table:table-cell>
              <table:table-cell office:value-type="float" office:value="0.899291">
                <text:p>0.899291</text:p>
              </table:table-cell>
              <table:table-cell office:value-type="float" office:value="0.0000259556">
                <text:p>0.0000259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994904">
                <text:p>0.0000994904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985007">
                <text:p>0.0000985007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925631">
                <text:p>0.0000925631</text:p>
              </table:table-cell>
              <table:table-cell office:value-type="float" office:value="0.900684">
                <text:p>0.900684</text:p>
              </table:table-cell>
              <table:table-cell office:value-type="float" office:value="0.0000812495">
                <text:p>0.0000812495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768594">
                <text:p>0.0000768594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702442">
                <text:p>0.0000702442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657587">
                <text:p>0.0000657587</text:p>
              </table:table-cell>
              <table:table-cell office:value-type="float" office:value="0.904554">
                <text:p>0.904554</text:p>
              </table:table-cell>
              <table:table-cell office:value-type="float" office:value="0.0000572868">
                <text:p>0.0000572868</text:p>
              </table:table-cell>
              <table:table-cell office:value-type="float" office:value="0.905386">
                <text:p>0.905386</text:p>
              </table:table-cell>
              <table:table-cell office:value-type="float" office:value="0.0000522093">
                <text:p>0.0000522093</text:p>
              </table:table-cell>
              <table:table-cell office:value-type="float" office:value="0.906207">
                <text:p>0.906207</text:p>
              </table:table-cell>
              <table:table-cell office:value-type="float" office:value="0.0000475153">
                <text:p>0.0000475153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434989">
                <text:p>0.0000434989</text:p>
              </table:table-cell>
              <table:table-cell office:value-type="float" office:value="0.908211">
                <text:p>0.908211</text:p>
              </table:table-cell>
              <table:table-cell office:value-type="float" office:value="0.0000372209">
                <text:p>0.0000372209</text:p>
              </table:table-cell>
              <table:table-cell office:value-type="float" office:value="0.908992">
                <text:p>0.908992</text:p>
              </table:table-cell>
              <table:table-cell office:value-type="float" office:value="0.0000337722">
                <text:p>0.0000337722</text:p>
              </table:table-cell>
              <table:table-cell office:value-type="float" office:value="0.90976">
                <text:p>0.90976</text:p>
              </table:table-cell>
              <table:table-cell office:value-type="float" office:value="0.0000298955">
                <text:p>0.0000298955</text:p>
              </table:table-cell>
              <table:table-cell office:value-type="float" office:value="0.910516">
                <text:p>0.910516</text:p>
              </table:table-cell>
              <table:table-cell office:value-type="float" office:value="0.0000259412">
                <text:p>0.0000259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989397">
                <text:p>0.0000989397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980279">
                <text:p>0.0000980279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921325">
                <text:p>0.0000921325</text:p>
              </table:table-cell>
              <table:table-cell office:value-type="float" office:value="0.91157">
                <text:p>0.91157</text:p>
              </table:table-cell>
              <table:table-cell office:value-type="float" office:value="0.000080884">
                <text:p>0.000080884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765591">
                <text:p>0.0000765591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699872">
                <text:p>0.0000699872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655487">
                <text:p>0.0000655487</text:p>
              </table:table-cell>
              <table:table-cell office:value-type="float" office:value="0.915573">
                <text:p>0.915573</text:p>
              </table:table-cell>
              <table:table-cell office:value-type="float" office:value="0.0000571279">
                <text:p>0.0000571279</text:p>
              </table:table-cell>
              <table:table-cell office:value-type="float" office:value="0.916434">
                <text:p>0.916434</text:p>
              </table:table-cell>
              <table:table-cell office:value-type="float" office:value="0.0000520805">
                <text:p>0.0000520805</text:p>
              </table:table-cell>
              <table:table-cell office:value-type="float" office:value="0.917283">
                <text:p>0.917283</text:p>
              </table:table-cell>
              <table:table-cell office:value-type="float" office:value="0.0000474126">
                <text:p>0.0000474126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434184">
                <text:p>0.0000434184</text:p>
              </table:table-cell>
              <table:table-cell office:value-type="float" office:value="0.919356">
                <text:p>0.919356</text:p>
              </table:table-cell>
              <table:table-cell office:value-type="float" office:value="0.0000371661">
                <text:p>0.0000371661</text:p>
              </table:table-cell>
              <table:table-cell office:value-type="float" office:value="0.920164">
                <text:p>0.920164</text:p>
              </table:table-cell>
              <table:table-cell office:value-type="float" office:value="0.0000337311">
                <text:p>0.0000337311</text:p>
              </table:table-cell>
              <table:table-cell office:value-type="float" office:value="0.920959">
                <text:p>0.920959</text:p>
              </table:table-cell>
              <table:table-cell office:value-type="float" office:value="0.0000298652">
                <text:p>0.0000298652</text:p>
              </table:table-cell>
              <table:table-cell office:value-type="float" office:value="0.92174">
                <text:p>0.92174</text:p>
              </table:table-cell>
              <table:table-cell office:value-type="float" office:value="0.0000259193">
                <text:p>0.00002591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982031">
                <text:p>0.0000982031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973929">
                <text:p>0.0000973929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915516">
                <text:p>0.0000915516</text:p>
              </table:table-cell>
              <table:table-cell office:value-type="float" office:value="0.922455">
                <text:p>0.922455</text:p>
              </table:table-cell>
              <table:table-cell office:value-type="float" office:value="0.0000803872">
                <text:p>0.0000803872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761483">
                <text:p>0.0000761483</text:p>
              </table:table-cell>
              <table:table-cell office:value-type="float" office:value="0.92432">
                <text:p>0.92432</text:p>
              </table:table-cell>
              <table:table-cell office:value-type="float" office:value="0.0000696333">
                <text:p>0.0000696333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652576">
                <text:p>0.0000652576</text:p>
              </table:table-cell>
              <table:table-cell office:value-type="float" office:value="0.926592">
                <text:p>0.926592</text:p>
              </table:table-cell>
              <table:table-cell office:value-type="float" office:value="0.0000569051">
                <text:p>0.0000569051</text:p>
              </table:table-cell>
              <table:table-cell office:value-type="float" office:value="0.927481">
                <text:p>0.927481</text:p>
              </table:table-cell>
              <table:table-cell office:value-type="float" office:value="0.0000518983">
                <text:p>0.0000518983</text:p>
              </table:table-cell>
              <table:table-cell office:value-type="float" office:value="0.928359">
                <text:p>0.928359</text:p>
              </table:table-cell>
              <table:table-cell office:value-type="float" office:value="0.0000472658">
                <text:p>0.0000472658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433022">
                <text:p>0.0000433022</text:p>
              </table:table-cell>
              <table:table-cell office:value-type="float" office:value="0.930501">
                <text:p>0.930501</text:p>
              </table:table-cell>
              <table:table-cell office:value-type="float" office:value="0.0000370856">
                <text:p>0.0000370856</text:p>
              </table:table-cell>
              <table:table-cell office:value-type="float" office:value="0.931336">
                <text:p>0.931336</text:p>
              </table:table-cell>
              <table:table-cell office:value-type="float" office:value="0.00003367">
                <text:p>0.00003367</text:p>
              </table:table-cell>
              <table:table-cell office:value-type="float" office:value="0.932157">
                <text:p>0.932157</text:p>
              </table:table-cell>
              <table:table-cell office:value-type="float" office:value="0.0000298197">
                <text:p>0.0000298197</text:p>
              </table:table-cell>
              <table:table-cell office:value-type="float" office:value="0.932965">
                <text:p>0.932965</text:p>
              </table:table-cell>
              <table:table-cell office:value-type="float" office:value="0.0000258858">
                <text:p>0.00002588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97211">
                <text:p>0.000097211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965353">
                <text:p>0.0000965353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907642">
                <text:p>0.0000907642</text:p>
              </table:table-cell>
              <table:table-cell office:value-type="float" office:value="0.933341">
                <text:p>0.933341</text:p>
              </table:table-cell>
              <table:table-cell office:value-type="float" office:value="0.000079709">
                <text:p>0.000079709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755846">
                <text:p>0.0000755846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691447">
                <text:p>0.0000691447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648528">
                <text:p>0.0000648528</text:p>
              </table:table-cell>
              <table:table-cell office:value-type="float" office:value="0.937611">
                <text:p>0.937611</text:p>
              </table:table-cell>
              <table:table-cell office:value-type="float" office:value="0.0000565916">
                <text:p>0.0000565916</text:p>
              </table:table-cell>
              <table:table-cell office:value-type="float" office:value="0.938529">
                <text:p>0.938529</text:p>
              </table:table-cell>
              <table:table-cell office:value-type="float" office:value="0.0000516397">
                <text:p>0.0000516397</text:p>
              </table:table-cell>
              <table:table-cell office:value-type="float" office:value="0.939435">
                <text:p>0.939435</text:p>
              </table:table-cell>
              <table:table-cell office:value-type="float" office:value="0.0000470557">
                <text:p>0.0000470557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431341">
                <text:p>0.0000431341</text:p>
              </table:table-cell>
              <table:table-cell office:value-type="float" office:value="0.941646">
                <text:p>0.941646</text:p>
              </table:table-cell>
              <table:table-cell office:value-type="float" office:value="0.0000369673">
                <text:p>0.0000369673</text:p>
              </table:table-cell>
              <table:table-cell office:value-type="float" office:value="0.942508">
                <text:p>0.942508</text:p>
              </table:table-cell>
              <table:table-cell office:value-type="float" office:value="0.0000335791">
                <text:p>0.0000335791</text:p>
              </table:table-cell>
              <table:table-cell office:value-type="float" office:value="0.943356">
                <text:p>0.943356</text:p>
              </table:table-cell>
              <table:table-cell office:value-type="float" office:value="0.0000297512">
                <text:p>0.0000297512</text:p>
              </table:table-cell>
              <table:table-cell office:value-type="float" office:value="0.94419">
                <text:p>0.94419</text:p>
              </table:table-cell>
              <table:table-cell office:value-type="float" office:value="0.0000258347">
                <text:p>0.00002583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958628">
                <text:p>0.0000958628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953676">
                <text:p>0.0000953676</text:p>
              </table:table-cell>
              <table:table-cell office:value-type="float" office:value="0.94271">
                <text:p>0.94271</text:p>
              </table:table-cell>
              <table:table-cell office:value-type="float" office:value="0.0000896891">
                <text:p>0.0000896891</text:p>
              </table:table-cell>
              <table:table-cell office:value-type="float" office:value="0.944227">
                <text:p>0.944227</text:p>
              </table:table-cell>
              <table:table-cell office:value-type="float" office:value="0.0000787778">
                <text:p>0.0000787778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748069">
                <text:p>0.0000748069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684669">
                <text:p>0.0000684669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642878">
                <text:p>0.0000642878</text:p>
              </table:table-cell>
              <table:table-cell office:value-type="float" office:value="0.94863">
                <text:p>0.94863</text:p>
              </table:table-cell>
              <table:table-cell office:value-type="float" office:value="0.0000561494">
                <text:p>0.0000561494</text:p>
              </table:table-cell>
              <table:table-cell office:value-type="float" office:value="0.949577">
                <text:p>0.949577</text:p>
              </table:table-cell>
              <table:table-cell office:value-type="float" office:value="0.000051272">
                <text:p>0.000051272</text:p>
              </table:table-cell>
              <table:table-cell office:value-type="float" office:value="0.950512">
                <text:p>0.950512</text:p>
              </table:table-cell>
              <table:table-cell office:value-type="float" office:value="0.0000467543">
                <text:p>0.0000467543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428907">
                <text:p>0.0000428907</text:p>
              </table:table-cell>
              <table:table-cell office:value-type="float" office:value="0.952792">
                <text:p>0.952792</text:p>
              </table:table-cell>
              <table:table-cell office:value-type="float" office:value="0.0000367931">
                <text:p>0.0000367931</text:p>
              </table:table-cell>
              <table:table-cell office:value-type="float" office:value="0.95368">
                <text:p>0.95368</text:p>
              </table:table-cell>
              <table:table-cell office:value-type="float" office:value="0.0000334438">
                <text:p>0.0000334438</text:p>
              </table:table-cell>
              <table:table-cell office:value-type="float" office:value="0.954554">
                <text:p>0.954554</text:p>
              </table:table-cell>
              <table:table-cell office:value-type="float" office:value="0.0000296477">
                <text:p>0.0000296477</text:p>
              </table:table-cell>
              <table:table-cell office:value-type="float" office:value="0.955414">
                <text:p>0.955414</text:p>
              </table:table-cell>
              <table:table-cell office:value-type="float" office:value="0.0000257564">
                <text:p>0.0000257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940077">
                <text:p>0.0000940077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937601">
                <text:p>0.0000937601</text:p>
              </table:table-cell>
              <table:table-cell office:value-type="float" office:value="0.95355">
                <text:p>0.95355</text:p>
              </table:table-cell>
              <table:table-cell office:value-type="float" office:value="0.000088207">
                <text:p>0.000088207</text:p>
              </table:table-cell>
              <table:table-cell office:value-type="float" office:value="0.955112">
                <text:p>0.955112</text:p>
              </table:table-cell>
              <table:table-cell office:value-type="float" office:value="0.0000774892">
                <text:p>0.0000774892</text:p>
              </table:table-cell>
              <table:table-cell office:value-type="float" office:value="0.95614">
                <text:p>0.95614</text:p>
              </table:table-cell>
              <table:table-cell office:value-type="float" office:value="0.0000737268">
                <text:p>0.0000737268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675213">
                <text:p>0.0000675213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634954">
                <text:p>0.0000634954</text:p>
              </table:table-cell>
              <table:table-cell office:value-type="float" office:value="0.959649">
                <text:p>0.959649</text:p>
              </table:table-cell>
              <table:table-cell office:value-type="float" office:value="0.0000555231">
                <text:p>0.0000555231</text:p>
              </table:table-cell>
              <table:table-cell office:value-type="float" office:value="0.960625">
                <text:p>0.960625</text:p>
              </table:table-cell>
              <table:table-cell office:value-type="float" office:value="0.0000507474">
                <text:p>0.0000507474</text:p>
              </table:table-cell>
              <table:table-cell office:value-type="float" office:value="0.961588">
                <text:p>0.961588</text:p>
              </table:table-cell>
              <table:table-cell office:value-type="float" office:value="0.0000463206">
                <text:p>0.0000463206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425372">
                <text:p>0.0000425372</text:p>
              </table:table-cell>
              <table:table-cell office:value-type="float" office:value="0.963937">
                <text:p>0.963937</text:p>
              </table:table-cell>
              <table:table-cell office:value-type="float" office:value="0.0000365363">
                <text:p>0.0000365363</text:p>
              </table:table-cell>
              <table:table-cell office:value-type="float" office:value="0.964852">
                <text:p>0.964852</text:p>
              </table:table-cell>
              <table:table-cell office:value-type="float" office:value="0.0000332418">
                <text:p>0.0000332418</text:p>
              </table:table-cell>
              <table:table-cell office:value-type="float" office:value="0.965753">
                <text:p>0.965753</text:p>
              </table:table-cell>
              <table:table-cell office:value-type="float" office:value="0.0000294914">
                <text:p>0.0000294914</text:p>
              </table:table-cell>
              <table:table-cell office:value-type="float" office:value="0.966639">
                <text:p>0.966639</text:p>
              </table:table-cell>
              <table:table-cell office:value-type="float" office:value="0.0000256366">
                <text:p>0.00002563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91411">
                <text:p>0.000091411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915137">
                <text:p>0.0000915137</text:p>
              </table:table-cell>
              <table:table-cell office:value-type="float" office:value="0.96439">
                <text:p>0.96439</text:p>
              </table:table-cell>
              <table:table-cell office:value-type="float" office:value="0.0000861366">
                <text:p>0.0000861366</text:p>
              </table:table-cell>
              <table:table-cell office:value-type="float" office:value="0.965998">
                <text:p>0.965998</text:p>
              </table:table-cell>
              <table:table-cell office:value-type="float" office:value="0.0000756864">
                <text:p>0.0000756864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722122">
                <text:p>0.0000722122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661909">
                <text:p>0.0000661909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623757">
                <text:p>0.0000623757</text:p>
              </table:table-cell>
              <table:table-cell office:value-type="float" office:value="0.970668">
                <text:p>0.970668</text:p>
              </table:table-cell>
              <table:table-cell office:value-type="float" office:value="0.0000546309">
                <text:p>0.0000546309</text:p>
              </table:table-cell>
              <table:table-cell office:value-type="float" office:value="0.971673">
                <text:p>0.971673</text:p>
              </table:table-cell>
              <table:table-cell office:value-type="float" office:value="0.000049995">
                <text:p>0.000049995</text:p>
              </table:table-cell>
              <table:table-cell office:value-type="float" office:value="0.972664">
                <text:p>0.972664</text:p>
              </table:table-cell>
              <table:table-cell office:value-type="float" office:value="0.0000456939">
                <text:p>0.0000456939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42022">
                <text:p>0.000042022</text:p>
              </table:table-cell>
              <table:table-cell office:value-type="float" office:value="0.975082">
                <text:p>0.975082</text:p>
              </table:table-cell>
              <table:table-cell office:value-type="float" office:value="0.0000361565">
                <text:p>0.0000361565</text:p>
              </table:table-cell>
              <table:table-cell office:value-type="float" office:value="0.976024">
                <text:p>0.976024</text:p>
              </table:table-cell>
              <table:table-cell office:value-type="float" office:value="0.00003294">
                <text:p>0.00003294</text:p>
              </table:table-cell>
              <table:table-cell office:value-type="float" office:value="0.976952">
                <text:p>0.976952</text:p>
              </table:table-cell>
              <table:table-cell office:value-type="float" office:value="0.000029255">
                <text:p>0.000029255</text:p>
              </table:table-cell>
              <table:table-cell office:value-type="float" office:value="0.977864">
                <text:p>0.977864</text:p>
              </table:table-cell>
              <table:table-cell office:value-type="float" office:value="0.000025453">
                <text:p>0.00002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87688">
                <text:p>0.000087688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883072">
                <text:p>0.0000883072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831901">
                <text:p>0.0000831901</text:p>
              </table:table-cell>
              <table:table-cell office:value-type="float" office:value="0.976884">
                <text:p>0.976884</text:p>
              </table:table-cell>
              <table:table-cell office:value-type="float" office:value="0.0000731253">
                <text:p>0.0000731253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700596">
                <text:p>0.0000700596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642971">
                <text:p>0.0000642971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607774">
                <text:p>0.0000607774</text:p>
              </table:table-cell>
              <table:table-cell office:value-type="float" office:value="0.981688">
                <text:p>0.981688</text:p>
              </table:table-cell>
              <table:table-cell office:value-type="float" office:value="0.0000533493">
                <text:p>0.0000533493</text:p>
              </table:table-cell>
              <table:table-cell office:value-type="float" office:value="0.98272">
                <text:p>0.98272</text:p>
              </table:table-cell>
              <table:table-cell office:value-type="float" office:value="0.0000489083">
                <text:p>0.0000489083</text:p>
              </table:table-cell>
              <table:table-cell office:value-type="float" office:value="0.98374">
                <text:p>0.98374</text:p>
              </table:table-cell>
              <table:table-cell office:value-type="float" office:value="0.0000447828">
                <text:p>0.0000447828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412674">
                <text:p>0.0000412674</text:p>
              </table:table-cell>
              <table:table-cell office:value-type="float" office:value="0.986227">
                <text:p>0.986227</text:p>
              </table:table-cell>
              <table:table-cell office:value-type="float" office:value="0.0000355927">
                <text:p>0.0000355927</text:p>
              </table:table-cell>
              <table:table-cell office:value-type="float" office:value="0.987196">
                <text:p>0.987196</text:p>
              </table:table-cell>
              <table:table-cell office:value-type="float" office:value="0.0000324872">
                <text:p>0.0000324872</text:p>
              </table:table-cell>
              <table:table-cell office:value-type="float" office:value="0.98815">
                <text:p>0.98815</text:p>
              </table:table-cell>
              <table:table-cell office:value-type="float" office:value="0.0000288964">
                <text:p>0.0000288964</text:p>
              </table:table-cell>
              <table:table-cell office:value-type="float" office:value="0.989088">
                <text:p>0.989088</text:p>
              </table:table-cell>
              <table:table-cell office:value-type="float" office:value="0.0000251709">
                <text:p>0.0000251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821616">
                <text:p>0.0000821616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835895">
                <text:p>0.0000835895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788838">
                <text:p>0.0000788838</text:p>
              </table:table-cell>
              <table:table-cell office:value-type="float" office:value="0.987769">
                <text:p>0.987769</text:p>
              </table:table-cell>
              <table:table-cell office:value-type="float" office:value="0.0000694066">
                <text:p>0.0000694066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669411">
                <text:p>0.0000669411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615555">
                <text:p>0.0000615555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584621">
                <text:p>0.0000584621</text:p>
              </table:table-cell>
              <table:table-cell office:value-type="float" office:value="0.992707">
                <text:p>0.992707</text:p>
              </table:table-cell>
              <table:table-cell office:value-type="float" office:value="0.0000514864">
                <text:p>0.0000514864</text:p>
              </table:table-cell>
              <table:table-cell office:value-type="float" office:value="0.993768">
                <text:p>0.993768</text:p>
              </table:table-cell>
              <table:table-cell office:value-type="float" office:value="0.0000473225">
                <text:p>0.0000473225</text:p>
              </table:table-cell>
              <table:table-cell office:value-type="float" office:value="0.994816">
                <text:p>0.994816</text:p>
              </table:table-cell>
              <table:table-cell office:value-type="float" office:value="0.0000434465">
                <text:p>0.0000434465</text:p>
              </table:table-cell>
              <table:table-cell office:value-type="float" office:value="0.99585">
                <text:p>0.99585</text:p>
              </table:table-cell>
              <table:table-cell office:value-type="float" office:value="0.0000401535">
                <text:p>0.0000401535</text:p>
              </table:table-cell>
              <table:table-cell office:value-type="float" office:value="0.997372">
                <text:p>0.997372</text:p>
              </table:table-cell>
              <table:table-cell office:value-type="float" office:value="0.0000347506">
                <text:p>0.0000347506</text:p>
              </table:table-cell>
              <table:table-cell office:value-type="float" office:value="0.998369">
                <text:p>0.998369</text:p>
              </table:table-cell>
              <table:table-cell office:value-type="float" office:value="0.0000318046">
                <text:p>0.0000318046</text:p>
              </table:table-cell>
              <table:table-cell office:value-type="float" office:value="0.999349">
                <text:p>0.999349</text:p>
              </table:table-cell>
              <table:table-cell office:value-type="float" office:value="0.0000283499">
                <text:p>0.0000283499</text:p>
              </table:table-cell>
              <table:table-cell office:value-type="float" office:value="1.00031">
                <text:p>1.00031</text:p>
              </table:table-cell>
              <table:table-cell office:value-type="float" office:value="0.000024736">
                <text:p>0.000024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735215">
                <text:p>0.0000735215</text:p>
              </table:table-cell>
              <table:table-cell office:value-type="float" office:value="0.99573">
                <text:p>0.99573</text:p>
              </table:table-cell>
              <table:table-cell office:value-type="float" office:value="0.0000763293">
                <text:p>0.0000763293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723392">
                <text:p>0.0000723392</text:p>
              </table:table-cell>
              <table:table-cell office:value-type="float" office:value="0.998655">
                <text:p>0.998655</text:p>
              </table:table-cell>
              <table:table-cell office:value-type="float" office:value="0.0000638323">
                <text:p>0.0000638323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622957">
                <text:p>0.0000622957</text:p>
              </table:table-cell>
              <table:table-cell office:value-type="float" office:value="1.00094">
                <text:p>1.00094</text:p>
              </table:table-cell>
              <table:table-cell office:value-type="float" office:value="0.0000574889">
                <text:p>0.0000574889</text:p>
              </table:table-cell>
              <table:table-cell office:value-type="float" office:value="1.00206">
                <text:p>1.00206</text:p>
              </table:table-cell>
              <table:table-cell office:value-type="float" office:value="0.000055036">
                <text:p>0.000055036</text:p>
              </table:table-cell>
              <table:table-cell office:value-type="float" office:value="1.00373">
                <text:p>1.00373</text:p>
              </table:table-cell>
              <table:table-cell office:value-type="float" office:value="0.0000487311">
                <text:p>0.0000487311</text:p>
              </table:table-cell>
              <table:table-cell office:value-type="float" office:value="1.00482">
                <text:p>1.00482</text:p>
              </table:table-cell>
              <table:table-cell office:value-type="float" office:value="0.0000449732">
                <text:p>0.0000449732</text:p>
              </table:table-cell>
              <table:table-cell office:value-type="float" office:value="1.00589">
                <text:p>1.00589</text:p>
              </table:table-cell>
              <table:table-cell office:value-type="float" office:value="0.0000414605">
                <text:p>0.0000414605</text:p>
              </table:table-cell>
              <table:table-cell office:value-type="float" office:value="1.00695">
                <text:p>1.00695</text:p>
              </table:table-cell>
              <table:table-cell office:value-type="float" office:value="0.0000384906">
                <text:p>0.0000384906</text:p>
              </table:table-cell>
              <table:table-cell office:value-type="float" office:value="1.00852">
                <text:p>1.00852</text:p>
              </table:table-cell>
              <table:table-cell office:value-type="float" office:value="0.0000334816">
                <text:p>0.0000334816</text:p>
              </table:table-cell>
              <table:table-cell office:value-type="float" office:value="1.00954">
                <text:p>1.00954</text:p>
              </table:table-cell>
              <table:table-cell office:value-type="float" office:value="0.0000307676">
                <text:p>0.0000307676</text:p>
              </table:table-cell>
              <table:table-cell office:value-type="float" office:value="1.01055">
                <text:p>1.01055</text:p>
              </table:table-cell>
              <table:table-cell office:value-type="float" office:value="0.0000275119">
                <text:p>0.0000275119</text:p>
              </table:table-cell>
              <table:table-cell office:value-type="float" office:value="1.01154">
                <text:p>1.01154</text:p>
              </table:table-cell>
              <table:table-cell office:value-type="float" office:value="0.0000240618">
                <text:p>0.00002406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588537">
                <text:p>0.0000588537</text:p>
              </table:table-cell>
              <table:table-cell office:value-type="float" office:value="1.00654">
                <text:p>1.00654</text:p>
              </table:table-cell>
              <table:table-cell office:value-type="float" office:value="0.0000643456">
                <text:p>0.0000643456</text:p>
              </table:table-cell>
              <table:table-cell office:value-type="float" office:value="1.00775">
                <text:p>1.00775</text:p>
              </table:table-cell>
              <table:table-cell office:value-type="float" office:value="0.000061778">
                <text:p>0.000061778</text:p>
              </table:table-cell>
              <table:table-cell office:value-type="float" office:value="1.00954">
                <text:p>1.00954</text:p>
              </table:table-cell>
              <table:table-cell office:value-type="float" office:value="0.0000550643">
                <text:p>0.0000550643</text:p>
              </table:table-cell>
              <table:table-cell office:value-type="float" office:value="1.01072">
                <text:p>1.01072</text:p>
              </table:table-cell>
              <table:table-cell office:value-type="float" office:value="0.0000550805">
                <text:p>0.0000550805</text:p>
              </table:table-cell>
              <table:table-cell office:value-type="float" office:value="1.01189">
                <text:p>1.01189</text:p>
              </table:table-cell>
              <table:table-cell office:value-type="float" office:value="0.0000512335">
                <text:p>0.0000512335</text:p>
              </table:table-cell>
              <table:table-cell office:value-type="float" office:value="1.01304">
                <text:p>1.01304</text:p>
              </table:table-cell>
              <table:table-cell office:value-type="float" office:value="0.0000498031">
                <text:p>0.0000498031</text:p>
              </table:table-cell>
              <table:table-cell office:value-type="float" office:value="1.01474">
                <text:p>1.01474</text:p>
              </table:table-cell>
              <table:table-cell office:value-type="float" office:value="0.0000445494">
                <text:p>0.0000445494</text:p>
              </table:table-cell>
              <table:table-cell office:value-type="float" office:value="1.01586">
                <text:p>1.01586</text:p>
              </table:table-cell>
              <table:table-cell office:value-type="float" office:value="0.0000414137">
                <text:p>0.0000414137</text:p>
              </table:table-cell>
              <table:table-cell office:value-type="float" office:value="1.01697">
                <text:p>1.01697</text:p>
              </table:table-cell>
              <table:table-cell office:value-type="float" office:value="0.000038451">
                <text:p>0.000038451</text:p>
              </table:table-cell>
              <table:table-cell office:value-type="float" office:value="1.01806">
                <text:p>1.01806</text:p>
              </table:table-cell>
              <table:table-cell office:value-type="float" office:value="0.0000359657">
                <text:p>0.0000359657</text:p>
              </table:table-cell>
              <table:table-cell office:value-type="float" office:value="1.01966">
                <text:p>1.01966</text:p>
              </table:table-cell>
              <table:table-cell office:value-type="float" office:value="0.000031543">
                <text:p>0.000031543</text:p>
              </table:table-cell>
              <table:table-cell office:value-type="float" office:value="1.02071">
                <text:p>1.02071</text:p>
              </table:table-cell>
              <table:table-cell office:value-type="float" office:value="0.0000291739">
                <text:p>0.0000291739</text:p>
              </table:table-cell>
              <table:table-cell office:value-type="float" office:value="1.02175">
                <text:p>1.02175</text:p>
              </table:table-cell>
              <table:table-cell office:value-type="float" office:value="0.0000262142">
                <text:p>0.0000262142</text:p>
              </table:table-cell>
              <table:table-cell office:value-type="float" office:value="1.02276">
                <text:p>1.02276</text:p>
              </table:table-cell>
              <table:table-cell office:value-type="float" office:value="0.0000230081">
                <text:p>0.0000230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0300924">
                <text:p>0.0000300924</text:p>
              </table:table-cell>
              <table:table-cell office:value-type="float" office:value="1.01735">
                <text:p>1.01735</text:p>
              </table:table-cell>
              <table:table-cell office:value-type="float" office:value="0.0000420802">
                <text:p>0.0000420802</text:p>
              </table:table-cell>
              <table:table-cell office:value-type="float" office:value="1.01859">
                <text:p>1.01859</text:p>
              </table:table-cell>
              <table:table-cell office:value-type="float" office:value="0.0000429665">
                <text:p>0.0000429665</text:p>
              </table:table-cell>
              <table:table-cell office:value-type="float" office:value="1.02043">
                <text:p>1.02043</text:p>
              </table:table-cell>
              <table:table-cell office:value-type="float" office:value="0.0000401718">
                <text:p>0.0000401718</text:p>
              </table:table-cell>
              <table:table-cell office:value-type="float" office:value="1.02164">
                <text:p>1.02164</text:p>
              </table:table-cell>
              <table:table-cell office:value-type="float" office:value="0.0000431136">
                <text:p>0.0000431136</text:p>
              </table:table-cell>
              <table:table-cell office:value-type="float" office:value="1.02283">
                <text:p>1.02283</text:p>
              </table:table-cell>
              <table:table-cell office:value-type="float" office:value="0.0000410522">
                <text:p>0.0000410522</text:p>
              </table:table-cell>
              <table:table-cell office:value-type="float" office:value="1.02402">
                <text:p>1.02402</text:p>
              </table:table-cell>
              <table:table-cell office:value-type="float" office:value="0.0000414109">
                <text:p>0.0000414109</text:p>
              </table:table-cell>
              <table:table-cell office:value-type="float" office:value="1.02576">
                <text:p>1.02576</text:p>
              </table:table-cell>
              <table:table-cell office:value-type="float" office:value="0.0000379478">
                <text:p>0.0000379478</text:p>
              </table:table-cell>
              <table:table-cell office:value-type="float" office:value="1.02691">
                <text:p>1.02691</text:p>
              </table:table-cell>
              <table:table-cell office:value-type="float" office:value="0.000035833">
                <text:p>0.000035833</text:p>
              </table:table-cell>
              <table:table-cell office:value-type="float" office:value="1.02804">
                <text:p>1.02804</text:p>
              </table:table-cell>
              <table:table-cell office:value-type="float" office:value="0.0000337529">
                <text:p>0.0000337529</text:p>
              </table:table-cell>
              <table:table-cell office:value-type="float" office:value="1.02916">
                <text:p>1.02916</text:p>
              </table:table-cell>
              <table:table-cell office:value-type="float" office:value="0.0000320321">
                <text:p>0.0000320321</text:p>
              </table:table-cell>
              <table:table-cell office:value-type="float" office:value="1.03081">
                <text:p>1.03081</text:p>
              </table:table-cell>
              <table:table-cell office:value-type="float" office:value="0.0000285197">
                <text:p>0.0000285197</text:p>
              </table:table-cell>
              <table:table-cell office:value-type="float" office:value="1.03188">
                <text:p>1.03188</text:p>
              </table:table-cell>
              <table:table-cell office:value-type="float" office:value="0.0000266806">
                <text:p>0.0000266806</text:p>
              </table:table-cell>
              <table:table-cell office:value-type="float" office:value="1.03294">
                <text:p>1.03294</text:p>
              </table:table-cell>
              <table:table-cell office:value-type="float" office:value="0.0000241735">
                <text:p>0.0000241735</text:p>
              </table:table-cell>
              <table:table-cell office:value-type="float" office:value="1.03399">
                <text:p>1.03399</text:p>
              </table:table-cell>
              <table:table-cell office:value-type="float" office:value="0.0000213395">
                <text:p>0.0000213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0000464485">
                <text:p>-0.0000464485</text:p>
              </table:table-cell>
              <table:table-cell office:value-type="float" office:value="1.02816">
                <text:p>1.02816</text:p>
              </table:table-cell>
              <table:table-cell office:value-type="float" office:value="0.000000177518">
                <text:p>0.000000177518</text:p>
              </table:table-cell>
              <table:table-cell office:value-type="float" office:value="1.02943">
                <text:p>1.02943</text:p>
              </table:table-cell>
              <table:table-cell office:value-type="float" office:value="0.00000272103">
                <text:p>0.00000272103</text:p>
              </table:table-cell>
              <table:table-cell office:value-type="float" office:value="1.03131">
                <text:p>1.03131</text:p>
              </table:table-cell>
              <table:table-cell office:value-type="float" office:value="0.0000112441">
                <text:p>0.0000112441</text:p>
              </table:table-cell>
              <table:table-cell office:value-type="float" office:value="1.03255">
                <text:p>1.03255</text:p>
              </table:table-cell>
              <table:table-cell office:value-type="float" office:value="0.0000209265">
                <text:p>0.0000209265</text:p>
              </table:table-cell>
              <table:table-cell office:value-type="float" office:value="1.03378">
                <text:p>1.03378</text:p>
              </table:table-cell>
              <table:table-cell office:value-type="float" office:value="0.0000228546">
                <text:p>0.0000228546</text:p>
              </table:table-cell>
              <table:table-cell office:value-type="float" office:value="1.03499">
                <text:p>1.03499</text:p>
              </table:table-cell>
              <table:table-cell office:value-type="float" office:value="0.0000268388">
                <text:p>0.0000268388</text:p>
              </table:table-cell>
              <table:table-cell office:value-type="float" office:value="1.03678">
                <text:p>1.03678</text:p>
              </table:table-cell>
              <table:table-cell office:value-type="float" office:value="0.0000268493">
                <text:p>0.0000268493</text:p>
              </table:table-cell>
              <table:table-cell office:value-type="float" office:value="1.03796">
                <text:p>1.03796</text:p>
              </table:table-cell>
              <table:table-cell office:value-type="float" office:value="0.0000265961">
                <text:p>0.0000265961</text:p>
              </table:table-cell>
              <table:table-cell office:value-type="float" office:value="1.03912">
                <text:p>1.03912</text:p>
              </table:table-cell>
              <table:table-cell office:value-type="float" office:value="0.0000260675">
                <text:p>0.0000260675</text:p>
              </table:table-cell>
              <table:table-cell office:value-type="float" office:value="1.04027">
                <text:p>1.04027</text:p>
              </table:table-cell>
              <table:table-cell office:value-type="float" office:value="0.0000256508">
                <text:p>0.0000256508</text:p>
              </table:table-cell>
              <table:table-cell office:value-type="float" office:value="1.04195">
                <text:p>1.04195</text:p>
              </table:table-cell>
              <table:table-cell office:value-type="float" office:value="0.0000236484">
                <text:p>0.0000236484</text:p>
              </table:table-cell>
              <table:table-cell office:value-type="float" office:value="1.04306">
                <text:p>1.04306</text:p>
              </table:table-cell>
              <table:table-cell office:value-type="float" office:value="0.0000226685">
                <text:p>0.0000226685</text:p>
              </table:table-cell>
              <table:table-cell office:value-type="float" office:value="1.04414">
                <text:p>1.04414</text:p>
              </table:table-cell>
              <table:table-cell office:value-type="float" office:value="0.000020886">
                <text:p>0.000020886</text:p>
              </table:table-cell>
              <table:table-cell office:value-type="float" office:value="1.04521">
                <text:p>1.04521</text:p>
              </table:table-cell>
              <table:table-cell office:value-type="float" office:value="0.000018642">
                <text:p>0.0000186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00072637">
                <text:p>-0.00072637</text:p>
              </table:table-cell>
              <table:table-cell office:value-type="float" office:value="1.03896">
                <text:p>1.03896</text:p>
              </table:table-cell>
              <table:table-cell office:value-type="float" office:value="-0.000248257">
                <text:p>-0.000248257</text:p>
              </table:table-cell>
              <table:table-cell office:value-type="float" office:value="1.04027">
                <text:p>1.04027</text:p>
              </table:table-cell>
              <table:table-cell office:value-type="float" office:value="-0.000131438">
                <text:p>-0.000131438</text:p>
              </table:table-cell>
              <table:table-cell office:value-type="float" office:value="1.0422">
                <text:p>1.0422</text:p>
              </table:table-cell>
              <table:table-cell office:value-type="float" office:value="-0.0000630744">
                <text:p>-0.0000630744</text:p>
              </table:table-cell>
              <table:table-cell office:value-type="float" office:value="1.04347">
                <text:p>1.04347</text:p>
              </table:table-cell>
              <table:table-cell office:value-type="float" office:value="-0.0000302018">
                <text:p>-0.0000302018</text:p>
              </table:table-cell>
              <table:table-cell office:value-type="float" office:value="1.04472">
                <text:p>1.04472</text:p>
              </table:table-cell>
              <table:table-cell office:value-type="float" office:value="0.00000005036">
                <text:p>0.00000005036</text:p>
              </table:table-cell>
              <table:table-cell office:value-type="float" office:value="1.04597">
                <text:p>1.04597</text:p>
              </table:table-cell>
              <table:table-cell office:value-type="float" office:value="0.000000135201">
                <text:p>0.000000135201</text:p>
              </table:table-cell>
              <table:table-cell office:value-type="float" office:value="1.0478">
                <text:p>1.0478</text:p>
              </table:table-cell>
              <table:table-cell office:value-type="float" office:value="0.00000605929">
                <text:p>0.00000605929</text:p>
              </table:table-cell>
              <table:table-cell office:value-type="float" office:value="1.04901">
                <text:p>1.04901</text:p>
              </table:table-cell>
              <table:table-cell office:value-type="float" office:value="0.00000984591">
                <text:p>0.00000984591</text:p>
              </table:table-cell>
              <table:table-cell office:value-type="float" office:value="1.0502">
                <text:p>1.0502</text:p>
              </table:table-cell>
              <table:table-cell office:value-type="float" office:value="0.0000124799">
                <text:p>0.0000124799</text:p>
              </table:table-cell>
              <table:table-cell office:value-type="float" office:value="1.05137">
                <text:p>1.05137</text:p>
              </table:table-cell>
              <table:table-cell office:value-type="float" office:value="0.0000145872">
                <text:p>0.0000145872</text:p>
              </table:table-cell>
              <table:table-cell office:value-type="float" office:value="1.0531">
                <text:p>1.0531</text:p>
              </table:table-cell>
              <table:table-cell office:value-type="float" office:value="0.0000153727">
                <text:p>0.0000153727</text:p>
              </table:table-cell>
              <table:table-cell office:value-type="float" office:value="1.05423">
                <text:p>1.05423</text:p>
              </table:table-cell>
              <table:table-cell office:value-type="float" office:value="0.0000159112">
                <text:p>0.0000159112</text:p>
              </table:table-cell>
              <table:table-cell office:value-type="float" office:value="1.05534">
                <text:p>1.05534</text:p>
              </table:table-cell>
              <table:table-cell office:value-type="float" office:value="0.0000153777">
                <text:p>0.0000153777</text:p>
              </table:table-cell>
              <table:table-cell office:value-type="float" office:value="1.05644">
                <text:p>1.05644</text:p>
              </table:table-cell>
              <table:table-cell office:value-type="float" office:value="0.0000141314">
                <text:p>0.00001413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430272">
                <text:p>0.000430272</text:p>
              </table:table-cell>
              <table:table-cell office:value-type="float" office:value="1.04977">
                <text:p>1.04977</text:p>
              </table:table-cell>
              <table:table-cell office:value-type="float" office:value="0.000643526">
                <text:p>0.000643526</text:p>
              </table:table-cell>
              <table:table-cell office:value-type="float" office:value="1.05111">
                <text:p>1.05111</text:p>
              </table:table-cell>
              <table:table-cell office:value-type="float" office:value="0.00217249">
                <text:p>0.00217249</text:p>
              </table:table-cell>
              <table:table-cell office:value-type="float" office:value="1.05308">
                <text:p>1.05308</text:p>
              </table:table-cell>
              <table:table-cell office:value-type="float" office:value="-0.000574517">
                <text:p>-0.000574517</text:p>
              </table:table-cell>
              <table:table-cell office:value-type="float" office:value="1.05438">
                <text:p>1.05438</text:p>
              </table:table-cell>
              <table:table-cell office:value-type="float" office:value="-0.000244567">
                <text:p>-0.000244567</text:p>
              </table:table-cell>
              <table:table-cell office:value-type="float" office:value="1.05567">
                <text:p>1.05567</text:p>
              </table:table-cell>
              <table:table-cell office:value-type="float" office:value="-0.000140588">
                <text:p>-0.000140588</text:p>
              </table:table-cell>
              <table:table-cell office:value-type="float" office:value="1.05694">
                <text:p>1.05694</text:p>
              </table:table-cell>
              <table:table-cell office:value-type="float" office:value="-0.0000818402">
                <text:p>-0.0000818402</text:p>
              </table:table-cell>
              <table:table-cell office:value-type="float" office:value="1.05882">
                <text:p>1.05882</text:p>
              </table:table-cell>
              <table:table-cell office:value-type="float" office:value="-0.0000421419">
                <text:p>-0.0000421419</text:p>
              </table:table-cell>
              <table:table-cell office:value-type="float" office:value="1.06005">
                <text:p>1.06005</text:p>
              </table:table-cell>
              <table:table-cell office:value-type="float" office:value="-0.0000262399">
                <text:p>-0.0000262399</text:p>
              </table:table-cell>
              <table:table-cell office:value-type="float" office:value="1.06127">
                <text:p>1.06127</text:p>
              </table:table-cell>
              <table:table-cell office:value-type="float" office:value="0.0000000257636">
                <text:p>0.0000000257636</text:p>
              </table:table-cell>
              <table:table-cell office:value-type="float" office:value="1.06247">
                <text:p>1.06247</text:p>
              </table:table-cell>
              <table:table-cell office:value-type="float" office:value="0.0000000290419">
                <text:p>0.0000000290419</text:p>
              </table:table-cell>
              <table:table-cell office:value-type="float" office:value="1.06424">
                <text:p>1.06424</text:p>
              </table:table-cell>
              <table:table-cell office:value-type="float" office:value="0.000000135654">
                <text:p>0.000000135654</text:p>
              </table:table-cell>
              <table:table-cell office:value-type="float" office:value="1.0654">
                <text:p>1.0654</text:p>
              </table:table-cell>
              <table:table-cell office:value-type="float" office:value="0.00000360637">
                <text:p>0.00000360637</text:p>
              </table:table-cell>
              <table:table-cell office:value-type="float" office:value="1.06654">
                <text:p>1.06654</text:p>
              </table:table-cell>
              <table:table-cell office:value-type="float" office:value="0.00000551219">
                <text:p>0.00000551219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614606">
                <text:p>0.00000614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26042">
                <text:p>0.00026042</text:p>
              </table:table-cell>
              <table:table-cell office:value-type="float" office:value="1.06058">
                <text:p>1.06058</text:p>
              </table:table-cell>
              <table:table-cell office:value-type="float" office:value="0.000284724">
                <text:p>0.000284724</text:p>
              </table:table-cell>
              <table:table-cell office:value-type="float" office:value="1.06195">
                <text:p>1.06195</text:p>
              </table:table-cell>
              <table:table-cell office:value-type="float" office:value="0.000332795">
                <text:p>0.000332795</text:p>
              </table:table-cell>
              <table:table-cell office:value-type="float" office:value="1.06397">
                <text:p>1.06397</text:p>
              </table:table-cell>
              <table:table-cell office:value-type="float" office:value="0.000487964">
                <text:p>0.000487964</text:p>
              </table:table-cell>
              <table:table-cell office:value-type="float" office:value="1.0653">
                <text:p>1.0653</text:p>
              </table:table-cell>
              <table:table-cell office:value-type="float" office:value="0.000767229">
                <text:p>0.000767229</text:p>
              </table:table-cell>
              <table:table-cell office:value-type="float" office:value="1.06662">
                <text:p>1.06662</text:p>
              </table:table-cell>
              <table:table-cell office:value-type="float" office:value="0.0040891">
                <text:p>0.0040891</text:p>
              </table:table-cell>
              <table:table-cell office:value-type="float" office:value="1.06792">
                <text:p>1.06792</text:p>
              </table:table-cell>
              <table:table-cell office:value-type="float" office:value="-0.000865902">
                <text:p>-0.000865902</text:p>
              </table:table-cell>
              <table:table-cell office:value-type="float" office:value="1.06984">
                <text:p>1.06984</text:p>
              </table:table-cell>
              <table:table-cell office:value-type="float" office:value="-0.000243587">
                <text:p>-0.000243587</text:p>
              </table:table-cell>
              <table:table-cell office:value-type="float" office:value="1.0711">
                <text:p>1.0711</text:p>
              </table:table-cell>
              <table:table-cell office:value-type="float" office:value="-0.000144202">
                <text:p>-0.000144202</text:p>
              </table:table-cell>
              <table:table-cell office:value-type="float" office:value="1.07235">
                <text:p>1.07235</text:p>
              </table:table-cell>
              <table:table-cell office:value-type="float" office:value="-0.0000923743">
                <text:p>-0.0000923743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608386">
                <text:p>-0.0000608386</text:p>
              </table:table-cell>
              <table:table-cell office:value-type="float" office:value="1.07539">
                <text:p>1.07539</text:p>
              </table:table-cell>
              <table:table-cell office:value-type="float" office:value="-0.0000343356">
                <text:p>-0.0000343356</text:p>
              </table:table-cell>
              <table:table-cell office:value-type="float" office:value="1.07657">
                <text:p>1.07657</text:p>
              </table:table-cell>
              <table:table-cell office:value-type="float" office:value="-0.0000223503">
                <text:p>-0.0000223503</text:p>
              </table:table-cell>
              <table:table-cell office:value-type="float" office:value="1.07774">
                <text:p>1.07774</text:p>
              </table:table-cell>
              <table:table-cell office:value-type="float" office:value="-0.0000144654">
                <text:p>-0.0000144654</text:p>
              </table:table-cell>
              <table:table-cell office:value-type="float" office:value="1.07889">
                <text:p>1.07889</text:p>
              </table:table-cell>
              <table:table-cell office:value-type="float" office:value="0.0000000094892">
                <text:p>0.00000000948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21542">
                <text:p>0.00021542</text:p>
              </table:table-cell>
              <table:table-cell office:value-type="float" office:value="1.07139">
                <text:p>1.07139</text:p>
              </table:table-cell>
              <table:table-cell office:value-type="float" office:value="0.000223094">
                <text:p>0.000223094</text:p>
              </table:table-cell>
              <table:table-cell office:value-type="float" office:value="1.07279">
                <text:p>1.07279</text:p>
              </table:table-cell>
              <table:table-cell office:value-type="float" office:value="0.000237248">
                <text:p>0.000237248</text:p>
              </table:table-cell>
              <table:table-cell office:value-type="float" office:value="1.07485">
                <text:p>1.07485</text:p>
              </table:table-cell>
              <table:table-cell office:value-type="float" office:value="0.000266337">
                <text:p>0.000266337</text:p>
              </table:table-cell>
              <table:table-cell office:value-type="float" office:value="1.07622">
                <text:p>1.07622</text:p>
              </table:table-cell>
              <table:table-cell office:value-type="float" office:value="0.000285457">
                <text:p>0.000285457</text:p>
              </table:table-cell>
              <table:table-cell office:value-type="float" office:value="1.07756">
                <text:p>1.07756</text:p>
              </table:table-cell>
              <table:table-cell office:value-type="float" office:value="0.000327747">
                <text:p>0.000327747</text:p>
              </table:table-cell>
              <table:table-cell office:value-type="float" office:value="1.07889">
                <text:p>1.07889</text:p>
              </table:table-cell>
              <table:table-cell office:value-type="float" office:value="0.000394207">
                <text:p>0.000394207</text:p>
              </table:table-cell>
              <table:table-cell office:value-type="float" office:value="1.08086">
                <text:p>1.08086</text:p>
              </table:table-cell>
              <table:table-cell office:value-type="float" office:value="0.000734461">
                <text:p>0.000734461</text:p>
              </table:table-cell>
              <table:table-cell office:value-type="float" office:value="1.08215">
                <text:p>1.08215</text:p>
              </table:table-cell>
              <table:table-cell office:value-type="float" office:value="0.00322142">
                <text:p>0.00322142</text:p>
              </table:table-cell>
              <table:table-cell office:value-type="float" office:value="1.08342">
                <text:p>1.08342</text:p>
              </table:table-cell>
              <table:table-cell office:value-type="float" office:value="-0.000955186">
                <text:p>-0.000955186</text:p>
              </table:table-cell>
              <table:table-cell office:value-type="float" office:value="1.08468">
                <text:p>1.08468</text:p>
              </table:table-cell>
              <table:table-cell office:value-type="float" office:value="-0.000354325">
                <text:p>-0.000354325</text:p>
              </table:table-cell>
              <table:table-cell office:value-type="float" office:value="1.08653">
                <text:p>1.08653</text:p>
              </table:table-cell>
              <table:table-cell office:value-type="float" office:value="-0.000154237">
                <text:p>-0.000154237</text:p>
              </table:table-cell>
              <table:table-cell office:value-type="float" office:value="1.08775">
                <text:p>1.08775</text:p>
              </table:table-cell>
              <table:table-cell office:value-type="float" office:value="-0.000099305">
                <text:p>-0.000099305</text:p>
              </table:table-cell>
              <table:table-cell office:value-type="float" office:value="1.08894">
                <text:p>1.08894</text:p>
              </table:table-cell>
              <table:table-cell office:value-type="float" office:value="-0.0000672736">
                <text:p>-0.0000672736</text:p>
              </table:table-cell>
              <table:table-cell office:value-type="float" office:value="1.09011">
                <text:p>1.09011</text:p>
              </table:table-cell>
              <table:table-cell office:value-type="float" office:value="-0.0000476522">
                <text:p>-0.0000476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195153">
                <text:p>0.000195153</text:p>
              </table:table-cell>
              <table:table-cell office:value-type="float" office:value="1.0822">
                <text:p>1.0822</text:p>
              </table:table-cell>
              <table:table-cell office:value-type="float" office:value="0.000198238">
                <text:p>0.000198238</text:p>
              </table:table-cell>
              <table:table-cell office:value-type="float" office:value="1.08363">
                <text:p>1.08363</text:p>
              </table:table-cell>
              <table:table-cell office:value-type="float" office:value="0.000204068">
                <text:p>0.000204068</text:p>
              </table:table-cell>
              <table:table-cell office:value-type="float" office:value="1.08574">
                <text:p>1.08574</text:p>
              </table:table-cell>
              <table:table-cell office:value-type="float" office:value="0.000213128">
                <text:p>0.000213128</text:p>
              </table:table-cell>
              <table:table-cell office:value-type="float" office:value="1.08713">
                <text:p>1.08713</text:p>
              </table:table-cell>
              <table:table-cell office:value-type="float" office:value="0.000214739">
                <text:p>0.000214739</text:p>
              </table:table-cell>
              <table:table-cell office:value-type="float" office:value="1.08851">
                <text:p>1.08851</text:p>
              </table:table-cell>
              <table:table-cell office:value-type="float" office:value="0.000223287">
                <text:p>0.000223287</text:p>
              </table:table-cell>
              <table:table-cell office:value-type="float" office:value="1.08987">
                <text:p>1.08987</text:p>
              </table:table-cell>
              <table:table-cell office:value-type="float" office:value="0.000231784">
                <text:p>0.000231784</text:p>
              </table:table-cell>
              <table:table-cell office:value-type="float" office:value="1.09188">
                <text:p>1.09188</text:p>
              </table:table-cell>
              <table:table-cell office:value-type="float" office:value="0.000261232">
                <text:p>0.000261232</text:p>
              </table:table-cell>
              <table:table-cell office:value-type="float" office:value="1.0932">
                <text:p>1.0932</text:p>
              </table:table-cell>
              <table:table-cell office:value-type="float" office:value="0.00029383">
                <text:p>0.00029383</text:p>
              </table:table-cell>
              <table:table-cell office:value-type="float" office:value="1.0945">
                <text:p>1.0945</text:p>
              </table:table-cell>
              <table:table-cell office:value-type="float" office:value="0.000349735">
                <text:p>0.000349735</text:p>
              </table:table-cell>
              <table:table-cell office:value-type="float" office:value="1.09579">
                <text:p>1.09579</text:p>
              </table:table-cell>
              <table:table-cell office:value-type="float" office:value="0.000462984">
                <text:p>0.000462984</text:p>
              </table:table-cell>
              <table:table-cell office:value-type="float" office:value="1.09768">
                <text:p>1.09768</text:p>
              </table:table-cell>
              <table:table-cell office:value-type="float" office:value="0.00139613">
                <text:p>0.00139613</text:p>
              </table:table-cell>
              <table:table-cell office:value-type="float" office:value="1.09892">
                <text:p>1.09892</text:p>
              </table:table-cell>
              <table:table-cell office:value-type="float" office:value="-0.0016757">
                <text:p>-0.0016757</text:p>
              </table:table-cell>
              <table:table-cell office:value-type="float" office:value="1.10014">
                <text:p>1.10014</text:p>
              </table:table-cell>
              <table:table-cell office:value-type="float" office:value="-0.000433078">
                <text:p>-0.000433078</text:p>
              </table:table-cell>
              <table:table-cell office:value-type="float" office:value="1.10134">
                <text:p>1.10134</text:p>
              </table:table-cell>
              <table:table-cell office:value-type="float" office:value="-0.000222176">
                <text:p>-0.000222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183946">
                <text:p>0.000183946</text:p>
              </table:table-cell>
              <table:table-cell office:value-type="float" office:value="1.09301">
                <text:p>1.09301</text:p>
              </table:table-cell>
              <table:table-cell office:value-type="float" office:value="0.000185193">
                <text:p>0.000185193</text:p>
              </table:table-cell>
              <table:table-cell office:value-type="float" office:value="1.09447">
                <text:p>1.09447</text:p>
              </table:table-cell>
              <table:table-cell office:value-type="float" office:value="0.000187717">
                <text:p>0.000187717</text:p>
              </table:table-cell>
              <table:table-cell office:value-type="float" office:value="1.09663">
                <text:p>1.09663</text:p>
              </table:table-cell>
              <table:table-cell office:value-type="float" office:value="0.000189956">
                <text:p>0.000189956</text:p>
              </table:table-cell>
              <table:table-cell office:value-type="float" office:value="1.09805">
                <text:p>1.09805</text:p>
              </table:table-cell>
              <table:table-cell office:value-type="float" office:value="0.000187208">
                <text:p>0.000187208</text:p>
              </table:table-cell>
              <table:table-cell office:value-type="float" office:value="1.09945">
                <text:p>1.09945</text:p>
              </table:table-cell>
              <table:table-cell office:value-type="float" office:value="0.000188316">
                <text:p>0.000188316</text:p>
              </table:table-cell>
              <table:table-cell office:value-type="float" office:value="1.10084">
                <text:p>1.10084</text:p>
              </table:table-cell>
              <table:table-cell office:value-type="float" office:value="0.00018801">
                <text:p>0.00018801</text:p>
              </table:table-cell>
              <table:table-cell office:value-type="float" office:value="1.1029">
                <text:p>1.1029</text:p>
              </table:table-cell>
              <table:table-cell office:value-type="float" office:value="0.000193314">
                <text:p>0.000193314</text:p>
              </table:table-cell>
              <table:table-cell office:value-type="float" office:value="1.10425">
                <text:p>1.10425</text:p>
              </table:table-cell>
              <table:table-cell office:value-type="float" office:value="0.000198315">
                <text:p>0.000198315</text:p>
              </table:table-cell>
              <table:table-cell office:value-type="float" office:value="1.10558">
                <text:p>1.10558</text:p>
              </table:table-cell>
              <table:table-cell office:value-type="float" office:value="0.000205602">
                <text:p>0.000205602</text:p>
              </table:table-cell>
              <table:table-cell office:value-type="float" office:value="1.10689">
                <text:p>1.10689</text:p>
              </table:table-cell>
              <table:table-cell office:value-type="float" office:value="0.000216555">
                <text:p>0.000216555</text:p>
              </table:table-cell>
              <table:table-cell office:value-type="float" office:value="1.10882">
                <text:p>1.10882</text:p>
              </table:table-cell>
              <table:table-cell office:value-type="float" office:value="0.000245752">
                <text:p>0.000245752</text:p>
              </table:table-cell>
              <table:table-cell office:value-type="float" office:value="1.11009">
                <text:p>1.11009</text:p>
              </table:table-cell>
              <table:table-cell office:value-type="float" office:value="0.000279024">
                <text:p>0.000279024</text:p>
              </table:table-cell>
              <table:table-cell office:value-type="float" office:value="1.11134">
                <text:p>1.11134</text:p>
              </table:table-cell>
              <table:table-cell office:value-type="float" office:value="0.000338604">
                <text:p>0.000338604</text:p>
              </table:table-cell>
              <table:table-cell office:value-type="float" office:value="1.11256">
                <text:p>1.11256</text:p>
              </table:table-cell>
              <table:table-cell office:value-type="float" office:value="0.000474938">
                <text:p>0.000474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177041">
                <text:p>0.000177041</text:p>
              </table:table-cell>
              <table:table-cell office:value-type="float" office:value="1.10382">
                <text:p>1.10382</text:p>
              </table:table-cell>
              <table:table-cell office:value-type="float" office:value="0.0001774">
                <text:p>0.0001774</text:p>
              </table:table-cell>
              <table:table-cell office:value-type="float" office:value="1.10531">
                <text:p>1.10531</text:p>
              </table:table-cell>
              <table:table-cell office:value-type="float" office:value="0.000178287">
                <text:p>0.000178287</text:p>
              </table:table-cell>
              <table:table-cell office:value-type="float" office:value="1.10751">
                <text:p>1.10751</text:p>
              </table:table-cell>
              <table:table-cell office:value-type="float" office:value="0.000177415">
                <text:p>0.000177415</text:p>
              </table:table-cell>
              <table:table-cell office:value-type="float" office:value="1.10896">
                <text:p>1.10896</text:p>
              </table:table-cell>
              <table:table-cell office:value-type="float" office:value="0.000173059">
                <text:p>0.000173059</text:p>
              </table:table-cell>
              <table:table-cell office:value-type="float" office:value="1.1104">
                <text:p>1.1104</text:p>
              </table:table-cell>
              <table:table-cell office:value-type="float" office:value="0.000171421">
                <text:p>0.000171421</text:p>
              </table:table-cell>
              <table:table-cell office:value-type="float" office:value="1.11182">
                <text:p>1.11182</text:p>
              </table:table-cell>
              <table:table-cell office:value-type="float" office:value="0.000168399">
                <text:p>0.000168399</text:p>
              </table:table-cell>
              <table:table-cell office:value-type="float" office:value="1.11392">
                <text:p>1.11392</text:p>
              </table:table-cell>
              <table:table-cell office:value-type="float" office:value="0.000167156">
                <text:p>0.000167156</text:p>
              </table:table-cell>
              <table:table-cell office:value-type="float" office:value="1.11529">
                <text:p>1.11529</text:p>
              </table:table-cell>
              <table:table-cell office:value-type="float" office:value="0.000166362">
                <text:p>0.000166362</text:p>
              </table:table-cell>
              <table:table-cell office:value-type="float" office:value="1.11665">
                <text:p>1.11665</text:p>
              </table:table-cell>
              <table:table-cell office:value-type="float" office:value="0.000165995">
                <text:p>0.000165995</text:p>
              </table:table-cell>
              <table:table-cell office:value-type="float" office:value="1.11799">
                <text:p>1.11799</text:p>
              </table:table-cell>
              <table:table-cell office:value-type="float" office:value="0.000166463">
                <text:p>0.000166463</text:p>
              </table:table-cell>
              <table:table-cell office:value-type="float" office:value="1.11997">
                <text:p>1.11997</text:p>
              </table:table-cell>
              <table:table-cell office:value-type="float" office:value="0.00016946">
                <text:p>0.00016946</text:p>
              </table:table-cell>
              <table:table-cell office:value-type="float" office:value="1.12126">
                <text:p>1.12126</text:p>
              </table:table-cell>
              <table:table-cell office:value-type="float" office:value="0.000172363">
                <text:p>0.000172363</text:p>
              </table:table-cell>
              <table:table-cell office:value-type="float" office:value="1.12253">
                <text:p>1.12253</text:p>
              </table:table-cell>
              <table:table-cell office:value-type="float" office:value="0.000176408">
                <text:p>0.000176408</text:p>
              </table:table-cell>
              <table:table-cell office:value-type="float" office:value="1.12378">
                <text:p>1.12378</text:p>
              </table:table-cell>
              <table:table-cell office:value-type="float" office:value="0.000184045">
                <text:p>0.000184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172499">
                <text:p>0.000172499</text:p>
              </table:table-cell>
              <table:table-cell office:value-type="float" office:value="1.11463">
                <text:p>1.11463</text:p>
              </table:table-cell>
              <table:table-cell office:value-type="float" office:value="0.000172379">
                <text:p>0.000172379</text:p>
              </table:table-cell>
              <table:table-cell office:value-type="float" office:value="1.11615">
                <text:p>1.11615</text:p>
              </table:table-cell>
              <table:table-cell office:value-type="float" office:value="0.00017235">
                <text:p>0.00017235</text:p>
              </table:table-cell>
              <table:table-cell office:value-type="float" office:value="1.1184">
                <text:p>1.1184</text:p>
              </table:table-cell>
              <table:table-cell office:value-type="float" office:value="0.000169825">
                <text:p>0.000169825</text:p>
              </table:table-cell>
              <table:table-cell office:value-type="float" office:value="1.11988">
                <text:p>1.11988</text:p>
              </table:table-cell>
              <table:table-cell office:value-type="float" office:value="0.000164751">
                <text:p>0.000164751</text:p>
              </table:table-cell>
              <table:table-cell office:value-type="float" office:value="1.12134">
                <text:p>1.12134</text:p>
              </table:table-cell>
              <table:table-cell office:value-type="float" office:value="0.000161837">
                <text:p>0.000161837</text:p>
              </table:table-cell>
              <table:table-cell office:value-type="float" office:value="1.12279">
                <text:p>1.12279</text:p>
              </table:table-cell>
              <table:table-cell office:value-type="float" office:value="0.000157705">
                <text:p>0.000157705</text:p>
              </table:table-cell>
              <table:table-cell office:value-type="float" office:value="1.12494">
                <text:p>1.12494</text:p>
              </table:table-cell>
              <table:table-cell office:value-type="float" office:value="0.00015387">
                <text:p>0.00015387</text:p>
              </table:table-cell>
              <table:table-cell office:value-type="float" office:value="1.12634">
                <text:p>1.12634</text:p>
              </table:table-cell>
              <table:table-cell office:value-type="float" office:value="0.000151048">
                <text:p>0.000151048</text:p>
              </table:table-cell>
              <table:table-cell office:value-type="float" office:value="1.12773">
                <text:p>1.12773</text:p>
              </table:table-cell>
              <table:table-cell office:value-type="float" office:value="0.000148291">
                <text:p>0.000148291</text:p>
              </table:table-cell>
              <table:table-cell office:value-type="float" office:value="1.1291">
                <text:p>1.1291</text:p>
              </table:table-cell>
              <table:table-cell office:value-type="float" office:value="0.000145902">
                <text:p>0.000145902</text:p>
              </table:table-cell>
              <table:table-cell office:value-type="float" office:value="1.13111">
                <text:p>1.13111</text:p>
              </table:table-cell>
              <table:table-cell office:value-type="float" office:value="0.000143063">
                <text:p>0.000143063</text:p>
              </table:table-cell>
              <table:table-cell office:value-type="float" office:value="1.13243">
                <text:p>1.13243</text:p>
              </table:table-cell>
              <table:table-cell office:value-type="float" office:value="0.000140976">
                <text:p>0.000140976</text:p>
              </table:table-cell>
              <table:table-cell office:value-type="float" office:value="1.13373">
                <text:p>1.13373</text:p>
              </table:table-cell>
              <table:table-cell office:value-type="float" office:value="0.000138501">
                <text:p>0.000138501</text:p>
              </table:table-cell>
              <table:table-cell office:value-type="float" office:value="1.13501">
                <text:p>1.13501</text:p>
              </table:table-cell>
              <table:table-cell office:value-type="float" office:value="0.000136944">
                <text:p>0.000136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169383">
                <text:p>0.000169383</text:p>
              </table:table-cell>
              <table:table-cell office:value-type="float" office:value="1.12543">
                <text:p>1.12543</text:p>
              </table:table-cell>
              <table:table-cell office:value-type="float" office:value="0.000168987">
                <text:p>0.000168987</text:p>
              </table:table-cell>
              <table:table-cell office:value-type="float" office:value="1.12699">
                <text:p>1.12699</text:p>
              </table:table-cell>
              <table:table-cell office:value-type="float" office:value="0.000168404">
                <text:p>0.000168404</text:p>
              </table:table-cell>
              <table:table-cell office:value-type="float" office:value="1.12928">
                <text:p>1.12928</text:p>
              </table:table-cell>
              <table:table-cell office:value-type="float" office:value="0.000164917">
                <text:p>0.000164917</text:p>
              </table:table-cell>
              <table:table-cell office:value-type="float" office:value="1.13079">
                <text:p>1.13079</text:p>
              </table:table-cell>
              <table:table-cell office:value-type="float" office:value="0.000159489">
                <text:p>0.000159489</text:p>
              </table:table-cell>
              <table:table-cell office:value-type="float" office:value="1.13229">
                <text:p>1.13229</text:p>
              </table:table-cell>
              <table:table-cell office:value-type="float" office:value="0.000155902">
                <text:p>0.000155902</text:p>
              </table:table-cell>
              <table:table-cell office:value-type="float" office:value="1.13377">
                <text:p>1.13377</text:p>
              </table:table-cell>
              <table:table-cell office:value-type="float" office:value="0.000151244">
                <text:p>0.000151244</text:p>
              </table:table-cell>
              <table:table-cell office:value-type="float" office:value="1.13595">
                <text:p>1.13595</text:p>
              </table:table-cell>
              <table:table-cell office:value-type="float" office:value="0.000146179">
                <text:p>0.000146179</text:p>
              </table:table-cell>
              <table:table-cell office:value-type="float" office:value="1.13739">
                <text:p>1.13739</text:p>
              </table:table-cell>
              <table:table-cell office:value-type="float" office:value="0.000142468">
                <text:p>0.000142468</text:p>
              </table:table-cell>
              <table:table-cell office:value-type="float" office:value="1.13881">
                <text:p>1.13881</text:p>
              </table:table-cell>
              <table:table-cell office:value-type="float" office:value="0.000138731">
                <text:p>0.000138731</text:p>
              </table:table-cell>
              <table:table-cell office:value-type="float" office:value="1.1402">
                <text:p>1.1402</text:p>
              </table:table-cell>
              <table:table-cell office:value-type="float" office:value="0.000135257">
                <text:p>0.000135257</text:p>
              </table:table-cell>
              <table:table-cell office:value-type="float" office:value="1.14226">
                <text:p>1.14226</text:p>
              </table:table-cell>
              <table:table-cell office:value-type="float" office:value="0.000130384">
                <text:p>0.000130384</text:p>
              </table:table-cell>
              <table:table-cell office:value-type="float" office:value="1.14361">
                <text:p>1.14361</text:p>
              </table:table-cell>
              <table:table-cell office:value-type="float" office:value="0.000126792">
                <text:p>0.000126792</text:p>
              </table:table-cell>
              <table:table-cell office:value-type="float" office:value="1.14493">
                <text:p>1.14493</text:p>
              </table:table-cell>
              <table:table-cell office:value-type="float" office:value="0.000122571">
                <text:p>0.000122571</text:p>
              </table:table-cell>
              <table:table-cell office:value-type="float" office:value="1.14623">
                <text:p>1.14623</text:p>
              </table:table-cell>
              <table:table-cell office:value-type="float" office:value="0.00011882">
                <text:p>0.00011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229cm" svg:y="0.315cm" chart:style-name="ch2">
          <text:p>k vs Et</text:p>
        </chart:title>
        <chart:legend chart:legend-position="end" svg:x="13.103cm" svg:y="0.855cm" style:legend-expansion="high" chart:style-name="ch3"/>
        <chart:plot-area chart:style-name="ch4" table:cell-range-address="Sheet1.B2:Sheet1.B102 Sheet1.D2:Sheet1.D1516" svg:x="1.318cm" svg:y="1.644cm" svg:width="11.145cm" svg:height="6.218cm">
          <chartooo:coordinate-region svg:x="2.081cm" svg:y="1.834cm" svg:width="10.135cm" svg:height="5.838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4.888cm" chart:style-name="ch8">
              <text:p>k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10987.7">
                <text:p>10987.7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10652">
                <text:p>10652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10792.7">
                <text:p>10792.7</text:p>
                <draw:g>
                  <svg:desc>Sheet1.D204:Sheet1.D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11197.7">
                <text:p>11197.7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10943.5">
                <text:p>10943.5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11124.1">
                <text:p>11124.1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10970">
                <text:p>10970</text:p>
                <draw:g>
                  <svg:desc>Sheet1.D608:Sheet1.D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11210.2">
                <text:p>11210.2</text:p>
                <draw:g>
                  <svg:desc>Sheet1.D709:Sheet1.D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11324.6">
                <text:p>11324.6</text:p>
                <draw:g>
                  <svg:desc>Sheet1.D810:Sheet1.D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11422.1">
                <text:p>11422.1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11445.1">
                <text:p>11445.1</text:p>
                <draw:g>
                  <svg:desc>Sheet1.D1012:Sheet1.D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11703.8">
                <text:p>11703.8</text:p>
                <draw:g>
                  <svg:desc>Sheet1.D1113:Sheet1.D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11721.8">
                <text:p>11721.8</text:p>
                <draw:g>
                  <svg:desc>Sheet1.D1214:Sheet1.D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11911.4">
                <text:p>11911.4</text:p>
                <draw:g>
                  <svg:desc>Sheet1.D1315:Sheet1.D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12324">
                <text:p>12324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8386.87">
                <text:p>8386.87</text:p>
              </table:table-cell>
              <table:table-cell office:value-type="float" office:value="0.0553743">
                <text:p>0.0553743</text:p>
              </table:table-cell>
              <table:table-cell office:value-type="float" office:value="8075.82">
                <text:p>8075.82</text:p>
              </table:table-cell>
              <table:table-cell office:value-type="float" office:value="0.0538544">
                <text:p>0.0538544</text:p>
              </table:table-cell>
              <table:table-cell office:value-type="float" office:value="8124.99">
                <text:p>8124.99</text:p>
              </table:table-cell>
              <table:table-cell office:value-type="float" office:value="0.0516028">
                <text:p>0.0516028</text:p>
              </table:table-cell>
              <table:table-cell office:value-type="float" office:value="8336.01">
                <text:p>8336.01</text:p>
              </table:table-cell>
              <table:table-cell office:value-type="float" office:value="0.050121">
                <text:p>0.050121</text:p>
              </table:table-cell>
              <table:table-cell office:value-type="float" office:value="8082.73">
                <text:p>8082.73</text:p>
              </table:table-cell>
              <table:table-cell office:value-type="float" office:value="0.0486553">
                <text:p>0.0486553</text:p>
              </table:table-cell>
              <table:table-cell office:value-type="float" office:value="8148.37">
                <text:p>8148.37</text:p>
              </table:table-cell>
              <table:table-cell office:value-type="float" office:value="0.0472061">
                <text:p>0.0472061</text:p>
              </table:table-cell>
              <table:table-cell office:value-type="float" office:value="7966.05">
                <text:p>7966.05</text:p>
              </table:table-cell>
              <table:table-cell office:value-type="float" office:value="0.0450642">
                <text:p>0.0450642</text:p>
              </table:table-cell>
              <table:table-cell office:value-type="float" office:value="8028.53">
                <text:p>8028.53</text:p>
              </table:table-cell>
              <table:table-cell office:value-type="float" office:value="0.0436583">
                <text:p>0.0436583</text:p>
              </table:table-cell>
              <table:table-cell office:value-type="float" office:value="8031.09">
                <text:p>8031.09</text:p>
              </table:table-cell>
              <table:table-cell office:value-type="float" office:value="0.0422707">
                <text:p>0.0422707</text:p>
              </table:table-cell>
              <table:table-cell office:value-type="float" office:value="8016.67">
                <text:p>8016.67</text:p>
              </table:table-cell>
              <table:table-cell office:value-type="float" office:value="0.0409018">
                <text:p>0.0409018</text:p>
              </table:table-cell>
              <table:table-cell office:value-type="float" office:value="7945.4">
                <text:p>7945.4</text:p>
              </table:table-cell>
              <table:table-cell office:value-type="float" office:value="0.0388851">
                <text:p>0.0388851</text:p>
              </table:table-cell>
              <table:table-cell office:value-type="float" office:value="7983.23">
                <text:p>7983.23</text:p>
              </table:table-cell>
              <table:table-cell office:value-type="float" office:value="0.0375659">
                <text:p>0.0375659</text:p>
              </table:table-cell>
              <table:table-cell office:value-type="float" office:value="7895.36">
                <text:p>7895.36</text:p>
              </table:table-cell>
              <table:table-cell office:value-type="float" office:value="0.0362676">
                <text:p>0.0362676</text:p>
              </table:table-cell>
              <table:table-cell office:value-type="float" office:value="7916.36">
                <text:p>7916.36</text:p>
              </table:table-cell>
              <table:table-cell office:value-type="float" office:value="0.0349909">
                <text:p>0.0349909</text:p>
              </table:table-cell>
              <table:table-cell office:value-type="float" office:value="8074.84">
                <text:p>807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6401.72">
                <text:p>6401.72</text:p>
              </table:table-cell>
              <table:table-cell office:value-type="float" office:value="0.066183">
                <text:p>0.066183</text:p>
              </table:table-cell>
              <table:table-cell office:value-type="float" office:value="6122.74">
                <text:p>6122.74</text:p>
              </table:table-cell>
              <table:table-cell office:value-type="float" office:value="0.0646941">
                <text:p>0.0646941</text:p>
              </table:table-cell>
              <table:table-cell office:value-type="float" office:value="6116.69">
                <text:p>6116.69</text:p>
              </table:table-cell>
              <table:table-cell office:value-type="float" office:value="0.0624884">
                <text:p>0.0624884</text:p>
              </table:table-cell>
              <table:table-cell office:value-type="float" office:value="6205.72">
                <text:p>6205.72</text:p>
              </table:table-cell>
              <table:table-cell office:value-type="float" office:value="0.0610369">
                <text:p>0.0610369</text:p>
              </table:table-cell>
              <table:table-cell office:value-type="float" office:value="5969.84">
                <text:p>5969.84</text:p>
              </table:table-cell>
              <table:table-cell office:value-type="float" office:value="0.0596011">
                <text:p>0.0596011</text:p>
              </table:table-cell>
              <table:table-cell office:value-type="float" office:value="5968.74">
                <text:p>5968.74</text:p>
              </table:table-cell>
              <table:table-cell office:value-type="float" office:value="0.0581815">
                <text:p>0.0581815</text:p>
              </table:table-cell>
              <table:table-cell office:value-type="float" office:value="5784.77">
                <text:p>5784.77</text:p>
              </table:table-cell>
              <table:table-cell office:value-type="float" office:value="0.0560833">
                <text:p>0.0560833</text:p>
              </table:table-cell>
              <table:table-cell office:value-type="float" office:value="5749.98">
                <text:p>5749.98</text:p>
              </table:table-cell>
              <table:table-cell office:value-type="float" office:value="0.0547061">
                <text:p>0.0547061</text:p>
              </table:table-cell>
              <table:table-cell office:value-type="float" office:value="5695.52">
                <text:p>5695.52</text:p>
              </table:table-cell>
              <table:table-cell office:value-type="float" office:value="0.0533468">
                <text:p>0.0533468</text:p>
              </table:table-cell>
              <table:table-cell office:value-type="float" office:value="5626.68">
                <text:p>5626.68</text:p>
              </table:table-cell>
              <table:table-cell office:value-type="float" office:value="0.0520059">
                <text:p>0.0520059</text:p>
              </table:table-cell>
              <table:table-cell office:value-type="float" office:value="5515.99">
                <text:p>5515.99</text:p>
              </table:table-cell>
              <table:table-cell office:value-type="float" office:value="0.0500303">
                <text:p>0.0500303</text:p>
              </table:table-cell>
              <table:table-cell office:value-type="float" office:value="5445.61">
                <text:p>5445.61</text:p>
              </table:table-cell>
              <table:table-cell office:value-type="float" office:value="0.048738">
                <text:p>0.048738</text:p>
              </table:table-cell>
              <table:table-cell office:value-type="float" office:value="5318.23">
                <text:p>5318.23</text:p>
              </table:table-cell>
              <table:table-cell office:value-type="float" office:value="0.0474662">
                <text:p>0.0474662</text:p>
              </table:table-cell>
              <table:table-cell office:value-type="float" office:value="5261.53">
                <text:p>5261.53</text:p>
              </table:table-cell>
              <table:table-cell office:value-type="float" office:value="0.0462156">
                <text:p>0.0462156</text:p>
              </table:table-cell>
              <table:table-cell office:value-type="float" office:value="5291.05">
                <text:p>5291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4886.48">
                <text:p>4886.48</text:p>
              </table:table-cell>
              <table:table-cell office:value-type="float" office:value="0.0769917">
                <text:p>0.0769917</text:p>
              </table:table-cell>
              <table:table-cell office:value-type="float" office:value="4642.04">
                <text:p>4642.04</text:p>
              </table:table-cell>
              <table:table-cell office:value-type="float" office:value="0.0755338">
                <text:p>0.0755338</text:p>
              </table:table-cell>
              <table:table-cell office:value-type="float" office:value="4604.84">
                <text:p>4604.84</text:p>
              </table:table-cell>
              <table:table-cell office:value-type="float" office:value="0.0733741">
                <text:p>0.0733741</text:p>
              </table:table-cell>
              <table:table-cell office:value-type="float" office:value="4619.89">
                <text:p>4619.89</text:p>
              </table:table-cell>
              <table:table-cell office:value-type="float" office:value="0.0719528">
                <text:p>0.0719528</text:p>
              </table:table-cell>
              <table:table-cell office:value-type="float" office:value="4409.34">
                <text:p>4409.34</text:p>
              </table:table-cell>
              <table:table-cell office:value-type="float" office:value="0.0705469">
                <text:p>0.0705469</text:p>
              </table:table-cell>
              <table:table-cell office:value-type="float" office:value="4372.22">
                <text:p>4372.22</text:p>
              </table:table-cell>
              <table:table-cell office:value-type="float" office:value="0.0691569">
                <text:p>0.0691569</text:p>
              </table:table-cell>
              <table:table-cell office:value-type="float" office:value="4200.85">
                <text:p>4200.85</text:p>
              </table:table-cell>
              <table:table-cell office:value-type="float" office:value="0.0671024">
                <text:p>0.0671024</text:p>
              </table:table-cell>
              <table:table-cell office:value-type="float" office:value="4118.19">
                <text:p>4118.19</text:p>
              </table:table-cell>
              <table:table-cell office:value-type="float" office:value="0.0657539">
                <text:p>0.0657539</text:p>
              </table:table-cell>
              <table:table-cell office:value-type="float" office:value="4039.29">
                <text:p>4039.29</text:p>
              </table:table-cell>
              <table:table-cell office:value-type="float" office:value="0.0644229">
                <text:p>0.0644229</text:p>
              </table:table-cell>
              <table:table-cell office:value-type="float" office:value="3949.35">
                <text:p>3949.35</text:p>
              </table:table-cell>
              <table:table-cell office:value-type="float" office:value="0.0631099">
                <text:p>0.0631099</text:p>
              </table:table-cell>
              <table:table-cell office:value-type="float" office:value="3829.57">
                <text:p>3829.57</text:p>
              </table:table-cell>
              <table:table-cell office:value-type="float" office:value="0.0611755">
                <text:p>0.0611755</text:p>
              </table:table-cell>
              <table:table-cell office:value-type="float" office:value="3714.82">
                <text:p>3714.82</text:p>
              </table:table-cell>
              <table:table-cell office:value-type="float" office:value="0.0599102">
                <text:p>0.0599102</text:p>
              </table:table-cell>
              <table:table-cell office:value-type="float" office:value="3582.53">
                <text:p>3582.53</text:p>
              </table:table-cell>
              <table:table-cell office:value-type="float" office:value="0.0586649">
                <text:p>0.0586649</text:p>
              </table:table-cell>
              <table:table-cell office:value-type="float" office:value="3497.29">
                <text:p>3497.29</text:p>
              </table:table-cell>
              <table:table-cell office:value-type="float" office:value="0.0574403">
                <text:p>0.0574403</text:p>
              </table:table-cell>
              <table:table-cell office:value-type="float" office:value="3467.29">
                <text:p>3467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3729.92">
                <text:p>3729.92</text:p>
              </table:table-cell>
              <table:table-cell office:value-type="float" office:value="0.0878003">
                <text:p>0.0878003</text:p>
              </table:table-cell>
              <table:table-cell office:value-type="float" office:value="3519.46">
                <text:p>3519.46</text:p>
              </table:table-cell>
              <table:table-cell office:value-type="float" office:value="0.0863735">
                <text:p>0.0863735</text:p>
              </table:table-cell>
              <table:table-cell office:value-type="float" office:value="3466.71">
                <text:p>3466.71</text:p>
              </table:table-cell>
              <table:table-cell office:value-type="float" office:value="0.0842598">
                <text:p>0.0842598</text:p>
              </table:table-cell>
              <table:table-cell office:value-type="float" office:value="3439.37">
                <text:p>3439.37</text:p>
              </table:table-cell>
              <table:table-cell office:value-type="float" office:value="0.0828687">
                <text:p>0.0828687</text:p>
              </table:table-cell>
              <table:table-cell office:value-type="float" office:value="3256.81">
                <text:p>3256.81</text:p>
              </table:table-cell>
              <table:table-cell office:value-type="float" office:value="0.0814928">
                <text:p>0.0814928</text:p>
              </table:table-cell>
              <table:table-cell office:value-type="float" office:value="3202.81">
                <text:p>3202.81</text:p>
              </table:table-cell>
              <table:table-cell office:value-type="float" office:value="0.0801322">
                <text:p>0.0801322</text:p>
              </table:table-cell>
              <table:table-cell office:value-type="float" office:value="3050.71">
                <text:p>3050.71</text:p>
              </table:table-cell>
              <table:table-cell office:value-type="float" office:value="0.0781215">
                <text:p>0.0781215</text:p>
              </table:table-cell>
              <table:table-cell office:value-type="float" office:value="2949.6">
                <text:p>2949.6</text:p>
              </table:table-cell>
              <table:table-cell office:value-type="float" office:value="0.0768017">
                <text:p>0.0768017</text:p>
              </table:table-cell>
              <table:table-cell office:value-type="float" office:value="2864.8">
                <text:p>2864.8</text:p>
              </table:table-cell>
              <table:table-cell office:value-type="float" office:value="0.075499">
                <text:p>0.075499</text:p>
              </table:table-cell>
              <table:table-cell office:value-type="float" office:value="2772.17">
                <text:p>2772.17</text:p>
              </table:table-cell>
              <table:table-cell office:value-type="float" office:value="0.074214">
                <text:p>0.074214</text:p>
              </table:table-cell>
              <table:table-cell office:value-type="float" office:value="2658.9">
                <text:p>2658.9</text:p>
              </table:table-cell>
              <table:table-cell office:value-type="float" office:value="0.0723207">
                <text:p>0.0723207</text:p>
              </table:table-cell>
              <table:table-cell office:value-type="float" office:value="2534.34">
                <text:p>2534.34</text:p>
              </table:table-cell>
              <table:table-cell office:value-type="float" office:value="0.0710823">
                <text:p>0.0710823</text:p>
              </table:table-cell>
              <table:table-cell office:value-type="float" office:value="2413.54">
                <text:p>2413.54</text:p>
              </table:table-cell>
              <table:table-cell office:value-type="float" office:value="0.0698635">
                <text:p>0.0698635</text:p>
              </table:table-cell>
              <table:table-cell office:value-type="float" office:value="2324.88">
                <text:p>2324.88</text:p>
              </table:table-cell>
              <table:table-cell office:value-type="float" office:value="0.0686649">
                <text:p>0.0686649</text:p>
              </table:table-cell>
              <table:table-cell office:value-type="float" office:value="2272.49">
                <text:p>2272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2847.14">
                <text:p>2847.14</text:p>
              </table:table-cell>
              <table:table-cell office:value-type="float" office:value="0.098609">
                <text:p>0.098609</text:p>
              </table:table-cell>
              <table:table-cell office:value-type="float" office:value="2668.39">
                <text:p>2668.39</text:p>
              </table:table-cell>
              <table:table-cell office:value-type="float" office:value="0.0972133">
                <text:p>0.0972133</text:p>
              </table:table-cell>
              <table:table-cell office:value-type="float" office:value="2609.93">
                <text:p>2609.93</text:p>
              </table:table-cell>
              <table:table-cell office:value-type="float" office:value="0.0951454">
                <text:p>0.0951454</text:p>
              </table:table-cell>
              <table:table-cell office:value-type="float" office:value="2560.56">
                <text:p>2560.56</text:p>
              </table:table-cell>
              <table:table-cell office:value-type="float" office:value="0.0937846">
                <text:p>0.0937846</text:p>
              </table:table-cell>
              <table:table-cell office:value-type="float" office:value="2405.6">
                <text:p>2405.6</text:p>
              </table:table-cell>
              <table:table-cell office:value-type="float" office:value="0.0924386">
                <text:p>0.0924386</text:p>
              </table:table-cell>
              <table:table-cell office:value-type="float" office:value="2346.25">
                <text:p>2346.25</text:p>
              </table:table-cell>
              <table:table-cell office:value-type="float" office:value="0.0911076">
                <text:p>0.0911076</text:p>
              </table:table-cell>
              <table:table-cell office:value-type="float" office:value="2215.54">
                <text:p>2215.54</text:p>
              </table:table-cell>
              <table:table-cell office:value-type="float" office:value="0.0891406">
                <text:p>0.0891406</text:p>
              </table:table-cell>
              <table:table-cell office:value-type="float" office:value="2112.71">
                <text:p>2112.71</text:p>
              </table:table-cell>
              <table:table-cell office:value-type="float" office:value="0.0878495">
                <text:p>0.0878495</text:p>
              </table:table-cell>
              <table:table-cell office:value-type="float" office:value="2031.94">
                <text:p>2031.94</text:p>
              </table:table-cell>
              <table:table-cell office:value-type="float" office:value="0.0865751">
                <text:p>0.0865751</text:p>
              </table:table-cell>
              <table:table-cell office:value-type="float" office:value="1946.01">
                <text:p>1946.01</text:p>
              </table:table-cell>
              <table:table-cell office:value-type="float" office:value="0.085318">
                <text:p>0.085318</text:p>
              </table:table-cell>
              <table:table-cell office:value-type="float" office:value="1846.25">
                <text:p>1846.25</text:p>
              </table:table-cell>
              <table:table-cell office:value-type="float" office:value="0.083466">
                <text:p>0.083466</text:p>
              </table:table-cell>
              <table:table-cell office:value-type="float" office:value="1729.18">
                <text:p>1729.18</text:p>
              </table:table-cell>
              <table:table-cell office:value-type="float" office:value="0.0822544">
                <text:p>0.0822544</text:p>
              </table:table-cell>
              <table:table-cell office:value-type="float" office:value="1626.22">
                <text:p>1626.22</text:p>
              </table:table-cell>
              <table:table-cell office:value-type="float" office:value="0.0810621">
                <text:p>0.0810621</text:p>
              </table:table-cell>
              <table:table-cell office:value-type="float" office:value="1545.77">
                <text:p>1545.77</text:p>
              </table:table-cell>
              <table:table-cell office:value-type="float" office:value="0.0798896">
                <text:p>0.0798896</text:p>
              </table:table-cell>
              <table:table-cell office:value-type="float" office:value="1489.73">
                <text:p>1489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2173.32">
                <text:p>2173.32</text:p>
              </table:table-cell>
              <table:table-cell office:value-type="float" office:value="0.109418">
                <text:p>0.109418</text:p>
              </table:table-cell>
              <table:table-cell office:value-type="float" office:value="2023.16">
                <text:p>2023.16</text:p>
              </table:table-cell>
              <table:table-cell office:value-type="float" office:value="0.108053">
                <text:p>0.108053</text:p>
              </table:table-cell>
              <table:table-cell office:value-type="float" office:value="1964.93">
                <text:p>1964.93</text:p>
              </table:table-cell>
              <table:table-cell office:value-type="float" office:value="0.106031">
                <text:p>0.106031</text:p>
              </table:table-cell>
              <table:table-cell office:value-type="float" office:value="1906.36">
                <text:p>1906.36</text:p>
              </table:table-cell>
              <table:table-cell office:value-type="float" office:value="0.104701">
                <text:p>0.104701</text:p>
              </table:table-cell>
              <table:table-cell office:value-type="float" office:value="1776.92">
                <text:p>1776.92</text:p>
              </table:table-cell>
              <table:table-cell office:value-type="float" office:value="0.103384">
                <text:p>0.103384</text:p>
              </table:table-cell>
              <table:table-cell office:value-type="float" office:value="1718.84">
                <text:p>1718.84</text:p>
              </table:table-cell>
              <table:table-cell office:value-type="float" office:value="0.102083">
                <text:p>0.102083</text:p>
              </table:table-cell>
              <table:table-cell office:value-type="float" office:value="1609.09">
                <text:p>1609.09</text:p>
              </table:table-cell>
              <table:table-cell office:value-type="float" office:value="0.10016">
                <text:p>0.10016</text:p>
              </table:table-cell>
              <table:table-cell office:value-type="float" office:value="1513.37">
                <text:p>1513.37</text:p>
              </table:table-cell>
              <table:table-cell office:value-type="float" office:value="0.0988973">
                <text:p>0.0988973</text:p>
              </table:table-cell>
              <table:table-cell office:value-type="float" office:value="1441.32">
                <text:p>1441.32</text:p>
              </table:table-cell>
              <table:table-cell office:value-type="float" office:value="0.0976512">
                <text:p>0.0976512</text:p>
              </table:table-cell>
              <table:table-cell office:value-type="float" office:value="1366.21">
                <text:p>1366.21</text:p>
              </table:table-cell>
              <table:table-cell office:value-type="float" office:value="0.0964221">
                <text:p>0.0964221</text:p>
              </table:table-cell>
              <table:table-cell office:value-type="float" office:value="1282.13">
                <text:p>1282.13</text:p>
              </table:table-cell>
              <table:table-cell office:value-type="float" office:value="0.0946112">
                <text:p>0.0946112</text:p>
              </table:table-cell>
              <table:table-cell office:value-type="float" office:value="1180.02">
                <text:p>1180.02</text:p>
              </table:table-cell>
              <table:table-cell office:value-type="float" office:value="0.0934265">
                <text:p>0.0934265</text:p>
              </table:table-cell>
              <table:table-cell office:value-type="float" office:value="1095.97">
                <text:p>1095.97</text:p>
              </table:table-cell>
              <table:table-cell office:value-type="float" office:value="0.0922607">
                <text:p>0.0922607</text:p>
              </table:table-cell>
              <table:table-cell office:value-type="float" office:value="1028.03">
                <text:p>1028.03</text:p>
              </table:table-cell>
              <table:table-cell office:value-type="float" office:value="0.0911143">
                <text:p>0.0911143</text:p>
              </table:table-cell>
              <table:table-cell office:value-type="float" office:value="976.912">
                <text:p>976.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1659">
                <text:p>1659</text:p>
              </table:table-cell>
              <table:table-cell office:value-type="float" office:value="0.120226">
                <text:p>0.120226</text:p>
              </table:table-cell>
              <table:table-cell office:value-type="float" office:value="1533.98">
                <text:p>1533.98</text:p>
              </table:table-cell>
              <table:table-cell office:value-type="float" office:value="0.118893">
                <text:p>0.118893</text:p>
              </table:table-cell>
              <table:table-cell office:value-type="float" office:value="1479.38">
                <text:p>1479.38</text:p>
              </table:table-cell>
              <table:table-cell office:value-type="float" office:value="0.116917">
                <text:p>0.116917</text:p>
              </table:table-cell>
              <table:table-cell office:value-type="float" office:value="1419.35">
                <text:p>1419.35</text:p>
              </table:table-cell>
              <table:table-cell office:value-type="float" office:value="0.115616">
                <text:p>0.115616</text:p>
              </table:table-cell>
              <table:table-cell office:value-type="float" office:value="1312.6">
                <text:p>1312.6</text:p>
              </table:table-cell>
              <table:table-cell office:value-type="float" office:value="0.11433">
                <text:p>0.11433</text:p>
              </table:table-cell>
              <table:table-cell office:value-type="float" office:value="1259.28">
                <text:p>1259.28</text:p>
              </table:table-cell>
              <table:table-cell office:value-type="float" office:value="0.113058">
                <text:p>0.113058</text:p>
              </table:table-cell>
              <table:table-cell office:value-type="float" office:value="1168.72">
                <text:p>1168.72</text:p>
              </table:table-cell>
              <table:table-cell office:value-type="float" office:value="0.111179">
                <text:p>0.111179</text:p>
              </table:table-cell>
              <table:table-cell office:value-type="float" office:value="1084.16">
                <text:p>1084.16</text:p>
              </table:table-cell>
              <table:table-cell office:value-type="float" office:value="0.109945">
                <text:p>0.109945</text:p>
              </table:table-cell>
              <table:table-cell office:value-type="float" office:value="1022.5">
                <text:p>1022.5</text:p>
              </table:table-cell>
              <table:table-cell office:value-type="float" office:value="0.108727">
                <text:p>0.108727</text:p>
              </table:table-cell>
              <table:table-cell office:value-type="float" office:value="959.286">
                <text:p>959.286</text:p>
              </table:table-cell>
              <table:table-cell office:value-type="float" office:value="0.107526">
                <text:p>0.107526</text:p>
              </table:table-cell>
              <table:table-cell office:value-type="float" office:value="890.54">
                <text:p>890.54</text:p>
              </table:table-cell>
              <table:table-cell office:value-type="float" office:value="0.105756">
                <text:p>0.105756</text:p>
              </table:table-cell>
              <table:table-cell office:value-type="float" office:value="805.467">
                <text:p>805.467</text:p>
              </table:table-cell>
              <table:table-cell office:value-type="float" office:value="0.104599">
                <text:p>0.104599</text:p>
              </table:table-cell>
              <table:table-cell office:value-type="float" office:value="738.837">
                <text:p>738.837</text:p>
              </table:table-cell>
              <table:table-cell office:value-type="float" office:value="0.103459">
                <text:p>0.103459</text:p>
              </table:table-cell>
              <table:table-cell office:value-type="float" office:value="683.967">
                <text:p>683.967</text:p>
              </table:table-cell>
              <table:table-cell office:value-type="float" office:value="0.102339">
                <text:p>0.102339</text:p>
              </table:table-cell>
              <table:table-cell office:value-type="float" office:value="640.95">
                <text:p>64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1266.43">
                <text:p>1266.43</text:p>
              </table:table-cell>
              <table:table-cell office:value-type="float" office:value="0.131035">
                <text:p>0.131035</text:p>
              </table:table-cell>
              <table:table-cell office:value-type="float" office:value="1163.12">
                <text:p>1163.12</text:p>
              </table:table-cell>
              <table:table-cell office:value-type="float" office:value="0.129732">
                <text:p>0.129732</text:p>
              </table:table-cell>
              <table:table-cell office:value-type="float" office:value="1113.85">
                <text:p>1113.85</text:p>
              </table:table-cell>
              <table:table-cell office:value-type="float" office:value="0.127802">
                <text:p>0.127802</text:p>
              </table:table-cell>
              <table:table-cell office:value-type="float" office:value="1056.82">
                <text:p>1056.82</text:p>
              </table:table-cell>
              <table:table-cell office:value-type="float" office:value="0.126532">
                <text:p>0.126532</text:p>
              </table:table-cell>
              <table:table-cell office:value-type="float" office:value="969.677">
                <text:p>969.677</text:p>
              </table:table-cell>
              <table:table-cell office:value-type="float" office:value="0.125276">
                <text:p>0.125276</text:p>
              </table:table-cell>
              <table:table-cell office:value-type="float" office:value="922.662">
                <text:p>922.662</text:p>
              </table:table-cell>
              <table:table-cell office:value-type="float" office:value="0.124034">
                <text:p>0.124034</text:p>
              </table:table-cell>
              <table:table-cell office:value-type="float" office:value="848.95">
                <text:p>848.95</text:p>
              </table:table-cell>
              <table:table-cell office:value-type="float" office:value="0.122198">
                <text:p>0.122198</text:p>
              </table:table-cell>
              <table:table-cell office:value-type="float" office:value="776.782">
                <text:p>776.782</text:p>
              </table:table-cell>
              <table:table-cell office:value-type="float" office:value="0.120993">
                <text:p>0.120993</text:p>
              </table:table-cell>
              <table:table-cell office:value-type="float" office:value="725.5">
                <text:p>725.5</text:p>
              </table:table-cell>
              <table:table-cell office:value-type="float" office:value="0.119803">
                <text:p>0.119803</text:p>
              </table:table-cell>
              <table:table-cell office:value-type="float" office:value="673.705">
                <text:p>673.705</text:p>
              </table:table-cell>
              <table:table-cell office:value-type="float" office:value="0.11863">
                <text:p>0.11863</text:p>
              </table:table-cell>
              <table:table-cell office:value-type="float" office:value="618.706">
                <text:p>618.706</text:p>
              </table:table-cell>
              <table:table-cell office:value-type="float" office:value="0.116902">
                <text:p>0.116902</text:p>
              </table:table-cell>
              <table:table-cell office:value-type="float" office:value="550.001">
                <text:p>550.001</text:p>
              </table:table-cell>
              <table:table-cell office:value-type="float" office:value="0.115771">
                <text:p>0.115771</text:p>
              </table:table-cell>
              <table:table-cell office:value-type="float" office:value="498.311">
                <text:p>498.311</text:p>
              </table:table-cell>
              <table:table-cell office:value-type="float" office:value="0.114658">
                <text:p>0.114658</text:p>
              </table:table-cell>
              <table:table-cell office:value-type="float" office:value="455.326">
                <text:p>455.326</text:p>
              </table:table-cell>
              <table:table-cell office:value-type="float" office:value="0.113564">
                <text:p>0.113564</text:p>
              </table:table-cell>
              <table:table-cell office:value-type="float" office:value="420.849">
                <text:p>420.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966.791">
                <text:p>966.791</text:p>
              </table:table-cell>
              <table:table-cell office:value-type="float" office:value="0.141844">
                <text:p>0.141844</text:p>
              </table:table-cell>
              <table:table-cell office:value-type="float" office:value="881.951">
                <text:p>881.951</text:p>
              </table:table-cell>
              <table:table-cell office:value-type="float" office:value="0.140572">
                <text:p>0.140572</text:p>
              </table:table-cell>
              <table:table-cell office:value-type="float" office:value="838.683">
                <text:p>838.683</text:p>
              </table:table-cell>
              <table:table-cell office:value-type="float" office:value="0.138688">
                <text:p>0.138688</text:p>
              </table:table-cell>
              <table:table-cell office:value-type="float" office:value="786.939">
                <text:p>786.939</text:p>
              </table:table-cell>
              <table:table-cell office:value-type="float" office:value="0.137448">
                <text:p>0.137448</text:p>
              </table:table-cell>
              <table:table-cell office:value-type="float" office:value="716.403">
                <text:p>716.403</text:p>
              </table:table-cell>
              <table:table-cell office:value-type="float" office:value="0.136222">
                <text:p>0.136222</text:p>
              </table:table-cell>
              <table:table-cell office:value-type="float" office:value="676.098">
                <text:p>676.098</text:p>
              </table:table-cell>
              <table:table-cell office:value-type="float" office:value="0.135009">
                <text:p>0.135009</text:p>
              </table:table-cell>
              <table:table-cell office:value-type="float" office:value="616.752">
                <text:p>616.752</text:p>
              </table:table-cell>
              <table:table-cell office:value-type="float" office:value="0.133217">
                <text:p>0.133217</text:p>
              </table:table-cell>
              <table:table-cell office:value-type="float" office:value="556.653">
                <text:p>556.653</text:p>
              </table:table-cell>
              <table:table-cell office:value-type="float" office:value="0.132041">
                <text:p>0.132041</text:p>
              </table:table-cell>
              <table:table-cell office:value-type="float" office:value="514.887">
                <text:p>514.887</text:p>
              </table:table-cell>
              <table:table-cell office:value-type="float" office:value="0.13088">
                <text:p>0.13088</text:p>
              </table:table-cell>
              <table:table-cell office:value-type="float" office:value="473.28">
                <text:p>473.28</text:p>
              </table:table-cell>
              <table:table-cell office:value-type="float" office:value="0.129734">
                <text:p>0.129734</text:p>
              </table:table-cell>
              <table:table-cell office:value-type="float" office:value="430.007">
                <text:p>430.007</text:p>
              </table:table-cell>
              <table:table-cell office:value-type="float" office:value="0.128047">
                <text:p>0.128047</text:p>
              </table:table-cell>
              <table:table-cell office:value-type="float" office:value="375.76">
                <text:p>375.76</text:p>
              </table:table-cell>
              <table:table-cell office:value-type="float" office:value="0.126943">
                <text:p>0.126943</text:p>
              </table:table-cell>
              <table:table-cell office:value-type="float" office:value="336.316">
                <text:p>336.316</text:p>
              </table:table-cell>
              <table:table-cell office:value-type="float" office:value="0.125857">
                <text:p>0.125857</text:p>
              </table:table-cell>
              <table:table-cell office:value-type="float" office:value="303.385">
                <text:p>303.385</text:p>
              </table:table-cell>
              <table:table-cell office:value-type="float" office:value="0.124788">
                <text:p>0.124788</text:p>
              </table:table-cell>
              <table:table-cell office:value-type="float" office:value="276.654">
                <text:p>276.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738.078">
                <text:p>738.078</text:p>
              </table:table-cell>
              <table:table-cell office:value-type="float" office:value="0.152652">
                <text:p>0.152652</text:p>
              </table:table-cell>
              <table:table-cell office:value-type="float" office:value="668.788">
                <text:p>668.788</text:p>
              </table:table-cell>
              <table:table-cell office:value-type="float" office:value="0.151412">
                <text:p>0.151412</text:p>
              </table:table-cell>
              <table:table-cell office:value-type="float" office:value="631.534">
                <text:p>631.534</text:p>
              </table:table-cell>
              <table:table-cell office:value-type="float" office:value="0.149574">
                <text:p>0.149574</text:p>
              </table:table-cell>
              <table:table-cell office:value-type="float" office:value="586.035">
                <text:p>586.035</text:p>
              </table:table-cell>
              <table:table-cell office:value-type="float" office:value="0.148364">
                <text:p>0.148364</text:p>
              </table:table-cell>
              <table:table-cell office:value-type="float" office:value="529.344">
                <text:p>529.344</text:p>
              </table:table-cell>
              <table:table-cell office:value-type="float" office:value="0.147168">
                <text:p>0.147168</text:p>
              </table:table-cell>
              <table:table-cell office:value-type="float" office:value="495.496">
                <text:p>495.496</text:p>
              </table:table-cell>
              <table:table-cell office:value-type="float" office:value="0.145985">
                <text:p>0.145985</text:p>
              </table:table-cell>
              <table:table-cell office:value-type="float" office:value="448.144">
                <text:p>448.144</text:p>
              </table:table-cell>
              <table:table-cell office:value-type="float" office:value="0.144236">
                <text:p>0.144236</text:p>
              </table:table-cell>
              <table:table-cell office:value-type="float" office:value="399.008">
                <text:p>399.008</text:p>
              </table:table-cell>
              <table:table-cell office:value-type="float" office:value="0.143088">
                <text:p>0.143088</text:p>
              </table:table-cell>
              <table:table-cell office:value-type="float" office:value="365.534">
                <text:p>365.534</text:p>
              </table:table-cell>
              <table:table-cell office:value-type="float" office:value="0.141956">
                <text:p>0.141956</text:p>
              </table:table-cell>
              <table:table-cell office:value-type="float" office:value="332.619">
                <text:p>332.619</text:p>
              </table:table-cell>
              <table:table-cell office:value-type="float" office:value="0.140838">
                <text:p>0.140838</text:p>
              </table:table-cell>
              <table:table-cell office:value-type="float" office:value="299.017">
                <text:p>299.017</text:p>
              </table:table-cell>
              <table:table-cell office:value-type="float" office:value="0.139192">
                <text:p>0.139192</text:p>
              </table:table-cell>
              <table:table-cell office:value-type="float" office:value="256.918">
                <text:p>256.918</text:p>
              </table:table-cell>
              <table:table-cell office:value-type="float" office:value="0.138115">
                <text:p>0.138115</text:p>
              </table:table-cell>
              <table:table-cell office:value-type="float" office:value="227.213">
                <text:p>227.213</text:p>
              </table:table-cell>
              <table:table-cell office:value-type="float" office:value="0.137055">
                <text:p>0.137055</text:p>
              </table:table-cell>
              <table:table-cell office:value-type="float" office:value="202.414">
                <text:p>202.414</text:p>
              </table:table-cell>
              <table:table-cell office:value-type="float" office:value="0.136013">
                <text:p>0.136013</text:p>
              </table:table-cell>
              <table:table-cell office:value-type="float" office:value="182.186">
                <text:p>182.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563.504">
                <text:p>563.504</text:p>
              </table:table-cell>
              <table:table-cell office:value-type="float" office:value="0.163461">
                <text:p>0.163461</text:p>
              </table:table-cell>
              <table:table-cell office:value-type="float" office:value="507.18">
                <text:p>507.18</text:p>
              </table:table-cell>
              <table:table-cell office:value-type="float" office:value="0.162251">
                <text:p>0.162251</text:p>
              </table:table-cell>
              <table:table-cell office:value-type="float" office:value="475.592">
                <text:p>475.592</text:p>
              </table:table-cell>
              <table:table-cell office:value-type="float" office:value="0.160459">
                <text:p>0.160459</text:p>
              </table:table-cell>
              <table:table-cell office:value-type="float" office:value="436.477">
                <text:p>436.477</text:p>
              </table:table-cell>
              <table:table-cell office:value-type="float" office:value="0.15928">
                <text:p>0.15928</text:p>
              </table:table-cell>
              <table:table-cell office:value-type="float" office:value="391.189">
                <text:p>391.189</text:p>
              </table:table-cell>
              <table:table-cell office:value-type="float" office:value="0.158113">
                <text:p>0.158113</text:p>
              </table:table-cell>
              <table:table-cell office:value-type="float" office:value="363.21">
                <text:p>363.21</text:p>
              </table:table-cell>
              <table:table-cell office:value-type="float" office:value="0.15696">
                <text:p>0.15696</text:p>
              </table:table-cell>
              <table:table-cell office:value-type="float" office:value="325.711">
                <text:p>325.711</text:p>
              </table:table-cell>
              <table:table-cell office:value-type="float" office:value="0.155255">
                <text:p>0.155255</text:p>
              </table:table-cell>
              <table:table-cell office:value-type="float" office:value="286.111">
                <text:p>286.111</text:p>
              </table:table-cell>
              <table:table-cell office:value-type="float" office:value="0.154136">
                <text:p>0.154136</text:p>
              </table:table-cell>
              <table:table-cell office:value-type="float" office:value="259.623">
                <text:p>259.623</text:p>
              </table:table-cell>
              <table:table-cell office:value-type="float" office:value="0.153032">
                <text:p>0.153032</text:p>
              </table:table-cell>
              <table:table-cell office:value-type="float" office:value="233.901">
                <text:p>233.901</text:p>
              </table:table-cell>
              <table:table-cell office:value-type="float" office:value="0.151942">
                <text:p>0.151942</text:p>
              </table:table-cell>
              <table:table-cell office:value-type="float" office:value="208.088">
                <text:p>208.088</text:p>
              </table:table-cell>
              <table:table-cell office:value-type="float" office:value="0.150337">
                <text:p>0.150337</text:p>
              </table:table-cell>
              <table:table-cell office:value-type="float" office:value="175.862">
                <text:p>175.862</text:p>
              </table:table-cell>
              <table:table-cell office:value-type="float" office:value="0.149287">
                <text:p>0.149287</text:p>
              </table:table-cell>
              <table:table-cell office:value-type="float" office:value="153.732">
                <text:p>153.732</text:p>
              </table:table-cell>
              <table:table-cell office:value-type="float" office:value="0.148254">
                <text:p>0.148254</text:p>
              </table:table-cell>
              <table:table-cell office:value-type="float" office:value="135.315">
                <text:p>135.315</text:p>
              </table:table-cell>
              <table:table-cell office:value-type="float" office:value="0.147238">
                <text:p>0.147238</text:p>
              </table:table-cell>
              <table:table-cell office:value-type="float" office:value="120.297">
                <text:p>120.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430.255">
                <text:p>430.255</text:p>
              </table:table-cell>
              <table:table-cell office:value-type="float" office:value="0.17427">
                <text:p>0.17427</text:p>
              </table:table-cell>
              <table:table-cell office:value-type="float" office:value="384.659">
                <text:p>384.659</text:p>
              </table:table-cell>
              <table:table-cell office:value-type="float" office:value="0.173091">
                <text:p>0.173091</text:p>
              </table:table-cell>
              <table:table-cell office:value-type="float" office:value="358.198">
                <text:p>358.198</text:p>
              </table:table-cell>
              <table:table-cell office:value-type="float" office:value="0.171345">
                <text:p>0.171345</text:p>
              </table:table-cell>
              <table:table-cell office:value-type="float" office:value="325.144">
                <text:p>325.144</text:p>
              </table:table-cell>
              <table:table-cell office:value-type="float" office:value="0.170196">
                <text:p>0.170196</text:p>
              </table:table-cell>
              <table:table-cell office:value-type="float" office:value="289.153">
                <text:p>289.153</text:p>
              </table:table-cell>
              <table:table-cell office:value-type="float" office:value="0.169059">
                <text:p>0.169059</text:p>
              </table:table-cell>
              <table:table-cell office:value-type="float" office:value="266.314">
                <text:p>266.314</text:p>
              </table:table-cell>
              <table:table-cell office:value-type="float" office:value="0.167935">
                <text:p>0.167935</text:p>
              </table:table-cell>
              <table:table-cell office:value-type="float" office:value="236.808">
                <text:p>236.808</text:p>
              </table:table-cell>
              <table:table-cell office:value-type="float" office:value="0.166274">
                <text:p>0.166274</text:p>
              </table:table-cell>
              <table:table-cell office:value-type="float" office:value="205.26">
                <text:p>205.26</text:p>
              </table:table-cell>
              <table:table-cell office:value-type="float" office:value="0.165184">
                <text:p>0.165184</text:p>
              </table:table-cell>
              <table:table-cell office:value-type="float" office:value="184.518">
                <text:p>184.518</text:p>
              </table:table-cell>
              <table:table-cell office:value-type="float" office:value="0.164108">
                <text:p>0.164108</text:p>
              </table:table-cell>
              <table:table-cell office:value-type="float" office:value="164.619">
                <text:p>164.619</text:p>
              </table:table-cell>
              <table:table-cell office:value-type="float" office:value="0.163046">
                <text:p>0.163046</text:p>
              </table:table-cell>
              <table:table-cell office:value-type="float" office:value="144.967">
                <text:p>144.967</text:p>
              </table:table-cell>
              <table:table-cell office:value-type="float" office:value="0.161482">
                <text:p>0.161482</text:p>
              </table:table-cell>
              <table:table-cell office:value-type="float" office:value="120.577">
                <text:p>120.577</text:p>
              </table:table-cell>
              <table:table-cell office:value-type="float" office:value="0.160459">
                <text:p>0.160459</text:p>
              </table:table-cell>
              <table:table-cell office:value-type="float" office:value="104.242">
                <text:p>104.242</text:p>
              </table:table-cell>
              <table:table-cell office:value-type="float" office:value="0.159452">
                <text:p>0.159452</text:p>
              </table:table-cell>
              <table:table-cell office:value-type="float" office:value="90.7257">
                <text:p>90.7257</text:p>
              </table:table-cell>
              <table:table-cell office:value-type="float" office:value="0.158462">
                <text:p>0.158462</text:p>
              </table:table-cell>
              <table:table-cell office:value-type="float" office:value="79.751">
                <text:p>79.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328.547">
                <text:p>328.547</text:p>
              </table:table-cell>
              <table:table-cell office:value-type="float" office:value="0.185079">
                <text:p>0.185079</text:p>
              </table:table-cell>
              <table:table-cell office:value-type="float" office:value="291.771">
                <text:p>291.771</text:p>
              </table:table-cell>
              <table:table-cell office:value-type="float" office:value="0.183931">
                <text:p>0.183931</text:p>
              </table:table-cell>
              <table:table-cell office:value-type="float" office:value="269.823">
                <text:p>269.823</text:p>
              </table:table-cell>
              <table:table-cell office:value-type="float" office:value="0.182231">
                <text:p>0.182231</text:p>
              </table:table-cell>
              <table:table-cell office:value-type="float" office:value="242.264">
                <text:p>242.264</text:p>
              </table:table-cell>
              <table:table-cell office:value-type="float" office:value="0.181112">
                <text:p>0.181112</text:p>
              </table:table-cell>
              <table:table-cell office:value-type="float" office:value="213.793">
                <text:p>213.793</text:p>
              </table:table-cell>
              <table:table-cell office:value-type="float" office:value="0.180005">
                <text:p>0.180005</text:p>
              </table:table-cell>
              <table:table-cell office:value-type="float" office:value="195.34">
                <text:p>195.34</text:p>
              </table:table-cell>
              <table:table-cell office:value-type="float" office:value="0.178911">
                <text:p>0.178911</text:p>
              </table:table-cell>
              <table:table-cell office:value-type="float" office:value="172.251">
                <text:p>172.251</text:p>
              </table:table-cell>
              <table:table-cell office:value-type="float" office:value="0.177293">
                <text:p>0.177293</text:p>
              </table:table-cell>
              <table:table-cell office:value-type="float" office:value="147.359">
                <text:p>147.359</text:p>
              </table:table-cell>
              <table:table-cell office:value-type="float" office:value="0.176232">
                <text:p>0.176232</text:p>
              </table:table-cell>
              <table:table-cell office:value-type="float" office:value="131.259">
                <text:p>131.259</text:p>
              </table:table-cell>
              <table:table-cell office:value-type="float" office:value="0.175184">
                <text:p>0.175184</text:p>
              </table:table-cell>
              <table:table-cell office:value-type="float" office:value="115.996">
                <text:p>115.996</text:p>
              </table:table-cell>
              <table:table-cell office:value-type="float" office:value="0.17415">
                <text:p>0.17415</text:p>
              </table:table-cell>
              <table:table-cell office:value-type="float" office:value="101.151">
                <text:p>101.151</text:p>
              </table:table-cell>
              <table:table-cell office:value-type="float" office:value="0.172628">
                <text:p>0.172628</text:p>
              </table:table-cell>
              <table:table-cell office:value-type="float" office:value="82.8703">
                <text:p>82.8703</text:p>
              </table:table-cell>
              <table:table-cell office:value-type="float" office:value="0.171631">
                <text:p>0.171631</text:p>
              </table:table-cell>
              <table:table-cell office:value-type="float" office:value="70.9112">
                <text:p>70.9112</text:p>
              </table:table-cell>
              <table:table-cell office:value-type="float" office:value="0.170651">
                <text:p>0.170651</text:p>
              </table:table-cell>
              <table:table-cell office:value-type="float" office:value="61.0942">
                <text:p>61.0942</text:p>
              </table:table-cell>
              <table:table-cell office:value-type="float" office:value="0.169687">
                <text:p>0.169687</text:p>
              </table:table-cell>
              <table:table-cell office:value-type="float" office:value="53.1881">
                <text:p>53.18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250.915">
                <text:p>250.915</text:p>
              </table:table-cell>
              <table:table-cell office:value-type="float" office:value="0.195887">
                <text:p>0.195887</text:p>
              </table:table-cell>
              <table:table-cell office:value-type="float" office:value="221.349">
                <text:p>221.349</text:p>
              </table:table-cell>
              <table:table-cell office:value-type="float" office:value="0.194771">
                <text:p>0.194771</text:p>
              </table:table-cell>
              <table:table-cell office:value-type="float" office:value="203.294">
                <text:p>203.294</text:p>
              </table:table-cell>
              <table:table-cell office:value-type="float" office:value="0.193116">
                <text:p>0.193116</text:p>
              </table:table-cell>
              <table:table-cell office:value-type="float" office:value="180.567">
                <text:p>180.567</text:p>
              </table:table-cell>
              <table:table-cell office:value-type="float" office:value="0.192028">
                <text:p>0.192028</text:p>
              </table:table-cell>
              <table:table-cell office:value-type="float" office:value="158.135">
                <text:p>158.135</text:p>
              </table:table-cell>
              <table:table-cell office:value-type="float" office:value="0.190951">
                <text:p>0.190951</text:p>
              </table:table-cell>
              <table:table-cell office:value-type="float" office:value="143.353">
                <text:p>143.353</text:p>
              </table:table-cell>
              <table:table-cell office:value-type="float" office:value="0.189886">
                <text:p>0.189886</text:p>
              </table:table-cell>
              <table:table-cell office:value-type="float" office:value="125.374">
                <text:p>125.374</text:p>
              </table:table-cell>
              <table:table-cell office:value-type="float" office:value="0.188312">
                <text:p>0.188312</text:p>
              </table:table-cell>
              <table:table-cell office:value-type="float" office:value="105.893">
                <text:p>105.893</text:p>
              </table:table-cell>
              <table:table-cell office:value-type="float" office:value="0.18728">
                <text:p>0.18728</text:p>
              </table:table-cell>
              <table:table-cell office:value-type="float" office:value="93.4907">
                <text:p>93.4907</text:p>
              </table:table-cell>
              <table:table-cell office:value-type="float" office:value="0.18626">
                <text:p>0.18626</text:p>
              </table:table-cell>
              <table:table-cell office:value-type="float" office:value="81.8719">
                <text:p>81.8719</text:p>
              </table:table-cell>
              <table:table-cell office:value-type="float" office:value="0.185254">
                <text:p>0.185254</text:p>
              </table:table-cell>
              <table:table-cell office:value-type="float" office:value="70.7347">
                <text:p>70.7347</text:p>
              </table:table-cell>
              <table:table-cell office:value-type="float" office:value="0.183773">
                <text:p>0.183773</text:p>
              </table:table-cell>
              <table:table-cell office:value-type="float" office:value="57.1521">
                <text:p>57.1521</text:p>
              </table:table-cell>
              <table:table-cell office:value-type="float" office:value="0.182804">
                <text:p>0.182804</text:p>
              </table:table-cell>
              <table:table-cell office:value-type="float" office:value="48.4626">
                <text:p>48.4626</text:p>
              </table:table-cell>
              <table:table-cell office:value-type="float" office:value="0.18185">
                <text:p>0.18185</text:p>
              </table:table-cell>
              <table:table-cell office:value-type="float" office:value="41.403">
                <text:p>41.403</text:p>
              </table:table-cell>
              <table:table-cell office:value-type="float" office:value="0.180912">
                <text:p>0.180912</text:p>
              </table:table-cell>
              <table:table-cell office:value-type="float" office:value="35.7858">
                <text:p>35.7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91.66">
                <text:p>191.66</text:p>
              </table:table-cell>
              <table:table-cell office:value-type="float" office:value="0.206696">
                <text:p>0.206696</text:p>
              </table:table-cell>
              <table:table-cell office:value-type="float" office:value="167.959">
                <text:p>167.959</text:p>
              </table:table-cell>
              <table:table-cell office:value-type="float" office:value="0.20561">
                <text:p>0.20561</text:p>
              </table:table-cell>
              <table:table-cell office:value-type="float" office:value="153.211">
                <text:p>153.211</text:p>
              </table:table-cell>
              <table:table-cell office:value-type="float" office:value="0.204002">
                <text:p>0.204002</text:p>
              </table:table-cell>
              <table:table-cell office:value-type="float" office:value="134.639">
                <text:p>134.639</text:p>
              </table:table-cell>
              <table:table-cell office:value-type="float" office:value="0.202944">
                <text:p>0.202944</text:p>
              </table:table-cell>
              <table:table-cell office:value-type="float" office:value="117.028">
                <text:p>117.028</text:p>
              </table:table-cell>
              <table:table-cell office:value-type="float" office:value="0.201897">
                <text:p>0.201897</text:p>
              </table:table-cell>
              <table:table-cell office:value-type="float" office:value="105.275">
                <text:p>105.275</text:p>
              </table:table-cell>
              <table:table-cell office:value-type="float" office:value="0.200861">
                <text:p>0.200861</text:p>
              </table:table-cell>
              <table:table-cell office:value-type="float" office:value="91.3346">
                <text:p>91.3346</text:p>
              </table:table-cell>
              <table:table-cell office:value-type="float" office:value="0.199332">
                <text:p>0.199332</text:p>
              </table:table-cell>
              <table:table-cell office:value-type="float" office:value="76.1974">
                <text:p>76.1974</text:p>
              </table:table-cell>
              <table:table-cell office:value-type="float" office:value="0.198327">
                <text:p>0.198327</text:p>
              </table:table-cell>
              <table:table-cell office:value-type="float" office:value="66.7082">
                <text:p>66.7082</text:p>
              </table:table-cell>
              <table:table-cell office:value-type="float" office:value="0.197336">
                <text:p>0.197336</text:p>
              </table:table-cell>
              <table:table-cell office:value-type="float" office:value="57.923">
                <text:p>57.923</text:p>
              </table:table-cell>
              <table:table-cell office:value-type="float" office:value="0.196358">
                <text:p>0.196358</text:p>
              </table:table-cell>
              <table:table-cell office:value-type="float" office:value="49.6206">
                <text:p>49.6206</text:p>
              </table:table-cell>
              <table:table-cell office:value-type="float" office:value="0.194918">
                <text:p>0.194918</text:p>
              </table:table-cell>
              <table:table-cell office:value-type="float" office:value="39.6109">
                <text:p>39.6109</text:p>
              </table:table-cell>
              <table:table-cell office:value-type="float" office:value="0.193976">
                <text:p>0.193976</text:p>
              </table:table-cell>
              <table:table-cell office:value-type="float" office:value="33.3435">
                <text:p>33.3435</text:p>
              </table:table-cell>
              <table:table-cell office:value-type="float" office:value="0.193048">
                <text:p>0.193048</text:p>
              </table:table-cell>
              <table:table-cell office:value-type="float" office:value="28.3174">
                <text:p>28.3174</text:p>
              </table:table-cell>
              <table:table-cell office:value-type="float" office:value="0.192136">
                <text:p>0.192136</text:p>
              </table:table-cell>
              <table:table-cell office:value-type="float" office:value="24.3849">
                <text:p>24.3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146.431">
                <text:p>146.431</text:p>
              </table:table-cell>
              <table:table-cell office:value-type="float" office:value="0.217505">
                <text:p>0.217505</text:p>
              </table:table-cell>
              <table:table-cell office:value-type="float" office:value="127.482">
                <text:p>127.482</text:p>
              </table:table-cell>
              <table:table-cell office:value-type="float" office:value="0.21645">
                <text:p>0.21645</text:p>
              </table:table-cell>
              <table:table-cell office:value-type="float" office:value="115.508">
                <text:p>115.508</text:p>
              </table:table-cell>
              <table:table-cell office:value-type="float" office:value="0.214888">
                <text:p>0.214888</text:p>
              </table:table-cell>
              <table:table-cell office:value-type="float" office:value="100.449">
                <text:p>100.449</text:p>
              </table:table-cell>
              <table:table-cell office:value-type="float" office:value="0.21386">
                <text:p>0.21386</text:p>
              </table:table-cell>
              <table:table-cell office:value-type="float" office:value="86.6674">
                <text:p>86.6674</text:p>
              </table:table-cell>
              <table:table-cell office:value-type="float" office:value="0.212842">
                <text:p>0.212842</text:p>
              </table:table-cell>
              <table:table-cell office:value-type="float" office:value="77.3827">
                <text:p>77.3827</text:p>
              </table:table-cell>
              <table:table-cell office:value-type="float" office:value="0.211837">
                <text:p>0.211837</text:p>
              </table:table-cell>
              <table:table-cell office:value-type="float" office:value="66.6172">
                <text:p>66.6172</text:p>
              </table:table-cell>
              <table:table-cell office:value-type="float" office:value="0.210351">
                <text:p>0.210351</text:p>
              </table:table-cell>
              <table:table-cell office:value-type="float" office:value="54.931">
                <text:p>54.931</text:p>
              </table:table-cell>
              <table:table-cell office:value-type="float" office:value="0.209375">
                <text:p>0.209375</text:p>
              </table:table-cell>
              <table:table-cell office:value-type="float" office:value="47.7159">
                <text:p>47.7159</text:p>
              </table:table-cell>
              <table:table-cell office:value-type="float" office:value="0.208412">
                <text:p>0.208412</text:p>
              </table:table-cell>
              <table:table-cell office:value-type="float" office:value="41.1154">
                <text:p>41.1154</text:p>
              </table:table-cell>
              <table:table-cell office:value-type="float" office:value="0.207463">
                <text:p>0.207463</text:p>
              </table:table-cell>
              <table:table-cell office:value-type="float" office:value="34.9638">
                <text:p>34.9638</text:p>
              </table:table-cell>
              <table:table-cell office:value-type="float" office:value="0.206063">
                <text:p>0.206063</text:p>
              </table:table-cell>
              <table:table-cell office:value-type="float" office:value="27.6469">
                <text:p>27.6469</text:p>
              </table:table-cell>
              <table:table-cell office:value-type="float" office:value="0.205148">
                <text:p>0.205148</text:p>
              </table:table-cell>
              <table:table-cell office:value-type="float" office:value="23.1608">
                <text:p>23.1608</text:p>
              </table:table-cell>
              <table:table-cell office:value-type="float" office:value="0.204247">
                <text:p>0.204247</text:p>
              </table:table-cell>
              <table:table-cell office:value-type="float" office:value="19.6215">
                <text:p>19.6215</text:p>
              </table:table-cell>
              <table:table-cell office:value-type="float" office:value="0.203361">
                <text:p>0.203361</text:p>
              </table:table-cell>
              <table:table-cell office:value-type="float" office:value="16.9158">
                <text:p>16.9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111.909">
                <text:p>111.909</text:p>
              </table:table-cell>
              <table:table-cell office:value-type="float" office:value="0.228313">
                <text:p>0.228313</text:p>
              </table:table-cell>
              <table:table-cell office:value-type="float" office:value="96.7951">
                <text:p>96.7951</text:p>
              </table:table-cell>
              <table:table-cell office:value-type="float" office:value="0.22729">
                <text:p>0.22729</text:p>
              </table:table-cell>
              <table:table-cell office:value-type="float" office:value="87.1254">
                <text:p>87.1254</text:p>
              </table:table-cell>
              <table:table-cell office:value-type="float" office:value="0.225773">
                <text:p>0.225773</text:p>
              </table:table-cell>
              <table:table-cell office:value-type="float" office:value="74.9967">
                <text:p>74.9967</text:p>
              </table:table-cell>
              <table:table-cell office:value-type="float" office:value="0.224775">
                <text:p>0.224775</text:p>
              </table:table-cell>
              <table:table-cell office:value-type="float" office:value="64.2445">
                <text:p>64.2445</text:p>
              </table:table-cell>
              <table:table-cell office:value-type="float" office:value="0.223788">
                <text:p>0.223788</text:p>
              </table:table-cell>
              <table:table-cell office:value-type="float" office:value="56.9527">
                <text:p>56.9527</text:p>
              </table:table-cell>
              <table:table-cell office:value-type="float" office:value="0.222812">
                <text:p>0.222812</text:p>
              </table:table-cell>
              <table:table-cell office:value-type="float" office:value="48.6688">
                <text:p>48.6688</text:p>
              </table:table-cell>
              <table:table-cell office:value-type="float" office:value="0.22137">
                <text:p>0.22137</text:p>
              </table:table-cell>
              <table:table-cell office:value-type="float" office:value="39.701">
                <text:p>39.701</text:p>
              </table:table-cell>
              <table:table-cell office:value-type="float" office:value="0.220423">
                <text:p>0.220423</text:p>
              </table:table-cell>
              <table:table-cell office:value-type="float" office:value="34.2478">
                <text:p>34.2478</text:p>
              </table:table-cell>
              <table:table-cell office:value-type="float" office:value="0.219488">
                <text:p>0.219488</text:p>
              </table:table-cell>
              <table:table-cell office:value-type="float" office:value="29.3195">
                <text:p>29.3195</text:p>
              </table:table-cell>
              <table:table-cell office:value-type="float" office:value="0.218567">
                <text:p>0.218567</text:p>
              </table:table-cell>
              <table:table-cell office:value-type="float" office:value="24.7895">
                <text:p>24.7895</text:p>
              </table:table-cell>
              <table:table-cell office:value-type="float" office:value="0.217208">
                <text:p>0.217208</text:p>
              </table:table-cell>
              <table:table-cell office:value-type="float" office:value="19.4869">
                <text:p>19.4869</text:p>
              </table:table-cell>
              <table:table-cell office:value-type="float" office:value="0.21632">
                <text:p>0.21632</text:p>
              </table:table-cell>
              <table:table-cell office:value-type="float" office:value="16.3028">
                <text:p>16.3028</text:p>
              </table:table-cell>
              <table:table-cell office:value-type="float" office:value="0.215446">
                <text:p>0.215446</text:p>
              </table:table-cell>
              <table:table-cell office:value-type="float" office:value="13.8428">
                <text:p>13.8428</text:p>
              </table:table-cell>
              <table:table-cell office:value-type="float" office:value="0.214586">
                <text:p>0.214586</text:p>
              </table:table-cell>
              <table:table-cell office:value-type="float" office:value="12.0226">
                <text:p>12.0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85.558">
                <text:p>85.558</text:p>
              </table:table-cell>
              <table:table-cell office:value-type="float" office:value="0.239122">
                <text:p>0.239122</text:p>
              </table:table-cell>
              <table:table-cell office:value-type="float" office:value="73.5299">
                <text:p>73.5299</text:p>
              </table:table-cell>
              <table:table-cell office:value-type="float" office:value="0.238129">
                <text:p>0.238129</text:p>
              </table:table-cell>
              <table:table-cell office:value-type="float" office:value="65.7587">
                <text:p>65.7587</text:p>
              </table:table-cell>
              <table:table-cell office:value-type="float" office:value="0.236659">
                <text:p>0.236659</text:p>
              </table:table-cell>
              <table:table-cell office:value-type="float" office:value="56.0498">
                <text:p>56.0498</text:p>
              </table:table-cell>
              <table:table-cell office:value-type="float" office:value="0.235691">
                <text:p>0.235691</text:p>
              </table:table-cell>
              <table:table-cell office:value-type="float" office:value="47.6837">
                <text:p>47.6837</text:p>
              </table:table-cell>
              <table:table-cell office:value-type="float" office:value="0.234734">
                <text:p>0.234734</text:p>
              </table:table-cell>
              <table:table-cell office:value-type="float" office:value="41.9882">
                <text:p>41.9882</text:p>
              </table:table-cell>
              <table:table-cell office:value-type="float" office:value="0.233788">
                <text:p>0.233788</text:p>
              </table:table-cell>
              <table:table-cell office:value-type="float" office:value="35.6358">
                <text:p>35.6358</text:p>
              </table:table-cell>
              <table:table-cell office:value-type="float" office:value="0.232389">
                <text:p>0.232389</text:p>
              </table:table-cell>
              <table:table-cell office:value-type="float" office:value="28.7942">
                <text:p>28.7942</text:p>
              </table:table-cell>
              <table:table-cell office:value-type="float" office:value="0.231471">
                <text:p>0.231471</text:p>
              </table:table-cell>
              <table:table-cell office:value-type="float" office:value="24.6971">
                <text:p>24.6971</text:p>
              </table:table-cell>
              <table:table-cell office:value-type="float" office:value="0.230565">
                <text:p>0.230565</text:p>
              </table:table-cell>
              <table:table-cell office:value-type="float" office:value="21.041">
                <text:p>21.041</text:p>
              </table:table-cell>
              <table:table-cell office:value-type="float" office:value="0.229671">
                <text:p>0.229671</text:p>
              </table:table-cell>
              <table:table-cell office:value-type="float" office:value="17.7267">
                <text:p>17.7267</text:p>
              </table:table-cell>
              <table:table-cell office:value-type="float" office:value="0.228354">
                <text:p>0.228354</text:p>
              </table:table-cell>
              <table:table-cell office:value-type="float" office:value="13.9213">
                <text:p>13.9213</text:p>
              </table:table-cell>
              <table:table-cell office:value-type="float" office:value="0.227492">
                <text:p>0.227492</text:p>
              </table:table-cell>
              <table:table-cell office:value-type="float" office:value="11.6839">
                <text:p>11.6839</text:p>
              </table:table-cell>
              <table:table-cell office:value-type="float" office:value="0.226644">
                <text:p>0.226644</text:p>
              </table:table-cell>
              <table:table-cell office:value-type="float" office:value="10.0026">
                <text:p>10.0026</text:p>
              </table:table-cell>
              <table:table-cell office:value-type="float" office:value="0.22581">
                <text:p>0.22581</text:p>
              </table:table-cell>
              <table:table-cell office:value-type="float" office:value="8.81681">
                <text:p>8.81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65.445">
                <text:p>65.445</text:p>
              </table:table-cell>
              <table:table-cell office:value-type="float" office:value="0.249931">
                <text:p>0.249931</text:p>
              </table:table-cell>
              <table:table-cell office:value-type="float" office:value="55.8916">
                <text:p>55.8916</text:p>
              </table:table-cell>
              <table:table-cell office:value-type="float" office:value="0.248969">
                <text:p>0.248969</text:p>
              </table:table-cell>
              <table:table-cell office:value-type="float" office:value="49.6737">
                <text:p>49.6737</text:p>
              </table:table-cell>
              <table:table-cell office:value-type="float" office:value="0.247545">
                <text:p>0.247545</text:p>
              </table:table-cell>
              <table:table-cell office:value-type="float" office:value="41.9452">
                <text:p>41.9452</text:p>
              </table:table-cell>
              <table:table-cell office:value-type="float" office:value="0.246607">
                <text:p>0.246607</text:p>
              </table:table-cell>
              <table:table-cell office:value-type="float" office:value="35.4525">
                <text:p>35.4525</text:p>
              </table:table-cell>
              <table:table-cell office:value-type="float" office:value="0.24568">
                <text:p>0.24568</text:p>
              </table:table-cell>
              <table:table-cell office:value-type="float" office:value="31.0271">
                <text:p>31.0271</text:p>
              </table:table-cell>
              <table:table-cell office:value-type="float" office:value="0.244763">
                <text:p>0.244763</text:p>
              </table:table-cell>
              <table:table-cell office:value-type="float" office:value="26.172">
                <text:p>26.172</text:p>
              </table:table-cell>
              <table:table-cell office:value-type="float" office:value="0.243408">
                <text:p>0.243408</text:p>
              </table:table-cell>
              <table:table-cell office:value-type="float" office:value="20.9832">
                <text:p>20.9832</text:p>
              </table:table-cell>
              <table:table-cell office:value-type="float" office:value="0.242519">
                <text:p>0.242519</text:p>
              </table:table-cell>
              <table:table-cell office:value-type="float" office:value="17.9244">
                <text:p>17.9244</text:p>
              </table:table-cell>
              <table:table-cell office:value-type="float" office:value="0.241641">
                <text:p>0.241641</text:p>
              </table:table-cell>
              <table:table-cell office:value-type="float" office:value="15.231">
                <text:p>15.231</text:p>
              </table:table-cell>
              <table:table-cell office:value-type="float" office:value="0.240775">
                <text:p>0.240775</text:p>
              </table:table-cell>
              <table:table-cell office:value-type="float" office:value="12.824">
                <text:p>12.824</text:p>
              </table:table-cell>
              <table:table-cell office:value-type="float" office:value="0.239499">
                <text:p>0.239499</text:p>
              </table:table-cell>
              <table:table-cell office:value-type="float" office:value="10.1252">
                <text:p>10.1252</text:p>
              </table:table-cell>
              <table:table-cell office:value-type="float" office:value="0.238664">
                <text:p>0.238664</text:p>
              </table:table-cell>
              <table:table-cell office:value-type="float" office:value="8.57303">
                <text:p>8.57303</text:p>
              </table:table-cell>
              <table:table-cell office:value-type="float" office:value="0.237843">
                <text:p>0.237843</text:p>
              </table:table-cell>
              <table:table-cell office:value-type="float" office:value="7.4507">
                <text:p>7.4507</text:p>
              </table:table-cell>
              <table:table-cell office:value-type="float" office:value="0.237035">
                <text:p>0.237035</text:p>
              </table:table-cell>
              <table:table-cell office:value-type="float" office:value="6.71661">
                <text:p>6.71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50.093">
                <text:p>50.093</text:p>
              </table:table-cell>
              <table:table-cell office:value-type="float" office:value="0.260739">
                <text:p>0.260739</text:p>
              </table:table-cell>
              <table:table-cell office:value-type="float" office:value="42.5194">
                <text:p>42.5194</text:p>
              </table:table-cell>
              <table:table-cell office:value-type="float" office:value="0.259809">
                <text:p>0.259809</text:p>
              </table:table-cell>
              <table:table-cell office:value-type="float" office:value="37.5649">
                <text:p>37.5649</text:p>
              </table:table-cell>
              <table:table-cell office:value-type="float" office:value="0.25843">
                <text:p>0.25843</text:p>
              </table:table-cell>
              <table:table-cell office:value-type="float" office:value="31.4455">
                <text:p>31.4455</text:p>
              </table:table-cell>
              <table:table-cell office:value-type="float" office:value="0.257523">
                <text:p>0.257523</text:p>
              </table:table-cell>
              <table:table-cell office:value-type="float" office:value="26.419">
                <text:p>26.419</text:p>
              </table:table-cell>
              <table:table-cell office:value-type="float" office:value="0.256626">
                <text:p>0.256626</text:p>
              </table:table-cell>
              <table:table-cell office:value-type="float" office:value="22.9984">
                <text:p>22.9984</text:p>
              </table:table-cell>
              <table:table-cell office:value-type="float" office:value="0.255738">
                <text:p>0.255738</text:p>
              </table:table-cell>
              <table:table-cell office:value-type="float" office:value="19.3">
                <text:p>19.3</text:p>
              </table:table-cell>
              <table:table-cell office:value-type="float" office:value="0.254427">
                <text:p>0.254427</text:p>
              </table:table-cell>
              <table:table-cell office:value-type="float" office:value="15.3894">
                <text:p>15.3894</text:p>
              </table:table-cell>
              <table:table-cell office:value-type="float" office:value="0.253566">
                <text:p>0.253566</text:p>
              </table:table-cell>
              <table:table-cell office:value-type="float" office:value="13.1217">
                <text:p>13.1217</text:p>
              </table:table-cell>
              <table:table-cell office:value-type="float" office:value="0.252717">
                <text:p>0.252717</text:p>
              </table:table-cell>
              <table:table-cell office:value-type="float" office:value="11.1535">
                <text:p>11.1535</text:p>
              </table:table-cell>
              <table:table-cell office:value-type="float" office:value="0.251879">
                <text:p>0.251879</text:p>
              </table:table-cell>
              <table:table-cell office:value-type="float" office:value="9.42063">
                <text:p>9.42063</text:p>
              </table:table-cell>
              <table:table-cell office:value-type="float" office:value="0.250644">
                <text:p>0.250644</text:p>
              </table:table-cell>
              <table:table-cell office:value-type="float" office:value="7.53613">
                <text:p>7.53613</text:p>
              </table:table-cell>
              <table:table-cell office:value-type="float" office:value="0.249836">
                <text:p>0.249836</text:p>
              </table:table-cell>
              <table:table-cell office:value-type="float" office:value="6.47788">
                <text:p>6.47788</text:p>
              </table:table-cell>
              <table:table-cell office:value-type="float" office:value="0.249041">
                <text:p>0.249041</text:p>
              </table:table-cell>
              <table:table-cell office:value-type="float" office:value="5.75484">
                <text:p>5.75484</text:p>
              </table:table-cell>
              <table:table-cell office:value-type="float" office:value="0.24826">
                <text:p>0.24826</text:p>
              </table:table-cell>
              <table:table-cell office:value-type="float" office:value="5.3407">
                <text:p>5.3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38.3751">
                <text:p>38.3751</text:p>
              </table:table-cell>
              <table:table-cell office:value-type="float" office:value="0.271548">
                <text:p>0.271548</text:p>
              </table:table-cell>
              <table:table-cell office:value-type="float" office:value="32.3814">
                <text:p>32.3814</text:p>
              </table:table-cell>
              <table:table-cell office:value-type="float" office:value="0.270649">
                <text:p>0.270649</text:p>
              </table:table-cell>
              <table:table-cell office:value-type="float" office:value="28.4494">
                <text:p>28.4494</text:p>
              </table:table-cell>
              <table:table-cell office:value-type="float" office:value="0.269316">
                <text:p>0.269316</text:p>
              </table:table-cell>
              <table:table-cell office:value-type="float" office:value="23.6293">
                <text:p>23.6293</text:p>
              </table:table-cell>
              <table:table-cell office:value-type="float" office:value="0.268439">
                <text:p>0.268439</text:p>
              </table:table-cell>
              <table:table-cell office:value-type="float" office:value="19.7472">
                <text:p>19.7472</text:p>
              </table:table-cell>
              <table:table-cell office:value-type="float" office:value="0.267572">
                <text:p>0.267572</text:p>
              </table:table-cell>
              <table:table-cell office:value-type="float" office:value="17.1175">
                <text:p>17.1175</text:p>
              </table:table-cell>
              <table:table-cell office:value-type="float" office:value="0.266714">
                <text:p>0.266714</text:p>
              </table:table-cell>
              <table:table-cell office:value-type="float" office:value="14.3099">
                <text:p>14.3099</text:p>
              </table:table-cell>
              <table:table-cell office:value-type="float" office:value="0.265446">
                <text:p>0.265446</text:p>
              </table:table-cell>
              <table:table-cell office:value-type="float" office:value="11.3835">
                <text:p>11.3835</text:p>
              </table:table-cell>
              <table:table-cell office:value-type="float" office:value="0.264614">
                <text:p>0.264614</text:p>
              </table:table-cell>
              <table:table-cell office:value-type="float" office:value="9.71594">
                <text:p>9.71594</text:p>
              </table:table-cell>
              <table:table-cell office:value-type="float" office:value="0.263793">
                <text:p>0.263793</text:p>
              </table:table-cell>
              <table:table-cell office:value-type="float" office:value="8.29187">
                <text:p>8.29187</text:p>
              </table:table-cell>
              <table:table-cell office:value-type="float" office:value="0.262983">
                <text:p>0.262983</text:p>
              </table:table-cell>
              <table:table-cell office:value-type="float" office:value="7.05812">
                <text:p>7.05812</text:p>
              </table:table-cell>
              <table:table-cell office:value-type="float" office:value="0.261789">
                <text:p>0.261789</text:p>
              </table:table-cell>
              <table:table-cell office:value-type="float" office:value="5.77023">
                <text:p>5.77023</text:p>
              </table:table-cell>
              <table:table-cell office:value-type="float" office:value="0.261008">
                <text:p>0.261008</text:p>
              </table:table-cell>
              <table:table-cell office:value-type="float" office:value="5.0668">
                <text:p>5.0668</text:p>
              </table:table-cell>
              <table:table-cell office:value-type="float" office:value="0.26024">
                <text:p>0.26024</text:p>
              </table:table-cell>
              <table:table-cell office:value-type="float" office:value="4.62788">
                <text:p>4.62788</text:p>
              </table:table-cell>
              <table:table-cell office:value-type="float" office:value="0.259484">
                <text:p>0.259484</text:p>
              </table:table-cell>
              <table:table-cell office:value-type="float" office:value="4.43928">
                <text:p>4.43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29.4309">
                <text:p>29.4309</text:p>
              </table:table-cell>
              <table:table-cell office:value-type="float" office:value="0.282357">
                <text:p>0.282357</text:p>
              </table:table-cell>
              <table:table-cell office:value-type="float" office:value="24.6953">
                <text:p>24.6953</text:p>
              </table:table-cell>
              <table:table-cell office:value-type="float" office:value="0.281488">
                <text:p>0.281488</text:p>
              </table:table-cell>
              <table:table-cell office:value-type="float" office:value="21.5871">
                <text:p>21.5871</text:p>
              </table:table-cell>
              <table:table-cell office:value-type="float" office:value="0.280202">
                <text:p>0.280202</text:p>
              </table:table-cell>
              <table:table-cell office:value-type="float" office:value="17.8107">
                <text:p>17.8107</text:p>
              </table:table-cell>
              <table:table-cell office:value-type="float" office:value="0.279355">
                <text:p>0.279355</text:p>
              </table:table-cell>
              <table:table-cell office:value-type="float" office:value="14.8197">
                <text:p>14.8197</text:p>
              </table:table-cell>
              <table:table-cell office:value-type="float" office:value="0.278517">
                <text:p>0.278517</text:p>
              </table:table-cell>
              <table:table-cell office:value-type="float" office:value="12.81">
                <text:p>12.81</text:p>
              </table:table-cell>
              <table:table-cell office:value-type="float" office:value="0.277689">
                <text:p>0.277689</text:p>
              </table:table-cell>
              <table:table-cell office:value-type="float" office:value="10.6864">
                <text:p>10.6864</text:p>
              </table:table-cell>
              <table:table-cell office:value-type="float" office:value="0.276465">
                <text:p>0.276465</text:p>
              </table:table-cell>
              <table:table-cell office:value-type="float" office:value="8.51461">
                <text:p>8.51461</text:p>
              </table:table-cell>
              <table:table-cell office:value-type="float" office:value="0.275662">
                <text:p>0.275662</text:p>
              </table:table-cell>
              <table:table-cell office:value-type="float" office:value="7.30079">
                <text:p>7.30079</text:p>
              </table:table-cell>
              <table:table-cell office:value-type="float" office:value="0.274869">
                <text:p>0.274869</text:p>
              </table:table-cell>
              <table:table-cell office:value-type="float" office:value="6.28351">
                <text:p>6.28351</text:p>
              </table:table-cell>
              <table:table-cell office:value-type="float" office:value="0.274087">
                <text:p>0.274087</text:p>
              </table:table-cell>
              <table:table-cell office:value-type="float" office:value="5.41813">
                <text:p>5.41813</text:p>
              </table:table-cell>
              <table:table-cell office:value-type="float" office:value="0.272934">
                <text:p>0.272934</text:p>
              </table:table-cell>
              <table:table-cell office:value-type="float" office:value="4.5658">
                <text:p>4.5658</text:p>
              </table:table-cell>
              <table:table-cell office:value-type="float" office:value="0.272181">
                <text:p>0.272181</text:p>
              </table:table-cell>
              <table:table-cell office:value-type="float" office:value="4.11644">
                <text:p>4.11644</text:p>
              </table:table-cell>
              <table:table-cell office:value-type="float" office:value="0.271439">
                <text:p>0.271439</text:p>
              </table:table-cell>
              <table:table-cell office:value-type="float" office:value="3.87897">
                <text:p>3.87897</text:p>
              </table:table-cell>
              <table:table-cell office:value-type="float" office:value="0.270709">
                <text:p>0.270709</text:p>
              </table:table-cell>
              <table:table-cell office:value-type="float" office:value="3.84874">
                <text:p>3.84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22.604">
                <text:p>22.604</text:p>
              </table:table-cell>
              <table:table-cell office:value-type="float" office:value="0.293165">
                <text:p>0.293165</text:p>
              </table:table-cell>
              <table:table-cell office:value-type="float" office:value="18.8682">
                <text:p>18.8682</text:p>
              </table:table-cell>
              <table:table-cell office:value-type="float" office:value="0.292328">
                <text:p>0.292328</text:p>
              </table:table-cell>
              <table:table-cell office:value-type="float" office:value="16.4212">
                <text:p>16.4212</text:p>
              </table:table-cell>
              <table:table-cell office:value-type="float" office:value="0.291087">
                <text:p>0.291087</text:p>
              </table:table-cell>
              <table:table-cell office:value-type="float" office:value="13.4793">
                <text:p>13.4793</text:p>
              </table:table-cell>
              <table:table-cell office:value-type="float" office:value="0.290271">
                <text:p>0.290271</text:p>
              </table:table-cell>
              <table:table-cell office:value-type="float" office:value="11.1803">
                <text:p>11.1803</text:p>
              </table:table-cell>
              <table:table-cell office:value-type="float" office:value="0.289463">
                <text:p>0.289463</text:p>
              </table:table-cell>
              <table:table-cell office:value-type="float" office:value="9.6548">
                <text:p>9.6548</text:p>
              </table:table-cell>
              <table:table-cell office:value-type="float" office:value="0.288665">
                <text:p>0.288665</text:p>
              </table:table-cell>
              <table:table-cell office:value-type="float" office:value="8.05527">
                <text:p>8.05527</text:p>
              </table:table-cell>
              <table:table-cell office:value-type="float" office:value="0.287484">
                <text:p>0.287484</text:p>
              </table:table-cell>
              <table:table-cell office:value-type="float" office:value="6.46007">
                <text:p>6.46007</text:p>
              </table:table-cell>
              <table:table-cell office:value-type="float" office:value="0.28671">
                <text:p>0.28671</text:p>
              </table:table-cell>
              <table:table-cell office:value-type="float" office:value="5.58813">
                <text:p>5.58813</text:p>
              </table:table-cell>
              <table:table-cell office:value-type="float" office:value="0.285945">
                <text:p>0.285945</text:p>
              </table:table-cell>
              <table:table-cell office:value-type="float" office:value="4.87402">
                <text:p>4.87402</text:p>
              </table:table-cell>
              <table:table-cell office:value-type="float" office:value="0.285191">
                <text:p>0.285191</text:p>
              </table:table-cell>
              <table:table-cell office:value-type="float" office:value="4.27969">
                <text:p>4.27969</text:p>
              </table:table-cell>
              <table:table-cell office:value-type="float" office:value="0.28408">
                <text:p>0.28408</text:p>
              </table:table-cell>
              <table:table-cell office:value-type="float" office:value="3.74431">
                <text:p>3.74431</text:p>
              </table:table-cell>
              <table:table-cell office:value-type="float" office:value="0.283353">
                <text:p>0.283353</text:p>
              </table:table-cell>
              <table:table-cell office:value-type="float" office:value="3.47637">
                <text:p>3.47637</text:p>
              </table:table-cell>
              <table:table-cell office:value-type="float" office:value="0.282637">
                <text:p>0.282637</text:p>
              </table:table-cell>
              <table:table-cell office:value-type="float" office:value="3.38129">
                <text:p>3.38129</text:p>
              </table:table-cell>
              <table:table-cell office:value-type="float" office:value="0.281934">
                <text:p>0.281934</text:p>
              </table:table-cell>
              <table:table-cell office:value-type="float" office:value="3.46185">
                <text:p>3.46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17.3931">
                <text:p>17.3931</text:p>
              </table:table-cell>
              <table:table-cell office:value-type="float" office:value="0.303974">
                <text:p>0.303974</text:p>
              </table:table-cell>
              <table:table-cell office:value-type="float" office:value="14.4504">
                <text:p>14.4504</text:p>
              </table:table-cell>
              <table:table-cell office:value-type="float" office:value="0.303168">
                <text:p>0.303168</text:p>
              </table:table-cell>
              <table:table-cell office:value-type="float" office:value="12.5323">
                <text:p>12.5323</text:p>
              </table:table-cell>
              <table:table-cell office:value-type="float" office:value="0.301973">
                <text:p>0.301973</text:p>
              </table:table-cell>
              <table:table-cell office:value-type="float" office:value="10.2548">
                <text:p>10.2548</text:p>
              </table:table-cell>
              <table:table-cell office:value-type="float" office:value="0.301187">
                <text:p>0.301187</text:p>
              </table:table-cell>
              <table:table-cell office:value-type="float" office:value="8.49248">
                <text:p>8.49248</text:p>
              </table:table-cell>
              <table:table-cell office:value-type="float" office:value="0.300409">
                <text:p>0.300409</text:p>
              </table:table-cell>
              <table:table-cell office:value-type="float" office:value="7.34371">
                <text:p>7.34371</text:p>
              </table:table-cell>
              <table:table-cell office:value-type="float" office:value="0.29964">
                <text:p>0.29964</text:p>
              </table:table-cell>
              <table:table-cell office:value-type="float" office:value="6.14467">
                <text:p>6.14467</text:p>
              </table:table-cell>
              <table:table-cell office:value-type="float" office:value="0.298503">
                <text:p>0.298503</text:p>
              </table:table-cell>
              <table:table-cell office:value-type="float" office:value="4.98873">
                <text:p>4.98873</text:p>
              </table:table-cell>
              <table:table-cell office:value-type="float" office:value="0.297757">
                <text:p>0.297757</text:p>
              </table:table-cell>
              <table:table-cell office:value-type="float" office:value="4.37362">
                <text:p>4.37362</text:p>
              </table:table-cell>
              <table:table-cell office:value-type="float" office:value="0.297021">
                <text:p>0.297021</text:p>
              </table:table-cell>
              <table:table-cell office:value-type="float" office:value="3.88482">
                <text:p>3.88482</text:p>
              </table:table-cell>
              <table:table-cell office:value-type="float" office:value="0.296295">
                <text:p>0.296295</text:p>
              </table:table-cell>
              <table:table-cell office:value-type="float" office:value="3.48942">
                <text:p>3.48942</text:p>
              </table:table-cell>
              <table:table-cell office:value-type="float" office:value="0.295225">
                <text:p>0.295225</text:p>
              </table:table-cell>
              <table:table-cell office:value-type="float" office:value="3.18401">
                <text:p>3.18401</text:p>
              </table:table-cell>
              <table:table-cell office:value-type="float" office:value="0.294525">
                <text:p>0.294525</text:p>
              </table:table-cell>
              <table:table-cell office:value-type="float" office:value="3.04528">
                <text:p>3.04528</text:p>
              </table:table-cell>
              <table:table-cell office:value-type="float" office:value="0.293836">
                <text:p>0.293836</text:p>
              </table:table-cell>
              <table:table-cell office:value-type="float" office:value="3.05056">
                <text:p>3.05056</text:p>
              </table:table-cell>
              <table:table-cell office:value-type="float" office:value="0.293158">
                <text:p>0.293158</text:p>
              </table:table-cell>
              <table:table-cell office:value-type="float" office:value="3.20839">
                <text:p>3.20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13.4157">
                <text:p>13.4157</text:p>
              </table:table-cell>
              <table:table-cell office:value-type="float" office:value="0.314783">
                <text:p>0.314783</text:p>
              </table:table-cell>
              <table:table-cell office:value-type="float" office:value="11.1012">
                <text:p>11.1012</text:p>
              </table:table-cell>
              <table:table-cell office:value-type="float" office:value="0.314007">
                <text:p>0.314007</text:p>
              </table:table-cell>
              <table:table-cell office:value-type="float" office:value="9.6047">
                <text:p>9.6047</text:p>
              </table:table-cell>
              <table:table-cell office:value-type="float" office:value="0.312859">
                <text:p>0.312859</text:p>
              </table:table-cell>
              <table:table-cell office:value-type="float" office:value="7.85451">
                <text:p>7.85451</text:p>
              </table:table-cell>
              <table:table-cell office:value-type="float" office:value="0.312103">
                <text:p>0.312103</text:p>
              </table:table-cell>
              <table:table-cell office:value-type="float" office:value="6.50732">
                <text:p>6.50732</text:p>
              </table:table-cell>
              <table:table-cell office:value-type="float" office:value="0.311355">
                <text:p>0.311355</text:p>
              </table:table-cell>
              <table:table-cell office:value-type="float" office:value="5.6509">
                <text:p>5.6509</text:p>
              </table:table-cell>
              <table:table-cell office:value-type="float" office:value="0.310615">
                <text:p>0.310615</text:p>
              </table:table-cell>
              <table:table-cell office:value-type="float" office:value="4.75731">
                <text:p>4.75731</text:p>
              </table:table-cell>
              <table:table-cell office:value-type="float" office:value="0.309523">
                <text:p>0.309523</text:p>
              </table:table-cell>
              <table:table-cell office:value-type="float" office:value="3.93502">
                <text:p>3.93502</text:p>
              </table:table-cell>
              <table:table-cell office:value-type="float" office:value="0.308805">
                <text:p>0.308805</text:p>
              </table:table-cell>
              <table:table-cell office:value-type="float" office:value="3.51238">
                <text:p>3.51238</text:p>
              </table:table-cell>
              <table:table-cell office:value-type="float" office:value="0.308097">
                <text:p>0.308097</text:p>
              </table:table-cell>
              <table:table-cell office:value-type="float" office:value="3.19058">
                <text:p>3.19058</text:p>
              </table:table-cell>
              <table:table-cell office:value-type="float" office:value="0.307399">
                <text:p>0.307399</text:p>
              </table:table-cell>
              <table:table-cell office:value-type="float" office:value="2.94084">
                <text:p>2.94084</text:p>
              </table:table-cell>
              <table:table-cell office:value-type="float" office:value="0.30637">
                <text:p>0.30637</text:p>
              </table:table-cell>
              <table:table-cell office:value-type="float" office:value="2.80186">
                <text:p>2.80186</text:p>
              </table:table-cell>
              <table:table-cell office:value-type="float" office:value="0.305697">
                <text:p>0.305697</text:p>
              </table:table-cell>
              <table:table-cell office:value-type="float" office:value="2.75494">
                <text:p>2.75494</text:p>
              </table:table-cell>
              <table:table-cell office:value-type="float" office:value="0.305034">
                <text:p>0.305034</text:p>
              </table:table-cell>
              <table:table-cell office:value-type="float" office:value="2.83078">
                <text:p>2.83078</text:p>
              </table:table-cell>
              <table:table-cell office:value-type="float" office:value="0.304383">
                <text:p>0.304383</text:p>
              </table:table-cell>
              <table:table-cell office:value-type="float" office:value="3.04233">
                <text:p>3.04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10.3798">
                <text:p>10.3798</text:p>
              </table:table-cell>
              <table:table-cell office:value-type="float" office:value="0.325591">
                <text:p>0.325591</text:p>
              </table:table-cell>
              <table:table-cell office:value-type="float" office:value="8.56195">
                <text:p>8.56195</text:p>
              </table:table-cell>
              <table:table-cell office:value-type="float" office:value="0.324847">
                <text:p>0.324847</text:p>
              </table:table-cell>
              <table:table-cell office:value-type="float" office:value="7.4008">
                <text:p>7.4008</text:p>
              </table:table-cell>
              <table:table-cell office:value-type="float" office:value="0.323744">
                <text:p>0.323744</text:p>
              </table:table-cell>
              <table:table-cell office:value-type="float" office:value="6.06765">
                <text:p>6.06765</text:p>
              </table:table-cell>
              <table:table-cell office:value-type="float" office:value="0.323018">
                <text:p>0.323018</text:p>
              </table:table-cell>
              <table:table-cell office:value-type="float" office:value="5.04116">
                <text:p>5.04116</text:p>
              </table:table-cell>
              <table:table-cell office:value-type="float" office:value="0.322301">
                <text:p>0.322301</text:p>
              </table:table-cell>
              <table:table-cell office:value-type="float" office:value="4.41096">
                <text:p>4.41096</text:p>
              </table:table-cell>
              <table:table-cell office:value-type="float" office:value="0.321591">
                <text:p>0.321591</text:p>
              </table:table-cell>
              <table:table-cell office:value-type="float" office:value="3.74989">
                <text:p>3.74989</text:p>
              </table:table-cell>
              <table:table-cell office:value-type="float" office:value="0.320542">
                <text:p>0.320542</text:p>
              </table:table-cell>
              <table:table-cell office:value-type="float" office:value="3.18042">
                <text:p>3.18042</text:p>
              </table:table-cell>
              <table:table-cell office:value-type="float" office:value="0.319853">
                <text:p>0.319853</text:p>
              </table:table-cell>
              <table:table-cell office:value-type="float" office:value="2.90164">
                <text:p>2.90164</text:p>
              </table:table-cell>
              <table:table-cell office:value-type="float" office:value="0.319173">
                <text:p>0.319173</text:p>
              </table:table-cell>
              <table:table-cell office:value-type="float" office:value="2.70336">
                <text:p>2.70336</text:p>
              </table:table-cell>
              <table:table-cell office:value-type="float" office:value="0.318503">
                <text:p>0.318503</text:p>
              </table:table-cell>
              <table:table-cell office:value-type="float" office:value="2.56003">
                <text:p>2.56003</text:p>
              </table:table-cell>
              <table:table-cell office:value-type="float" office:value="0.317515">
                <text:p>0.317515</text:p>
              </table:table-cell>
              <table:table-cell office:value-type="float" office:value="2.54121">
                <text:p>2.54121</text:p>
              </table:table-cell>
              <table:table-cell office:value-type="float" office:value="0.316869">
                <text:p>0.316869</text:p>
              </table:table-cell>
              <table:table-cell office:value-type="float" office:value="2.5594">
                <text:p>2.5594</text:p>
              </table:table-cell>
              <table:table-cell office:value-type="float" office:value="0.316233">
                <text:p>0.316233</text:p>
              </table:table-cell>
              <table:table-cell office:value-type="float" office:value="2.68473">
                <text:p>2.68473</text:p>
              </table:table-cell>
              <table:table-cell office:value-type="float" office:value="0.315608">
                <text:p>0.315608</text:p>
              </table:table-cell>
              <table:table-cell office:value-type="float" office:value="2.93355">
                <text:p>2.93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8.06252">
                <text:p>8.06252</text:p>
              </table:table-cell>
              <table:table-cell office:value-type="float" office:value="0.3364">
                <text:p>0.3364</text:p>
              </table:table-cell>
              <table:table-cell office:value-type="float" office:value="6.63687">
                <text:p>6.63687</text:p>
              </table:table-cell>
              <table:table-cell office:value-type="float" office:value="0.335687">
                <text:p>0.335687</text:p>
              </table:table-cell>
              <table:table-cell office:value-type="float" office:value="5.74169">
                <text:p>5.74169</text:p>
              </table:table-cell>
              <table:table-cell office:value-type="float" office:value="0.33463">
                <text:p>0.33463</text:p>
              </table:table-cell>
              <table:table-cell office:value-type="float" office:value="4.73747">
                <text:p>4.73747</text:p>
              </table:table-cell>
              <table:table-cell office:value-type="float" office:value="0.333934">
                <text:p>0.333934</text:p>
              </table:table-cell>
              <table:table-cell office:value-type="float" office:value="3.95831">
                <text:p>3.95831</text:p>
              </table:table-cell>
              <table:table-cell office:value-type="float" office:value="0.333246">
                <text:p>0.333246</text:p>
              </table:table-cell>
              <table:table-cell office:value-type="float" office:value="3.50273">
                <text:p>3.50273</text:p>
              </table:table-cell>
              <table:table-cell office:value-type="float" office:value="0.332566">
                <text:p>0.332566</text:p>
              </table:table-cell>
              <table:table-cell office:value-type="float" office:value="3.01836">
                <text:p>3.01836</text:p>
              </table:table-cell>
              <table:table-cell office:value-type="float" office:value="0.331561">
                <text:p>0.331561</text:p>
              </table:table-cell>
              <table:table-cell office:value-type="float" office:value="2.64001">
                <text:p>2.64001</text:p>
              </table:table-cell>
              <table:table-cell office:value-type="float" office:value="0.330901">
                <text:p>0.330901</text:p>
              </table:table-cell>
              <table:table-cell office:value-type="float" office:value="2.46855">
                <text:p>2.46855</text:p>
              </table:table-cell>
              <table:table-cell office:value-type="float" office:value="0.330249">
                <text:p>0.330249</text:p>
              </table:table-cell>
              <table:table-cell office:value-type="float" office:value="2.36142">
                <text:p>2.36142</text:p>
              </table:table-cell>
              <table:table-cell office:value-type="float" office:value="0.329607">
                <text:p>0.329607</text:p>
              </table:table-cell>
              <table:table-cell office:value-type="float" office:value="2.29568">
                <text:p>2.29568</text:p>
              </table:table-cell>
              <table:table-cell office:value-type="float" office:value="0.32866">
                <text:p>0.32866</text:p>
              </table:table-cell>
              <table:table-cell office:value-type="float" office:value="2.36343">
                <text:p>2.36343</text:p>
              </table:table-cell>
              <table:table-cell office:value-type="float" office:value="0.328041">
                <text:p>0.328041</text:p>
              </table:table-cell>
              <table:table-cell office:value-type="float" office:value="2.4277">
                <text:p>2.4277</text:p>
              </table:table-cell>
              <table:table-cell office:value-type="float" office:value="0.327432">
                <text:p>0.327432</text:p>
              </table:table-cell>
              <table:table-cell office:value-type="float" office:value="2.58767">
                <text:p>2.58767</text:p>
              </table:table-cell>
              <table:table-cell office:value-type="float" office:value="0.326832">
                <text:p>0.326832</text:p>
              </table:table-cell>
              <table:table-cell office:value-type="float" office:value="2.86228">
                <text:p>2.86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6.29378">
                <text:p>6.29378</text:p>
              </table:table-cell>
              <table:table-cell office:value-type="float" office:value="0.347209">
                <text:p>0.347209</text:p>
              </table:table-cell>
              <table:table-cell office:value-type="float" office:value="5.17739">
                <text:p>5.17739</text:p>
              </table:table-cell>
              <table:table-cell office:value-type="float" office:value="0.346526">
                <text:p>0.346526</text:p>
              </table:table-cell>
              <table:table-cell office:value-type="float" office:value="4.49271">
                <text:p>4.49271</text:p>
              </table:table-cell>
              <table:table-cell office:value-type="float" office:value="0.345516">
                <text:p>0.345516</text:p>
              </table:table-cell>
              <table:table-cell office:value-type="float" office:value="3.74725">
                <text:p>3.74725</text:p>
              </table:table-cell>
              <table:table-cell office:value-type="float" office:value="0.34485">
                <text:p>0.34485</text:p>
              </table:table-cell>
              <table:table-cell office:value-type="float" office:value="3.15855">
                <text:p>3.15855</text:p>
              </table:table-cell>
              <table:table-cell office:value-type="float" office:value="0.344192">
                <text:p>0.344192</text:p>
              </table:table-cell>
              <table:table-cell office:value-type="float" office:value="2.83748">
                <text:p>2.83748</text:p>
              </table:table-cell>
              <table:table-cell office:value-type="float" office:value="0.343542">
                <text:p>0.343542</text:p>
              </table:table-cell>
              <table:table-cell office:value-type="float" office:value="2.48717">
                <text:p>2.48717</text:p>
              </table:table-cell>
              <table:table-cell office:value-type="float" office:value="0.34258">
                <text:p>0.34258</text:p>
              </table:table-cell>
              <table:table-cell office:value-type="float" office:value="2.25299">
                <text:p>2.25299</text:p>
              </table:table-cell>
              <table:table-cell office:value-type="float" office:value="0.341949">
                <text:p>0.341949</text:p>
              </table:table-cell>
              <table:table-cell office:value-type="float" office:value="2.16143">
                <text:p>2.16143</text:p>
              </table:table-cell>
              <table:table-cell office:value-type="float" office:value="0.341326">
                <text:p>0.341326</text:p>
              </table:table-cell>
              <table:table-cell office:value-type="float" office:value="2.12144">
                <text:p>2.12144</text:p>
              </table:table-cell>
              <table:table-cell office:value-type="float" office:value="0.340711">
                <text:p>0.340711</text:p>
              </table:table-cell>
              <table:table-cell office:value-type="float" office:value="2.11217">
                <text:p>2.11217</text:p>
              </table:table-cell>
              <table:table-cell office:value-type="float" office:value="0.339806">
                <text:p>0.339806</text:p>
              </table:table-cell>
              <table:table-cell office:value-type="float" office:value="2.24218">
                <text:p>2.24218</text:p>
              </table:table-cell>
              <table:table-cell office:value-type="float" office:value="0.339213">
                <text:p>0.339213</text:p>
              </table:table-cell>
              <table:table-cell office:value-type="float" office:value="2.33901">
                <text:p>2.33901</text:p>
              </table:table-cell>
              <table:table-cell office:value-type="float" office:value="0.33863">
                <text:p>0.33863</text:p>
              </table:table-cell>
              <table:table-cell office:value-type="float" office:value="2.52318">
                <text:p>2.52318</text:p>
              </table:table-cell>
              <table:table-cell office:value-type="float" office:value="0.338057">
                <text:p>0.338057</text:p>
              </table:table-cell>
              <table:table-cell office:value-type="float" office:value="2.81559">
                <text:p>2.81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4.94373">
                <text:p>4.94373</text:p>
              </table:table-cell>
              <table:table-cell office:value-type="float" office:value="0.358018">
                <text:p>0.358018</text:p>
              </table:table-cell>
              <table:table-cell office:value-type="float" office:value="4.0709">
                <text:p>4.0709</text:p>
              </table:table-cell>
              <table:table-cell office:value-type="float" office:value="0.357366">
                <text:p>0.357366</text:p>
              </table:table-cell>
              <table:table-cell office:value-type="float" office:value="3.55247">
                <text:p>3.55247</text:p>
              </table:table-cell>
              <table:table-cell office:value-type="float" office:value="0.356401">
                <text:p>0.356401</text:p>
              </table:table-cell>
              <table:table-cell office:value-type="float" office:value="3.01012">
                <text:p>3.01012</text:p>
              </table:table-cell>
              <table:table-cell office:value-type="float" office:value="0.355766">
                <text:p>0.355766</text:p>
              </table:table-cell>
              <table:table-cell office:value-type="float" office:value="2.56788">
                <text:p>2.56788</text:p>
              </table:table-cell>
              <table:table-cell office:value-type="float" office:value="0.355138">
                <text:p>0.355138</text:p>
              </table:table-cell>
              <table:table-cell office:value-type="float" office:value="2.3502">
                <text:p>2.3502</text:p>
              </table:table-cell>
              <table:table-cell office:value-type="float" office:value="0.354517">
                <text:p>0.354517</text:p>
              </table:table-cell>
              <table:table-cell office:value-type="float" office:value="2.10145">
                <text:p>2.10145</text:p>
              </table:table-cell>
              <table:table-cell office:value-type="float" office:value="0.353599">
                <text:p>0.353599</text:p>
              </table:table-cell>
              <table:table-cell office:value-type="float" office:value="1.97583">
                <text:p>1.97583</text:p>
              </table:table-cell>
              <table:table-cell office:value-type="float" office:value="0.352996">
                <text:p>0.352996</text:p>
              </table:table-cell>
              <table:table-cell office:value-type="float" office:value="1.94364">
                <text:p>1.94364</text:p>
              </table:table-cell>
              <table:table-cell office:value-type="float" office:value="0.352402">
                <text:p>0.352402</text:p>
              </table:table-cell>
              <table:table-cell office:value-type="float" office:value="1.95302">
                <text:p>1.95302</text:p>
              </table:table-cell>
              <table:table-cell office:value-type="float" office:value="0.351815">
                <text:p>0.351815</text:p>
              </table:table-cell>
              <table:table-cell office:value-type="float" office:value="1.98479">
                <text:p>1.98479</text:p>
              </table:table-cell>
              <table:table-cell office:value-type="float" office:value="0.350951">
                <text:p>0.350951</text:p>
              </table:table-cell>
              <table:table-cell office:value-type="float" office:value="2.15948">
                <text:p>2.15948</text:p>
              </table:table-cell>
              <table:table-cell office:value-type="float" office:value="0.350385">
                <text:p>0.350385</text:p>
              </table:table-cell>
              <table:table-cell office:value-type="float" office:value="2.27927">
                <text:p>2.27927</text:p>
              </table:table-cell>
              <table:table-cell office:value-type="float" office:value="0.349829">
                <text:p>0.349829</text:p>
              </table:table-cell>
              <table:table-cell office:value-type="float" office:value="2.48031">
                <text:p>2.48031</text:p>
              </table:table-cell>
              <table:table-cell office:value-type="float" office:value="0.349282">
                <text:p>0.349282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3.91326">
                <text:p>3.91326</text:p>
              </table:table-cell>
              <table:table-cell office:value-type="float" office:value="0.368826">
                <text:p>0.368826</text:p>
              </table:table-cell>
              <table:table-cell office:value-type="float" office:value="3.23202">
                <text:p>3.23202</text:p>
              </table:table-cell>
              <table:table-cell office:value-type="float" office:value="0.368206">
                <text:p>0.368206</text:p>
              </table:table-cell>
              <table:table-cell office:value-type="float" office:value="2.84465">
                <text:p>2.84465</text:p>
              </table:table-cell>
              <table:table-cell office:value-type="float" office:value="0.367287">
                <text:p>0.367287</text:p>
              </table:table-cell>
              <table:table-cell office:value-type="float" office:value="2.46138">
                <text:p>2.46138</text:p>
              </table:table-cell>
              <table:table-cell office:value-type="float" office:value="0.366682">
                <text:p>0.366682</text:p>
              </table:table-cell>
              <table:table-cell office:value-type="float" office:value="2.13163">
                <text:p>2.13163</text:p>
              </table:table-cell>
              <table:table-cell office:value-type="float" office:value="0.366084">
                <text:p>0.366084</text:p>
              </table:table-cell>
              <table:table-cell office:value-type="float" office:value="1.99328">
                <text:p>1.99328</text:p>
              </table:table-cell>
              <table:table-cell office:value-type="float" office:value="0.365492">
                <text:p>0.365492</text:p>
              </table:table-cell>
              <table:table-cell office:value-type="float" office:value="1.82136">
                <text:p>1.82136</text:p>
              </table:table-cell>
              <table:table-cell office:value-type="float" office:value="0.364618">
                <text:p>0.364618</text:p>
              </table:table-cell>
              <table:table-cell office:value-type="float" office:value="1.77735">
                <text:p>1.77735</text:p>
              </table:table-cell>
              <table:table-cell office:value-type="float" office:value="0.364044">
                <text:p>0.364044</text:p>
              </table:table-cell>
              <table:table-cell office:value-type="float" office:value="1.7892">
                <text:p>1.7892</text:p>
              </table:table-cell>
              <table:table-cell office:value-type="float" office:value="0.363478">
                <text:p>0.363478</text:p>
              </table:table-cell>
              <table:table-cell office:value-type="float" office:value="1.83482">
                <text:p>1.83482</text:p>
              </table:table-cell>
              <table:table-cell office:value-type="float" office:value="0.362919">
                <text:p>0.362919</text:p>
              </table:table-cell>
              <table:table-cell office:value-type="float" office:value="1.89637">
                <text:p>1.89637</text:p>
              </table:table-cell>
              <table:table-cell office:value-type="float" office:value="0.362096">
                <text:p>0.362096</text:p>
              </table:table-cell>
              <table:table-cell office:value-type="float" office:value="2.10307">
                <text:p>2.10307</text:p>
              </table:table-cell>
              <table:table-cell office:value-type="float" office:value="0.361558">
                <text:p>0.361558</text:p>
              </table:table-cell>
              <table:table-cell office:value-type="float" office:value="2.23903">
                <text:p>2.23903</text:p>
              </table:table-cell>
              <table:table-cell office:value-type="float" office:value="0.361028">
                <text:p>0.361028</text:p>
              </table:table-cell>
              <table:table-cell office:value-type="float" office:value="2.45183">
                <text:p>2.45183</text:p>
              </table:table-cell>
              <table:table-cell office:value-type="float" office:value="0.360506">
                <text:p>0.360506</text:p>
              </table:table-cell>
              <table:table-cell office:value-type="float" office:value="2.76496">
                <text:p>2.76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3.12671">
                <text:p>3.12671</text:p>
              </table:table-cell>
              <table:table-cell office:value-type="float" office:value="0.379635">
                <text:p>0.379635</text:p>
              </table:table-cell>
              <table:table-cell office:value-type="float" office:value="2.59604">
                <text:p>2.59604</text:p>
              </table:table-cell>
              <table:table-cell office:value-type="float" office:value="0.379046">
                <text:p>0.379046</text:p>
              </table:table-cell>
              <table:table-cell office:value-type="float" office:value="2.3118">
                <text:p>2.3118</text:p>
              </table:table-cell>
              <table:table-cell office:value-type="float" office:value="0.378173">
                <text:p>0.378173</text:p>
              </table:table-cell>
              <table:table-cell office:value-type="float" office:value="2.05288">
                <text:p>2.05288</text:p>
              </table:table-cell>
              <table:table-cell office:value-type="float" office:value="0.377598">
                <text:p>0.377598</text:p>
              </table:table-cell>
              <table:table-cell office:value-type="float" office:value="1.80943">
                <text:p>1.80943</text:p>
              </table:table-cell>
              <table:table-cell office:value-type="float" office:value="0.37703">
                <text:p>0.37703</text:p>
              </table:table-cell>
              <table:table-cell office:value-type="float" office:value="1.73184">
                <text:p>1.73184</text:p>
              </table:table-cell>
              <table:table-cell office:value-type="float" office:value="0.376468">
                <text:p>0.376468</text:p>
              </table:table-cell>
              <table:table-cell office:value-type="float" office:value="1.61798">
                <text:p>1.61798</text:p>
              </table:table-cell>
              <table:table-cell office:value-type="float" office:value="0.375637">
                <text:p>0.375637</text:p>
              </table:table-cell>
              <table:table-cell office:value-type="float" office:value="1.6352">
                <text:p>1.6352</text:p>
              </table:table-cell>
              <table:table-cell office:value-type="float" office:value="0.375092">
                <text:p>0.375092</text:p>
              </table:table-cell>
              <table:table-cell office:value-type="float" office:value="1.67968">
                <text:p>1.67968</text:p>
              </table:table-cell>
              <table:table-cell office:value-type="float" office:value="0.374554">
                <text:p>0.374554</text:p>
              </table:table-cell>
              <table:table-cell office:value-type="float" office:value="1.75186">
                <text:p>1.75186</text:p>
              </table:table-cell>
              <table:table-cell office:value-type="float" office:value="0.374023">
                <text:p>0.374023</text:p>
              </table:table-cell>
              <table:table-cell office:value-type="float" office:value="1.83498">
                <text:p>1.83498</text:p>
              </table:table-cell>
              <table:table-cell office:value-type="float" office:value="0.373241">
                <text:p>0.373241</text:p>
              </table:table-cell>
              <table:table-cell office:value-type="float" office:value="2.0646">
                <text:p>2.0646</text:p>
              </table:table-cell>
              <table:table-cell office:value-type="float" office:value="0.37273">
                <text:p>0.37273</text:p>
              </table:table-cell>
              <table:table-cell office:value-type="float" office:value="2.21194">
                <text:p>2.21194</text:p>
              </table:table-cell>
              <table:table-cell office:value-type="float" office:value="0.372226">
                <text:p>0.372226</text:p>
              </table:table-cell>
              <table:table-cell office:value-type="float" office:value="2.4329">
                <text:p>2.4329</text:p>
              </table:table-cell>
              <table:table-cell office:value-type="float" office:value="0.371731">
                <text:p>0.371731</text:p>
              </table:table-cell>
              <table:table-cell office:value-type="float" office:value="2.75183">
                <text:p>2.75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2.52635">
                <text:p>2.52635</text:p>
              </table:table-cell>
              <table:table-cell office:value-type="float" office:value="0.390444">
                <text:p>0.390444</text:p>
              </table:table-cell>
              <table:table-cell office:value-type="float" office:value="2.11387">
                <text:p>2.11387</text:p>
              </table:table-cell>
              <table:table-cell office:value-type="float" office:value="0.389885">
                <text:p>0.389885</text:p>
              </table:table-cell>
              <table:table-cell office:value-type="float" office:value="1.91067">
                <text:p>1.91067</text:p>
              </table:table-cell>
              <table:table-cell office:value-type="float" office:value="0.389058">
                <text:p>0.389058</text:p>
              </table:table-cell>
              <table:table-cell office:value-type="float" office:value="1.74879">
                <text:p>1.74879</text:p>
              </table:table-cell>
              <table:table-cell office:value-type="float" office:value="0.388514">
                <text:p>0.388514</text:p>
              </table:table-cell>
              <table:table-cell office:value-type="float" office:value="1.57147">
                <text:p>1.57147</text:p>
              </table:table-cell>
              <table:table-cell office:value-type="float" office:value="0.387975">
                <text:p>0.387975</text:p>
              </table:table-cell>
              <table:table-cell office:value-type="float" office:value="1.54035">
                <text:p>1.54035</text:p>
              </table:table-cell>
              <table:table-cell office:value-type="float" office:value="0.387443">
                <text:p>0.387443</text:p>
              </table:table-cell>
              <table:table-cell office:value-type="float" office:value="1.47029">
                <text:p>1.47029</text:p>
              </table:table-cell>
              <table:table-cell office:value-type="float" office:value="0.386656">
                <text:p>0.386656</text:p>
              </table:table-cell>
              <table:table-cell office:value-type="float" office:value="1.53341">
                <text:p>1.53341</text:p>
              </table:table-cell>
              <table:table-cell office:value-type="float" office:value="0.38614">
                <text:p>0.38614</text:p>
              </table:table-cell>
              <table:table-cell office:value-type="float" office:value="1.60201">
                <text:p>1.60201</text:p>
              </table:table-cell>
              <table:table-cell office:value-type="float" office:value="0.38563">
                <text:p>0.38563</text:p>
              </table:table-cell>
              <table:table-cell office:value-type="float" office:value="1.69364">
                <text:p>1.69364</text:p>
              </table:table-cell>
              <table:table-cell office:value-type="float" office:value="0.385127">
                <text:p>0.385127</text:p>
              </table:table-cell>
              <table:table-cell office:value-type="float" office:value="1.79237">
                <text:p>1.79237</text:p>
              </table:table-cell>
              <table:table-cell office:value-type="float" office:value="0.384386">
                <text:p>0.384386</text:p>
              </table:table-cell>
              <table:table-cell office:value-type="float" office:value="2.03836">
                <text:p>2.03836</text:p>
              </table:table-cell>
              <table:table-cell office:value-type="float" office:value="0.383902">
                <text:p>0.383902</text:p>
              </table:table-cell>
              <table:table-cell office:value-type="float" office:value="2.19369">
                <text:p>2.19369</text:p>
              </table:table-cell>
              <table:table-cell office:value-type="float" office:value="0.383425">
                <text:p>0.383425</text:p>
              </table:table-cell>
              <table:table-cell office:value-type="float" office:value="2.42032">
                <text:p>2.42032</text:p>
              </table:table-cell>
              <table:table-cell office:value-type="float" office:value="0.382956">
                <text:p>0.382956</text:p>
              </table:table-cell>
              <table:table-cell office:value-type="float" office:value="2.74323">
                <text:p>2.74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2.0681">
                <text:p>2.0681</text:p>
              </table:table-cell>
              <table:table-cell office:value-type="float" office:value="0.401252">
                <text:p>0.401252</text:p>
              </table:table-cell>
              <table:table-cell office:value-type="float" office:value="1.74833">
                <text:p>1.74833</text:p>
              </table:table-cell>
              <table:table-cell office:value-type="float" office:value="0.400725">
                <text:p>0.400725</text:p>
              </table:table-cell>
              <table:table-cell office:value-type="float" office:value="1.6087">
                <text:p>1.6087</text:p>
              </table:table-cell>
              <table:table-cell office:value-type="float" office:value="0.399944">
                <text:p>0.399944</text:p>
              </table:table-cell>
              <table:table-cell office:value-type="float" office:value="1.52242">
                <text:p>1.52242</text:p>
              </table:table-cell>
              <table:table-cell office:value-type="float" office:value="0.39943">
                <text:p>0.39943</text:p>
              </table:table-cell>
              <table:table-cell office:value-type="float" office:value="1.39572">
                <text:p>1.39572</text:p>
              </table:table-cell>
              <table:table-cell office:value-type="float" office:value="0.398921">
                <text:p>0.398921</text:p>
              </table:table-cell>
              <table:table-cell office:value-type="float" office:value="1.40008">
                <text:p>1.40008</text:p>
              </table:table-cell>
              <table:table-cell office:value-type="float" office:value="0.398418">
                <text:p>0.398418</text:p>
              </table:table-cell>
              <table:table-cell office:value-type="float" office:value="1.36305">
                <text:p>1.36305</text:p>
              </table:table-cell>
              <table:table-cell office:value-type="float" office:value="0.397675">
                <text:p>0.397675</text:p>
              </table:table-cell>
              <table:table-cell office:value-type="float" office:value="1.4605">
                <text:p>1.4605</text:p>
              </table:table-cell>
              <table:table-cell office:value-type="float" office:value="0.397188">
                <text:p>0.397188</text:p>
              </table:table-cell>
              <table:table-cell office:value-type="float" office:value="1.54694">
                <text:p>1.54694</text:p>
              </table:table-cell>
              <table:table-cell office:value-type="float" office:value="0.396706">
                <text:p>0.396706</text:p>
              </table:table-cell>
              <table:table-cell office:value-type="float" office:value="1.65279">
                <text:p>1.65279</text:p>
              </table:table-cell>
              <table:table-cell office:value-type="float" office:value="0.396231">
                <text:p>0.396231</text:p>
              </table:table-cell>
              <table:table-cell office:value-type="float" office:value="1.76279">
                <text:p>1.76279</text:p>
              </table:table-cell>
              <table:table-cell office:value-type="float" office:value="0.395532">
                <text:p>0.395532</text:p>
              </table:table-cell>
              <table:table-cell office:value-type="float" office:value="2.02046">
                <text:p>2.02046</text:p>
              </table:table-cell>
              <table:table-cell office:value-type="float" office:value="0.395074">
                <text:p>0.395074</text:p>
              </table:table-cell>
              <table:table-cell office:value-type="float" office:value="2.18139">
                <text:p>2.18139</text:p>
              </table:table-cell>
              <table:table-cell office:value-type="float" office:value="0.394623">
                <text:p>0.394623</text:p>
              </table:table-cell>
              <table:table-cell office:value-type="float" office:value="2.41197">
                <text:p>2.41197</text:p>
              </table:table-cell>
              <table:table-cell office:value-type="float" office:value="0.394181">
                <text:p>0.394181</text:p>
              </table:table-cell>
              <table:table-cell office:value-type="float" office:value="2.73759">
                <text:p>2.7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1.71833">
                <text:p>1.71833</text:p>
              </table:table-cell>
              <table:table-cell office:value-type="float" office:value="0.412061">
                <text:p>0.412061</text:p>
              </table:table-cell>
              <table:table-cell office:value-type="float" office:value="1.47119">
                <text:p>1.47119</text:p>
              </table:table-cell>
              <table:table-cell office:value-type="float" office:value="0.411565">
                <text:p>0.411565</text:p>
              </table:table-cell>
              <table:table-cell office:value-type="float" office:value="1.38138">
                <text:p>1.38138</text:p>
              </table:table-cell>
              <table:table-cell office:value-type="float" office:value="0.410829">
                <text:p>0.410829</text:p>
              </table:table-cell>
              <table:table-cell office:value-type="float" office:value="1.3539">
                <text:p>1.3539</text:p>
              </table:table-cell>
              <table:table-cell office:value-type="float" office:value="0.410346">
                <text:p>0.410346</text:p>
              </table:table-cell>
              <table:table-cell office:value-type="float" office:value="1.26592">
                <text:p>1.26592</text:p>
              </table:table-cell>
              <table:table-cell office:value-type="float" office:value="0.409867">
                <text:p>0.409867</text:p>
              </table:table-cell>
              <table:table-cell office:value-type="float" office:value="1.29734">
                <text:p>1.29734</text:p>
              </table:table-cell>
              <table:table-cell office:value-type="float" office:value="0.409394">
                <text:p>0.409394</text:p>
              </table:table-cell>
              <table:table-cell office:value-type="float" office:value="1.28518">
                <text:p>1.28518</text:p>
              </table:table-cell>
              <table:table-cell office:value-type="float" office:value="0.408694">
                <text:p>0.408694</text:p>
              </table:table-cell>
              <table:table-cell office:value-type="float" office:value="1.40829">
                <text:p>1.40829</text:p>
              </table:table-cell>
              <table:table-cell office:value-type="float" office:value="0.408235">
                <text:p>0.408235</text:p>
              </table:table-cell>
              <table:table-cell office:value-type="float" office:value="1.50789">
                <text:p>1.50789</text:p>
              </table:table-cell>
              <table:table-cell office:value-type="float" office:value="0.407782">
                <text:p>0.407782</text:p>
              </table:table-cell>
              <table:table-cell office:value-type="float" office:value="1.62411">
                <text:p>1.62411</text:p>
              </table:table-cell>
              <table:table-cell office:value-type="float" office:value="0.407335">
                <text:p>0.407335</text:p>
              </table:table-cell>
              <table:table-cell office:value-type="float" office:value="1.74226">
                <text:p>1.74226</text:p>
              </table:table-cell>
              <table:table-cell office:value-type="float" office:value="0.406677">
                <text:p>0.406677</text:p>
              </table:table-cell>
              <table:table-cell office:value-type="float" office:value="2.00826">
                <text:p>2.00826</text:p>
              </table:table-cell>
              <table:table-cell office:value-type="float" office:value="0.406246">
                <text:p>0.406246</text:p>
              </table:table-cell>
              <table:table-cell office:value-type="float" office:value="2.17312">
                <text:p>2.17312</text:p>
              </table:table-cell>
              <table:table-cell office:value-type="float" office:value="0.405822">
                <text:p>0.405822</text:p>
              </table:table-cell>
              <table:table-cell office:value-type="float" office:value="2.40641">
                <text:p>2.40641</text:p>
              </table:table-cell>
              <table:table-cell office:value-type="float" office:value="0.405405">
                <text:p>0.405405</text:p>
              </table:table-cell>
              <table:table-cell office:value-type="float" office:value="2.7339">
                <text:p>2.7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1.45135">
                <text:p>1.45135</text:p>
              </table:table-cell>
              <table:table-cell office:value-type="float" office:value="0.42287">
                <text:p>0.42287</text:p>
              </table:table-cell>
              <table:table-cell office:value-type="float" office:value="1.26108">
                <text:p>1.26108</text:p>
              </table:table-cell>
              <table:table-cell office:value-type="float" office:value="0.422404">
                <text:p>0.422404</text:p>
              </table:table-cell>
              <table:table-cell office:value-type="float" office:value="1.21025">
                <text:p>1.21025</text:p>
              </table:table-cell>
              <table:table-cell office:value-type="float" office:value="0.421715">
                <text:p>0.421715</text:p>
              </table:table-cell>
              <table:table-cell office:value-type="float" office:value="1.22846">
                <text:p>1.22846</text:p>
              </table:table-cell>
              <table:table-cell office:value-type="float" office:value="0.421262">
                <text:p>0.421262</text:p>
              </table:table-cell>
              <table:table-cell office:value-type="float" office:value="1.17005">
                <text:p>1.17005</text:p>
              </table:table-cell>
              <table:table-cell office:value-type="float" office:value="0.420813">
                <text:p>0.420813</text:p>
              </table:table-cell>
              <table:table-cell office:value-type="float" office:value="1.22209">
                <text:p>1.22209</text:p>
              </table:table-cell>
              <table:table-cell office:value-type="float" office:value="0.420369">
                <text:p>0.420369</text:p>
              </table:table-cell>
              <table:table-cell office:value-type="float" office:value="1.22864">
                <text:p>1.22864</text:p>
              </table:table-cell>
              <table:table-cell office:value-type="float" office:value="0.419714">
                <text:p>0.419714</text:p>
              </table:table-cell>
              <table:table-cell office:value-type="float" office:value="1.37091">
                <text:p>1.37091</text:p>
              </table:table-cell>
              <table:table-cell office:value-type="float" office:value="0.419283">
                <text:p>0.419283</text:p>
              </table:table-cell>
              <table:table-cell office:value-type="float" office:value="1.48019">
                <text:p>1.48019</text:p>
              </table:table-cell>
              <table:table-cell office:value-type="float" office:value="0.418858">
                <text:p>0.418858</text:p>
              </table:table-cell>
              <table:table-cell office:value-type="float" office:value="1.60399">
                <text:p>1.60399</text:p>
              </table:table-cell>
              <table:table-cell office:value-type="float" office:value="0.418439">
                <text:p>0.418439</text:p>
              </table:table-cell>
              <table:table-cell office:value-type="float" office:value="1.72801">
                <text:p>1.72801</text:p>
              </table:table-cell>
              <table:table-cell office:value-type="float" office:value="0.417822">
                <text:p>0.417822</text:p>
              </table:table-cell>
              <table:table-cell office:value-type="float" office:value="1.99993">
                <text:p>1.99993</text:p>
              </table:table-cell>
              <table:table-cell office:value-type="float" office:value="0.417418">
                <text:p>0.417418</text:p>
              </table:table-cell>
              <table:table-cell office:value-type="float" office:value="2.16754">
                <text:p>2.16754</text:p>
              </table:table-cell>
              <table:table-cell office:value-type="float" office:value="0.417021">
                <text:p>0.417021</text:p>
              </table:table-cell>
              <table:table-cell office:value-type="float" office:value="2.40272">
                <text:p>2.40272</text:p>
              </table:table-cell>
              <table:table-cell office:value-type="float" office:value="0.41663">
                <text:p>0.41663</text:p>
              </table:table-cell>
              <table:table-cell office:value-type="float" office:value="2.73148">
                <text:p>2.73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1.24757">
                <text:p>1.24757</text:p>
              </table:table-cell>
              <table:table-cell office:value-type="float" office:value="0.433678">
                <text:p>0.433678</text:p>
              </table:table-cell>
              <table:table-cell office:value-type="float" office:value="1.10179">
                <text:p>1.10179</text:p>
              </table:table-cell>
              <table:table-cell office:value-type="float" office:value="0.433244">
                <text:p>0.433244</text:p>
              </table:table-cell>
              <table:table-cell office:value-type="float" office:value="1.08142">
                <text:p>1.08142</text:p>
              </table:table-cell>
              <table:table-cell office:value-type="float" office:value="0.432601">
                <text:p>0.432601</text:p>
              </table:table-cell>
              <table:table-cell office:value-type="float" office:value="1.13507">
                <text:p>1.13507</text:p>
              </table:table-cell>
              <table:table-cell office:value-type="float" office:value="0.432177">
                <text:p>0.432177</text:p>
              </table:table-cell>
              <table:table-cell office:value-type="float" office:value="1.09924">
                <text:p>1.09924</text:p>
              </table:table-cell>
              <table:table-cell office:value-type="float" office:value="0.431759">
                <text:p>0.431759</text:p>
              </table:table-cell>
              <table:table-cell office:value-type="float" office:value="1.16697">
                <text:p>1.16697</text:p>
              </table:table-cell>
              <table:table-cell office:value-type="float" office:value="0.431345">
                <text:p>0.431345</text:p>
              </table:table-cell>
              <table:table-cell office:value-type="float" office:value="1.18758">
                <text:p>1.18758</text:p>
              </table:table-cell>
              <table:table-cell office:value-type="float" office:value="0.430733">
                <text:p>0.430733</text:p>
              </table:table-cell>
              <table:table-cell office:value-type="float" office:value="1.34413">
                <text:p>1.34413</text:p>
              </table:table-cell>
              <table:table-cell office:value-type="float" office:value="0.430331">
                <text:p>0.430331</text:p>
              </table:table-cell>
              <table:table-cell office:value-type="float" office:value="1.46055">
                <text:p>1.46055</text:p>
              </table:table-cell>
              <table:table-cell office:value-type="float" office:value="0.429934">
                <text:p>0.429934</text:p>
              </table:table-cell>
              <table:table-cell office:value-type="float" office:value="1.58986">
                <text:p>1.58986</text:p>
              </table:table-cell>
              <table:table-cell office:value-type="float" office:value="0.429543">
                <text:p>0.429543</text:p>
              </table:table-cell>
              <table:table-cell office:value-type="float" office:value="1.71811">
                <text:p>1.71811</text:p>
              </table:table-cell>
              <table:table-cell office:value-type="float" office:value="0.428967">
                <text:p>0.428967</text:p>
              </table:table-cell>
              <table:table-cell office:value-type="float" office:value="1.99425">
                <text:p>1.99425</text:p>
              </table:table-cell>
              <table:table-cell office:value-type="float" office:value="0.42859">
                <text:p>0.42859</text:p>
              </table:table-cell>
              <table:table-cell office:value-type="float" office:value="2.16379">
                <text:p>2.16379</text:p>
              </table:table-cell>
              <table:table-cell office:value-type="float" office:value="0.428219">
                <text:p>0.428219</text:p>
              </table:table-cell>
              <table:table-cell office:value-type="float" office:value="2.40027">
                <text:p>2.40027</text:p>
              </table:table-cell>
              <table:table-cell office:value-type="float" office:value="0.427855">
                <text:p>0.427855</text:p>
              </table:table-cell>
              <table:table-cell office:value-type="float" office:value="2.7299">
                <text:p>2.7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1.09203">
                <text:p>1.09203</text:p>
              </table:table-cell>
              <table:table-cell office:value-type="float" office:value="0.444487">
                <text:p>0.444487</text:p>
              </table:table-cell>
              <table:table-cell office:value-type="float" office:value="0.981025">
                <text:p>0.981025</text:p>
              </table:table-cell>
              <table:table-cell office:value-type="float" office:value="0.444084">
                <text:p>0.444084</text:p>
              </table:table-cell>
              <table:table-cell office:value-type="float" office:value="0.984436">
                <text:p>0.984436</text:p>
              </table:table-cell>
              <table:table-cell office:value-type="float" office:value="0.443486">
                <text:p>0.443486</text:p>
              </table:table-cell>
              <table:table-cell office:value-type="float" office:value="1.06555">
                <text:p>1.06555</text:p>
              </table:table-cell>
              <table:table-cell office:value-type="float" office:value="0.443093">
                <text:p>0.443093</text:p>
              </table:table-cell>
              <table:table-cell office:value-type="float" office:value="1.04695">
                <text:p>1.04695</text:p>
              </table:table-cell>
              <table:table-cell office:value-type="float" office:value="0.442704">
                <text:p>0.442704</text:p>
              </table:table-cell>
              <table:table-cell office:value-type="float" office:value="1.12659">
                <text:p>1.12659</text:p>
              </table:table-cell>
              <table:table-cell office:value-type="float" office:value="0.44232">
                <text:p>0.44232</text:p>
              </table:table-cell>
              <table:table-cell office:value-type="float" office:value="1.15776">
                <text:p>1.15776</text:p>
              </table:table-cell>
              <table:table-cell office:value-type="float" office:value="0.441752">
                <text:p>0.441752</text:p>
              </table:table-cell>
              <table:table-cell office:value-type="float" office:value="1.32495">
                <text:p>1.32495</text:p>
              </table:table-cell>
              <table:table-cell office:value-type="float" office:value="0.441379">
                <text:p>0.441379</text:p>
              </table:table-cell>
              <table:table-cell office:value-type="float" office:value="1.44662">
                <text:p>1.44662</text:p>
              </table:table-cell>
              <table:table-cell office:value-type="float" office:value="0.441011">
                <text:p>0.441011</text:p>
              </table:table-cell>
              <table:table-cell office:value-type="float" office:value="1.57995">
                <text:p>1.57995</text:p>
              </table:table-cell>
              <table:table-cell office:value-type="float" office:value="0.440647">
                <text:p>0.440647</text:p>
              </table:table-cell>
              <table:table-cell office:value-type="float" office:value="1.71125">
                <text:p>1.71125</text:p>
              </table:table-cell>
              <table:table-cell office:value-type="float" office:value="0.440112">
                <text:p>0.440112</text:p>
              </table:table-cell>
              <table:table-cell office:value-type="float" office:value="1.99038">
                <text:p>1.99038</text:p>
              </table:table-cell>
              <table:table-cell office:value-type="float" office:value="0.439762">
                <text:p>0.439762</text:p>
              </table:table-cell>
              <table:table-cell office:value-type="float" office:value="2.16126">
                <text:p>2.16126</text:p>
              </table:table-cell>
              <table:table-cell office:value-type="float" office:value="0.439418">
                <text:p>0.439418</text:p>
              </table:table-cell>
              <table:table-cell office:value-type="float" office:value="2.39864">
                <text:p>2.39864</text:p>
              </table:table-cell>
              <table:table-cell office:value-type="float" office:value="0.439079">
                <text:p>0.439079</text:p>
              </table:table-cell>
              <table:table-cell office:value-type="float" office:value="2.72886">
                <text:p>2.72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973309">
                <text:p>0.973309</text:p>
              </table:table-cell>
              <table:table-cell office:value-type="float" office:value="0.455296">
                <text:p>0.455296</text:p>
              </table:table-cell>
              <table:table-cell office:value-type="float" office:value="0.889468">
                <text:p>0.889468</text:p>
              </table:table-cell>
              <table:table-cell office:value-type="float" office:value="0.454924">
                <text:p>0.454924</text:p>
              </table:table-cell>
              <table:table-cell office:value-type="float" office:value="0.911427">
                <text:p>0.911427</text:p>
              </table:table-cell>
              <table:table-cell office:value-type="float" office:value="0.454372">
                <text:p>0.454372</text:p>
              </table:table-cell>
              <table:table-cell office:value-type="float" office:value="1.0138">
                <text:p>1.0138</text:p>
              </table:table-cell>
              <table:table-cell office:value-type="float" office:value="0.454009">
                <text:p>0.454009</text:p>
              </table:table-cell>
              <table:table-cell office:value-type="float" office:value="1.00833">
                <text:p>1.00833</text:p>
              </table:table-cell>
              <table:table-cell office:value-type="float" office:value="0.45365">
                <text:p>0.45365</text:p>
              </table:table-cell>
              <table:table-cell office:value-type="float" office:value="1.09702">
                <text:p>1.09702</text:p>
              </table:table-cell>
              <table:table-cell office:value-type="float" office:value="0.453295">
                <text:p>0.453295</text:p>
              </table:table-cell>
              <table:table-cell office:value-type="float" office:value="1.13611">
                <text:p>1.13611</text:p>
              </table:table-cell>
              <table:table-cell office:value-type="float" office:value="0.452771">
                <text:p>0.452771</text:p>
              </table:table-cell>
              <table:table-cell office:value-type="float" office:value="1.31122">
                <text:p>1.31122</text:p>
              </table:table-cell>
              <table:table-cell office:value-type="float" office:value="0.452427">
                <text:p>0.452427</text:p>
              </table:table-cell>
              <table:table-cell office:value-type="float" office:value="1.43675">
                <text:p>1.43675</text:p>
              </table:table-cell>
              <table:table-cell office:value-type="float" office:value="0.452087">
                <text:p>0.452087</text:p>
              </table:table-cell>
              <table:table-cell office:value-type="float" office:value="1.57299">
                <text:p>1.57299</text:p>
              </table:table-cell>
              <table:table-cell office:value-type="float" office:value="0.451751">
                <text:p>0.451751</text:p>
              </table:table-cell>
              <table:table-cell office:value-type="float" office:value="1.70648">
                <text:p>1.70648</text:p>
              </table:table-cell>
              <table:table-cell office:value-type="float" office:value="0.451258">
                <text:p>0.451258</text:p>
              </table:table-cell>
              <table:table-cell office:value-type="float" office:value="1.98774">
                <text:p>1.98774</text:p>
              </table:table-cell>
              <table:table-cell office:value-type="float" office:value="0.450935">
                <text:p>0.450935</text:p>
              </table:table-cell>
              <table:table-cell office:value-type="float" office:value="2.15955">
                <text:p>2.15955</text:p>
              </table:table-cell>
              <table:table-cell office:value-type="float" office:value="0.450617">
                <text:p>0.450617</text:p>
              </table:table-cell>
              <table:table-cell office:value-type="float" office:value="2.39755">
                <text:p>2.39755</text:p>
              </table:table-cell>
              <table:table-cell office:value-type="float" office:value="0.450304">
                <text:p>0.450304</text:p>
              </table:table-cell>
              <table:table-cell office:value-type="float" office:value="2.72818">
                <text:p>2.72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88269">
                <text:p>0.88269</text:p>
              </table:table-cell>
              <table:table-cell office:value-type="float" office:value="0.466104">
                <text:p>0.466104</text:p>
              </table:table-cell>
              <table:table-cell office:value-type="float" office:value="0.820055">
                <text:p>0.820055</text:p>
              </table:table-cell>
              <table:table-cell office:value-type="float" office:value="0.465763">
                <text:p>0.465763</text:p>
              </table:table-cell>
              <table:table-cell office:value-type="float" office:value="0.856466">
                <text:p>0.856466</text:p>
              </table:table-cell>
              <table:table-cell office:value-type="float" office:value="0.465258">
                <text:p>0.465258</text:p>
              </table:table-cell>
              <table:table-cell office:value-type="float" office:value="0.975278">
                <text:p>0.975278</text:p>
              </table:table-cell>
              <table:table-cell office:value-type="float" office:value="0.464925">
                <text:p>0.464925</text:p>
              </table:table-cell>
              <table:table-cell office:value-type="float" office:value="0.979803">
                <text:p>0.979803</text:p>
              </table:table-cell>
              <table:table-cell office:value-type="float" office:value="0.464596">
                <text:p>0.464596</text:p>
              </table:table-cell>
              <table:table-cell office:value-type="float" office:value="1.07535">
                <text:p>1.07535</text:p>
              </table:table-cell>
              <table:table-cell office:value-type="float" office:value="0.464271">
                <text:p>0.464271</text:p>
              </table:table-cell>
              <table:table-cell office:value-type="float" office:value="1.12039">
                <text:p>1.12039</text:p>
              </table:table-cell>
              <table:table-cell office:value-type="float" office:value="0.46379">
                <text:p>0.46379</text:p>
              </table:table-cell>
              <table:table-cell office:value-type="float" office:value="1.30139">
                <text:p>1.30139</text:p>
              </table:table-cell>
              <table:table-cell office:value-type="float" office:value="0.463474">
                <text:p>0.463474</text:p>
              </table:table-cell>
              <table:table-cell office:value-type="float" office:value="1.42974">
                <text:p>1.42974</text:p>
              </table:table-cell>
              <table:table-cell office:value-type="float" office:value="0.463163">
                <text:p>0.463163</text:p>
              </table:table-cell>
              <table:table-cell office:value-type="float" office:value="1.56811">
                <text:p>1.56811</text:p>
              </table:table-cell>
              <table:table-cell office:value-type="float" office:value="0.462856">
                <text:p>0.462856</text:p>
              </table:table-cell>
              <table:table-cell office:value-type="float" office:value="1.70317">
                <text:p>1.70317</text:p>
              </table:table-cell>
              <table:table-cell office:value-type="float" office:value="0.462403">
                <text:p>0.462403</text:p>
              </table:table-cell>
              <table:table-cell office:value-type="float" office:value="1.98594">
                <text:p>1.98594</text:p>
              </table:table-cell>
              <table:table-cell office:value-type="float" office:value="0.462107">
                <text:p>0.462107</text:p>
              </table:table-cell>
              <table:table-cell office:value-type="float" office:value="2.15841">
                <text:p>2.15841</text:p>
              </table:table-cell>
              <table:table-cell office:value-type="float" office:value="0.461815">
                <text:p>0.461815</text:p>
              </table:table-cell>
              <table:table-cell office:value-type="float" office:value="2.39683">
                <text:p>2.39683</text:p>
              </table:table-cell>
              <table:table-cell office:value-type="float" office:value="0.461529">
                <text:p>0.461529</text:p>
              </table:table-cell>
              <table:table-cell office:value-type="float" office:value="2.72773">
                <text:p>2.727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813521">
                <text:p>0.813521</text:p>
              </table:table-cell>
              <table:table-cell office:value-type="float" office:value="0.476913">
                <text:p>0.476913</text:p>
              </table:table-cell>
              <table:table-cell office:value-type="float" office:value="0.767431">
                <text:p>0.767431</text:p>
              </table:table-cell>
              <table:table-cell office:value-type="float" office:value="0.476603">
                <text:p>0.476603</text:p>
              </table:table-cell>
              <table:table-cell office:value-type="float" office:value="0.815091">
                <text:p>0.815091</text:p>
              </table:table-cell>
              <table:table-cell office:value-type="float" office:value="0.476143">
                <text:p>0.476143</text:p>
              </table:table-cell>
              <table:table-cell office:value-type="float" office:value="0.9466">
                <text:p>0.9466</text:p>
              </table:table-cell>
              <table:table-cell office:value-type="float" office:value="0.475841">
                <text:p>0.475841</text:p>
              </table:table-cell>
              <table:table-cell office:value-type="float" office:value="0.958735">
                <text:p>0.958735</text:p>
              </table:table-cell>
              <table:table-cell office:value-type="float" office:value="0.475542">
                <text:p>0.475542</text:p>
              </table:table-cell>
              <table:table-cell office:value-type="float" office:value="1.05949">
                <text:p>1.05949</text:p>
              </table:table-cell>
              <table:table-cell office:value-type="float" office:value="0.475246">
                <text:p>0.475246</text:p>
              </table:table-cell>
              <table:table-cell office:value-type="float" office:value="1.10897">
                <text:p>1.10897</text:p>
              </table:table-cell>
              <table:table-cell office:value-type="float" office:value="0.474809">
                <text:p>0.474809</text:p>
              </table:table-cell>
              <table:table-cell office:value-type="float" office:value="1.29434">
                <text:p>1.29434</text:p>
              </table:table-cell>
              <table:table-cell office:value-type="float" office:value="0.474522">
                <text:p>0.474522</text:p>
              </table:table-cell>
              <table:table-cell office:value-type="float" office:value="1.42478">
                <text:p>1.42478</text:p>
              </table:table-cell>
              <table:table-cell office:value-type="float" office:value="0.474239">
                <text:p>0.474239</text:p>
              </table:table-cell>
              <table:table-cell office:value-type="float" office:value="1.56468">
                <text:p>1.56468</text:p>
              </table:table-cell>
              <table:table-cell office:value-type="float" office:value="0.47396">
                <text:p>0.47396</text:p>
              </table:table-cell>
              <table:table-cell office:value-type="float" office:value="1.70087">
                <text:p>1.70087</text:p>
              </table:table-cell>
              <table:table-cell office:value-type="float" office:value="0.473548">
                <text:p>0.473548</text:p>
              </table:table-cell>
              <table:table-cell office:value-type="float" office:value="1.98471">
                <text:p>1.98471</text:p>
              </table:table-cell>
              <table:table-cell office:value-type="float" office:value="0.473279">
                <text:p>0.473279</text:p>
              </table:table-cell>
              <table:table-cell office:value-type="float" office:value="2.15763">
                <text:p>2.15763</text:p>
              </table:table-cell>
              <table:table-cell office:value-type="float" office:value="0.473014">
                <text:p>0.473014</text:p>
              </table:table-cell>
              <table:table-cell office:value-type="float" office:value="2.39636">
                <text:p>2.39636</text:p>
              </table:table-cell>
              <table:table-cell office:value-type="float" office:value="0.472753">
                <text:p>0.472753</text:p>
              </table:table-cell>
              <table:table-cell office:value-type="float" office:value="2.72744">
                <text:p>2.72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760726">
                <text:p>0.760726</text:p>
              </table:table-cell>
              <table:table-cell office:value-type="float" office:value="0.487722">
                <text:p>0.487722</text:p>
              </table:table-cell>
              <table:table-cell office:value-type="float" office:value="0.727534">
                <text:p>0.727534</text:p>
              </table:table-cell>
              <table:table-cell office:value-type="float" office:value="0.487443">
                <text:p>0.487443</text:p>
              </table:table-cell>
              <table:table-cell office:value-type="float" office:value="0.783944">
                <text:p>0.783944</text:p>
              </table:table-cell>
              <table:table-cell office:value-type="float" office:value="0.487029">
                <text:p>0.487029</text:p>
              </table:table-cell>
              <table:table-cell office:value-type="float" office:value="0.925251">
                <text:p>0.925251</text:p>
              </table:table-cell>
              <table:table-cell office:value-type="float" office:value="0.486757">
                <text:p>0.486757</text:p>
              </table:table-cell>
              <table:table-cell office:value-type="float" office:value="0.943176">
                <text:p>0.943176</text:p>
              </table:table-cell>
              <table:table-cell office:value-type="float" office:value="0.486488">
                <text:p>0.486488</text:p>
              </table:table-cell>
              <table:table-cell office:value-type="float" office:value="1.04787">
                <text:p>1.04787</text:p>
              </table:table-cell>
              <table:table-cell office:value-type="float" office:value="0.486222">
                <text:p>0.486222</text:p>
              </table:table-cell>
              <table:table-cell office:value-type="float" office:value="1.10068">
                <text:p>1.10068</text:p>
              </table:table-cell>
              <table:table-cell office:value-type="float" office:value="0.485828">
                <text:p>0.485828</text:p>
              </table:table-cell>
              <table:table-cell office:value-type="float" office:value="1.2893">
                <text:p>1.2893</text:p>
              </table:table-cell>
              <table:table-cell office:value-type="float" office:value="0.48557">
                <text:p>0.48557</text:p>
              </table:table-cell>
              <table:table-cell office:value-type="float" office:value="1.42126">
                <text:p>1.42126</text:p>
              </table:table-cell>
              <table:table-cell office:value-type="float" office:value="0.485315">
                <text:p>0.485315</text:p>
              </table:table-cell>
              <table:table-cell office:value-type="float" office:value="1.56228">
                <text:p>1.56228</text:p>
              </table:table-cell>
              <table:table-cell office:value-type="float" office:value="0.485064">
                <text:p>0.485064</text:p>
              </table:table-cell>
              <table:table-cell office:value-type="float" office:value="1.69928">
                <text:p>1.69928</text:p>
              </table:table-cell>
              <table:table-cell office:value-type="float" office:value="0.484693">
                <text:p>0.484693</text:p>
              </table:table-cell>
              <table:table-cell office:value-type="float" office:value="1.98387">
                <text:p>1.98387</text:p>
              </table:table-cell>
              <table:table-cell office:value-type="float" office:value="0.484451">
                <text:p>0.484451</text:p>
              </table:table-cell>
              <table:table-cell office:value-type="float" office:value="2.15711">
                <text:p>2.15711</text:p>
              </table:table-cell>
              <table:table-cell office:value-type="float" office:value="0.484212">
                <text:p>0.484212</text:p>
              </table:table-cell>
              <table:table-cell office:value-type="float" office:value="2.39604">
                <text:p>2.39604</text:p>
              </table:table-cell>
              <table:table-cell office:value-type="float" office:value="0.483978">
                <text:p>0.483978</text:p>
              </table:table-cell>
              <table:table-cell office:value-type="float" office:value="2.72725">
                <text:p>2.72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720428">
                <text:p>0.720428</text:p>
              </table:table-cell>
              <table:table-cell office:value-type="float" office:value="0.49853">
                <text:p>0.49853</text:p>
              </table:table-cell>
              <table:table-cell office:value-type="float" office:value="0.697287">
                <text:p>0.697287</text:p>
              </table:table-cell>
              <table:table-cell office:value-type="float" office:value="0.498282">
                <text:p>0.498282</text:p>
              </table:table-cell>
              <table:table-cell office:value-type="float" office:value="0.760496">
                <text:p>0.760496</text:p>
              </table:table-cell>
              <table:table-cell office:value-type="float" office:value="0.497915">
                <text:p>0.497915</text:p>
              </table:table-cell>
              <table:table-cell office:value-type="float" office:value="0.909359">
                <text:p>0.909359</text:p>
              </table:table-cell>
              <table:table-cell office:value-type="float" office:value="0.497673">
                <text:p>0.497673</text:p>
              </table:table-cell>
              <table:table-cell office:value-type="float" office:value="0.931684">
                <text:p>0.931684</text:p>
              </table:table-cell>
              <table:table-cell office:value-type="float" office:value="0.497434">
                <text:p>0.497434</text:p>
              </table:table-cell>
              <table:table-cell office:value-type="float" office:value="1.03935">
                <text:p>1.03935</text:p>
              </table:table-cell>
              <table:table-cell office:value-type="float" office:value="0.497197">
                <text:p>0.497197</text:p>
              </table:table-cell>
              <table:table-cell office:value-type="float" office:value="1.09467">
                <text:p>1.09467</text:p>
              </table:table-cell>
              <table:table-cell office:value-type="float" office:value="0.496847">
                <text:p>0.496847</text:p>
              </table:table-cell>
              <table:table-cell office:value-type="float" office:value="1.28569">
                <text:p>1.28569</text:p>
              </table:table-cell>
              <table:table-cell office:value-type="float" office:value="0.496618">
                <text:p>0.496618</text:p>
              </table:table-cell>
              <table:table-cell office:value-type="float" office:value="1.41876">
                <text:p>1.41876</text:p>
              </table:table-cell>
              <table:table-cell office:value-type="float" office:value="0.496391">
                <text:p>0.496391</text:p>
              </table:table-cell>
              <table:table-cell office:value-type="float" office:value="1.56059">
                <text:p>1.56059</text:p>
              </table:table-cell>
              <table:table-cell office:value-type="float" office:value="0.496168">
                <text:p>0.496168</text:p>
              </table:table-cell>
              <table:table-cell office:value-type="float" office:value="1.69817">
                <text:p>1.69817</text:p>
              </table:table-cell>
              <table:table-cell office:value-type="float" office:value="0.495838">
                <text:p>0.495838</text:p>
              </table:table-cell>
              <table:table-cell office:value-type="float" office:value="1.9833">
                <text:p>1.9833</text:p>
              </table:table-cell>
              <table:table-cell office:value-type="float" office:value="0.495623">
                <text:p>0.495623</text:p>
              </table:table-cell>
              <table:table-cell office:value-type="float" office:value="2.15676">
                <text:p>2.15676</text:p>
              </table:table-cell>
              <table:table-cell office:value-type="float" office:value="0.495411">
                <text:p>0.495411</text:p>
              </table:table-cell>
              <table:table-cell office:value-type="float" office:value="2.39583">
                <text:p>2.39583</text:p>
              </table:table-cell>
              <table:table-cell office:value-type="float" office:value="0.495203">
                <text:p>0.495203</text:p>
              </table:table-cell>
              <table:table-cell office:value-type="float" office:value="2.72712">
                <text:p>2.72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68967">
                <text:p>0.68967</text:p>
              </table:table-cell>
              <table:table-cell office:value-type="float" office:value="0.509339">
                <text:p>0.509339</text:p>
              </table:table-cell>
              <table:table-cell office:value-type="float" office:value="0.674355">
                <text:p>0.674355</text:p>
              </table:table-cell>
              <table:table-cell office:value-type="float" office:value="0.509122">
                <text:p>0.509122</text:p>
              </table:table-cell>
              <table:table-cell office:value-type="float" office:value="0.742844">
                <text:p>0.742844</text:p>
              </table:table-cell>
              <table:table-cell office:value-type="float" office:value="0.5088">
                <text:p>0.5088</text:p>
              </table:table-cell>
              <table:table-cell office:value-type="float" office:value="0.897528">
                <text:p>0.897528</text:p>
              </table:table-cell>
              <table:table-cell office:value-type="float" office:value="0.508589">
                <text:p>0.508589</text:p>
              </table:table-cell>
              <table:table-cell office:value-type="float" office:value="0.923197">
                <text:p>0.923197</text:p>
              </table:table-cell>
              <table:table-cell office:value-type="float" office:value="0.508379">
                <text:p>0.508379</text:p>
              </table:table-cell>
              <table:table-cell office:value-type="float" office:value="1.03312">
                <text:p>1.03312</text:p>
              </table:table-cell>
              <table:table-cell office:value-type="float" office:value="0.508172">
                <text:p>0.508172</text:p>
              </table:table-cell>
              <table:table-cell office:value-type="float" office:value="1.09029">
                <text:p>1.09029</text:p>
              </table:table-cell>
              <table:table-cell office:value-type="float" office:value="0.507866">
                <text:p>0.507866</text:p>
              </table:table-cell>
              <table:table-cell office:value-type="float" office:value="1.2831">
                <text:p>1.2831</text:p>
              </table:table-cell>
              <table:table-cell office:value-type="float" office:value="0.507665">
                <text:p>0.507665</text:p>
              </table:table-cell>
              <table:table-cell office:value-type="float" office:value="1.41699">
                <text:p>1.41699</text:p>
              </table:table-cell>
              <table:table-cell office:value-type="float" office:value="0.507467">
                <text:p>0.507467</text:p>
              </table:table-cell>
              <table:table-cell office:value-type="float" office:value="1.55941">
                <text:p>1.55941</text:p>
              </table:table-cell>
              <table:table-cell office:value-type="float" office:value="0.507272">
                <text:p>0.507272</text:p>
              </table:table-cell>
              <table:table-cell office:value-type="float" office:value="1.6974">
                <text:p>1.6974</text:p>
              </table:table-cell>
              <table:table-cell office:value-type="float" office:value="0.506984">
                <text:p>0.506984</text:p>
              </table:table-cell>
              <table:table-cell office:value-type="float" office:value="1.98291">
                <text:p>1.98291</text:p>
              </table:table-cell>
              <table:table-cell office:value-type="float" office:value="0.506795">
                <text:p>0.506795</text:p>
              </table:table-cell>
              <table:table-cell office:value-type="float" office:value="2.15653">
                <text:p>2.15653</text:p>
              </table:table-cell>
              <table:table-cell office:value-type="float" office:value="0.50661">
                <text:p>0.50661</text:p>
              </table:table-cell>
              <table:table-cell office:value-type="float" office:value="2.39569">
                <text:p>2.39569</text:p>
              </table:table-cell>
              <table:table-cell office:value-type="float" office:value="0.506427">
                <text:p>0.506427</text:p>
              </table:table-cell>
              <table:table-cell office:value-type="float" office:value="2.72704">
                <text:p>2.72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666192">
                <text:p>0.666192</text:p>
              </table:table-cell>
              <table:table-cell office:value-type="float" office:value="0.520148">
                <text:p>0.520148</text:p>
              </table:table-cell>
              <table:table-cell office:value-type="float" office:value="0.65697">
                <text:p>0.65697</text:p>
              </table:table-cell>
              <table:table-cell office:value-type="float" office:value="0.519962">
                <text:p>0.519962</text:p>
              </table:table-cell>
              <table:table-cell office:value-type="float" office:value="0.729556">
                <text:p>0.729556</text:p>
              </table:table-cell>
              <table:table-cell office:value-type="float" office:value="0.519686">
                <text:p>0.519686</text:p>
              </table:table-cell>
              <table:table-cell office:value-type="float" office:value="0.888721">
                <text:p>0.888721</text:p>
              </table:table-cell>
              <table:table-cell office:value-type="float" office:value="0.519505">
                <text:p>0.519505</text:p>
              </table:table-cell>
              <table:table-cell office:value-type="float" office:value="0.916928">
                <text:p>0.916928</text:p>
              </table:table-cell>
              <table:table-cell office:value-type="float" office:value="0.519325">
                <text:p>0.519325</text:p>
              </table:table-cell>
              <table:table-cell office:value-type="float" office:value="1.02855">
                <text:p>1.02855</text:p>
              </table:table-cell>
              <table:table-cell office:value-type="float" office:value="0.519148">
                <text:p>0.519148</text:p>
              </table:table-cell>
              <table:table-cell office:value-type="float" office:value="1.08712">
                <text:p>1.08712</text:p>
              </table:table-cell>
              <table:table-cell office:value-type="float" office:value="0.518885">
                <text:p>0.518885</text:p>
              </table:table-cell>
              <table:table-cell office:value-type="float" office:value="1.28125">
                <text:p>1.28125</text:p>
              </table:table-cell>
              <table:table-cell office:value-type="float" office:value="0.518713">
                <text:p>0.518713</text:p>
              </table:table-cell>
              <table:table-cell office:value-type="float" office:value="1.41573">
                <text:p>1.41573</text:p>
              </table:table-cell>
              <table:table-cell office:value-type="float" office:value="0.518543">
                <text:p>0.518543</text:p>
              </table:table-cell>
              <table:table-cell office:value-type="float" office:value="1.55858">
                <text:p>1.55858</text:p>
              </table:table-cell>
              <table:table-cell office:value-type="float" office:value="0.518376">
                <text:p>0.518376</text:p>
              </table:table-cell>
              <table:table-cell office:value-type="float" office:value="1.69687">
                <text:p>1.69687</text:p>
              </table:table-cell>
              <table:table-cell office:value-type="float" office:value="0.518129">
                <text:p>0.518129</text:p>
              </table:table-cell>
              <table:table-cell office:value-type="float" office:value="1.98264">
                <text:p>1.98264</text:p>
              </table:table-cell>
              <table:table-cell office:value-type="float" office:value="0.517967">
                <text:p>0.517967</text:p>
              </table:table-cell>
              <table:table-cell office:value-type="float" office:value="2.15637">
                <text:p>2.15637</text:p>
              </table:table-cell>
              <table:table-cell office:value-type="float" office:value="0.517808">
                <text:p>0.517808</text:p>
              </table:table-cell>
              <table:table-cell office:value-type="float" office:value="2.39559">
                <text:p>2.39559</text:p>
              </table:table-cell>
              <table:table-cell office:value-type="float" office:value="0.517652">
                <text:p>0.517652</text:p>
              </table:table-cell>
              <table:table-cell office:value-type="float" office:value="2.72699">
                <text:p>2.72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648272">
                <text:p>0.648272</text:p>
              </table:table-cell>
              <table:table-cell office:value-type="float" office:value="0.530957">
                <text:p>0.530957</text:p>
              </table:table-cell>
              <table:table-cell office:value-type="float" office:value="0.64379">
                <text:p>0.64379</text:p>
              </table:table-cell>
              <table:table-cell office:value-type="float" office:value="0.530801">
                <text:p>0.530801</text:p>
              </table:table-cell>
              <table:table-cell office:value-type="float" office:value="0.719553">
                <text:p>0.719553</text:p>
              </table:table-cell>
              <table:table-cell office:value-type="float" office:value="0.530572">
                <text:p>0.530572</text:p>
              </table:table-cell>
              <table:table-cell office:value-type="float" office:value="0.882165">
                <text:p>0.882165</text:p>
              </table:table-cell>
              <table:table-cell office:value-type="float" office:value="0.530421">
                <text:p>0.530421</text:p>
              </table:table-cell>
              <table:table-cell office:value-type="float" office:value="0.912299">
                <text:p>0.912299</text:p>
              </table:table-cell>
              <table:table-cell office:value-type="float" office:value="0.530271">
                <text:p>0.530271</text:p>
              </table:table-cell>
              <table:table-cell office:value-type="float" office:value="1.0252">
                <text:p>1.0252</text:p>
              </table:table-cell>
              <table:table-cell office:value-type="float" office:value="0.530123">
                <text:p>0.530123</text:p>
              </table:table-cell>
              <table:table-cell office:value-type="float" office:value="1.08482">
                <text:p>1.08482</text:p>
              </table:table-cell>
              <table:table-cell office:value-type="float" office:value="0.529905">
                <text:p>0.529905</text:p>
              </table:table-cell>
              <table:table-cell office:value-type="float" office:value="1.27992">
                <text:p>1.27992</text:p>
              </table:table-cell>
              <table:table-cell office:value-type="float" office:value="0.529761">
                <text:p>0.529761</text:p>
              </table:table-cell>
              <table:table-cell office:value-type="float" office:value="1.41484">
                <text:p>1.41484</text:p>
              </table:table-cell>
              <table:table-cell office:value-type="float" office:value="0.529619">
                <text:p>0.529619</text:p>
              </table:table-cell>
              <table:table-cell office:value-type="float" office:value="1.55799">
                <text:p>1.55799</text:p>
              </table:table-cell>
              <table:table-cell office:value-type="float" office:value="0.52948">
                <text:p>0.52948</text:p>
              </table:table-cell>
              <table:table-cell office:value-type="float" office:value="1.6965">
                <text:p>1.6965</text:p>
              </table:table-cell>
              <table:table-cell office:value-type="float" office:value="0.529274">
                <text:p>0.529274</text:p>
              </table:table-cell>
              <table:table-cell office:value-type="float" office:value="1.98246">
                <text:p>1.98246</text:p>
              </table:table-cell>
              <table:table-cell office:value-type="float" office:value="0.529139">
                <text:p>0.529139</text:p>
              </table:table-cell>
              <table:table-cell office:value-type="float" office:value="2.15626">
                <text:p>2.15626</text:p>
              </table:table-cell>
              <table:table-cell office:value-type="float" office:value="0.529007">
                <text:p>0.529007</text:p>
              </table:table-cell>
              <table:table-cell office:value-type="float" office:value="2.39553">
                <text:p>2.39553</text:p>
              </table:table-cell>
              <table:table-cell office:value-type="float" office:value="0.528877">
                <text:p>0.528877</text:p>
              </table:table-cell>
              <table:table-cell office:value-type="float" office:value="2.72695">
                <text:p>2.72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634595">
                <text:p>0.634595</text:p>
              </table:table-cell>
              <table:table-cell office:value-type="float" office:value="0.541765">
                <text:p>0.541765</text:p>
              </table:table-cell>
              <table:table-cell office:value-type="float" office:value="0.633798">
                <text:p>0.633798</text:p>
              </table:table-cell>
              <table:table-cell office:value-type="float" office:value="0.541641">
                <text:p>0.541641</text:p>
              </table:table-cell>
              <table:table-cell office:value-type="float" office:value="0.712023">
                <text:p>0.712023</text:p>
              </table:table-cell>
              <table:table-cell office:value-type="float" office:value="0.541457">
                <text:p>0.541457</text:p>
              </table:table-cell>
              <table:table-cell office:value-type="float" office:value="0.877285">
                <text:p>0.877285</text:p>
              </table:table-cell>
              <table:table-cell office:value-type="float" office:value="0.541336">
                <text:p>0.541336</text:p>
              </table:table-cell>
              <table:table-cell office:value-type="float" office:value="0.90888">
                <text:p>0.90888</text:p>
              </table:table-cell>
              <table:table-cell office:value-type="float" office:value="0.541217">
                <text:p>0.541217</text:p>
              </table:table-cell>
              <table:table-cell office:value-type="float" office:value="1.02275">
                <text:p>1.02275</text:p>
              </table:table-cell>
              <table:table-cell office:value-type="float" office:value="0.541098">
                <text:p>0.541098</text:p>
              </table:table-cell>
              <table:table-cell office:value-type="float" office:value="1.08314">
                <text:p>1.08314</text:p>
              </table:table-cell>
              <table:table-cell office:value-type="float" office:value="0.540924">
                <text:p>0.540924</text:p>
              </table:table-cell>
              <table:table-cell office:value-type="float" office:value="1.27897">
                <text:p>1.27897</text:p>
              </table:table-cell>
              <table:table-cell office:value-type="float" office:value="0.540809">
                <text:p>0.540809</text:p>
              </table:table-cell>
              <table:table-cell office:value-type="float" office:value="1.41421">
                <text:p>1.41421</text:p>
              </table:table-cell>
              <table:table-cell office:value-type="float" office:value="0.540696">
                <text:p>0.540696</text:p>
              </table:table-cell>
              <table:table-cell office:value-type="float" office:value="1.55758">
                <text:p>1.55758</text:p>
              </table:table-cell>
              <table:table-cell office:value-type="float" office:value="0.540584">
                <text:p>0.540584</text:p>
              </table:table-cell>
              <table:table-cell office:value-type="float" office:value="1.69624">
                <text:p>1.69624</text:p>
              </table:table-cell>
              <table:table-cell office:value-type="float" office:value="0.540419">
                <text:p>0.540419</text:p>
              </table:table-cell>
              <table:table-cell office:value-type="float" office:value="1.98234">
                <text:p>1.98234</text:p>
              </table:table-cell>
              <table:table-cell office:value-type="float" office:value="0.540312">
                <text:p>0.540312</text:p>
              </table:table-cell>
              <table:table-cell office:value-type="float" office:value="2.15619">
                <text:p>2.15619</text:p>
              </table:table-cell>
              <table:table-cell office:value-type="float" office:value="0.540206">
                <text:p>0.540206</text:p>
              </table:table-cell>
              <table:table-cell office:value-type="float" office:value="2.39549">
                <text:p>2.39549</text:p>
              </table:table-cell>
              <table:table-cell office:value-type="float" office:value="0.540101">
                <text:p>0.540101</text:p>
              </table:table-cell>
              <table:table-cell office:value-type="float" office:value="2.72693">
                <text:p>2.72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624155">
                <text:p>0.624155</text:p>
              </table:table-cell>
              <table:table-cell office:value-type="float" office:value="0.552574">
                <text:p>0.552574</text:p>
              </table:table-cell>
              <table:table-cell office:value-type="float" office:value="0.626223">
                <text:p>0.626223</text:p>
              </table:table-cell>
              <table:table-cell office:value-type="float" office:value="0.552481">
                <text:p>0.552481</text:p>
              </table:table-cell>
              <table:table-cell office:value-type="float" office:value="0.706355">
                <text:p>0.706355</text:p>
              </table:table-cell>
              <table:table-cell office:value-type="float" office:value="0.552343">
                <text:p>0.552343</text:p>
              </table:table-cell>
              <table:table-cell office:value-type="float" office:value="0.873652">
                <text:p>0.873652</text:p>
              </table:table-cell>
              <table:table-cell office:value-type="float" office:value="0.552252">
                <text:p>0.552252</text:p>
              </table:table-cell>
              <table:table-cell office:value-type="float" office:value="0.906355">
                <text:p>0.906355</text:p>
              </table:table-cell>
              <table:table-cell office:value-type="float" office:value="0.552163">
                <text:p>0.552163</text:p>
              </table:table-cell>
              <table:table-cell office:value-type="float" office:value="1.02096">
                <text:p>1.02096</text:p>
              </table:table-cell>
              <table:table-cell office:value-type="float" office:value="0.552074">
                <text:p>0.552074</text:p>
              </table:table-cell>
              <table:table-cell office:value-type="float" office:value="1.08193">
                <text:p>1.08193</text:p>
              </table:table-cell>
              <table:table-cell office:value-type="float" office:value="0.551943">
                <text:p>0.551943</text:p>
              </table:table-cell>
              <table:table-cell office:value-type="float" office:value="1.27829">
                <text:p>1.27829</text:p>
              </table:table-cell>
              <table:table-cell office:value-type="float" office:value="0.551857">
                <text:p>0.551857</text:p>
              </table:table-cell>
              <table:table-cell office:value-type="float" office:value="1.41376">
                <text:p>1.41376</text:p>
              </table:table-cell>
              <table:table-cell office:value-type="float" office:value="0.551772">
                <text:p>0.551772</text:p>
              </table:table-cell>
              <table:table-cell office:value-type="float" office:value="1.5573">
                <text:p>1.5573</text:p>
              </table:table-cell>
              <table:table-cell office:value-type="float" office:value="0.551688">
                <text:p>0.551688</text:p>
              </table:table-cell>
              <table:table-cell office:value-type="float" office:value="1.69606">
                <text:p>1.69606</text:p>
              </table:table-cell>
              <table:table-cell office:value-type="float" office:value="0.551564">
                <text:p>0.551564</text:p>
              </table:table-cell>
              <table:table-cell office:value-type="float" office:value="1.98225">
                <text:p>1.98225</text:p>
              </table:table-cell>
              <table:table-cell office:value-type="float" office:value="0.551484">
                <text:p>0.551484</text:p>
              </table:table-cell>
              <table:table-cell office:value-type="float" office:value="2.15614">
                <text:p>2.15614</text:p>
              </table:table-cell>
              <table:table-cell office:value-type="float" office:value="0.551404">
                <text:p>0.551404</text:p>
              </table:table-cell>
              <table:table-cell office:value-type="float" office:value="2.39546">
                <text:p>2.39546</text:p>
              </table:table-cell>
              <table:table-cell office:value-type="float" office:value="0.551326">
                <text:p>0.551326</text:p>
              </table:table-cell>
              <table:table-cell office:value-type="float" office:value="2.72691">
                <text:p>2.72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616188">
                <text:p>0.616188</text:p>
              </table:table-cell>
              <table:table-cell office:value-type="float" office:value="0.563383">
                <text:p>0.563383</text:p>
              </table:table-cell>
              <table:table-cell office:value-type="float" office:value="0.62048">
                <text:p>0.62048</text:p>
              </table:table-cell>
              <table:table-cell office:value-type="float" office:value="0.563321">
                <text:p>0.563321</text:p>
              </table:table-cell>
              <table:table-cell office:value-type="float" office:value="0.702088">
                <text:p>0.702088</text:p>
              </table:table-cell>
              <table:table-cell office:value-type="float" office:value="0.563229">
                <text:p>0.563229</text:p>
              </table:table-cell>
              <table:table-cell office:value-type="float" office:value="0.870948">
                <text:p>0.870948</text:p>
              </table:table-cell>
              <table:table-cell office:value-type="float" office:value="0.563168">
                <text:p>0.563168</text:p>
              </table:table-cell>
              <table:table-cell office:value-type="float" office:value="0.90449">
                <text:p>0.90449</text:p>
              </table:table-cell>
              <table:table-cell office:value-type="float" office:value="0.563108">
                <text:p>0.563108</text:p>
              </table:table-cell>
              <table:table-cell office:value-type="float" office:value="1.01964">
                <text:p>1.01964</text:p>
              </table:table-cell>
              <table:table-cell office:value-type="float" office:value="0.563049">
                <text:p>0.563049</text:p>
              </table:table-cell>
              <table:table-cell office:value-type="float" office:value="1.08105">
                <text:p>1.08105</text:p>
              </table:table-cell>
              <table:table-cell office:value-type="float" office:value="0.562962">
                <text:p>0.562962</text:p>
              </table:table-cell>
              <table:table-cell office:value-type="float" office:value="1.2778">
                <text:p>1.2778</text:p>
              </table:table-cell>
              <table:table-cell office:value-type="float" office:value="0.562904">
                <text:p>0.562904</text:p>
              </table:table-cell>
              <table:table-cell office:value-type="float" office:value="1.41344">
                <text:p>1.41344</text:p>
              </table:table-cell>
              <table:table-cell office:value-type="float" office:value="0.562848">
                <text:p>0.562848</text:p>
              </table:table-cell>
              <table:table-cell office:value-type="float" office:value="1.5571">
                <text:p>1.5571</text:p>
              </table:table-cell>
              <table:table-cell office:value-type="float" office:value="0.562792">
                <text:p>0.562792</text:p>
              </table:table-cell>
              <table:table-cell office:value-type="float" office:value="1.69594">
                <text:p>1.69594</text:p>
              </table:table-cell>
              <table:table-cell office:value-type="float" office:value="0.56271">
                <text:p>0.56271</text:p>
              </table:table-cell>
              <table:table-cell office:value-type="float" office:value="1.9822">
                <text:p>1.9822</text:p>
              </table:table-cell>
              <table:table-cell office:value-type="float" office:value="0.562656">
                <text:p>0.562656</text:p>
              </table:table-cell>
              <table:table-cell office:value-type="float" office:value="2.15611">
                <text:p>2.15611</text:p>
              </table:table-cell>
              <table:table-cell office:value-type="float" office:value="0.562603">
                <text:p>0.562603</text:p>
              </table:table-cell>
              <table:table-cell office:value-type="float" office:value="2.39544">
                <text:p>2.39544</text:p>
              </table:table-cell>
              <table:table-cell office:value-type="float" office:value="0.562551">
                <text:p>0.562551</text:p>
              </table:table-cell>
              <table:table-cell office:value-type="float" office:value="2.7269">
                <text:p>2.72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610107">
                <text:p>0.610107</text:p>
              </table:table-cell>
              <table:table-cell office:value-type="float" office:value="0.574191">
                <text:p>0.574191</text:p>
              </table:table-cell>
              <table:table-cell office:value-type="float" office:value="0.616127">
                <text:p>0.616127</text:p>
              </table:table-cell>
              <table:table-cell office:value-type="float" office:value="0.57416">
                <text:p>0.57416</text:p>
              </table:table-cell>
              <table:table-cell office:value-type="float" office:value="0.698876">
                <text:p>0.698876</text:p>
              </table:table-cell>
              <table:table-cell office:value-type="float" office:value="0.574114">
                <text:p>0.574114</text:p>
              </table:table-cell>
              <table:table-cell office:value-type="float" office:value="0.868936">
                <text:p>0.868936</text:p>
              </table:table-cell>
              <table:table-cell office:value-type="float" office:value="0.574084">
                <text:p>0.574084</text:p>
              </table:table-cell>
              <table:table-cell office:value-type="float" office:value="0.903113">
                <text:p>0.903113</text:p>
              </table:table-cell>
              <table:table-cell office:value-type="float" office:value="0.574054">
                <text:p>0.574054</text:p>
              </table:table-cell>
              <table:table-cell office:value-type="float" office:value="1.01868">
                <text:p>1.01868</text:p>
              </table:table-cell>
              <table:table-cell office:value-type="float" office:value="0.574025">
                <text:p>0.574025</text:p>
              </table:table-cell>
              <table:table-cell office:value-type="float" office:value="1.0804">
                <text:p>1.0804</text:p>
              </table:table-cell>
              <table:table-cell office:value-type="float" office:value="0.573981">
                <text:p>0.573981</text:p>
              </table:table-cell>
              <table:table-cell office:value-type="float" office:value="1.27746">
                <text:p>1.27746</text:p>
              </table:table-cell>
              <table:table-cell office:value-type="float" office:value="0.573952">
                <text:p>0.573952</text:p>
              </table:table-cell>
              <table:table-cell office:value-type="float" office:value="1.41322">
                <text:p>1.41322</text:p>
              </table:table-cell>
              <table:table-cell office:value-type="float" office:value="0.573924">
                <text:p>0.573924</text:p>
              </table:table-cell>
              <table:table-cell office:value-type="float" office:value="1.55695">
                <text:p>1.55695</text:p>
              </table:table-cell>
              <table:table-cell office:value-type="float" office:value="0.573896">
                <text:p>0.573896</text:p>
              </table:table-cell>
              <table:table-cell office:value-type="float" office:value="1.69585">
                <text:p>1.69585</text:p>
              </table:table-cell>
              <table:table-cell office:value-type="float" office:value="0.573855">
                <text:p>0.573855</text:p>
              </table:table-cell>
              <table:table-cell office:value-type="float" office:value="1.98216">
                <text:p>1.98216</text:p>
              </table:table-cell>
              <table:table-cell office:value-type="float" office:value="0.573828">
                <text:p>0.573828</text:p>
              </table:table-cell>
              <table:table-cell office:value-type="float" office:value="2.15608">
                <text:p>2.15608</text:p>
              </table:table-cell>
              <table:table-cell office:value-type="float" office:value="0.573801">
                <text:p>0.573801</text:p>
              </table:table-cell>
              <table:table-cell office:value-type="float" office:value="2.39543">
                <text:p>2.39543</text:p>
              </table:table-cell>
              <table:table-cell office:value-type="float" office:value="0.573775">
                <text:p>0.573775</text:p>
              </table:table-cell>
              <table:table-cell office:value-type="float" office:value="2.7269">
                <text:p>2.7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605467">
                <text:p>0.605467</text:p>
              </table:table-cell>
              <table:table-cell office:value-type="float" office:value="0.585">
                <text:p>0.585</text:p>
              </table:table-cell>
              <table:table-cell office:value-type="float" office:value="0.612828">
                <text:p>0.612828</text:p>
              </table:table-cell>
              <table:table-cell office:value-type="float" office:value="0.585">
                <text:p>0.585</text:p>
              </table:table-cell>
              <table:table-cell office:value-type="float" office:value="0.696459">
                <text:p>0.696459</text:p>
              </table:table-cell>
              <table:table-cell office:value-type="float" office:value="0.585">
                <text:p>0.585</text:p>
              </table:table-cell>
              <table:table-cell office:value-type="float" office:value="0.867438">
                <text:p>0.867438</text:p>
              </table:table-cell>
              <table:table-cell office:value-type="float" office:value="0.585">
                <text:p>0.585</text:p>
              </table:table-cell>
              <table:table-cell office:value-type="float" office:value="0.902097">
                <text:p>0.902097</text:p>
              </table:table-cell>
              <table:table-cell office:value-type="float" office:value="0.585">
                <text:p>0.585</text:p>
              </table:table-cell>
              <table:table-cell office:value-type="float" office:value="1.01798">
                <text:p>1.01798</text:p>
              </table:table-cell>
              <table:table-cell office:value-type="float" office:value="0.585">
                <text:p>0.585</text:p>
              </table:table-cell>
              <table:table-cell office:value-type="float" office:value="1.07994">
                <text:p>1.07994</text:p>
              </table:table-cell>
              <table:table-cell office:value-type="float" office:value="0.585">
                <text:p>0.585</text:p>
              </table:table-cell>
              <table:table-cell office:value-type="float" office:value="1.27721">
                <text:p>1.27721</text:p>
              </table:table-cell>
              <table:table-cell office:value-type="float" office:value="0.585">
                <text:p>0.585</text:p>
              </table:table-cell>
              <table:table-cell office:value-type="float" office:value="1.41306">
                <text:p>1.41306</text:p>
              </table:table-cell>
              <table:table-cell office:value-type="float" office:value="0.585">
                <text:p>0.585</text:p>
              </table:table-cell>
              <table:table-cell office:value-type="float" office:value="1.55685">
                <text:p>1.55685</text:p>
              </table:table-cell>
              <table:table-cell office:value-type="float" office:value="0.585">
                <text:p>0.585</text:p>
              </table:table-cell>
              <table:table-cell office:value-type="float" office:value="1.69579">
                <text:p>1.69579</text:p>
              </table:table-cell>
              <table:table-cell office:value-type="float" office:value="0.585">
                <text:p>0.585</text:p>
              </table:table-cell>
              <table:table-cell office:value-type="float" office:value="1.98213">
                <text:p>1.98213</text:p>
              </table:table-cell>
              <table:table-cell office:value-type="float" office:value="0.585">
                <text:p>0.585</text:p>
              </table:table-cell>
              <table:table-cell office:value-type="float" office:value="2.15607">
                <text:p>2.15607</text:p>
              </table:table-cell>
              <table:table-cell office:value-type="float" office:value="0.585">
                <text:p>0.585</text:p>
              </table:table-cell>
              <table:table-cell office:value-type="float" office:value="2.39542">
                <text:p>2.39542</text:p>
              </table:table-cell>
              <table:table-cell office:value-type="float" office:value="0.585">
                <text:p>0.585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601926">
                <text:p>0.601926</text:p>
              </table:table-cell>
              <table:table-cell office:value-type="float" office:value="0.595809">
                <text:p>0.595809</text:p>
              </table:table-cell>
              <table:table-cell office:value-type="float" office:value="0.610327">
                <text:p>0.610327</text:p>
              </table:table-cell>
              <table:table-cell office:value-type="float" office:value="0.59584">
                <text:p>0.59584</text:p>
              </table:table-cell>
              <table:table-cell office:value-type="float" office:value="0.69464">
                <text:p>0.69464</text:p>
              </table:table-cell>
              <table:table-cell office:value-type="float" office:value="0.595886">
                <text:p>0.595886</text:p>
              </table:table-cell>
              <table:table-cell office:value-type="float" office:value="0.866324">
                <text:p>0.866324</text:p>
              </table:table-cell>
              <table:table-cell office:value-type="float" office:value="0.595916">
                <text:p>0.595916</text:p>
              </table:table-cell>
              <table:table-cell office:value-type="float" office:value="0.901346">
                <text:p>0.901346</text:p>
              </table:table-cell>
              <table:table-cell office:value-type="float" office:value="0.595946">
                <text:p>0.595946</text:p>
              </table:table-cell>
              <table:table-cell office:value-type="float" office:value="1.01746">
                <text:p>1.01746</text:p>
              </table:table-cell>
              <table:table-cell office:value-type="float" office:value="0.595975">
                <text:p>0.595975</text:p>
              </table:table-cell>
              <table:table-cell office:value-type="float" office:value="1.0796">
                <text:p>1.0796</text:p>
              </table:table-cell>
              <table:table-cell office:value-type="float" office:value="0.596019">
                <text:p>0.596019</text:p>
              </table:table-cell>
              <table:table-cell office:value-type="float" office:value="1.27703">
                <text:p>1.27703</text:p>
              </table:table-cell>
              <table:table-cell office:value-type="float" office:value="0.596048">
                <text:p>0.596048</text:p>
              </table:table-cell>
              <table:table-cell office:value-type="float" office:value="1.41295">
                <text:p>1.41295</text:p>
              </table:table-cell>
              <table:table-cell office:value-type="float" office:value="0.596076">
                <text:p>0.596076</text:p>
              </table:table-cell>
              <table:table-cell office:value-type="float" office:value="1.55678">
                <text:p>1.55678</text:p>
              </table:table-cell>
              <table:table-cell office:value-type="float" office:value="0.596104">
                <text:p>0.596104</text:p>
              </table:table-cell>
              <table:table-cell office:value-type="float" office:value="1.69575">
                <text:p>1.69575</text:p>
              </table:table-cell>
              <table:table-cell office:value-type="float" office:value="0.596145">
                <text:p>0.596145</text:p>
              </table:table-cell>
              <table:table-cell office:value-type="float" office:value="1.98211">
                <text:p>1.98211</text:p>
              </table:table-cell>
              <table:table-cell office:value-type="float" office:value="0.596172">
                <text:p>0.596172</text:p>
              </table:table-cell>
              <table:table-cell office:value-type="float" office:value="2.15606">
                <text:p>2.15606</text:p>
              </table:table-cell>
              <table:table-cell office:value-type="float" office:value="0.596199">
                <text:p>0.596199</text:p>
              </table:table-cell>
              <table:table-cell office:value-type="float" office:value="2.39542">
                <text:p>2.39542</text:p>
              </table:table-cell>
              <table:table-cell office:value-type="float" office:value="0.596225">
                <text:p>0.596225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599225">
                <text:p>0.599225</text:p>
              </table:table-cell>
              <table:table-cell office:value-type="float" office:value="0.606617">
                <text:p>0.606617</text:p>
              </table:table-cell>
              <table:table-cell office:value-type="float" office:value="0.608433">
                <text:p>0.608433</text:p>
              </table:table-cell>
              <table:table-cell office:value-type="float" office:value="0.606679">
                <text:p>0.606679</text:p>
              </table:table-cell>
              <table:table-cell office:value-type="float" office:value="0.693272">
                <text:p>0.693272</text:p>
              </table:table-cell>
              <table:table-cell office:value-type="float" office:value="0.606771">
                <text:p>0.606771</text:p>
              </table:table-cell>
              <table:table-cell office:value-type="float" office:value="0.865495">
                <text:p>0.865495</text:p>
              </table:table-cell>
              <table:table-cell office:value-type="float" office:value="0.606832">
                <text:p>0.606832</text:p>
              </table:table-cell>
              <table:table-cell office:value-type="float" office:value="0.900793">
                <text:p>0.900793</text:p>
              </table:table-cell>
              <table:table-cell office:value-type="float" office:value="0.606892">
                <text:p>0.606892</text:p>
              </table:table-cell>
              <table:table-cell office:value-type="float" office:value="1.01708">
                <text:p>1.01708</text:p>
              </table:table-cell>
              <table:table-cell office:value-type="float" office:value="0.606951">
                <text:p>0.606951</text:p>
              </table:table-cell>
              <table:table-cell office:value-type="float" office:value="1.07936">
                <text:p>1.07936</text:p>
              </table:table-cell>
              <table:table-cell office:value-type="float" office:value="0.607038">
                <text:p>0.607038</text:p>
              </table:table-cell>
              <table:table-cell office:value-type="float" office:value="1.2769">
                <text:p>1.2769</text:p>
              </table:table-cell>
              <table:table-cell office:value-type="float" office:value="0.607096">
                <text:p>0.607096</text:p>
              </table:table-cell>
              <table:table-cell office:value-type="float" office:value="1.41287">
                <text:p>1.41287</text:p>
              </table:table-cell>
              <table:table-cell office:value-type="float" office:value="0.607152">
                <text:p>0.607152</text:p>
              </table:table-cell>
              <table:table-cell office:value-type="float" office:value="1.55674">
                <text:p>1.55674</text:p>
              </table:table-cell>
              <table:table-cell office:value-type="float" office:value="0.607208">
                <text:p>0.607208</text:p>
              </table:table-cell>
              <table:table-cell office:value-type="float" office:value="1.69572">
                <text:p>1.69572</text:p>
              </table:table-cell>
              <table:table-cell office:value-type="float" office:value="0.60729">
                <text:p>0.60729</text:p>
              </table:table-cell>
              <table:table-cell office:value-type="float" office:value="1.9821">
                <text:p>1.9821</text:p>
              </table:table-cell>
              <table:table-cell office:value-type="float" office:value="0.607344">
                <text:p>0.607344</text:p>
              </table:table-cell>
              <table:table-cell office:value-type="float" office:value="2.15605">
                <text:p>2.15605</text:p>
              </table:table-cell>
              <table:table-cell office:value-type="float" office:value="0.607397">
                <text:p>0.607397</text:p>
              </table:table-cell>
              <table:table-cell office:value-type="float" office:value="2.39541">
                <text:p>2.39541</text:p>
              </table:table-cell>
              <table:table-cell office:value-type="float" office:value="0.607449">
                <text:p>0.607449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597166">
                <text:p>0.597166</text:p>
              </table:table-cell>
              <table:table-cell office:value-type="float" office:value="0.617426">
                <text:p>0.617426</text:p>
              </table:table-cell>
              <table:table-cell office:value-type="float" office:value="0.606998">
                <text:p>0.606998</text:p>
              </table:table-cell>
              <table:table-cell office:value-type="float" office:value="0.617519">
                <text:p>0.617519</text:p>
              </table:table-cell>
              <table:table-cell office:value-type="float" office:value="0.692244">
                <text:p>0.692244</text:p>
              </table:table-cell>
              <table:table-cell office:value-type="float" office:value="0.617657">
                <text:p>0.617657</text:p>
              </table:table-cell>
              <table:table-cell office:value-type="float" office:value="0.86488">
                <text:p>0.86488</text:p>
              </table:table-cell>
              <table:table-cell office:value-type="float" office:value="0.617748">
                <text:p>0.617748</text:p>
              </table:table-cell>
              <table:table-cell office:value-type="float" office:value="0.900385">
                <text:p>0.900385</text:p>
              </table:table-cell>
              <table:table-cell office:value-type="float" office:value="0.617837">
                <text:p>0.617837</text:p>
              </table:table-cell>
              <table:table-cell office:value-type="float" office:value="1.01681">
                <text:p>1.01681</text:p>
              </table:table-cell>
              <table:table-cell office:value-type="float" office:value="0.617926">
                <text:p>0.617926</text:p>
              </table:table-cell>
              <table:table-cell office:value-type="float" office:value="1.07918">
                <text:p>1.07918</text:p>
              </table:table-cell>
              <table:table-cell office:value-type="float" office:value="0.618057">
                <text:p>0.618057</text:p>
              </table:table-cell>
              <table:table-cell office:value-type="float" office:value="1.27681">
                <text:p>1.27681</text:p>
              </table:table-cell>
              <table:table-cell office:value-type="float" office:value="0.618143">
                <text:p>0.618143</text:p>
              </table:table-cell>
              <table:table-cell office:value-type="float" office:value="1.41281">
                <text:p>1.41281</text:p>
              </table:table-cell>
              <table:table-cell office:value-type="float" office:value="0.618228">
                <text:p>0.618228</text:p>
              </table:table-cell>
              <table:table-cell office:value-type="float" office:value="1.5567">
                <text:p>1.5567</text:p>
              </table:table-cell>
              <table:table-cell office:value-type="float" office:value="0.618312">
                <text:p>0.618312</text:p>
              </table:table-cell>
              <table:table-cell office:value-type="float" office:value="1.6957">
                <text:p>1.6957</text:p>
              </table:table-cell>
              <table:table-cell office:value-type="float" office:value="0.618436">
                <text:p>0.618436</text:p>
              </table:table-cell>
              <table:table-cell office:value-type="float" office:value="1.98209">
                <text:p>1.98209</text:p>
              </table:table-cell>
              <table:table-cell office:value-type="float" office:value="0.618516">
                <text:p>0.618516</text:p>
              </table:table-cell>
              <table:table-cell office:value-type="float" office:value="2.15605">
                <text:p>2.15605</text:p>
              </table:table-cell>
              <table:table-cell office:value-type="float" office:value="0.618596">
                <text:p>0.618596</text:p>
              </table:table-cell>
              <table:table-cell office:value-type="float" office:value="2.39541">
                <text:p>2.39541</text:p>
              </table:table-cell>
              <table:table-cell office:value-type="float" office:value="0.618674">
                <text:p>0.618674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595597">
                <text:p>0.595597</text:p>
              </table:table-cell>
              <table:table-cell office:value-type="float" office:value="0.628235">
                <text:p>0.628235</text:p>
              </table:table-cell>
              <table:table-cell office:value-type="float" office:value="0.605913">
                <text:p>0.605913</text:p>
              </table:table-cell>
              <table:table-cell office:value-type="float" office:value="0.628359">
                <text:p>0.628359</text:p>
              </table:table-cell>
              <table:table-cell office:value-type="float" office:value="0.691472">
                <text:p>0.691472</text:p>
              </table:table-cell>
              <table:table-cell office:value-type="float" office:value="0.628543">
                <text:p>0.628543</text:p>
              </table:table-cell>
              <table:table-cell office:value-type="float" office:value="0.864423">
                <text:p>0.864423</text:p>
              </table:table-cell>
              <table:table-cell office:value-type="float" office:value="0.628664">
                <text:p>0.628664</text:p>
              </table:table-cell>
              <table:table-cell office:value-type="float" office:value="0.900085">
                <text:p>0.900085</text:p>
              </table:table-cell>
              <table:table-cell office:value-type="float" office:value="0.628783">
                <text:p>0.628783</text:p>
              </table:table-cell>
              <table:table-cell office:value-type="float" office:value="1.01661">
                <text:p>1.01661</text:p>
              </table:table-cell>
              <table:table-cell office:value-type="float" office:value="0.628902">
                <text:p>0.628902</text:p>
              </table:table-cell>
              <table:table-cell office:value-type="float" office:value="1.07905">
                <text:p>1.07905</text:p>
              </table:table-cell>
              <table:table-cell office:value-type="float" office:value="0.629076">
                <text:p>0.629076</text:p>
              </table:table-cell>
              <table:table-cell office:value-type="float" office:value="1.27674">
                <text:p>1.27674</text:p>
              </table:table-cell>
              <table:table-cell office:value-type="float" office:value="0.629191">
                <text:p>0.629191</text:p>
              </table:table-cell>
              <table:table-cell office:value-type="float" office:value="1.41277">
                <text:p>1.41277</text:p>
              </table:table-cell>
              <table:table-cell office:value-type="float" office:value="0.629304">
                <text:p>0.629304</text:p>
              </table:table-cell>
              <table:table-cell office:value-type="float" office:value="1.55668">
                <text:p>1.55668</text:p>
              </table:table-cell>
              <table:table-cell office:value-type="float" office:value="0.629416">
                <text:p>0.629416</text:p>
              </table:table-cell>
              <table:table-cell office:value-type="float" office:value="1.69569">
                <text:p>1.69569</text:p>
              </table:table-cell>
              <table:table-cell office:value-type="float" office:value="0.629581">
                <text:p>0.629581</text:p>
              </table:table-cell>
              <table:table-cell office:value-type="float" office:value="1.98209">
                <text:p>1.98209</text:p>
              </table:table-cell>
              <table:table-cell office:value-type="float" office:value="0.629688">
                <text:p>0.629688</text:p>
              </table:table-cell>
              <table:table-cell office:value-type="float" office:value="2.15605">
                <text:p>2.15605</text:p>
              </table:table-cell>
              <table:table-cell office:value-type="float" office:value="0.629794">
                <text:p>0.629794</text:p>
              </table:table-cell>
              <table:table-cell office:value-type="float" office:value="2.39541">
                <text:p>2.39541</text:p>
              </table:table-cell>
              <table:table-cell office:value-type="float" office:value="0.629899">
                <text:p>0.629899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594404">
                <text:p>0.594404</text:p>
              </table:table-cell>
              <table:table-cell office:value-type="float" office:value="0.639043">
                <text:p>0.639043</text:p>
              </table:table-cell>
              <table:table-cell office:value-type="float" office:value="0.605093">
                <text:p>0.605093</text:p>
              </table:table-cell>
              <table:table-cell office:value-type="float" office:value="0.639199">
                <text:p>0.639199</text:p>
              </table:table-cell>
              <table:table-cell office:value-type="float" office:value="0.690893">
                <text:p>0.690893</text:p>
              </table:table-cell>
              <table:table-cell office:value-type="float" office:value="0.639428">
                <text:p>0.639428</text:p>
              </table:table-cell>
              <table:table-cell office:value-type="float" office:value="0.864086">
                <text:p>0.864086</text:p>
              </table:table-cell>
              <table:table-cell office:value-type="float" office:value="0.639579">
                <text:p>0.639579</text:p>
              </table:table-cell>
              <table:table-cell office:value-type="float" office:value="0.899865">
                <text:p>0.899865</text:p>
              </table:table-cell>
              <table:table-cell office:value-type="float" office:value="0.639729">
                <text:p>0.639729</text:p>
              </table:table-cell>
              <table:table-cell office:value-type="float" office:value="1.01646">
                <text:p>1.01646</text:p>
              </table:table-cell>
              <table:table-cell office:value-type="float" office:value="0.639877">
                <text:p>0.639877</text:p>
              </table:table-cell>
              <table:table-cell office:value-type="float" office:value="1.07896">
                <text:p>1.07896</text:p>
              </table:table-cell>
              <table:table-cell office:value-type="float" office:value="0.640095">
                <text:p>0.640095</text:p>
              </table:table-cell>
              <table:table-cell office:value-type="float" office:value="1.2767">
                <text:p>1.2767</text:p>
              </table:table-cell>
              <table:table-cell office:value-type="float" office:value="0.640239">
                <text:p>0.640239</text:p>
              </table:table-cell>
              <table:table-cell office:value-type="float" office:value="1.41274">
                <text:p>1.41274</text:p>
              </table:table-cell>
              <table:table-cell office:value-type="float" office:value="0.640381">
                <text:p>0.640381</text:p>
              </table:table-cell>
              <table:table-cell office:value-type="float" office:value="1.55666">
                <text:p>1.55666</text:p>
              </table:table-cell>
              <table:table-cell office:value-type="float" office:value="0.64052">
                <text:p>0.64052</text:p>
              </table:table-cell>
              <table:table-cell office:value-type="float" office:value="1.69568">
                <text:p>1.69568</text:p>
              </table:table-cell>
              <table:table-cell office:value-type="float" office:value="0.640726">
                <text:p>0.640726</text:p>
              </table:table-cell>
              <table:table-cell office:value-type="float" office:value="1.98208">
                <text:p>1.98208</text:p>
              </table:table-cell>
              <table:table-cell office:value-type="float" office:value="0.640861">
                <text:p>0.640861</text:p>
              </table:table-cell>
              <table:table-cell office:value-type="float" office:value="2.15604">
                <text:p>2.15604</text:p>
              </table:table-cell>
              <table:table-cell office:value-type="float" office:value="0.640993">
                <text:p>0.640993</text:p>
              </table:table-cell>
              <table:table-cell office:value-type="float" office:value="2.39541">
                <text:p>2.39541</text:p>
              </table:table-cell>
              <table:table-cell office:value-type="float" office:value="0.641123">
                <text:p>0.641123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593498">
                <text:p>0.593498</text:p>
              </table:table-cell>
              <table:table-cell office:value-type="float" office:value="0.649852">
                <text:p>0.649852</text:p>
              </table:table-cell>
              <table:table-cell office:value-type="float" office:value="0.604476">
                <text:p>0.604476</text:p>
              </table:table-cell>
              <table:table-cell office:value-type="float" office:value="0.650038">
                <text:p>0.650038</text:p>
              </table:table-cell>
              <table:table-cell office:value-type="float" office:value="0.690461">
                <text:p>0.690461</text:p>
              </table:table-cell>
              <table:table-cell office:value-type="float" office:value="0.650314">
                <text:p>0.650314</text:p>
              </table:table-cell>
              <table:table-cell office:value-type="float" office:value="0.863837">
                <text:p>0.863837</text:p>
              </table:table-cell>
              <table:table-cell office:value-type="float" office:value="0.650495">
                <text:p>0.650495</text:p>
              </table:table-cell>
              <table:table-cell office:value-type="float" office:value="0.899705">
                <text:p>0.899705</text:p>
              </table:table-cell>
              <table:table-cell office:value-type="float" office:value="0.650675">
                <text:p>0.650675</text:p>
              </table:table-cell>
              <table:table-cell office:value-type="float" office:value="1.01636">
                <text:p>1.01636</text:p>
              </table:table-cell>
              <table:table-cell office:value-type="float" office:value="0.650852">
                <text:p>0.650852</text:p>
              </table:table-cell>
              <table:table-cell office:value-type="float" office:value="1.0789">
                <text:p>1.0789</text:p>
              </table:table-cell>
              <table:table-cell office:value-type="float" office:value="0.651115">
                <text:p>0.651115</text:p>
              </table:table-cell>
              <table:table-cell office:value-type="float" office:value="1.27667">
                <text:p>1.27667</text:p>
              </table:table-cell>
              <table:table-cell office:value-type="float" office:value="0.651287">
                <text:p>0.651287</text:p>
              </table:table-cell>
              <table:table-cell office:value-type="float" office:value="1.41272">
                <text:p>1.41272</text:p>
              </table:table-cell>
              <table:table-cell office:value-type="float" office:value="0.651457">
                <text:p>0.651457</text:p>
              </table:table-cell>
              <table:table-cell office:value-type="float" office:value="1.55665">
                <text:p>1.55665</text:p>
              </table:table-cell>
              <table:table-cell office:value-type="float" office:value="0.651624">
                <text:p>0.651624</text:p>
              </table:table-cell>
              <table:table-cell office:value-type="float" office:value="1.69567">
                <text:p>1.69567</text:p>
              </table:table-cell>
              <table:table-cell office:value-type="float" office:value="0.651871">
                <text:p>0.651871</text:p>
              </table:table-cell>
              <table:table-cell office:value-type="float" office:value="1.98208">
                <text:p>1.98208</text:p>
              </table:table-cell>
              <table:table-cell office:value-type="float" office:value="0.652033">
                <text:p>0.652033</text:p>
              </table:table-cell>
              <table:table-cell office:value-type="float" office:value="2.15604">
                <text:p>2.15604</text:p>
              </table:table-cell>
              <table:table-cell office:value-type="float" office:value="0.652192">
                <text:p>0.652192</text:p>
              </table:table-cell>
              <table:table-cell office:value-type="float" office:value="2.39541">
                <text:p>2.39541</text:p>
              </table:table-cell>
              <table:table-cell office:value-type="float" office:value="0.652348">
                <text:p>0.652348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592814">
                <text:p>0.592814</text:p>
              </table:table-cell>
              <table:table-cell office:value-type="float" office:value="0.660661">
                <text:p>0.660661</text:p>
              </table:table-cell>
              <table:table-cell office:value-type="float" office:value="0.604013">
                <text:p>0.604013</text:p>
              </table:table-cell>
              <table:table-cell office:value-type="float" office:value="0.660878">
                <text:p>0.660878</text:p>
              </table:table-cell>
              <table:table-cell office:value-type="float" office:value="0.690141">
                <text:p>0.690141</text:p>
              </table:table-cell>
              <table:table-cell office:value-type="float" office:value="0.6612">
                <text:p>0.6612</text:p>
              </table:table-cell>
              <table:table-cell office:value-type="float" office:value="0.863656">
                <text:p>0.863656</text:p>
              </table:table-cell>
              <table:table-cell office:value-type="float" office:value="0.661411">
                <text:p>0.661411</text:p>
              </table:table-cell>
              <table:table-cell office:value-type="float" office:value="0.89959">
                <text:p>0.89959</text:p>
              </table:table-cell>
              <table:table-cell office:value-type="float" office:value="0.661621">
                <text:p>0.661621</text:p>
              </table:table-cell>
              <table:table-cell office:value-type="float" office:value="1.01628">
                <text:p>1.01628</text:p>
              </table:table-cell>
              <table:table-cell office:value-type="float" office:value="0.661828">
                <text:p>0.661828</text:p>
              </table:table-cell>
              <table:table-cell office:value-type="float" office:value="1.07885">
                <text:p>1.07885</text:p>
              </table:table-cell>
              <table:table-cell office:value-type="float" office:value="0.662134">
                <text:p>0.662134</text:p>
              </table:table-cell>
              <table:table-cell office:value-type="float" office:value="1.27665">
                <text:p>1.27665</text:p>
              </table:table-cell>
              <table:table-cell office:value-type="float" office:value="0.662335">
                <text:p>0.662335</text:p>
              </table:table-cell>
              <table:table-cell office:value-type="float" office:value="1.41271">
                <text:p>1.41271</text:p>
              </table:table-cell>
              <table:table-cell office:value-type="float" office:value="0.662533">
                <text:p>0.662533</text:p>
              </table:table-cell>
              <table:table-cell office:value-type="float" office:value="1.55665">
                <text:p>1.55665</text:p>
              </table:table-cell>
              <table:table-cell office:value-type="float" office:value="0.662728">
                <text:p>0.662728</text:p>
              </table:table-cell>
              <table:table-cell office:value-type="float" office:value="1.69567">
                <text:p>1.69567</text:p>
              </table:table-cell>
              <table:table-cell office:value-type="float" office:value="0.663016">
                <text:p>0.663016</text:p>
              </table:table-cell>
              <table:table-cell office:value-type="float" office:value="1.98208">
                <text:p>1.98208</text:p>
              </table:table-cell>
              <table:table-cell office:value-type="float" office:value="0.663205">
                <text:p>0.663205</text:p>
              </table:table-cell>
              <table:table-cell office:value-type="float" office:value="2.15604">
                <text:p>2.15604</text:p>
              </table:table-cell>
              <table:table-cell office:value-type="float" office:value="0.66339">
                <text:p>0.66339</text:p>
              </table:table-cell>
              <table:table-cell office:value-type="float" office:value="2.39541">
                <text:p>2.39541</text:p>
              </table:table-cell>
              <table:table-cell office:value-type="float" office:value="0.663573">
                <text:p>0.663573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5923">
                <text:p>0.5923</text:p>
              </table:table-cell>
              <table:table-cell office:value-type="float" office:value="0.67147">
                <text:p>0.67147</text:p>
              </table:table-cell>
              <table:table-cell office:value-type="float" office:value="0.603669">
                <text:p>0.603669</text:p>
              </table:table-cell>
              <table:table-cell office:value-type="float" office:value="0.671718">
                <text:p>0.671718</text:p>
              </table:table-cell>
              <table:table-cell office:value-type="float" office:value="0.689906">
                <text:p>0.689906</text:p>
              </table:table-cell>
              <table:table-cell office:value-type="float" office:value="0.672085">
                <text:p>0.672085</text:p>
              </table:table-cell>
              <table:table-cell office:value-type="float" office:value="0.863527">
                <text:p>0.863527</text:p>
              </table:table-cell>
              <table:table-cell office:value-type="float" office:value="0.672327">
                <text:p>0.672327</text:p>
              </table:table-cell>
              <table:table-cell office:value-type="float" office:value="0.899509">
                <text:p>0.899509</text:p>
              </table:table-cell>
              <table:table-cell office:value-type="float" office:value="0.672566">
                <text:p>0.672566</text:p>
              </table:table-cell>
              <table:table-cell office:value-type="float" office:value="1.01623">
                <text:p>1.01623</text:p>
              </table:table-cell>
              <table:table-cell office:value-type="float" office:value="0.672803">
                <text:p>0.672803</text:p>
              </table:table-cell>
              <table:table-cell office:value-type="float" office:value="1.07882">
                <text:p>1.07882</text:p>
              </table:table-cell>
              <table:table-cell office:value-type="float" office:value="0.673153">
                <text:p>0.673153</text:p>
              </table:table-cell>
              <table:table-cell office:value-type="float" office:value="1.27663">
                <text:p>1.27663</text:p>
              </table:table-cell>
              <table:table-cell office:value-type="float" office:value="0.673382">
                <text:p>0.673382</text:p>
              </table:table-cell>
              <table:table-cell office:value-type="float" office:value="1.41271">
                <text:p>1.41271</text:p>
              </table:table-cell>
              <table:table-cell office:value-type="float" office:value="0.673609">
                <text:p>0.673609</text:p>
              </table:table-cell>
              <table:table-cell office:value-type="float" office:value="1.55664">
                <text:p>1.55664</text:p>
              </table:table-cell>
              <table:table-cell office:value-type="float" office:value="0.673832">
                <text:p>0.673832</text:p>
              </table:table-cell>
              <table:table-cell office:value-type="float" office:value="1.69567">
                <text:p>1.69567</text:p>
              </table:table-cell>
              <table:table-cell office:value-type="float" office:value="0.674162">
                <text:p>0.674162</text:p>
              </table:table-cell>
              <table:table-cell office:value-type="float" office:value="1.98208">
                <text:p>1.98208</text:p>
              </table:table-cell>
              <table:table-cell office:value-type="float" office:value="0.674377">
                <text:p>0.674377</text:p>
              </table:table-cell>
              <table:table-cell office:value-type="float" office:value="2.15604">
                <text:p>2.15604</text:p>
              </table:table-cell>
              <table:table-cell office:value-type="float" office:value="0.674589">
                <text:p>0.674589</text:p>
              </table:table-cell>
              <table:table-cell office:value-type="float" office:value="2.39541">
                <text:p>2.39541</text:p>
              </table:table-cell>
              <table:table-cell office:value-type="float" office:value="0.674797">
                <text:p>0.674797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59192">
                <text:p>0.59192</text:p>
              </table:table-cell>
              <table:table-cell office:value-type="float" office:value="0.682278">
                <text:p>0.682278</text:p>
              </table:table-cell>
              <table:table-cell office:value-type="float" office:value="0.603417">
                <text:p>0.603417</text:p>
              </table:table-cell>
              <table:table-cell office:value-type="float" office:value="0.682557">
                <text:p>0.682557</text:p>
              </table:table-cell>
              <table:table-cell office:value-type="float" office:value="0.689737">
                <text:p>0.689737</text:p>
              </table:table-cell>
              <table:table-cell office:value-type="float" office:value="0.682971">
                <text:p>0.682971</text:p>
              </table:table-cell>
              <table:table-cell office:value-type="float" office:value="0.863438">
                <text:p>0.863438</text:p>
              </table:table-cell>
              <table:table-cell office:value-type="float" office:value="0.683243">
                <text:p>0.683243</text:p>
              </table:table-cell>
              <table:table-cell office:value-type="float" office:value="0.899454">
                <text:p>0.899454</text:p>
              </table:table-cell>
              <table:table-cell office:value-type="float" office:value="0.683512">
                <text:p>0.683512</text:p>
              </table:table-cell>
              <table:table-cell office:value-type="float" office:value="1.0162">
                <text:p>1.0162</text:p>
              </table:table-cell>
              <table:table-cell office:value-type="float" office:value="0.683778">
                <text:p>0.683778</text:p>
              </table:table-cell>
              <table:table-cell office:value-type="float" office:value="1.0788">
                <text:p>1.0788</text:p>
              </table:table-cell>
              <table:table-cell office:value-type="float" office:value="0.684172">
                <text:p>0.684172</text:p>
              </table:table-cell>
              <table:table-cell office:value-type="float" office:value="1.27663">
                <text:p>1.27663</text:p>
              </table:table-cell>
              <table:table-cell office:value-type="float" office:value="0.68443">
                <text:p>0.68443</text:p>
              </table:table-cell>
              <table:table-cell office:value-type="float" office:value="1.4127">
                <text:p>1.4127</text:p>
              </table:table-cell>
              <table:table-cell office:value-type="float" office:value="0.684685">
                <text:p>0.684685</text:p>
              </table:table-cell>
              <table:table-cell office:value-type="float" office:value="1.55664">
                <text:p>1.55664</text:p>
              </table:table-cell>
              <table:table-cell office:value-type="float" office:value="0.684936">
                <text:p>0.684936</text:p>
              </table:table-cell>
              <table:table-cell office:value-type="float" office:value="1.69567">
                <text:p>1.69567</text:p>
              </table:table-cell>
              <table:table-cell office:value-type="float" office:value="0.685307">
                <text:p>0.685307</text:p>
              </table:table-cell>
              <table:table-cell office:value-type="float" office:value="1.98208">
                <text:p>1.98208</text:p>
              </table:table-cell>
              <table:table-cell office:value-type="float" office:value="0.685549">
                <text:p>0.685549</text:p>
              </table:table-cell>
              <table:table-cell office:value-type="float" office:value="2.15604">
                <text:p>2.15604</text:p>
              </table:table-cell>
              <table:table-cell office:value-type="float" office:value="0.685788">
                <text:p>0.685788</text:p>
              </table:table-cell>
              <table:table-cell office:value-type="float" office:value="2.39541">
                <text:p>2.39541</text:p>
              </table:table-cell>
              <table:table-cell office:value-type="float" office:value="0.686022">
                <text:p>0.686022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591645">
                <text:p>0.591645</text:p>
              </table:table-cell>
              <table:table-cell office:value-type="float" office:value="0.693087">
                <text:p>0.693087</text:p>
              </table:table-cell>
              <table:table-cell office:value-type="float" office:value="0.603238">
                <text:p>0.603238</text:p>
              </table:table-cell>
              <table:table-cell office:value-type="float" office:value="0.693397">
                <text:p>0.693397</text:p>
              </table:table-cell>
              <table:table-cell office:value-type="float" office:value="0.689621">
                <text:p>0.689621</text:p>
              </table:table-cell>
              <table:table-cell office:value-type="float" office:value="0.693857">
                <text:p>0.693857</text:p>
              </table:table-cell>
              <table:table-cell office:value-type="float" office:value="0.863382">
                <text:p>0.863382</text:p>
              </table:table-cell>
              <table:table-cell office:value-type="float" office:value="0.694159">
                <text:p>0.694159</text:p>
              </table:table-cell>
              <table:table-cell office:value-type="float" office:value="0.899422">
                <text:p>0.899422</text:p>
              </table:table-cell>
              <table:table-cell office:value-type="float" office:value="0.694458">
                <text:p>0.694458</text:p>
              </table:table-cell>
              <table:table-cell office:value-type="float" office:value="1.01618">
                <text:p>1.01618</text:p>
              </table:table-cell>
              <table:table-cell office:value-type="float" office:value="0.694754">
                <text:p>0.694754</text:p>
              </table:table-cell>
              <table:table-cell office:value-type="float" office:value="1.07879">
                <text:p>1.07879</text:p>
              </table:table-cell>
              <table:table-cell office:value-type="float" office:value="0.695191">
                <text:p>0.695191</text:p>
              </table:table-cell>
              <table:table-cell office:value-type="float" office:value="1.27662">
                <text:p>1.27662</text:p>
              </table:table-cell>
              <table:table-cell office:value-type="float" office:value="0.695478">
                <text:p>0.695478</text:p>
              </table:table-cell>
              <table:table-cell office:value-type="float" office:value="1.4127">
                <text:p>1.4127</text:p>
              </table:table-cell>
              <table:table-cell office:value-type="float" office:value="0.695761">
                <text:p>0.695761</text:p>
              </table:table-cell>
              <table:table-cell office:value-type="float" office:value="1.55664">
                <text:p>1.55664</text:p>
              </table:table-cell>
              <table:table-cell office:value-type="float" office:value="0.69604">
                <text:p>0.69604</text:p>
              </table:table-cell>
              <table:table-cell office:value-type="float" office:value="1.69567">
                <text:p>1.69567</text:p>
              </table:table-cell>
              <table:table-cell office:value-type="float" office:value="0.696452">
                <text:p>0.696452</text:p>
              </table:table-cell>
              <table:table-cell office:value-type="float" office:value="1.98208">
                <text:p>1.98208</text:p>
              </table:table-cell>
              <table:table-cell office:value-type="float" office:value="0.696721">
                <text:p>0.696721</text:p>
              </table:table-cell>
              <table:table-cell office:value-type="float" office:value="2.15604">
                <text:p>2.15604</text:p>
              </table:table-cell>
              <table:table-cell office:value-type="float" office:value="0.696986">
                <text:p>0.696986</text:p>
              </table:table-cell>
              <table:table-cell office:value-type="float" office:value="2.39541">
                <text:p>2.39541</text:p>
              </table:table-cell>
              <table:table-cell office:value-type="float" office:value="0.697247">
                <text:p>0.697247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591455">
                <text:p>0.591455</text:p>
              </table:table-cell>
              <table:table-cell office:value-type="float" office:value="0.703896">
                <text:p>0.703896</text:p>
              </table:table-cell>
              <table:table-cell office:value-type="float" office:value="0.603118">
                <text:p>0.603118</text:p>
              </table:table-cell>
              <table:table-cell office:value-type="float" office:value="0.704237">
                <text:p>0.704237</text:p>
              </table:table-cell>
              <table:table-cell office:value-type="float" office:value="0.689548">
                <text:p>0.689548</text:p>
              </table:table-cell>
              <table:table-cell office:value-type="float" office:value="0.704742">
                <text:p>0.704742</text:p>
              </table:table-cell>
              <table:table-cell office:value-type="float" office:value="0.863353">
                <text:p>0.863353</text:p>
              </table:table-cell>
              <table:table-cell office:value-type="float" office:value="0.705075">
                <text:p>0.705075</text:p>
              </table:table-cell>
              <table:table-cell office:value-type="float" office:value="0.899408">
                <text:p>0.899408</text:p>
              </table:table-cell>
              <table:table-cell office:value-type="float" office:value="0.705404">
                <text:p>0.705404</text:p>
              </table:table-cell>
              <table:table-cell office:value-type="float" office:value="1.01618">
                <text:p>1.01618</text:p>
              </table:table-cell>
              <table:table-cell office:value-type="float" office:value="0.705729">
                <text:p>0.705729</text:p>
              </table:table-cell>
              <table:table-cell office:value-type="float" office:value="1.0788">
                <text:p>1.0788</text:p>
              </table:table-cell>
              <table:table-cell office:value-type="float" office:value="0.70621">
                <text:p>0.70621</text:p>
              </table:table-cell>
              <table:table-cell office:value-type="float" office:value="1.27663">
                <text:p>1.27663</text:p>
              </table:table-cell>
              <table:table-cell office:value-type="float" office:value="0.706526">
                <text:p>0.706526</text:p>
              </table:table-cell>
              <table:table-cell office:value-type="float" office:value="1.41271">
                <text:p>1.41271</text:p>
              </table:table-cell>
              <table:table-cell office:value-type="float" office:value="0.706837">
                <text:p>0.706837</text:p>
              </table:table-cell>
              <table:table-cell office:value-type="float" office:value="1.55665">
                <text:p>1.55665</text:p>
              </table:table-cell>
              <table:table-cell office:value-type="float" office:value="0.707144">
                <text:p>0.707144</text:p>
              </table:table-cell>
              <table:table-cell office:value-type="float" office:value="1.69567">
                <text:p>1.69567</text:p>
              </table:table-cell>
              <table:table-cell office:value-type="float" office:value="0.707597">
                <text:p>0.707597</text:p>
              </table:table-cell>
              <table:table-cell office:value-type="float" office:value="1.98208">
                <text:p>1.98208</text:p>
              </table:table-cell>
              <table:table-cell office:value-type="float" office:value="0.707893">
                <text:p>0.707893</text:p>
              </table:table-cell>
              <table:table-cell office:value-type="float" office:value="2.15605">
                <text:p>2.15605</text:p>
              </table:table-cell>
              <table:table-cell office:value-type="float" office:value="0.708185">
                <text:p>0.708185</text:p>
              </table:table-cell>
              <table:table-cell office:value-type="float" office:value="2.39541">
                <text:p>2.39541</text:p>
              </table:table-cell>
              <table:table-cell office:value-type="float" office:value="0.708471">
                <text:p>0.708471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591336">
                <text:p>0.591336</text:p>
              </table:table-cell>
              <table:table-cell office:value-type="float" office:value="0.714704">
                <text:p>0.714704</text:p>
              </table:table-cell>
              <table:table-cell office:value-type="float" office:value="0.603048">
                <text:p>0.603048</text:p>
              </table:table-cell>
              <table:table-cell office:value-type="float" office:value="0.715076">
                <text:p>0.715076</text:p>
              </table:table-cell>
              <table:table-cell office:value-type="float" office:value="0.689512">
                <text:p>0.689512</text:p>
              </table:table-cell>
              <table:table-cell office:value-type="float" office:value="0.715628">
                <text:p>0.715628</text:p>
              </table:table-cell>
              <table:table-cell office:value-type="float" office:value="0.863349">
                <text:p>0.863349</text:p>
              </table:table-cell>
              <table:table-cell office:value-type="float" office:value="0.715991">
                <text:p>0.715991</text:p>
              </table:table-cell>
              <table:table-cell office:value-type="float" office:value="0.899412">
                <text:p>0.899412</text:p>
              </table:table-cell>
              <table:table-cell office:value-type="float" office:value="0.71635">
                <text:p>0.71635</text:p>
              </table:table-cell>
              <table:table-cell office:value-type="float" office:value="1.01619">
                <text:p>1.01619</text:p>
              </table:table-cell>
              <table:table-cell office:value-type="float" office:value="0.716705">
                <text:p>0.716705</text:p>
              </table:table-cell>
              <table:table-cell office:value-type="float" office:value="1.07881">
                <text:p>1.07881</text:p>
              </table:table-cell>
              <table:table-cell office:value-type="float" office:value="0.717229">
                <text:p>0.717229</text:p>
              </table:table-cell>
              <table:table-cell office:value-type="float" office:value="1.27664">
                <text:p>1.27664</text:p>
              </table:table-cell>
              <table:table-cell office:value-type="float" office:value="0.717573">
                <text:p>0.717573</text:p>
              </table:table-cell>
              <table:table-cell office:value-type="float" office:value="1.41272">
                <text:p>1.41272</text:p>
              </table:table-cell>
              <table:table-cell office:value-type="float" office:value="0.717913">
                <text:p>0.717913</text:p>
              </table:table-cell>
              <table:table-cell office:value-type="float" office:value="1.55665">
                <text:p>1.55665</text:p>
              </table:table-cell>
              <table:table-cell office:value-type="float" office:value="0.718249">
                <text:p>0.718249</text:p>
              </table:table-cell>
              <table:table-cell office:value-type="float" office:value="1.69568">
                <text:p>1.69568</text:p>
              </table:table-cell>
              <table:table-cell office:value-type="float" office:value="0.718742">
                <text:p>0.718742</text:p>
              </table:table-cell>
              <table:table-cell office:value-type="float" office:value="1.98209">
                <text:p>1.98209</text:p>
              </table:table-cell>
              <table:table-cell office:value-type="float" office:value="0.719065">
                <text:p>0.719065</text:p>
              </table:table-cell>
              <table:table-cell office:value-type="float" office:value="2.15605">
                <text:p>2.15605</text:p>
              </table:table-cell>
              <table:table-cell office:value-type="float" office:value="0.719383">
                <text:p>0.719383</text:p>
              </table:table-cell>
              <table:table-cell office:value-type="float" office:value="2.39541">
                <text:p>2.39541</text:p>
              </table:table-cell>
              <table:table-cell office:value-type="float" office:value="0.719696">
                <text:p>0.719696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59128">
                <text:p>0.59128</text:p>
              </table:table-cell>
              <table:table-cell office:value-type="float" office:value="0.725513">
                <text:p>0.725513</text:p>
              </table:table-cell>
              <table:table-cell office:value-type="float" office:value="0.603023">
                <text:p>0.603023</text:p>
              </table:table-cell>
              <table:table-cell office:value-type="float" office:value="0.725916">
                <text:p>0.725916</text:p>
              </table:table-cell>
              <table:table-cell office:value-type="float" office:value="0.689511">
                <text:p>0.689511</text:p>
              </table:table-cell>
              <table:table-cell office:value-type="float" office:value="0.726514">
                <text:p>0.726514</text:p>
              </table:table-cell>
              <table:table-cell office:value-type="float" office:value="0.863369">
                <text:p>0.863369</text:p>
              </table:table-cell>
              <table:table-cell office:value-type="float" office:value="0.726907">
                <text:p>0.726907</text:p>
              </table:table-cell>
              <table:table-cell office:value-type="float" office:value="0.899433">
                <text:p>0.899433</text:p>
              </table:table-cell>
              <table:table-cell office:value-type="float" office:value="0.727296">
                <text:p>0.727296</text:p>
              </table:table-cell>
              <table:table-cell office:value-type="float" office:value="1.01621">
                <text:p>1.01621</text:p>
              </table:table-cell>
              <table:table-cell office:value-type="float" office:value="0.72768">
                <text:p>0.72768</text:p>
              </table:table-cell>
              <table:table-cell office:value-type="float" office:value="1.07883">
                <text:p>1.07883</text:p>
              </table:table-cell>
              <table:table-cell office:value-type="float" office:value="0.728248">
                <text:p>0.728248</text:p>
              </table:table-cell>
              <table:table-cell office:value-type="float" office:value="1.27666">
                <text:p>1.27666</text:p>
              </table:table-cell>
              <table:table-cell office:value-type="float" office:value="0.728621">
                <text:p>0.728621</text:p>
              </table:table-cell>
              <table:table-cell office:value-type="float" office:value="1.41273">
                <text:p>1.41273</text:p>
              </table:table-cell>
              <table:table-cell office:value-type="float" office:value="0.728989">
                <text:p>0.728989</text:p>
              </table:table-cell>
              <table:table-cell office:value-type="float" office:value="1.55667">
                <text:p>1.55667</text:p>
              </table:table-cell>
              <table:table-cell office:value-type="float" office:value="0.729353">
                <text:p>0.729353</text:p>
              </table:table-cell>
              <table:table-cell office:value-type="float" office:value="1.69569">
                <text:p>1.69569</text:p>
              </table:table-cell>
              <table:table-cell office:value-type="float" office:value="0.729888">
                <text:p>0.729888</text:p>
              </table:table-cell>
              <table:table-cell office:value-type="float" office:value="1.98209">
                <text:p>1.98209</text:p>
              </table:table-cell>
              <table:table-cell office:value-type="float" office:value="0.730238">
                <text:p>0.730238</text:p>
              </table:table-cell>
              <table:table-cell office:value-type="float" office:value="2.15605">
                <text:p>2.15605</text:p>
              </table:table-cell>
              <table:table-cell office:value-type="float" office:value="0.730582">
                <text:p>0.730582</text:p>
              </table:table-cell>
              <table:table-cell office:value-type="float" office:value="2.39542">
                <text:p>2.39542</text:p>
              </table:table-cell>
              <table:table-cell office:value-type="float" office:value="0.730921">
                <text:p>0.730921</text:p>
              </table:table-cell>
              <table:table-cell office:value-type="float" office:value="2.72689">
                <text:p>2.72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591282">
                <text:p>0.591282</text:p>
              </table:table-cell>
              <table:table-cell office:value-type="float" office:value="0.736322">
                <text:p>0.736322</text:p>
              </table:table-cell>
              <table:table-cell office:value-type="float" office:value="0.60304">
                <text:p>0.60304</text:p>
              </table:table-cell>
              <table:table-cell office:value-type="float" office:value="0.736756">
                <text:p>0.736756</text:p>
              </table:table-cell>
              <table:table-cell office:value-type="float" office:value="0.689545">
                <text:p>0.689545</text:p>
              </table:table-cell>
              <table:table-cell office:value-type="float" office:value="0.737399">
                <text:p>0.737399</text:p>
              </table:table-cell>
              <table:table-cell office:value-type="float" office:value="0.863417">
                <text:p>0.863417</text:p>
              </table:table-cell>
              <table:table-cell office:value-type="float" office:value="0.737823">
                <text:p>0.737823</text:p>
              </table:table-cell>
              <table:table-cell office:value-type="float" office:value="0.899475">
                <text:p>0.899475</text:p>
              </table:table-cell>
              <table:table-cell office:value-type="float" office:value="0.738241">
                <text:p>0.738241</text:p>
              </table:table-cell>
              <table:table-cell office:value-type="float" office:value="1.01625">
                <text:p>1.01625</text:p>
              </table:table-cell>
              <table:table-cell office:value-type="float" office:value="0.738655">
                <text:p>0.738655</text:p>
              </table:table-cell>
              <table:table-cell office:value-type="float" office:value="1.07886">
                <text:p>1.07886</text:p>
              </table:table-cell>
              <table:table-cell office:value-type="float" office:value="0.739267">
                <text:p>0.739267</text:p>
              </table:table-cell>
              <table:table-cell office:value-type="float" office:value="1.27669">
                <text:p>1.27669</text:p>
              </table:table-cell>
              <table:table-cell office:value-type="float" office:value="0.739669">
                <text:p>0.739669</text:p>
              </table:table-cell>
              <table:table-cell office:value-type="float" office:value="1.41276">
                <text:p>1.41276</text:p>
              </table:table-cell>
              <table:table-cell office:value-type="float" office:value="0.740066">
                <text:p>0.740066</text:p>
              </table:table-cell>
              <table:table-cell office:value-type="float" office:value="1.55669">
                <text:p>1.55669</text:p>
              </table:table-cell>
              <table:table-cell office:value-type="float" office:value="0.740457">
                <text:p>0.740457</text:p>
              </table:table-cell>
              <table:table-cell office:value-type="float" office:value="1.6957">
                <text:p>1.6957</text:p>
              </table:table-cell>
              <table:table-cell office:value-type="float" office:value="0.741033">
                <text:p>0.741033</text:p>
              </table:table-cell>
              <table:table-cell office:value-type="float" office:value="1.9821">
                <text:p>1.9821</text:p>
              </table:table-cell>
              <table:table-cell office:value-type="float" office:value="0.74141">
                <text:p>0.74141</text:p>
              </table:table-cell>
              <table:table-cell office:value-type="float" office:value="2.15606">
                <text:p>2.15606</text:p>
              </table:table-cell>
              <table:table-cell office:value-type="float" office:value="0.741781">
                <text:p>0.741781</text:p>
              </table:table-cell>
              <table:table-cell office:value-type="float" office:value="2.39542">
                <text:p>2.39542</text:p>
              </table:table-cell>
              <table:table-cell office:value-type="float" office:value="0.742145">
                <text:p>0.742145</text:p>
              </table:table-cell>
              <table:table-cell office:value-type="float" office:value="2.7269">
                <text:p>2.7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591342">
                <text:p>0.591342</text:p>
              </table:table-cell>
              <table:table-cell office:value-type="float" office:value="0.74713">
                <text:p>0.74713</text:p>
              </table:table-cell>
              <table:table-cell office:value-type="float" office:value="0.603101">
                <text:p>0.603101</text:p>
              </table:table-cell>
              <table:table-cell office:value-type="float" office:value="0.747596">
                <text:p>0.747596</text:p>
              </table:table-cell>
              <table:table-cell office:value-type="float" office:value="0.689616">
                <text:p>0.689616</text:p>
              </table:table-cell>
              <table:table-cell office:value-type="float" office:value="0.748285">
                <text:p>0.748285</text:p>
              </table:table-cell>
              <table:table-cell office:value-type="float" office:value="0.863494">
                <text:p>0.863494</text:p>
              </table:table-cell>
              <table:table-cell office:value-type="float" office:value="0.748738">
                <text:p>0.748738</text:p>
              </table:table-cell>
              <table:table-cell office:value-type="float" office:value="0.89954">
                <text:p>0.89954</text:p>
              </table:table-cell>
              <table:table-cell office:value-type="float" office:value="0.749187">
                <text:p>0.749187</text:p>
              </table:table-cell>
              <table:table-cell office:value-type="float" office:value="1.01631">
                <text:p>1.01631</text:p>
              </table:table-cell>
              <table:table-cell office:value-type="float" office:value="0.749631">
                <text:p>0.749631</text:p>
              </table:table-cell>
              <table:table-cell office:value-type="float" office:value="1.07891">
                <text:p>1.07891</text:p>
              </table:table-cell>
              <table:table-cell office:value-type="float" office:value="0.750286">
                <text:p>0.750286</text:p>
              </table:table-cell>
              <table:table-cell office:value-type="float" office:value="1.27672">
                <text:p>1.27672</text:p>
              </table:table-cell>
              <table:table-cell office:value-type="float" office:value="0.750717">
                <text:p>0.750717</text:p>
              </table:table-cell>
              <table:table-cell office:value-type="float" office:value="1.41279">
                <text:p>1.41279</text:p>
              </table:table-cell>
              <table:table-cell office:value-type="float" office:value="0.751142">
                <text:p>0.751142</text:p>
              </table:table-cell>
              <table:table-cell office:value-type="float" office:value="1.55671">
                <text:p>1.55671</text:p>
              </table:table-cell>
              <table:table-cell office:value-type="float" office:value="0.751561">
                <text:p>0.751561</text:p>
              </table:table-cell>
              <table:table-cell office:value-type="float" office:value="1.69572">
                <text:p>1.69572</text:p>
              </table:table-cell>
              <table:table-cell office:value-type="float" office:value="0.752178">
                <text:p>0.752178</text:p>
              </table:table-cell>
              <table:table-cell office:value-type="float" office:value="1.98212">
                <text:p>1.98212</text:p>
              </table:table-cell>
              <table:table-cell office:value-type="float" office:value="0.752582">
                <text:p>0.752582</text:p>
              </table:table-cell>
              <table:table-cell office:value-type="float" office:value="2.15607">
                <text:p>2.15607</text:p>
              </table:table-cell>
              <table:table-cell office:value-type="float" office:value="0.752979">
                <text:p>0.752979</text:p>
              </table:table-cell>
              <table:table-cell office:value-type="float" office:value="2.39543">
                <text:p>2.39543</text:p>
              </table:table-cell>
              <table:table-cell office:value-type="float" office:value="0.75337">
                <text:p>0.75337</text:p>
              </table:table-cell>
              <table:table-cell office:value-type="float" office:value="2.7269">
                <text:p>2.72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591466">
                <text:p>0.591466</text:p>
              </table:table-cell>
              <table:table-cell office:value-type="float" office:value="0.757939">
                <text:p>0.757939</text:p>
              </table:table-cell>
              <table:table-cell office:value-type="float" office:value="0.603211">
                <text:p>0.603211</text:p>
              </table:table-cell>
              <table:table-cell office:value-type="float" office:value="0.758435">
                <text:p>0.758435</text:p>
              </table:table-cell>
              <table:table-cell office:value-type="float" office:value="0.689729">
                <text:p>0.689729</text:p>
              </table:table-cell>
              <table:table-cell office:value-type="float" office:value="0.759171">
                <text:p>0.759171</text:p>
              </table:table-cell>
              <table:table-cell office:value-type="float" office:value="0.863609">
                <text:p>0.863609</text:p>
              </table:table-cell>
              <table:table-cell office:value-type="float" office:value="0.759654">
                <text:p>0.759654</text:p>
              </table:table-cell>
              <table:table-cell office:value-type="float" office:value="0.899634">
                <text:p>0.899634</text:p>
              </table:table-cell>
              <table:table-cell office:value-type="float" office:value="0.760133">
                <text:p>0.760133</text:p>
              </table:table-cell>
              <table:table-cell office:value-type="float" office:value="1.0164">
                <text:p>1.0164</text:p>
              </table:table-cell>
              <table:table-cell office:value-type="float" office:value="0.760606">
                <text:p>0.760606</text:p>
              </table:table-cell>
              <table:table-cell office:value-type="float" office:value="1.07898">
                <text:p>1.07898</text:p>
              </table:table-cell>
              <table:table-cell office:value-type="float" office:value="0.761306">
                <text:p>0.761306</text:p>
              </table:table-cell>
              <table:table-cell office:value-type="float" office:value="1.27678">
                <text:p>1.27678</text:p>
              </table:table-cell>
              <table:table-cell office:value-type="float" office:value="0.761765">
                <text:p>0.761765</text:p>
              </table:table-cell>
              <table:table-cell office:value-type="float" office:value="1.41284">
                <text:p>1.41284</text:p>
              </table:table-cell>
              <table:table-cell office:value-type="float" office:value="0.762218">
                <text:p>0.762218</text:p>
              </table:table-cell>
              <table:table-cell office:value-type="float" office:value="1.55675">
                <text:p>1.55675</text:p>
              </table:table-cell>
              <table:table-cell office:value-type="float" office:value="0.762665">
                <text:p>0.762665</text:p>
              </table:table-cell>
              <table:table-cell office:value-type="float" office:value="1.69575">
                <text:p>1.69575</text:p>
              </table:table-cell>
              <table:table-cell office:value-type="float" office:value="0.763323">
                <text:p>0.763323</text:p>
              </table:table-cell>
              <table:table-cell office:value-type="float" office:value="1.98214">
                <text:p>1.98214</text:p>
              </table:table-cell>
              <table:table-cell office:value-type="float" office:value="0.763754">
                <text:p>0.763754</text:p>
              </table:table-cell>
              <table:table-cell office:value-type="float" office:value="2.15609">
                <text:p>2.15609</text:p>
              </table:table-cell>
              <table:table-cell office:value-type="float" office:value="0.764178">
                <text:p>0.764178</text:p>
              </table:table-cell>
              <table:table-cell office:value-type="float" office:value="2.39544">
                <text:p>2.39544</text:p>
              </table:table-cell>
              <table:table-cell office:value-type="float" office:value="0.764595">
                <text:p>0.764595</text:p>
              </table:table-cell>
              <table:table-cell office:value-type="float" office:value="2.72691">
                <text:p>2.726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591661">
                <text:p>0.591661</text:p>
              </table:table-cell>
              <table:table-cell office:value-type="float" office:value="0.768748">
                <text:p>0.768748</text:p>
              </table:table-cell>
              <table:table-cell office:value-type="float" office:value="0.603378">
                <text:p>0.603378</text:p>
              </table:table-cell>
              <table:table-cell office:value-type="float" office:value="0.769275">
                <text:p>0.769275</text:p>
              </table:table-cell>
              <table:table-cell office:value-type="float" office:value="0.689895">
                <text:p>0.689895</text:p>
              </table:table-cell>
              <table:table-cell office:value-type="float" office:value="0.770056">
                <text:p>0.770056</text:p>
              </table:table-cell>
              <table:table-cell office:value-type="float" office:value="0.863772">
                <text:p>0.863772</text:p>
              </table:table-cell>
              <table:table-cell office:value-type="float" office:value="0.77057">
                <text:p>0.77057</text:p>
              </table:table-cell>
              <table:table-cell office:value-type="float" office:value="0.899768">
                <text:p>0.899768</text:p>
              </table:table-cell>
              <table:table-cell office:value-type="float" office:value="0.771079">
                <text:p>0.771079</text:p>
              </table:table-cell>
              <table:table-cell office:value-type="float" office:value="1.01652">
                <text:p>1.01652</text:p>
              </table:table-cell>
              <table:table-cell office:value-type="float" office:value="0.771582">
                <text:p>0.771582</text:p>
              </table:table-cell>
              <table:table-cell office:value-type="float" office:value="1.07908">
                <text:p>1.07908</text:p>
              </table:table-cell>
              <table:table-cell office:value-type="float" office:value="0.772325">
                <text:p>0.772325</text:p>
              </table:table-cell>
              <table:table-cell office:value-type="float" office:value="1.27686">
                <text:p>1.27686</text:p>
              </table:table-cell>
              <table:table-cell office:value-type="float" office:value="0.772812">
                <text:p>0.772812</text:p>
              </table:table-cell>
              <table:table-cell office:value-type="float" office:value="1.4129">
                <text:p>1.4129</text:p>
              </table:table-cell>
              <table:table-cell office:value-type="float" office:value="0.773294">
                <text:p>0.773294</text:p>
              </table:table-cell>
              <table:table-cell office:value-type="float" office:value="1.5568">
                <text:p>1.5568</text:p>
              </table:table-cell>
              <table:table-cell office:value-type="float" office:value="0.773769">
                <text:p>0.773769</text:p>
              </table:table-cell>
              <table:table-cell office:value-type="float" office:value="1.6958">
                <text:p>1.6958</text:p>
              </table:table-cell>
              <table:table-cell office:value-type="float" office:value="0.774468">
                <text:p>0.774468</text:p>
              </table:table-cell>
              <table:table-cell office:value-type="float" office:value="1.98217">
                <text:p>1.98217</text:p>
              </table:table-cell>
              <table:table-cell office:value-type="float" office:value="0.774926">
                <text:p>0.774926</text:p>
              </table:table-cell>
              <table:table-cell office:value-type="float" office:value="2.15611">
                <text:p>2.15611</text:p>
              </table:table-cell>
              <table:table-cell office:value-type="float" office:value="0.775377">
                <text:p>0.775377</text:p>
              </table:table-cell>
              <table:table-cell office:value-type="float" office:value="2.39546">
                <text:p>2.39546</text:p>
              </table:table-cell>
              <table:table-cell office:value-type="float" office:value="0.775819">
                <text:p>0.775819</text:p>
              </table:table-cell>
              <table:table-cell office:value-type="float" office:value="2.72692">
                <text:p>2.726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591944">
                <text:p>0.591944</text:p>
              </table:table-cell>
              <table:table-cell office:value-type="float" office:value="0.779556">
                <text:p>0.779556</text:p>
              </table:table-cell>
              <table:table-cell office:value-type="float" office:value="0.603615">
                <text:p>0.603615</text:p>
              </table:table-cell>
              <table:table-cell office:value-type="float" office:value="0.780115">
                <text:p>0.780115</text:p>
              </table:table-cell>
              <table:table-cell office:value-type="float" office:value="0.690126">
                <text:p>0.690126</text:p>
              </table:table-cell>
              <table:table-cell office:value-type="float" office:value="0.780942">
                <text:p>0.780942</text:p>
              </table:table-cell>
              <table:table-cell office:value-type="float" office:value="0.863997">
                <text:p>0.863997</text:p>
              </table:table-cell>
              <table:table-cell office:value-type="float" office:value="0.781486">
                <text:p>0.781486</text:p>
              </table:table-cell>
              <table:table-cell office:value-type="float" office:value="0.899952">
                <text:p>0.899952</text:p>
              </table:table-cell>
              <table:table-cell office:value-type="float" office:value="0.782025">
                <text:p>0.782025</text:p>
              </table:table-cell>
              <table:table-cell office:value-type="float" office:value="1.01669">
                <text:p>1.01669</text:p>
              </table:table-cell>
              <table:table-cell office:value-type="float" office:value="0.782557">
                <text:p>0.782557</text:p>
              </table:table-cell>
              <table:table-cell office:value-type="float" office:value="1.07922">
                <text:p>1.07922</text:p>
              </table:table-cell>
              <table:table-cell office:value-type="float" office:value="0.783344">
                <text:p>0.783344</text:p>
              </table:table-cell>
              <table:table-cell office:value-type="float" office:value="1.27697">
                <text:p>1.27697</text:p>
              </table:table-cell>
              <table:table-cell office:value-type="float" office:value="0.78386">
                <text:p>0.78386</text:p>
              </table:table-cell>
              <table:table-cell office:value-type="float" office:value="1.413">
                <text:p>1.413</text:p>
              </table:table-cell>
              <table:table-cell office:value-type="float" office:value="0.78437">
                <text:p>0.78437</text:p>
              </table:table-cell>
              <table:table-cell office:value-type="float" office:value="1.55688">
                <text:p>1.55688</text:p>
              </table:table-cell>
              <table:table-cell office:value-type="float" office:value="0.784873">
                <text:p>0.784873</text:p>
              </table:table-cell>
              <table:table-cell office:value-type="float" office:value="1.69586">
                <text:p>1.69586</text:p>
              </table:table-cell>
              <table:table-cell office:value-type="float" office:value="0.785614">
                <text:p>0.785614</text:p>
              </table:table-cell>
              <table:table-cell office:value-type="float" office:value="1.98221">
                <text:p>1.98221</text:p>
              </table:table-cell>
              <table:table-cell office:value-type="float" office:value="0.786098">
                <text:p>0.786098</text:p>
              </table:table-cell>
              <table:table-cell office:value-type="float" office:value="2.15614">
                <text:p>2.15614</text:p>
              </table:table-cell>
              <table:table-cell office:value-type="float" office:value="0.786575">
                <text:p>0.786575</text:p>
              </table:table-cell>
              <table:table-cell office:value-type="float" office:value="2.39548">
                <text:p>2.39548</text:p>
              </table:table-cell>
              <table:table-cell office:value-type="float" office:value="0.787044">
                <text:p>0.787044</text:p>
              </table:table-cell>
              <table:table-cell office:value-type="float" office:value="2.72694">
                <text:p>2.72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592334">
                <text:p>0.592334</text:p>
              </table:table-cell>
              <table:table-cell office:value-type="float" office:value="0.790365">
                <text:p>0.790365</text:p>
              </table:table-cell>
              <table:table-cell office:value-type="float" office:value="0.603941">
                <text:p>0.603941</text:p>
              </table:table-cell>
              <table:table-cell office:value-type="float" office:value="0.790954">
                <text:p>0.790954</text:p>
              </table:table-cell>
              <table:table-cell office:value-type="float" office:value="0.690442">
                <text:p>0.690442</text:p>
              </table:table-cell>
              <table:table-cell office:value-type="float" office:value="0.791827">
                <text:p>0.791827</text:p>
              </table:table-cell>
              <table:table-cell office:value-type="float" office:value="0.864303">
                <text:p>0.864303</text:p>
              </table:table-cell>
              <table:table-cell office:value-type="float" office:value="0.792402">
                <text:p>0.792402</text:p>
              </table:table-cell>
              <table:table-cell office:value-type="float" office:value="0.900203">
                <text:p>0.900203</text:p>
              </table:table-cell>
              <table:table-cell office:value-type="float" office:value="0.79297">
                <text:p>0.79297</text:p>
              </table:table-cell>
              <table:table-cell office:value-type="float" office:value="1.01692">
                <text:p>1.01692</text:p>
              </table:table-cell>
              <table:table-cell office:value-type="float" office:value="0.793532">
                <text:p>0.793532</text:p>
              </table:table-cell>
              <table:table-cell office:value-type="float" office:value="1.07941">
                <text:p>1.07941</text:p>
              </table:table-cell>
              <table:table-cell office:value-type="float" office:value="0.794363">
                <text:p>0.794363</text:p>
              </table:table-cell>
              <table:table-cell office:value-type="float" office:value="1.27713">
                <text:p>1.27713</text:p>
              </table:table-cell>
              <table:table-cell office:value-type="float" office:value="0.794908">
                <text:p>0.794908</text:p>
              </table:table-cell>
              <table:table-cell office:value-type="float" office:value="1.41313">
                <text:p>1.41313</text:p>
              </table:table-cell>
              <table:table-cell office:value-type="float" office:value="0.795446">
                <text:p>0.795446</text:p>
              </table:table-cell>
              <table:table-cell office:value-type="float" office:value="1.55699">
                <text:p>1.55699</text:p>
              </table:table-cell>
              <table:table-cell office:value-type="float" office:value="0.795977">
                <text:p>0.795977</text:p>
              </table:table-cell>
              <table:table-cell office:value-type="float" office:value="1.69595">
                <text:p>1.69595</text:p>
              </table:table-cell>
              <table:table-cell office:value-type="float" office:value="0.796759">
                <text:p>0.796759</text:p>
              </table:table-cell>
              <table:table-cell office:value-type="float" office:value="1.98228">
                <text:p>1.98228</text:p>
              </table:table-cell>
              <table:table-cell office:value-type="float" office:value="0.79727">
                <text:p>0.79727</text:p>
              </table:table-cell>
              <table:table-cell office:value-type="float" office:value="2.15619">
                <text:p>2.15619</text:p>
              </table:table-cell>
              <table:table-cell office:value-type="float" office:value="0.797774">
                <text:p>0.797774</text:p>
              </table:table-cell>
              <table:table-cell office:value-type="float" office:value="2.39552">
                <text:p>2.39552</text:p>
              </table:table-cell>
              <table:table-cell office:value-type="float" office:value="0.798269">
                <text:p>0.798269</text:p>
              </table:table-cell>
              <table:table-cell office:value-type="float" office:value="2.72697">
                <text:p>2.72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592861">
                <text:p>0.592861</text:p>
              </table:table-cell>
              <table:table-cell office:value-type="float" office:value="0.801174">
                <text:p>0.801174</text:p>
              </table:table-cell>
              <table:table-cell office:value-type="float" office:value="0.60438">
                <text:p>0.60438</text:p>
              </table:table-cell>
              <table:table-cell office:value-type="float" office:value="0.801794">
                <text:p>0.801794</text:p>
              </table:table-cell>
              <table:table-cell office:value-type="float" office:value="0.690869">
                <text:p>0.690869</text:p>
              </table:table-cell>
              <table:table-cell office:value-type="float" office:value="0.802713">
                <text:p>0.802713</text:p>
              </table:table-cell>
              <table:table-cell office:value-type="float" office:value="0.864718">
                <text:p>0.864718</text:p>
              </table:table-cell>
              <table:table-cell office:value-type="float" office:value="0.803318">
                <text:p>0.803318</text:p>
              </table:table-cell>
              <table:table-cell office:value-type="float" office:value="0.900547">
                <text:p>0.900547</text:p>
              </table:table-cell>
              <table:table-cell office:value-type="float" office:value="0.803916">
                <text:p>0.803916</text:p>
              </table:table-cell>
              <table:table-cell office:value-type="float" office:value="1.01724">
                <text:p>1.01724</text:p>
              </table:table-cell>
              <table:table-cell office:value-type="float" office:value="0.804508">
                <text:p>0.804508</text:p>
              </table:table-cell>
              <table:table-cell office:value-type="float" office:value="1.07967">
                <text:p>1.07967</text:p>
              </table:table-cell>
              <table:table-cell office:value-type="float" office:value="0.805382">
                <text:p>0.805382</text:p>
              </table:table-cell>
              <table:table-cell office:value-type="float" office:value="1.27735">
                <text:p>1.27735</text:p>
              </table:table-cell>
              <table:table-cell office:value-type="float" office:value="0.805956">
                <text:p>0.805956</text:p>
              </table:table-cell>
              <table:table-cell office:value-type="float" office:value="1.41332">
                <text:p>1.41332</text:p>
              </table:table-cell>
              <table:table-cell office:value-type="float" office:value="0.806522">
                <text:p>0.806522</text:p>
              </table:table-cell>
              <table:table-cell office:value-type="float" office:value="1.55715">
                <text:p>1.55715</text:p>
              </table:table-cell>
              <table:table-cell office:value-type="float" office:value="0.807081">
                <text:p>0.807081</text:p>
              </table:table-cell>
              <table:table-cell office:value-type="float" office:value="1.69608">
                <text:p>1.69608</text:p>
              </table:table-cell>
              <table:table-cell office:value-type="float" office:value="0.807904">
                <text:p>0.807904</text:p>
              </table:table-cell>
              <table:table-cell office:value-type="float" office:value="1.98237">
                <text:p>1.98237</text:p>
              </table:table-cell>
              <table:table-cell office:value-type="float" office:value="0.808442">
                <text:p>0.808442</text:p>
              </table:table-cell>
              <table:table-cell office:value-type="float" office:value="2.15626">
                <text:p>2.15626</text:p>
              </table:table-cell>
              <table:table-cell office:value-type="float" office:value="0.808972">
                <text:p>0.808972</text:p>
              </table:table-cell>
              <table:table-cell office:value-type="float" office:value="2.39558">
                <text:p>2.39558</text:p>
              </table:table-cell>
              <table:table-cell office:value-type="float" office:value="0.809494">
                <text:p>0.809494</text:p>
              </table:table-cell>
              <table:table-cell office:value-type="float" office:value="2.72702">
                <text:p>2.72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593565">
                <text:p>0.593565</text:p>
              </table:table-cell>
              <table:table-cell office:value-type="float" office:value="0.811982">
                <text:p>0.811982</text:p>
              </table:table-cell>
              <table:table-cell office:value-type="float" office:value="0.604969">
                <text:p>0.604969</text:p>
              </table:table-cell>
              <table:table-cell office:value-type="float" office:value="0.812634">
                <text:p>0.812634</text:p>
              </table:table-cell>
              <table:table-cell office:value-type="float" office:value="0.691441">
                <text:p>0.691441</text:p>
              </table:table-cell>
              <table:table-cell office:value-type="float" office:value="0.813599">
                <text:p>0.813599</text:p>
              </table:table-cell>
              <table:table-cell office:value-type="float" office:value="0.865279">
                <text:p>0.865279</text:p>
              </table:table-cell>
              <table:table-cell office:value-type="float" office:value="0.814234">
                <text:p>0.814234</text:p>
              </table:table-cell>
              <table:table-cell office:value-type="float" office:value="0.901013">
                <text:p>0.901013</text:p>
              </table:table-cell>
              <table:table-cell office:value-type="float" office:value="0.814862">
                <text:p>0.814862</text:p>
              </table:table-cell>
              <table:table-cell office:value-type="float" office:value="1.01767">
                <text:p>1.01767</text:p>
              </table:table-cell>
              <table:table-cell office:value-type="float" office:value="0.815483">
                <text:p>0.815483</text:p>
              </table:table-cell>
              <table:table-cell office:value-type="float" office:value="1.08003">
                <text:p>1.08003</text:p>
              </table:table-cell>
              <table:table-cell office:value-type="float" office:value="0.816401">
                <text:p>0.816401</text:p>
              </table:table-cell>
              <table:table-cell office:value-type="float" office:value="1.27766">
                <text:p>1.27766</text:p>
              </table:table-cell>
              <table:table-cell office:value-type="float" office:value="0.817004">
                <text:p>0.817004</text:p>
              </table:table-cell>
              <table:table-cell office:value-type="float" office:value="1.41358">
                <text:p>1.41358</text:p>
              </table:table-cell>
              <table:table-cell office:value-type="float" office:value="0.817598">
                <text:p>0.817598</text:p>
              </table:table-cell>
              <table:table-cell office:value-type="float" office:value="1.55738">
                <text:p>1.55738</text:p>
              </table:table-cell>
              <table:table-cell office:value-type="float" office:value="0.818185">
                <text:p>0.818185</text:p>
              </table:table-cell>
              <table:table-cell office:value-type="float" office:value="1.69626">
                <text:p>1.69626</text:p>
              </table:table-cell>
              <table:table-cell office:value-type="float" office:value="0.819049">
                <text:p>0.819049</text:p>
              </table:table-cell>
              <table:table-cell office:value-type="float" office:value="1.98251">
                <text:p>1.98251</text:p>
              </table:table-cell>
              <table:table-cell office:value-type="float" office:value="0.819615">
                <text:p>0.819615</text:p>
              </table:table-cell>
              <table:table-cell office:value-type="float" office:value="2.15637">
                <text:p>2.15637</text:p>
              </table:table-cell>
              <table:table-cell office:value-type="float" office:value="0.820171">
                <text:p>0.820171</text:p>
              </table:table-cell>
              <table:table-cell office:value-type="float" office:value="2.39567">
                <text:p>2.39567</text:p>
              </table:table-cell>
              <table:table-cell office:value-type="float" office:value="0.820718">
                <text:p>0.820718</text:p>
              </table:table-cell>
              <table:table-cell office:value-type="float" office:value="2.72709">
                <text:p>2.72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594498">
                <text:p>0.594498</text:p>
              </table:table-cell>
              <table:table-cell office:value-type="float" office:value="0.822791">
                <text:p>0.822791</text:p>
              </table:table-cell>
              <table:table-cell office:value-type="float" office:value="0.605752">
                <text:p>0.605752</text:p>
              </table:table-cell>
              <table:table-cell office:value-type="float" office:value="0.823474">
                <text:p>0.823474</text:p>
              </table:table-cell>
              <table:table-cell office:value-type="float" office:value="0.692206">
                <text:p>0.692206</text:p>
              </table:table-cell>
              <table:table-cell office:value-type="float" office:value="0.824484">
                <text:p>0.824484</text:p>
              </table:table-cell>
              <table:table-cell office:value-type="float" office:value="0.866035">
                <text:p>0.866035</text:p>
              </table:table-cell>
              <table:table-cell office:value-type="float" office:value="0.82515">
                <text:p>0.82515</text:p>
              </table:table-cell>
              <table:table-cell office:value-type="float" office:value="0.901647">
                <text:p>0.901647</text:p>
              </table:table-cell>
              <table:table-cell office:value-type="float" office:value="0.825808">
                <text:p>0.825808</text:p>
              </table:table-cell>
              <table:table-cell office:value-type="float" office:value="1.01826">
                <text:p>1.01826</text:p>
              </table:table-cell>
              <table:table-cell office:value-type="float" office:value="0.826458">
                <text:p>0.826458</text:p>
              </table:table-cell>
              <table:table-cell office:value-type="float" office:value="1.08053">
                <text:p>1.08053</text:p>
              </table:table-cell>
              <table:table-cell office:value-type="float" office:value="0.82742">
                <text:p>0.82742</text:p>
              </table:table-cell>
              <table:table-cell office:value-type="float" office:value="1.27809">
                <text:p>1.27809</text:p>
              </table:table-cell>
              <table:table-cell office:value-type="float" office:value="0.828051">
                <text:p>0.828051</text:p>
              </table:table-cell>
              <table:table-cell office:value-type="float" office:value="1.41396">
                <text:p>1.41396</text:p>
              </table:table-cell>
              <table:table-cell office:value-type="float" office:value="0.828674">
                <text:p>0.828674</text:p>
              </table:table-cell>
              <table:table-cell office:value-type="float" office:value="1.5577">
                <text:p>1.5577</text:p>
              </table:table-cell>
              <table:table-cell office:value-type="float" office:value="0.829289">
                <text:p>0.829289</text:p>
              </table:table-cell>
              <table:table-cell office:value-type="float" office:value="1.69653">
                <text:p>1.69653</text:p>
              </table:table-cell>
              <table:table-cell office:value-type="float" office:value="0.830194">
                <text:p>0.830194</text:p>
              </table:table-cell>
              <table:table-cell office:value-type="float" office:value="1.98271">
                <text:p>1.98271</text:p>
              </table:table-cell>
              <table:table-cell office:value-type="float" office:value="0.830787">
                <text:p>0.830787</text:p>
              </table:table-cell>
              <table:table-cell office:value-type="float" office:value="2.15653">
                <text:p>2.15653</text:p>
              </table:table-cell>
              <table:table-cell office:value-type="float" office:value="0.83137">
                <text:p>0.83137</text:p>
              </table:table-cell>
              <table:table-cell office:value-type="float" office:value="2.3958">
                <text:p>2.3958</text:p>
              </table:table-cell>
              <table:table-cell office:value-type="float" office:value="0.831943">
                <text:p>0.831943</text:p>
              </table:table-cell>
              <table:table-cell office:value-type="float" office:value="2.72719">
                <text:p>2.727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595731">
                <text:p>0.595731</text:p>
              </table:table-cell>
              <table:table-cell office:value-type="float" office:value="0.8336">
                <text:p>0.8336</text:p>
              </table:table-cell>
              <table:table-cell office:value-type="float" office:value="0.606793">
                <text:p>0.606793</text:p>
              </table:table-cell>
              <table:table-cell office:value-type="float" office:value="0.834313">
                <text:p>0.834313</text:p>
              </table:table-cell>
              <table:table-cell office:value-type="float" office:value="0.693228">
                <text:p>0.693228</text:p>
              </table:table-cell>
              <table:table-cell office:value-type="float" office:value="0.83537">
                <text:p>0.83537</text:p>
              </table:table-cell>
              <table:table-cell office:value-type="float" office:value="0.867055">
                <text:p>0.867055</text:p>
              </table:table-cell>
              <table:table-cell office:value-type="float" office:value="0.836066">
                <text:p>0.836066</text:p>
              </table:table-cell>
              <table:table-cell office:value-type="float" office:value="0.902507">
                <text:p>0.902507</text:p>
              </table:table-cell>
              <table:table-cell office:value-type="float" office:value="0.836754">
                <text:p>0.836754</text:p>
              </table:table-cell>
              <table:table-cell office:value-type="float" office:value="1.01907">
                <text:p>1.01907</text:p>
              </table:table-cell>
              <table:table-cell office:value-type="float" office:value="0.837434">
                <text:p>0.837434</text:p>
              </table:table-cell>
              <table:table-cell office:value-type="float" office:value="1.08122">
                <text:p>1.08122</text:p>
              </table:table-cell>
              <table:table-cell office:value-type="float" office:value="0.838439">
                <text:p>0.838439</text:p>
              </table:table-cell>
              <table:table-cell office:value-type="float" office:value="1.27868">
                <text:p>1.27868</text:p>
              </table:table-cell>
              <table:table-cell office:value-type="float" office:value="0.839099">
                <text:p>0.839099</text:p>
              </table:table-cell>
              <table:table-cell office:value-type="float" office:value="1.41449">
                <text:p>1.41449</text:p>
              </table:table-cell>
              <table:table-cell office:value-type="float" office:value="0.839751">
                <text:p>0.839751</text:p>
              </table:table-cell>
              <table:table-cell office:value-type="float" office:value="1.55816">
                <text:p>1.55816</text:p>
              </table:table-cell>
              <table:table-cell office:value-type="float" office:value="0.840393">
                <text:p>0.840393</text:p>
              </table:table-cell>
              <table:table-cell office:value-type="float" office:value="1.69691">
                <text:p>1.69691</text:p>
              </table:table-cell>
              <table:table-cell office:value-type="float" office:value="0.84134">
                <text:p>0.84134</text:p>
              </table:table-cell>
              <table:table-cell office:value-type="float" office:value="1.98301">
                <text:p>1.98301</text:p>
              </table:table-cell>
              <table:table-cell office:value-type="float" office:value="0.841959">
                <text:p>0.841959</text:p>
              </table:table-cell>
              <table:table-cell office:value-type="float" office:value="2.15677">
                <text:p>2.15677</text:p>
              </table:table-cell>
              <table:table-cell office:value-type="float" office:value="0.842568">
                <text:p>0.842568</text:p>
              </table:table-cell>
              <table:table-cell office:value-type="float" office:value="2.39599">
                <text:p>2.39599</text:p>
              </table:table-cell>
              <table:table-cell office:value-type="float" office:value="0.843168">
                <text:p>0.843168</text:p>
              </table:table-cell>
              <table:table-cell office:value-type="float" office:value="2.72736">
                <text:p>2.72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597361">
                <text:p>0.597361</text:p>
              </table:table-cell>
              <table:table-cell office:value-type="float" office:value="0.844409">
                <text:p>0.844409</text:p>
              </table:table-cell>
              <table:table-cell office:value-type="float" office:value="0.608174">
                <text:p>0.608174</text:p>
              </table:table-cell>
              <table:table-cell office:value-type="float" office:value="0.845153">
                <text:p>0.845153</text:p>
              </table:table-cell>
              <table:table-cell office:value-type="float" office:value="0.694592">
                <text:p>0.694592</text:p>
              </table:table-cell>
              <table:table-cell office:value-type="float" office:value="0.846256">
                <text:p>0.846256</text:p>
              </table:table-cell>
              <table:table-cell office:value-type="float" office:value="0.868429">
                <text:p>0.868429</text:p>
              </table:table-cell>
              <table:table-cell office:value-type="float" office:value="0.846982">
                <text:p>0.846982</text:p>
              </table:table-cell>
              <table:table-cell office:value-type="float" office:value="0.903675">
                <text:p>0.903675</text:p>
              </table:table-cell>
              <table:table-cell office:value-type="float" office:value="0.847699">
                <text:p>0.847699</text:p>
              </table:table-cell>
              <table:table-cell office:value-type="float" office:value="1.02018">
                <text:p>1.02018</text:p>
              </table:table-cell>
              <table:table-cell office:value-type="float" office:value="0.848409">
                <text:p>0.848409</text:p>
              </table:table-cell>
              <table:table-cell office:value-type="float" office:value="1.08218">
                <text:p>1.08218</text:p>
              </table:table-cell>
              <table:table-cell office:value-type="float" office:value="0.849458">
                <text:p>0.849458</text:p>
              </table:table-cell>
              <table:table-cell office:value-type="float" office:value="1.27952">
                <text:p>1.27952</text:p>
              </table:table-cell>
              <table:table-cell office:value-type="float" office:value="0.850147">
                <text:p>0.850147</text:p>
              </table:table-cell>
              <table:table-cell office:value-type="float" office:value="1.41523">
                <text:p>1.41523</text:p>
              </table:table-cell>
              <table:table-cell office:value-type="float" office:value="0.850827">
                <text:p>0.850827</text:p>
              </table:table-cell>
              <table:table-cell office:value-type="float" office:value="1.55881">
                <text:p>1.55881</text:p>
              </table:table-cell>
              <table:table-cell office:value-type="float" office:value="0.851497">
                <text:p>0.851497</text:p>
              </table:table-cell>
              <table:table-cell office:value-type="float" office:value="1.69746">
                <text:p>1.69746</text:p>
              </table:table-cell>
              <table:table-cell office:value-type="float" office:value="0.852485">
                <text:p>0.852485</text:p>
              </table:table-cell>
              <table:table-cell office:value-type="float" office:value="1.98345">
                <text:p>1.98345</text:p>
              </table:table-cell>
              <table:table-cell office:value-type="float" office:value="0.853131">
                <text:p>0.853131</text:p>
              </table:table-cell>
              <table:table-cell office:value-type="float" office:value="2.15713">
                <text:p>2.15713</text:p>
              </table:table-cell>
              <table:table-cell office:value-type="float" office:value="0.853767">
                <text:p>0.853767</text:p>
              </table:table-cell>
              <table:table-cell office:value-type="float" office:value="2.39629">
                <text:p>2.39629</text:p>
              </table:table-cell>
              <table:table-cell office:value-type="float" office:value="0.854392">
                <text:p>0.854392</text:p>
              </table:table-cell>
              <table:table-cell office:value-type="float" office:value="2.72761">
                <text:p>2.72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599513">
                <text:p>0.599513</text:p>
              </table:table-cell>
              <table:table-cell office:value-type="float" office:value="0.855217">
                <text:p>0.855217</text:p>
              </table:table-cell>
              <table:table-cell office:value-type="float" office:value="0.610009">
                <text:p>0.610009</text:p>
              </table:table-cell>
              <table:table-cell office:value-type="float" office:value="0.855993">
                <text:p>0.855993</text:p>
              </table:table-cell>
              <table:table-cell office:value-type="float" office:value="0.696414">
                <text:p>0.696414</text:p>
              </table:table-cell>
              <table:table-cell office:value-type="float" office:value="0.857141">
                <text:p>0.857141</text:p>
              </table:table-cell>
              <table:table-cell office:value-type="float" office:value="0.870283">
                <text:p>0.870283</text:p>
              </table:table-cell>
              <table:table-cell office:value-type="float" office:value="0.857897">
                <text:p>0.857897</text:p>
              </table:table-cell>
              <table:table-cell office:value-type="float" office:value="0.905262">
                <text:p>0.905262</text:p>
              </table:table-cell>
              <table:table-cell office:value-type="float" office:value="0.858645">
                <text:p>0.858645</text:p>
              </table:table-cell>
              <table:table-cell office:value-type="float" office:value="1.0217">
                <text:p>1.0217</text:p>
              </table:table-cell>
              <table:table-cell office:value-type="float" office:value="0.859385">
                <text:p>0.859385</text:p>
              </table:table-cell>
              <table:table-cell office:value-type="float" office:value="1.08349">
                <text:p>1.08349</text:p>
              </table:table-cell>
              <table:table-cell office:value-type="float" office:value="0.860477">
                <text:p>0.860477</text:p>
              </table:table-cell>
              <table:table-cell office:value-type="float" office:value="1.28069">
                <text:p>1.28069</text:p>
              </table:table-cell>
              <table:table-cell office:value-type="float" office:value="0.861195">
                <text:p>0.861195</text:p>
              </table:table-cell>
              <table:table-cell office:value-type="float" office:value="1.41629">
                <text:p>1.41629</text:p>
              </table:table-cell>
              <table:table-cell office:value-type="float" office:value="0.861903">
                <text:p>0.861903</text:p>
              </table:table-cell>
              <table:table-cell office:value-type="float" office:value="1.55974">
                <text:p>1.55974</text:p>
              </table:table-cell>
              <table:table-cell office:value-type="float" office:value="0.862601">
                <text:p>0.862601</text:p>
              </table:table-cell>
              <table:table-cell office:value-type="float" office:value="1.69826">
                <text:p>1.69826</text:p>
              </table:table-cell>
              <table:table-cell office:value-type="float" office:value="0.86363">
                <text:p>0.86363</text:p>
              </table:table-cell>
              <table:table-cell office:value-type="float" office:value="1.9841">
                <text:p>1.9841</text:p>
              </table:table-cell>
              <table:table-cell office:value-type="float" office:value="0.864303">
                <text:p>0.864303</text:p>
              </table:table-cell>
              <table:table-cell office:value-type="float" office:value="2.15766">
                <text:p>2.15766</text:p>
              </table:table-cell>
              <table:table-cell office:value-type="float" office:value="0.864966">
                <text:p>0.864966</text:p>
              </table:table-cell>
              <table:table-cell office:value-type="float" office:value="2.39673">
                <text:p>2.39673</text:p>
              </table:table-cell>
              <table:table-cell office:value-type="float" office:value="0.865617">
                <text:p>0.865617</text:p>
              </table:table-cell>
              <table:table-cell office:value-type="float" office:value="2.72798">
                <text:p>2.727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602359">
                <text:p>0.602359</text:p>
              </table:table-cell>
              <table:table-cell office:value-type="float" office:value="0.866026">
                <text:p>0.866026</text:p>
              </table:table-cell>
              <table:table-cell office:value-type="float" office:value="0.612447">
                <text:p>0.612447</text:p>
              </table:table-cell>
              <table:table-cell office:value-type="float" office:value="0.866832">
                <text:p>0.866832</text:p>
              </table:table-cell>
              <table:table-cell office:value-type="float" office:value="0.69885">
                <text:p>0.69885</text:p>
              </table:table-cell>
              <table:table-cell office:value-type="float" office:value="0.868027">
                <text:p>0.868027</text:p>
              </table:table-cell>
              <table:table-cell office:value-type="float" office:value="0.872786">
                <text:p>0.872786</text:p>
              </table:table-cell>
              <table:table-cell office:value-type="float" office:value="0.868813">
                <text:p>0.868813</text:p>
              </table:table-cell>
              <table:table-cell office:value-type="float" office:value="0.907419">
                <text:p>0.907419</text:p>
              </table:table-cell>
              <table:table-cell office:value-type="float" office:value="0.869591">
                <text:p>0.869591</text:p>
              </table:table-cell>
              <table:table-cell office:value-type="float" office:value="1.02379">
                <text:p>1.02379</text:p>
              </table:table-cell>
              <table:table-cell office:value-type="float" office:value="0.87036">
                <text:p>0.87036</text:p>
              </table:table-cell>
              <table:table-cell office:value-type="float" office:value="1.08531">
                <text:p>1.08531</text:p>
              </table:table-cell>
              <table:table-cell office:value-type="float" office:value="0.871497">
                <text:p>0.871497</text:p>
              </table:table-cell>
              <table:table-cell office:value-type="float" office:value="1.28233">
                <text:p>1.28233</text:p>
              </table:table-cell>
              <table:table-cell office:value-type="float" office:value="0.872243">
                <text:p>0.872243</text:p>
              </table:table-cell>
              <table:table-cell office:value-type="float" office:value="1.41778">
                <text:p>1.41778</text:p>
              </table:table-cell>
              <table:table-cell office:value-type="float" office:value="0.872979">
                <text:p>0.872979</text:p>
              </table:table-cell>
              <table:table-cell office:value-type="float" office:value="1.56107">
                <text:p>1.56107</text:p>
              </table:table-cell>
              <table:table-cell office:value-type="float" office:value="0.873705">
                <text:p>0.873705</text:p>
              </table:table-cell>
              <table:table-cell office:value-type="float" office:value="1.69941">
                <text:p>1.69941</text:p>
              </table:table-cell>
              <table:table-cell office:value-type="float" office:value="0.874775">
                <text:p>0.874775</text:p>
              </table:table-cell>
              <table:table-cell office:value-type="float" office:value="1.98504">
                <text:p>1.98504</text:p>
              </table:table-cell>
              <table:table-cell office:value-type="float" office:value="0.875475">
                <text:p>0.875475</text:p>
              </table:table-cell>
              <table:table-cell office:value-type="float" office:value="2.15845">
                <text:p>2.15845</text:p>
              </table:table-cell>
              <table:table-cell office:value-type="float" office:value="0.876164">
                <text:p>0.876164</text:p>
              </table:table-cell>
              <table:table-cell office:value-type="float" office:value="2.3974">
                <text:p>2.3974</text:p>
              </table:table-cell>
              <table:table-cell office:value-type="float" office:value="0.876842">
                <text:p>0.876842</text:p>
              </table:table-cell>
              <table:table-cell office:value-type="float" office:value="2.72856">
                <text:p>2.72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606131">
                <text:p>0.606131</text:p>
              </table:table-cell>
              <table:table-cell office:value-type="float" office:value="0.876835">
                <text:p>0.876835</text:p>
              </table:table-cell>
              <table:table-cell office:value-type="float" office:value="0.615695">
                <text:p>0.615695</text:p>
              </table:table-cell>
              <table:table-cell office:value-type="float" office:value="0.877672">
                <text:p>0.877672</text:p>
              </table:table-cell>
              <table:table-cell office:value-type="float" office:value="0.702114">
                <text:p>0.702114</text:p>
              </table:table-cell>
              <table:table-cell office:value-type="float" office:value="0.878913">
                <text:p>0.878913</text:p>
              </table:table-cell>
              <table:table-cell office:value-type="float" office:value="0.876171">
                <text:p>0.876171</text:p>
              </table:table-cell>
              <table:table-cell office:value-type="float" office:value="0.879729">
                <text:p>0.879729</text:p>
              </table:table-cell>
              <table:table-cell office:value-type="float" office:value="0.910357">
                <text:p>0.910357</text:p>
              </table:table-cell>
              <table:table-cell office:value-type="float" office:value="0.880537">
                <text:p>0.880537</text:p>
              </table:table-cell>
              <table:table-cell office:value-type="float" office:value="1.02664">
                <text:p>1.02664</text:p>
              </table:table-cell>
              <table:table-cell office:value-type="float" office:value="0.881335">
                <text:p>0.881335</text:p>
              </table:table-cell>
              <table:table-cell office:value-type="float" office:value="1.08782">
                <text:p>1.08782</text:p>
              </table:table-cell>
              <table:table-cell office:value-type="float" office:value="0.882516">
                <text:p>0.882516</text:p>
              </table:table-cell>
              <table:table-cell office:value-type="float" office:value="1.28463">
                <text:p>1.28463</text:p>
              </table:table-cell>
              <table:table-cell office:value-type="float" office:value="0.88329">
                <text:p>0.88329</text:p>
              </table:table-cell>
              <table:table-cell office:value-type="float" office:value="1.41988">
                <text:p>1.41988</text:p>
              </table:table-cell>
              <table:table-cell office:value-type="float" office:value="0.884055">
                <text:p>0.884055</text:p>
              </table:table-cell>
              <table:table-cell office:value-type="float" office:value="1.56297">
                <text:p>1.56297</text:p>
              </table:table-cell>
              <table:table-cell office:value-type="float" office:value="0.884809">
                <text:p>0.884809</text:p>
              </table:table-cell>
              <table:table-cell office:value-type="float" office:value="1.70107">
                <text:p>1.70107</text:p>
              </table:table-cell>
              <table:table-cell office:value-type="float" office:value="0.88592">
                <text:p>0.88592</text:p>
              </table:table-cell>
              <table:table-cell office:value-type="float" office:value="1.98643">
                <text:p>1.98643</text:p>
              </table:table-cell>
              <table:table-cell office:value-type="float" office:value="0.886647">
                <text:p>0.886647</text:p>
              </table:table-cell>
              <table:table-cell office:value-type="float" office:value="2.15962">
                <text:p>2.15962</text:p>
              </table:table-cell>
              <table:table-cell office:value-type="float" office:value="0.887363">
                <text:p>0.887363</text:p>
              </table:table-cell>
              <table:table-cell office:value-type="float" office:value="2.3984">
                <text:p>2.3984</text:p>
              </table:table-cell>
              <table:table-cell office:value-type="float" office:value="0.888066">
                <text:p>0.888066</text:p>
              </table:table-cell>
              <table:table-cell office:value-type="float" office:value="2.72945">
                <text:p>2.72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611148">
                <text:p>0.611148</text:p>
              </table:table-cell>
              <table:table-cell office:value-type="float" office:value="0.887643">
                <text:p>0.887643</text:p>
              </table:table-cell>
              <table:table-cell office:value-type="float" office:value="0.620032">
                <text:p>0.620032</text:p>
              </table:table-cell>
              <table:table-cell office:value-type="float" office:value="0.888512">
                <text:p>0.888512</text:p>
              </table:table-cell>
              <table:table-cell office:value-type="float" office:value="0.706497">
                <text:p>0.706497</text:p>
              </table:table-cell>
              <table:table-cell office:value-type="float" office:value="0.889798">
                <text:p>0.889798</text:p>
              </table:table-cell>
              <table:table-cell office:value-type="float" office:value="0.880761">
                <text:p>0.880761</text:p>
              </table:table-cell>
              <table:table-cell office:value-type="float" office:value="0.890645">
                <text:p>0.890645</text:p>
              </table:table-cell>
              <table:table-cell office:value-type="float" office:value="0.914366">
                <text:p>0.914366</text:p>
              </table:table-cell>
              <table:table-cell office:value-type="float" office:value="0.891483">
                <text:p>0.891483</text:p>
              </table:table-cell>
              <table:table-cell office:value-type="float" office:value="1.03057">
                <text:p>1.03057</text:p>
              </table:table-cell>
              <table:table-cell office:value-type="float" office:value="0.892311">
                <text:p>0.892311</text:p>
              </table:table-cell>
              <table:table-cell office:value-type="float" office:value="1.09129">
                <text:p>1.09129</text:p>
              </table:table-cell>
              <table:table-cell office:value-type="float" office:value="0.893535">
                <text:p>0.893535</text:p>
              </table:table-cell>
              <table:table-cell office:value-type="float" office:value="1.28785">
                <text:p>1.28785</text:p>
              </table:table-cell>
              <table:table-cell office:value-type="float" office:value="0.894338">
                <text:p>0.894338</text:p>
              </table:table-cell>
              <table:table-cell office:value-type="float" office:value="1.42286">
                <text:p>1.42286</text:p>
              </table:table-cell>
              <table:table-cell office:value-type="float" office:value="0.895131">
                <text:p>0.895131</text:p>
              </table:table-cell>
              <table:table-cell office:value-type="float" office:value="1.56568">
                <text:p>1.56568</text:p>
              </table:table-cell>
              <table:table-cell office:value-type="float" office:value="0.895913">
                <text:p>0.895913</text:p>
              </table:table-cell>
              <table:table-cell office:value-type="float" office:value="1.70347">
                <text:p>1.70347</text:p>
              </table:table-cell>
              <table:table-cell office:value-type="float" office:value="0.897066">
                <text:p>0.897066</text:p>
              </table:table-cell>
              <table:table-cell office:value-type="float" office:value="1.98847">
                <text:p>1.98847</text:p>
              </table:table-cell>
              <table:table-cell office:value-type="float" office:value="0.897819">
                <text:p>0.897819</text:p>
              </table:table-cell>
              <table:table-cell office:value-type="float" office:value="2.16136">
                <text:p>2.16136</text:p>
              </table:table-cell>
              <table:table-cell office:value-type="float" office:value="0.898561">
                <text:p>0.898561</text:p>
              </table:table-cell>
              <table:table-cell office:value-type="float" office:value="2.39991">
                <text:p>2.39991</text:p>
              </table:table-cell>
              <table:table-cell office:value-type="float" office:value="0.899291">
                <text:p>0.899291</text:p>
              </table:table-cell>
              <table:table-cell office:value-type="float" office:value="2.7308">
                <text:p>2.7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617848">
                <text:p>0.617848</text:p>
              </table:table-cell>
              <table:table-cell office:value-type="float" office:value="0.898452">
                <text:p>0.898452</text:p>
              </table:table-cell>
              <table:table-cell office:value-type="float" office:value="0.625849">
                <text:p>0.625849</text:p>
              </table:table-cell>
              <table:table-cell office:value-type="float" office:value="0.899351">
                <text:p>0.899351</text:p>
              </table:table-cell>
              <table:table-cell office:value-type="float" office:value="0.712406">
                <text:p>0.712406</text:p>
              </table:table-cell>
              <table:table-cell office:value-type="float" office:value="0.900684">
                <text:p>0.900684</text:p>
              </table:table-cell>
              <table:table-cell office:value-type="float" office:value="0.887004">
                <text:p>0.887004</text:p>
              </table:table-cell>
              <table:table-cell office:value-type="float" office:value="0.901561">
                <text:p>0.901561</text:p>
              </table:table-cell>
              <table:table-cell office:value-type="float" office:value="0.91985">
                <text:p>0.91985</text:p>
              </table:table-cell>
              <table:table-cell office:value-type="float" office:value="0.902428">
                <text:p>0.902428</text:p>
              </table:table-cell>
              <table:table-cell office:value-type="float" office:value="1.03598">
                <text:p>1.03598</text:p>
              </table:table-cell>
              <table:table-cell office:value-type="float" office:value="0.903286">
                <text:p>0.903286</text:p>
              </table:table-cell>
              <table:table-cell office:value-type="float" office:value="1.09612">
                <text:p>1.09612</text:p>
              </table:table-cell>
              <table:table-cell office:value-type="float" office:value="0.904554">
                <text:p>0.904554</text:p>
              </table:table-cell>
              <table:table-cell office:value-type="float" office:value="1.29238">
                <text:p>1.29238</text:p>
              </table:table-cell>
              <table:table-cell office:value-type="float" office:value="0.905386">
                <text:p>0.905386</text:p>
              </table:table-cell>
              <table:table-cell office:value-type="float" office:value="1.42709">
                <text:p>1.42709</text:p>
              </table:table-cell>
              <table:table-cell office:value-type="float" office:value="0.906207">
                <text:p>0.906207</text:p>
              </table:table-cell>
              <table:table-cell office:value-type="float" office:value="1.56956">
                <text:p>1.56956</text:p>
              </table:table-cell>
              <table:table-cell office:value-type="float" office:value="0.907017">
                <text:p>0.907017</text:p>
              </table:table-cell>
              <table:table-cell office:value-type="float" office:value="1.70693">
                <text:p>1.70693</text:p>
              </table:table-cell>
              <table:table-cell office:value-type="float" office:value="0.908211">
                <text:p>0.908211</text:p>
              </table:table-cell>
              <table:table-cell office:value-type="float" office:value="1.99147">
                <text:p>1.99147</text:p>
              </table:table-cell>
              <table:table-cell office:value-type="float" office:value="0.908992">
                <text:p>0.908992</text:p>
              </table:table-cell>
              <table:table-cell office:value-type="float" office:value="2.16395">
                <text:p>2.16395</text:p>
              </table:table-cell>
              <table:table-cell office:value-type="float" office:value="0.90976">
                <text:p>0.90976</text:p>
              </table:table-cell>
              <table:table-cell office:value-type="float" office:value="2.4022">
                <text:p>2.4022</text:p>
              </table:table-cell>
              <table:table-cell office:value-type="float" office:value="0.910516">
                <text:p>0.910516</text:p>
              </table:table-cell>
              <table:table-cell office:value-type="float" office:value="2.73286">
                <text:p>2.73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626853">
                <text:p>0.626853</text:p>
              </table:table-cell>
              <table:table-cell office:value-type="float" office:value="0.909261">
                <text:p>0.909261</text:p>
              </table:table-cell>
              <table:table-cell office:value-type="float" office:value="0.633692">
                <text:p>0.633692</text:p>
              </table:table-cell>
              <table:table-cell office:value-type="float" office:value="0.910191">
                <text:p>0.910191</text:p>
              </table:table-cell>
              <table:table-cell office:value-type="float" office:value="0.720409">
                <text:p>0.720409</text:p>
              </table:table-cell>
              <table:table-cell office:value-type="float" office:value="0.91157">
                <text:p>0.91157</text:p>
              </table:table-cell>
              <table:table-cell office:value-type="float" office:value="0.89553">
                <text:p>0.89553</text:p>
              </table:table-cell>
              <table:table-cell office:value-type="float" office:value="0.912477">
                <text:p>0.912477</text:p>
              </table:table-cell>
              <table:table-cell office:value-type="float" office:value="0.927381">
                <text:p>0.927381</text:p>
              </table:table-cell>
              <table:table-cell office:value-type="float" office:value="0.913374">
                <text:p>0.913374</text:p>
              </table:table-cell>
              <table:table-cell office:value-type="float" office:value="1.04346">
                <text:p>1.04346</text:p>
              </table:table-cell>
              <table:table-cell office:value-type="float" office:value="0.914262">
                <text:p>0.914262</text:p>
              </table:table-cell>
              <table:table-cell office:value-type="float" office:value="1.10283">
                <text:p>1.10283</text:p>
              </table:table-cell>
              <table:table-cell office:value-type="float" office:value="0.915573">
                <text:p>0.915573</text:p>
              </table:table-cell>
              <table:table-cell office:value-type="float" office:value="1.29875">
                <text:p>1.29875</text:p>
              </table:table-cell>
              <table:table-cell office:value-type="float" office:value="0.916434">
                <text:p>0.916434</text:p>
              </table:table-cell>
              <table:table-cell office:value-type="float" office:value="1.43309">
                <text:p>1.43309</text:p>
              </table:table-cell>
              <table:table-cell office:value-type="float" office:value="0.917283">
                <text:p>0.917283</text:p>
              </table:table-cell>
              <table:table-cell office:value-type="float" office:value="1.57512">
                <text:p>1.57512</text:p>
              </table:table-cell>
              <table:table-cell office:value-type="float" office:value="0.918121">
                <text:p>0.918121</text:p>
              </table:table-cell>
              <table:table-cell office:value-type="float" office:value="1.71195">
                <text:p>1.71195</text:p>
              </table:table-cell>
              <table:table-cell office:value-type="float" office:value="0.919356">
                <text:p>0.919356</text:p>
              </table:table-cell>
              <table:table-cell office:value-type="float" office:value="1.99588">
                <text:p>1.99588</text:p>
              </table:table-cell>
              <table:table-cell office:value-type="float" office:value="0.920164">
                <text:p>0.920164</text:p>
              </table:table-cell>
              <table:table-cell office:value-type="float" office:value="2.1678">
                <text:p>2.1678</text:p>
              </table:table-cell>
              <table:table-cell office:value-type="float" office:value="0.920959">
                <text:p>0.920959</text:p>
              </table:table-cell>
              <table:table-cell office:value-type="float" office:value="2.40564">
                <text:p>2.40564</text:p>
              </table:table-cell>
              <table:table-cell office:value-type="float" office:value="0.92174">
                <text:p>0.92174</text:p>
              </table:table-cell>
              <table:table-cell office:value-type="float" office:value="2.73602">
                <text:p>2.736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639057">
                <text:p>0.639057</text:p>
              </table:table-cell>
              <table:table-cell office:value-type="float" office:value="0.920069">
                <text:p>0.920069</text:p>
              </table:table-cell>
              <table:table-cell office:value-type="float" office:value="0.644342">
                <text:p>0.644342</text:p>
              </table:table-cell>
              <table:table-cell office:value-type="float" office:value="0.921031">
                <text:p>0.921031</text:p>
              </table:table-cell>
              <table:table-cell office:value-type="float" office:value="0.731324">
                <text:p>0.731324</text:p>
              </table:table-cell>
              <table:table-cell office:value-type="float" office:value="0.922455">
                <text:p>0.922455</text:p>
              </table:table-cell>
              <table:table-cell office:value-type="float" office:value="0.907245">
                <text:p>0.907245</text:p>
              </table:table-cell>
              <table:table-cell office:value-type="float" office:value="0.923393">
                <text:p>0.923393</text:p>
              </table:table-cell>
              <table:table-cell office:value-type="float" office:value="0.937777">
                <text:p>0.937777</text:p>
              </table:table-cell>
              <table:table-cell office:value-type="float" office:value="0.92432">
                <text:p>0.92432</text:p>
              </table:table-cell>
              <table:table-cell office:value-type="float" office:value="1.05384">
                <text:p>1.05384</text:p>
              </table:table-cell>
              <table:table-cell office:value-type="float" office:value="0.925237">
                <text:p>0.925237</text:p>
              </table:table-cell>
              <table:table-cell office:value-type="float" office:value="1.11221">
                <text:p>1.11221</text:p>
              </table:table-cell>
              <table:table-cell office:value-type="float" office:value="0.926592">
                <text:p>0.926592</text:p>
              </table:table-cell>
              <table:table-cell office:value-type="float" office:value="1.30775">
                <text:p>1.30775</text:p>
              </table:table-cell>
              <table:table-cell office:value-type="float" office:value="0.927481">
                <text:p>0.927481</text:p>
              </table:table-cell>
              <table:table-cell office:value-type="float" office:value="1.44163">
                <text:p>1.44163</text:p>
              </table:table-cell>
              <table:table-cell office:value-type="float" office:value="0.928359">
                <text:p>0.928359</text:p>
              </table:table-cell>
              <table:table-cell office:value-type="float" office:value="1.58312">
                <text:p>1.58312</text:p>
              </table:table-cell>
              <table:table-cell office:value-type="float" office:value="0.929225">
                <text:p>0.929225</text:p>
              </table:table-cell>
              <table:table-cell office:value-type="float" office:value="1.71923">
                <text:p>1.71923</text:p>
              </table:table-cell>
              <table:table-cell office:value-type="float" office:value="0.930501">
                <text:p>0.930501</text:p>
              </table:table-cell>
              <table:table-cell office:value-type="float" office:value="2.00238">
                <text:p>2.00238</text:p>
              </table:table-cell>
              <table:table-cell office:value-type="float" office:value="0.931336">
                <text:p>0.931336</text:p>
              </table:table-cell>
              <table:table-cell office:value-type="float" office:value="2.17355">
                <text:p>2.17355</text:p>
              </table:table-cell>
              <table:table-cell office:value-type="float" office:value="0.932157">
                <text:p>0.932157</text:p>
              </table:table-cell>
              <table:table-cell office:value-type="float" office:value="2.41083">
                <text:p>2.41083</text:p>
              </table:table-cell>
              <table:table-cell office:value-type="float" office:value="0.932965">
                <text:p>0.932965</text:p>
              </table:table-cell>
              <table:table-cell office:value-type="float" office:value="2.74085">
                <text:p>2.74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655783">
                <text:p>0.655783</text:p>
              </table:table-cell>
              <table:table-cell office:value-type="float" office:value="0.930878">
                <text:p>0.930878</text:p>
              </table:table-cell>
              <table:table-cell office:value-type="float" office:value="0.65895">
                <text:p>0.65895</text:p>
              </table:table-cell>
              <table:table-cell office:value-type="float" office:value="0.931871">
                <text:p>0.931871</text:p>
              </table:table-cell>
              <table:table-cell office:value-type="float" office:value="0.746344">
                <text:p>0.746344</text:p>
              </table:table-cell>
              <table:table-cell office:value-type="float" office:value="0.933341">
                <text:p>0.933341</text:p>
              </table:table-cell>
              <table:table-cell office:value-type="float" office:value="0.923473">
                <text:p>0.923473</text:p>
              </table:table-cell>
              <table:table-cell office:value-type="float" office:value="0.934309">
                <text:p>0.934309</text:p>
              </table:table-cell>
              <table:table-cell office:value-type="float" office:value="0.952231">
                <text:p>0.952231</text:p>
              </table:table-cell>
              <table:table-cell office:value-type="float" office:value="0.935266">
                <text:p>0.935266</text:p>
              </table:table-cell>
              <table:table-cell office:value-type="float" office:value="1.06835">
                <text:p>1.06835</text:p>
              </table:table-cell>
              <table:table-cell office:value-type="float" office:value="0.936212">
                <text:p>0.936212</text:p>
              </table:table-cell>
              <table:table-cell office:value-type="float" office:value="1.1254">
                <text:p>1.1254</text:p>
              </table:table-cell>
              <table:table-cell office:value-type="float" office:value="0.937611">
                <text:p>0.937611</text:p>
              </table:table-cell>
              <table:table-cell office:value-type="float" office:value="1.32054">
                <text:p>1.32054</text:p>
              </table:table-cell>
              <table:table-cell office:value-type="float" office:value="0.938529">
                <text:p>0.938529</text:p>
              </table:table-cell>
              <table:table-cell office:value-type="float" office:value="1.45386">
                <text:p>1.45386</text:p>
              </table:table-cell>
              <table:table-cell office:value-type="float" office:value="0.939435">
                <text:p>0.939435</text:p>
              </table:table-cell>
              <table:table-cell office:value-type="float" office:value="1.59465">
                <text:p>1.59465</text:p>
              </table:table-cell>
              <table:table-cell office:value-type="float" office:value="0.940329">
                <text:p>0.940329</text:p>
              </table:table-cell>
              <table:table-cell office:value-type="float" office:value="1.72982">
                <text:p>1.72982</text:p>
              </table:table-cell>
              <table:table-cell office:value-type="float" office:value="0.941646">
                <text:p>0.941646</text:p>
              </table:table-cell>
              <table:table-cell office:value-type="float" office:value="2.01199">
                <text:p>2.01199</text:p>
              </table:table-cell>
              <table:table-cell office:value-type="float" office:value="0.942508">
                <text:p>0.942508</text:p>
              </table:table-cell>
              <table:table-cell office:value-type="float" office:value="2.18214">
                <text:p>2.18214</text:p>
              </table:table-cell>
              <table:table-cell office:value-type="float" office:value="0.943356">
                <text:p>0.943356</text:p>
              </table:table-cell>
              <table:table-cell office:value-type="float" office:value="2.4187">
                <text:p>2.4187</text:p>
              </table:table-cell>
              <table:table-cell office:value-type="float" office:value="0.94419">
                <text:p>0.94419</text:p>
              </table:table-cell>
              <table:table-cell office:value-type="float" office:value="2.74826">
                <text:p>2.74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67907">
                <text:p>0.67907</text:p>
              </table:table-cell>
              <table:table-cell office:value-type="float" office:value="0.941687">
                <text:p>0.941687</text:p>
              </table:table-cell>
              <table:table-cell office:value-type="float" office:value="0.679263">
                <text:p>0.679263</text:p>
              </table:table-cell>
              <table:table-cell office:value-type="float" office:value="0.94271">
                <text:p>0.94271</text:p>
              </table:table-cell>
              <table:table-cell office:value-type="float" office:value="0.767278">
                <text:p>0.767278</text:p>
              </table:table-cell>
              <table:table-cell office:value-type="float" office:value="0.944227">
                <text:p>0.944227</text:p>
              </table:table-cell>
              <table:table-cell office:value-type="float" office:value="0.946209">
                <text:p>0.946209</text:p>
              </table:table-cell>
              <table:table-cell office:value-type="float" office:value="0.945225">
                <text:p>0.945225</text:p>
              </table:table-cell>
              <table:table-cell office:value-type="float" office:value="0.972525">
                <text:p>0.972525</text:p>
              </table:table-cell>
              <table:table-cell office:value-type="float" office:value="0.946212">
                <text:p>0.946212</text:p>
              </table:table-cell>
              <table:table-cell office:value-type="float" office:value="1.08883">
                <text:p>1.08883</text:p>
              </table:table-cell>
              <table:table-cell office:value-type="float" office:value="0.947188">
                <text:p>0.947188</text:p>
              </table:table-cell>
              <table:table-cell office:value-type="float" office:value="1.14407">
                <text:p>1.14407</text:p>
              </table:table-cell>
              <table:table-cell office:value-type="float" office:value="0.94863">
                <text:p>0.94863</text:p>
              </table:table-cell>
              <table:table-cell office:value-type="float" office:value="1.33881">
                <text:p>1.33881</text:p>
              </table:table-cell>
              <table:table-cell office:value-type="float" office:value="0.949577">
                <text:p>0.949577</text:p>
              </table:table-cell>
              <table:table-cell office:value-type="float" office:value="1.47145">
                <text:p>1.47145</text:p>
              </table:table-cell>
              <table:table-cell office:value-type="float" office:value="0.950512">
                <text:p>0.950512</text:p>
              </table:table-cell>
              <table:table-cell office:value-type="float" office:value="1.61138">
                <text:p>1.61138</text:p>
              </table:table-cell>
              <table:table-cell office:value-type="float" office:value="0.951433">
                <text:p>0.951433</text:p>
              </table:table-cell>
              <table:table-cell office:value-type="float" office:value="1.74532">
                <text:p>1.74532</text:p>
              </table:table-cell>
              <table:table-cell office:value-type="float" office:value="0.952792">
                <text:p>0.952792</text:p>
              </table:table-cell>
              <table:table-cell office:value-type="float" office:value="2.02625">
                <text:p>2.02625</text:p>
              </table:table-cell>
              <table:table-cell office:value-type="float" office:value="0.95368">
                <text:p>0.95368</text:p>
              </table:table-cell>
              <table:table-cell office:value-type="float" office:value="2.19502">
                <text:p>2.19502</text:p>
              </table:table-cell>
              <table:table-cell office:value-type="float" office:value="0.954554">
                <text:p>0.954554</text:p>
              </table:table-cell>
              <table:table-cell office:value-type="float" office:value="2.43063">
                <text:p>2.43063</text:p>
              </table:table-cell>
              <table:table-cell office:value-type="float" office:value="0.955414">
                <text:p>0.955414</text:p>
              </table:table-cell>
              <table:table-cell office:value-type="float" office:value="2.75965">
                <text:p>2.75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712204">
                <text:p>0.712204</text:p>
              </table:table-cell>
              <table:table-cell office:value-type="float" office:value="0.952495">
                <text:p>0.952495</text:p>
              </table:table-cell>
              <table:table-cell office:value-type="float" office:value="0.708053">
                <text:p>0.708053</text:p>
              </table:table-cell>
              <table:table-cell office:value-type="float" office:value="0.95355">
                <text:p>0.95355</text:p>
              </table:table-cell>
              <table:table-cell office:value-type="float" office:value="0.796972">
                <text:p>0.796972</text:p>
              </table:table-cell>
              <table:table-cell office:value-type="float" office:value="0.955112">
                <text:p>0.955112</text:p>
              </table:table-cell>
              <table:table-cell office:value-type="float" office:value="0.978573">
                <text:p>0.978573</text:p>
              </table:table-cell>
              <table:table-cell office:value-type="float" office:value="0.95614">
                <text:p>0.95614</text:p>
              </table:table-cell>
              <table:table-cell office:value-type="float" office:value="1.00142">
                <text:p>1.00142</text:p>
              </table:table-cell>
              <table:table-cell office:value-type="float" office:value="0.957158">
                <text:p>0.957158</text:p>
              </table:table-cell>
              <table:table-cell office:value-type="float" office:value="1.11808">
                <text:p>1.11808</text:p>
              </table:table-cell>
              <table:table-cell office:value-type="float" office:value="0.958163">
                <text:p>0.958163</text:p>
              </table:table-cell>
              <table:table-cell office:value-type="float" office:value="1.17083">
                <text:p>1.17083</text:p>
              </table:table-cell>
              <table:table-cell office:value-type="float" office:value="0.959649">
                <text:p>0.959649</text:p>
              </table:table-cell>
              <table:table-cell office:value-type="float" office:value="1.3652">
                <text:p>1.3652</text:p>
              </table:table-cell>
              <table:table-cell office:value-type="float" office:value="0.960625">
                <text:p>0.960625</text:p>
              </table:table-cell>
              <table:table-cell office:value-type="float" office:value="1.49701">
                <text:p>1.49701</text:p>
              </table:table-cell>
              <table:table-cell office:value-type="float" office:value="0.961588">
                <text:p>0.961588</text:p>
              </table:table-cell>
              <table:table-cell office:value-type="float" office:value="1.63583">
                <text:p>1.63583</text:p>
              </table:table-cell>
              <table:table-cell office:value-type="float" office:value="0.962537">
                <text:p>0.962537</text:p>
              </table:table-cell>
              <table:table-cell office:value-type="float" office:value="1.76813">
                <text:p>1.76813</text:p>
              </table:table-cell>
              <table:table-cell office:value-type="float" office:value="0.963937">
                <text:p>0.963937</text:p>
              </table:table-cell>
              <table:table-cell office:value-type="float" office:value="2.04752">
                <text:p>2.04752</text:p>
              </table:table-cell>
              <table:table-cell office:value-type="float" office:value="0.964852">
                <text:p>0.964852</text:p>
              </table:table-cell>
              <table:table-cell office:value-type="float" office:value="2.21442">
                <text:p>2.21442</text:p>
              </table:table-cell>
              <table:table-cell office:value-type="float" office:value="0.965753">
                <text:p>0.965753</text:p>
              </table:table-cell>
              <table:table-cell office:value-type="float" office:value="2.4488">
                <text:p>2.4488</text:p>
              </table:table-cell>
              <table:table-cell office:value-type="float" office:value="0.966639">
                <text:p>0.966639</text:p>
              </table:table-cell>
              <table:table-cell office:value-type="float" office:value="2.77722">
                <text:p>2.777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760841">
                <text:p>0.760841</text:p>
              </table:table-cell>
              <table:table-cell office:value-type="float" office:value="0.963304">
                <text:p>0.963304</text:p>
              </table:table-cell>
              <table:table-cell office:value-type="float" office:value="0.749981">
                <text:p>0.749981</text:p>
              </table:table-cell>
              <table:table-cell office:value-type="float" office:value="0.96439">
                <text:p>0.96439</text:p>
              </table:table-cell>
              <table:table-cell office:value-type="float" office:value="0.840165">
                <text:p>0.840165</text:p>
              </table:table-cell>
              <table:table-cell office:value-type="float" office:value="0.965998">
                <text:p>0.965998</text:p>
              </table:table-cell>
              <table:table-cell office:value-type="float" office:value="1.0257">
                <text:p>1.0257</text:p>
              </table:table-cell>
              <table:table-cell office:value-type="float" office:value="0.967056">
                <text:p>0.967056</text:p>
              </table:table-cell>
              <table:table-cell office:value-type="float" office:value="1.0434">
                <text:p>1.0434</text:p>
              </table:table-cell>
              <table:table-cell office:value-type="float" office:value="0.968103">
                <text:p>0.968103</text:p>
              </table:table-cell>
              <table:table-cell office:value-type="float" office:value="1.16065">
                <text:p>1.16065</text:p>
              </table:table-cell>
              <table:table-cell office:value-type="float" office:value="0.969139">
                <text:p>0.969139</text:p>
              </table:table-cell>
              <table:table-cell office:value-type="float" office:value="1.2098">
                <text:p>1.2098</text:p>
              </table:table-cell>
              <table:table-cell office:value-type="float" office:value="0.970668">
                <text:p>0.970668</text:p>
              </table:table-cell>
              <table:table-cell office:value-type="float" office:value="1.40382">
                <text:p>1.40382</text:p>
              </table:table-cell>
              <table:table-cell office:value-type="float" office:value="0.971673">
                <text:p>0.971673</text:p>
              </table:table-cell>
              <table:table-cell office:value-type="float" office:value="1.53458">
                <text:p>1.53458</text:p>
              </table:table-cell>
              <table:table-cell office:value-type="float" office:value="0.972664">
                <text:p>0.972664</text:p>
              </table:table-cell>
              <table:table-cell office:value-type="float" office:value="1.67198">
                <text:p>1.67198</text:p>
              </table:table-cell>
              <table:table-cell office:value-type="float" office:value="0.973642">
                <text:p>0.973642</text:p>
              </table:table-cell>
              <table:table-cell office:value-type="float" office:value="1.80207">
                <text:p>1.80207</text:p>
              </table:table-cell>
              <table:table-cell office:value-type="float" office:value="0.975082">
                <text:p>0.975082</text:p>
              </table:table-cell>
              <table:table-cell office:value-type="float" office:value="2.07953">
                <text:p>2.07953</text:p>
              </table:table-cell>
              <table:table-cell office:value-type="float" office:value="0.976024">
                <text:p>0.976024</text:p>
              </table:table-cell>
              <table:table-cell office:value-type="float" office:value="2.24388">
                <text:p>2.24388</text:p>
              </table:table-cell>
              <table:table-cell office:value-type="float" office:value="0.976952">
                <text:p>0.976952</text:p>
              </table:table-cell>
              <table:table-cell office:value-type="float" office:value="2.47667">
                <text:p>2.47667</text:p>
              </table:table-cell>
              <table:table-cell office:value-type="float" office:value="0.977864">
                <text:p>0.977864</text:p>
              </table:table-cell>
              <table:table-cell office:value-type="float" office:value="2.80447">
                <text:p>2.804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835603">
                <text:p>0.835603</text:p>
              </table:table-cell>
              <table:table-cell office:value-type="float" office:value="0.974113">
                <text:p>0.974113</text:p>
              </table:table-cell>
              <table:table-cell office:value-type="float" office:value="0.813524">
                <text:p>0.813524</text:p>
              </table:table-cell>
              <table:table-cell office:value-type="float" office:value="0.975229">
                <text:p>0.975229</text:p>
              </table:table-cell>
              <table:table-cell office:value-type="float" office:value="0.905341">
                <text:p>0.905341</text:p>
              </table:table-cell>
              <table:table-cell office:value-type="float" office:value="0.976884">
                <text:p>0.976884</text:p>
              </table:table-cell>
              <table:table-cell office:value-type="float" office:value="1.09665">
                <text:p>1.09665</text:p>
              </table:table-cell>
              <table:table-cell office:value-type="float" office:value="0.977972">
                <text:p>0.977972</text:p>
              </table:table-cell>
              <table:table-cell office:value-type="float" office:value="1.10619">
                <text:p>1.10619</text:p>
              </table:table-cell>
              <table:table-cell office:value-type="float" office:value="0.979049">
                <text:p>0.979049</text:p>
              </table:table-cell>
              <table:table-cell office:value-type="float" office:value="1.22429">
                <text:p>1.22429</text:p>
              </table:table-cell>
              <table:table-cell office:value-type="float" office:value="0.980114">
                <text:p>0.980114</text:p>
              </table:table-cell>
              <table:table-cell office:value-type="float" office:value="1.26791">
                <text:p>1.26791</text:p>
              </table:table-cell>
              <table:table-cell office:value-type="float" office:value="0.981688">
                <text:p>0.981688</text:p>
              </table:table-cell>
              <table:table-cell office:value-type="float" office:value="1.46157">
                <text:p>1.46157</text:p>
              </table:table-cell>
              <table:table-cell office:value-type="float" office:value="0.98272">
                <text:p>0.98272</text:p>
              </table:table-cell>
              <table:table-cell office:value-type="float" office:value="1.5909">
                <text:p>1.5909</text:p>
              </table:table-cell>
              <table:table-cell office:value-type="float" office:value="0.98374">
                <text:p>0.98374</text:p>
              </table:table-cell>
              <table:table-cell office:value-type="float" office:value="1.72634">
                <text:p>1.72634</text:p>
              </table:table-cell>
              <table:table-cell office:value-type="float" office:value="0.984746">
                <text:p>0.984746</text:p>
              </table:table-cell>
              <table:table-cell office:value-type="float" office:value="1.85331">
                <text:p>1.85331</text:p>
              </table:table-cell>
              <table:table-cell office:value-type="float" office:value="0.986227">
                <text:p>0.986227</text:p>
              </table:table-cell>
              <table:table-cell office:value-type="float" office:value="2.12831">
                <text:p>2.12831</text:p>
              </table:table-cell>
              <table:table-cell office:value-type="float" office:value="0.987196">
                <text:p>0.987196</text:p>
              </table:table-cell>
              <table:table-cell office:value-type="float" office:value="2.28909">
                <text:p>2.28909</text:p>
              </table:table-cell>
              <table:table-cell office:value-type="float" office:value="0.98815">
                <text:p>0.98815</text:p>
              </table:table-cell>
              <table:table-cell office:value-type="float" office:value="2.51983">
                <text:p>2.51983</text:p>
              </table:table-cell>
              <table:table-cell office:value-type="float" office:value="0.989088">
                <text:p>0.989088</text:p>
              </table:table-cell>
              <table:table-cell office:value-type="float" office:value="2.84711">
                <text:p>2.84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95907">
                <text:p>0.95907</text:p>
              </table:table-cell>
              <table:table-cell office:value-type="float" office:value="0.984921">
                <text:p>0.984921</text:p>
              </table:table-cell>
              <table:table-cell office:value-type="float" office:value="0.915877">
                <text:p>0.915877</text:p>
              </table:table-cell>
              <table:table-cell office:value-type="float" office:value="0.986069">
                <text:p>0.986069</text:p>
              </table:table-cell>
              <table:table-cell office:value-type="float" office:value="1.00936">
                <text:p>1.00936</text:p>
              </table:table-cell>
              <table:table-cell office:value-type="float" office:value="0.987769">
                <text:p>0.987769</text:p>
              </table:table-cell>
              <table:table-cell office:value-type="float" office:value="1.20898">
                <text:p>1.20898</text:p>
              </table:table-cell>
              <table:table-cell office:value-type="float" office:value="0.988888">
                <text:p>0.988888</text:p>
              </table:table-cell>
              <table:table-cell office:value-type="float" office:value="1.2043">
                <text:p>1.2043</text:p>
              </table:table-cell>
              <table:table-cell office:value-type="float" office:value="0.989995">
                <text:p>0.989995</text:p>
              </table:table-cell>
              <table:table-cell office:value-type="float" office:value="1.32336">
                <text:p>1.32336</text:p>
              </table:table-cell>
              <table:table-cell office:value-type="float" office:value="0.991089">
                <text:p>0.991089</text:p>
              </table:table-cell>
              <table:table-cell office:value-type="float" office:value="1.35773">
                <text:p>1.35773</text:p>
              </table:table-cell>
              <table:table-cell office:value-type="float" office:value="0.992707">
                <text:p>0.992707</text:p>
              </table:table-cell>
              <table:table-cell office:value-type="float" office:value="1.55063">
                <text:p>1.55063</text:p>
              </table:table-cell>
              <table:table-cell office:value-type="float" office:value="0.993768">
                <text:p>0.993768</text:p>
              </table:table-cell>
              <table:table-cell office:value-type="float" office:value="1.67772">
                <text:p>1.67772</text:p>
              </table:table-cell>
              <table:table-cell office:value-type="float" office:value="0.994816">
                <text:p>0.994816</text:p>
              </table:table-cell>
              <table:table-cell office:value-type="float" office:value="1.8102">
                <text:p>1.8102</text:p>
              </table:table-cell>
              <table:table-cell office:value-type="float" office:value="0.99585">
                <text:p>0.99585</text:p>
              </table:table-cell>
              <table:table-cell office:value-type="float" office:value="1.93246">
                <text:p>1.93246</text:p>
              </table:table-cell>
              <table:table-cell office:value-type="float" office:value="0.997372">
                <text:p>0.997372</text:p>
              </table:table-cell>
              <table:table-cell office:value-type="float" office:value="2.20411">
                <text:p>2.20411</text:p>
              </table:table-cell>
              <table:table-cell office:value-type="float" office:value="0.998369">
                <text:p>0.998369</text:p>
              </table:table-cell>
              <table:table-cell office:value-type="float" office:value="2.35969">
                <text:p>2.35969</text:p>
              </table:table-cell>
              <table:table-cell office:value-type="float" office:value="0.999349">
                <text:p>0.999349</text:p>
              </table:table-cell>
              <table:table-cell office:value-type="float" office:value="2.58768">
                <text:p>2.58768</text:p>
              </table:table-cell>
              <table:table-cell office:value-type="float" office:value="1.00031">
                <text:p>1.00031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1.1893">
                <text:p>1.1893</text:p>
              </table:table-cell>
              <table:table-cell office:value-type="float" office:value="0.99573">
                <text:p>0.99573</text:p>
              </table:table-cell>
              <table:table-cell office:value-type="float" office:value="1.09811">
                <text:p>1.09811</text:p>
              </table:table-cell>
              <table:table-cell office:value-type="float" office:value="0.996909">
                <text:p>0.996909</text:p>
              </table:table-cell>
              <table:table-cell office:value-type="float" office:value="1.19114">
                <text:p>1.19114</text:p>
              </table:table-cell>
              <table:table-cell office:value-type="float" office:value="0.998655">
                <text:p>0.998655</text:p>
              </table:table-cell>
              <table:table-cell office:value-type="float" office:value="1.40189">
                <text:p>1.40189</text:p>
              </table:table-cell>
              <table:table-cell office:value-type="float" office:value="0.999804">
                <text:p>0.999804</text:p>
              </table:table-cell>
              <table:table-cell office:value-type="float" office:value="1.36868">
                <text:p>1.36868</text:p>
              </table:table-cell>
              <table:table-cell office:value-type="float" office:value="1.00094">
                <text:p>1.00094</text:p>
              </table:table-cell>
              <table:table-cell office:value-type="float" office:value="1.48771">
                <text:p>1.48771</text:p>
              </table:table-cell>
              <table:table-cell office:value-type="float" office:value="1.00206">
                <text:p>1.00206</text:p>
              </table:table-cell>
              <table:table-cell office:value-type="float" office:value="1.5045">
                <text:p>1.5045</text:p>
              </table:table-cell>
              <table:table-cell office:value-type="float" office:value="1.00373">
                <text:p>1.00373</text:p>
              </table:table-cell>
              <table:table-cell office:value-type="float" office:value="1.69485">
                <text:p>1.69485</text:p>
              </table:table-cell>
              <table:table-cell office:value-type="float" office:value="1.00482">
                <text:p>1.00482</text:p>
              </table:table-cell>
              <table:table-cell office:value-type="float" office:value="1.8176">
                <text:p>1.8176</text:p>
              </table:table-cell>
              <table:table-cell office:value-type="float" office:value="1.00589">
                <text:p>1.00589</text:p>
              </table:table-cell>
              <table:table-cell office:value-type="float" office:value="1.94481">
                <text:p>1.94481</text:p>
              </table:table-cell>
              <table:table-cell office:value-type="float" office:value="1.00695">
                <text:p>1.00695</text:p>
              </table:table-cell>
              <table:table-cell office:value-type="float" office:value="2.05915">
                <text:p>2.05915</text:p>
              </table:table-cell>
              <table:table-cell office:value-type="float" office:value="1.00852">
                <text:p>1.00852</text:p>
              </table:table-cell>
              <table:table-cell office:value-type="float" office:value="2.32556">
                <text:p>2.32556</text:p>
              </table:table-cell>
              <table:table-cell office:value-type="float" office:value="1.00954">
                <text:p>1.00954</text:p>
              </table:table-cell>
              <table:table-cell office:value-type="float" office:value="2.47292">
                <text:p>2.47292</text:p>
              </table:table-cell>
              <table:table-cell office:value-type="float" office:value="1.01055">
                <text:p>1.01055</text:p>
              </table:table-cell>
              <table:table-cell office:value-type="float" office:value="2.69695">
                <text:p>2.69695</text:p>
              </table:table-cell>
              <table:table-cell office:value-type="float" office:value="1.01154">
                <text:p>1.01154</text:p>
              </table:table-cell>
              <table:table-cell office:value-type="float" office:value="3.02444">
                <text:p>3.02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1.73492">
                <text:p>1.73492</text:p>
              </table:table-cell>
              <table:table-cell office:value-type="float" office:value="1.00654">
                <text:p>1.00654</text:p>
              </table:table-cell>
              <table:table-cell office:value-type="float" office:value="1.48886">
                <text:p>1.48886</text:p>
              </table:table-cell>
              <table:table-cell office:value-type="float" office:value="1.00775">
                <text:p>1.00775</text:p>
              </table:table-cell>
              <table:table-cell office:value-type="float" office:value="1.56573">
                <text:p>1.56573</text:p>
              </table:table-cell>
              <table:table-cell office:value-type="float" office:value="1.00954">
                <text:p>1.00954</text:p>
              </table:table-cell>
              <table:table-cell office:value-type="float" office:value="1.78435">
                <text:p>1.78435</text:p>
              </table:table-cell>
              <table:table-cell office:value-type="float" office:value="1.01072">
                <text:p>1.01072</text:p>
              </table:table-cell>
              <table:table-cell office:value-type="float" office:value="1.67896">
                <text:p>1.67896</text:p>
              </table:table-cell>
              <table:table-cell office:value-type="float" office:value="1.01189">
                <text:p>1.01189</text:p>
              </table:table-cell>
              <table:table-cell office:value-type="float" office:value="1.79145">
                <text:p>1.79145</text:p>
              </table:table-cell>
              <table:table-cell office:value-type="float" office:value="1.01304">
                <text:p>1.01304</text:p>
              </table:table-cell>
              <table:table-cell office:value-type="float" office:value="1.76765">
                <text:p>1.76765</text:p>
              </table:table-cell>
              <table:table-cell office:value-type="float" office:value="1.01474">
                <text:p>1.01474</text:p>
              </table:table-cell>
              <table:table-cell office:value-type="float" office:value="1.9478">
                <text:p>1.9478</text:p>
              </table:table-cell>
              <table:table-cell office:value-type="float" office:value="1.01586">
                <text:p>1.01586</text:p>
              </table:table-cell>
              <table:table-cell office:value-type="float" office:value="2.05977">
                <text:p>2.05977</text:p>
              </table:table-cell>
              <table:table-cell office:value-type="float" office:value="1.01697">
                <text:p>1.01697</text:p>
              </table:table-cell>
              <table:table-cell office:value-type="float" office:value="2.1753">
                <text:p>2.1753</text:p>
              </table:table-cell>
              <table:table-cell office:value-type="float" office:value="1.01806">
                <text:p>1.01806</text:p>
              </table:table-cell>
              <table:table-cell office:value-type="float" office:value="2.27391">
                <text:p>2.27391</text:p>
              </table:table-cell>
              <table:table-cell office:value-type="float" office:value="1.01966">
                <text:p>1.01966</text:p>
              </table:table-cell>
              <table:table-cell office:value-type="float" office:value="2.52994">
                <text:p>2.52994</text:p>
              </table:table-cell>
              <table:table-cell office:value-type="float" office:value="1.02071">
                <text:p>1.02071</text:p>
              </table:table-cell>
              <table:table-cell office:value-type="float" office:value="2.66263">
                <text:p>2.66263</text:p>
              </table:table-cell>
              <table:table-cell office:value-type="float" office:value="1.02175">
                <text:p>1.02175</text:p>
              </table:table-cell>
              <table:table-cell office:value-type="float" office:value="2.87997">
                <text:p>2.87997</text:p>
              </table:table-cell>
              <table:table-cell office:value-type="float" office:value="1.02276">
                <text:p>1.02276</text:p>
              </table:table-cell>
              <table:table-cell office:value-type="float" office:value="3.20875">
                <text:p>3.20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4.34887">
                <text:p>4.34887</text:p>
              </table:table-cell>
              <table:table-cell office:value-type="float" office:value="1.01735">
                <text:p>1.01735</text:p>
              </table:table-cell>
              <table:table-cell office:value-type="float" office:value="2.80576">
                <text:p>2.80576</text:p>
              </table:table-cell>
              <table:table-cell office:value-type="float" office:value="1.01859">
                <text:p>1.01859</text:p>
              </table:table-cell>
              <table:table-cell office:value-type="float" office:value="2.68905">
                <text:p>2.68905</text:p>
              </table:table-cell>
              <table:table-cell office:value-type="float" office:value="1.02043">
                <text:p>1.02043</text:p>
              </table:table-cell>
              <table:table-cell office:value-type="float" office:value="2.81656">
                <text:p>2.81656</text:p>
              </table:table-cell>
              <table:table-cell office:value-type="float" office:value="1.02164">
                <text:p>1.02164</text:p>
              </table:table-cell>
              <table:table-cell office:value-type="float" office:value="2.42255">
                <text:p>2.42255</text:p>
              </table:table-cell>
              <table:table-cell office:value-type="float" office:value="1.02283">
                <text:p>1.02283</text:p>
              </table:table-cell>
              <table:table-cell office:value-type="float" office:value="2.48375">
                <text:p>2.48375</text:p>
              </table:table-cell>
              <table:table-cell office:value-type="float" office:value="1.02402">
                <text:p>1.02402</text:p>
              </table:table-cell>
              <table:table-cell office:value-type="float" office:value="2.32854">
                <text:p>2.32854</text:p>
              </table:table-cell>
              <table:table-cell office:value-type="float" office:value="1.02576">
                <text:p>1.02576</text:p>
              </table:table-cell>
              <table:table-cell office:value-type="float" office:value="2.46062">
                <text:p>2.46062</text:p>
              </table:table-cell>
              <table:table-cell office:value-type="float" office:value="1.02691">
                <text:p>1.02691</text:p>
              </table:table-cell>
              <table:table-cell office:value-type="float" office:value="2.53631">
                <text:p>2.53631</text:p>
              </table:table-cell>
              <table:table-cell office:value-type="float" office:value="1.02804">
                <text:p>1.02804</text:p>
              </table:table-cell>
              <table:table-cell office:value-type="float" office:value="2.61727">
                <text:p>2.61727</text:p>
              </table:table-cell>
              <table:table-cell office:value-type="float" office:value="1.02916">
                <text:p>1.02916</text:p>
              </table:table-cell>
              <table:table-cell office:value-type="float" office:value="2.67595">
                <text:p>2.67595</text:p>
              </table:table-cell>
              <table:table-cell office:value-type="float" office:value="1.03081">
                <text:p>1.03081</text:p>
              </table:table-cell>
              <table:table-cell office:value-type="float" office:value="2.90415">
                <text:p>2.90415</text:p>
              </table:table-cell>
              <table:table-cell office:value-type="float" office:value="1.03188">
                <text:p>1.03188</text:p>
              </table:table-cell>
              <table:table-cell office:value-type="float" office:value="3.00491">
                <text:p>3.00491</text:p>
              </table:table-cell>
              <table:table-cell office:value-type="float" office:value="1.03294">
                <text:p>1.03294</text:p>
              </table:table-cell>
              <table:table-cell office:value-type="float" office:value="3.2075">
                <text:p>3.2075</text:p>
              </table:table-cell>
              <table:table-cell office:value-type="float" office:value="1.03399">
                <text:p>1.03399</text:p>
              </table:table-cell>
              <table:table-cell office:value-type="float" office:value="3.53783">
                <text:p>3.537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4.46535">
                <text:p>-4.46535</text:p>
              </table:table-cell>
              <table:table-cell office:value-type="float" office:value="1.02816">
                <text:p>1.02816</text:p>
              </table:table-cell>
              <table:table-cell office:value-type="float" office:value="884.695">
                <text:p>884.695</text:p>
              </table:table-cell>
              <table:table-cell office:value-type="float" office:value="1.02943">
                <text:p>1.02943</text:p>
              </table:table-cell>
              <table:table-cell office:value-type="float" office:value="57.252">
                <text:p>57.252</text:p>
              </table:table-cell>
              <table:table-cell office:value-type="float" office:value="1.03131">
                <text:p>1.03131</text:p>
              </table:table-cell>
              <table:table-cell office:value-type="float" office:value="12.6354">
                <text:p>12.6354</text:p>
              </table:table-cell>
              <table:table-cell office:value-type="float" office:value="1.03255">
                <text:p>1.03255</text:p>
              </table:table-cell>
              <table:table-cell office:value-type="float" office:value="6.05129">
                <text:p>6.05129</text:p>
              </table:table-cell>
              <table:table-cell office:value-type="float" office:value="1.03378">
                <text:p>1.03378</text:p>
              </table:table-cell>
              <table:table-cell office:value-type="float" office:value="5.25764">
                <text:p>5.25764</text:p>
              </table:table-cell>
              <table:table-cell office:value-type="float" office:value="1.03499">
                <text:p>1.03499</text:p>
              </table:table-cell>
              <table:table-cell office:value-type="float" office:value="4.13577">
                <text:p>4.13577</text:p>
              </table:table-cell>
              <table:table-cell office:value-type="float" office:value="1.03678">
                <text:p>1.03678</text:p>
              </table:table-cell>
              <table:table-cell office:value-type="float" office:value="3.8911">
                <text:p>3.8911</text:p>
              </table:table-cell>
              <table:table-cell office:value-type="float" office:value="1.03796">
                <text:p>1.03796</text:p>
              </table:table-cell>
              <table:table-cell office:value-type="float" office:value="3.76448">
                <text:p>3.76448</text:p>
              </table:table-cell>
              <table:table-cell office:value-type="float" office:value="1.03912">
                <text:p>1.03912</text:p>
              </table:table-cell>
              <table:table-cell office:value-type="float" office:value="3.68373">
                <text:p>3.68373</text:p>
              </table:table-cell>
              <table:table-cell office:value-type="float" office:value="1.04027">
                <text:p>1.04027</text:p>
              </table:table-cell>
              <table:table-cell office:value-type="float" office:value="3.59044">
                <text:p>3.59044</text:p>
              </table:table-cell>
              <table:table-cell office:value-type="float" office:value="1.04195">
                <text:p>1.04195</text:p>
              </table:table-cell>
              <table:table-cell office:value-type="float" office:value="3.70835">
                <text:p>3.70835</text:p>
              </table:table-cell>
              <table:table-cell office:value-type="float" office:value="1.04306">
                <text:p>1.04306</text:p>
              </table:table-cell>
              <table:table-cell office:value-type="float" office:value="3.71374">
                <text:p>3.71374</text:p>
              </table:table-cell>
              <table:table-cell office:value-type="float" office:value="1.04414">
                <text:p>1.04414</text:p>
              </table:table-cell>
              <table:table-cell office:value-type="float" office:value="3.86978">
                <text:p>3.86978</text:p>
              </table:table-cell>
              <table:table-cell office:value-type="float" office:value="1.04521">
                <text:p>1.04521</text:p>
              </table:table-cell>
              <table:table-cell office:value-type="float" office:value="4.19446">
                <text:p>4.19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1.2216">
                <text:p>-1.2216</text:p>
              </table:table-cell>
              <table:table-cell office:value-type="float" office:value="1.03896">
                <text:p>1.03896</text:p>
              </table:table-cell>
              <table:table-cell office:value-type="float" office:value="-1.64509">
                <text:p>-1.64509</text:p>
              </table:table-cell>
              <table:table-cell office:value-type="float" office:value="1.04027">
                <text:p>1.04027</text:p>
              </table:table-cell>
              <table:table-cell office:value-type="float" office:value="-2.20594">
                <text:p>-2.20594</text:p>
              </table:table-cell>
              <table:table-cell office:value-type="float" office:value="1.0422">
                <text:p>1.0422</text:p>
              </table:table-cell>
              <table:table-cell office:value-type="float" office:value="-3.43075">
                <text:p>-3.43075</text:p>
              </table:table-cell>
              <table:table-cell office:value-type="float" office:value="1.04347">
                <text:p>1.04347</text:p>
              </table:table-cell>
              <table:table-cell office:value-type="float" office:value="-5.88576">
                <text:p>-5.88576</text:p>
              </table:table-cell>
              <table:table-cell office:value-type="float" office:value="1.04472">
                <text:p>1.04472</text:p>
              </table:table-cell>
              <table:table-cell office:value-type="float" office:value="2718.82">
                <text:p>2718.82</text:p>
              </table:table-cell>
              <table:table-cell office:value-type="float" office:value="1.04597">
                <text:p>1.04597</text:p>
              </table:table-cell>
              <table:table-cell office:value-type="float" office:value="1010.43">
                <text:p>1010.43</text:p>
              </table:table-cell>
              <table:table-cell office:value-type="float" office:value="1.0478">
                <text:p>1.0478</text:p>
              </table:table-cell>
              <table:table-cell office:value-type="float" office:value="20.673">
                <text:p>20.673</text:p>
              </table:table-cell>
              <table:table-cell office:value-type="float" office:value="1.04901">
                <text:p>1.04901</text:p>
              </table:table-cell>
              <table:table-cell office:value-type="float" office:value="11.87">
                <text:p>11.87</text:p>
              </table:table-cell>
              <table:table-cell office:value-type="float" office:value="1.0502">
                <text:p>1.0502</text:p>
              </table:table-cell>
              <table:table-cell office:value-type="float" office:value="8.78321">
                <text:p>8.78321</text:p>
              </table:table-cell>
              <table:table-cell office:value-type="float" office:value="1.05137">
                <text:p>1.05137</text:p>
              </table:table-cell>
              <table:table-cell office:value-type="float" office:value="7.07203">
                <text:p>7.07203</text:p>
              </table:table-cell>
              <table:table-cell office:value-type="float" office:value="1.0531">
                <text:p>1.0531</text:p>
              </table:table-cell>
              <table:table-cell office:value-type="float" office:value="6.24304">
                <text:p>6.24304</text:p>
              </table:table-cell>
              <table:table-cell office:value-type="float" office:value="1.05423">
                <text:p>1.05423</text:p>
              </table:table-cell>
              <table:table-cell office:value-type="float" office:value="5.71559">
                <text:p>5.71559</text:p>
              </table:table-cell>
              <table:table-cell office:value-type="float" office:value="1.05534">
                <text:p>1.05534</text:p>
              </table:table-cell>
              <table:table-cell office:value-type="float" office:value="5.61412">
                <text:p>5.61412</text:p>
              </table:table-cell>
              <table:table-cell office:value-type="float" office:value="1.05644">
                <text:p>1.05644</text:p>
              </table:table-cell>
              <table:table-cell office:value-type="float" office:value="5.85249">
                <text:p>5.852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-0.62591">
                <text:p>-0.62591</text:p>
              </table:table-cell>
              <table:table-cell office:value-type="float" office:value="1.04977">
                <text:p>1.04977</text:p>
              </table:table-cell>
              <table:table-cell office:value-type="float" office:value="-0.751141">
                <text:p>-0.751141</text:p>
              </table:table-cell>
              <table:table-cell office:value-type="float" office:value="1.05111">
                <text:p>1.05111</text:p>
              </table:table-cell>
              <table:table-cell office:value-type="float" office:value="-0.92704">
                <text:p>-0.92704</text:p>
              </table:table-cell>
              <table:table-cell office:value-type="float" office:value="1.05308">
                <text:p>1.05308</text:p>
              </table:table-cell>
              <table:table-cell office:value-type="float" office:value="-1.26686">
                <text:p>-1.26686</text:p>
              </table:table-cell>
              <table:table-cell office:value-type="float" office:value="1.05438">
                <text:p>1.05438</text:p>
              </table:table-cell>
              <table:table-cell office:value-type="float" office:value="-1.60335">
                <text:p>-1.60335</text:p>
              </table:table-cell>
              <table:table-cell office:value-type="float" office:value="1.05567">
                <text:p>1.05567</text:p>
              </table:table-cell>
              <table:table-cell office:value-type="float" office:value="-2.01727">
                <text:p>-2.01727</text:p>
              </table:table-cell>
              <table:table-cell office:value-type="float" office:value="1.05694">
                <text:p>1.05694</text:p>
              </table:table-cell>
              <table:table-cell office:value-type="float" office:value="-2.68423">
                <text:p>-2.68423</text:p>
              </table:table-cell>
              <table:table-cell office:value-type="float" office:value="1.05882">
                <text:p>1.05882</text:p>
              </table:table-cell>
              <table:table-cell office:value-type="float" office:value="-4.11621">
                <text:p>-4.11621</text:p>
              </table:table-cell>
              <table:table-cell office:value-type="float" office:value="1.06005">
                <text:p>1.06005</text:p>
              </table:table-cell>
              <table:table-cell office:value-type="float" office:value="-5.82916">
                <text:p>-5.82916</text:p>
              </table:table-cell>
              <table:table-cell office:value-type="float" office:value="1.06127">
                <text:p>1.06127</text:p>
              </table:table-cell>
              <table:table-cell office:value-type="float" office:value="4460.89">
                <text:p>4460.89</text:p>
              </table:table-cell>
              <table:table-cell office:value-type="float" office:value="1.06247">
                <text:p>1.06247</text:p>
              </table:table-cell>
              <table:table-cell office:value-type="float" office:value="3926.87">
                <text:p>3926.87</text:p>
              </table:table-cell>
              <table:table-cell office:value-type="float" office:value="1.06424">
                <text:p>1.06424</text:p>
              </table:table-cell>
              <table:table-cell office:value-type="float" office:value="819">
                <text:p>819</text:p>
              </table:table-cell>
              <table:table-cell office:value-type="float" office:value="1.0654">
                <text:p>1.0654</text:p>
              </table:table-cell>
              <table:table-cell office:value-type="float" office:value="28.629">
                <text:p>28.629</text:p>
              </table:table-cell>
              <table:table-cell office:value-type="float" office:value="1.06654">
                <text:p>1.06654</text:p>
              </table:table-cell>
              <table:table-cell office:value-type="float" office:value="17.4519">
                <text:p>17.4519</text:p>
              </table:table-cell>
              <table:table-cell office:value-type="float" office:value="1.06766">
                <text:p>1.06766</text:p>
              </table:table-cell>
              <table:table-cell office:value-type="float" office:value="14.7556">
                <text:p>14.7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-0.381919">
                <text:p>-0.381919</text:p>
              </table:table-cell>
              <table:table-cell office:value-type="float" office:value="1.06058">
                <text:p>1.06058</text:p>
              </table:table-cell>
              <table:table-cell office:value-type="float" office:value="-0.437534">
                <text:p>-0.437534</text:p>
              </table:table-cell>
              <table:table-cell office:value-type="float" office:value="1.06195">
                <text:p>1.06195</text:p>
              </table:table-cell>
              <table:table-cell office:value-type="float" office:value="-0.523715">
                <text:p>-0.523715</text:p>
              </table:table-cell>
              <table:table-cell office:value-type="float" office:value="1.06397">
                <text:p>1.06397</text:p>
              </table:table-cell>
              <table:table-cell office:value-type="float" office:value="-0.6858">
                <text:p>-0.6858</text:p>
              </table:table-cell>
              <table:table-cell office:value-type="float" office:value="1.0653">
                <text:p>1.0653</text:p>
              </table:table-cell>
              <table:table-cell office:value-type="float" office:value="-0.807673">
                <text:p>-0.807673</text:p>
              </table:table-cell>
              <table:table-cell office:value-type="float" office:value="1.06662">
                <text:p>1.06662</text:p>
              </table:table-cell>
              <table:table-cell office:value-type="float" office:value="-0.965025">
                <text:p>-0.965025</text:p>
              </table:table-cell>
              <table:table-cell office:value-type="float" office:value="1.06792">
                <text:p>1.06792</text:p>
              </table:table-cell>
              <table:table-cell office:value-type="float" office:value="-1.15918">
                <text:p>-1.15918</text:p>
              </table:table-cell>
              <table:table-cell office:value-type="float" office:value="1.06984">
                <text:p>1.06984</text:p>
              </table:table-cell>
              <table:table-cell office:value-type="float" office:value="-1.53912">
                <text:p>-1.53912</text:p>
              </table:table-cell>
              <table:table-cell office:value-type="float" office:value="1.0711">
                <text:p>1.0711</text:p>
              </table:table-cell>
              <table:table-cell office:value-type="float" office:value="-1.87875">
                <text:p>-1.87875</text:p>
              </table:table-cell>
              <table:table-cell office:value-type="float" office:value="1.07235">
                <text:p>1.07235</text:p>
              </table:table-cell>
              <table:table-cell office:value-type="float" office:value="-2.32172">
                <text:p>-2.32172</text:p>
              </table:table-cell>
              <table:table-cell office:value-type="float" office:value="1.07358">
                <text:p>1.07358</text:p>
              </table:table-cell>
              <table:table-cell office:value-type="float" office:value="-2.93543">
                <text:p>-2.93543</text:p>
              </table:table-cell>
              <table:table-cell office:value-type="float" office:value="1.07539">
                <text:p>1.07539</text:p>
              </table:table-cell>
              <table:table-cell office:value-type="float" office:value="-4.24284">
                <text:p>-4.24284</text:p>
              </table:table-cell>
              <table:table-cell office:value-type="float" office:value="1.07657">
                <text:p>1.07657</text:p>
              </table:table-cell>
              <table:table-cell office:value-type="float" office:value="-5.78085">
                <text:p>-5.78085</text:p>
              </table:table-cell>
              <table:table-cell office:value-type="float" office:value="1.07774">
                <text:p>1.07774</text:p>
              </table:table-cell>
              <table:table-cell office:value-type="float" office:value="-8.03129">
                <text:p>-8.03129</text:p>
              </table:table-cell>
              <table:table-cell office:value-type="float" office:value="1.07889">
                <text:p>1.07889</text:p>
              </table:table-cell>
              <table:table-cell office:value-type="float" office:value="9609.45">
                <text:p>9609.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-0.252808">
                <text:p>-0.252808</text:p>
              </table:table-cell>
              <table:table-cell office:value-type="float" office:value="1.07139">
                <text:p>1.07139</text:p>
              </table:table-cell>
              <table:table-cell office:value-type="float" office:value="-0.282153">
                <text:p>-0.282153</text:p>
              </table:table-cell>
              <table:table-cell office:value-type="float" office:value="1.07279">
                <text:p>1.07279</text:p>
              </table:table-cell>
              <table:table-cell office:value-type="float" office:value="-0.3319">
                <text:p>-0.3319</text:p>
              </table:table-cell>
              <table:table-cell office:value-type="float" office:value="1.07485">
                <text:p>1.07485</text:p>
              </table:table-cell>
              <table:table-cell office:value-type="float" office:value="-0.424346">
                <text:p>-0.424346</text:p>
              </table:table-cell>
              <table:table-cell office:value-type="float" office:value="1.07622">
                <text:p>1.07622</text:p>
              </table:table-cell>
              <table:table-cell office:value-type="float" office:value="-0.483081">
                <text:p>-0.483081</text:p>
              </table:table-cell>
              <table:table-cell office:value-type="float" office:value="1.07756">
                <text:p>1.07756</text:p>
              </table:table-cell>
              <table:table-cell office:value-type="float" office:value="-0.56364">
                <text:p>-0.56364</text:p>
              </table:table-cell>
              <table:table-cell office:value-type="float" office:value="1.07889">
                <text:p>1.07889</text:p>
              </table:table-cell>
              <table:table-cell office:value-type="float" office:value="-0.650341">
                <text:p>-0.650341</text:p>
              </table:table-cell>
              <table:table-cell office:value-type="float" office:value="1.08086">
                <text:p>1.08086</text:p>
              </table:table-cell>
              <table:table-cell office:value-type="float" office:value="-0.821198">
                <text:p>-0.821198</text:p>
              </table:table-cell>
              <table:table-cell office:value-type="float" office:value="1.08215">
                <text:p>1.08215</text:p>
              </table:table-cell>
              <table:table-cell office:value-type="float" office:value="-0.960664">
                <text:p>-0.960664</text:p>
              </table:table-cell>
              <table:table-cell office:value-type="float" office:value="1.08342">
                <text:p>1.08342</text:p>
              </table:table-cell>
              <table:table-cell office:value-type="float" office:value="-1.12782">
                <text:p>-1.12782</text:p>
              </table:table-cell>
              <table:table-cell office:value-type="float" office:value="1.08468">
                <text:p>1.08468</text:p>
              </table:table-cell>
              <table:table-cell office:value-type="float" office:value="-1.33232">
                <text:p>-1.33232</text:p>
              </table:table-cell>
              <table:table-cell office:value-type="float" office:value="1.08653">
                <text:p>1.08653</text:p>
              </table:table-cell>
              <table:table-cell office:value-type="float" office:value="-1.72191">
                <text:p>-1.72191</text:p>
              </table:table-cell>
              <table:table-cell office:value-type="float" office:value="1.08775">
                <text:p>1.08775</text:p>
              </table:table-cell>
              <table:table-cell office:value-type="float" office:value="-2.07601">
                <text:p>-2.07601</text:p>
              </table:table-cell>
              <table:table-cell office:value-type="float" office:value="1.08894">
                <text:p>1.08894</text:p>
              </table:table-cell>
              <table:table-cell office:value-type="float" office:value="-2.51189">
                <text:p>-2.51189</text:p>
              </table:table-cell>
              <table:table-cell office:value-type="float" office:value="1.09011">
                <text:p>1.09011</text:p>
              </table:table-cell>
              <table:table-cell office:value-type="float" office:value="-3.03212">
                <text:p>-3.03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-0.175208">
                <text:p>-0.175208</text:p>
              </table:table-cell>
              <table:table-cell office:value-type="float" office:value="1.0822">
                <text:p>1.0822</text:p>
              </table:table-cell>
              <table:table-cell office:value-type="float" office:value="-0.192147">
                <text:p>-0.192147</text:p>
              </table:table-cell>
              <table:table-cell office:value-type="float" office:value="1.08363">
                <text:p>1.08363</text:p>
              </table:table-cell>
              <table:table-cell office:value-type="float" office:value="-0.223272">
                <text:p>-0.223272</text:p>
              </table:table-cell>
              <table:table-cell office:value-type="float" office:value="1.08574">
                <text:p>1.08574</text:p>
              </table:table-cell>
              <table:table-cell office:value-type="float" office:value="-0.280629">
                <text:p>-0.280629</text:p>
              </table:table-cell>
              <table:table-cell office:value-type="float" office:value="1.08713">
                <text:p>1.08713</text:p>
              </table:table-cell>
              <table:table-cell office:value-type="float" office:value="-0.312846">
                <text:p>-0.312846</text:p>
              </table:table-cell>
              <table:table-cell office:value-type="float" office:value="1.08851">
                <text:p>1.08851</text:p>
              </table:table-cell>
              <table:table-cell office:value-type="float" office:value="-0.359499">
                <text:p>-0.359499</text:p>
              </table:table-cell>
              <table:table-cell office:value-type="float" office:value="1.08987">
                <text:p>1.08987</text:p>
              </table:table-cell>
              <table:table-cell office:value-type="float" office:value="-0.405318">
                <text:p>-0.405318</text:p>
              </table:table-cell>
              <table:table-cell office:value-type="float" office:value="1.09188">
                <text:p>1.09188</text:p>
              </table:table-cell>
              <table:table-cell office:value-type="float" office:value="-0.497295">
                <text:p>-0.497295</text:p>
              </table:table-cell>
              <table:table-cell office:value-type="float" office:value="1.0932">
                <text:p>1.0932</text:p>
              </table:table-cell>
              <table:table-cell office:value-type="float" office:value="-0.568742">
                <text:p>-0.568742</text:p>
              </table:table-cell>
              <table:table-cell office:value-type="float" office:value="1.0945">
                <text:p>1.0945</text:p>
              </table:table-cell>
              <table:table-cell office:value-type="float" office:value="-0.650898">
                <text:p>-0.650898</text:p>
              </table:table-cell>
              <table:table-cell office:value-type="float" office:value="1.09579">
                <text:p>1.09579</text:p>
              </table:table-cell>
              <table:table-cell office:value-type="float" office:value="-0.745675">
                <text:p>-0.745675</text:p>
              </table:table-cell>
              <table:table-cell office:value-type="float" office:value="1.09768">
                <text:p>1.09768</text:p>
              </table:table-cell>
              <table:table-cell office:value-type="float" office:value="-0.920247">
                <text:p>-0.920247</text:p>
              </table:table-cell>
              <table:table-cell office:value-type="float" office:value="1.09892">
                <text:p>1.09892</text:p>
              </table:table-cell>
              <table:table-cell office:value-type="float" office:value="-1.06377">
                <text:p>-1.06377</text:p>
              </table:table-cell>
              <table:table-cell office:value-type="float" office:value="1.10014">
                <text:p>1.10014</text:p>
              </table:table-cell>
              <table:table-cell office:value-type="float" office:value="-1.23485">
                <text:p>-1.23485</text:p>
              </table:table-cell>
              <table:table-cell office:value-type="float" office:value="1.10134">
                <text:p>1.10134</text:p>
              </table:table-cell>
              <table:table-cell office:value-type="float" office:value="-1.43585">
                <text:p>-1.43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-0.124957">
                <text:p>-0.124957</text:p>
              </table:table-cell>
              <table:table-cell office:value-type="float" office:value="1.09301">
                <text:p>1.09301</text:p>
              </table:table-cell>
              <table:table-cell office:value-type="float" office:value="-0.135242">
                <text:p>-0.135242</text:p>
              </table:table-cell>
              <table:table-cell office:value-type="float" office:value="1.09447">
                <text:p>1.09447</text:p>
              </table:table-cell>
              <table:table-cell office:value-type="float" office:value="-0.155616">
                <text:p>-0.155616</text:p>
              </table:table-cell>
              <table:table-cell office:value-type="float" office:value="1.09663">
                <text:p>1.09663</text:p>
              </table:table-cell>
              <table:table-cell office:value-type="float" office:value="-0.192877">
                <text:p>-0.192877</text:p>
              </table:table-cell>
              <table:table-cell office:value-type="float" office:value="1.09805">
                <text:p>1.09805</text:p>
              </table:table-cell>
              <table:table-cell office:value-type="float" office:value="-0.211793">
                <text:p>-0.211793</text:p>
              </table:table-cell>
              <table:table-cell office:value-type="float" office:value="1.09945">
                <text:p>1.09945</text:p>
              </table:table-cell>
              <table:table-cell office:value-type="float" office:value="-0.240554">
                <text:p>-0.240554</text:p>
              </table:table-cell>
              <table:table-cell office:value-type="float" office:value="1.10084">
                <text:p>1.10084</text:p>
              </table:table-cell>
              <table:table-cell office:value-type="float" office:value="-0.266858">
                <text:p>-0.266858</text:p>
              </table:table-cell>
              <table:table-cell office:value-type="float" office:value="1.1029">
                <text:p>1.1029</text:p>
              </table:table-cell>
              <table:table-cell office:value-type="float" office:value="-0.320677">
                <text:p>-0.320677</text:p>
              </table:table-cell>
              <table:table-cell office:value-type="float" office:value="1.10425">
                <text:p>1.10425</text:p>
              </table:table-cell>
              <table:table-cell office:value-type="float" office:value="-0.361035">
                <text:p>-0.361035</text:p>
              </table:table-cell>
              <table:table-cell office:value-type="float" office:value="1.10558">
                <text:p>1.10558</text:p>
              </table:table-cell>
              <table:table-cell office:value-type="float" office:value="-0.406166">
                <text:p>-0.406166</text:p>
              </table:table-cell>
              <table:table-cell office:value-type="float" office:value="1.10689">
                <text:p>1.10689</text:p>
              </table:table-cell>
              <table:table-cell office:value-type="float" office:value="-0.456264">
                <text:p>-0.456264</text:p>
              </table:table-cell>
              <table:table-cell office:value-type="float" office:value="1.10882">
                <text:p>1.10882</text:p>
              </table:table-cell>
              <table:table-cell office:value-type="float" office:value="-0.546921">
                <text:p>-0.546921</text:p>
              </table:table-cell>
              <table:table-cell office:value-type="float" office:value="1.11009">
                <text:p>1.11009</text:p>
              </table:table-cell>
              <table:table-cell office:value-type="float" office:value="-0.617046">
                <text:p>-0.617046</text:p>
              </table:table-cell>
              <table:table-cell office:value-type="float" office:value="1.11134">
                <text:p>1.11134</text:p>
              </table:table-cell>
              <table:table-cell office:value-type="float" office:value="-0.699619">
                <text:p>-0.699619</text:p>
              </table:table-cell>
              <table:table-cell office:value-type="float" office:value="1.11256">
                <text:p>1.11256</text:p>
              </table:table-cell>
              <table:table-cell office:value-type="float" office:value="-0.79611">
                <text:p>-0.796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-0.0908281">
                <text:p>-0.0908281</text:p>
              </table:table-cell>
              <table:table-cell office:value-type="float" office:value="1.10382">
                <text:p>1.10382</text:p>
              </table:table-cell>
              <table:table-cell office:value-type="float" office:value="-0.0972523">
                <text:p>-0.0972523</text:p>
              </table:table-cell>
              <table:table-cell office:value-type="float" office:value="1.10531">
                <text:p>1.10531</text:p>
              </table:table-cell>
              <table:table-cell office:value-type="float" office:value="-0.110955">
                <text:p>-0.110955</text:p>
              </table:table-cell>
              <table:table-cell office:value-type="float" office:value="1.10751">
                <text:p>1.10751</text:p>
              </table:table-cell>
              <table:table-cell office:value-type="float" office:value="-0.135824">
                <text:p>-0.135824</text:p>
              </table:table-cell>
              <table:table-cell office:value-type="float" office:value="1.10896">
                <text:p>1.10896</text:p>
              </table:table-cell>
              <table:table-cell office:value-type="float" office:value="-0.147349">
                <text:p>-0.147349</text:p>
              </table:table-cell>
              <table:table-cell office:value-type="float" office:value="1.1104">
                <text:p>1.1104</text:p>
              </table:table-cell>
              <table:table-cell office:value-type="float" office:value="-0.165704">
                <text:p>-0.165704</text:p>
              </table:table-cell>
              <table:table-cell office:value-type="float" office:value="1.11182">
                <text:p>1.11182</text:p>
              </table:table-cell>
              <table:table-cell office:value-type="float" office:value="-0.181481">
                <text:p>-0.181481</text:p>
              </table:table-cell>
              <table:table-cell office:value-type="float" office:value="1.11392">
                <text:p>1.11392</text:p>
              </table:table-cell>
              <table:table-cell office:value-type="float" office:value="-0.214367">
                <text:p>-0.214367</text:p>
              </table:table-cell>
              <table:table-cell office:value-type="float" office:value="1.11529">
                <text:p>1.11529</text:p>
              </table:table-cell>
              <table:table-cell office:value-type="float" office:value="-0.238307">
                <text:p>-0.238307</text:p>
              </table:table-cell>
              <table:table-cell office:value-type="float" office:value="1.11665">
                <text:p>1.11665</text:p>
              </table:table-cell>
              <table:table-cell office:value-type="float" office:value="-0.264476">
                <text:p>-0.264476</text:p>
              </table:table-cell>
              <table:table-cell office:value-type="float" office:value="1.11799">
                <text:p>1.11799</text:p>
              </table:table-cell>
              <table:table-cell office:value-type="float" office:value="-0.292643">
                <text:p>-0.292643</text:p>
              </table:table-cell>
              <table:table-cell office:value-type="float" office:value="1.11997">
                <text:p>1.11997</text:p>
              </table:table-cell>
              <table:table-cell office:value-type="float" office:value="-0.342942">
                <text:p>-0.342942</text:p>
              </table:table-cell>
              <table:table-cell office:value-type="float" office:value="1.12126">
                <text:p>1.12126</text:p>
              </table:table-cell>
              <table:table-cell office:value-type="float" office:value="-0.380066">
                <text:p>-0.380066</text:p>
              </table:table-cell>
              <table:table-cell office:value-type="float" office:value="1.12253">
                <text:p>1.12253</text:p>
              </table:table-cell>
              <table:table-cell office:value-type="float" office:value="-0.423436">
                <text:p>-0.423436</text:p>
              </table:table-cell>
              <table:table-cell office:value-type="float" office:value="1.12378">
                <text:p>1.12378</text:p>
              </table:table-cell>
              <table:table-cell office:value-type="float" office:value="-0.473851">
                <text:p>-0.473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-0.0668922">
                <text:p>-0.0668922</text:p>
              </table:table-cell>
              <table:table-cell office:value-type="float" office:value="1.11463">
                <text:p>1.11463</text:p>
              </table:table-cell>
              <table:table-cell office:value-type="float" office:value="-0.0709604">
                <text:p>-0.0709604</text:p>
              </table:table-cell>
              <table:table-cell office:value-type="float" office:value="1.11615">
                <text:p>1.11615</text:p>
              </table:table-cell>
              <table:table-cell office:value-type="float" office:value="-0.0803297">
                <text:p>-0.0803297</text:p>
              </table:table-cell>
              <table:table-cell office:value-type="float" office:value="1.1184">
                <text:p>1.1184</text:p>
              </table:table-cell>
              <table:table-cell office:value-type="float" office:value="-0.097201">
                <text:p>-0.097201</text:p>
              </table:table-cell>
              <table:table-cell office:value-type="float" office:value="1.11988">
                <text:p>1.11988</text:p>
              </table:table-cell>
              <table:table-cell office:value-type="float" office:value="-0.104356">
                <text:p>-0.104356</text:p>
              </table:table-cell>
              <table:table-cell office:value-type="float" office:value="1.12134">
                <text:p>1.12134</text:p>
              </table:table-cell>
              <table:table-cell office:value-type="float" office:value="-0.1163">
                <text:p>-0.1163</text:p>
              </table:table-cell>
              <table:table-cell office:value-type="float" office:value="1.12279">
                <text:p>1.12279</text:p>
              </table:table-cell>
              <table:table-cell office:value-type="float" office:value="-0.125977">
                <text:p>-0.125977</text:p>
              </table:table-cell>
              <table:table-cell office:value-type="float" office:value="1.12494">
                <text:p>1.12494</text:p>
              </table:table-cell>
              <table:table-cell office:value-type="float" office:value="-0.146534">
                <text:p>-0.146534</text:p>
              </table:table-cell>
              <table:table-cell office:value-type="float" office:value="1.12634">
                <text:p>1.12634</text:p>
              </table:table-cell>
              <table:table-cell office:value-type="float" office:value="-0.161087">
                <text:p>-0.161087</text:p>
              </table:table-cell>
              <table:table-cell office:value-type="float" office:value="1.12773">
                <text:p>1.12773</text:p>
              </table:table-cell>
              <table:table-cell office:value-type="float" office:value="-0.176663">
                <text:p>-0.176663</text:p>
              </table:table-cell>
              <table:table-cell office:value-type="float" office:value="1.1291">
                <text:p>1.1291</text:p>
              </table:table-cell>
              <table:table-cell office:value-type="float" office:value="-0.19296">
                <text:p>-0.19296</text:p>
              </table:table-cell>
              <table:table-cell office:value-type="float" office:value="1.13111">
                <text:p>1.13111</text:p>
              </table:table-cell>
              <table:table-cell office:value-type="float" office:value="-0.221708">
                <text:p>-0.221708</text:p>
              </table:table-cell>
              <table:table-cell office:value-type="float" office:value="1.13243">
                <text:p>1.13243</text:p>
              </table:table-cell>
              <table:table-cell office:value-type="float" office:value="-0.242044">
                <text:p>-0.242044</text:p>
              </table:table-cell>
              <table:table-cell office:value-type="float" office:value="1.13373">
                <text:p>1.13373</text:p>
              </table:table-cell>
              <table:table-cell office:value-type="float" office:value="-0.265637">
                <text:p>-0.265637</text:p>
              </table:table-cell>
              <table:table-cell office:value-type="float" office:value="1.13501">
                <text:p>1.13501</text:p>
              </table:table-cell>
              <table:table-cell office:value-type="float" office:value="-0.292885">
                <text:p>-0.2928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-0.0497245">
                <text:p>-0.0497245</text:p>
              </table:table-cell>
              <table:table-cell office:value-type="float" office:value="1.12543">
                <text:p>1.12543</text:p>
              </table:table-cell>
              <table:table-cell office:value-type="float" office:value="-0.0523078">
                <text:p>-0.0523078</text:p>
              </table:table-cell>
              <table:table-cell office:value-type="float" office:value="1.12699">
                <text:p>1.12699</text:p>
              </table:table-cell>
              <table:table-cell office:value-type="float" office:value="-0.0587787">
                <text:p>-0.0587787</text:p>
              </table:table-cell>
              <table:table-cell office:value-type="float" office:value="1.12928">
                <text:p>1.12928</text:p>
              </table:table-cell>
              <table:table-cell office:value-type="float" office:value="-0.070334">
                <text:p>-0.070334</text:p>
              </table:table-cell>
              <table:table-cell office:value-type="float" office:value="1.13079">
                <text:p>1.13079</text:p>
              </table:table-cell>
              <table:table-cell office:value-type="float" office:value="-0.0748041">
                <text:p>-0.0748041</text:p>
              </table:table-cell>
              <table:table-cell office:value-type="float" office:value="1.13229">
                <text:p>1.13229</text:p>
              </table:table-cell>
              <table:table-cell office:value-type="float" office:value="-0.0826557">
                <text:p>-0.0826557</text:p>
              </table:table-cell>
              <table:table-cell office:value-type="float" office:value="1.13377">
                <text:p>1.13377</text:p>
              </table:table-cell>
              <table:table-cell office:value-type="float" office:value="-0.0886418">
                <text:p>-0.0886418</text:p>
              </table:table-cell>
              <table:table-cell office:value-type="float" office:value="1.13595">
                <text:p>1.13595</text:p>
              </table:table-cell>
              <table:table-cell office:value-type="float" office:value="-0.101629">
                <text:p>-0.101629</text:p>
              </table:table-cell>
              <table:table-cell office:value-type="float" office:value="1.13739">
                <text:p>1.13739</text:p>
              </table:table-cell>
              <table:table-cell office:value-type="float" office:value="-0.110565">
                <text:p>-0.110565</text:p>
              </table:table-cell>
              <table:table-cell office:value-type="float" office:value="1.13881">
                <text:p>1.13881</text:p>
              </table:table-cell>
              <table:table-cell office:value-type="float" office:value="-0.119926">
                <text:p>-0.119926</text:p>
              </table:table-cell>
              <table:table-cell office:value-type="float" office:value="1.1402">
                <text:p>1.1402</text:p>
              </table:table-cell>
              <table:table-cell office:value-type="float" office:value="-0.129443">
                <text:p>-0.129443</text:p>
              </table:table-cell>
              <table:table-cell office:value-type="float" office:value="1.14226">
                <text:p>1.14226</text:p>
              </table:table-cell>
              <table:table-cell office:value-type="float" office:value="-0.146023">
                <text:p>-0.146023</text:p>
              </table:table-cell>
              <table:table-cell office:value-type="float" office:value="1.14361">
                <text:p>1.14361</text:p>
              </table:table-cell>
              <table:table-cell office:value-type="float" office:value="-0.157253">
                <text:p>-0.157253</text:p>
              </table:table-cell>
              <table:table-cell office:value-type="float" office:value="1.14493">
                <text:p>1.14493</text:p>
              </table:table-cell>
              <table:table-cell office:value-type="float" office:value="-0.170194">
                <text:p>-0.170194</text:p>
              </table:table-cell>
              <table:table-cell office:value-type="float" office:value="1.14623">
                <text:p>1.14623</text:p>
              </table:table-cell>
              <table:table-cell office:value-type="float" office:value="-0.185026">
                <text:p>-0.185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